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2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Standard_Juni01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1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8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68866666666667cm"/>
    </style:style>
    <style:style style:name="co2" style:family="table-column">
      <style:table-column-properties fo:break-before="auto" style:column-width="2.56116666666667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70983333333333cm"/>
    </style:style>
    <style:style style:name="co6" style:family="table-column">
      <style:table-column-properties fo:break-before="auto" style:column-width="2.58233333333333cm"/>
    </style:style>
    <style:style style:name="co7" style:family="table-column">
      <style:table-column-properties fo:break-before="auto" style:column-width="2.26483333333333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40.2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änner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4" table:number-columns-repeated="16378" table:default-cell-style-name="ce53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17552" table:style-name="ce7">
            <text:p>17 552</text:p>
          </table:table-cell>
          <table:table-cell office:value-type="float" office:value="78.814548720251466" table:style-name="ce8">
            <text:p>78,8</text:p>
          </table:table-cell>
          <table:table-cell office:value-type="float" office:value="18850" table:style-name="ce7">
            <text:p>18 850</text:p>
          </table:table-cell>
          <table:table-cell office:value-type="float" office:value="82.124341044743602" table:style-name="ce8">
            <text:p>82,1</text:p>
          </table:table-cell>
          <table:table-cell office:value-type="float" office:value="-6.8859416445623367" table:style-name="ce9">
            <text:p>-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459" table:style-name="ce7">
            <text:p>459</text:p>
          </table:table-cell>
          <table:table-cell office:value-type="float" office:value="2.0610687022900764" table:style-name="ce8">
            <text:p>2,1</text:p>
          </table:table-cell>
          <table:table-cell office:value-type="float" office:value="536" table:style-name="ce7">
            <text:p>536</text:p>
          </table:table-cell>
          <table:table-cell office:value-type="float" office:value="2.3352067267895262" table:style-name="ce8">
            <text:p>2,3</text:p>
          </table:table-cell>
          <table:table-cell office:value-type="float" office:value="-14.365671641791053" table:style-name="ce9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18" table:style-name="ce7">
            <text:p>218</text:p>
          </table:table-cell>
          <table:table-cell office:value-type="float" office:value="0.97889537494387069" table:style-name="ce8">
            <text:p>1,0</text:p>
          </table:table-cell>
          <table:table-cell office:value-type="float" office:value="231" table:style-name="ce7">
            <text:p>231</text:p>
          </table:table-cell>
          <table:table-cell office:value-type="float" office:value="1.0064043915827996" table:style-name="ce8">
            <text:p>1,0</text:p>
          </table:table-cell>
          <table:table-cell office:value-type="float" office:value="-5.6277056277056232" table:style-name="ce9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1" table:style-name="ce7">
            <text:p>1</text:p>
          </table:table-cell>
          <table:table-cell office:value-type="float" office:value="4.3567289678909079E-3" table:style-name="ce8">
            <text:p>0,0</text:p>
          </table:table-cell>
          <table:table-cell office:value-type="float" office:value="100" table:style-name="ce9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5" table:style-name="ce7">
            <text:p>5</text:p>
          </table:table-cell>
          <table:table-cell office:value-type="float" office:value="2.1783644839454538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10" table:style-name="ce7">
            <text:p>10</text:p>
          </table:table-cell>
          <table:table-cell office:value-type="float" office:value="4.4903457566232603E-2" table:style-name="ce8">
            <text:p>0,0</text:p>
          </table:table-cell>
          <table:table-cell office:value-type="float" office:value="7" table:style-name="ce7">
            <text:p>7</text:p>
          </table:table-cell>
          <table:table-cell office:value-type="float" office:value="3.0497102775236352E-2" table:style-name="ce8">
            <text:p>0,0</text:p>
          </table:table-cell>
          <table:table-cell office:value-type="float" office:value="42.857142857142833" table:style-name="ce9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44" table:style-name="ce7">
            <text:p>44</text:p>
          </table:table-cell>
          <table:table-cell office:value-type="float" office:value="0.19757521329142344" table:style-name="ce8">
            <text:p>0,2</text:p>
          </table:table-cell>
          <table:table-cell office:value-type="float" office:value="59" table:style-name="ce7">
            <text:p>59</text:p>
          </table:table-cell>
          <table:table-cell office:value-type="float" office:value="0.25704700910556355" table:style-name="ce8">
            <text:p>0,3</text:p>
          </table:table-cell>
          <table:table-cell office:value-type="float" office:value="-25.423728813559322" table:style-name="ce9">
            <text:p>-2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15" table:style-name="ce7">
            <text:p>115</text:p>
          </table:table-cell>
          <table:table-cell office:value-type="float" office:value="0.51638976201167486" table:style-name="ce8">
            <text:p>0,5</text:p>
          </table:table-cell>
          <table:table-cell office:value-type="float" office:value="76" table:style-name="ce7">
            <text:p>76</text:p>
          </table:table-cell>
          <table:table-cell office:value-type="float" office:value="0.33111140155970897" table:style-name="ce8">
            <text:p>0,3</text:p>
          </table:table-cell>
          <table:table-cell office:value-type="float" office:value="51.31578947368422" table:style-name="ce9">
            <text:p>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68" table:style-name="ce7">
            <text:p>2 368</text:p>
          </table:table-cell>
          <table:table-cell office:value-type="float" office:value="10.63313875168388" table:style-name="ce8">
            <text:p>10,6</text:p>
          </table:table-cell>
          <table:table-cell office:value-type="float" office:value="1637" table:style-name="ce7">
            <text:p>1 637</text:p>
          </table:table-cell>
          <table:table-cell office:value-type="float" office:value="7.1319653204374154" table:style-name="ce8">
            <text:p>7,1</text:p>
          </table:table-cell>
          <table:table-cell office:value-type="float" office:value="44.654856444715932" table:style-name="ce9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6" table:style-name="ce7">
            <text:p>36</text:p>
          </table:table-cell>
          <table:table-cell office:value-type="float" office:value="0.16165244723843736" table:style-name="ce8">
            <text:p>0,2</text:p>
          </table:table-cell>
          <table:table-cell office:value-type="float" office:value="38" table:style-name="ce7">
            <text:p>38</text:p>
          </table:table-cell>
          <table:table-cell office:value-type="float" office:value="0.16555570077985449" table:style-name="ce8">
            <text:p>0,2</text:p>
          </table:table-cell>
          <table:table-cell office:value-type="float" office:value="-5.2631578947368496" table:style-name="ce9">
            <text:p>-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71" table:style-name="ce7">
            <text:p>271</text:p>
          </table:table-cell>
          <table:table-cell office:value-type="float" office:value="1.2168837000449035" table:style-name="ce8">
            <text:p>1,2</text:p>
          </table:table-cell>
          <table:table-cell office:value-type="float" office:value="235" table:style-name="ce7">
            <text:p>235</text:p>
          </table:table-cell>
          <table:table-cell office:value-type="float" office:value="1.0238313074543632" table:style-name="ce8">
            <text:p>1,0</text:p>
          </table:table-cell>
          <table:table-cell office:value-type="float" office:value="15.319148936170208" table:style-name="ce9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94" table:style-name="ce7">
            <text:p>494</text:p>
          </table:table-cell>
          <table:table-cell office:value-type="float" office:value="2.2182308037718905" table:style-name="ce8">
            <text:p>2,2</text:p>
          </table:table-cell>
          <table:table-cell office:value-type="float" office:value="423" table:style-name="ce7">
            <text:p>423</text:p>
          </table:table-cell>
          <table:table-cell office:value-type="float" office:value="1.842896353417854" table:style-name="ce8">
            <text:p>1,8</text:p>
          </table:table-cell>
          <table:table-cell office:value-type="float" office:value="16.784869976359332" table:style-name="ce9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92" table:style-name="ce7">
            <text:p>292</text:p>
          </table:table-cell>
          <table:table-cell office:value-type="float" office:value="1.3111809609339919" table:style-name="ce8">
            <text:p>1,3</text:p>
          </table:table-cell>
          <table:table-cell office:value-type="float" office:value="390" table:style-name="ce7">
            <text:p>390</text:p>
          </table:table-cell>
          <table:table-cell office:value-type="float" office:value="1.6991242974774539" table:style-name="ce8">
            <text:p>1,7</text:p>
          </table:table-cell>
          <table:table-cell office:value-type="float" office:value="-25.128205128205124" table:style-name="ce9">
            <text:p>-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4" table:style-name="ce7">
            <text:p>4</text:p>
          </table:table-cell>
          <table:table-cell office:value-type="float" office:value="1.7961383026493041E-2" table:style-name="ce8">
            <text:p>0,0</text:p>
          </table:table-cell>
          <table:table-cell office:value-type="float" office:value="10" table:style-name="ce7">
            <text:p>10</text:p>
          </table:table-cell>
          <table:table-cell office:value-type="float" office:value="4.3567289678909077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09" table:style-name="ce7">
            <text:p>209</text:p>
          </table:table-cell>
          <table:table-cell office:value-type="float" office:value="0.93848226313426131" table:style-name="ce8">
            <text:p>0,9</text:p>
          </table:table-cell>
          <table:table-cell office:value-type="float" office:value="214" table:style-name="ce7">
            <text:p>214</text:p>
          </table:table-cell>
          <table:table-cell office:value-type="float" office:value="0.93233999912865417" table:style-name="ce8">
            <text:p>0,9</text:p>
          </table:table-cell>
          <table:table-cell office:value-type="float" office:value="-2.3364485981308434" table:style-name="ce9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8.7134579357818157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52" table:style-name="ce7">
            <text:p>152</text:p>
          </table:table-cell>
          <table:table-cell office:value-type="float" office:value="0.68253255500673549" table:style-name="ce8">
            <text:p>0,7</text:p>
          </table:table-cell>
          <table:table-cell office:value-type="float" office:value="191" table:style-name="ce7">
            <text:p>191</text:p>
          </table:table-cell>
          <table:table-cell office:value-type="float" office:value="0.83213523286716329" table:style-name="ce8">
            <text:p>0,8</text:p>
          </table:table-cell>
          <table:table-cell office:value-type="float" office:value="-20.418848167539267" table:style-name="ce9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42" table:style-name="ce7">
            <text:p>42</text:p>
          </table:table-cell>
          <table:table-cell office:value-type="float" office:value="0.18859452177817693" table:style-name="ce8">
            <text:p>0,2</text:p>
          </table:table-cell>
          <table:table-cell office:value-type="float" office:value="48" table:style-name="ce7">
            <text:p>48</text:p>
          </table:table-cell>
          <table:table-cell office:value-type="float" office:value="0.20912299045876356" table:style-name="ce8">
            <text:p>0,2</text:p>
          </table:table-cell>
          <table:table-cell office:value-type="float" office:value="-12.5" table:style-name="ce9">
            <text:p>-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2270" table:style-name="ce11">
            <text:p>22 270</text:p>
          </table:table-cell>
          <table:table-cell office:value-type="float" office:value="99.999999999999986" table:style-name="ce12">
            <text:p>100,0</text:p>
          </table:table-cell>
          <table:table-cell office:value-type="float" office:value="22953" table:style-name="ce11">
            <text:p>22 953</text:p>
          </table:table-cell>
          <table:table-cell office:value-type="float" office:value="100" table:style-name="ce12">
            <text:p>100,0</text:p>
          </table:table-cell>
          <table:table-cell office:value-type="float" office:value="-2.9756458850694969" table:style-name="ce13">
            <text:p>-3,0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430" table:style-name="ce7">
            <text:p>1 430</text:p>
          </table:table-cell>
          <table:table-cell office:value-type="float" office:value="95.143047238855615" table:style-name="ce8">
            <text:p>95,1</text:p>
          </table:table-cell>
          <table:table-cell office:value-type="float" office:value="1603" table:style-name="ce7">
            <text:p>1 603</text:p>
          </table:table-cell>
          <table:table-cell office:value-type="float" office:value="95.873205741626791" table:style-name="ce8">
            <text:p>95,9</text:p>
          </table:table-cell>
          <table:table-cell office:value-type="float" office:value="-10.792264504054899" table:style-name="ce9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8" table:style-name="ce7">
            <text:p>8</text:p>
          </table:table-cell>
          <table:table-cell office:value-type="float" office:value="0.5322687957418496" table:style-name="ce8">
            <text:p>0,5</text:p>
          </table:table-cell>
          <table:table-cell office:value-type="float" office:value="6" table:style-name="ce7">
            <text:p>6</text:p>
          </table:table-cell>
          <table:table-cell office:value-type="float" office:value="0.35885167464114831" table:style-name="ce8">
            <text:p>0,4</text:p>
          </table:table-cell>
          <table:table-cell office:value-type="float" office:value="33.333333333333343" table:style-name="ce9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8" table:style-name="ce7">
            <text:p>18</text:p>
          </table:table-cell>
          <table:table-cell office:value-type="float" office:value="1.1976047904191616" table:style-name="ce8">
            <text:p>1,2</text:p>
          </table:table-cell>
          <table:table-cell office:value-type="float" office:value="26" table:style-name="ce7">
            <text:p>26</text:p>
          </table:table-cell>
          <table:table-cell office:value-type="float" office:value="1.5550239234449761" table:style-name="ce8">
            <text:p>1,6</text:p>
          </table:table-cell>
          <table:table-cell office:value-type="float" office:value="-30.769230769230774" table:style-name="ce9">
            <text:p>-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30" table:style-name="ce7">
            <text:p>30</text:p>
          </table:table-cell>
          <table:table-cell office:value-type="float" office:value="1.996007984031936" table:style-name="ce8">
            <text:p>2,0</text:p>
          </table:table-cell>
          <table:table-cell office:value-type="float" office:value="37" table:style-name="ce7">
            <text:p>37</text:p>
          </table:table-cell>
          <table:table-cell office:value-type="float" office:value="2.2129186602870812" table:style-name="ce8">
            <text:p>2,2</text:p>
          </table:table-cell>
          <table:table-cell office:value-type="float" office:value="-18.918918918918919" table:style-name="ce9">
            <text:p>-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17" table:style-name="ce7">
            <text:p>17</text:p>
          </table:table-cell>
          <table:table-cell office:value-type="float" office:value="1.1310711909514304" table:style-name="ce8">
            <text:p>1,1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1503" table:style-name="ce11">
            <text:p>1 503</text:p>
          </table:table-cell>
          <table:table-cell office:value-type="float" office:value="100" table:style-name="ce12">
            <text:p>100,0</text:p>
          </table:table-cell>
          <table:table-cell office:value-type="float" office:value="1672" table:style-name="ce11">
            <text:p>1 672</text:p>
          </table:table-cell>
          <table:table-cell office:value-type="float" office:value="100" table:style-name="ce12">
            <text:p>100,0</text:p>
          </table:table-cell>
          <table:table-cell office:value-type="float" office:value="-10.107655502392333" table:style-name="ce13">
            <text:p>-1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raftstoffart bzw. Energiequell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<text:s/></text:p>
          </table:table-cell>
          <table:table-cell office:value-type="float" office:value="5681" table:style-name="ce7">
            <text:p>5 681</text:p>
          </table:table-cell>
          <table:table-cell office:value-type="float" office:value="32.366681859617138" table:style-name="ce8">
            <text:p>32,4</text:p>
          </table:table-cell>
          <table:table-cell office:value-type="float" office:value="7220" table:style-name="ce7">
            <text:p>7 220</text:p>
          </table:table-cell>
          <table:table-cell office:value-type="float" office:value="38.302387267904507" table:style-name="ce8">
            <text:p>38,3</text:p>
          </table:table-cell>
          <table:table-cell office:value-type="float" office:value="-21.31578947368422" table:style-name="ce20">
            <text:p>-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Diesel</text:p>
          </table:table-cell>
          <table:table-cell office:value-type="float" office:value="3506" table:style-name="ce7">
            <text:p>3 506</text:p>
          </table:table-cell>
          <table:table-cell office:value-type="float" office:value="19.974931631722882" table:style-name="ce8">
            <text:p>20,0</text:p>
          </table:table-cell>
          <table:table-cell office:value-type="float" office:value="3923" table:style-name="ce7">
            <text:p>3 923</text:p>
          </table:table-cell>
          <table:table-cell office:value-type="float" office:value="20.811671087533156" table:style-name="ce8">
            <text:p>20,8</text:p>
          </table:table-cell>
          <table:table-cell office:value-type="float" office:value="-10.629620188631137" table:style-name="ce9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lektro</text:p>
          </table:table-cell>
          <table:table-cell office:value-type="float" office:value="2823" table:style-name="ce7">
            <text:p>2 823</text:p>
          </table:table-cell>
          <table:table-cell office:value-type="float" office:value="16.083637192342753" table:style-name="ce8">
            <text:p>16,1</text:p>
          </table:table-cell>
          <table:table-cell office:value-type="float" office:value="2745" table:style-name="ce7">
            <text:p>2 745</text:p>
          </table:table-cell>
          <table:table-cell office:value-type="float" office:value="14.562334217506631" table:style-name="ce8">
            <text:p>14,6</text:p>
          </table:table-cell>
          <table:table-cell office:value-type="float" office:value="2.8415300546448066" table:style-name="ce9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rdgas</text:p>
          </table:table-cell>
          <table:table-cell office:value-type="float" office:value="4" table:style-name="ce7">
            <text:p>4</text:p>
          </table:table-cell>
          <table:table-cell office:value-type="float" office:value="2.2789425706472195E-2" table:style-name="ce8">
            <text:p>0,0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/Elektro (hybrid)</text:p>
          </table:table-cell>
          <table:table-cell office:value-type="float" office:value="4396" table:style-name="ce7">
            <text:p>4 396</text:p>
          </table:table-cell>
          <table:table-cell office:value-type="float" office:value="25.045578851412944" table:style-name="ce8">
            <text:p>25,0</text:p>
          </table:table-cell>
          <table:table-cell office:value-type="float" office:value="3786" table:style-name="ce7">
            <text:p>3 786</text:p>
          </table:table-cell>
          <table:table-cell office:value-type="float" office:value="20.084880636604776" table:style-name="ce8">
            <text:p>20,1</text:p>
          </table:table-cell>
          <table:table-cell office:value-type="float" office:value="16.111991547807719" table:style-name="ce9">
            <text:p>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373" table:style-name="ce7">
            <text:p>1 373</text:p>
          </table:table-cell>
          <table:table-cell office:value-type="float" office:value="31.232939035486808" table:style-name="ce8">
            <text:p>31,2</text:p>
          </table:table-cell>
          <table:table-cell office:value-type="float" office:value="1162" table:style-name="ce7">
            <text:p>1 162</text:p>
          </table:table-cell>
          <table:table-cell office:value-type="float" office:value="30.692023243528787" table:style-name="ce8">
            <text:p>30,7</text:p>
          </table:table-cell>
          <table:table-cell office:value-type="float" office:value="18.158347676419979" table:style-name="ce9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142" table:style-name="ce7">
            <text:p>1 142</text:p>
          </table:table-cell>
          <table:table-cell office:value-type="float" office:value="6.5063810391978123" table:style-name="ce8">
            <text:p>6,5</text:p>
          </table:table-cell>
          <table:table-cell office:value-type="float" office:value="1175" table:style-name="ce7">
            <text:p>1 175</text:p>
          </table:table-cell>
          <table:table-cell office:value-type="float" office:value="6.2334217506631298" table:style-name="ce8">
            <text:p>6,2</text:p>
          </table:table-cell>
          <table:table-cell office:value-type="float" office:value="-2.8085106382978751" table:style-name="ce9">
            <text:p>-2,8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6" table:style-name="ce7">
            <text:p>96</text:p>
          </table:table-cell>
          <table:table-cell office:value-type="float" office:value="8.4063047285464094" table:style-name="ce8">
            <text:p>8,4</text:p>
          </table:table-cell>
          <table:table-cell office:value-type="float" office:value="56" table:style-name="ce7">
            <text:p>56</text:p>
          </table:table-cell>
          <table:table-cell office:value-type="float" office:value="4.7659574468085104" table:style-name="ce8">
            <text:p>4,8</text:p>
          </table:table-cell>
          <table:table-cell office:value-type="float" office:value="71.428571428571416" table:style-name="ce9">
            <text:p>71,4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3">
          <table:table-cell office:value-type="string" table:style-name="ce19">
            <text:p>Wasserstoff (Brennstoffzelle)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5.3050397877984082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11">
            <text:p>17 552</text:p>
          </table:table-cell>
          <table:table-cell office:value-type="float" office:value="100" table:style-name="ce12">
            <text:p>100,0</text:p>
          </table:table-cell>
          <table:table-cell office:value-type="float" office:value="18850" table:style-name="ce11">
            <text:p>18 850</text:p>
          </table:table-cell>
          <table:table-cell office:value-type="float" office:value="100" table:style-name="ce12">
            <text:p>100,0</text:p>
          </table:table-cell>
          <table:table-cell office:value-type="float" office:value="-6.8859416445623367" table:style-name="ce13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3: Pkw-Neuzulassungen nach kW (PS)-Klass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W (PS)-Klass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48" table:style-name="ce24">
            <text:p>48</text:p>
          </table:table-cell>
          <table:table-cell office:value-type="float" office:value="0.27347310847766637" table:style-name="ce25">
            <text:p>0,3</text:p>
          </table:table-cell>
          <table:table-cell office:value-type="float" office:value="47" table:style-name="ce24">
            <text:p>47</text:p>
          </table:table-cell>
          <table:table-cell office:value-type="float" office:value="0.24933687002652519" table:style-name="ce25">
            <text:p>0,2</text:p>
          </table:table-cell>
          <table:table-cell office:value-type="float" office:value="2.1276595744680975" table:style-name="ce20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27 bis 40 kW (36 bis 54 PS)</text:p>
          </table:table-cell>
          <table:table-cell office:value-type="float" office:value="7" table:style-name="ce24">
            <text:p>7</text:p>
          </table:table-cell>
          <table:table-cell office:value-type="float" office:value="3.9881494986326343E-2" table:style-name="ce25">
            <text:p>0,0</text:p>
          </table:table-cell>
          <table:table-cell office:value-type="float" office:value="21" table:style-name="ce24">
            <text:p>21</text:p>
          </table:table-cell>
          <table:table-cell office:value-type="float" office:value="0.11140583554376658" table:style-name="ce25">
            <text:p>0,1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41 bis 60 kW (55 bis 82 PS)</text:p>
          </table:table-cell>
          <table:table-cell office:value-type="float" office:value="1481" table:style-name="ce24">
            <text:p>1 481</text:p>
          </table:table-cell>
          <table:table-cell office:value-type="float" office:value="8.4377848678213319" table:style-name="ce25">
            <text:p>8,4</text:p>
          </table:table-cell>
          <table:table-cell office:value-type="float" office:value="1557" table:style-name="ce24">
            <text:p>1 557</text:p>
          </table:table-cell>
          <table:table-cell office:value-type="float" office:value="8.2599469496021225" table:style-name="ce25">
            <text:p>8,3</text:p>
          </table:table-cell>
          <table:table-cell office:value-type="float" office:value="-4.8811817597944724" table:style-name="ce26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61 bis 77 kW (83 bis 105 PS)</text:p>
          </table:table-cell>
          <table:table-cell office:value-type="float" office:value="3256" table:style-name="ce24">
            <text:p>3 256</text:p>
          </table:table-cell>
          <table:table-cell office:value-type="float" office:value="18.550592525068367" table:style-name="ce25">
            <text:p>18,6</text:p>
          </table:table-cell>
          <table:table-cell office:value-type="float" office:value="4397" table:style-name="ce24">
            <text:p>4 397</text:p>
          </table:table-cell>
          <table:table-cell office:value-type="float" office:value="23.326259946949602" table:style-name="ce25">
            <text:p>23,3</text:p>
          </table:table-cell>
          <table:table-cell office:value-type="float" office:value="-25.949511030247891" table:style-name="ce26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78 bis 92 kW (106 bis 125 PS)</text:p>
          </table:table-cell>
          <table:table-cell office:value-type="float" office:value="3531" table:style-name="ce24">
            <text:p>3 531</text:p>
          </table:table-cell>
          <table:table-cell office:value-type="float" office:value="20.117365542388331" table:style-name="ce25">
            <text:p>20,1</text:p>
          </table:table-cell>
          <table:table-cell office:value-type="float" office:value="3556" table:style-name="ce24">
            <text:p>3 556</text:p>
          </table:table-cell>
          <table:table-cell office:value-type="float" office:value="18.864721485411142" table:style-name="ce25">
            <text:p>18,9</text:p>
          </table:table-cell>
          <table:table-cell office:value-type="float" office:value="-0.70303712035996568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93 bis 105 kW (126 bis 143 PS)</text:p>
          </table:table-cell>
          <table:table-cell office:value-type="float" office:value="1614" table:style-name="ce24">
            <text:p>1 614</text:p>
          </table:table-cell>
          <table:table-cell office:value-type="float" office:value="9.1955332725615317" table:style-name="ce25">
            <text:p>9,2</text:p>
          </table:table-cell>
          <table:table-cell office:value-type="float" office:value="1636" table:style-name="ce24">
            <text:p>1 636</text:p>
          </table:table-cell>
          <table:table-cell office:value-type="float" office:value="8.6790450928381961" table:style-name="ce25">
            <text:p>8,7</text:p>
          </table:table-cell>
          <table:table-cell office:value-type="float" office:value="-1.3447432762836087" table:style-name="ce26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106 bis 125 kW (144 bis 170 PS)</text:p>
          </table:table-cell>
          <table:table-cell office:value-type="float" office:value="3664" table:style-name="ce24">
            <text:p>3 664</text:p>
          </table:table-cell>
          <table:table-cell office:value-type="float" office:value="20.875113947128533" table:style-name="ce25">
            <text:p>20,9</text:p>
          </table:table-cell>
          <table:table-cell office:value-type="float" office:value="3957" table:style-name="ce24">
            <text:p>3 957</text:p>
          </table:table-cell>
          <table:table-cell office:value-type="float" office:value="20.992042440318304" table:style-name="ce25">
            <text:p>21,0</text:p>
          </table:table-cell>
          <table:table-cell office:value-type="float" office:value="-7.4045994440232477" table:style-name="ce26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951" table:style-name="ce24">
            <text:p>3 951</text:p>
          </table:table-cell>
          <table:table-cell office:value-type="float" office:value="22.510255241567911" table:style-name="ce25">
            <text:p>22,5</text:p>
          </table:table-cell>
          <table:table-cell office:value-type="float" office:value="3679" table:style-name="ce24">
            <text:p>3 679</text:p>
          </table:table-cell>
          <table:table-cell office:value-type="float" office:value="19.517241379310345" table:style-name="ce25">
            <text:p>19,5</text:p>
          </table:table-cell>
          <table:table-cell office:value-type="float" office:value="7.393313400380535" table:style-name="ce26">
            <text:p>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27">
            <text:p>17 552</text:p>
          </table:table-cell>
          <table:table-cell office:value-type="float" office:value="100" table:style-name="ce28">
            <text:p>100,0</text:p>
          </table:table-cell>
          <table:table-cell office:value-type="float" office:value="18850" table:style-name="ce27">
            <text:p>18 850</text:p>
          </table:table-cell>
          <table:table-cell office:value-type="float" office:value="100" table:style-name="ce28">
            <text:p>100,0</text:p>
          </table:table-cell>
          <table:table-cell office:value-type="float" office:value="-6.8859416445623367" table:style-name="ce2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4: Pkw-Neuzulassungen nach Herkunftsland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Herkunftsland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57" table:style-name="ce24">
            <text:p>57</text:p>
          </table:table-cell>
          <table:table-cell office:value-type="float" office:value="0.32474931631722881" table:style-name="ce25">
            <text:p>0,3</text:p>
          </table:table-cell>
          <table:table-cell office:value-type="float" office:value="41" table:style-name="ce24">
            <text:p>41</text:p>
          </table:table-cell>
          <table:table-cell office:value-type="float" office:value="0.21750663129973474" table:style-name="ce25">
            <text:p>0,2</text:p>
          </table:table-cell>
          <table:table-cell office:value-type="float" office:value="39.024390243902445" table:style-name="ce20">
            <text:p>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71" table:style-name="ce31">
            <text:p>71</text:p>
          </table:table-cell>
          <table:table-cell office:value-type="float" office:value="0.4045123062898815" table:style-name="ce32">
            <text:p>0,4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51.063829787234056" table:style-name="ce33">
            <text:p>5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229" table:style-name="ce31">
            <text:p>2 229</text:p>
          </table:table-cell>
          <table:table-cell office:value-type="float" office:value="12.699407474931631" table:style-name="ce32">
            <text:p>12,7</text:p>
          </table:table-cell>
          <table:table-cell office:value-type="float" office:value="2228" table:style-name="ce31">
            <text:p>2 228</text:p>
          </table:table-cell>
          <table:table-cell office:value-type="float" office:value="11.819628647214854" table:style-name="ce32">
            <text:p>11,8</text:p>
          </table:table-cell>
          <table:table-cell office:value-type="float" office:value="4.4883303411126008E-2" table:style-name="ce33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087" table:style-name="ce31">
            <text:p>7 087</text:p>
          </table:table-cell>
          <table:table-cell office:value-type="float" office:value="40.377164995442115" table:style-name="ce32">
            <text:p>40,4</text:p>
          </table:table-cell>
          <table:table-cell office:value-type="float" office:value="7734" table:style-name="ce31">
            <text:p>7 734</text:p>
          </table:table-cell>
          <table:table-cell office:value-type="float" office:value="41.029177718832891" table:style-name="ce32">
            <text:p>41,0</text:p>
          </table:table-cell>
          <table:table-cell office:value-type="float" office:value="-8.3656581329195774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626" table:style-name="ce31">
            <text:p>1 626</text:p>
          </table:table-cell>
          <table:table-cell office:value-type="float" office:value="9.2639015496809467" table:style-name="ce32">
            <text:p>9,3</text:p>
          </table:table-cell>
          <table:table-cell office:value-type="float" office:value="2397" table:style-name="ce31">
            <text:p>2 397</text:p>
          </table:table-cell>
          <table:table-cell office:value-type="float" office:value="12.716180371352785" table:style-name="ce32">
            <text:p>12,7</text:p>
          </table:table-cell>
          <table:table-cell office:value-type="float" office:value="-32.165206508135171" table:style-name="ce33">
            <text:p>-3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303" table:style-name="ce31">
            <text:p>1 303</text:p>
          </table:table-cell>
          <table:table-cell office:value-type="float" office:value="7.4236554238833179" table:style-name="ce32">
            <text:p>7,4</text:p>
          </table:table-cell>
          <table:table-cell office:value-type="float" office:value="1764" table:style-name="ce31">
            <text:p>1 764</text:p>
          </table:table-cell>
          <table:table-cell office:value-type="float" office:value="9.3580901856763923" table:style-name="ce32">
            <text:p>9,4</text:p>
          </table:table-cell>
          <table:table-cell office:value-type="float" office:value="-26.13378684807256" table:style-name="ce33">
            <text:p>-2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60" table:style-name="ce31">
            <text:p>560</text:p>
          </table:table-cell>
          <table:table-cell office:value-type="float" office:value="3.1905195989061075" table:style-name="ce32">
            <text:p>3,2</text:p>
          </table:table-cell>
          <table:table-cell office:value-type="float" office:value="412" table:style-name="ce31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35.922330097087382" table:style-name="ce33">
            <text:p>3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325" table:style-name="ce31">
            <text:p>325</text:p>
          </table:table-cell>
          <table:table-cell office:value-type="float" office:value="1.8516408386508658" table:style-name="ce32">
            <text:p>1,9</text:p>
          </table:table-cell>
          <table:table-cell office:value-type="float" office:value="199" table:style-name="ce31">
            <text:p>199</text:p>
          </table:table-cell>
          <table:table-cell office:value-type="float" office:value="1.0557029177718833" table:style-name="ce32">
            <text:p>1,1</text:p>
          </table:table-cell>
          <table:table-cell office:value-type="float" office:value="63.316582914572876" table:style-name="ce33">
            <text:p>6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393" table:style-name="ce31">
            <text:p>393</text:p>
          </table:table-cell>
          <table:table-cell office:value-type="float" office:value="2.2390610756608931" table:style-name="ce32">
            <text:p>2,2</text:p>
          </table:table-cell>
          <table:table-cell office:value-type="float" office:value="447" table:style-name="ce31">
            <text:p>447</text:p>
          </table:table-cell>
          <table:table-cell office:value-type="float" office:value="2.3713527851458887" table:style-name="ce32">
            <text:p>2,4</text:p>
          </table:table-cell>
          <table:table-cell office:value-type="float" office:value="-12.080536912751668" table:style-name="ce33">
            <text:p>-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173" table:style-name="ce31">
            <text:p>1 173</text:p>
          </table:table-cell>
          <table:table-cell office:value-type="float" office:value="6.6829990884229717" table:style-name="ce32">
            <text:p>6,7</text:p>
          </table:table-cell>
          <table:table-cell office:value-type="float" office:value="998" table:style-name="ce31">
            <text:p>998</text:p>
          </table:table-cell>
          <table:table-cell office:value-type="float" office:value="5.294429708222812" table:style-name="ce32">
            <text:p>5,3</text:p>
          </table:table-cell>
          <table:table-cell office:value-type="float" office:value="17.535070140280553" table:style-name="ce33">
            <text:p>1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1" table:style-name="ce31">
            <text:p>11</text:p>
          </table:table-cell>
          <table:table-cell office:value-type="float" office:value="6.2670920692798532E-2" table:style-name="ce32">
            <text:p>0,1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-76.595744680851055" table:style-name="ce33">
            <text:p>-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477" table:style-name="ce31">
            <text:p>477</text:p>
          </table:table-cell>
          <table:table-cell office:value-type="float" office:value="2.7176390154968093" table:style-name="ce32">
            <text:p>2,7</text:p>
          </table:table-cell>
          <table:table-cell office:value-type="float" office:value="284" table:style-name="ce31">
            <text:p>284</text:p>
          </table:table-cell>
          <table:table-cell office:value-type="float" office:value="1.506631299734748" table:style-name="ce32">
            <text:p>1,5</text:p>
          </table:table-cell>
          <table:table-cell office:value-type="float" office:value="67.957746478873247" table:style-name="ce33">
            <text:p>6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18" table:style-name="ce31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1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3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03" table:style-name="ce31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488" table:style-name="ce31">
            <text:p>488</text:p>
          </table:table-cell>
          <table:table-cell office:value-type="float" office:value="2.5888594164456236" table:style-name="ce32">
            <text:p>2,6</text:p>
          </table:table-cell>
          <table:table-cell office:value-type="float" office:value="-37.909836065573771" table:style-name="ce33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31" table:style-name="ce31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312" table:style-name="ce31">
            <text:p>312</text:p>
          </table:table-cell>
          <table:table-cell office:value-type="float" office:value="1.6551724137931034" table:style-name="ce32">
            <text:p>1,7</text:p>
          </table:table-cell>
          <table:table-cell office:value-type="float" office:value="6.0897435897435912" table:style-name="ce33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333" table:style-name="ce31">
            <text:p>333</text:p>
          </table:table-cell>
          <table:table-cell office:value-type="float" office:value="1.8972196900638103" table:style-name="ce32">
            <text:p>1,9</text:p>
          </table:table-cell>
          <table:table-cell office:value-type="float" office:value="292" table:style-name="ce31">
            <text:p>292</text:p>
          </table:table-cell>
          <table:table-cell office:value-type="float" office:value="1.5490716180371353" table:style-name="ce32">
            <text:p>1,5</text:p>
          </table:table-cell>
          <table:table-cell office:value-type="float" office:value="14.041095890410958" table:style-name="ce33">
            <text:p>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84" table:style-name="ce31">
            <text:p>184</text:p>
          </table:table-cell>
          <table:table-cell office:value-type="float" office:value="1.048313582497721" table:style-name="ce32">
            <text:p>1,0</text:p>
          </table:table-cell>
          <table:table-cell office:value-type="float" office:value="94" table:style-name="ce31">
            <text:p>94</text:p>
          </table:table-cell>
          <table:table-cell office:value-type="float" office:value="0.49867374005305037" table:style-name="ce32">
            <text:p>0,5</text:p>
          </table:table-cell>
          <table:table-cell office:value-type="float" office:value="95.744680851063833" table:style-name="ce33">
            <text:p>9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80" table:style-name="ce31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176" table:style-name="ce31">
            <text:p>176</text:p>
          </table:table-cell>
          <table:table-cell office:value-type="float" office:value="0.93368700265251992" table:style-name="ce32">
            <text:p>0,9</text:p>
          </table:table-cell>
          <table:table-cell office:value-type="float" office:value="-54.545454545454547" table:style-name="ce33">
            <text:p>-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91" table:style-name="ce31">
            <text:p>91</text:p>
          </table:table-cell>
          <table:table-cell office:value-type="float" office:value="0.51845943482224244" table:style-name="ce32">
            <text:p>0,5</text:p>
          </table:table-cell>
          <table:table-cell office:value-type="float" office:value="245" table:style-name="ce31">
            <text:p>245</text:p>
          </table:table-cell>
          <table:table-cell office:value-type="float" office:value="1.2997347480106101" table:style-name="ce32">
            <text:p>1,3</text:p>
          </table:table-cell>
          <table:table-cell office:value-type="float" office:value="-62.857142857142861" table:style-name="ce33">
            <text:p>-6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5">
            <text:p>100,0</text:p>
          </table:table-cell>
          <table:table-cell office:value-type="float" office:value="-6.8859416445623367" table:style-name="ce35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55" table:style-name="ce24">
            <text:p>2 355</text:p>
          </table:table-cell>
          <table:table-cell office:value-type="float" office:value="13.417274384685506" table:style-name="ce25">
            <text:p>13,4</text:p>
          </table:table-cell>
          <table:table-cell office:value-type="float" office:value="3139" table:style-name="ce24">
            <text:p>3 139</text:p>
          </table:table-cell>
          <table:table-cell office:value-type="float" office:value="16.652519893899203" table:style-name="ce25">
            <text:p>16,7</text:p>
          </table:table-cell>
          <table:table-cell office:value-type="float" office:value="-24.976107040458743" table:style-name="ce20">
            <text:p>-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056" table:style-name="ce36">
            <text:p>2 056</text:p>
          </table:table-cell>
          <table:table-cell office:value-type="float" office:value="11.713764813126708" table:style-name="ce32">
            <text:p>11,7</text:p>
          </table:table-cell>
          <table:table-cell office:value-type="float" office:value="2012" table:style-name="ce36">
            <text:p>2 012</text:p>
          </table:table-cell>
          <table:table-cell office:value-type="float" office:value="10.673740053050398" table:style-name="ce32">
            <text:p>10,7</text:p>
          </table:table-cell>
          <table:table-cell office:value-type="float" office:value="2.1868787276341948" table:style-name="ce37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61" table:style-name="ce36">
            <text:p>1 561</text:p>
          </table:table-cell>
          <table:table-cell office:value-type="float" office:value="8.893573381950775" table:style-name="ce32">
            <text:p>8,9</text:p>
          </table:table-cell>
          <table:table-cell office:value-type="float" office:value="1251" table:style-name="ce36">
            <text:p>1 251</text:p>
          </table:table-cell>
          <table:table-cell office:value-type="float" office:value="6.636604774535809" table:style-name="ce32">
            <text:p>6,6</text:p>
          </table:table-cell>
          <table:table-cell office:value-type="float" office:value="24.78017585931255" table:style-name="ce37">
            <text:p>2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52" table:style-name="ce36">
            <text:p>1 452</text:p>
          </table:table-cell>
          <table:table-cell office:value-type="float" office:value="8.2725615314494068" table:style-name="ce32">
            <text:p>8,3</text:p>
          </table:table-cell>
          <table:table-cell office:value-type="float" office:value="1249" table:style-name="ce36">
            <text:p>1 249</text:p>
          </table:table-cell>
          <table:table-cell office:value-type="float" office:value="6.6259946949602124" table:style-name="ce32">
            <text:p>6,6</text:p>
          </table:table-cell>
          <table:table-cell office:value-type="float" office:value="16.25300240192153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069" table:style-name="ce36">
            <text:p>1 069</text:p>
          </table:table-cell>
          <table:table-cell office:value-type="float" office:value="6.0904740200546943" table:style-name="ce32">
            <text:p>6,1</text:p>
          </table:table-cell>
          <table:table-cell office:value-type="float" office:value="1742" table:style-name="ce36">
            <text:p>1 742</text:p>
          </table:table-cell>
          <table:table-cell office:value-type="float" office:value="9.2413793103448274" table:style-name="ce32">
            <text:p>9,2</text:p>
          </table:table-cell>
          <table:table-cell office:value-type="float" office:value="-38.633754305396103" table:style-name="ce37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18" table:style-name="ce36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6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18" table:style-name="ce36">
            <text:p>818</text:p>
          </table:table-cell>
          <table:table-cell office:value-type="float" office:value="4.6604375569735641" table:style-name="ce32">
            <text:p>4,7</text:p>
          </table:table-cell>
          <table:table-cell office:value-type="float" office:value="881" table:style-name="ce36">
            <text:p>881</text:p>
          </table:table-cell>
          <table:table-cell office:value-type="float" office:value="4.6737400530503983" table:style-name="ce32">
            <text:p>4,7</text:p>
          </table:table-cell>
          <table:table-cell office:value-type="float" office:value="-7.1509648127128287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86" table:style-name="ce36">
            <text:p>786</text:p>
          </table:table-cell>
          <table:table-cell office:value-type="float" office:value="4.4781221513217861" table:style-name="ce32">
            <text:p>4,5</text:p>
          </table:table-cell>
          <table:table-cell office:value-type="float" office:value="980" table:style-name="ce36">
            <text:p>980</text:p>
          </table:table-cell>
          <table:table-cell office:value-type="float" office:value="5.1989389920424403" table:style-name="ce32">
            <text:p>5,2</text:p>
          </table:table-cell>
          <table:table-cell office:value-type="float" office:value="-19.795918367346943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579" table:style-name="ce36">
            <text:p>579</text:p>
          </table:table-cell>
          <table:table-cell office:value-type="float" office:value="3.2987693710118502" table:style-name="ce32">
            <text:p>3,3</text:p>
          </table:table-cell>
          <table:table-cell office:value-type="float" office:value="604" table:style-name="ce36">
            <text:p>604</text:p>
          </table:table-cell>
          <table:table-cell office:value-type="float" office:value="3.2042440318302385" table:style-name="ce32">
            <text:p>3,2</text:p>
          </table:table-cell>
          <table:table-cell office:value-type="float" office:value="-4.1390728476821153" table:style-name="ce37">
            <text:p>-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540" table:style-name="ce36">
            <text:p>540</text:p>
          </table:table-cell>
          <table:table-cell office:value-type="float" office:value="3.0765724703737463" table:style-name="ce32">
            <text:p>3,1</text:p>
          </table:table-cell>
          <table:table-cell office:value-type="float" office:value="303" table:style-name="ce36">
            <text:p>303</text:p>
          </table:table-cell>
          <table:table-cell office:value-type="float" office:value="1.6074270557029178" table:style-name="ce32">
            <text:p>1,6</text:p>
          </table:table-cell>
          <table:table-cell office:value-type="float" office:value="78.21782178217822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484" table:style-name="ce36">
            <text:p>484</text:p>
          </table:table-cell>
          <table:table-cell office:value-type="float" office:value="2.7575205104831357" table:style-name="ce32">
            <text:p>2,8</text:p>
          </table:table-cell>
          <table:table-cell office:value-type="float" office:value="538" table:style-name="ce36">
            <text:p>538</text:p>
          </table:table-cell>
          <table:table-cell office:value-type="float" office:value="2.8541114058355439" table:style-name="ce32">
            <text:p>2,9</text:p>
          </table:table-cell>
          <table:table-cell office:value-type="float" office:value="-10.037174721189587" table:style-name="ce37">
            <text:p>-1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458" table:style-name="ce36">
            <text:p>458</text:p>
          </table:table-cell>
          <table:table-cell office:value-type="float" office:value="2.6093892433910666" table:style-name="ce32">
            <text:p>2,6</text:p>
          </table:table-cell>
          <table:table-cell office:value-type="float" office:value="722" table:style-name="ce36">
            <text:p>722</text:p>
          </table:table-cell>
          <table:table-cell office:value-type="float" office:value="3.830238726790451" table:style-name="ce32">
            <text:p>3,8</text:p>
          </table:table-cell>
          <table:table-cell office:value-type="float" office:value="-36.565096952908583" table:style-name="ce37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2.227666362807657" table:style-name="ce32">
            <text:p>2,2</text:p>
          </table:table-cell>
          <table:table-cell office:value-type="float" office:value="373" table:style-name="ce36">
            <text:p>373</text:p>
          </table:table-cell>
          <table:table-cell office:value-type="float" office:value="1.9787798408488064" table:style-name="ce32">
            <text:p>2,0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388" table:style-name="ce36">
            <text:p>388</text:p>
          </table:table-cell>
          <table:table-cell office:value-type="float" office:value="2.2105742935278028" table:style-name="ce32">
            <text:p>2,2</text:p>
          </table:table-cell>
          <table:table-cell office:value-type="float" office:value="412" table:style-name="ce36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-5.8252427184466029" table:style-name="ce37">
            <text:p>-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382" table:style-name="ce36">
            <text:p>382</text:p>
          </table:table-cell>
          <table:table-cell office:value-type="float" office:value="2.1763901549680948" table:style-name="ce32">
            <text:p>2,2</text:p>
          </table:table-cell>
          <table:table-cell office:value-type="float" office:value="474" table:style-name="ce36">
            <text:p>474</text:p>
          </table:table-cell>
          <table:table-cell office:value-type="float" office:value="2.5145888594164458" table:style-name="ce32">
            <text:p>2,5</text:p>
          </table:table-cell>
          <table:table-cell office:value-type="float" office:value="-19.40928270042194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334" table:style-name="ce36">
            <text:p>334</text:p>
          </table:table-cell>
          <table:table-cell office:value-type="float" office:value="1.9029170464904284" table:style-name="ce32">
            <text:p>1,9</text:p>
          </table:table-cell>
          <table:table-cell office:value-type="float" office:value="599" table:style-name="ce36">
            <text:p>599</text:p>
          </table:table-cell>
          <table:table-cell office:value-type="float" office:value="3.1777188328912467" table:style-name="ce32">
            <text:p>3,2</text:p>
          </table:table-cell>
          <table:table-cell office:value-type="float" office:value="-44.240400667779632" table:style-name="ce37">
            <text:p>-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31" table:style-name="ce36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122" table:style-name="ce36">
            <text:p>122</text:p>
          </table:table-cell>
          <table:table-cell office:value-type="float" office:value="0.64721485411140589" table:style-name="ce32">
            <text:p>0,6</text:p>
          </table:table-cell>
          <table:table-cell office:value-type="float" office:value="171.31147540983608" table:style-name="ce37">
            <text:p>17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11" table:style-name="ce36">
            <text:p>311</text:p>
          </table:table-cell>
          <table:table-cell office:value-type="float" office:value="1.7718778486782132" table:style-name="ce32">
            <text:p>1,8</text:p>
          </table:table-cell>
          <table:table-cell office:value-type="float" office:value="276" table:style-name="ce36">
            <text:p>276</text:p>
          </table:table-cell>
          <table:table-cell office:value-type="float" office:value="1.4641909814323608" table:style-name="ce32">
            <text:p>1,5</text:p>
          </table:table-cell>
          <table:table-cell office:value-type="float" office:value="12.681159420289859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293" table:style-name="ce36">
            <text:p>293</text:p>
          </table:table-cell>
          <table:table-cell office:value-type="float" office:value="1.6693254329990883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9.945355191256837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430" table:style-name="ce36">
            <text:p>430</text:p>
          </table:table-cell>
          <table:table-cell office:value-type="float" office:value="2.2811671087533156" table:style-name="ce32">
            <text:p>2,3</text:p>
          </table:table-cell>
          <table:table-cell office:value-type="float" office:value="-39.767441860465112" table:style-name="ce37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87" table:style-name="ce36">
            <text:p>1 787</text:p>
          </table:table-cell>
          <table:table-cell office:value-type="float" office:value="10.181175934366454" table:style-name="ce32">
            <text:p>10,2</text:p>
          </table:table-cell>
          <table:table-cell office:value-type="float" office:value="1732" table:style-name="ce36">
            <text:p>1 732</text:p>
          </table:table-cell>
          <table:table-cell office:value-type="float" office:value="9.1883289124668437" table:style-name="ce32">
            <text:p>9,2</text:p>
          </table:table-cell>
          <table:table-cell office:value-type="float" office:value="3.1755196304849846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/Typ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662" table:style-name="ce24">
            <text:p>662</text:p>
          </table:table-cell>
          <table:table-cell office:value-type="float" office:value="3.7716499544211484" table:style-name="ce25">
            <text:p>3,8</text:p>
          </table:table-cell>
          <table:table-cell office:value-type="float" office:value="432" table:style-name="ce24">
            <text:p>432</text:p>
          </table:table-cell>
          <table:table-cell office:value-type="float" office:value="2.2917771883289126" table:style-name="ce25">
            <text:p>2,3</text:p>
          </table:table-cell>
          <table:table-cell office:value-type="float" office:value="53.240740740740733" table:style-name="ce20">
            <text:p>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27" table:style-name="ce36">
            <text:p>627</text:p>
          </table:table-cell>
          <table:table-cell office:value-type="float" office:value="3.5722424794895167" table:style-name="ce32">
            <text:p>3,6</text:p>
          </table:table-cell>
          <table:table-cell office:value-type="float" office:value="465" table:style-name="ce36">
            <text:p>465</text:p>
          </table:table-cell>
          <table:table-cell office:value-type="float" office:value="2.46684350132626" table:style-name="ce32">
            <text:p>2,5</text:p>
          </table:table-cell>
          <table:table-cell office:value-type="float" office:value="34.838709677419331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428" table:style-name="ce36">
            <text:p>428</text:p>
          </table:table-cell>
          <table:table-cell office:value-type="float" office:value="2.4384685505925248" table:style-name="ce32">
            <text:p>2,4</text:p>
          </table:table-cell>
          <table:table-cell office:value-type="float" office:value="391" table:style-name="ce36">
            <text:p>391</text:p>
          </table:table-cell>
          <table:table-cell office:value-type="float" office:value="2.0742705570291777" table:style-name="ce32">
            <text:p>2,1</text:p>
          </table:table-cell>
          <table:table-cell office:value-type="float" office:value="9.4629156010230133" table:style-name="ce37">
            <text:p>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343" table:style-name="ce36">
            <text:p>343</text:p>
          </table:table-cell>
          <table:table-cell office:value-type="float" office:value="1.9541932543299907" table:style-name="ce32">
            <text:p>2,0</text:p>
          </table:table-cell>
          <table:table-cell office:value-type="float" office:value="282" table:style-name="ce36">
            <text:p>282</text:p>
          </table:table-cell>
          <table:table-cell office:value-type="float" office:value="1.4960212201591512" table:style-name="ce32">
            <text:p>1,5</text:p>
          </table:table-cell>
          <table:table-cell office:value-type="float" office:value="21.63120567375887" table:style-name="ce37">
            <text:p>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36" table:style-name="ce36">
            <text:p>336</text:p>
          </table:table-cell>
          <table:table-cell office:value-type="float" office:value="1.9143117593436645" table:style-name="ce32">
            <text:p>1,9</text:p>
          </table:table-cell>
          <table:table-cell office:value-type="float" office:value="244" table:style-name="ce36">
            <text:p>244</text:p>
          </table:table-cell>
          <table:table-cell office:value-type="float" office:value="1.2944297082228118" table:style-name="ce32">
            <text:p>1,3</text:p>
          </table:table-cell>
          <table:table-cell office:value-type="float" office:value="37.704918032786878" table:style-name="ce37">
            <text:p>3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.731996353691886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4588859416445623" table:style-name="ce32">
            <text:p>1,5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7.21311475409837" table:style-name="ce37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0" table:style-name="ce36">
            <text:p>360</text:p>
          </table:table-cell>
          <table:table-cell office:value-type="float" office:value="1.909814323607427" table:style-name="ce32">
            <text:p>1,9</text:p>
          </table:table-cell>
          <table:table-cell office:value-type="float" office:value="-15.833333333333329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237" table:style-name="ce36">
            <text:p>237</text:p>
          </table:table-cell>
          <table:table-cell office:value-type="float" office:value="1.2572944297082229" table:style-name="ce32">
            <text:p>1,3</text:p>
          </table:table-cell>
          <table:table-cell office:value-type="float" office:value="9.2827004219409304" table:style-name="ce37">
            <text:p>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145" table:style-name="ce36">
            <text:p>145</text:p>
          </table:table-cell>
          <table:table-cell office:value-type="float" office:value="0.76923076923076927" table:style-name="ce32">
            <text:p>0,8</text:p>
          </table:table-cell>
          <table:table-cell office:value-type="float" office:value="78.620689655172413" table:style-name="ce37">
            <text:p>7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50" table:style-name="ce36">
            <text:p>250</text:p>
          </table:table-cell>
          <table:table-cell office:value-type="float" office:value="1.4243391066545121" table:style-name="ce32">
            <text:p>1,4</text:p>
          </table:table-cell>
          <table:table-cell office:value-type="float" office:value="588" table:style-name="ce40">
            <text:p>588</text:p>
          </table:table-cell>
          <table:table-cell office:value-type="float" office:value="3.1193633952254642" table:style-name="ce41">
            <text:p>3,1</text:p>
          </table:table-cell>
          <table:table-cell office:value-type="float" office:value="-57.482993197278908" table:style-name="ce42">
            <text:p>-5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49" table:style-name="ce36">
            <text:p>249</text:p>
          </table:table-cell>
          <table:table-cell office:value-type="float" office:value="1.4186417502278941" table:style-name="ce32">
            <text:p>1,4</text:p>
          </table:table-cell>
          <table:table-cell office:value-type="float" office:value="368" table:style-name="ce36">
            <text:p>368</text:p>
          </table:table-cell>
          <table:table-cell office:value-type="float" office:value="1.9522546419098143" table:style-name="ce32">
            <text:p>2,0</text:p>
          </table:table-cell>
          <table:table-cell office:value-type="float" office:value="-32.33695652173914" table:style-name="ce37">
            <text:p>-3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32" table:style-name="ce36">
            <text:p>232</text:p>
          </table:table-cell>
          <table:table-cell office:value-type="float" office:value="1.3217866909753873" table:style-name="ce32">
            <text:p>1,3</text:p>
          </table:table-cell>
          <table:table-cell office:value-type="float" office:value="306" table:style-name="ce36">
            <text:p>306</text:p>
          </table:table-cell>
          <table:table-cell office:value-type="float" office:value="1.6233421750663131" table:style-name="ce32">
            <text:p>1,6</text:p>
          </table:table-cell>
          <table:table-cell office:value-type="float" office:value="-24.183006535947712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30" table:style-name="ce36">
            <text:p>230</text:p>
          </table:table-cell>
          <table:table-cell office:value-type="float" office:value="1.3103919781221511" table:style-name="ce32">
            <text:p>1,3</text:p>
          </table:table-cell>
          <table:table-cell office:value-type="float" office:value="270" table:style-name="ce36">
            <text:p>270</text:p>
          </table:table-cell>
          <table:table-cell office:value-type="float" office:value="1.4323607427055702" table:style-name="ce32">
            <text:p>1,4</text:p>
          </table:table-cell>
          <table:table-cell office:value-type="float" office:value="-14.814814814814824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228" table:style-name="ce36">
            <text:p>228</text:p>
          </table:table-cell>
          <table:table-cell office:value-type="float" office:value="1.2989972652689152" table:style-name="ce32">
            <text:p>1,3</text:p>
          </table:table-cell>
          <table:table-cell office:value-type="float" office:value="100" table:style-name="ce36">
            <text:p>100</text:p>
          </table:table-cell>
          <table:table-cell office:value-type="float" office:value="0.5305039787798409" table:style-name="ce32">
            <text:p>0,5</text:p>
          </table:table-cell>
          <table:table-cell office:value-type="float" office:value="128" table:style-name="ce37">
            <text:p>1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225" table:style-name="ce36">
            <text:p>225</text:p>
          </table:table-cell>
          <table:table-cell office:value-type="float" office:value="1.2819051959890611" table:style-name="ce32">
            <text:p>1,3</text:p>
          </table:table-cell>
          <table:table-cell office:value-type="float" office:value="255" table:style-name="ce36">
            <text:p>255</text:p>
          </table:table-cell>
          <table:table-cell office:value-type="float" office:value="1.3527851458885942" table:style-name="ce32">
            <text:p>1,4</text:p>
          </table:table-cell>
          <table:table-cell office:value-type="float" office:value="-11.764705882352942" table:style-name="ce37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6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74" table:style-name="ce36">
            <text:p>74</text:p>
          </table:table-cell>
          <table:table-cell office:value-type="float" office:value="0.39257294429708223" table:style-name="ce32">
            <text:p>0,4</text:p>
          </table:table-cell>
          <table:table-cell office:value-type="float" office:value="191.89189189189187" table:style-name="ce37">
            <text:p>19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547" table:style-name="ce36">
            <text:p>547</text:p>
          </table:table-cell>
          <table:table-cell office:value-type="float" office:value="2.9018567639257293" table:style-name="ce32">
            <text:p>2,9</text:p>
          </table:table-cell>
          <table:table-cell office:value-type="float" office:value="-60.511882998171842" table:style-name="ce37">
            <text:p>-6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1.2192342752962624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210" table:style-name="ce36">
            <text:p>210</text:p>
          </table:table-cell>
          <table:table-cell office:value-type="float" office:value="1.1964448495897904" table:style-name="ce32">
            <text:p>1,2</text:p>
          </table:table-cell>
          <table:table-cell office:value-type="float" office:value="160" table:style-name="ce36">
            <text:p>160</text:p>
          </table:table-cell>
          <table:table-cell office:value-type="float" office:value="0.8488063660477454" table:style-name="ce32">
            <text:p>0,8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1458" table:style-name="ce36">
            <text:p>11 458</text:p>
          </table:table-cell>
          <table:table-cell office:value-type="float" office:value="65.28030993618961" table:style-name="ce32">
            <text:p>65,3</text:p>
          </table:table-cell>
          <table:table-cell office:value-type="float" office:value="12938" table:style-name="ce36">
            <text:p>12 938</text:p>
          </table:table-cell>
          <table:table-cell office:value-type="float" office:value="68.636604774535812" table:style-name="ce32">
            <text:p>68,6</text:p>
          </table:table-cell>
          <table:table-cell office:value-type="float" office:value="-11.43917143298809" table:style-name="ce37">
            <text:p>-1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89" table:style-name="ce36">
            <text:p>489</text:p>
          </table:table-cell>
          <table:table-cell office:value-type="float" office:value="17.321997874601486" table:style-name="ce32">
            <text:p>17,3</text:p>
          </table:table-cell>
          <table:table-cell office:value-type="float" office:value="302" table:style-name="ce36">
            <text:p>302</text:p>
          </table:table-cell>
          <table:table-cell office:value-type="float" office:value="11.001821493624773" table:style-name="ce32">
            <text:p>11,0</text:p>
          </table:table-cell>
          <table:table-cell office:value-type="float" office:value="61.920529801324506" table:style-name="ce37">
            <text:p>6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13.850513637973787" table:style-name="ce32">
            <text:p>13,9</text:p>
          </table:table-cell>
          <table:table-cell office:value-type="float" office:value="373" table:style-name="ce36">
            <text:p>373</text:p>
          </table:table-cell>
          <table:table-cell office:value-type="float" office:value="13.588342440801458" table:style-name="ce32">
            <text:p>13,6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25" table:style-name="ce36">
            <text:p>225</text:p>
          </table:table-cell>
          <table:table-cell office:value-type="float" office:value="7.9702444208289052" table:style-name="ce32">
            <text:p>8,0</text:p>
          </table:table-cell>
          <table:table-cell office:value-type="float" office:value="237" table:style-name="ce36">
            <text:p>237</text:p>
          </table:table-cell>
          <table:table-cell office:value-type="float" office:value="8.6338797814207648" table:style-name="ce32">
            <text:p>8,6</text:p>
          </table:table-cell>
          <table:table-cell office:value-type="float" office:value="-5.0632911392405049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94" table:style-name="ce36">
            <text:p>194</text:p>
          </table:table-cell>
          <table:table-cell office:value-type="float" office:value="6.8721218561813675" table:style-name="ce32">
            <text:p>6,9</text:p>
          </table:table-cell>
          <table:table-cell office:value-type="float" office:value="320" table:style-name="ce36">
            <text:p>320</text:p>
          </table:table-cell>
          <table:table-cell office:value-type="float" office:value="11.657559198542806" table:style-name="ce32">
            <text:p>11,7</text:p>
          </table:table-cell>
          <table:table-cell office:value-type="float" office:value="-39.375" table:style-name="ce37">
            <text:p>-3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57" table:style-name="ce36">
            <text:p>157</text:p>
          </table:table-cell>
          <table:table-cell office:value-type="float" office:value="5.561459440311725" table:style-name="ce32">
            <text:p>5,6</text:p>
          </table:table-cell>
          <table:table-cell office:value-type="float" office:value="13" table:style-name="ce36">
            <text:p>13</text:p>
          </table:table-cell>
          <table:table-cell office:value-type="float" office:value="0.47358834244080145" table:style-name="ce32">
            <text:p>0,5</text:p>
          </table:table-cell>
          <table:table-cell office:value-type="float" office:value="1107.6923076923076" table:style-name="ce37">
            <text:p>1 10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46" table:style-name="ce36">
            <text:p>146</text:p>
          </table:table-cell>
          <table:table-cell office:value-type="float" office:value="5.1718030464045341" table:style-name="ce32">
            <text:p>5,2</text:p>
          </table:table-cell>
          <table:table-cell office:value-type="float" office:value="108" table:style-name="ce36">
            <text:p>108</text:p>
          </table:table-cell>
          <table:table-cell office:value-type="float" office:value="3.9344262295081966" table:style-name="ce32">
            <text:p>3,9</text:p>
          </table:table-cell>
          <table:table-cell office:value-type="float" office:value="35.18518518518519" table:style-name="ce37">
            <text:p>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" table:style-name="ce36">
            <text:p>144</text:p>
          </table:table-cell>
          <table:table-cell office:value-type="float" office:value="5.1009564293304992" table:style-name="ce32">
            <text:p>5,1</text:p>
          </table:table-cell>
          <table:table-cell office:value-type="float" office:value="169" table:style-name="ce36">
            <text:p>169</text:p>
          </table:table-cell>
          <table:table-cell office:value-type="float" office:value="6.156648451730419" table:style-name="ce32">
            <text:p>6,2</text:p>
          </table:table-cell>
          <table:table-cell office:value-type="float" office:value="-14.792899408284015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1" table:style-name="ce36">
            <text:p>131</text:p>
          </table:table-cell>
          <table:table-cell office:value-type="float" office:value="4.6404534183492734" table:style-name="ce32">
            <text:p>4,6</text:p>
          </table:table-cell>
          <table:table-cell office:value-type="float" office:value="173" table:style-name="ce36">
            <text:p>173</text:p>
          </table:table-cell>
          <table:table-cell office:value-type="float" office:value="6.3023679417122045" table:style-name="ce32">
            <text:p>6,3</text:p>
          </table:table-cell>
          <table:table-cell office:value-type="float" office:value="-24.27745664739885" table:style-name="ce37">
            <text:p>-2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24" table:style-name="ce36">
            <text:p>124</text:p>
          </table:table-cell>
          <table:table-cell office:value-type="float" office:value="4.3924902585901524" table:style-name="ce32">
            <text:p>4,4</text:p>
          </table:table-cell>
          <table:table-cell office:value-type="float" office:value="75" table:style-name="ce36">
            <text:p>75</text:p>
          </table:table-cell>
          <table:table-cell office:value-type="float" office:value="2.7322404371584699" table:style-name="ce32">
            <text:p>2,7</text:p>
          </table:table-cell>
          <table:table-cell office:value-type="float" office:value="65.333333333333343" table:style-name="ce37">
            <text:p>6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29" table:style-name="ce36">
            <text:p>629</text:p>
          </table:table-cell>
          <table:table-cell office:value-type="float" office:value="22.281261069783916" table:style-name="ce32">
            <text:p>22,3</text:p>
          </table:table-cell>
          <table:table-cell office:value-type="float" office:value="842" table:style-name="ce36">
            <text:p>842</text:p>
          </table:table-cell>
          <table:table-cell office:value-type="float" office:value="30.673952641165755" table:style-name="ce32">
            <text:p>30,7</text:p>
          </table:table-cell>
          <table:table-cell office:value-type="float" office:value="-25.296912114014248" table:style-name="ce37">
            <text:p>-25,3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57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0.768685795253276" table:style-name="ce32">
            <text:p>10,8</text:p>
          </table:table-cell>
          <table:table-cell office:value-type="float" office:value="275" table:style-name="ce36">
            <text:p>275</text:p>
          </table:table-cell>
          <table:table-cell office:value-type="float" office:value="10.018214936247723" table:style-name="ce32">
            <text:p>10,0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7.5805880269217143" table:style-name="ce32">
            <text:p>7,6</text:p>
          </table:table-cell>
          <table:table-cell office:value-type="float" office:value="47" table:style-name="ce36">
            <text:p>47</text:p>
          </table:table-cell>
          <table:table-cell office:value-type="float" office:value="1.7122040072859745" table:style-name="ce32">
            <text:p>1,7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22" table:style-name="ce36">
            <text:p>122</text:p>
          </table:table-cell>
          <table:table-cell office:value-type="float" office:value="4.3216436415161175" table:style-name="ce32">
            <text:p>4,3</text:p>
          </table:table-cell>
          <table:table-cell office:value-type="float" office:value="170" table:style-name="ce36">
            <text:p>170</text:p>
          </table:table-cell>
          <table:table-cell office:value-type="float" office:value="6.1930783242258656" table:style-name="ce32">
            <text:p>6,2</text:p>
          </table:table-cell>
          <table:table-cell office:value-type="float" office:value="-28.235294117647058" table:style-name="ce37">
            <text:p>-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1" table:style-name="ce36">
            <text:p>111</text:p>
          </table:table-cell>
          <table:table-cell office:value-type="float" office:value="3.9319872476089266" table:style-name="ce32">
            <text:p>3,9</text:p>
          </table:table-cell>
          <table:table-cell office:value-type="float" office:value="84" table:style-name="ce36">
            <text:p>84</text:p>
          </table:table-cell>
          <table:table-cell office:value-type="float" office:value="3.0601092896174866" table:style-name="ce32">
            <text:p>3,1</text:p>
          </table:table-cell>
          <table:table-cell office:value-type="float" office:value="32.142857142857139" table:style-name="ce37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253" table:style-name="ce36">
            <text:p>253</text:p>
          </table:table-cell>
          <table:table-cell office:value-type="float" office:value="9.2167577413479052" table:style-name="ce32">
            <text:p>9,2</text:p>
          </table:table-cell>
          <table:table-cell office:value-type="float" office:value="-57.707509881422922" table:style-name="ce37">
            <text:p>-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87" table:style-name="ce36">
            <text:p>87</text:p>
          </table:table-cell>
          <table:table-cell office:value-type="float" office:value="3.0818278427205099" table:style-name="ce32">
            <text:p>3,1</text:p>
          </table:table-cell>
          <table:table-cell office:value-type="float" office:value="45" table:style-name="ce36">
            <text:p>45</text:p>
          </table:table-cell>
          <table:table-cell office:value-type="float" office:value="1.639344262295082" table:style-name="ce32">
            <text:p>1,6</text:p>
          </table:table-cell>
          <table:table-cell office:value-type="float" office:value="93.333333333333314" table:style-name="ce37">
            <text:p>9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6" table:style-name="ce36">
            <text:p>76</text:p>
          </table:table-cell>
          <table:table-cell office:value-type="float" office:value="2.692171448813319" table:style-name="ce32">
            <text:p>2,7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-42.857142857142861" table:style-name="ce37">
            <text:p>-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74" table:style-name="ce36">
            <text:p>74</text:p>
          </table:table-cell>
          <table:table-cell office:value-type="float" office:value="2.621324831739284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0" table:style-name="ce36">
            <text:p>70</text:p>
          </table:table-cell>
          <table:table-cell office:value-type="float" office:value="2.4796315975912151" table:style-name="ce32">
            <text:p>2,5</text:p>
          </table:table-cell>
          <table:table-cell office:value-type="float" office:value="42" table:style-name="ce36">
            <text:p>42</text:p>
          </table:table-cell>
          <table:table-cell office:value-type="float" office:value="1.5300546448087433" table:style-name="ce32">
            <text:p>1,5</text:p>
          </table:table-cell>
          <table:table-cell office:value-type="float" office:value="66.666666666666686" table:style-name="ce37">
            <text:p>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465" table:style-name="ce36">
            <text:p>1 465</text:p>
          </table:table-cell>
          <table:table-cell office:value-type="float" office:value="51.895147006730426" table:style-name="ce32">
            <text:p>51,9</text:p>
          </table:table-cell>
          <table:table-cell office:value-type="float" office:value="1563" table:style-name="ce36">
            <text:p>1 563</text:p>
          </table:table-cell>
          <table:table-cell office:value-type="float" office:value="56.939890710382514" table:style-name="ce32">
            <text:p>56,9</text:p>
          </table:table-cell>
          <table:table-cell office:value-type="float" office:value="-6.2699936020473501" table:style-name="ce37">
            <text:p>-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823" table:style-name="ce34">
            <text:p>2 823</text:p>
          </table:table-cell>
          <table:table-cell office:value-type="float" office:value="100" table:style-name="ce38">
            <text:p>100,0</text:p>
          </table:table-cell>
          <table:table-cell office:value-type="float" office:value="2745" table:style-name="ce34">
            <text:p>2 745</text:p>
          </table:table-cell>
          <table:table-cell office:value-type="float" office:value="100" table:style-name="ce38">
            <text:p>100,0</text:p>
          </table:table-cell>
          <table:table-cell office:value-type="float" office:value="2.8415300546448066" table:style-name="ce39">
            <text:p>2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3" table:number-rows-spanned="1" table:style-name="ce54">
            <text:p>Tabelle 8: Pkw-Neuzulassungen nach Marke</text:p>
          </table:table-cell>
          <table:covered-table-cell table:number-columns-repeated="2"/>
          <table:table-cell table:number-columns-repeated="3" table:style-name="ce43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table:number-columns-repeated="2" table:style-name="ce44"/>
          <table:table-cell table:style-name="ce45"/>
          <table:table-cell table:number-columns-repeated="16378" table:style-name="ce5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65" table:style-name="ce24">
            <text:p>65</text:p>
          </table:table-cell>
          <table:table-cell office:value-type="float" office:value="0.37032816773017319" table:style-name="ce25">
            <text:p>0,4</text:p>
          </table:table-cell>
          <table:table-cell table:style-name="ce24"/>
          <table:table-cell table:style-name="ce20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52" table:style-name="ce48">
            <text:p>1 452</text:p>
          </table:table-cell>
          <table:table-cell office:value-type="float" office:value="8.2725615314494068" table:style-name="ce49">
            <text:p>8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61" table:style-name="ce48">
            <text:p>1 561</text:p>
          </table:table-cell>
          <table:table-cell office:value-type="float" office:value="8.893573381950775" table:style-name="ce49">
            <text:p>8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157" table:style-name="ce48">
            <text:p>157</text:p>
          </table:table-cell>
          <table:table-cell office:value-type="float" office:value="0.89448495897903368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10" table:style-name="ce48">
            <text:p>210</text:p>
          </table:table-cell>
          <table:table-cell office:value-type="float" office:value="1.1964448495897904" table:style-name="ce49">
            <text:p>1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484" table:style-name="ce48">
            <text:p>484</text:p>
          </table:table-cell>
          <table:table-cell office:value-type="float" office:value="2.7575205104831357" table:style-name="ce49">
            <text:p>2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18" table:style-name="ce48">
            <text:p>918</text:p>
          </table:table-cell>
          <table:table-cell office:value-type="float" office:value="5.2301731996353693" table:style-name="ce49">
            <text:p>5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0.1538286235186873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35" table:style-name="ce48">
            <text:p>235</text:p>
          </table:table-cell>
          <table:table-cell office:value-type="float" office:value="1.3388787602552414" table:style-name="ce49">
            <text:p>1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44" table:style-name="ce48">
            <text:p>44</text:p>
          </table:table-cell>
          <table:table-cell office:value-type="float" office:value="0.2506836827711941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458" table:style-name="ce48">
            <text:p>458</text:p>
          </table:table-cell>
          <table:table-cell office:value-type="float" office:value="2.6093892433910666" table:style-name="ce49">
            <text:p>2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54" table:style-name="ce48">
            <text:p>54</text:p>
          </table:table-cell>
          <table:table-cell office:value-type="float" office:value="0.3076572470373746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259" table:style-name="ce48">
            <text:p>259</text:p>
          </table:table-cell>
          <table:table-cell office:value-type="float" office:value="1.4756153144940747" table:style-name="ce49">
            <text:p>1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4.5578851412944391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4" table:style-name="ce48">
            <text:p>94</text:p>
          </table:table-cell>
          <table:table-cell office:value-type="float" office:value="0.53555150410209662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579" table:style-name="ce48">
            <text:p>579</text:p>
          </table:table-cell>
          <table:table-cell office:value-type="float" office:value="3.2987693710118502" table:style-name="ce49">
            <text:p>3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3" table:style-name="ce48">
            <text:p>113</text:p>
          </table:table-cell>
          <table:table-cell office:value-type="float" office:value="0.64380127620783956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33" table:style-name="ce48">
            <text:p>33</text:p>
          </table:table-cell>
          <table:table-cell office:value-type="float" office:value="0.18801276207839562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388" table:style-name="ce48">
            <text:p>388</text:p>
          </table:table-cell>
          <table:table-cell office:value-type="float" office:value="2.210574293527802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786" table:style-name="ce48">
            <text:p>786</text:p>
          </table:table-cell>
          <table:table-cell office:value-type="float" office:value="4.4781221513217861" table:style-name="ce49">
            <text:p>4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166" table:style-name="ce48">
            <text:p>166</text:p>
          </table:table-cell>
          <table:table-cell office:value-type="float" office:value="0.94576116681859612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8309024612579756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31" table:style-name="ce48">
            <text:p>331</text:p>
          </table:table-cell>
          <table:table-cell office:value-type="float" office:value="1.8858249772105742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197" table:style-name="ce48">
            <text:p>197</text:p>
          </table:table-cell>
          <table:table-cell office:value-type="float" office:value="1.1223792160437556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293" table:style-name="ce48">
            <text:p>293</text:p>
          </table:table-cell>
          <table:table-cell office:value-type="float" office:value="1.6693254329990883" table:style-name="ce49">
            <text:p>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2" table:style-name="ce48">
            <text:p>382</text:p>
          </table:table-cell>
          <table:table-cell office:value-type="float" office:value="2.176390154968094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9" table:style-name="ce48">
            <text:p>29</text:p>
          </table:table-cell>
          <table:table-cell office:value-type="float" office:value="0.1652233363719234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93" table:style-name="ce48">
            <text:p>93</text:p>
          </table:table-cell>
          <table:table-cell office:value-type="float" office:value="0.52985414767547856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334" table:style-name="ce48">
            <text:p>334</text:p>
          </table:table-cell>
          <table:table-cell office:value-type="float" office:value="1.9029170464904284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069" table:style-name="ce48">
            <text:p>1 069</text:p>
          </table:table-cell>
          <table:table-cell office:value-type="float" office:value="6.0904740200546943" table:style-name="ce49">
            <text:p>6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056" table:style-name="ce48">
            <text:p>2 056</text:p>
          </table:table-cell>
          <table:table-cell office:value-type="float" office:value="11.713764813126708" table:style-name="ce49">
            <text:p>1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58" table:style-name="ce48">
            <text:p>58</text:p>
          </table:table-cell>
          <table:table-cell office:value-type="float" office:value="0.33044667274384681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4" table:style-name="ce48">
            <text:p>4</text:p>
          </table:table-cell>
          <table:table-cell office:value-type="float" office:value="2.278942570647219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7" table:style-name="ce48">
            <text:p>17</text:p>
          </table:table-cell>
          <table:table-cell office:value-type="float" office:value="9.6855059252506828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540" table:style-name="ce48">
            <text:p>540</text:p>
          </table:table-cell>
          <table:table-cell office:value-type="float" office:value="3.0765724703737463" table:style-name="ce49">
            <text:p>3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391" table:style-name="ce48">
            <text:p>391</text:p>
          </table:table-cell>
          <table:table-cell office:value-type="float" office:value="2.227666362807657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18" table:style-name="ce48">
            <text:p>818</text:p>
          </table:table-cell>
          <table:table-cell office:value-type="float" office:value="4.6604375569735641" table:style-name="ce49">
            <text:p>4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11" table:style-name="ce48">
            <text:p>311</text:p>
          </table:table-cell>
          <table:table-cell office:value-type="float" office:value="1.7718778486782132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355" table:style-name="ce48">
            <text:p>2 355</text:p>
          </table:table-cell>
          <table:table-cell office:value-type="float" office:value="13.417274384685506" table:style-name="ce49">
            <text:p>13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50">
            <text:p>17 552</text:p>
          </table:table-cell>
          <table:table-cell office:value-type="float" office:value="100.00000000000003" table:style-name="ce51">
            <text:p>100,0</text:p>
          </table:table-cell>
          <table:table-cell table:style-name="ce50"/>
          <table:table-cell table:style-name="ce51"/>
          <table:table-cell table:number-columns-repeated="16379" table:style-name="ce6"/>
        </table:table-row>
        <table:table-row table:style-name="ro3">
          <table:table-cell office:value-type="string" table:number-columns-spanned="3" table:number-rows-spanned="1" table:style-name="ce58">
            <text:p>Q: STATISTIK AUSTRIA, Kfz-Statistik. – Rundungsdifferenzen nicht ausgeglichen.<text:s/></text:p>
          </table:table-cell>
          <table:covered-table-cell table:number-columns-repeated="2"/>
          <table:table-cell table:number-columns-repeated="3" table:style-name="ce52"/>
          <table:table-cell table:number-columns-repeated="16378" table:style-name="ce15"/>
        </table:table-row>
        <table:table-row table:number-rows-repeated="1048361" table:style-name="ro3">
          <table:table-cell table:number-columns-repeated="16384"/>
        </table:table-row>
      </table:table>
      <table:table table:name="Februar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0010" table:style-name="ce24">
            <text:p>20 010</text:p>
          </table:table-cell>
          <table:table-cell office:value-type="float" office:value="74.097389372338455" table:style-name="ce25">
            <text:p>74,1</text:p>
          </table:table-cell>
          <table:table-cell office:value-type="float" office:value="17895" table:style-name="ce24">
            <text:p>17 895</text:p>
          </table:table-cell>
          <table:table-cell office:value-type="float" office:value="76.009854309136472" table:style-name="ce25">
            <text:p>76,0</text:p>
          </table:table-cell>
          <table:table-cell office:value-type="float" office:value="11.818943839061191" table:style-name="ce26">
            <text:p>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1665" table:style-name="ce24">
            <text:p>1 665</text:p>
          </table:table-cell>
          <table:table-cell office:value-type="float" office:value="6.1655249027957781" table:style-name="ce25">
            <text:p>6,2</text:p>
          </table:table-cell>
          <table:table-cell office:value-type="float" office:value="1163" table:style-name="ce24">
            <text:p>1 163</text:p>
          </table:table-cell>
          <table:table-cell office:value-type="float" office:value="4.939897209361594" table:style-name="ce25">
            <text:p>4,9</text:p>
          </table:table-cell>
          <table:table-cell office:value-type="float" office:value="43.164230438521059" table:style-name="ce26">
            <text:p>4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638" table:style-name="ce24">
            <text:p>638</text:p>
          </table:table-cell>
          <table:table-cell office:value-type="float" office:value="2.3625254582484727" table:style-name="ce25">
            <text:p>2,4</text:p>
          </table:table-cell>
          <table:table-cell office:value-type="float" office:value="438" table:style-name="ce24">
            <text:p>438</text:p>
          </table:table-cell>
          <table:table-cell office:value-type="float" office:value="1.8604256042135667" table:style-name="ce25">
            <text:p>1,9</text:p>
          </table:table-cell>
          <table:table-cell office:value-type="float" office:value="45.662100456621005" table:style-name="ce26">
            <text:p>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0" table:style-name="ce24">
            <text:p>20</text:p>
          </table:table-cell>
          <table:table-cell office:value-type="float" office:value="7.4060359192742078E-2" table:style-name="ce25">
            <text:p>0,1</text:p>
          </table:table-cell>
          <table:table-cell office:value-type="float" office:value="14" table:style-name="ce24">
            <text:p>14</text:p>
          </table:table-cell>
          <table:table-cell office:value-type="float" office:value="5.9465658582168797E-2" table:style-name="ce25">
            <text:p>0,1</text:p>
          </table:table-cell>
          <table:table-cell office:value-type="float" office:value="42.857142857142833" table:style-name="ce26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57" table:style-name="ce24">
            <text:p>57</text:p>
          </table:table-cell>
          <table:table-cell office:value-type="float" office:value="0.21107202369931494" table:style-name="ce25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4211018137025866" table:style-name="ce25">
            <text:p>0,2</text:p>
          </table:table-cell>
          <table:table-cell office:value-type="float" office:value="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47" table:style-name="ce24">
            <text:p>47</text:p>
          </table:table-cell>
          <table:table-cell office:value-type="float" office:value="0.1740418441029439" table:style-name="ce25">
            <text:p>0,2</text:p>
          </table:table-cell>
          <table:table-cell office:value-type="float" office:value="32" table:style-name="ce24">
            <text:p>32</text:p>
          </table:table-cell>
          <table:table-cell office:value-type="float" office:value="0.13592150533067154" table:style-name="ce25">
            <text:p>0,1</text:p>
          </table:table-cell>
          <table:table-cell office:value-type="float" office:value="46.875" table:style-name="ce26">
            <text:p>4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836" table:style-name="ce24">
            <text:p>2 836</text:p>
          </table:table-cell>
          <table:table-cell office:value-type="float" office:value="10.501758933530828" table:style-name="ce25">
            <text:p>10,5</text:p>
          </table:table-cell>
          <table:table-cell office:value-type="float" office:value="2268" table:style-name="ce24">
            <text:p>2 268</text:p>
          </table:table-cell>
          <table:table-cell office:value-type="float" office:value="9.6334366903113455" table:style-name="ce25">
            <text:p>9,6</text:p>
          </table:table-cell>
          <table:table-cell office:value-type="float" office:value="25.04409171075838" table:style-name="ce26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7" table:style-name="ce24">
            <text:p>37</text:p>
          </table:table-cell>
          <table:table-cell office:value-type="float" office:value="0.13701166450657284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8.9198487873253199E-2" table:style-name="ce25">
            <text:p>0,1</text:p>
          </table:table-cell>
          <table:table-cell office:value-type="float" office:value="76.190476190476204" table:style-name="ce26">
            <text:p>7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93" table:style-name="ce24">
            <text:p>293</text:p>
          </table:table-cell>
          <table:table-cell office:value-type="float" office:value="1.0849842621736716" table:style-name="ce25">
            <text:p>1,1</text:p>
          </table:table-cell>
          <table:table-cell office:value-type="float" office:value="299" table:style-name="ce24">
            <text:p>299</text:p>
          </table:table-cell>
          <table:table-cell office:value-type="float" office:value="1.2700165654334621" table:style-name="ce25">
            <text:p>1,3</text:p>
          </table:table-cell>
          <table:table-cell office:value-type="float" office:value="-2.0066889632107063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599" table:style-name="ce24">
            <text:p>599</text:p>
          </table:table-cell>
          <table:table-cell office:value-type="float" office:value="2.2181077578226254" table:style-name="ce25">
            <text:p>2,2</text:p>
          </table:table-cell>
          <table:table-cell office:value-type="float" office:value="514" table:style-name="ce24">
            <text:p>514</text:p>
          </table:table-cell>
          <table:table-cell office:value-type="float" office:value="2.1832391793739117" table:style-name="ce25">
            <text:p>2,2</text:p>
          </table:table-cell>
          <table:table-cell office:value-type="float" office:value="16.536964980544752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20" table:style-name="ce24">
            <text:p>320</text:p>
          </table:table-cell>
          <table:table-cell office:value-type="float" office:value="1.1849657470838733" table:style-name="ce25">
            <text:p>1,2</text:p>
          </table:table-cell>
          <table:table-cell office:value-type="float" office:value="379" table:style-name="ce24">
            <text:p>379</text:p>
          </table:table-cell>
          <table:table-cell office:value-type="float" office:value="1.6098203287601409" table:style-name="ce25">
            <text:p>1,6</text:p>
          </table:table-cell>
          <table:table-cell office:value-type="float" office:value="-15.567282321899739" table:style-name="ce26">
            <text:p>-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7" table:style-name="ce24">
            <text:p>7</text:p>
          </table:table-cell>
          <table:table-cell office:value-type="float" office:value="2.9732829291084398E-2" table:style-name="ce25">
            <text:p>0,0</text:p>
          </table:table-cell>
          <table:table-cell office:value-type="float" office:value="57.142857142857139" table:style-name="ce26">
            <text:p>5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38" table:style-name="ce24">
            <text:p>238</text:p>
          </table:table-cell>
          <table:table-cell office:value-type="float" office:value="0.88131827439363086" table:style-name="ce25">
            <text:p>0,9</text:p>
          </table:table-cell>
          <table:table-cell office:value-type="float" office:value="210" table:style-name="ce24">
            <text:p>210</text:p>
          </table:table-cell>
          <table:table-cell office:value-type="float" office:value="0.89198487873253196" table:style-name="ce25">
            <text:p>0,9</text:p>
          </table:table-cell>
          <table:table-cell office:value-type="float" office:value="13.333333333333329" table:style-name="ce26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1.6990188166333943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62" table:style-name="ce24">
            <text:p>162</text:p>
          </table:table-cell>
          <table:table-cell office:value-type="float" office:value="0.59988890946121087" table:style-name="ce25">
            <text:p>0,6</text:p>
          </table:table-cell>
          <table:table-cell office:value-type="float" office:value="178" table:style-name="ce24">
            <text:p>178</text:p>
          </table:table-cell>
          <table:table-cell office:value-type="float" office:value="0.75606337340186047" table:style-name="ce25">
            <text:p>0,8</text:p>
          </table:table-cell>
          <table:table-cell office:value-type="float" office:value="-8.9887640449438209" table:style-name="ce26">
            <text:p>-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50" table:style-name="ce24">
            <text:p>50</text:p>
          </table:table-cell>
          <table:table-cell office:value-type="float" office:value="0.18515089798185522" table:style-name="ce25">
            <text:p>0,2</text:p>
          </table:table-cell>
          <table:table-cell office:value-type="float" office:value="52" table:style-name="ce24">
            <text:p>52</text:p>
          </table:table-cell>
          <table:table-cell office:value-type="float" office:value="0.22087244616234125" table:style-name="ce25">
            <text:p>0,2</text:p>
          </table:table-cell>
          <table:table-cell office:value-type="float" office:value="-3.8461538461538538" table:style-name="ce26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7005" table:style-name="ce27">
            <text:p>27 00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3543" table:style-name="ce27">
            <text:p>23 543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.70500785796203" table:style-name="ce29">
            <text:p>14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900" table:style-name="ce24">
            <text:p>1 900</text:p>
          </table:table-cell>
          <table:table-cell office:value-type="float" office:value="92.954990215264189" table:style-name="ce25">
            <text:p>93,0</text:p>
          </table:table-cell>
          <table:table-cell office:value-type="float" office:value="1953" table:style-name="ce24">
            <text:p>1 953</text:p>
          </table:table-cell>
          <table:table-cell office:value-type="float" office:value="95.407914020517836" table:style-name="ce25">
            <text:p>95,4</text:p>
          </table:table-cell>
          <table:table-cell office:value-type="float" office:value="-2.7137736815156188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5" table:style-name="ce24">
            <text:p>5</text:p>
          </table:table-cell>
          <table:table-cell office:value-type="float" office:value="0.2446183953033268" table:style-name="ce25">
            <text:p>0,2</text:p>
          </table:table-cell>
          <table:table-cell office:value-type="float" office:value="13" table:style-name="ce24">
            <text:p>13</text:p>
          </table:table-cell>
          <table:table-cell office:value-type="float" office:value="0.63507572056668293" table:style-name="ce25">
            <text:p>0,6</text:p>
          </table:table-cell>
          <table:table-cell office:value-type="float" office:value="-61.53846153846154" table:style-name="ce26">
            <text:p>-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36" table:style-name="ce24">
            <text:p>36</text:p>
          </table:table-cell>
          <table:table-cell office:value-type="float" office:value="1.7612524461839529" table:style-name="ce25">
            <text:p>1,8</text:p>
          </table:table-cell>
          <table:table-cell office:value-type="float" office:value="42" table:style-name="ce24">
            <text:p>42</text:p>
          </table:table-cell>
          <table:table-cell office:value-type="float" office:value="2.0517830972154374" table:style-name="ce25">
            <text:p>2,1</text:p>
          </table:table-cell>
          <table:table-cell office:value-type="float" office:value="-14.285714285714278" table:style-name="ce26">
            <text:p>-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76" table:style-name="ce24">
            <text:p>76</text:p>
          </table:table-cell>
          <table:table-cell office:value-type="float" office:value="3.7181996086105675" table:style-name="ce25">
            <text:p>3,7</text:p>
          </table:table-cell>
          <table:table-cell office:value-type="float" office:value="39" table:style-name="ce24">
            <text:p>39</text:p>
          </table:table-cell>
          <table:table-cell office:value-type="float" office:value="1.9052271617000489" table:style-name="ce25">
            <text:p>1,9</text:p>
          </table:table-cell>
          <table:table-cell office:value-type="float" office:value="94.871794871794862" table:style-name="ce26">
            <text:p>9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1.3209393346379648" table:style-name="ce25">
            <text:p>1,3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044" table:style-name="ce27">
            <text:p>2 044</text:p>
          </table:table-cell>
          <table:table-cell office:value-type="float" office:value="100" table:style-name="ce28">
            <text:p>100,0</text:p>
          </table:table-cell>
          <table:table-cell office:value-type="float" office:value="2047" table:style-name="ce27">
            <text:p>2 047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0.14655593551538004" table:style-name="ce29">
            <text:p>-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6527" table:style-name="ce61">
            <text:p>6 527</text:p>
          </table:table-cell>
          <table:table-cell office:value-type="float" office:value="32.618690654672662" table:style-name="ce20">
            <text:p>32,6</text:p>
          </table:table-cell>
          <table:table-cell office:value-type="float" office:value="5929" table:style-name="ce24">
            <text:p>5 929</text:p>
          </table:table-cell>
          <table:table-cell office:value-type="float" office:value="33.132159821179101" table:style-name="ce25">
            <text:p>33,1</text:p>
          </table:table-cell>
          <table:table-cell office:value-type="float" office:value="10.086017878225675" table:style-name="ce20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35" table:style-name="ce24">
            <text:p>4 135</text:p>
          </table:table-cell>
          <table:table-cell office:value-type="float" office:value="20.664667666166917" table:style-name="ce25">
            <text:p>20,7</text:p>
          </table:table-cell>
          <table:table-cell office:value-type="float" office:value="3596" table:style-name="ce24">
            <text:p>3 596</text:p>
          </table:table-cell>
          <table:table-cell office:value-type="float" office:value="20.09499860296172" table:style-name="ce25">
            <text:p>20,1</text:p>
          </table:table-cell>
          <table:table-cell office:value-type="float" office:value="14.988876529477196" table:style-name="ce26">
            <text:p>1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322" table:style-name="ce24">
            <text:p>3 322</text:p>
          </table:table-cell>
          <table:table-cell office:value-type="float" office:value="16.601699150424789" table:style-name="ce25">
            <text:p>16,6</text:p>
          </table:table-cell>
          <table:table-cell office:value-type="float" office:value="3415" table:style-name="ce24">
            <text:p>3 415</text:p>
          </table:table-cell>
          <table:table-cell office:value-type="float" office:value="19.083542889075161" table:style-name="ce25">
            <text:p>19,1</text:p>
          </table:table-cell>
          <table:table-cell office:value-type="float" office:value="-2.7232796486090791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5000" table:style-name="ce24">
            <text:p>5 000</text:p>
          </table:table-cell>
          <table:table-cell office:value-type="float" office:value="24.987506246876563" table:style-name="ce25">
            <text:p>25,0</text:p>
          </table:table-cell>
          <table:table-cell office:value-type="float" office:value="3784" table:style-name="ce24">
            <text:p>3 784</text:p>
          </table:table-cell>
          <table:table-cell office:value-type="float" office:value="21.145571388656048" table:style-name="ce25">
            <text:p>21,1</text:p>
          </table:table-cell>
          <table:table-cell office:value-type="float" office:value="32.135306553911192" table:style-name="ce26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212" table:style-name="ce24">
            <text:p>1 212</text:p>
          </table:table-cell>
          <table:table-cell office:value-type="float" office:value="24.240000000000002" table:style-name="ce25">
            <text:p>24,2</text:p>
          </table:table-cell>
          <table:table-cell office:value-type="float" office:value="1227" table:style-name="ce24">
            <text:p>1 227</text:p>
          </table:table-cell>
          <table:table-cell office:value-type="float" office:value="32.426004228329809" table:style-name="ce25">
            <text:p>32,4</text:p>
          </table:table-cell>
          <table:table-cell office:value-type="float" office:value="-1.2224938875305611" table:style-name="ce26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026" table:style-name="ce24">
            <text:p>1 026</text:p>
          </table:table-cell>
          <table:table-cell office:value-type="float" office:value="5.1274362818590706" table:style-name="ce25">
            <text:p>5,1</text:p>
          </table:table-cell>
          <table:table-cell office:value-type="float" office:value="1171" table:style-name="ce24">
            <text:p>1 171</text:p>
          </table:table-cell>
          <table:table-cell office:value-type="float" office:value="6.543727298127969" table:style-name="ce25">
            <text:p>6,5</text:p>
          </table:table-cell>
          <table:table-cell office:value-type="float" office:value="-12.382578992314265" table:style-name="ce26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23" table:style-name="ce24">
            <text:p>123</text:p>
          </table:table-cell>
          <table:table-cell office:value-type="float" office:value="11.988304093567251" table:style-name="ce25">
            <text:p>12,0</text:p>
          </table:table-cell>
          <table:table-cell office:value-type="float" office:value="49" table:style-name="ce24">
            <text:p>49</text:p>
          </table:table-cell>
          <table:table-cell office:value-type="float" office:value="4.1844577284372333" table:style-name="ce25">
            <text:p>4,2</text:p>
          </table:table-cell>
          <table:table-cell office:value-type="float" office:value="151.0204081632653" table:style-name="ce26">
            <text:p>1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5" table:style-name="ce61">
            <text:p>15</text:p>
          </table:table-cell>
          <table:table-cell office:value-type="float" office:value="7.4962518740629688E-2" table:style-name="ce20">
            <text:p>0,1</text:p>
          </table:table-cell>
          <table:table-cell office:value-type="float" office:value="58" table:style-name="ce24">
            <text:p>58</text:p>
          </table:table-cell>
          <table:table-cell office:value-type="float" office:value="0.32411288069293098" table:style-name="ce25">
            <text:p>0,3</text:p>
          </table:table-cell>
          <table:table-cell office:value-type="float" office:value="-74.137931034482762" table:style-name="ce20">
            <text:p>-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4" table:style-name="ce24">
            <text:p>4</text:p>
          </table:table-cell>
          <table:table-cell office:value-type="float" office:value="1.999000499750125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8.941044984632579E-2" table:style-name="ce25">
            <text:p>0,1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928" table:style-name="ce24">
            <text:p>1 928</text:p>
          </table:table-cell>
          <table:table-cell office:value-type="float" office:value="9.6351824087956022" table:style-name="ce25">
            <text:p>9,6</text:p>
          </table:table-cell>
          <table:table-cell office:value-type="float" office:value="1449" table:style-name="ce24">
            <text:p>1 449</text:p>
          </table:table-cell>
          <table:table-cell office:value-type="float" office:value="8.0972338642078796" table:style-name="ce25">
            <text:p>8,1</text:p>
          </table:table-cell>
          <table:table-cell office:value-type="float" office:value="33.057280883367838" table:style-name="ce26">
            <text:p>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3810" table:style-name="ce24">
            <text:p>3 810</text:p>
          </table:table-cell>
          <table:table-cell office:value-type="float" office:value="19.04047976011994" table:style-name="ce25">
            <text:p>19,0</text:p>
          </table:table-cell>
          <table:table-cell office:value-type="float" office:value="4117" table:style-name="ce24">
            <text:p>4 117</text:p>
          </table:table-cell>
          <table:table-cell office:value-type="float" office:value="23.006426376082704" table:style-name="ce25">
            <text:p>23,0</text:p>
          </table:table-cell>
          <table:table-cell office:value-type="float" office:value="-7.4568860820986202" table:style-name="ce26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4306" table:style-name="ce24">
            <text:p>4 306</text:p>
          </table:table-cell>
          <table:table-cell office:value-type="float" office:value="21.519240379810096" table:style-name="ce25">
            <text:p>21,5</text:p>
          </table:table-cell>
          <table:table-cell office:value-type="float" office:value="3293" table:style-name="ce24">
            <text:p>3 293</text:p>
          </table:table-cell>
          <table:table-cell office:value-type="float" office:value="18.401788208996926" table:style-name="ce25">
            <text:p>18,4</text:p>
          </table:table-cell>
          <table:table-cell office:value-type="float" office:value="30.762222897054357" table:style-name="ce26">
            <text:p>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1852" table:style-name="ce24">
            <text:p>1 852</text:p>
          </table:table-cell>
          <table:table-cell office:value-type="float" office:value="9.255372313843079" table:style-name="ce25">
            <text:p>9,3</text:p>
          </table:table-cell>
          <table:table-cell office:value-type="float" office:value="1563" table:style-name="ce24">
            <text:p>1 563</text:p>
          </table:table-cell>
          <table:table-cell office:value-type="float" office:value="8.7342833193629499" table:style-name="ce25">
            <text:p>8,7</text:p>
          </table:table-cell>
          <table:table-cell office:value-type="float" office:value="18.490083173384505" table:style-name="ce26">
            <text:p>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4197" table:style-name="ce24">
            <text:p>4 197</text:p>
          </table:table-cell>
          <table:table-cell office:value-type="float" office:value="20.974512743628186" table:style-name="ce25">
            <text:p>21,0</text:p>
          </table:table-cell>
          <table:table-cell office:value-type="float" office:value="3529" table:style-name="ce24">
            <text:p>3 529</text:p>
          </table:table-cell>
          <table:table-cell office:value-type="float" office:value="19.720592344230234" table:style-name="ce25">
            <text:p>19,7</text:p>
          </table:table-cell>
          <table:table-cell office:value-type="float" office:value="18.928875035420802" table:style-name="ce26">
            <text:p>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898" table:style-name="ce24">
            <text:p>3 898</text:p>
          </table:table-cell>
          <table:table-cell office:value-type="float" office:value="19.480259870064966" table:style-name="ce25">
            <text:p>19,5</text:p>
          </table:table-cell>
          <table:table-cell office:value-type="float" office:value="3870" table:style-name="ce24">
            <text:p>3 870</text:p>
          </table:table-cell>
          <table:table-cell office:value-type="float" office:value="21.626152556580049" table:style-name="ce25">
            <text:p>21,6</text:p>
          </table:table-cell>
          <table:table-cell office:value-type="float" office:value="0.72351421188629672" table:style-name="ce26">
            <text:p>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5" table:style-name="ce61">
            <text:p>25</text:p>
          </table:table-cell>
          <table:table-cell office:value-type="float" office:value="0.12493753123438281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4529198100027943" table:style-name="ce25">
            <text:p>0,1</text:p>
          </table:table-cell>
          <table:table-cell office:value-type="float" office:value="-3.8461538461538538" table:style-name="ce20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18" table:style-name="ce31">
            <text:p>118</text:p>
          </table:table-cell>
          <table:table-cell office:value-type="float" office:value="0.58970514742628688" table:style-name="ce32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2961721151159542" table:style-name="ce32">
            <text:p>0,3</text:p>
          </table:table-cell>
          <table:table-cell office:value-type="float" office:value="122.64150943396226" table:style-name="ce33">
            <text:p>12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156" table:style-name="ce31">
            <text:p>2 156</text:p>
          </table:table-cell>
          <table:table-cell office:value-type="float" office:value="10.774612693653173" table:style-name="ce32">
            <text:p>10,8</text:p>
          </table:table-cell>
          <table:table-cell office:value-type="float" office:value="1864" table:style-name="ce31">
            <text:p>1 864</text:p>
          </table:table-cell>
          <table:table-cell office:value-type="float" office:value="10.416317407096955" table:style-name="ce32">
            <text:p>10,4</text:p>
          </table:table-cell>
          <table:table-cell office:value-type="float" office:value="15.665236051502148" table:style-name="ce33">
            <text:p>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784" table:style-name="ce31">
            <text:p>7 784</text:p>
          </table:table-cell>
          <table:table-cell office:value-type="float" office:value="38.900549725137431" table:style-name="ce32">
            <text:p>38,9</text:p>
          </table:table-cell>
          <table:table-cell office:value-type="float" office:value="7219" table:style-name="ce31">
            <text:p>7 219</text:p>
          </table:table-cell>
          <table:table-cell office:value-type="float" office:value="40.340877340039121" table:style-name="ce32">
            <text:p>40,3</text:p>
          </table:table-cell>
          <table:table-cell office:value-type="float" office:value="7.8265687768388972" table:style-name="ce33">
            <text:p>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720" table:style-name="ce31">
            <text:p>1 720</text:p>
          </table:table-cell>
          <table:table-cell office:value-type="float" office:value="8.5957021489255379" table:style-name="ce32">
            <text:p>8,6</text:p>
          </table:table-cell>
          <table:table-cell office:value-type="float" office:value="1444" table:style-name="ce31">
            <text:p>1 444</text:p>
          </table:table-cell>
          <table:table-cell office:value-type="float" office:value="8.0692930986309026" table:style-name="ce32">
            <text:p>8,1</text:p>
          </table:table-cell>
          <table:table-cell office:value-type="float" office:value="19.113573407202225" table:style-name="ce33">
            <text:p>1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888" table:style-name="ce31">
            <text:p>1 888</text:p>
          </table:table-cell>
          <table:table-cell office:value-type="float" office:value="9.4352823588205901" table:style-name="ce32">
            <text:p>9,4</text:p>
          </table:table-cell>
          <table:table-cell office:value-type="float" office:value="1830" table:style-name="ce31">
            <text:p>1 830</text:p>
          </table:table-cell>
          <table:table-cell office:value-type="float" office:value="10.226320201173513" table:style-name="ce32">
            <text:p>10,2</text:p>
          </table:table-cell>
          <table:table-cell office:value-type="float" office:value="3.169398907103826" table:style-name="ce33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43" table:style-name="ce31">
            <text:p>543</text:p>
          </table:table-cell>
          <table:table-cell office:value-type="float" office:value="2.7136431784107948" table:style-name="ce32">
            <text:p>2,7</text:p>
          </table:table-cell>
          <table:table-cell office:value-type="float" office:value="434" table:style-name="ce31">
            <text:p>434</text:p>
          </table:table-cell>
          <table:table-cell office:value-type="float" office:value="2.4252584520815872" table:style-name="ce32">
            <text:p>2,4</text:p>
          </table:table-cell>
          <table:table-cell office:value-type="float" office:value="25.1152073732719" table:style-name="ce33">
            <text:p>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31" table:style-name="ce31">
            <text:p>431</text:p>
          </table:table-cell>
          <table:table-cell office:value-type="float" office:value="2.1539230384807597" table:style-name="ce32">
            <text:p>2,2</text:p>
          </table:table-cell>
          <table:table-cell office:value-type="float" office:value="144" table:style-name="ce31">
            <text:p>144</text:p>
          </table:table-cell>
          <table:table-cell office:value-type="float" office:value="0.80469404861693217" table:style-name="ce32">
            <text:p>0,8</text:p>
          </table:table-cell>
          <table:table-cell office:value-type="float" office:value="199.30555555555554" table:style-name="ce33">
            <text:p>19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30" table:style-name="ce31">
            <text:p>430</text:p>
          </table:table-cell>
          <table:table-cell office:value-type="float" office:value="2.1489255372313845" table:style-name="ce32">
            <text:p>2,1</text:p>
          </table:table-cell>
          <table:table-cell office:value-type="float" office:value="563" table:style-name="ce31">
            <text:p>563</text:p>
          </table:table-cell>
          <table:table-cell office:value-type="float" office:value="3.1461302039675889" table:style-name="ce32">
            <text:p>3,1</text:p>
          </table:table-cell>
          <table:table-cell office:value-type="float" office:value="-23.623445825932507" table:style-name="ce33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537" table:style-name="ce31">
            <text:p>1 537</text:p>
          </table:table-cell>
          <table:table-cell office:value-type="float" office:value="7.6811594202898554" table:style-name="ce32">
            <text:p>7,7</text:p>
          </table:table-cell>
          <table:table-cell office:value-type="float" office:value="1113" table:style-name="ce31">
            <text:p>1 113</text:p>
          </table:table-cell>
          <table:table-cell office:value-type="float" office:value="6.2196144174350385" table:style-name="ce32">
            <text:p>6,2</text:p>
          </table:table-cell>
          <table:table-cell office:value-type="float" office:value="38.095238095238074" table:style-name="ce33">
            <text:p>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25" table:style-name="ce31">
            <text:p>25</text:p>
          </table:table-cell>
          <table:table-cell office:value-type="float" office:value="0.12493753123438281" table:style-name="ce32">
            <text:p>0,1</text:p>
          </table:table-cell>
          <table:table-cell office:value-type="float" office:value="12" table:style-name="ce31">
            <text:p>12</text:p>
          </table:table-cell>
          <table:table-cell office:value-type="float" office:value="6.7057837384744343E-2" table:style-name="ce32">
            <text:p>0,1</text:p>
          </table:table-cell>
          <table:table-cell office:value-type="float" office:value="108.33333333333334" table:style-name="ce33">
            <text:p>10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817" table:style-name="ce31">
            <text:p>817</text:p>
          </table:table-cell>
          <table:table-cell office:value-type="float" office:value="4.0829585207396306" table:style-name="ce32">
            <text:p>4,1</text:p>
          </table:table-cell>
          <table:table-cell office:value-type="float" office:value="636" table:style-name="ce31">
            <text:p>636</text:p>
          </table:table-cell>
          <table:table-cell office:value-type="float" office:value="3.5540653813914505" table:style-name="ce32">
            <text:p>3,6</text:p>
          </table:table-cell>
          <table:table-cell office:value-type="float" office:value="28.459119496855351" table:style-name="ce33">
            <text:p>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001" table:style-name="ce31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1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3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21" table:style-name="ce31">
            <text:p>321</text:p>
          </table:table-cell>
          <table:table-cell office:value-type="float" office:value="1.6041979010494753" table:style-name="ce32">
            <text:p>1,6</text:p>
          </table:table-cell>
          <table:table-cell office:value-type="float" office:value="506" table:style-name="ce31">
            <text:p>506</text:p>
          </table:table-cell>
          <table:table-cell office:value-type="float" office:value="2.8276054763900533" table:style-name="ce32">
            <text:p>2,8</text:p>
          </table:table-cell>
          <table:table-cell office:value-type="float" office:value="-36.561264822134383" table:style-name="ce33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58" table:style-name="ce31">
            <text:p>358</text:p>
          </table:table-cell>
          <table:table-cell office:value-type="float" office:value="1.7891054472763619" table:style-name="ce32">
            <text:p>1,8</text:p>
          </table:table-cell>
          <table:table-cell office:value-type="float" office:value="290" table:style-name="ce31">
            <text:p>290</text:p>
          </table:table-cell>
          <table:table-cell office:value-type="float" office:value="1.6205644034646551" table:style-name="ce32">
            <text:p>1,6</text:p>
          </table:table-cell>
          <table:table-cell office:value-type="float" office:value="23.448275862068968" table:style-name="ce33">
            <text:p>2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289" table:style-name="ce31">
            <text:p>289</text:p>
          </table:table-cell>
          <table:table-cell office:value-type="float" office:value="1.4442778610694653" table:style-name="ce32">
            <text:p>1,4</text:p>
          </table:table-cell>
          <table:table-cell office:value-type="float" office:value="272" table:style-name="ce31">
            <text:p>272</text:p>
          </table:table-cell>
          <table:table-cell office:value-type="float" office:value="1.5199776473875386" table:style-name="ce32">
            <text:p>1,5</text:p>
          </table:table-cell>
          <table:table-cell office:value-type="float" office:value="6.2499999999999858" table:style-name="ce33">
            <text:p>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207" table:style-name="ce31">
            <text:p>207</text:p>
          </table:table-cell>
          <table:table-cell office:value-type="float" office:value="1.0344827586206897" table:style-name="ce32">
            <text:p>1,0</text:p>
          </table:table-cell>
          <table:table-cell office:value-type="float" office:value="115" table:style-name="ce31">
            <text:p>115</text:p>
          </table:table-cell>
          <table:table-cell office:value-type="float" office:value="0.64263760827046668" table:style-name="ce32">
            <text:p>0,6</text:p>
          </table:table-cell>
          <table:table-cell office:value-type="float" office:value="80" table:style-name="ce33">
            <text:p>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228" table:style-name="ce31">
            <text:p>228</text:p>
          </table:table-cell>
          <table:table-cell office:value-type="float" office:value="1.1394302848575713" table:style-name="ce32">
            <text:p>1,1</text:p>
          </table:table-cell>
          <table:table-cell office:value-type="float" office:value="306" table:style-name="ce31">
            <text:p>306</text:p>
          </table:table-cell>
          <table:table-cell office:value-type="float" office:value="1.7099748533109809" table:style-name="ce32">
            <text:p>1,7</text:p>
          </table:table-cell>
          <table:table-cell office:value-type="float" office:value="-25.490196078431367" table:style-name="ce33">
            <text:p>-2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32" table:style-name="ce31">
            <text:p>132</text:p>
          </table:table-cell>
          <table:table-cell office:value-type="float" office:value="0.65967016491754127" table:style-name="ce32">
            <text:p>0,7</text:p>
          </table:table-cell>
          <table:table-cell office:value-type="float" office:value="159" table:style-name="ce31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-16.981132075471706" table:style-name="ce33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5">
            <text:p>100,0</text:p>
          </table:table-cell>
          <table:table-cell office:value-type="float" office:value="11.818943839061191" table:style-name="ce35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074" table:style-name="ce61">
            <text:p>3 074</text:p>
          </table:table-cell>
          <table:table-cell office:value-type="float" office:value="15.362318840579711" table:style-name="ce20">
            <text:p>15,4</text:p>
          </table:table-cell>
          <table:table-cell office:value-type="float" office:value="2466" table:style-name="ce24">
            <text:p>2 466</text:p>
          </table:table-cell>
          <table:table-cell office:value-type="float" office:value="13.780385582564962" table:style-name="ce25">
            <text:p>13,8</text:p>
          </table:table-cell>
          <table:table-cell office:value-type="float" office:value="24.655312246553123" table:style-name="ce20">
            <text:p>2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68" table:style-name="ce36">
            <text:p>1 768</text:p>
          </table:table-cell>
          <table:table-cell office:value-type="float" office:value="8.835582208895552" table:style-name="ce32">
            <text:p>8,8</text:p>
          </table:table-cell>
          <table:table-cell office:value-type="float" office:value="1666" table:style-name="ce36">
            <text:p>1 666</text:p>
          </table:table-cell>
          <table:table-cell office:value-type="float" office:value="9.3098630902486725" table:style-name="ce32">
            <text:p>9,3</text:p>
          </table:table-cell>
          <table:table-cell office:value-type="float" office:value="6.1224489795918373" table:style-name="ce37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406" table:style-name="ce36">
            <text:p>1 406</text:p>
          </table:table-cell>
          <table:table-cell office:value-type="float" office:value="7.0264867566216891" table:style-name="ce32">
            <text:p>7,0</text:p>
          </table:table-cell>
          <table:table-cell office:value-type="float" office:value="1132" table:style-name="ce36">
            <text:p>1 132</text:p>
          </table:table-cell>
          <table:table-cell office:value-type="float" office:value="6.3257893266275502" table:style-name="ce32">
            <text:p>6,3</text:p>
          </table:table-cell>
          <table:table-cell office:value-type="float" office:value="24.204946996466433" table:style-name="ce37">
            <text:p>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329" table:style-name="ce36">
            <text:p>1 329</text:p>
          </table:table-cell>
          <table:table-cell office:value-type="float" office:value="6.6416791604197902" table:style-name="ce32">
            <text:p>6,6</text:p>
          </table:table-cell>
          <table:table-cell office:value-type="float" office:value="845" table:style-name="ce36">
            <text:p>845</text:p>
          </table:table-cell>
          <table:table-cell office:value-type="float" office:value="4.7219893825090811" table:style-name="ce32">
            <text:p>4,7</text:p>
          </table:table-cell>
          <table:table-cell office:value-type="float" office:value="57.278106508875766" table:style-name="ce37">
            <text:p>5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001" table:style-name="ce36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6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7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962" table:style-name="ce36">
            <text:p>962</text:p>
          </table:table-cell>
          <table:table-cell office:value-type="float" office:value="4.8075962018990506" table:style-name="ce32">
            <text:p>4,8</text:p>
          </table:table-cell>
          <table:table-cell office:value-type="float" office:value="1195" table:style-name="ce36">
            <text:p>1 195</text:p>
          </table:table-cell>
          <table:table-cell office:value-type="float" office:value="6.6778429728974578" table:style-name="ce32">
            <text:p>6,7</text:p>
          </table:table-cell>
          <table:table-cell office:value-type="float" office:value="-19.497907949790786" table:style-name="ce37">
            <text:p>-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59" table:style-name="ce36">
            <text:p>959</text:p>
          </table:table-cell>
          <table:table-cell office:value-type="float" office:value="4.7926036981509244" table:style-name="ce32">
            <text:p>4,8</text:p>
          </table:table-cell>
          <table:table-cell office:value-type="float" office:value="1071" table:style-name="ce36">
            <text:p>1 071</text:p>
          </table:table-cell>
          <table:table-cell office:value-type="float" office:value="5.9849119865884326" table:style-name="ce32">
            <text:p>6,0</text:p>
          </table:table-cell>
          <table:table-cell office:value-type="float" office:value="-10.45751633986928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853" table:style-name="ce36">
            <text:p>853</text:p>
          </table:table-cell>
          <table:table-cell office:value-type="float" office:value="4.7666946074322443" table:style-name="ce32">
            <text:p>4,8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773" table:style-name="ce36">
            <text:p>773</text:p>
          </table:table-cell>
          <table:table-cell office:value-type="float" office:value="4.3196423582006149" table:style-name="ce32">
            <text:p>4,3</text:p>
          </table:table-cell>
          <table:table-cell office:value-type="float" office:value="13.324708926261309" table:style-name="ce37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756" table:style-name="ce36">
            <text:p>756</text:p>
          </table:table-cell>
          <table:table-cell office:value-type="float" office:value="3.7781109445277363" table:style-name="ce32">
            <text:p>3,8</text:p>
          </table:table-cell>
          <table:table-cell office:value-type="float" office:value="301" table:style-name="ce36">
            <text:p>301</text:p>
          </table:table-cell>
          <table:table-cell office:value-type="float" office:value="1.6820340877340041" table:style-name="ce32">
            <text:p>1,7</text:p>
          </table:table-cell>
          <table:table-cell office:value-type="float" office:value="151.16279069767444" table:style-name="ce37">
            <text:p>15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661" table:style-name="ce36">
            <text:p>661</text:p>
          </table:table-cell>
          <table:table-cell office:value-type="float" office:value="3.3033483258370815" table:style-name="ce32">
            <text:p>3,3</text:p>
          </table:table-cell>
          <table:table-cell office:value-type="float" office:value="453" table:style-name="ce36">
            <text:p>453</text:p>
          </table:table-cell>
          <table:table-cell office:value-type="float" office:value="2.5314333612740989" table:style-name="ce32">
            <text:p>2,5</text:p>
          </table:table-cell>
          <table:table-cell office:value-type="float" office:value="45.916114790286969" table:style-name="ce37">
            <text:p>4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657" table:style-name="ce36">
            <text:p>657</text:p>
          </table:table-cell>
          <table:table-cell office:value-type="float" office:value="3.2833583208395805" table:style-name="ce32">
            <text:p>3,3</text:p>
          </table:table-cell>
          <table:table-cell office:value-type="float" office:value="348" table:style-name="ce36">
            <text:p>348</text:p>
          </table:table-cell>
          <table:table-cell office:value-type="float" office:value="1.9446772841575861" table:style-name="ce32">
            <text:p>1,9</text:p>
          </table:table-cell>
          <table:table-cell office:value-type="float" office:value="88.793103448275872" table:style-name="ce37">
            <text:p>8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18" table:style-name="ce36">
            <text:p>518</text:p>
          </table:table-cell>
          <table:table-cell office:value-type="float" office:value="2.5887056471764121" table:style-name="ce32">
            <text:p>2,6</text:p>
          </table:table-cell>
          <table:table-cell office:value-type="float" office:value="492" table:style-name="ce36">
            <text:p>492</text:p>
          </table:table-cell>
          <table:table-cell office:value-type="float" office:value="2.7493713327745182" table:style-name="ce32">
            <text:p>2,7</text:p>
          </table:table-cell>
          <table:table-cell office:value-type="float" office:value="5.2845528455284523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515" table:style-name="ce36">
            <text:p>515</text:p>
          </table:table-cell>
          <table:table-cell office:value-type="float" office:value="2.5737131434282858" table:style-name="ce32">
            <text:p>2,6</text:p>
          </table:table-cell>
          <table:table-cell office:value-type="float" office:value="781" table:style-name="ce36">
            <text:p>781</text:p>
          </table:table-cell>
          <table:table-cell office:value-type="float" office:value="4.3643475831237781" table:style-name="ce32">
            <text:p>4,4</text:p>
          </table:table-cell>
          <table:table-cell office:value-type="float" office:value="-34.058898847631241" table:style-name="ce37">
            <text:p>-3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495" table:style-name="ce36">
            <text:p>495</text:p>
          </table:table-cell>
          <table:table-cell office:value-type="float" office:value="2.4737631184407798" table:style-name="ce32">
            <text:p>2,5</text:p>
          </table:table-cell>
          <table:table-cell office:value-type="float" office:value="744" table:style-name="ce36">
            <text:p>744</text:p>
          </table:table-cell>
          <table:table-cell office:value-type="float" office:value="4.1575859178541492" table:style-name="ce32">
            <text:p>4,2</text:p>
          </table:table-cell>
          <table:table-cell office:value-type="float" office:value="-33.467741935483872" table:style-name="ce37">
            <text:p>-3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91" table:style-name="ce36">
            <text:p>491</text:p>
          </table:table-cell>
          <table:table-cell office:value-type="float" office:value="2.4537731134432783" table:style-name="ce32">
            <text:p>2,5</text:p>
          </table:table-cell>
          <table:table-cell office:value-type="float" office:value="665" table:style-name="ce36">
            <text:p>665</text:p>
          </table:table-cell>
          <table:table-cell office:value-type="float" office:value="3.7161218217379157" table:style-name="ce32">
            <text:p>3,7</text:p>
          </table:table-cell>
          <table:table-cell office:value-type="float" office:value="-26.165413533834595" table:style-name="ce37">
            <text:p>-2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362" table:style-name="ce36">
            <text:p>362</text:p>
          </table:table-cell>
          <table:table-cell office:value-type="float" office:value="1.8090954522738631" table:style-name="ce32">
            <text:p>1,8</text:p>
          </table:table-cell>
          <table:table-cell office:value-type="float" office:value="355" table:style-name="ce36">
            <text:p>355</text:p>
          </table:table-cell>
          <table:table-cell office:value-type="float" office:value="1.9837943559653535" table:style-name="ce32">
            <text:p>2,0</text:p>
          </table:table-cell>
          <table:table-cell office:value-type="float" office:value="1.9718309859155028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61" table:style-name="ce36">
            <text:p>361</text:p>
          </table:table-cell>
          <table:table-cell office:value-type="float" office:value="1.8040979510244879" table:style-name="ce32">
            <text:p>1,8</text:p>
          </table:table-cell>
          <table:table-cell office:value-type="float" office:value="159" table:style-name="ce36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127.04402515723268" table:style-name="ce37">
            <text:p>1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35" table:style-name="ce36">
            <text:p>335</text:p>
          </table:table-cell>
          <table:table-cell office:value-type="float" office:value="1.6741629185407296" table:style-name="ce32">
            <text:p>1,7</text:p>
          </table:table-cell>
          <table:table-cell office:value-type="float" office:value="299" table:style-name="ce36">
            <text:p>299</text:p>
          </table:table-cell>
          <table:table-cell office:value-type="float" office:value="1.6708577815032133" table:style-name="ce32">
            <text:p>1,7</text:p>
          </table:table-cell>
          <table:table-cell office:value-type="float" office:value="12.04013377926421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331" table:style-name="ce36">
            <text:p>331</text:p>
          </table:table-cell>
          <table:table-cell office:value-type="float" office:value="1.6541729135432284" table:style-name="ce32">
            <text:p>1,7</text:p>
          </table:table-cell>
          <table:table-cell office:value-type="float" office:value="174" table:style-name="ce36">
            <text:p>174</text:p>
          </table:table-cell>
          <table:table-cell office:value-type="float" office:value="0.97233864207879306" table:style-name="ce32">
            <text:p>1,0</text:p>
          </table:table-cell>
          <table:table-cell office:value-type="float" office:value="90.229885057471279" table:style-name="ce37">
            <text:p>9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277" table:style-name="ce36">
            <text:p>2 277</text:p>
          </table:table-cell>
          <table:table-cell office:value-type="float" office:value="11.379310344827587" table:style-name="ce32">
            <text:p>11,4</text:p>
          </table:table-cell>
          <table:table-cell office:value-type="float" office:value="2214" table:style-name="ce36">
            <text:p>2 214</text:p>
          </table:table-cell>
          <table:table-cell office:value-type="float" office:value="12.372170997485332" table:style-name="ce32">
            <text:p>12,4</text:p>
          </table:table-cell>
          <table:table-cell office:value-type="float" office:value="2.845528455284551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933" table:style-name="ce61">
            <text:p>933</text:p>
          </table:table-cell>
          <table:table-cell office:value-type="float" office:value="4.6626686656671668" table:style-name="ce20">
            <text:p>4,7</text:p>
          </table:table-cell>
          <table:table-cell office:value-type="float" office:value="471" table:style-name="ce24">
            <text:p>471</text:p>
          </table:table-cell>
          <table:table-cell office:value-type="float" office:value="2.6320201173512157" table:style-name="ce25">
            <text:p>2,6</text:p>
          </table:table-cell>
          <table:table-cell office:value-type="float" office:value="98.089171974522287" table:style-name="ce20">
            <text:p>9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92" table:style-name="ce36">
            <text:p>892</text:p>
          </table:table-cell>
          <table:table-cell office:value-type="float" office:value="4.457771114442779" table:style-name="ce32">
            <text:p>4,5</text:p>
          </table:table-cell>
          <table:table-cell office:value-type="float" office:value="543" table:style-name="ce36">
            <text:p>543</text:p>
          </table:table-cell>
          <table:table-cell office:value-type="float" office:value="3.0343671416596818" table:style-name="ce32">
            <text:p>3,0</text:p>
          </table:table-cell>
          <table:table-cell office:value-type="float" office:value="64.272559852670355" table:style-name="ce37">
            <text:p>6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68" table:style-name="ce36">
            <text:p>768</text:p>
          </table:table-cell>
          <table:table-cell office:value-type="float" office:value="3.8380809595202399" table:style-name="ce32">
            <text:p>3,8</text:p>
          </table:table-cell>
          <table:table-cell office:value-type="float" office:value="192" table:style-name="ce36">
            <text:p>192</text:p>
          </table:table-cell>
          <table:table-cell office:value-type="float" office:value="1.0729253981559095" table:style-name="ce32">
            <text:p>1,1</text:p>
          </table:table-cell>
          <table:table-cell office:value-type="float" office:value="300" table:style-name="ce37">
            <text:p>3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3.3983008495752123" table:style-name="ce32">
            <text:p>3,4</text:p>
          </table:table-cell>
          <table:table-cell office:value-type="float" office:value="627" table:style-name="ce36">
            <text:p>627</text:p>
          </table:table-cell>
          <table:table-cell office:value-type="float" office:value="3.5037720033528923" table:style-name="ce32">
            <text:p>3,5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19" table:style-name="ce36">
            <text:p>419</text:p>
          </table:table-cell>
          <table:table-cell office:value-type="float" office:value="2.0939530234882557" table:style-name="ce32">
            <text:p>2,1</text:p>
          </table:table-cell>
          <table:table-cell office:value-type="float" office:value="225" table:style-name="ce36">
            <text:p>225</text:p>
          </table:table-cell>
          <table:table-cell office:value-type="float" office:value="1.2573344509639566" table:style-name="ce32">
            <text:p>1,3</text:p>
          </table:table-cell>
          <table:table-cell office:value-type="float" office:value="86.222222222222229" table:style-name="ce37">
            <text:p>8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4" table:style-name="ce36">
            <text:p>354</text:p>
          </table:table-cell>
          <table:table-cell office:value-type="float" office:value="1.7691154422788606" table:style-name="ce32">
            <text:p>1,8</text:p>
          </table:table-cell>
          <table:table-cell office:value-type="float" office:value="409" table:style-name="ce36">
            <text:p>409</text:p>
          </table:table-cell>
          <table:table-cell office:value-type="float" office:value="2.2855546241967031" table:style-name="ce32">
            <text:p>2,3</text:p>
          </table:table-cell>
          <table:table-cell office:value-type="float" office:value="-13.447432762836186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18" table:style-name="ce36">
            <text:p>318</text:p>
          </table:table-cell>
          <table:table-cell office:value-type="float" office:value="1.5892053973013494" table:style-name="ce32">
            <text:p>1,6</text:p>
          </table:table-cell>
          <table:table-cell office:value-type="float" office:value="196" table:style-name="ce36">
            <text:p>196</text:p>
          </table:table-cell>
          <table:table-cell office:value-type="float" office:value="1.0952780106174911" table:style-name="ce32">
            <text:p>1,1</text:p>
          </table:table-cell>
          <table:table-cell office:value-type="float" office:value="62.244897959183675" table:style-name="ce37">
            <text:p>6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97" table:style-name="ce36">
            <text:p>297</text:p>
          </table:table-cell>
          <table:table-cell office:value-type="float" office:value="1.4842578710644678" table:style-name="ce32">
            <text:p>1,5</text:p>
          </table:table-cell>
          <table:table-cell office:value-type="float" office:value="177" table:style-name="ce36">
            <text:p>177</text:p>
          </table:table-cell>
          <table:table-cell office:value-type="float" office:value="0.98910310142497915" table:style-name="ce32">
            <text:p>1,0</text:p>
          </table:table-cell>
          <table:table-cell office:value-type="float" office:value="67.796610169491515" table:style-name="ce37">
            <text:p>6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62" table:style-name="ce36">
            <text:p>262</text:p>
          </table:table-cell>
          <table:table-cell office:value-type="float" office:value="1.3093453273363318" table:style-name="ce32">
            <text:p>1,3</text:p>
          </table:table-cell>
          <table:table-cell office:value-type="float" office:value="321" table:style-name="ce36">
            <text:p>321</text:p>
          </table:table-cell>
          <table:table-cell office:value-type="float" office:value="1.7937971500419112" table:style-name="ce32">
            <text:p>1,8</text:p>
          </table:table-cell>
          <table:table-cell office:value-type="float" office:value="-18.380062305295951" table:style-name="ce37">
            <text:p>-1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60" table:style-name="ce36">
            <text:p>260</text:p>
          </table:table-cell>
          <table:table-cell office:value-type="float" office:value="1.2993503248375813" table:style-name="ce32">
            <text:p>1,3</text:p>
          </table:table-cell>
          <table:table-cell office:value-type="float" office:value="99" table:style-name="ce36">
            <text:p>99</text:p>
          </table:table-cell>
          <table:table-cell office:value-type="float" office:value="0.55322715842414083" table:style-name="ce32">
            <text:p>0,6</text:p>
          </table:table-cell>
          <table:table-cell office:value-type="float" office:value="162.62626262626264" table:style-name="ce37">
            <text:p>16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51" table:style-name="ce36">
            <text:p>251</text:p>
          </table:table-cell>
          <table:table-cell office:value-type="float" office:value="1.2543728135932035" table:style-name="ce32">
            <text:p>1,3</text:p>
          </table:table-cell>
          <table:table-cell office:value-type="float" office:value="331" table:style-name="ce36">
            <text:p>331</text:p>
          </table:table-cell>
          <table:table-cell office:value-type="float" office:value="1.849678681195865" table:style-name="ce32">
            <text:p>1,8</text:p>
          </table:table-cell>
          <table:table-cell office:value-type="float" office:value="-24.169184290030216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Cross</text:p>
          </table:table-cell>
          <table:table-cell office:value-type="float" office:value="245" table:style-name="ce36">
            <text:p>245</text:p>
          </table:table-cell>
          <table:table-cell office:value-type="float" office:value="1.2243878060969515" table:style-name="ce32">
            <text:p>1,2</text:p>
          </table:table-cell>
          <table:table-cell office:value-type="float" office:value="166" table:style-name="ce36">
            <text:p>166</text:p>
          </table:table-cell>
          <table:table-cell office:value-type="float" office:value="0.92763341715563008" table:style-name="ce32">
            <text:p>0,9</text:p>
          </table:table-cell>
          <table:table-cell office:value-type="float" office:value="47.590361445783145" table:style-name="ce37">
            <text:p>4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 Tucson</text:p>
          </table:table-cell>
          <table:table-cell office:value-type="float" office:value="243" table:style-name="ce36">
            <text:p>243</text:p>
          </table:table-cell>
          <table:table-cell office:value-type="float" office:value="1.214392803598201" table:style-name="ce32">
            <text:p>1,2</text:p>
          </table:table-cell>
          <table:table-cell office:value-type="float" office:value="101" table:style-name="ce36">
            <text:p>101</text:p>
          </table:table-cell>
          <table:table-cell office:value-type="float" office:value="0.56440346465493163" table:style-name="ce32">
            <text:p>0,6</text:p>
          </table:table-cell>
          <table:table-cell office:value-type="float" office:value="140.59405940594058" table:style-name="ce37">
            <text:p>14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240" table:style-name="ce36">
            <text:p>240</text:p>
          </table:table-cell>
          <table:table-cell office:value-type="float" office:value="1.199400299850075" table:style-name="ce32">
            <text:p>1,2</text:p>
          </table:table-cell>
          <table:table-cell office:value-type="float" office:value="315" table:style-name="ce36">
            <text:p>315</text:p>
          </table:table-cell>
          <table:table-cell office:value-type="float" office:value="1.760268231349539" table:style-name="ce32">
            <text:p>1,8</text:p>
          </table:table-cell>
          <table:table-cell office:value-type="float" office:value="-23.80952380952381" table:style-name="ce37">
            <text:p>-2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C-HR</text:p>
          </table:table-cell>
          <table:table-cell office:value-type="float" office:value="234" table:style-name="ce36">
            <text:p>234</text:p>
          </table:table-cell>
          <table:table-cell office:value-type="float" office:value="1.169415292353823" table:style-name="ce32">
            <text:p>1,2</text:p>
          </table:table-cell>
          <table:table-cell office:value-type="float" office:value="96" table:style-name="ce36">
            <text:p>96</text:p>
          </table:table-cell>
          <table:table-cell office:value-type="float" office:value="0.53646269907795474" table:style-name="ce32">
            <text:p>0,5</text:p>
          </table:table-cell>
          <table:table-cell office:value-type="float" office:value="143.75" table:style-name="ce37">
            <text:p>14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224" table:style-name="ce36">
            <text:p>224</text:p>
          </table:table-cell>
          <table:table-cell office:value-type="float" office:value="1.11944027986007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44705224923162895" table:style-name="ce32">
            <text:p>0,4</text:p>
          </table:table-cell>
          <table:table-cell office:value-type="float" office:value="180" table:style-name="ce37">
            <text:p>1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213" table:style-name="ce36">
            <text:p>213</text:p>
          </table:table-cell>
          <table:table-cell office:value-type="float" office:value="1.0644677661169415" table:style-name="ce32">
            <text:p>1,1</text:p>
          </table:table-cell>
          <table:table-cell office:value-type="float" office:value="219" table:style-name="ce36">
            <text:p>219</text:p>
          </table:table-cell>
          <table:table-cell office:value-type="float" office:value="1.2238055322715844" table:style-name="ce32">
            <text:p>1,2</text:p>
          </table:table-cell>
          <table:table-cell office:value-type="float" office:value="-2.7397260273972535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211" table:style-name="ce36">
            <text:p>211</text:p>
          </table:table-cell>
          <table:table-cell office:value-type="float" office:value="1.054472763618191" table:style-name="ce32">
            <text:p>1,1</text:p>
          </table:table-cell>
          <table:table-cell office:value-type="float" office:value="244" table:style-name="ce36">
            <text:p>244</text:p>
          </table:table-cell>
          <table:table-cell office:value-type="float" office:value="1.3635093601564683" table:style-name="ce32">
            <text:p>1,4</text:p>
          </table:table-cell>
          <table:table-cell office:value-type="float" office:value="-13.52459016393442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 208</text:p>
          </table:table-cell>
          <table:table-cell office:value-type="float" office:value="210" table:style-name="ce36">
            <text:p>210</text:p>
          </table:table-cell>
          <table:table-cell office:value-type="float" office:value="1.0494752623688157" table:style-name="ce32">
            <text:p>1,0</text:p>
          </table:table-cell>
          <table:table-cell office:value-type="float" office:value="60" table:style-name="ce36">
            <text:p>60</text:p>
          </table:table-cell>
          <table:table-cell office:value-type="float" office:value="0.33528918692372173" table:style-name="ce32">
            <text:p>0,3</text:p>
          </table:table-cell>
          <table:table-cell office:value-type="float" office:value="250" table:style-name="ce37">
            <text:p>2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08" table:style-name="ce36">
            <text:p>208</text:p>
          </table:table-cell>
          <table:table-cell office:value-type="float" office:value="1.039480259870065" table:style-name="ce32">
            <text:p>1,0</text:p>
          </table:table-cell>
          <table:table-cell office:value-type="float" office:value="226" table:style-name="ce36">
            <text:p>226</text:p>
          </table:table-cell>
          <table:table-cell office:value-type="float" office:value="1.2629226040793518" table:style-name="ce32">
            <text:p>1,3</text:p>
          </table:table-cell>
          <table:table-cell office:value-type="float" office:value="-7.9646017699114964" table:style-name="ce37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548" table:style-name="ce36">
            <text:p>12 548</text:p>
          </table:table-cell>
          <table:table-cell office:value-type="float" office:value="62.708645677161421" table:style-name="ce32">
            <text:p>62,7</text:p>
          </table:table-cell>
          <table:table-cell office:value-type="float" office:value="12797" table:style-name="ce36">
            <text:p>12 797</text:p>
          </table:table-cell>
          <table:table-cell office:value-type="float" office:value="71.511595417714446" table:style-name="ce32">
            <text:p>71,5</text:p>
          </table:table-cell>
          <table:table-cell office:value-type="float" office:value="-1.9457685395014437" table:style-name="ce37">
            <text:p>-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26.369656833232995" table:style-name="ce32">
            <text:p>26,4</text:p>
          </table:table-cell>
          <table:table-cell office:value-type="float" office:value="853" table:style-name="ce36">
            <text:p>853</text:p>
          </table:table-cell>
          <table:table-cell office:value-type="float" office:value="24.978038067349928" table:style-name="ce32">
            <text:p>25,0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98" table:style-name="ce36">
            <text:p>498</text:p>
          </table:table-cell>
          <table:table-cell office:value-type="float" office:value="14.990969295605058" table:style-name="ce32">
            <text:p>15,0</text:p>
          </table:table-cell>
          <table:table-cell office:value-type="float" office:value="274" table:style-name="ce36">
            <text:p>274</text:p>
          </table:table-cell>
          <table:table-cell office:value-type="float" office:value="8.0234260614934119" table:style-name="ce32">
            <text:p>8,0</text:p>
          </table:table-cell>
          <table:table-cell office:value-type="float" office:value="81.751824817518241" table:style-name="ce37">
            <text:p>8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24" table:style-name="ce36">
            <text:p>224</text:p>
          </table:table-cell>
          <table:table-cell office:value-type="float" office:value="6.7429259482239621" table:style-name="ce32">
            <text:p>6,7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1217.6470588235293" table:style-name="ce37">
            <text:p>1 2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13" table:style-name="ce36">
            <text:p>213</text:p>
          </table:table-cell>
          <table:table-cell office:value-type="float" office:value="6.4118001204093922" table:style-name="ce32">
            <text:p>6,4</text:p>
          </table:table-cell>
          <table:table-cell office:value-type="float" office:value="254" table:style-name="ce36">
            <text:p>254</text:p>
          </table:table-cell>
          <table:table-cell office:value-type="float" office:value="7.4377745241581259" table:style-name="ce32">
            <text:p>7,4</text:p>
          </table:table-cell>
          <table:table-cell office:value-type="float" office:value="-16.141732283464563" table:style-name="ce37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96" table:style-name="ce36">
            <text:p>196</text:p>
          </table:table-cell>
          <table:table-cell office:value-type="float" office:value="5.9000602046959667" table:style-name="ce32">
            <text:p>5,9</text:p>
          </table:table-cell>
          <table:table-cell office:value-type="float" office:value="136" table:style-name="ce36">
            <text:p>136</text:p>
          </table:table-cell>
          <table:table-cell office:value-type="float" office:value="3.9824304538799415" table:style-name="ce32">
            <text:p>4,0</text:p>
          </table:table-cell>
          <table:table-cell office:value-type="float" office:value="44.117647058823508" table:style-name="ce37">
            <text:p>4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64" table:style-name="ce36">
            <text:p>164</text:p>
          </table:table-cell>
          <table:table-cell office:value-type="float" office:value="4.9367850692354009" table:style-name="ce32">
            <text:p>4,9</text:p>
          </table:table-cell>
          <table:table-cell office:value-type="float" office:value="351" table:style-name="ce36">
            <text:p>351</text:p>
          </table:table-cell>
          <table:table-cell office:value-type="float" office:value="10.278184480234261" table:style-name="ce32">
            <text:p>10,3</text:p>
          </table:table-cell>
          <table:table-cell office:value-type="float" office:value="-53.276353276353277" table:style-name="ce37">
            <text:p>-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48" table:style-name="ce36">
            <text:p>148</text:p>
          </table:table-cell>
          <table:table-cell office:value-type="float" office:value="4.4551475015051176" table:style-name="ce32">
            <text:p>4,5</text:p>
          </table:table-cell>
          <table:table-cell office:value-type="float" office:value="129" table:style-name="ce36">
            <text:p>129</text:p>
          </table:table-cell>
          <table:table-cell office:value-type="float" office:value="3.7774524158125917" table:style-name="ce32">
            <text:p>3,8</text:p>
          </table:table-cell>
          <table:table-cell office:value-type="float" office:value="14.728682170542626" table:style-name="ce37">
            <text:p>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36" table:style-name="ce36">
            <text:p>136</text:p>
          </table:table-cell>
          <table:table-cell office:value-type="float" office:value="4.0939193257074056" table:style-name="ce32">
            <text:p>4,1</text:p>
          </table:table-cell>
          <table:table-cell office:value-type="float" office:value="72" table:style-name="ce36">
            <text:p>72</text:p>
          </table:table-cell>
          <table:table-cell office:value-type="float" office:value="2.1083455344070279" table:style-name="ce32">
            <text:p>2,1</text:p>
          </table:table-cell>
          <table:table-cell office:value-type="float" office:value="88.888888888888886" table:style-name="ce37">
            <text:p>8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85" table:style-name="ce36">
            <text:p>85</text:p>
          </table:table-cell>
          <table:table-cell office:value-type="float" office:value="2.5586995785671283" table:style-name="ce32">
            <text:p>2,6</text:p>
          </table:table-cell>
          <table:table-cell office:value-type="float" office:value="57" table:style-name="ce36">
            <text:p>57</text:p>
          </table:table-cell>
          <table:table-cell office:value-type="float" office:value="1.6691068814055638" table:style-name="ce32">
            <text:p>1,7</text:p>
          </table:table-cell>
          <table:table-cell office:value-type="float" office:value="49.122807017543863" table:style-name="ce37">
            <text:p>4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31" table:style-name="ce36">
            <text:p>631</text:p>
          </table:table-cell>
          <table:table-cell office:value-type="float" office:value="18.994581577363036" table:style-name="ce32">
            <text:p>19,0</text:p>
          </table:table-cell>
          <table:table-cell office:value-type="float" office:value="1036" table:style-name="ce36">
            <text:p>1 036</text:p>
          </table:table-cell>
          <table:table-cell office:value-type="float" office:value="30.336749633967791" table:style-name="ce32">
            <text:p>30,3</text:p>
          </table:table-cell>
          <table:table-cell office:value-type="float" office:value="-39.092664092664087" table:style-name="ce37">
            <text:p>-39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20.469596628537026" table:style-name="ce32">
            <text:p>20,5</text:p>
          </table:table-cell>
          <table:table-cell office:value-type="float" office:value="627" table:style-name="ce36">
            <text:p>627</text:p>
          </table:table-cell>
          <table:table-cell office:value-type="float" office:value="18.360175695461201" table:style-name="ce32">
            <text:p>18,4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5" table:style-name="ce36">
            <text:p>195</text:p>
          </table:table-cell>
          <table:table-cell office:value-type="float" office:value="5.8699578567128237" table:style-name="ce32">
            <text:p>5,9</text:p>
          </table:table-cell>
          <table:table-cell office:value-type="float" office:value="75" table:style-name="ce36">
            <text:p>75</text:p>
          </table:table-cell>
          <table:table-cell office:value-type="float" office:value="2.1961932650073206" table:style-name="ce32">
            <text:p>2,2</text:p>
          </table:table-cell>
          <table:table-cell office:value-type="float" office:value="160" table:style-name="ce37">
            <text:p>1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88" table:style-name="ce36">
            <text:p>188</text:p>
          </table:table-cell>
          <table:table-cell office:value-type="float" office:value="5.659241420830825" table:style-name="ce32">
            <text:p>5,7</text:p>
          </table:table-cell>
          <table:table-cell office:value-type="float" office:value="217" table:style-name="ce36">
            <text:p>217</text:p>
          </table:table-cell>
          <table:table-cell office:value-type="float" office:value="6.354319180087848" table:style-name="ce32">
            <text:p>6,4</text:p>
          </table:table-cell>
          <table:table-cell office:value-type="float" office:value="-13.364055299539174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7" table:style-name="ce36">
            <text:p>137</text:p>
          </table:table-cell>
          <table:table-cell office:value-type="float" office:value="4.1240216736905477" table:style-name="ce32">
            <text:p>4,1</text:p>
          </table:table-cell>
          <table:table-cell office:value-type="float" office:value="186" table:style-name="ce36">
            <text:p>186</text:p>
          </table:table-cell>
          <table:table-cell office:value-type="float" office:value="5.4465592972181556" table:style-name="ce32">
            <text:p>5,4</text:p>
          </table:table-cell>
          <table:table-cell office:value-type="float" office:value="-26.344086021505376" table:style-name="ce37">
            <text:p>-2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34" table:style-name="ce36">
            <text:p>134</text:p>
          </table:table-cell>
          <table:table-cell office:value-type="float" office:value="4.0337146297411204" table:style-name="ce32">
            <text:p>4,0</text:p>
          </table:table-cell>
          <table:table-cell office:value-type="float" office:value="76" table:style-name="ce36">
            <text:p>76</text:p>
          </table:table-cell>
          <table:table-cell office:value-type="float" office:value="2.225475841874085" table:style-name="ce32">
            <text:p>2,2</text:p>
          </table:table-cell>
          <table:table-cell office:value-type="float" office:value="76.31578947368422" table:style-name="ce37">
            <text:p>7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97" table:style-name="ce36">
            <text:p>97</text:p>
          </table:table-cell>
          <table:table-cell office:value-type="float" office:value="2.9199277543648408" table:style-name="ce32">
            <text:p>2,9</text:p>
          </table:table-cell>
          <table:table-cell office:value-type="float" office:value="91" table:style-name="ce36">
            <text:p>91</text:p>
          </table:table-cell>
          <table:table-cell office:value-type="float" office:value="2.664714494875549" table:style-name="ce32">
            <text:p>2,7</text:p>
          </table:table-cell>
          <table:table-cell office:value-type="float" office:value="6.5934065934065842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" table:style-name="ce36">
            <text:p>88</text:p>
          </table:table-cell>
          <table:table-cell office:value-type="float" office:value="2.649006622516556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1" table:style-name="ce36">
            <text:p>81</text:p>
          </table:table-cell>
          <table:table-cell office:value-type="float" office:value="2.4382901866345574" table:style-name="ce32">
            <text:p>2,4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376.47058823529409" table:style-name="ce37">
            <text:p>37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0" table:style-name="ce36">
            <text:p>70</text:p>
          </table:table-cell>
          <table:table-cell office:value-type="float" office:value="2.107164358819988" table:style-name="ce32">
            <text:p>2,1</text:p>
          </table:table-cell>
          <table:table-cell office:value-type="float" office:value="170" table:style-name="ce36">
            <text:p>170</text:p>
          </table:table-cell>
          <table:table-cell office:value-type="float" office:value="4.9780380673499272" table:style-name="ce32">
            <text:p>5,0</text:p>
          </table:table-cell>
          <table:table-cell office:value-type="float" office:value="-58.823529411764703" table:style-name="ce37">
            <text:p>-5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501" table:style-name="ce36">
            <text:p>1 501</text:p>
          </table:table-cell>
          <table:table-cell office:value-type="float" office:value="45.18362432269717" table:style-name="ce32">
            <text:p>45,2</text:p>
          </table:table-cell>
          <table:table-cell office:value-type="float" office:value="1720" table:style-name="ce36">
            <text:p>1 720</text:p>
          </table:table-cell>
          <table:table-cell office:value-type="float" office:value="50.366032210834554" table:style-name="ce32">
            <text:p>50,4</text:p>
          </table:table-cell>
          <table:table-cell office:value-type="float" office:value="-12.732558139534873" table:style-name="ce37">
            <text:p>-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322" table:style-name="ce34">
            <text:p>3 322</text:p>
          </table:table-cell>
          <table:table-cell office:value-type="float" office:value="100" table:style-name="ce38">
            <text:p>100,0</text:p>
          </table:table-cell>
          <table:table-cell office:value-type="float" office:value="3415" table:style-name="ce34">
            <text:p>3 415</text:p>
          </table:table-cell>
          <table:table-cell office:value-type="float" office:value="100" table:style-name="ce38">
            <text:p>100,0</text:p>
          </table:table-cell>
          <table:table-cell office:value-type="float" office:value="-2.7232796486090791" table:style-name="ce39">
            <text:p>-2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37562" table:style-name="ce61">
            <text:p>37 562</text:p>
          </table:table-cell>
          <table:table-cell office:value-type="float" office:value="76.229325215626588" table:style-name="ce20">
            <text:p>76,2</text:p>
          </table:table-cell>
          <table:table-cell office:value-type="float" office:value="36745" table:style-name="ce24">
            <text:p>36 745</text:p>
          </table:table-cell>
          <table:table-cell office:value-type="float" office:value="79.028303509979352" table:style-name="ce25">
            <text:p>79,0</text:p>
          </table:table-cell>
          <table:table-cell office:value-type="float" office:value="2.2234317594230504" table:style-name="ce20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2124" table:style-name="ce61">
            <text:p>2 124</text:p>
          </table:table-cell>
          <table:table-cell office:value-type="float" office:value="4.3105022831050226" table:style-name="ce20">
            <text:p>4,3</text:p>
          </table:table-cell>
          <table:table-cell office:value-type="float" office:value="1699" table:style-name="ce31">
            <text:p>1 699</text:p>
          </table:table-cell>
          <table:table-cell office:value-type="float" office:value="3.6540777701307641" table:style-name="ce20">
            <text:p>3,7</text:p>
          </table:table-cell>
          <table:table-cell office:value-type="float" office:value="25.014714537963513" table:style-name="ce20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856" table:style-name="ce61">
            <text:p>856</text:p>
          </table:table-cell>
          <table:table-cell office:value-type="float" office:value="1.737189244038559" table:style-name="ce20">
            <text:p>1,7</text:p>
          </table:table-cell>
          <table:table-cell office:value-type="float" office:value="669" table:style-name="ce31">
            <text:p>669</text:p>
          </table:table-cell>
          <table:table-cell office:value-type="float" office:value="1.438833448038541" table:style-name="ce20">
            <text:p>1,4</text:p>
          </table:table-cell>
          <table:table-cell office:value-type="float" office:value="27.95216741405082" table:style-name="ce20">
            <text:p>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7" table:style-name="ce31">
            <text:p>7</text:p>
          </table:table-cell>
          <table:table-cell office:value-type="float" office:value="1.5055058499655884E-2" table:style-name="ce20">
            <text:p>0,0</text:p>
          </table:table-cell>
          <table:table-cell office:value-type="float" office:value="85.714285714285694" table:style-name="ce20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11" table:style-name="ce31">
            <text:p>11</text:p>
          </table:table-cell>
          <table:table-cell office:value-type="float" office:value="2.3657949070887817E-2" table:style-name="ce20">
            <text:p>0,0</text:p>
          </table:table-cell>
          <table:table-cell office:value-type="float" office:value="18.181818181818187" table:style-name="ce20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0" table:style-name="ce36">
            <text:p>30</text:p>
          </table:table-cell>
          <table:table-cell office:value-type="float" office:value="6.0882800608828003E-2" table:style-name="ce20">
            <text:p>0,1</text:p>
          </table:table-cell>
          <table:table-cell office:value-type="float" office:value="21" table:style-name="ce31">
            <text:p>21</text:p>
          </table:table-cell>
          <table:table-cell office:value-type="float" office:value="4.5165175498967654E-2" table:style-name="ce20">
            <text:p>0,0</text:p>
          </table:table-cell>
          <table:table-cell office:value-type="float" office:value="42.857142857142861" table:style-name="ce20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101" table:style-name="ce61">
            <text:p>101</text:p>
          </table:table-cell>
          <table:table-cell office:value-type="float" office:value="0.20497209538305428" table:style-name="ce20">
            <text:p>0,2</text:p>
          </table:table-cell>
          <table:table-cell office:value-type="float" office:value="116" table:style-name="ce31">
            <text:p>116</text:p>
          </table:table-cell>
          <table:table-cell office:value-type="float" office:value="0.2494838265657261" table:style-name="ce20">
            <text:p>0,2</text:p>
          </table:table-cell>
          <table:table-cell office:value-type="float" office:value="-12.931034482758619" table:style-name="ce20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62" table:style-name="ce61">
            <text:p>162</text:p>
          </table:table-cell>
          <table:table-cell office:value-type="float" office:value="0.32876712328767121" table:style-name="ce20">
            <text:p>0,3</text:p>
          </table:table-cell>
          <table:table-cell office:value-type="float" office:value="108" table:style-name="ce31">
            <text:p>108</text:p>
          </table:table-cell>
          <table:table-cell office:value-type="float" office:value="0.23227804542326222" table:style-name="ce20">
            <text:p>0,2</text:p>
          </table:table-cell>
          <table:table-cell office:value-type="float" office:value="50" table:style-name="ce20">
            <text:p>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5204" table:style-name="ce61">
            <text:p>5 204</text:p>
          </table:table-cell>
          <table:table-cell office:value-type="float" office:value="10.561136478944698" table:style-name="ce20">
            <text:p>10,6</text:p>
          </table:table-cell>
          <table:table-cell office:value-type="float" office:value="3905" table:style-name="ce31">
            <text:p>3 905</text:p>
          </table:table-cell>
          <table:table-cell office:value-type="float" office:value="8.3985719201651747" table:style-name="ce20">
            <text:p>8,4</text:p>
          </table:table-cell>
          <table:table-cell office:value-type="float" office:value="33.265044814340598" table:style-name="ce20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73" table:style-name="ce61">
            <text:p>73</text:p>
          </table:table-cell>
          <table:table-cell office:value-type="float" office:value="0.14814814814814814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2689263592567102" table:style-name="ce20">
            <text:p>0,1</text:p>
          </table:table-cell>
          <table:table-cell office:value-type="float" office:value="23.728813559322035" table:style-name="ce20">
            <text:p>2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564" table:style-name="ce61">
            <text:p>564</text:p>
          </table:table-cell>
          <table:table-cell office:value-type="float" office:value="1.1445966514459665" table:style-name="ce20">
            <text:p>1,1</text:p>
          </table:table-cell>
          <table:table-cell office:value-type="float" office:value="534" table:style-name="ce31">
            <text:p>534</text:p>
          </table:table-cell>
          <table:table-cell office:value-type="float" office:value="1.1484858912594631" table:style-name="ce20">
            <text:p>1,1</text:p>
          </table:table-cell>
          <table:table-cell office:value-type="float" office:value="5.6179775280898951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093" table:style-name="ce61">
            <text:p>1 093</text:p>
          </table:table-cell>
          <table:table-cell office:value-type="float" office:value="2.2181633688483005" table:style-name="ce20">
            <text:p>2,2</text:p>
          </table:table-cell>
          <table:table-cell office:value-type="float" office:value="937" table:style-name="ce31">
            <text:p>937</text:p>
          </table:table-cell>
          <table:table-cell office:value-type="float" office:value="2.0152271163110806" table:style-name="ce20">
            <text:p>2,0</text:p>
          </table:table-cell>
          <table:table-cell office:value-type="float" office:value="16.64887940234793" table:style-name="ce20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612" table:style-name="ce61">
            <text:p>612</text:p>
          </table:table-cell>
          <table:table-cell office:value-type="float" office:value="1.2420091324200913" table:style-name="ce20">
            <text:p>1,2</text:p>
          </table:table-cell>
          <table:table-cell office:value-type="float" office:value="769" table:style-name="ce31">
            <text:p>769</text:p>
          </table:table-cell>
          <table:table-cell office:value-type="float" office:value="1.6539057123193392" table:style-name="ce20">
            <text:p>1,7</text:p>
          </table:table-cell>
          <table:table-cell office:value-type="float" office:value="-20.416124837451235" table:style-name="ce20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5" table:style-name="ce61">
            <text:p>15</text:p>
          </table:table-cell>
          <table:table-cell office:value-type="float" office:value="3.0441400304414001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3.6562284927735722E-2" table:style-name="ce20">
            <text:p>0,0</text:p>
          </table:table-cell>
          <table:table-cell office:value-type="float" office:value="-11.764705882352942" table:style-name="ce20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447" table:style-name="ce61">
            <text:p>447</text:p>
          </table:table-cell>
          <table:table-cell office:value-type="float" office:value="0.90715372907153724" table:style-name="ce20">
            <text:p>0,9</text:p>
          </table:table-cell>
          <table:table-cell office:value-type="float" office:value="424" table:style-name="ce61">
            <text:p>424</text:p>
          </table:table-cell>
          <table:table-cell office:value-type="float" office:value="0.91190640055058503" table:style-name="ce20">
            <text:p>0,9</text:p>
          </table:table-cell>
          <table:table-cell office:value-type="float" office:value="5.4245283018867809" table:style-name="ce20">
            <text:p>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36">
            <text:p>-</text:p>
          </table:table-cell>
          <table:table-cell office:value-type="string" table:style-name="ce20">
            <text:p>-</text:p>
          </table:table-cell>
          <table:table-cell office:value-type="float" office:value="6" table:style-name="ce36">
            <text:p>6</text:p>
          </table:table-cell>
          <table:table-cell office:value-type="float" office:value="1.2904335856847901E-2" table:style-name="ce20">
            <text:p>0,0</text:p>
          </table:table-cell>
          <table:table-cell office:value-type="float" office:value="-100" table:style-name="ce36">
            <text:p>-10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14" table:style-name="ce61">
            <text:p>314</text:p>
          </table:table-cell>
          <table:table-cell office:value-type="float" office:value="0.6372399797057331" table:style-name="ce20">
            <text:p>0,6</text:p>
          </table:table-cell>
          <table:table-cell office:value-type="float" office:value="369" table:style-name="ce31">
            <text:p>369</text:p>
          </table:table-cell>
          <table:table-cell office:value-type="float" office:value="0.79361665519614588" table:style-name="ce20">
            <text:p>0,8</text:p>
          </table:table-cell>
          <table:table-cell office:value-type="float" office:value="-14.905149051490511" table:style-name="ce20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2" table:style-name="ce61">
            <text:p>92</text:p>
          </table:table-cell>
          <table:table-cell office:value-type="float" office:value="0.18670725520040587" table:style-name="ce20">
            <text:p>0,2</text:p>
          </table:table-cell>
          <table:table-cell office:value-type="float" office:value="100" table:style-name="ce31">
            <text:p>100</text:p>
          </table:table-cell>
          <table:table-cell office:value-type="float" office:value="0.21507226428079834" table:style-name="ce20">
            <text:p>0,2</text:p>
          </table:table-cell>
          <table:table-cell office:value-type="float" office:value="-8" table:style-name="ce20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49275" table:style-name="ce64">
            <text:p>49 275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6496" table:style-name="ce66">
            <text:p>46 496</text:p>
          </table:table-cell>
          <table:table-cell office:value-type="float" office:value="100" table:style-name="ce65">
            <text:p>100,0</text:p>
          </table:table-cell>
          <table:table-cell office:value-type="float" office:value="5.9768582243633972" table:style-name="ce65">
            <text:p>6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3330" table:style-name="ce61">
            <text:p>3 330</text:p>
          </table:table-cell>
          <table:table-cell office:value-type="float" office:value="93.882153932901048" table:style-name="ce20">
            <text:p>93,9</text:p>
          </table:table-cell>
          <table:table-cell office:value-type="float" office:value="3556" table:style-name="ce31">
            <text:p>3 556</text:p>
          </table:table-cell>
          <table:table-cell office:value-type="float" office:value="95.617101371336375" table:style-name="ce20">
            <text:p>95,6</text:p>
          </table:table-cell>
          <table:table-cell office:value-type="float" office:value="-6.3554555680539977" table:style-name="ce20">
            <text:p>-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3" table:style-name="ce36">
            <text:p>13</text:p>
          </table:table-cell>
          <table:table-cell office:value-type="float" office:value="0.36650690724555962" table:style-name="ce20">
            <text:p>0,4</text:p>
          </table:table-cell>
          <table:table-cell office:value-type="float" office:value="19" table:style-name="ce31">
            <text:p>19</text:p>
          </table:table-cell>
          <table:table-cell office:value-type="float" office:value="0.51089002420005381" table:style-name="ce20">
            <text:p>0,5</text:p>
          </table:table-cell>
          <table:table-cell office:value-type="float" office:value="-31.578947368421055" table:style-name="ce20">
            <text:p>-3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54" table:style-name="ce36">
            <text:p>54</text:p>
          </table:table-cell>
          <table:table-cell office:value-type="float" office:value="1.522413307020017" table:style-name="ce20">
            <text:p>1,5</text:p>
          </table:table-cell>
          <table:table-cell office:value-type="float" office:value="68" table:style-name="ce31">
            <text:p>68</text:p>
          </table:table-cell>
          <table:table-cell office:value-type="float" office:value="1.8284485076633503" table:style-name="ce20">
            <text:p>1,8</text:p>
          </table:table-cell>
          <table:table-cell office:value-type="float" office:value="-20.588235294117652" table:style-name="ce20">
            <text:p>-2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06" table:style-name="ce36">
            <text:p>106</text:p>
          </table:table-cell>
          <table:table-cell office:value-type="float" office:value="2.9884409360022555" table:style-name="ce20">
            <text:p>3,0</text:p>
          </table:table-cell>
          <table:table-cell office:value-type="float" office:value="76" table:style-name="ce31">
            <text:p>76</text:p>
          </table:table-cell>
          <table:table-cell office:value-type="float" office:value="2.0435600968002152" table:style-name="ce20">
            <text:p>2,0</text:p>
          </table:table-cell>
          <table:table-cell office:value-type="float" office:value="39.473684210526301" table:style-name="ce20">
            <text:p>3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44" table:style-name="ce36">
            <text:p>44</text:p>
          </table:table-cell>
          <table:table-cell office:value-type="float" office:value="1.2404849168311249" table:style-name="ce20">
            <text:p>1,2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3547" table:style-name="ce64">
            <text:p>3 547</text:p>
          </table:table-cell>
          <table:table-cell office:value-type="float" office:value="100" table:style-name="ce65">
            <text:p>100,0</text:p>
          </table:table-cell>
          <table:table-cell office:value-type="float" office:value="3719" table:style-name="ce66">
            <text:p>3 719</text:p>
          </table:table-cell>
          <table:table-cell office:value-type="float" office:value="100" table:style-name="ce65">
            <text:p>100,0</text:p>
          </table:table-cell>
          <table:table-cell office:value-type="float" office:value="-4.6248991664425887" table:style-name="ce65">
            <text:p>-4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12208" table:style-name="ce61">
            <text:p>12 208</text:p>
          </table:table-cell>
          <table:table-cell office:value-type="float" office:value="32.500931792769286" table:style-name="ce20">
            <text:p>32,5</text:p>
          </table:table-cell>
          <table:table-cell office:value-type="float" office:value="13149" table:style-name="ce24">
            <text:p>13 149</text:p>
          </table:table-cell>
          <table:table-cell office:value-type="float" office:value="35.784460470812355" table:style-name="ce25">
            <text:p>35,8</text:p>
          </table:table-cell>
          <table:table-cell office:value-type="float" office:value="-7.1564377519203077" table:style-name="ce20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7641" table:style-name="ce24">
            <text:p>7 641</text:p>
          </table:table-cell>
          <table:table-cell office:value-type="float" office:value="20.342367286087004" table:style-name="ce25">
            <text:p>20,3</text:p>
          </table:table-cell>
          <table:table-cell office:value-type="float" office:value="7519" table:style-name="ce24">
            <text:p>7 519</text:p>
          </table:table-cell>
          <table:table-cell office:value-type="float" office:value="20.462647979316912" table:style-name="ce25">
            <text:p>20,5</text:p>
          </table:table-cell>
          <table:table-cell office:value-type="float" office:value="1.6225561909828485" table:style-name="ce26">
            <text:p>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6145" table:style-name="ce24">
            <text:p>6 145</text:p>
          </table:table-cell>
          <table:table-cell office:value-type="float" office:value="16.359618763644107" table:style-name="ce25">
            <text:p>16,4</text:p>
          </table:table-cell>
          <table:table-cell office:value-type="float" office:value="6160" table:style-name="ce24">
            <text:p>6 160</text:p>
          </table:table-cell>
          <table:table-cell office:value-type="float" office:value="16.764185603483469" table:style-name="ce25">
            <text:p>16,8</text:p>
          </table:table-cell>
          <table:table-cell office:value-type="float" office:value="-0.24350649350650144" table:style-name="ce26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4" table:style-name="ce24">
            <text:p>4</text:p>
          </table:table-cell>
          <table:table-cell office:value-type="float" office:value="1.064906022043554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9396" table:style-name="ce24">
            <text:p>9 396</text:p>
          </table:table-cell>
          <table:table-cell office:value-type="float" office:value="25.014642457803099" table:style-name="ce25">
            <text:p>25,0</text:p>
          </table:table-cell>
          <table:table-cell office:value-type="float" office:value="7570" table:style-name="ce24">
            <text:p>7 570</text:p>
          </table:table-cell>
          <table:table-cell office:value-type="float" office:value="20.60144237311199" table:style-name="ce25">
            <text:p>20,6</text:p>
          </table:table-cell>
          <table:table-cell office:value-type="float" office:value="24.121532364597087" table:style-name="ce26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2585" table:style-name="ce24">
            <text:p>2 585</text:p>
          </table:table-cell>
          <table:table-cell office:value-type="float" office:value="27.511707109408256" table:style-name="ce25">
            <text:p>27,5</text:p>
          </table:table-cell>
          <table:table-cell office:value-type="float" office:value="2389" table:style-name="ce24">
            <text:p>2 389</text:p>
          </table:table-cell>
          <table:table-cell office:value-type="float" office:value="31.55878467635403" table:style-name="ce25">
            <text:p>31,6</text:p>
          </table:table-cell>
          <table:table-cell office:value-type="float" office:value="8.2042695688572564" table:style-name="ce26">
            <text:p>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2168" table:style-name="ce24">
            <text:p>2 168</text:p>
          </table:table-cell>
          <table:table-cell office:value-type="float" office:value="5.7717906394760661" table:style-name="ce25">
            <text:p>5,8</text:p>
          </table:table-cell>
          <table:table-cell office:value-type="float" office:value="2346" table:style-name="ce24">
            <text:p>2 346</text:p>
          </table:table-cell>
          <table:table-cell office:value-type="float" office:value="6.3845421145734109" table:style-name="ce25">
            <text:p>6,4</text:p>
          </table:table-cell>
          <table:table-cell office:value-type="float" office:value="-7.5873827791986344" table:style-name="ce26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19" table:style-name="ce24">
            <text:p>219</text:p>
          </table:table-cell>
          <table:table-cell office:value-type="float" office:value="10.101476014760149" table:style-name="ce25">
            <text:p>10,1</text:p>
          </table:table-cell>
          <table:table-cell office:value-type="float" office:value="105" table:style-name="ce24">
            <text:p>105</text:p>
          </table:table-cell>
          <table:table-cell office:value-type="float" office:value="4.4757033248081841" table:style-name="ce25">
            <text:p>4,5</text:p>
          </table:table-cell>
          <table:table-cell office:value-type="float" office:value="108.57142857142856" table:style-name="ce26">
            <text:p>10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2.721458701864199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3" table:style-name="ce61">
            <text:p>63</text:p>
          </table:table-cell>
          <table:table-cell office:value-type="float" office:value="0.16772269847185986" table:style-name="ce20">
            <text:p>0,2</text:p>
          </table:table-cell>
          <table:table-cell office:value-type="float" office:value="105" table:style-name="ce24">
            <text:p>105</text:p>
          </table:table-cell>
          <table:table-cell office:value-type="float" office:value="0.28575316369574094" table:style-name="ce25">
            <text:p>0,3</text:p>
          </table:table-cell>
          <table:table-cell office:value-type="float" office:value="-40" table:style-name="ce20">
            <text:p>-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2.9284915606197753E-2" table:style-name="ce25">
            <text:p>0,0</text:p>
          </table:table-cell>
          <table:table-cell office:value-type="float" office:value="37" table:style-name="ce24">
            <text:p>37</text:p>
          </table:table-cell>
          <table:table-cell office:value-type="float" office:value="0.10069397196897537" table:style-name="ce25">
            <text:p>0,1</text:p>
          </table:table-cell>
          <table:table-cell office:value-type="float" office:value="-70.270270270270274" table:style-name="ce26">
            <text:p>-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3409" table:style-name="ce24">
            <text:p>3 409</text:p>
          </table:table-cell>
          <table:table-cell office:value-type="float" office:value="9.0756615728661938" table:style-name="ce25">
            <text:p>9,1</text:p>
          </table:table-cell>
          <table:table-cell office:value-type="float" office:value="3006" table:style-name="ce24">
            <text:p>3 006</text:p>
          </table:table-cell>
          <table:table-cell office:value-type="float" office:value="8.1807048578037822" table:style-name="ce25">
            <text:p>8,2</text:p>
          </table:table-cell>
          <table:table-cell office:value-type="float" office:value="13.406520292747842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7066" table:style-name="ce24">
            <text:p>7 066</text:p>
          </table:table-cell>
          <table:table-cell office:value-type="float" office:value="18.811564879399391" table:style-name="ce25">
            <text:p>18,8</text:p>
          </table:table-cell>
          <table:table-cell office:value-type="float" office:value="8514" table:style-name="ce24">
            <text:p>8 514</text:p>
          </table:table-cell>
          <table:table-cell office:value-type="float" office:value="23.170499387671793" table:style-name="ce25">
            <text:p>23,2</text:p>
          </table:table-cell>
          <table:table-cell office:value-type="float" office:value="-17.007282123561197" table:style-name="ce26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7837" table:style-name="ce24">
            <text:p>7 837</text:p>
          </table:table-cell>
          <table:table-cell office:value-type="float" office:value="20.864171236888346" table:style-name="ce25">
            <text:p>20,9</text:p>
          </table:table-cell>
          <table:table-cell office:value-type="float" office:value="6849" table:style-name="ce24">
            <text:p>6 849</text:p>
          </table:table-cell>
          <table:table-cell office:value-type="float" office:value="18.6392706490679" table:style-name="ce25">
            <text:p>18,6</text:p>
          </table:table-cell>
          <table:table-cell office:value-type="float" office:value="14.425463571324286" table:style-name="ce26">
            <text:p>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3466" table:style-name="ce24">
            <text:p>3 466</text:p>
          </table:table-cell>
          <table:table-cell office:value-type="float" office:value="9.2274106810074006" table:style-name="ce25">
            <text:p>9,2</text:p>
          </table:table-cell>
          <table:table-cell office:value-type="float" office:value="3199" table:style-name="ce24">
            <text:p>3 199</text:p>
          </table:table-cell>
          <table:table-cell office:value-type="float" office:value="8.7059463872635732" table:style-name="ce25">
            <text:p>8,7</text:p>
          </table:table-cell>
          <table:table-cell office:value-type="float" office:value="8.3463582369490581" table:style-name="ce26">
            <text:p>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7861" table:style-name="ce24">
            <text:p>7 861</text:p>
          </table:table-cell>
          <table:table-cell office:value-type="float" office:value="20.928065598210956" table:style-name="ce25">
            <text:p>20,9</text:p>
          </table:table-cell>
          <table:table-cell office:value-type="float" office:value="7486" table:style-name="ce24">
            <text:p>7 486</text:p>
          </table:table-cell>
          <table:table-cell office:value-type="float" office:value="20.372839842155397" table:style-name="ce25">
            <text:p>20,4</text:p>
          </table:table-cell>
          <table:table-cell office:value-type="float" office:value="5.0093507881378514" table:style-name="ce26">
            <text:p>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7849" table:style-name="ce24">
            <text:p>7 849</text:p>
          </table:table-cell>
          <table:table-cell office:value-type="float" office:value="20.896118417549651" table:style-name="ce25">
            <text:p>20,9</text:p>
          </table:table-cell>
          <table:table-cell office:value-type="float" office:value="7549" table:style-name="ce24">
            <text:p>7 549</text:p>
          </table:table-cell>
          <table:table-cell office:value-type="float" office:value="20.544291740372842" table:style-name="ce25">
            <text:p>20,5</text:p>
          </table:table-cell>
          <table:table-cell office:value-type="float" office:value="3.9740362961981788" table:style-name="ce26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100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82" table:style-name="ce61">
            <text:p>82</text:p>
          </table:table-cell>
          <table:table-cell office:value-type="float" office:value="0.21830573451892871" table:style-name="ce20">
            <text:p>0,2</text:p>
          </table:table-cell>
          <table:table-cell office:value-type="float" office:value="67" table:style-name="ce24">
            <text:p>67</text:p>
          </table:table-cell>
          <table:table-cell office:value-type="float" office:value="0.18233773302490136" table:style-name="ce25">
            <text:p>0,2</text:p>
          </table:table-cell>
          <table:table-cell office:value-type="float" office:value="22.388059701492537" table:style-name="ce20">
            <text:p>2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89" table:style-name="ce31">
            <text:p>189</text:p>
          </table:table-cell>
          <table:table-cell office:value-type="float" office:value="0.50316809541557961" table:style-name="ce32">
            <text:p>0,5</text:p>
          </table:table-cell>
          <table:table-cell office:value-type="float" office:value="100" table:style-name="ce31">
            <text:p>100</text:p>
          </table:table-cell>
          <table:table-cell office:value-type="float" office:value="0.27214587018641995" table:style-name="ce32">
            <text:p>0,3</text:p>
          </table:table-cell>
          <table:table-cell office:value-type="float" office:value="89" table:style-name="ce33">
            <text:p>8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4385" table:style-name="ce31">
            <text:p>4 385</text:p>
          </table:table-cell>
          <table:table-cell office:value-type="float" office:value="11.674032266652468" table:style-name="ce32">
            <text:p>11,7</text:p>
          </table:table-cell>
          <table:table-cell office:value-type="float" office:value="4092" table:style-name="ce31">
            <text:p>4 092</text:p>
          </table:table-cell>
          <table:table-cell office:value-type="float" office:value="11.136209008028304" table:style-name="ce32">
            <text:p>11,1</text:p>
          </table:table-cell>
          <table:table-cell office:value-type="float" office:value="7.1603128054740921" table:style-name="ce33">
            <text:p>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14871" table:style-name="ce31">
            <text:p>14 871</text:p>
          </table:table-cell>
          <table:table-cell office:value-type="float" office:value="39.590543634524252" table:style-name="ce32">
            <text:p>39,6</text:p>
          </table:table-cell>
          <table:table-cell office:value-type="float" office:value="14953" table:style-name="ce31">
            <text:p>14 953</text:p>
          </table:table-cell>
          <table:table-cell office:value-type="float" office:value="40.693971968975369" table:style-name="ce32">
            <text:p>40,7</text:p>
          </table:table-cell>
          <table:table-cell office:value-type="float" office:value="-0.54838493947703171" table:style-name="ce33">
            <text:p>-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3346" table:style-name="ce31">
            <text:p>3 346</text:p>
          </table:table-cell>
          <table:table-cell office:value-type="float" office:value="8.9079388743943344" table:style-name="ce32">
            <text:p>8,9</text:p>
          </table:table-cell>
          <table:table-cell office:value-type="float" office:value="3841" table:style-name="ce31">
            <text:p>3 841</text:p>
          </table:table-cell>
          <table:table-cell office:value-type="float" office:value="10.453122873860389" table:style-name="ce32">
            <text:p>10,5</text:p>
          </table:table-cell>
          <table:table-cell office:value-type="float" office:value="-12.887268940380096" table:style-name="ce33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3191" table:style-name="ce31">
            <text:p>3 191</text:p>
          </table:table-cell>
          <table:table-cell office:value-type="float" office:value="8.4952877908524567" table:style-name="ce32">
            <text:p>8,5</text:p>
          </table:table-cell>
          <table:table-cell office:value-type="float" office:value="3594" table:style-name="ce31">
            <text:p>3 594</text:p>
          </table:table-cell>
          <table:table-cell office:value-type="float" office:value="9.7809225744999324" table:style-name="ce32">
            <text:p>9,8</text:p>
          </table:table-cell>
          <table:table-cell office:value-type="float" office:value="-11.213132999443516" table:style-name="ce33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103" table:style-name="ce31">
            <text:p>1 103</text:p>
          </table:table-cell>
          <table:table-cell office:value-type="float" office:value="2.936478355785102" table:style-name="ce32">
            <text:p>2,9</text:p>
          </table:table-cell>
          <table:table-cell office:value-type="float" office:value="846" table:style-name="ce31">
            <text:p>846</text:p>
          </table:table-cell>
          <table:table-cell office:value-type="float" office:value="2.3023540617771125" table:style-name="ce32">
            <text:p>2,3</text:p>
          </table:table-cell>
          <table:table-cell office:value-type="float" office:value="30.378250591016524" table:style-name="ce33">
            <text:p>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756" table:style-name="ce31">
            <text:p>756</text:p>
          </table:table-cell>
          <table:table-cell office:value-type="float" office:value="2.0126723816623184" table:style-name="ce32">
            <text:p>2,0</text:p>
          </table:table-cell>
          <table:table-cell office:value-type="float" office:value="343" table:style-name="ce31">
            <text:p>343</text:p>
          </table:table-cell>
          <table:table-cell office:value-type="float" office:value="0.93346033473942036" table:style-name="ce32">
            <text:p>0,9</text:p>
          </table:table-cell>
          <table:table-cell office:value-type="float" office:value="120.40816326530611" table:style-name="ce33">
            <text:p>1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823" table:style-name="ce31">
            <text:p>823</text:p>
          </table:table-cell>
          <table:table-cell office:value-type="float" office:value="2.1910441403546135" table:style-name="ce32">
            <text:p>2,2</text:p>
          </table:table-cell>
          <table:table-cell office:value-type="float" office:value="1010" table:style-name="ce31">
            <text:p>1 010</text:p>
          </table:table-cell>
          <table:table-cell office:value-type="float" office:value="2.7486732888828413" table:style-name="ce32">
            <text:p>2,7</text:p>
          </table:table-cell>
          <table:table-cell office:value-type="float" office:value="-18.514851485148512" table:style-name="ce33">
            <text:p>-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710" table:style-name="ce31">
            <text:p>2 710</text:p>
          </table:table-cell>
          <table:table-cell office:value-type="float" office:value="7.2147382993450826" table:style-name="ce32">
            <text:p>7,2</text:p>
          </table:table-cell>
          <table:table-cell office:value-type="float" office:value="2111" table:style-name="ce31">
            <text:p>2 111</text:p>
          </table:table-cell>
          <table:table-cell office:value-type="float" office:value="5.7449993196353244" table:style-name="ce32">
            <text:p>5,7</text:p>
          </table:table-cell>
          <table:table-cell office:value-type="float" office:value="28.375177640928484" table:style-name="ce33">
            <text:p>2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36" table:style-name="ce31">
            <text:p>36</text:p>
          </table:table-cell>
          <table:table-cell office:value-type="float" office:value="9.584154198391992E-2" table:style-name="ce32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6056606340998775" table:style-name="ce32">
            <text:p>0,2</text:p>
          </table:table-cell>
          <table:table-cell office:value-type="float" office:value="-38.983050847457626" table:style-name="ce33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294" table:style-name="ce31">
            <text:p>1 294</text:p>
          </table:table-cell>
          <table:table-cell office:value-type="float" office:value="3.4449709813108993" table:style-name="ce32">
            <text:p>3,4</text:p>
          </table:table-cell>
          <table:table-cell office:value-type="float" office:value="920" table:style-name="ce31">
            <text:p>920</text:p>
          </table:table-cell>
          <table:table-cell office:value-type="float" office:value="2.5037420057150634" table:style-name="ce32">
            <text:p>2,5</text:p>
          </table:table-cell>
          <table:table-cell office:value-type="float" office:value="40.652173913043498" table:style-name="ce33">
            <text:p>4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919" table:style-name="ce31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1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3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624" table:style-name="ce31">
            <text:p>624</text:p>
          </table:table-cell>
          <table:table-cell office:value-type="float" office:value="1.6612533943879453" table:style-name="ce32">
            <text:p>1,7</text:p>
          </table:table-cell>
          <table:table-cell office:value-type="float" office:value="994" table:style-name="ce31">
            <text:p>994</text:p>
          </table:table-cell>
          <table:table-cell office:value-type="float" office:value="2.7051299496530139" table:style-name="ce32">
            <text:p>2,7</text:p>
          </table:table-cell>
          <table:table-cell office:value-type="float" office:value="-37.223340040241446" table:style-name="ce33">
            <text:p>-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689" table:style-name="ce31">
            <text:p>689</text:p>
          </table:table-cell>
          <table:table-cell office:value-type="float" office:value="1.8343006229700229" table:style-name="ce32">
            <text:p>1,8</text:p>
          </table:table-cell>
          <table:table-cell office:value-type="float" office:value="602" table:style-name="ce31">
            <text:p>602</text:p>
          </table:table-cell>
          <table:table-cell office:value-type="float" office:value="1.6383181385222481" table:style-name="ce32">
            <text:p>1,6</text:p>
          </table:table-cell>
          <table:table-cell office:value-type="float" office:value="14.451827242524928" table:style-name="ce33">
            <text:p>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622" table:style-name="ce31">
            <text:p>622</text:p>
          </table:table-cell>
          <table:table-cell office:value-type="float" office:value="1.6559288642777275" table:style-name="ce32">
            <text:p>1,7</text:p>
          </table:table-cell>
          <table:table-cell office:value-type="float" office:value="564" table:style-name="ce31">
            <text:p>564</text:p>
          </table:table-cell>
          <table:table-cell office:value-type="float" office:value="1.5349027078514084" table:style-name="ce32">
            <text:p>1,5</text:p>
          </table:table-cell>
          <table:table-cell office:value-type="float" office:value="10.283687943262422" table:style-name="ce33">
            <text:p>1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391" table:style-name="ce31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1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3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308" table:style-name="ce31">
            <text:p>308</text:p>
          </table:table-cell>
          <table:table-cell office:value-type="float" office:value="0.81997763697353709" table:style-name="ce32">
            <text:p>0,8</text:p>
          </table:table-cell>
          <table:table-cell office:value-type="float" office:value="482" table:style-name="ce31">
            <text:p>482</text:p>
          </table:table-cell>
          <table:table-cell office:value-type="float" office:value="1.311743094298544" table:style-name="ce32">
            <text:p>1,3</text:p>
          </table:table-cell>
          <table:table-cell office:value-type="float" office:value="-36.099585062240671" table:style-name="ce33">
            <text:p>-3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223" table:style-name="ce31">
            <text:p>223</text:p>
          </table:table-cell>
          <table:table-cell office:value-type="float" office:value="0.5936851072892817" table:style-name="ce32">
            <text:p>0,6</text:p>
          </table:table-cell>
          <table:table-cell office:value-type="float" office:value="404" table:style-name="ce31">
            <text:p>404</text:p>
          </table:table-cell>
          <table:table-cell office:value-type="float" office:value="1.0994693155531365" table:style-name="ce32">
            <text:p>1,1</text:p>
          </table:table-cell>
          <table:table-cell office:value-type="float" office:value="-44.801980198019805" table:style-name="ce33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5">
            <text:p>100,0</text:p>
          </table:table-cell>
          <table:table-cell office:value-type="float" office:value="2.2234317594230504" table:style-name="ce35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5429" table:style-name="ce61">
            <text:p>5 429</text:p>
          </table:table-cell>
          <table:table-cell office:value-type="float" office:value="14.453436984186146" table:style-name="ce20">
            <text:p>14,5</text:p>
          </table:table-cell>
          <table:table-cell office:value-type="float" office:value="5605" table:style-name="ce24">
            <text:p>5 605</text:p>
          </table:table-cell>
          <table:table-cell office:value-type="float" office:value="15.253776023948838" table:style-name="ce25">
            <text:p>15,3</text:p>
          </table:table-cell>
          <table:table-cell office:value-type="float" office:value="-3.1400535236396081" table:style-name="ce20">
            <text:p>-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3824" table:style-name="ce36">
            <text:p>3 824</text:p>
          </table:table-cell>
          <table:table-cell office:value-type="float" office:value="10.180501570736382" table:style-name="ce32">
            <text:p>10,2</text:p>
          </table:table-cell>
          <table:table-cell office:value-type="float" office:value="3678" table:style-name="ce36">
            <text:p>3 678</text:p>
          </table:table-cell>
          <table:table-cell office:value-type="float" office:value="10.009525105456525" table:style-name="ce32">
            <text:p>10,0</text:p>
          </table:table-cell>
          <table:table-cell office:value-type="float" office:value="3.9695486677542107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2967" table:style-name="ce36">
            <text:p>2 967</text:p>
          </table:table-cell>
          <table:table-cell office:value-type="float" office:value="7.8989404185080669" table:style-name="ce32">
            <text:p>7,9</text:p>
          </table:table-cell>
          <table:table-cell office:value-type="float" office:value="2383" table:style-name="ce36">
            <text:p>2 383</text:p>
          </table:table-cell>
          <table:table-cell office:value-type="float" office:value="6.485236086542387" table:style-name="ce32">
            <text:p>6,5</text:p>
          </table:table-cell>
          <table:table-cell office:value-type="float" office:value="24.506924045321028" table:style-name="ce37">
            <text:p>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2414" table:style-name="ce36">
            <text:p>2 414</text:p>
          </table:table-cell>
          <table:table-cell office:value-type="float" office:value="6.4267078430328519" table:style-name="ce32">
            <text:p>6,4</text:p>
          </table:table-cell>
          <table:table-cell office:value-type="float" office:value="2444" table:style-name="ce36">
            <text:p>2 444</text:p>
          </table:table-cell>
          <table:table-cell office:value-type="float" office:value="6.6512450673561032" table:style-name="ce32">
            <text:p>6,7</text:p>
          </table:table-cell>
          <table:table-cell office:value-type="float" office:value="-1.227495908346981" table:style-name="ce37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2398" table:style-name="ce36">
            <text:p>2 398</text:p>
          </table:table-cell>
          <table:table-cell office:value-type="float" office:value="6.3841116021511102" table:style-name="ce32">
            <text:p>6,4</text:p>
          </table:table-cell>
          <table:table-cell office:value-type="float" office:value="2587" table:style-name="ce36">
            <text:p>2 587</text:p>
          </table:table-cell>
          <table:table-cell office:value-type="float" office:value="7.0404136617226838" table:style-name="ce32">
            <text:p>7,0</text:p>
          </table:table-cell>
          <table:table-cell office:value-type="float" office:value="-7.3057595670661044" table:style-name="ce37">
            <text:p>-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1919" table:style-name="ce36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6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7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1745" table:style-name="ce36">
            <text:p>1 745</text:p>
          </table:table-cell>
          <table:table-cell office:value-type="float" office:value="4.6456525211650073" table:style-name="ce32">
            <text:p>4,6</text:p>
          </table:table-cell>
          <table:table-cell office:value-type="float" office:value="2051" table:style-name="ce36">
            <text:p>2 051</text:p>
          </table:table-cell>
          <table:table-cell office:value-type="float" office:value="5.5817117975234725" table:style-name="ce32">
            <text:p>5,6</text:p>
          </table:table-cell>
          <table:table-cell office:value-type="float" office:value="-14.91955143832277" table:style-name="ce37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1694" table:style-name="ce36">
            <text:p>1 694</text:p>
          </table:table-cell>
          <table:table-cell office:value-type="float" office:value="4.509877003354454" table:style-name="ce32">
            <text:p>4,5</text:p>
          </table:table-cell>
          <table:table-cell office:value-type="float" office:value="1654" table:style-name="ce36">
            <text:p>1 654</text:p>
          </table:table-cell>
          <table:table-cell office:value-type="float" office:value="4.5012926928833856" table:style-name="ce32">
            <text:p>4,5</text:p>
          </table:table-cell>
          <table:table-cell office:value-type="float" office:value="2.4183796856106454" table:style-name="ce37">
            <text:p>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1296" table:style-name="ce36">
            <text:p>1 296</text:p>
          </table:table-cell>
          <table:table-cell office:value-type="float" office:value="3.4502955114211171" table:style-name="ce32">
            <text:p>3,5</text:p>
          </table:table-cell>
          <table:table-cell office:value-type="float" office:value="604" table:style-name="ce36">
            <text:p>604</text:p>
          </table:table-cell>
          <table:table-cell office:value-type="float" office:value="1.6437610559259763" table:style-name="ce32">
            <text:p>1,6</text:p>
          </table:table-cell>
          <table:table-cell office:value-type="float" office:value="114.56953642384107" table:style-name="ce37">
            <text:p>1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3.3730898248229595" table:style-name="ce32">
            <text:p>3,4</text:p>
          </table:table-cell>
          <table:table-cell office:value-type="float" office:value="1226" table:style-name="ce36">
            <text:p>1 226</text:p>
          </table:table-cell>
          <table:table-cell office:value-type="float" office:value="3.3365083684855081" table:style-name="ce32">
            <text:p>3,3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070" table:style-name="ce36">
            <text:p>1 070</text:p>
          </table:table-cell>
          <table:table-cell office:value-type="float" office:value="2.8486236089665087" table:style-name="ce32">
            <text:p>2,8</text:p>
          </table:table-cell>
          <table:table-cell office:value-type="float" office:value="1269" table:style-name="ce36">
            <text:p>1 269</text:p>
          </table:table-cell>
          <table:table-cell office:value-type="float" office:value="3.4535310926656688" table:style-name="ce32">
            <text:p>3,5</text:p>
          </table:table-cell>
          <table:table-cell office:value-type="float" office:value="-15.681639085894403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049" table:style-name="ce36">
            <text:p>1 049</text:p>
          </table:table-cell>
          <table:table-cell office:value-type="float" office:value="2.7927160428092219" table:style-name="ce32">
            <text:p>2,8</text:p>
          </table:table-cell>
          <table:table-cell office:value-type="float" office:value="865" table:style-name="ce36">
            <text:p>865</text:p>
          </table:table-cell>
          <table:table-cell office:value-type="float" office:value="2.3540617771125323" table:style-name="ce32">
            <text:p>2,4</text:p>
          </table:table-cell>
          <table:table-cell office:value-type="float" office:value="21.271676300578036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039" table:style-name="ce36">
            <text:p>1 039</text:p>
          </table:table-cell>
          <table:table-cell office:value-type="float" office:value="2.7660933922581332" table:style-name="ce32">
            <text:p>2,8</text:p>
          </table:table-cell>
          <table:table-cell office:value-type="float" office:value="822" table:style-name="ce36">
            <text:p>822</text:p>
          </table:table-cell>
          <table:table-cell office:value-type="float" office:value="2.237039052932372" table:style-name="ce32">
            <text:p>2,2</text:p>
          </table:table-cell>
          <table:table-cell office:value-type="float" office:value="26.399026763990264" table:style-name="ce37">
            <text:p>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973" table:style-name="ce36">
            <text:p>973</text:p>
          </table:table-cell>
          <table:table-cell office:value-type="float" office:value="2.5903838986209466" table:style-name="ce32">
            <text:p>2,6</text:p>
          </table:table-cell>
          <table:table-cell office:value-type="float" office:value="1503" table:style-name="ce36">
            <text:p>1 503</text:p>
          </table:table-cell>
          <table:table-cell office:value-type="float" office:value="4.0903524289018911" table:style-name="ce32">
            <text:p>4,1</text:p>
          </table:table-cell>
          <table:table-cell office:value-type="float" office:value="-35.26280771789753" table:style-name="ce37">
            <text:p>-3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829" table:style-name="ce36">
            <text:p>829</text:p>
          </table:table-cell>
          <table:table-cell office:value-type="float" office:value="2.207017730685267" table:style-name="ce32">
            <text:p>2,2</text:p>
          </table:table-cell>
          <table:table-cell office:value-type="float" office:value="1343" table:style-name="ce36">
            <text:p>1 343</text:p>
          </table:table-cell>
          <table:table-cell office:value-type="float" office:value="3.6549190366036197" table:style-name="ce32">
            <text:p>3,7</text:p>
          </table:table-cell>
          <table:table-cell office:value-type="float" office:value="-38.272524199553239" table:style-name="ce37">
            <text:p>-3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790" table:style-name="ce36">
            <text:p>790</text:p>
          </table:table-cell>
          <table:table-cell office:value-type="float" office:value="2.1031893935360206" table:style-name="ce32">
            <text:p>2,1</text:p>
          </table:table-cell>
          <table:table-cell office:value-type="float" office:value="1023" table:style-name="ce36">
            <text:p>1 023</text:p>
          </table:table-cell>
          <table:table-cell office:value-type="float" office:value="2.7840522520070761" table:style-name="ce32">
            <text:p>2,8</text:p>
          </table:table-cell>
          <table:table-cell office:value-type="float" office:value="-22.7761485826002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777" table:style-name="ce36">
            <text:p>777</text:p>
          </table:table-cell>
          <table:table-cell office:value-type="float" office:value="2.0685799478196047" table:style-name="ce32">
            <text:p>2,1</text:p>
          </table:table-cell>
          <table:table-cell office:value-type="float" office:value="922" table:style-name="ce36">
            <text:p>922</text:p>
          </table:table-cell>
          <table:table-cell office:value-type="float" office:value="2.5091849231187919" table:style-name="ce32">
            <text:p>2,5</text:p>
          </table:table-cell>
          <table:table-cell office:value-type="float" office:value="-15.726681127982658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692" table:style-name="ce36">
            <text:p>692</text:p>
          </table:table-cell>
          <table:table-cell office:value-type="float" office:value="1.8422874181353495" table:style-name="ce32">
            <text:p>1,8</text:p>
          </table:table-cell>
          <table:table-cell office:value-type="float" office:value="281" table:style-name="ce36">
            <text:p>281</text:p>
          </table:table-cell>
          <table:table-cell office:value-type="float" office:value="0.76472989522384005" table:style-name="ce32">
            <text:p>0,8</text:p>
          </table:table-cell>
          <table:table-cell office:value-type="float" office:value="146.26334519572953" table:style-name="ce37">
            <text:p>1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646" table:style-name="ce36">
            <text:p>646</text:p>
          </table:table-cell>
          <table:table-cell office:value-type="float" office:value="1.7198232256003407" table:style-name="ce32">
            <text:p>1,7</text:p>
          </table:table-cell>
          <table:table-cell office:value-type="float" office:value="575" table:style-name="ce36">
            <text:p>575</text:p>
          </table:table-cell>
          <table:table-cell office:value-type="float" office:value="1.5648387535719146" table:style-name="ce32">
            <text:p>1,6</text:p>
          </table:table-cell>
          <table:table-cell office:value-type="float" office:value="12.347826086956516" table:style-name="ce37">
            <text:p>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615" table:style-name="ce36">
            <text:p>615</text:p>
          </table:table-cell>
          <table:table-cell office:value-type="float" office:value="1.6372930088919653" table:style-name="ce32">
            <text:p>1,6</text:p>
          </table:table-cell>
          <table:table-cell office:value-type="float" office:value="814" table:style-name="ce36">
            <text:p>814</text:p>
          </table:table-cell>
          <table:table-cell office:value-type="float" office:value="2.2152673833174581" table:style-name="ce32">
            <text:p>2,2</text:p>
          </table:table-cell>
          <table:table-cell office:value-type="float" office:value="-24.447174447174447" table:style-name="ce37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29" table:style-name="ce36">
            <text:p>4 129</text:p>
          </table:table-cell>
          <table:table-cell office:value-type="float" office:value="10.992492412544593" table:style-name="ce32">
            <text:p>11,0</text:p>
          </table:table-cell>
          <table:table-cell office:value-type="float" office:value="3542" table:style-name="ce36">
            <text:p>3 542</text:p>
          </table:table-cell>
          <table:table-cell office:value-type="float" office:value="9.6394067220029935" table:style-name="ce32">
            <text:p>9,6</text:p>
          </table:table-cell>
          <table:table-cell office:value-type="float" office:value="16.572557876905691" table:style-name="ce37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595" table:style-name="ce61">
            <text:p>1 595</text:p>
          </table:table-cell>
          <table:table-cell office:value-type="float" office:value="4.2463127628986745" table:style-name="ce20">
            <text:p>4,2</text:p>
          </table:table-cell>
          <table:table-cell office:value-type="float" office:value="903" table:style-name="ce24">
            <text:p>903</text:p>
          </table:table-cell>
          <table:table-cell office:value-type="float" office:value="2.4574772077833718" table:style-name="ce25">
            <text:p>2,5</text:p>
          </table:table-cell>
          <table:table-cell office:value-type="float" office:value="76.633444075304567" table:style-name="ce20">
            <text:p>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1519" table:style-name="ce36">
            <text:p>1 519</text:p>
          </table:table-cell>
          <table:table-cell office:value-type="float" office:value="4.0439806187103988" table:style-name="ce32">
            <text:p>4,0</text:p>
          </table:table-cell>
          <table:table-cell office:value-type="float" office:value="1008" table:style-name="ce36">
            <text:p>1 008</text:p>
          </table:table-cell>
          <table:table-cell office:value-type="float" office:value="2.7432303714791129" table:style-name="ce32">
            <text:p>2,7</text:p>
          </table:table-cell>
          <table:table-cell office:value-type="float" office:value="50.694444444444457" table:style-name="ce37">
            <text:p>5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196" table:style-name="ce36">
            <text:p>1 196</text:p>
          </table:table-cell>
          <table:table-cell office:value-type="float" office:value="3.1840690059102283" table:style-name="ce32">
            <text:p>3,2</text:p>
          </table:table-cell>
          <table:table-cell office:value-type="float" office:value="583" table:style-name="ce36">
            <text:p>583</text:p>
          </table:table-cell>
          <table:table-cell office:value-type="float" office:value="1.5866104231868281" table:style-name="ce32">
            <text:p>1,6</text:p>
          </table:table-cell>
          <table:table-cell office:value-type="float" office:value="105.14579759862778" table:style-name="ce37">
            <text:p>10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2.6196688142271443" table:style-name="ce32">
            <text:p>2,6</text:p>
          </table:table-cell>
          <table:table-cell office:value-type="float" office:value="902" table:style-name="ce36">
            <text:p>902</text:p>
          </table:table-cell>
          <table:table-cell office:value-type="float" office:value="2.454755749081508" table:style-name="ce32">
            <text:p>2,5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762" table:style-name="ce36">
            <text:p>762</text:p>
          </table:table-cell>
          <table:table-cell office:value-type="float" office:value="2.0286459719929715" table:style-name="ce32">
            <text:p>2,0</text:p>
          </table:table-cell>
          <table:table-cell office:value-type="float" office:value="507" table:style-name="ce36">
            <text:p>507</text:p>
          </table:table-cell>
          <table:table-cell office:value-type="float" office:value="1.3797795618451489" table:style-name="ce32">
            <text:p>1,4</text:p>
          </table:table-cell>
          <table:table-cell office:value-type="float" office:value="50.295857988165665" table:style-name="ce37">
            <text:p>5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690" table:style-name="ce36">
            <text:p>690</text:p>
          </table:table-cell>
          <table:table-cell office:value-type="float" office:value="1.8369628880251319" table:style-name="ce32">
            <text:p>1,8</text:p>
          </table:table-cell>
          <table:table-cell office:value-type="float" office:value="653" table:style-name="ce36">
            <text:p>653</text:p>
          </table:table-cell>
          <table:table-cell office:value-type="float" office:value="1.7771125323173222" table:style-name="ce32">
            <text:p>1,8</text:p>
          </table:table-cell>
          <table:table-cell office:value-type="float" office:value="5.6661562021439522" table:style-name="ce37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577" table:style-name="ce36">
            <text:p>577</text:p>
          </table:table-cell>
          <table:table-cell office:value-type="float" office:value="1.5361269367978276" table:style-name="ce32">
            <text:p>1,5</text:p>
          </table:table-cell>
          <table:table-cell office:value-type="float" office:value="433" table:style-name="ce36">
            <text:p>433</text:p>
          </table:table-cell>
          <table:table-cell office:value-type="float" office:value="1.1783916179071983" table:style-name="ce32">
            <text:p>1,2</text:p>
          </table:table-cell>
          <table:table-cell office:value-type="float" office:value="33.256351039260977" table:style-name="ce37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556" table:style-name="ce36">
            <text:p>556</text:p>
          </table:table-cell>
          <table:table-cell office:value-type="float" office:value="1.4802193706405409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0.87630970200027214" table:style-name="ce32">
            <text:p>0,9</text:p>
          </table:table-cell>
          <table:table-cell office:value-type="float" office:value="72.670807453416131" table:style-name="ce37">
            <text:p>7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54" table:style-name="ce36">
            <text:p>554</text:p>
          </table:table-cell>
          <table:table-cell office:value-type="float" office:value="1.4748948405303233" table:style-name="ce32">
            <text:p>1,5</text:p>
          </table:table-cell>
          <table:table-cell office:value-type="float" office:value="691" table:style-name="ce36">
            <text:p>691</text:p>
          </table:table-cell>
          <table:table-cell office:value-type="float" office:value="1.8805279629881617" table:style-name="ce32">
            <text:p>1,9</text:p>
          </table:table-cell>
          <table:table-cell office:value-type="float" office:value="-19.826338639652676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514" table:style-name="ce36">
            <text:p>514</text:p>
          </table:table-cell>
          <table:table-cell office:value-type="float" office:value="1.3684042383259678" table:style-name="ce32">
            <text:p>1,4</text:p>
          </table:table-cell>
          <table:table-cell office:value-type="float" office:value="610" table:style-name="ce36">
            <text:p>610</text:p>
          </table:table-cell>
          <table:table-cell office:value-type="float" office:value="1.6600898081371616" table:style-name="ce32">
            <text:p>1,7</text:p>
          </table:table-cell>
          <table:table-cell office:value-type="float" office:value="-15.737704918032776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510" table:style-name="ce36">
            <text:p>510</text:p>
          </table:table-cell>
          <table:table-cell office:value-type="float" office:value="1.3577551781055321" table:style-name="ce32">
            <text:p>1,4</text:p>
          </table:table-cell>
          <table:table-cell office:value-type="float" office:value="687" table:style-name="ce36">
            <text:p>687</text:p>
          </table:table-cell>
          <table:table-cell office:value-type="float" office:value="1.869642128180705" table:style-name="ce32">
            <text:p>1,9</text:p>
          </table:table-cell>
          <table:table-cell office:value-type="float" office:value="-25.764192139737986" table:style-name="ce37">
            <text:p>-2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94" table:style-name="ce36">
            <text:p>494</text:p>
          </table:table-cell>
          <table:table-cell office:value-type="float" office:value="1.31515893722379" table:style-name="ce32">
            <text:p>1,3</text:p>
          </table:table-cell>
          <table:table-cell office:value-type="float" office:value="627" table:style-name="ce36">
            <text:p>627</text:p>
          </table:table-cell>
          <table:table-cell office:value-type="float" office:value="1.706354606068853" table:style-name="ce32">
            <text:p>1,7</text:p>
          </table:table-cell>
          <table:table-cell office:value-type="float" office:value="-21.212121212121204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457" table:style-name="ce36">
            <text:p>457</text:p>
          </table:table-cell>
          <table:table-cell office:value-type="float" office:value="1.2166551301847612" table:style-name="ce32">
            <text:p>1,2</text:p>
          </table:table-cell>
          <table:table-cell office:value-type="float" office:value="594" table:style-name="ce36">
            <text:p>594</text:p>
          </table:table-cell>
          <table:table-cell office:value-type="float" office:value="1.6165464689073343" table:style-name="ce32">
            <text:p>1,6</text:p>
          </table:table-cell>
          <table:table-cell office:value-type="float" office:value="-23.063973063973066" table:style-name="ce37">
            <text:p>-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426" table:style-name="ce36">
            <text:p>426</text:p>
          </table:table-cell>
          <table:table-cell office:value-type="float" office:value="1.1341249134763858" table:style-name="ce32">
            <text:p>1,1</text:p>
          </table:table-cell>
          <table:table-cell office:value-type="float" office:value="504" table:style-name="ce36">
            <text:p>504</text:p>
          </table:table-cell>
          <table:table-cell office:value-type="float" office:value="1.3716151857395564" table:style-name="ce32">
            <text:p>1,4</text:p>
          </table:table-cell>
          <table:table-cell office:value-type="float" office:value="-15.476190476190482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1.0888664075395347" table:style-name="ce32">
            <text:p>1,1</text:p>
          </table:table-cell>
          <table:table-cell office:value-type="float" office:value="122" table:style-name="ce36">
            <text:p>122</text:p>
          </table:table-cell>
          <table:table-cell office:value-type="float" office:value="0.3320179616274323" table:style-name="ce32">
            <text:p>0,3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404" table:style-name="ce36">
            <text:p>404</text:p>
          </table:table-cell>
          <table:table-cell office:value-type="float" office:value="1.0755550822639901" table:style-name="ce32">
            <text:p>1,1</text:p>
          </table:table-cell>
          <table:table-cell office:value-type="float" office:value="292" table:style-name="ce36">
            <text:p>292</text:p>
          </table:table-cell>
          <table:table-cell office:value-type="float" office:value="0.79466594094434617" table:style-name="ce32">
            <text:p>0,8</text:p>
          </table:table-cell>
          <table:table-cell office:value-type="float" office:value="38.356164383561634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402" table:style-name="ce36">
            <text:p>402</text:p>
          </table:table-cell>
          <table:table-cell office:value-type="float" office:value="1.0702305521537725" table:style-name="ce32">
            <text:p>1,1</text:p>
          </table:table-cell>
          <table:table-cell office:value-type="float" office:value="768" table:style-name="ce36">
            <text:p>768</text:p>
          </table:table-cell>
          <table:table-cell office:value-type="float" office:value="2.0900802830317051" table:style-name="ce32">
            <text:p>2,1</text:p>
          </table:table-cell>
          <table:table-cell office:value-type="float" office:value="-47.65625" table:style-name="ce37">
            <text:p>-4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Space Star</text:p>
          </table:table-cell>
          <table:table-cell office:value-type="float" office:value="391" table:style-name="ce36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6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7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388" table:style-name="ce36">
            <text:p>388</text:p>
          </table:table-cell>
          <table:table-cell office:value-type="float" office:value="1.0329588413822479" table:style-name="ce32">
            <text:p>1,0</text:p>
          </table:table-cell>
          <table:table-cell office:value-type="float" office:value="180" table:style-name="ce36">
            <text:p>180</text:p>
          </table:table-cell>
          <table:table-cell office:value-type="float" office:value="0.48986256633555586" table:style-name="ce32">
            <text:p>0,5</text:p>
          </table:table-cell>
          <table:table-cell office:value-type="float" office:value="115.55555555555554" table:style-name="ce37">
            <text:p>1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assat</text:p>
          </table:table-cell>
          <table:table-cell office:value-type="float" office:value="373" table:style-name="ce36">
            <text:p>373</text:p>
          </table:table-cell>
          <table:table-cell office:value-type="float" office:value="0.99302486555561476" table:style-name="ce32">
            <text:p>1,0</text:p>
          </table:table-cell>
          <table:table-cell office:value-type="float" office:value="269" table:style-name="ce36">
            <text:p>269</text:p>
          </table:table-cell>
          <table:table-cell office:value-type="float" office:value="0.73207239080146957" table:style-name="ce32">
            <text:p>0,7</text:p>
          </table:table-cell>
          <table:table-cell office:value-type="float" office:value="38.661710037174714" table:style-name="ce37">
            <text:p>3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4361" table:style-name="ce36">
            <text:p>24 361</text:p>
          </table:table-cell>
          <table:table-cell office:value-type="float" office:value="64.855439007507584" table:style-name="ce32">
            <text:p>64,9</text:p>
          </table:table-cell>
          <table:table-cell office:value-type="float" office:value="25881" table:style-name="ce36">
            <text:p>25 881</text:p>
          </table:table-cell>
          <table:table-cell office:value-type="float" office:value="70.434072662947344" table:style-name="ce32">
            <text:p>70,4</text:p>
          </table:table-cell>
          <table:table-cell office:value-type="float" office:value="-5.8730342722460449" table:style-name="ce37">
            <text:p>-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20.618388934092756" table:style-name="ce32">
            <text:p>20,6</text:p>
          </table:table-cell>
          <table:table-cell office:value-type="float" office:value="1226" table:style-name="ce36">
            <text:p>1 226</text:p>
          </table:table-cell>
          <table:table-cell office:value-type="float" office:value="19.902597402597401" table:style-name="ce32">
            <text:p>19,9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987" table:style-name="ce36">
            <text:p>987</text:p>
          </table:table-cell>
          <table:table-cell office:value-type="float" office:value="16.061838893409274" table:style-name="ce32">
            <text:p>16,1</text:p>
          </table:table-cell>
          <table:table-cell office:value-type="float" office:value="576" table:style-name="ce36">
            <text:p>576</text:p>
          </table:table-cell>
          <table:table-cell office:value-type="float" office:value="9.3506493506493502" table:style-name="ce32">
            <text:p>9,4</text:p>
          </table:table-cell>
          <table:table-cell office:value-type="float" office:value="71.354166666666686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438" table:style-name="ce36">
            <text:p>438</text:p>
          </table:table-cell>
          <table:table-cell office:value-type="float" office:value="7.1277461350691613" table:style-name="ce32">
            <text:p>7,1</text:p>
          </table:table-cell>
          <table:table-cell office:value-type="float" office:value="491" table:style-name="ce36">
            <text:p>491</text:p>
          </table:table-cell>
          <table:table-cell office:value-type="float" office:value="7.970779220779221" table:style-name="ce32">
            <text:p>8,0</text:p>
          </table:table-cell>
          <table:table-cell office:value-type="float" office:value="-10.794297352342156" table:style-name="ce37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81" table:style-name="ce36">
            <text:p>381</text:p>
          </table:table-cell>
          <table:table-cell office:value-type="float" office:value="6.200162733930024" table:style-name="ce32">
            <text:p>6,2</text:p>
          </table:table-cell>
          <table:table-cell office:value-type="float" office:value="30" table:style-name="ce36">
            <text:p>30</text:p>
          </table:table-cell>
          <table:table-cell office:value-type="float" office:value="0.48701298701298701" table:style-name="ce32">
            <text:p>0,5</text:p>
          </table:table-cell>
          <table:table-cell office:value-type="float" office:value="1170" table:style-name="ce37">
            <text:p>1 17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58" table:style-name="ce36">
            <text:p>358</text:p>
          </table:table-cell>
          <table:table-cell office:value-type="float" office:value="5.8258746948738809" table:style-name="ce32">
            <text:p>5,8</text:p>
          </table:table-cell>
          <table:table-cell office:value-type="float" office:value="671" table:style-name="ce36">
            <text:p>671</text:p>
          </table:table-cell>
          <table:table-cell office:value-type="float" office:value="10.892857142857142" table:style-name="ce32">
            <text:p>10,9</text:p>
          </table:table-cell>
          <table:table-cell office:value-type="float" office:value="-46.646795827123697" table:style-name="ce37">
            <text:p>-4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40" table:style-name="ce36">
            <text:p>340</text:p>
          </table:table-cell>
          <table:table-cell office:value-type="float" office:value="5.532953620829943" table:style-name="ce32">
            <text:p>5,5</text:p>
          </table:table-cell>
          <table:table-cell office:value-type="float" office:value="305" table:style-name="ce36">
            <text:p>305</text:p>
          </table:table-cell>
          <table:table-cell office:value-type="float" office:value="4.9512987012987013" table:style-name="ce32">
            <text:p>5,0</text:p>
          </table:table-cell>
          <table:table-cell office:value-type="float" office:value="11.47540983606558" table:style-name="ce37">
            <text:p>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9" table:style-name="ce36">
            <text:p>279</text:p>
          </table:table-cell>
          <table:table-cell office:value-type="float" office:value="4.5402766476810417" table:style-name="ce32">
            <text:p>4,5</text:p>
          </table:table-cell>
          <table:table-cell office:value-type="float" office:value="302" table:style-name="ce36">
            <text:p>302</text:p>
          </table:table-cell>
          <table:table-cell office:value-type="float" office:value="4.9025974025974026" table:style-name="ce32">
            <text:p>4,9</text:p>
          </table:table-cell>
          <table:table-cell office:value-type="float" office:value="-7.615894039735096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60" table:style-name="ce36">
            <text:p>260</text:p>
          </table:table-cell>
          <table:table-cell office:value-type="float" office:value="4.2310821806346626" table:style-name="ce32">
            <text:p>4,2</text:p>
          </table:table-cell>
          <table:table-cell office:value-type="float" office:value="147" table:style-name="ce36">
            <text:p>147</text:p>
          </table:table-cell>
          <table:table-cell office:value-type="float" office:value="2.3863636363636362" table:style-name="ce32">
            <text:p>2,4</text:p>
          </table:table-cell>
          <table:table-cell office:value-type="float" office:value="76.870748299319729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227" table:style-name="ce36">
            <text:p>227</text:p>
          </table:table-cell>
          <table:table-cell office:value-type="float" office:value="3.6940602115541088" table:style-name="ce32">
            <text:p>3,7</text:p>
          </table:table-cell>
          <table:table-cell office:value-type="float" office:value="213" table:style-name="ce36">
            <text:p>213</text:p>
          </table:table-cell>
          <table:table-cell office:value-type="float" office:value="3.4577922077922079" table:style-name="ce32">
            <text:p>3,5</text:p>
          </table:table-cell>
          <table:table-cell office:value-type="float" office:value="6.5727699530516475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4" table:style-name="ce36">
            <text:p>1 264</text:p>
          </table:table-cell>
          <table:table-cell office:value-type="float" office:value="20.569568755085434" table:style-name="ce32">
            <text:p>20,6</text:p>
          </table:table-cell>
          <table:table-cell office:value-type="float" office:value="1830" table:style-name="ce36">
            <text:p>1 830</text:p>
          </table:table-cell>
          <table:table-cell office:value-type="float" office:value="29.707792207792206" table:style-name="ce32">
            <text:p>29,7</text:p>
          </table:table-cell>
          <table:table-cell office:value-type="float" office:value="-30.928961748633881" table:style-name="ce37">
            <text:p>-30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16.013018714401952" table:style-name="ce32">
            <text:p>16,0</text:p>
          </table:table-cell>
          <table:table-cell office:value-type="float" office:value="902" table:style-name="ce36">
            <text:p>902</text:p>
          </table:table-cell>
          <table:table-cell office:value-type="float" office:value="14.642857142857142" table:style-name="ce32">
            <text:p>14,6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6.6558177379983725" table:style-name="ce32">
            <text:p>6,7</text:p>
          </table:table-cell>
          <table:table-cell office:value-type="float" office:value="122" table:style-name="ce36">
            <text:p>122</text:p>
          </table:table-cell>
          <table:table-cell office:value-type="float" office:value="1.9805194805194806" table:style-name="ce32">
            <text:p>2,0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59" table:style-name="ce36">
            <text:p>259</text:p>
          </table:table-cell>
          <table:table-cell office:value-type="float" office:value="4.2148087876322213" table:style-name="ce32">
            <text:p>4,2</text:p>
          </table:table-cell>
          <table:table-cell office:value-type="float" office:value="356" table:style-name="ce36">
            <text:p>356</text:p>
          </table:table-cell>
          <table:table-cell office:value-type="float" office:value="5.779220779220779" table:style-name="ce32">
            <text:p>5,8</text:p>
          </table:table-cell>
          <table:table-cell office:value-type="float" office:value="-27.247191011235955" table:style-name="ce37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58" table:style-name="ce36">
            <text:p>258</text:p>
          </table:table-cell>
          <table:table-cell office:value-type="float" office:value="4.1985353946297801" table:style-name="ce32">
            <text:p>4,2</text:p>
          </table:table-cell>
          <table:table-cell office:value-type="float" office:value="259" table:style-name="ce36">
            <text:p>259</text:p>
          </table:table-cell>
          <table:table-cell office:value-type="float" office:value="4.2045454545454541" table:style-name="ce32">
            <text:p>4,2</text:p>
          </table:table-cell>
          <table:table-cell office:value-type="float" office:value="-0.38610038610038089" table:style-name="ce37">
            <text:p>-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45" table:style-name="ce36">
            <text:p>245</text:p>
          </table:table-cell>
          <table:table-cell office:value-type="float" office:value="3.9869812855980471" table:style-name="ce32">
            <text:p>4,0</text:p>
          </table:table-cell>
          <table:table-cell office:value-type="float" office:value="160" table:style-name="ce36">
            <text:p>160</text:p>
          </table:table-cell>
          <table:table-cell office:value-type="float" office:value="2.5974025974025974" table:style-name="ce32">
            <text:p>2,6</text:p>
          </table:table-cell>
          <table:table-cell office:value-type="float" office:value="53.125" table:style-name="ce37">
            <text:p>5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475" table:style-name="ce36">
            <text:p>475</text:p>
          </table:table-cell>
          <table:table-cell office:value-type="float" office:value="7.7110389610389607" table:style-name="ce32">
            <text:p>7,7</text:p>
          </table:table-cell>
          <table:table-cell office:value-type="float" office:value="-64.84210526315789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166" table:style-name="ce36">
            <text:p>166</text:p>
          </table:table-cell>
          <table:table-cell office:value-type="float" office:value="2.7013832384052074" table:style-name="ce32">
            <text:p>2,7</text:p>
          </table:table-cell>
          <table:table-cell office:value-type="float" office:value="206" table:style-name="ce36">
            <text:p>206</text:p>
          </table:table-cell>
          <table:table-cell office:value-type="float" office:value="3.3441558441558441" table:style-name="ce32">
            <text:p>3,3</text:p>
          </table:table-cell>
          <table:table-cell office:value-type="float" office:value="-19.417475728155338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56" table:style-name="ce36">
            <text:p>156</text:p>
          </table:table-cell>
          <table:table-cell office:value-type="float" office:value="2.5386493083807973" table:style-name="ce32">
            <text:p>2,5</text:p>
          </table:table-cell>
          <table:table-cell office:value-type="float" office:value="84" table:style-name="ce36">
            <text:p>84</text:p>
          </table:table-cell>
          <table:table-cell office:value-type="float" office:value="1.3636363636363635" table:style-name="ce32">
            <text:p>1,4</text:p>
          </table:table-cell>
          <table:table-cell office:value-type="float" office:value="85.714285714285722" table:style-name="ce37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6" table:style-name="ce36">
            <text:p>146</text:p>
          </table:table-cell>
          <table:table-cell office:value-type="float" office:value="2.3759153783563871" table:style-name="ce32">
            <text:p>2,4</text:p>
          </table:table-cell>
          <table:table-cell office:value-type="float" office:value="303" table:style-name="ce36">
            <text:p>303</text:p>
          </table:table-cell>
          <table:table-cell office:value-type="float" office:value="4.9188311688311686" table:style-name="ce32">
            <text:p>4,9</text:p>
          </table:table-cell>
          <table:table-cell office:value-type="float" office:value="-51.81518151815181" table:style-name="ce37">
            <text:p>-5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011" table:style-name="ce36">
            <text:p>3 011</text:p>
          </table:table-cell>
          <table:table-cell office:value-type="float" office:value="48.999186330349879" table:style-name="ce32">
            <text:p>49,0</text:p>
          </table:table-cell>
          <table:table-cell office:value-type="float" office:value="2924" table:style-name="ce36">
            <text:p>2 924</text:p>
          </table:table-cell>
          <table:table-cell office:value-type="float" office:value="47.467532467532465" table:style-name="ce32">
            <text:p>47,5</text:p>
          </table:table-cell>
          <table:table-cell office:value-type="float" office:value="2.9753761969904247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6145" table:style-name="ce34">
            <text:p>6 145</text:p>
          </table:table-cell>
          <table:table-cell office:value-type="float" office:value="100" table:style-name="ce38">
            <text:p>100,0</text:p>
          </table:table-cell>
          <table:table-cell office:value-type="float" office:value="6160" table:style-name="ce34">
            <text:p>6 160</text:p>
          </table:table-cell>
          <table:table-cell office:value-type="float" office:value="100" table:style-name="ce38">
            <text:p>100,0</text:p>
          </table:table-cell>
          <table:table-cell office:value-type="float" office:value="-0.24350649350650144" table:style-name="ce39">
            <text:p>-0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76" table:style-name="ce24">
            <text:p>76</text:p>
          </table:table-cell>
          <table:table-cell office:value-type="float" office:value="0.37981009495252377" table:style-name="ce25">
            <text:p>0,4</text:p>
          </table:table-cell>
          <table:table-cell office:value-type="float" office:value="141" table:style-name="ce24">
            <text:p>141</text:p>
          </table:table-cell>
          <table:table-cell office:value-type="float" office:value="0.37537937277035299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5" table:style-name="ce48">
            <text:p>5</text:p>
          </table:table-cell>
          <table:table-cell office:value-type="float" office:value="2.4987506246876564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2.1298120440871093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962" table:style-name="ce48">
            <text:p>962</text:p>
          </table:table-cell>
          <table:table-cell office:value-type="float" office:value="4.8075962018990506" table:style-name="ce49">
            <text:p>4,8</text:p>
          </table:table-cell>
          <table:table-cell office:value-type="float" office:value="2414" table:style-name="ce48">
            <text:p>2 414</text:p>
          </table:table-cell>
          <table:table-cell office:value-type="float" office:value="6.4267078430328519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9.995002498750625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406" table:style-name="ce48">
            <text:p>1 406</text:p>
          </table:table-cell>
          <table:table-cell office:value-type="float" office:value="7.0264867566216891" table:style-name="ce49">
            <text:p>7,0</text:p>
          </table:table-cell>
          <table:table-cell office:value-type="float" office:value="2967" table:style-name="ce48">
            <text:p>2 967</text:p>
          </table:table-cell>
          <table:table-cell office:value-type="float" office:value="7.8989404185080669" table:style-name="ce49">
            <text:p>7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224" table:style-name="ce48">
            <text:p>224</text:p>
          </table:table-cell>
          <table:table-cell office:value-type="float" office:value="1.11944027986007" table:style-name="ce49">
            <text:p>1,1</text:p>
          </table:table-cell>
          <table:table-cell office:value-type="float" office:value="381" table:style-name="ce48">
            <text:p>381</text:p>
          </table:table-cell>
          <table:table-cell office:value-type="float" office:value="1.0143229859964857" table:style-name="ce49">
            <text:p>1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362" table:style-name="ce48">
            <text:p>362</text:p>
          </table:table-cell>
          <table:table-cell office:value-type="float" office:value="1.8090954522738631" table:style-name="ce49">
            <text:p>1,8</text:p>
          </table:table-cell>
          <table:table-cell office:value-type="float" office:value="572" table:style-name="ce48">
            <text:p>572</text:p>
          </table:table-cell>
          <table:table-cell office:value-type="float" office:value="1.5228156115222831" table:style-name="ce49">
            <text:p>1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306" table:style-name="ce48">
            <text:p>306</text:p>
          </table:table-cell>
          <table:table-cell office:value-type="float" office:value="1.5292353823088456" table:style-name="ce49">
            <text:p>1,5</text:p>
          </table:table-cell>
          <table:table-cell office:value-type="float" office:value="790" table:style-name="ce48">
            <text:p>790</text:p>
          </table:table-cell>
          <table:table-cell office:value-type="float" office:value="2.1031893935360206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001" table:style-name="ce48">
            <text:p>1 001</text:p>
          </table:table-cell>
          <table:table-cell office:value-type="float" office:value="5.0024987506246879" table:style-name="ce49">
            <text:p>5,0</text:p>
          </table:table-cell>
          <table:table-cell office:value-type="float" office:value="1919" table:style-name="ce48">
            <text:p>1 919</text:p>
          </table:table-cell>
          <table:table-cell office:value-type="float" office:value="5.108886640753953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8" table:style-name="ce48">
            <text:p>18</text:p>
          </table:table-cell>
          <table:table-cell office:value-type="float" office:value="8.9955022488755629E-2" table:style-name="ce49">
            <text:p>0,1</text:p>
          </table:table-cell>
          <table:table-cell office:value-type="float" office:value="45" table:style-name="ce48">
            <text:p>45</text:p>
          </table:table-cell>
          <table:table-cell office:value-type="float" office:value="0.1198019274798999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3.460944571641552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60" table:style-name="ce48">
            <text:p>260</text:p>
          </table:table-cell>
          <table:table-cell office:value-type="float" office:value="1.2993503248375813" table:style-name="ce49">
            <text:p>1,3</text:p>
          </table:table-cell>
          <table:table-cell office:value-type="float" office:value="495" table:style-name="ce48">
            <text:p>495</text:p>
          </table:table-cell>
          <table:table-cell office:value-type="float" office:value="1.317821202278898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7" table:style-name="ce48">
            <text:p>17</text:p>
          </table:table-cell>
          <table:table-cell office:value-type="float" office:value="8.4957521239380315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0.1623981683616420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515" table:style-name="ce48">
            <text:p>515</text:p>
          </table:table-cell>
          <table:table-cell office:value-type="float" office:value="2.5737131434282858" table:style-name="ce49">
            <text:p>2,6</text:p>
          </table:table-cell>
          <table:table-cell office:value-type="float" office:value="973" table:style-name="ce48">
            <text:p>973</text:p>
          </table:table-cell>
          <table:table-cell office:value-type="float" office:value="2.5903838986209466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1" table:style-name="ce48">
            <text:p>121</text:p>
          </table:table-cell>
          <table:table-cell office:value-type="float" office:value="0.60469765117441276" table:style-name="ce49">
            <text:p>0,6</text:p>
          </table:table-cell>
          <table:table-cell office:value-type="float" office:value="175" table:style-name="ce48">
            <text:p>175</text:p>
          </table:table-cell>
          <table:table-cell office:value-type="float" office:value="0.46589638464405514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18" table:style-name="ce48">
            <text:p>518</text:p>
          </table:table-cell>
          <table:table-cell office:value-type="float" office:value="2.5887056471764121" table:style-name="ce49">
            <text:p>2,6</text:p>
          </table:table-cell>
          <table:table-cell office:value-type="float" office:value="777" table:style-name="ce48">
            <text:p>777</text:p>
          </table:table-cell>
          <table:table-cell office:value-type="float" office:value="2.0685799478196047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4.79207709919599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85" table:style-name="ce48">
            <text:p>85</text:p>
          </table:table-cell>
          <table:table-cell office:value-type="float" office:value="0.42478760619690153" table:style-name="ce49">
            <text:p>0,4</text:p>
          </table:table-cell>
          <table:table-cell office:value-type="float" office:value="179" table:style-name="ce48">
            <text:p>179</text:p>
          </table:table-cell>
          <table:table-cell office:value-type="float" office:value="0.47654544486449069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91" table:style-name="ce48">
            <text:p>491</text:p>
          </table:table-cell>
          <table:table-cell office:value-type="float" office:value="2.4537731134432783" table:style-name="ce49">
            <text:p>2,5</text:p>
          </table:table-cell>
          <table:table-cell office:value-type="float" office:value="1070" table:style-name="ce48">
            <text:p>1 070</text:p>
          </table:table-cell>
          <table:table-cell office:value-type="float" office:value="2.8486236089665087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04" table:style-name="ce48">
            <text:p>104</text:p>
          </table:table-cell>
          <table:table-cell office:value-type="float" office:value="0.51974012993503249" table:style-name="ce49">
            <text:p>0,5</text:p>
          </table:table-cell>
          <table:table-cell office:value-type="float" office:value="217" table:style-name="ce48">
            <text:p>217</text:p>
          </table:table-cell>
          <table:table-cell office:value-type="float" office:value="0.57771151695862843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25" table:style-name="ce48">
            <text:p>25</text:p>
          </table:table-cell>
          <table:table-cell office:value-type="float" office:value="0.12493753123438281" table:style-name="ce49">
            <text:p>0,1</text:p>
          </table:table-cell>
          <table:table-cell office:value-type="float" office:value="58" table:style-name="ce48">
            <text:p>58</text:p>
          </table:table-cell>
          <table:table-cell office:value-type="float" office:value="0.15441137319631543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4992503748125937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661" table:style-name="ce48">
            <text:p>661</text:p>
          </table:table-cell>
          <table:table-cell office:value-type="float" office:value="3.3033483258370815" table:style-name="ce49">
            <text:p>3,3</text:p>
          </table:table-cell>
          <table:table-cell office:value-type="float" office:value="1049" table:style-name="ce48">
            <text:p>1 049</text:p>
          </table:table-cell>
          <table:table-cell office:value-type="float" office:value="2.7927160428092219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959" table:style-name="ce48">
            <text:p>959</text:p>
          </table:table-cell>
          <table:table-cell office:value-type="float" office:value="4.7926036981509244" table:style-name="ce49">
            <text:p>4,8</text:p>
          </table:table-cell>
          <table:table-cell office:value-type="float" office:value="1745" table:style-name="ce48">
            <text:p>1 745</text:p>
          </table:table-cell>
          <table:table-cell office:value-type="float" office:value="4.6456525211650073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314" table:style-name="ce48">
            <text:p>314</text:p>
          </table:table-cell>
          <table:table-cell office:value-type="float" office:value="1.5692153923038481" table:style-name="ce49">
            <text:p>1,6</text:p>
          </table:table-cell>
          <table:table-cell office:value-type="float" office:value="480" table:style-name="ce48">
            <text:p>480</text:p>
          </table:table-cell>
          <table:table-cell office:value-type="float" office:value="1.2778872264522656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32" table:style-name="ce48">
            <text:p>132</text:p>
          </table:table-cell>
          <table:table-cell office:value-type="float" office:value="0.65967016491754127" table:style-name="ce49">
            <text:p>0,7</text:p>
          </table:table-cell>
          <table:table-cell office:value-type="float" office:value="287" table:style-name="ce48">
            <text:p>287</text:p>
          </table:table-cell>
          <table:table-cell office:value-type="float" office:value="0.76407007081625045" table:style-name="ce49">
            <text:p>0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61" table:style-name="ce48">
            <text:p>361</text:p>
          </table:table-cell>
          <table:table-cell office:value-type="float" office:value="1.8040979510244879" table:style-name="ce49">
            <text:p>1,8</text:p>
          </table:table-cell>
          <table:table-cell office:value-type="float" office:value="692" table:style-name="ce48">
            <text:p>692</text:p>
          </table:table-cell>
          <table:table-cell office:value-type="float" office:value="1.8422874181353495" table:style-name="ce49">
            <text:p>1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331" table:style-name="ce48">
            <text:p>331</text:p>
          </table:table-cell>
          <table:table-cell office:value-type="float" office:value="1.6541729135432284" table:style-name="ce49">
            <text:p>1,7</text:p>
          </table:table-cell>
          <table:table-cell office:value-type="float" office:value="528" table:style-name="ce48">
            <text:p>528</text:p>
          </table:table-cell>
          <table:table-cell office:value-type="float" office:value="1.4056759490974922" table:style-name="ce49">
            <text:p>1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22" table:style-name="ce48">
            <text:p>322</text:p>
          </table:table-cell>
          <table:table-cell office:value-type="float" office:value="1.6091954022988506" table:style-name="ce49">
            <text:p>1,6</text:p>
          </table:table-cell>
          <table:table-cell office:value-type="float" office:value="615" table:style-name="ce48">
            <text:p>615</text:p>
          </table:table-cell>
          <table:table-cell office:value-type="float" office:value="1.6372930088919653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657" table:style-name="ce48">
            <text:p>657</text:p>
          </table:table-cell>
          <table:table-cell office:value-type="float" office:value="3.2833583208395805" table:style-name="ce49">
            <text:p>3,3</text:p>
          </table:table-cell>
          <table:table-cell office:value-type="float" office:value="1039" table:style-name="ce48">
            <text:p>1 039</text:p>
          </table:table-cell>
          <table:table-cell office:value-type="float" office:value="2.7660933922581332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8" table:style-name="ce48">
            <text:p>28</text:p>
          </table:table-cell>
          <table:table-cell office:value-type="float" office:value="0.13993003498250875" table:style-name="ce49">
            <text:p>0,1</text:p>
          </table:table-cell>
          <table:table-cell office:value-type="float" office:value="57" table:style-name="ce48">
            <text:p>57</text:p>
          </table:table-cell>
          <table:table-cell office:value-type="float" office:value="0.15174910814120654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45" table:style-name="ce48">
            <text:p>145</text:p>
          </table:table-cell>
          <table:table-cell office:value-type="float" office:value="0.72463768115942029" table:style-name="ce49">
            <text:p>0,7</text:p>
          </table:table-cell>
          <table:table-cell office:value-type="float" office:value="238" table:style-name="ce48">
            <text:p>238</text:p>
          </table:table-cell>
          <table:table-cell office:value-type="float" office:value="0.63361908311591497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495" table:style-name="ce48">
            <text:p>495</text:p>
          </table:table-cell>
          <table:table-cell office:value-type="float" office:value="2.4737631184407798" table:style-name="ce49">
            <text:p>2,5</text:p>
          </table:table-cell>
          <table:table-cell office:value-type="float" office:value="829" table:style-name="ce48">
            <text:p>829</text:p>
          </table:table-cell>
          <table:table-cell office:value-type="float" office:value="2.207017730685267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329" table:style-name="ce48">
            <text:p>1 329</text:p>
          </table:table-cell>
          <table:table-cell office:value-type="float" office:value="6.6416791604197902" table:style-name="ce49">
            <text:p>6,6</text:p>
          </table:table-cell>
          <table:table-cell office:value-type="float" office:value="2398" table:style-name="ce48">
            <text:p>2 398</text:p>
          </table:table-cell>
          <table:table-cell office:value-type="float" office:value="6.3841116021511102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1768" table:style-name="ce48">
            <text:p>1 768</text:p>
          </table:table-cell>
          <table:table-cell office:value-type="float" office:value="8.835582208895552" table:style-name="ce49">
            <text:p>8,8</text:p>
          </table:table-cell>
          <table:table-cell office:value-type="float" office:value="3824" table:style-name="ce48">
            <text:p>3 824</text:p>
          </table:table-cell>
          <table:table-cell office:value-type="float" office:value="10.180501570736382" table:style-name="ce49">
            <text:p>1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36" table:style-name="ce48">
            <text:p>36</text:p>
          </table:table-cell>
          <table:table-cell office:value-type="float" office:value="0.17991004497751126" table:style-name="ce49">
            <text:p>0,2</text:p>
          </table:table-cell>
          <table:table-cell office:value-type="float" office:value="94" table:style-name="ce48">
            <text:p>94</text:p>
          </table:table-cell>
          <table:table-cell office:value-type="float" office:value="0.25025291518023535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4972513743128434E-2" table:style-name="ce49">
            <text:p>0,1</text:p>
          </table:table-cell>
          <table:table-cell office:value-type="float" office:value="15" table:style-name="ce48">
            <text:p>15</text:p>
          </table:table-cell>
          <table:table-cell office:value-type="float" office:value="3.99339758266333E-2" table:style-name="ce49">
            <text:p>0,0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3" table:style-name="ce48">
            <text:p>13</text:p>
          </table:table-cell>
          <table:table-cell office:value-type="float" office:value="6.4967516241879061E-2" table:style-name="ce49">
            <text:p>0,1</text:p>
          </table:table-cell>
          <table:table-cell office:value-type="float" office:value="30" table:style-name="ce48">
            <text:p>30</text:p>
          </table:table-cell>
          <table:table-cell office:value-type="float" office:value="7.98679516532666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756" table:style-name="ce48">
            <text:p>756</text:p>
          </table:table-cell>
          <table:table-cell office:value-type="float" office:value="3.7781109445277363" table:style-name="ce49">
            <text:p>3,8</text:p>
          </table:table-cell>
          <table:table-cell office:value-type="float" office:value="1296" table:style-name="ce48">
            <text:p>1 296</text:p>
          </table:table-cell>
          <table:table-cell office:value-type="float" office:value="3.4502955114211171" table:style-name="ce49">
            <text:p>3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267" table:style-name="ce48">
            <text:p>1 267</text:p>
          </table:table-cell>
          <table:table-cell office:value-type="float" office:value="3.3730898248229595" table:style-name="ce49">
            <text:p>3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694" table:style-name="ce48">
            <text:p>1 694</text:p>
          </table:table-cell>
          <table:table-cell office:value-type="float" office:value="4.509877003354454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35" table:style-name="ce48">
            <text:p>335</text:p>
          </table:table-cell>
          <table:table-cell office:value-type="float" office:value="1.6741629185407296" table:style-name="ce49">
            <text:p>1,7</text:p>
          </table:table-cell>
          <table:table-cell office:value-type="float" office:value="646" table:style-name="ce48">
            <text:p>646</text:p>
          </table:table-cell>
          <table:table-cell office:value-type="float" office:value="1.7198232256003407" table:style-name="ce49">
            <text:p>1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074" table:style-name="ce48">
            <text:p>3 074</text:p>
          </table:table-cell>
          <table:table-cell office:value-type="float" office:value="15.362318840579711" table:style-name="ce49">
            <text:p>15,4</text:p>
          </table:table-cell>
          <table:table-cell office:value-type="float" office:value="5429" table:style-name="ce48">
            <text:p>5 429</text:p>
          </table:table-cell>
          <table:table-cell office:value-type="float" office:value="14.453436984186146" table:style-name="ce49">
            <text:p>1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50">
            <text:p>20 010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37562" table:style-name="ce50">
            <text:p>37 562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02" table:style-name="ro3">
          <table:table-cell table:number-columns-repeated="16384"/>
        </table:table-row>
      </table:table>
      <table:table table:name="März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5701" table:style-name="ce24">
            <text:p>25 701</text:p>
          </table:table-cell>
          <table:table-cell office:value-type="float" office:value="66.910520423836928" table:style-name="ce25">
            <text:p>66,9</text:p>
          </table:table-cell>
          <table:table-cell office:value-type="float" office:value="26307" table:style-name="ce24">
            <text:p>26 307</text:p>
          </table:table-cell>
          <table:table-cell office:value-type="float" office:value="67.338162643663452" table:style-name="ce25">
            <text:p>67,3</text:p>
          </table:table-cell>
          <table:table-cell office:value-type="float" office:value="-2.303569392176982" table:style-name="ce26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5111" table:style-name="ce24">
            <text:p>5 111</text:p>
          </table:table-cell>
          <table:table-cell office:value-type="float" office:value="13.306084194631746" table:style-name="ce25">
            <text:p>13,3</text:p>
          </table:table-cell>
          <table:table-cell office:value-type="float" office:value="5582" table:style-name="ce24">
            <text:p>5 582</text:p>
          </table:table-cell>
          <table:table-cell office:value-type="float" office:value="14.288273990836256" table:style-name="ce25">
            <text:p>14,3</text:p>
          </table:table-cell>
          <table:table-cell office:value-type="float" office:value="-8.4378359011107165" table:style-name="ce26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437" table:style-name="ce24">
            <text:p>1 437</text:p>
          </table:table-cell>
          <table:table-cell office:value-type="float" office:value="3.741115826195621" table:style-name="ce25">
            <text:p>3,7</text:p>
          </table:table-cell>
          <table:table-cell office:value-type="float" office:value="1320" table:style-name="ce24">
            <text:p>1 320</text:p>
          </table:table-cell>
          <table:table-cell office:value-type="float" office:value="3.3788107610003326" table:style-name="ce25">
            <text:p>3,4</text:p>
          </table:table-cell>
          <table:table-cell office:value-type="float" office:value="8.863636363636374" table:style-name="ce26">
            <text:p>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7" table:style-name="ce24">
            <text:p>7</text:p>
          </table:table-cell>
          <table:table-cell office:value-type="float" office:value="1.8223946265392726E-2" table:style-name="ce25">
            <text:p>0,0</text:p>
          </table:table-cell>
          <table:table-cell office:value-type="float" office:value="10" table:style-name="ce24">
            <text:p>10</text:p>
          </table:table-cell>
          <table:table-cell office:value-type="float" office:value="2.559705121969949E-2" table:style-name="ce25">
            <text:p>0,0</text:p>
          </table:table-cell>
          <table:table-cell office:value-type="float" office:value="-30" table:style-name="ce26">
            <text:p>-3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35" table:style-name="ce24">
            <text:p>35</text:p>
          </table:table-cell>
          <table:table-cell office:value-type="float" office:value="9.1119731326963632E-2" table:style-name="ce25">
            <text:p>0,1</text:p>
          </table:table-cell>
          <table:table-cell office:value-type="float" office:value="48" table:style-name="ce24">
            <text:p>48</text:p>
          </table:table-cell>
          <table:table-cell office:value-type="float" office:value="0.12286584585455755" table:style-name="ce25">
            <text:p>0,1</text:p>
          </table:table-cell>
          <table:table-cell office:value-type="float" office:value="-27.083333333333329" table:style-name="ce26">
            <text:p>-2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4" table:style-name="ce24">
            <text:p>24</text:p>
          </table:table-cell>
          <table:table-cell office:value-type="float" office:value="6.2482101481346489E-2" table:style-name="ce25">
            <text:p>0,1</text:p>
          </table:table-cell>
          <table:table-cell office:value-type="float" office:value="23" table:style-name="ce24">
            <text:p>23</text:p>
          </table:table-cell>
          <table:table-cell office:value-type="float" office:value="5.8873217805308825E-2" table:style-name="ce25">
            <text:p>0,1</text:p>
          </table:table-cell>
          <table:table-cell office:value-type="float" office:value="4.3478260869565162" table:style-name="ce26">
            <text:p>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6" table:style-name="ce24">
            <text:p>76</text:p>
          </table:table-cell>
          <table:table-cell office:value-type="float" office:value="0.19453758926971612" table:style-name="ce25">
            <text:p>0,2</text:p>
          </table:table-cell>
          <table:table-cell office:value-type="float" office:value="30.26315789473685" table:style-name="ce26">
            <text:p>3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52" table:style-name="ce24">
            <text:p>152</text:p>
          </table:table-cell>
          <table:table-cell office:value-type="float" office:value="0.39571997604852777" table:style-name="ce25">
            <text:p>0,4</text:p>
          </table:table-cell>
          <table:table-cell office:value-type="float" office:value="60" table:style-name="ce24">
            <text:p>60</text:p>
          </table:table-cell>
          <table:table-cell office:value-type="float" office:value="0.15358230731819694" table:style-name="ce25">
            <text:p>0,2</text:p>
          </table:table-cell>
          <table:table-cell office:value-type="float" office:value="153.33333333333334" table:style-name="ce26">
            <text:p>1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3551" table:style-name="ce24">
            <text:p>3 551</text:p>
          </table:table-cell>
          <table:table-cell office:value-type="float" office:value="9.2447475983442242" table:style-name="ce25">
            <text:p>9,2</text:p>
          </table:table-cell>
          <table:table-cell office:value-type="float" office:value="3047" table:style-name="ce24">
            <text:p>3 047</text:p>
          </table:table-cell>
          <table:table-cell office:value-type="float" office:value="7.7994215066424344" table:style-name="ce25">
            <text:p>7,8</text:p>
          </table:table-cell>
          <table:table-cell office:value-type="float" office:value="16.540859862159508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63" table:style-name="ce24">
            <text:p>63</text:p>
          </table:table-cell>
          <table:table-cell office:value-type="float" office:value="0.16401551638853454" table:style-name="ce25">
            <text:p>0,2</text:p>
          </table:table-cell>
          <table:table-cell office:value-type="float" office:value="39" table:style-name="ce24">
            <text:p>39</text:p>
          </table:table-cell>
          <table:table-cell office:value-type="float" office:value="9.9828499756828018E-2" table:style-name="ce25">
            <text:p>0,1</text:p>
          </table:table-cell>
          <table:table-cell office:value-type="float" office:value="61.538461538461519" table:style-name="ce26">
            <text:p>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408" table:style-name="ce24">
            <text:p>408</text:p>
          </table:table-cell>
          <table:table-cell office:value-type="float" office:value="1.0621957251828904" table:style-name="ce25">
            <text:p>1,1</text:p>
          </table:table-cell>
          <table:table-cell office:value-type="float" office:value="362" table:style-name="ce24">
            <text:p>362</text:p>
          </table:table-cell>
          <table:table-cell office:value-type="float" office:value="0.92661325415312157" table:style-name="ce25">
            <text:p>0,9</text:p>
          </table:table-cell>
          <table:table-cell office:value-type="float" office:value="12.707182320441987" table:style-name="ce26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694" table:style-name="ce24">
            <text:p>694</text:p>
          </table:table-cell>
          <table:table-cell office:value-type="float" office:value="1.806774101168936" table:style-name="ce25">
            <text:p>1,8</text:p>
          </table:table-cell>
          <table:table-cell office:value-type="float" office:value="804" table:style-name="ce24">
            <text:p>804</text:p>
          </table:table-cell>
          <table:table-cell office:value-type="float" office:value="2.0580029180638388" table:style-name="ce25">
            <text:p>2,1</text:p>
          </table:table-cell>
          <table:table-cell office:value-type="float" office:value="-13.681592039800989" table:style-name="ce26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55" table:style-name="ce24">
            <text:p>355</text:p>
          </table:table-cell>
          <table:table-cell office:value-type="float" office:value="0.92421441774491686" table:style-name="ce25">
            <text:p>0,9</text:p>
          </table:table-cell>
          <table:table-cell office:value-type="float" office:value="510" table:style-name="ce24">
            <text:p>510</text:p>
          </table:table-cell>
          <table:table-cell office:value-type="float" office:value="1.3054496122046739" table:style-name="ce25">
            <text:p>1,3</text:p>
          </table:table-cell>
          <table:table-cell office:value-type="float" office:value="-30.392156862745097" table:style-name="ce26">
            <text:p>-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6" table:style-name="ce24">
            <text:p>16</text:p>
          </table:table-cell>
          <table:table-cell office:value-type="float" office:value="4.1654734320897661E-2" table:style-name="ce25">
            <text:p>0,0</text:p>
          </table:table-cell>
          <table:table-cell office:value-type="float" office:value="14" table:style-name="ce24">
            <text:p>14</text:p>
          </table:table-cell>
          <table:table-cell office:value-type="float" office:value="3.5835871707579285E-2" table:style-name="ce25">
            <text:p>0,0</text:p>
          </table:table-cell>
          <table:table-cell office:value-type="float" office:value="14.285714285714278" table:style-name="ce26">
            <text:p>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91" table:style-name="ce24">
            <text:p>291</text:p>
          </table:table-cell>
          <table:table-cell office:value-type="float" office:value="0.75759548046132619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0.73463537000537538" table:style-name="ce25">
            <text:p>0,7</text:p>
          </table:table-cell>
          <table:table-cell office:value-type="float" office:value="1.3937282229965149" table:style-name="ce26">
            <text:p>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24">
            <text:p>1</text:p>
          </table:table-cell>
          <table:table-cell office:value-type="float" office:value="2.6034208950561038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5.1194102439398982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67" table:style-name="ce24">
            <text:p>367</text:p>
          </table:table-cell>
          <table:table-cell office:value-type="float" office:value="0.95545546848559004" table:style-name="ce25">
            <text:p>1,0</text:p>
          </table:table-cell>
          <table:table-cell office:value-type="float" office:value="504" table:style-name="ce24">
            <text:p>504</text:p>
          </table:table-cell>
          <table:table-cell office:value-type="float" office:value="1.2900913814728543" table:style-name="ce25">
            <text:p>1,3</text:p>
          </table:table-cell>
          <table:table-cell office:value-type="float" office:value="-27.182539682539684" table:style-name="ce26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2" table:style-name="ce24">
            <text:p>72</text:p>
          </table:table-cell>
          <table:table-cell office:value-type="float" office:value="0.18429876878183632" table:style-name="ce25">
            <text:p>0,2</text:p>
          </table:table-cell>
          <table:table-cell office:value-type="float" office:value="37.5" table:style-name="ce26">
            <text:p>3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38411" table:style-name="ce27">
            <text:p>38 411</text:p>
          </table:table-cell>
          <table:table-cell office:value-type="float" office:value="100.00000000000004" table:style-name="ce28">
            <text:p>100,0</text:p>
          </table:table-cell>
          <table:table-cell office:value-type="float" office:value="39067" table:style-name="ce27">
            <text:p>39 067</text:p>
          </table:table-cell>
          <table:table-cell office:value-type="float" office:value="100" table:style-name="ce28">
            <text:p>100,0</text:p>
          </table:table-cell>
          <table:table-cell office:value-type="float" office:value="-1.6791665600122911" table:style-name="ce29">
            <text:p>-1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2746" table:style-name="ce24">
            <text:p>2 746</text:p>
          </table:table-cell>
          <table:table-cell office:value-type="float" office:value="92.770270270270274" table:style-name="ce25">
            <text:p>92,8</text:p>
          </table:table-cell>
          <table:table-cell office:value-type="float" office:value="3168" table:style-name="ce24">
            <text:p>3 168</text:p>
          </table:table-cell>
          <table:table-cell office:value-type="float" office:value="93.589364844903983" table:style-name="ce25">
            <text:p>93,6</text:p>
          </table:table-cell>
          <table:table-cell office:value-type="float" office:value="-13.320707070707073" table:style-name="ce26">
            <text:p>-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7" table:style-name="ce24">
            <text:p>17</text:p>
          </table:table-cell>
          <table:table-cell office:value-type="float" office:value="0.57432432432432434" table:style-name="ce25">
            <text:p>0,6</text:p>
          </table:table-cell>
          <table:table-cell office:value-type="float" office:value="17" table:style-name="ce24">
            <text:p>17</text:p>
          </table:table-cell>
          <table:table-cell office:value-type="float" office:value="0.50221565731166917" table:style-name="ce25">
            <text:p>0,5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10" table:style-name="ce24">
            <text:p>110</text:p>
          </table:table-cell>
          <table:table-cell office:value-type="float" office:value="3.7162162162162162" table:style-name="ce25">
            <text:p>3,7</text:p>
          </table:table-cell>
          <table:table-cell office:value-type="float" office:value="123" table:style-name="ce24">
            <text:p>123</text:p>
          </table:table-cell>
          <table:table-cell office:value-type="float" office:value="3.6336779911373709" table:style-name="ce25">
            <text:p>3,6</text:p>
          </table:table-cell>
          <table:table-cell office:value-type="float" office:value="-10.569105691056905" table:style-name="ce26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60" table:style-name="ce24">
            <text:p>60</text:p>
          </table:table-cell>
          <table:table-cell office:value-type="float" office:value="2.0270270270270272" table:style-name="ce25">
            <text:p>2,0</text:p>
          </table:table-cell>
          <table:table-cell office:value-type="float" office:value="76" table:style-name="ce24">
            <text:p>76</text:p>
          </table:table-cell>
          <table:table-cell office:value-type="float" office:value="2.2451994091580501" table:style-name="ce25">
            <text:p>2,2</text:p>
          </table:table-cell>
          <table:table-cell office:value-type="float" office:value="-21.05263157894737" table:style-name="ce26">
            <text:p>-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0.91216216216216217" table:style-name="ce25">
            <text:p>0,9</text:p>
          </table:table-cell>
          <table:table-cell office:value-type="float" office:value="1" table:style-name="ce24">
            <text:p>1</text:p>
          </table:table-cell>
          <table:table-cell office:value-type="float" office:value="2.9542097488921712E-2" table:style-name="ce25">
            <text:p>0,0</text:p>
          </table:table-cell>
          <table:table-cell office:value-type="float" office:value="2600" table:style-name="ce26">
            <text:p>2 6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960" table:style-name="ce27">
            <text:p>2 960</text:p>
          </table:table-cell>
          <table:table-cell office:value-type="float" office:value="100" table:style-name="ce28">
            <text:p>100,0</text:p>
          </table:table-cell>
          <table:table-cell office:value-type="float" office:value="3385" table:style-name="ce27">
            <text:p>3 385</text:p>
          </table:table-cell>
          <table:table-cell office:value-type="float" office:value="100" table:style-name="ce28">
            <text:p>100,0</text:p>
          </table:table-cell>
          <table:table-cell office:value-type="float" office:value="-12.555391432791737" table:style-name="ce29">
            <text:p>-12,6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312" table:style-name="ce61">
            <text:p>8 312</text:p>
          </table:table-cell>
          <table:table-cell office:value-type="float" office:value="32.341154040698804" table:style-name="ce20">
            <text:p>32,3</text:p>
          </table:table-cell>
          <table:table-cell office:value-type="float" office:value="8812" table:style-name="ce24">
            <text:p>8 812</text:p>
          </table:table-cell>
          <table:table-cell office:value-type="float" office:value="33.496787927167674" table:style-name="ce25">
            <text:p>33,5</text:p>
          </table:table-cell>
          <table:table-cell office:value-type="float" office:value="-5.6740807989105804" table:style-name="ce20">
            <text:p>-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5050" table:style-name="ce24">
            <text:p>5 050</text:p>
          </table:table-cell>
          <table:table-cell office:value-type="float" office:value="19.649040893350453" table:style-name="ce25">
            <text:p>19,6</text:p>
          </table:table-cell>
          <table:table-cell office:value-type="float" office:value="5261" table:style-name="ce24">
            <text:p>5 261</text:p>
          </table:table-cell>
          <table:table-cell office:value-type="float" office:value="19.998479492150377" table:style-name="ce25">
            <text:p>20,0</text:p>
          </table:table-cell>
          <table:table-cell office:value-type="float" office:value="-4.0106443641893179" table:style-name="ce26">
            <text:p>-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4657" table:style-name="ce24">
            <text:p>4 657</text:p>
          </table:table-cell>
          <table:table-cell office:value-type="float" office:value="18.119917512937239" table:style-name="ce25">
            <text:p>18,1</text:p>
          </table:table-cell>
          <table:table-cell office:value-type="float" office:value="5075" table:style-name="ce24">
            <text:p>5 075</text:p>
          </table:table-cell>
          <table:table-cell office:value-type="float" office:value="19.291443342076253" table:style-name="ce25">
            <text:p>19,3</text:p>
          </table:table-cell>
          <table:table-cell office:value-type="float" office:value="-8.2364532019704484" table:style-name="ce26">
            <text:p>-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5" table:style-name="ce24">
            <text:p>5</text:p>
          </table:table-cell>
          <table:table-cell office:value-type="float" office:value="1.945449593401035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3.8908991868020701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6418" table:style-name="ce24">
            <text:p>6 418</text:p>
          </table:table-cell>
          <table:table-cell office:value-type="float" office:value="24.971790980895683" table:style-name="ce25">
            <text:p>25,0</text:p>
          </table:table-cell>
          <table:table-cell office:value-type="float" office:value="5659" table:style-name="ce24">
            <text:p>5 659</text:p>
          </table:table-cell>
          <table:table-cell office:value-type="float" office:value="21.511384802524042" table:style-name="ce25">
            <text:p>21,5</text:p>
          </table:table-cell>
          <table:table-cell office:value-type="float" office:value="13.4122636508217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284" table:style-name="ce24">
            <text:p>1 284</text:p>
          </table:table-cell>
          <table:table-cell office:value-type="float" office:value="20.006232471174819" table:style-name="ce25">
            <text:p>20,0</text:p>
          </table:table-cell>
          <table:table-cell office:value-type="float" office:value="1822" table:style-name="ce24">
            <text:p>1 822</text:p>
          </table:table-cell>
          <table:table-cell office:value-type="float" office:value="32.196501148612825" table:style-name="ce25">
            <text:p>32,2</text:p>
          </table:table-cell>
          <table:table-cell office:value-type="float" office:value="-29.527991218441272" table:style-name="ce26">
            <text:p>-2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58" table:style-name="ce24">
            <text:p>1 258</text:p>
          </table:table-cell>
          <table:table-cell office:value-type="float" office:value="4.894751176997004" table:style-name="ce25">
            <text:p>4,9</text:p>
          </table:table-cell>
          <table:table-cell office:value-type="float" office:value="1499" table:style-name="ce24">
            <text:p>1 499</text:p>
          </table:table-cell>
          <table:table-cell office:value-type="float" office:value="5.6981031664575967" table:style-name="ce25">
            <text:p>5,7</text:p>
          </table:table-cell>
          <table:table-cell office:value-type="float" office:value="-16.077384923282196" table:style-name="ce26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93" table:style-name="ce24">
            <text:p>193</text:p>
          </table:table-cell>
          <table:table-cell office:value-type="float" office:value="15.341812400635929" table:style-name="ce25">
            <text:p>15,3</text:p>
          </table:table-cell>
          <table:table-cell office:value-type="float" office:value="76" table:style-name="ce24">
            <text:p>76</text:p>
          </table:table-cell>
          <table:table-cell office:value-type="float" office:value="5.0700466977985323" table:style-name="ce25">
            <text:p>5,1</text:p>
          </table:table-cell>
          <table:table-cell office:value-type="float" office:value="153.94736842105263" table:style-name="ce26">
            <text:p>15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3.801269624054434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98" table:style-name="ce61">
            <text:p>98</text:p>
          </table:table-cell>
          <table:table-cell office:value-type="float" office:value="0.38130812030660288" table:style-name="ce20">
            <text:p>0,4</text:p>
          </table:table-cell>
          <table:table-cell office:value-type="float" office:value="84" table:style-name="ce24">
            <text:p>84</text:p>
          </table:table-cell>
          <table:table-cell office:value-type="float" office:value="0.31930664842057249" table:style-name="ce25">
            <text:p>0,3</text:p>
          </table:table-cell>
          <table:table-cell office:value-type="float" office:value="16.666666666666671" table:style-name="ce20">
            <text:p>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21" table:style-name="ce24">
            <text:p>21</text:p>
          </table:table-cell>
          <table:table-cell office:value-type="float" office:value="8.1708882922843479E-2" table:style-name="ce25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21287109894704831" table:style-name="ce25">
            <text:p>0,2</text:p>
          </table:table-cell>
          <table:table-cell office:value-type="float" office:value="-62.500000000000007" table:style-name="ce26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839" table:style-name="ce24">
            <text:p>1 839</text:p>
          </table:table-cell>
          <table:table-cell office:value-type="float" office:value="7.1553636045290068" table:style-name="ce25">
            <text:p>7,2</text:p>
          </table:table-cell>
          <table:table-cell office:value-type="float" office:value="2140" table:style-name="ce24">
            <text:p>2 140</text:p>
          </table:table-cell>
          <table:table-cell office:value-type="float" office:value="8.1347169954764897" table:style-name="ce25">
            <text:p>8,1</text:p>
          </table:table-cell>
          <table:table-cell office:value-type="float" office:value="-14.065420560747654" table:style-name="ce26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5815" table:style-name="ce24">
            <text:p>5 815</text:p>
          </table:table-cell>
          <table:table-cell office:value-type="float" office:value="22.625578771254037" table:style-name="ce25">
            <text:p>22,6</text:p>
          </table:table-cell>
          <table:table-cell office:value-type="float" office:value="5366" table:style-name="ce24">
            <text:p>5 366</text:p>
          </table:table-cell>
          <table:table-cell office:value-type="float" office:value="20.397612802676093" table:style-name="ce25">
            <text:p>20,4</text:p>
          </table:table-cell>
          <table:table-cell office:value-type="float" office:value="8.3674990682072377" table:style-name="ce26">
            <text:p>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5132" table:style-name="ce24">
            <text:p>5 132</text:p>
          </table:table-cell>
          <table:table-cell office:value-type="float" office:value="19.968094626668222" table:style-name="ce25">
            <text:p>20,0</text:p>
          </table:table-cell>
          <table:table-cell office:value-type="float" office:value="5237" table:style-name="ce24">
            <text:p>5 237</text:p>
          </table:table-cell>
          <table:table-cell office:value-type="float" office:value="19.907249021173072" table:style-name="ce25">
            <text:p>19,9</text:p>
          </table:table-cell>
          <table:table-cell office:value-type="float" office:value="-2.0049646744319176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2282" table:style-name="ce24">
            <text:p>2 282</text:p>
          </table:table-cell>
          <table:table-cell office:value-type="float" office:value="8.8790319442823247" table:style-name="ce25">
            <text:p>8,9</text:p>
          </table:table-cell>
          <table:table-cell office:value-type="float" office:value="2237" table:style-name="ce24">
            <text:p>2 237</text:p>
          </table:table-cell>
          <table:table-cell office:value-type="float" office:value="8.5034401490097693" table:style-name="ce25">
            <text:p>8,5</text:p>
          </table:table-cell>
          <table:table-cell office:value-type="float" office:value="2.011622708985243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5381" table:style-name="ce24">
            <text:p>5 381</text:p>
          </table:table-cell>
          <table:table-cell office:value-type="float" office:value="20.936928524181937" table:style-name="ce25">
            <text:p>20,9</text:p>
          </table:table-cell>
          <table:table-cell office:value-type="float" office:value="5423" table:style-name="ce24">
            <text:p>5 423</text:p>
          </table:table-cell>
          <table:table-cell office:value-type="float" office:value="20.614285171247197" table:style-name="ce25">
            <text:p>20,6</text:p>
          </table:table-cell>
          <table:table-cell office:value-type="float" office:value="-0.77447907062510524" table:style-name="ce26">
            <text:p>-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5133" table:style-name="ce24">
            <text:p>5 133</text:p>
          </table:table-cell>
          <table:table-cell office:value-type="float" office:value="19.971985525855025" table:style-name="ce25">
            <text:p>20,0</text:p>
          </table:table-cell>
          <table:table-cell office:value-type="float" office:value="5764" table:style-name="ce24">
            <text:p>5 764</text:p>
          </table:table-cell>
          <table:table-cell office:value-type="float" office:value="21.910518113049758" table:style-name="ce25">
            <text:p>21,9</text:p>
          </table:table-cell>
          <table:table-cell office:value-type="float" office:value="-10.947258848022202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100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6" table:style-name="ce61">
            <text:p>26</text:p>
          </table:table-cell>
          <table:table-cell office:value-type="float" office:value="0.10116337885685382" table:style-name="ce20">
            <text:p>0,1</text:p>
          </table:table-cell>
          <table:table-cell office:value-type="float" office:value="63" table:style-name="ce24">
            <text:p>63</text:p>
          </table:table-cell>
          <table:table-cell office:value-type="float" office:value="0.23947998631542936" table:style-name="ce25">
            <text:p>0,2</text:p>
          </table:table-cell>
          <table:table-cell office:value-type="float" office:value="-58.730158730158728" table:style-name="ce20">
            <text:p>-5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67" table:style-name="ce31">
            <text:p>67</text:p>
          </table:table-cell>
          <table:table-cell office:value-type="float" office:value="0.26069024551573872" table:style-name="ce32">
            <text:p>0,3</text:p>
          </table:table-cell>
          <table:table-cell office:value-type="float" office:value="79" table:style-name="ce31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-15.189873417721529" table:style-name="ce33">
            <text:p>-1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723" table:style-name="ce31">
            <text:p>2 723</text:p>
          </table:table-cell>
          <table:table-cell office:value-type="float" office:value="10.594918485662037" table:style-name="ce32">
            <text:p>10,6</text:p>
          </table:table-cell>
          <table:table-cell office:value-type="float" office:value="3164" table:style-name="ce31">
            <text:p>3 164</text:p>
          </table:table-cell>
          <table:table-cell office:value-type="float" office:value="12.027217090508231" table:style-name="ce32">
            <text:p>12,0</text:p>
          </table:table-cell>
          <table:table-cell office:value-type="float" office:value="-13.938053097345133" table:style-name="ce33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9883" table:style-name="ce31">
            <text:p>9 883</text:p>
          </table:table-cell>
          <table:table-cell office:value-type="float" office:value="38.45375666316486" table:style-name="ce32">
            <text:p>38,5</text:p>
          </table:table-cell>
          <table:table-cell office:value-type="float" office:value="10789" table:style-name="ce31">
            <text:p>10 789</text:p>
          </table:table-cell>
          <table:table-cell office:value-type="float" office:value="41.01189797392329" table:style-name="ce32">
            <text:p>41,0</text:p>
          </table:table-cell>
          <table:table-cell office:value-type="float" office:value="-8.3974418389099981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477" table:style-name="ce31">
            <text:p>2 477</text:p>
          </table:table-cell>
          <table:table-cell office:value-type="float" office:value="9.6377572857087284" table:style-name="ce32">
            <text:p>9,6</text:p>
          </table:table-cell>
          <table:table-cell office:value-type="float" office:value="2061" table:style-name="ce31">
            <text:p>2 061</text:p>
          </table:table-cell>
          <table:table-cell office:value-type="float" office:value="7.8344166951761887" table:style-name="ce32">
            <text:p>7,8</text:p>
          </table:table-cell>
          <table:table-cell office:value-type="float" office:value="20.184376516254247" table:style-name="ce33">
            <text:p>2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429" table:style-name="ce31">
            <text:p>2 429</text:p>
          </table:table-cell>
          <table:table-cell office:value-type="float" office:value="9.4509941247422287" table:style-name="ce32">
            <text:p>9,5</text:p>
          </table:table-cell>
          <table:table-cell office:value-type="float" office:value="2560" table:style-name="ce31">
            <text:p>2 560</text:p>
          </table:table-cell>
          <table:table-cell office:value-type="float" office:value="9.731250237579351" table:style-name="ce32">
            <text:p>9,7</text:p>
          </table:table-cell>
          <table:table-cell office:value-type="float" office:value="-5.1171875" table:style-name="ce33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777" table:style-name="ce31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734" table:style-name="ce31">
            <text:p>734</text:p>
          </table:table-cell>
          <table:table-cell office:value-type="float" office:value="2.7901319040559547" table:style-name="ce32">
            <text:p>2,8</text:p>
          </table:table-cell>
          <table:table-cell office:value-type="float" office:value="5.8583106267030018" table:style-name="ce33">
            <text:p>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71" table:style-name="ce31">
            <text:p>471</text:p>
          </table:table-cell>
          <table:table-cell office:value-type="float" office:value="1.8326135169837749" table:style-name="ce32">
            <text:p>1,8</text:p>
          </table:table-cell>
          <table:table-cell office:value-type="float" office:value="218" table:style-name="ce31">
            <text:p>218</text:p>
          </table:table-cell>
          <table:table-cell office:value-type="float" office:value="0.82867677804386664" table:style-name="ce32">
            <text:p>0,8</text:p>
          </table:table-cell>
          <table:table-cell office:value-type="float" office:value="116.05504587155963" table:style-name="ce33">
            <text:p>1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40" table:style-name="ce31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691" table:style-name="ce31">
            <text:p>691</text:p>
          </table:table-cell>
          <table:table-cell office:value-type="float" office:value="2.6266773102216141" table:style-name="ce32">
            <text:p>2,6</text:p>
          </table:table-cell>
          <table:table-cell office:value-type="float" office:value="-36.324167872648339" table:style-name="ce33">
            <text:p>-3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153" table:style-name="ce31">
            <text:p>2 153</text:p>
          </table:table-cell>
          <table:table-cell office:value-type="float" office:value="8.3771059491848572" table:style-name="ce32">
            <text:p>8,4</text:p>
          </table:table-cell>
          <table:table-cell office:value-type="float" office:value="1412" table:style-name="ce31">
            <text:p>1 412</text:p>
          </table:table-cell>
          <table:table-cell office:value-type="float" office:value="5.3673927091648608" table:style-name="ce32">
            <text:p>5,4</text:p>
          </table:table-cell>
          <table:table-cell office:value-type="float" office:value="52.478753541076486" table:style-name="ce33">
            <text:p>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8" table:style-name="ce31">
            <text:p>8</text:p>
          </table:table-cell>
          <table:table-cell office:value-type="float" office:value="3.1127193494416561E-2" table:style-name="ce32">
            <text:p>0,0</text:p>
          </table:table-cell>
          <table:table-cell office:value-type="float" office:value="124" table:style-name="ce31">
            <text:p>124</text:p>
          </table:table-cell>
          <table:table-cell office:value-type="float" office:value="0.47135743338274982" table:style-name="ce32">
            <text:p>0,5</text:p>
          </table:table-cell>
          <table:table-cell office:value-type="float" office:value="-93.548387096774192" table:style-name="ce33">
            <text:p>-9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184" table:style-name="ce31">
            <text:p>1 184</text:p>
          </table:table-cell>
          <table:table-cell office:value-type="float" office:value="4.6068246371736512" table:style-name="ce32">
            <text:p>4,6</text:p>
          </table:table-cell>
          <table:table-cell office:value-type="float" office:value="984" table:style-name="ce31">
            <text:p>984</text:p>
          </table:table-cell>
          <table:table-cell office:value-type="float" office:value="3.7404493100695633" table:style-name="ce32">
            <text:p>3,7</text:p>
          </table:table-cell>
          <table:table-cell office:value-type="float" office:value="20.325203252032523" table:style-name="ce33">
            <text:p>2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130" table:style-name="ce31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1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3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458" table:style-name="ce31">
            <text:p>458</text:p>
          </table:table-cell>
          <table:table-cell office:value-type="float" office:value="1.7820318275553482" table:style-name="ce32">
            <text:p>1,8</text:p>
          </table:table-cell>
          <table:table-cell office:value-type="float" office:value="825" table:style-name="ce31">
            <text:p>825</text:p>
          </table:table-cell>
          <table:table-cell office:value-type="float" office:value="3.1360474398449081" table:style-name="ce32">
            <text:p>3,1</text:p>
          </table:table-cell>
          <table:table-cell office:value-type="float" office:value="-44.484848484848484" table:style-name="ce33">
            <text:p>-4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419" table:style-name="ce31">
            <text:p>419</text:p>
          </table:table-cell>
          <table:table-cell office:value-type="float" office:value="1.6302867592700674" table:style-name="ce32">
            <text:p>1,6</text:p>
          </table:table-cell>
          <table:table-cell office:value-type="float" office:value="345" table:style-name="ce31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21.449275362318829" table:style-name="ce33">
            <text:p>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543" table:style-name="ce31">
            <text:p>543</text:p>
          </table:table-cell>
          <table:table-cell office:value-type="float" office:value="2.1127582584335243" table:style-name="ce32">
            <text:p>2,1</text:p>
          </table:table-cell>
          <table:table-cell office:value-type="float" office:value="393" table:style-name="ce31">
            <text:p>393</text:p>
          </table:table-cell>
          <table:table-cell office:value-type="float" office:value="1.4938989622533927" table:style-name="ce32">
            <text:p>1,5</text:p>
          </table:table-cell>
          <table:table-cell office:value-type="float" office:value="38.167938931297698" table:style-name="ce33">
            <text:p>3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31" table:style-name="ce31">
            <text:p>131</text:p>
          </table:table-cell>
          <table:table-cell office:value-type="float" office:value="0.5097077934710712" table:style-name="ce32">
            <text:p>0,5</text:p>
          </table:table-cell>
          <table:table-cell office:value-type="float" office:value="111" table:style-name="ce31">
            <text:p>111</text:p>
          </table:table-cell>
          <table:table-cell office:value-type="float" office:value="0.4219409282700422" table:style-name="ce32">
            <text:p>0,4</text:p>
          </table:table-cell>
          <table:table-cell office:value-type="float" office:value="18.018018018018012" table:style-name="ce33">
            <text:p>1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97" table:style-name="ce31">
            <text:p>197</text:p>
          </table:table-cell>
          <table:table-cell office:value-type="float" office:value="0.76650713980000784" table:style-name="ce32">
            <text:p>0,8</text:p>
          </table:table-cell>
          <table:table-cell office:value-type="float" office:value="406" table:style-name="ce31">
            <text:p>406</text:p>
          </table:table-cell>
          <table:table-cell office:value-type="float" office:value="1.5433154673661003" table:style-name="ce32">
            <text:p>1,5</text:p>
          </table:table-cell>
          <table:table-cell office:value-type="float" office:value="-51.477832512315267" table:style-name="ce33">
            <text:p>-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85" table:style-name="ce31">
            <text:p>185</text:p>
          </table:table-cell>
          <table:table-cell office:value-type="float" office:value="0.71981634955838292" table:style-name="ce32">
            <text:p>0,7</text:p>
          </table:table-cell>
          <table:table-cell office:value-type="float" office:value="260" table:style-name="ce31">
            <text:p>260</text:p>
          </table:table-cell>
          <table:table-cell office:value-type="float" office:value="0.98833010225415296" table:style-name="ce32">
            <text:p>1,0</text:p>
          </table:table-cell>
          <table:table-cell office:value-type="float" office:value="-28.846153846153854" table:style-name="ce33">
            <text:p>-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5">
            <text:p>100,0</text:p>
          </table:table-cell>
          <table:table-cell office:value-type="float" office:value="-2.303569392176982" table:style-name="ce35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403" table:style-name="ce61">
            <text:p>3 403</text:p>
          </table:table-cell>
          <table:table-cell office:value-type="float" office:value="13.240729932687444" table:style-name="ce20">
            <text:p>13,2</text:p>
          </table:table-cell>
          <table:table-cell office:value-type="float" office:value="3504" table:style-name="ce24">
            <text:p>3 504</text:p>
          </table:table-cell>
          <table:table-cell office:value-type="float" office:value="13.319648762686738" table:style-name="ce25">
            <text:p>13,3</text:p>
          </table:table-cell>
          <table:table-cell office:value-type="float" office:value="-2.8824200913241924" table:style-name="ce20">
            <text:p>-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299" table:style-name="ce36">
            <text:p>2 299</text:p>
          </table:table-cell>
          <table:table-cell office:value-type="float" office:value="8.9451772304579595" table:style-name="ce32">
            <text:p>8,9</text:p>
          </table:table-cell>
          <table:table-cell office:value-type="float" office:value="2692" table:style-name="ce36">
            <text:p>2 692</text:p>
          </table:table-cell>
          <table:table-cell office:value-type="float" office:value="10.233017827954537" table:style-name="ce32">
            <text:p>10,2</text:p>
          </table:table-cell>
          <table:table-cell office:value-type="float" office:value="-14.598811292719176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744" table:style-name="ce36">
            <text:p>1 744</text:p>
          </table:table-cell>
          <table:table-cell office:value-type="float" office:value="6.7857281817828099" table:style-name="ce32">
            <text:p>6,8</text:p>
          </table:table-cell>
          <table:table-cell office:value-type="float" office:value="1226" table:style-name="ce36">
            <text:p>1 226</text:p>
          </table:table-cell>
          <table:table-cell office:value-type="float" office:value="4.6603565590907365" table:style-name="ce32">
            <text:p>4,7</text:p>
          </table:table-cell>
          <table:table-cell office:value-type="float" office:value="42.25122349102773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60" table:style-name="ce36">
            <text:p>1 660</text:p>
          </table:table-cell>
          <table:table-cell office:value-type="float" office:value="6.4588926500914363" table:style-name="ce32">
            <text:p>6,5</text:p>
          </table:table-cell>
          <table:table-cell office:value-type="float" office:value="1703" table:style-name="ce36">
            <text:p>1 703</text:p>
          </table:table-cell>
          <table:table-cell office:value-type="float" office:value="6.4735621697647012" table:style-name="ce32">
            <text:p>6,5</text:p>
          </table:table-cell>
          <table:table-cell office:value-type="float" office:value="-2.5249559600704714" table:style-name="ce37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508" table:style-name="ce36">
            <text:p>1 508</text:p>
          </table:table-cell>
          <table:table-cell office:value-type="float" office:value="5.8674759736975215" table:style-name="ce32">
            <text:p>5,9</text:p>
          </table:table-cell>
          <table:table-cell office:value-type="float" office:value="1478" table:style-name="ce36">
            <text:p>1 478</text:p>
          </table:table-cell>
          <table:table-cell office:value-type="float" office:value="5.6182765043524538" table:style-name="ce32">
            <text:p>5,6</text:p>
          </table:table-cell>
          <table:table-cell office:value-type="float" office:value="2.0297699594046037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5.8130033850822924" table:style-name="ce32">
            <text:p>5,8</text:p>
          </table:table-cell>
          <table:table-cell office:value-type="float" office:value="1769" table:style-name="ce36">
            <text:p>1 769</text:p>
          </table:table-cell>
          <table:table-cell office:value-type="float" office:value="6.7244459649522943" table:style-name="ce32">
            <text:p>6,7</text:p>
          </table:table-cell>
          <table:table-cell office:value-type="float" office:value="-15.545505935556818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4.820824092447765" table:style-name="ce32">
            <text:p>4,8</text:p>
          </table:table-cell>
          <table:table-cell office:value-type="float" office:value="1487" table:style-name="ce36">
            <text:p>1 487</text:p>
          </table:table-cell>
          <table:table-cell office:value-type="float" office:value="5.6524879309689435" table:style-name="ce32">
            <text:p>5,7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1141" table:style-name="ce36">
            <text:p>1 141</text:p>
          </table:table-cell>
          <table:table-cell office:value-type="float" office:value="4.4395159721411623" table:style-name="ce32">
            <text:p>4,4</text:p>
          </table:table-cell>
          <table:table-cell office:value-type="float" office:value="941" table:style-name="ce36">
            <text:p>941</text:p>
          </table:table-cell>
          <table:table-cell office:value-type="float" office:value="3.5769947162352227" table:style-name="ce32">
            <text:p>3,6</text:p>
          </table:table-cell>
          <table:table-cell office:value-type="float" office:value="21.253985122210409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130" table:style-name="ce36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6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7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1029" table:style-name="ce36">
            <text:p>1 029</text:p>
          </table:table-cell>
          <table:table-cell office:value-type="float" office:value="4.0037352632193297" table:style-name="ce32">
            <text:p>4,0</text:p>
          </table:table-cell>
          <table:table-cell office:value-type="float" office:value="361" table:style-name="ce36">
            <text:p>361</text:p>
          </table:table-cell>
          <table:table-cell office:value-type="float" office:value="1.3722583342836507" table:style-name="ce32">
            <text:p>1,4</text:p>
          </table:table-cell>
          <table:table-cell office:value-type="float" office:value="185.04155124653738" table:style-name="ce37">
            <text:p>18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837" table:style-name="ce36">
            <text:p>837</text:p>
          </table:table-cell>
          <table:table-cell office:value-type="float" office:value="3.2566826193533327" table:style-name="ce32">
            <text:p>3,3</text:p>
          </table:table-cell>
          <table:table-cell office:value-type="float" office:value="149" table:style-name="ce36">
            <text:p>149</text:p>
          </table:table-cell>
          <table:table-cell office:value-type="float" office:value="0.56638917398411071" table:style-name="ce32">
            <text:p>0,6</text:p>
          </table:table-cell>
          <table:table-cell office:value-type="float" office:value="461.744966442953" table:style-name="ce37">
            <text:p>46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799" table:style-name="ce36">
            <text:p>799</text:p>
          </table:table-cell>
          <table:table-cell office:value-type="float" office:value="3.1088284502548542" table:style-name="ce32">
            <text:p>3,1</text:p>
          </table:table-cell>
          <table:table-cell office:value-type="float" office:value="905" table:style-name="ce36">
            <text:p>905</text:p>
          </table:table-cell>
          <table:table-cell office:value-type="float" office:value="3.4401490097692631" table:style-name="ce32">
            <text:p>3,4</text:p>
          </table:table-cell>
          <table:table-cell office:value-type="float" office:value="-11.712707182320443" table:style-name="ce37">
            <text:p>-1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777" table:style-name="ce36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1017" table:style-name="ce36">
            <text:p>1 017</text:p>
          </table:table-cell>
          <table:table-cell office:value-type="float" office:value="3.8658912076633598" table:style-name="ce32">
            <text:p>3,9</text:p>
          </table:table-cell>
          <table:table-cell office:value-type="float" office:value="-23.598820058997049" table:style-name="ce37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718" table:style-name="ce36">
            <text:p>718</text:p>
          </table:table-cell>
          <table:table-cell office:value-type="float" office:value="2.7936656161238864" table:style-name="ce32">
            <text:p>2,8</text:p>
          </table:table-cell>
          <table:table-cell office:value-type="float" office:value="993" table:style-name="ce36">
            <text:p>993</text:p>
          </table:table-cell>
          <table:table-cell office:value-type="float" office:value="3.7746607366860534" table:style-name="ce32">
            <text:p>3,8</text:p>
          </table:table-cell>
          <table:table-cell office:value-type="float" office:value="-27.693856998992942" table:style-name="ce37">
            <text:p>-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715" table:style-name="ce36">
            <text:p>715</text:p>
          </table:table-cell>
          <table:table-cell office:value-type="float" office:value="2.7819929185634802" table:style-name="ce32">
            <text:p>2,8</text:p>
          </table:table-cell>
          <table:table-cell office:value-type="float" office:value="793" table:style-name="ce36">
            <text:p>793</text:p>
          </table:table-cell>
          <table:table-cell office:value-type="float" office:value="3.0144068118751663" table:style-name="ce32">
            <text:p>3,0</text:p>
          </table:table-cell>
          <table:table-cell office:value-type="float" office:value="-9.8360655737704832" table:style-name="ce37">
            <text:p>-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27" table:style-name="ce36">
            <text:p>627</text:p>
          </table:table-cell>
          <table:table-cell office:value-type="float" office:value="2.4395937901248979" table:style-name="ce32">
            <text:p>2,4</text:p>
          </table:table-cell>
          <table:table-cell office:value-type="float" office:value="1251" table:style-name="ce36">
            <text:p>1 251</text:p>
          </table:table-cell>
          <table:table-cell office:value-type="float" office:value="4.7553882996920969" table:style-name="ce32">
            <text:p>4,8</text:p>
          </table:table-cell>
          <table:table-cell office:value-type="float" office:value="-49.880095923261393" table:style-name="ce37">
            <text:p>-4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76" table:style-name="ce36">
            <text:p>576</text:p>
          </table:table-cell>
          <table:table-cell office:value-type="float" office:value="2.2411579315979924" table:style-name="ce32">
            <text:p>2,2</text:p>
          </table:table-cell>
          <table:table-cell office:value-type="float" office:value="694" table:style-name="ce36">
            <text:p>694</text:p>
          </table:table-cell>
          <table:table-cell office:value-type="float" office:value="2.6380811190937772" table:style-name="ce32">
            <text:p>2,6</text:p>
          </table:table-cell>
          <table:table-cell office:value-type="float" office:value="-17.002881844380411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509" table:style-name="ce36">
            <text:p>509</text:p>
          </table:table-cell>
          <table:table-cell office:value-type="float" office:value="1.9804676860822537" table:style-name="ce32">
            <text:p>2,0</text:p>
          </table:table-cell>
          <table:table-cell office:value-type="float" office:value="297" table:style-name="ce36">
            <text:p>297</text:p>
          </table:table-cell>
          <table:table-cell office:value-type="float" office:value="1.1289770783441671" table:style-name="ce32">
            <text:p>1,1</text:p>
          </table:table-cell>
          <table:table-cell office:value-type="float" office:value="71.380471380471363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482" table:style-name="ce36">
            <text:p>482</text:p>
          </table:table-cell>
          <table:table-cell office:value-type="float" office:value="1.8754134080385978" table:style-name="ce32">
            <text:p>1,9</text:p>
          </table:table-cell>
          <table:table-cell office:value-type="float" office:value="182" table:style-name="ce36">
            <text:p>182</text:p>
          </table:table-cell>
          <table:table-cell office:value-type="float" office:value="0.69183107157790702" table:style-name="ce32">
            <text:p>0,7</text:p>
          </table:table-cell>
          <table:table-cell office:value-type="float" office:value="164.83516483516485" table:style-name="ce37">
            <text:p>1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90" table:style-name="ce36">
            <text:p>390</text:p>
          </table:table-cell>
          <table:table-cell office:value-type="float" office:value="1.5174506828528074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1.2240088189455278" table:style-name="ce32">
            <text:p>1,2</text:p>
          </table:table-cell>
          <table:table-cell office:value-type="float" office:value="21.118012422360238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624" table:style-name="ce36">
            <text:p>2 624</text:p>
          </table:table-cell>
          <table:table-cell office:value-type="float" office:value="10.209719466168632" table:style-name="ce32">
            <text:p>10,2</text:p>
          </table:table-cell>
          <table:table-cell office:value-type="float" office:value="3455" table:style-name="ce36">
            <text:p>3 455</text:p>
          </table:table-cell>
          <table:table-cell office:value-type="float" office:value="13.133386551108071" table:style-name="ce32">
            <text:p>13,1</text:p>
          </table:table-cell>
          <table:table-cell office:value-type="float" office:value="-24.052098408104186" table:style-name="ce37">
            <text:p>-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61">
            <text:p>978</text:p>
          </table:table-cell>
          <table:table-cell office:value-type="float" office:value="3.8052994046924247" table:style-name="ce20">
            <text:p>3,8</text:p>
          </table:table-cell>
          <table:table-cell office:value-type="float" office:value="1162" table:style-name="ce24">
            <text:p>1 162</text:p>
          </table:table-cell>
          <table:table-cell office:value-type="float" office:value="4.4170753031512531" table:style-name="ce25">
            <text:p>4,4</text:p>
          </table:table-cell>
          <table:table-cell office:value-type="float" office:value="-15.83476764199655" table:style-name="ce20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85" table:style-name="ce36">
            <text:p>885</text:p>
          </table:table-cell>
          <table:table-cell office:value-type="float" office:value="3.443445780319832" table:style-name="ce32">
            <text:p>3,4</text:p>
          </table:table-cell>
          <table:table-cell office:value-type="float" office:value="780" table:style-name="ce36">
            <text:p>780</text:p>
          </table:table-cell>
          <table:table-cell office:value-type="float" office:value="2.9649903067624588" table:style-name="ce32">
            <text:p>3,0</text:p>
          </table:table-cell>
          <table:table-cell office:value-type="float" office:value="13.461538461538467" table:style-name="ce37">
            <text:p>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821" table:style-name="ce36">
            <text:p>821</text:p>
          </table:table-cell>
          <table:table-cell office:value-type="float" office:value="3.1944282323644995" table:style-name="ce32">
            <text:p>3,2</text:p>
          </table:table-cell>
          <table:table-cell office:value-type="float" office:value="558" table:style-name="ce36">
            <text:p>558</text:p>
          </table:table-cell>
          <table:table-cell office:value-type="float" office:value="2.1211084502223745" table:style-name="ce32">
            <text:p>2,1</text:p>
          </table:table-cell>
          <table:table-cell office:value-type="float" office:value="47.132616487455209" table:style-name="ce37">
            <text:p>4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22" table:style-name="ce36">
            <text:p>722</text:p>
          </table:table-cell>
          <table:table-cell office:value-type="float" office:value="2.8092292128710947" table:style-name="ce32">
            <text:p>2,8</text:p>
          </table:table-cell>
          <table:table-cell office:value-type="float" office:value="316" table:style-name="ce36">
            <text:p>316</text:p>
          </table:table-cell>
          <table:table-cell office:value-type="float" office:value="1.2012012012012012" table:style-name="ce32">
            <text:p>1,2</text:p>
          </table:table-cell>
          <table:table-cell office:value-type="float" office:value="128.48101265822783" table:style-name="ce37">
            <text:p>1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01" table:style-name="ce36">
            <text:p>501</text:p>
          </table:table-cell>
          <table:table-cell office:value-type="float" office:value="1.949340492587837" table:style-name="ce32">
            <text:p>1,9</text:p>
          </table:table-cell>
          <table:table-cell office:value-type="float" office:value="362" table:style-name="ce36">
            <text:p>362</text:p>
          </table:table-cell>
          <table:table-cell office:value-type="float" office:value="1.3760596039077053" table:style-name="ce32">
            <text:p>1,4</text:p>
          </table:table-cell>
          <table:table-cell office:value-type="float" office:value="38.397790055248606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52" table:style-name="ce36">
            <text:p>452</text:p>
          </table:table-cell>
          <table:table-cell office:value-type="float" office:value="1.7586864324345357" table:style-name="ce32">
            <text:p>1,8</text:p>
          </table:table-cell>
          <table:table-cell office:value-type="float" office:value="378" table:style-name="ce36">
            <text:p>378</text:p>
          </table:table-cell>
          <table:table-cell office:value-type="float" office:value="1.4368799178925762" table:style-name="ce32">
            <text:p>1,4</text:p>
          </table:table-cell>
          <table:table-cell office:value-type="float" office:value="19.576719576719583" table:style-name="ce37">
            <text:p>1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440" table:style-name="ce36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0453491466149694" table:style-name="ce32">
            <text:p>1,0</text:p>
          </table:table-cell>
          <table:table-cell office:value-type="float" office:value="60" table:style-name="ce37">
            <text:p>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36" table:style-name="ce36">
            <text:p>436</text:p>
          </table:table-cell>
          <table:table-cell office:value-type="float" office:value="1.6964320454457025" table:style-name="ce32">
            <text:p>1,7</text:p>
          </table:table-cell>
          <table:table-cell office:value-type="float" office:value="412" table:style-name="ce36">
            <text:p>412</text:p>
          </table:table-cell>
          <table:table-cell office:value-type="float" office:value="1.5661230851104269" table:style-name="ce32">
            <text:p>1,6</text:p>
          </table:table-cell>
          <table:table-cell office:value-type="float" office:value="5.8252427184466029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23" table:style-name="ce36">
            <text:p>423</text:p>
          </table:table-cell>
          <table:table-cell office:value-type="float" office:value="1.6458503560172757" table:style-name="ce32">
            <text:p>1,6</text:p>
          </table:table-cell>
          <table:table-cell office:value-type="float" office:value="419" table:style-name="ce36">
            <text:p>419</text:p>
          </table:table-cell>
          <table:table-cell office:value-type="float" office:value="1.592731972478808" table:style-name="ce32">
            <text:p>1,6</text:p>
          </table:table-cell>
          <table:table-cell office:value-type="float" office:value="0.95465393794748366" table:style-name="ce37">
            <text:p>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ASX</text:p>
          </table:table-cell>
          <table:table-cell office:value-type="float" office:value="394" table:style-name="ce36">
            <text:p>394</text:p>
          </table:table-cell>
          <table:table-cell office:value-type="float" office:value="1.5330142796000157" table:style-name="ce32">
            <text:p>1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387" table:style-name="ce36">
            <text:p>387</text:p>
          </table:table-cell>
          <table:table-cell office:value-type="float" office:value="1.5057779852924011" table:style-name="ce32">
            <text:p>1,5</text:p>
          </table:table-cell>
          <table:table-cell office:value-type="float" office:value="372" table:style-name="ce36">
            <text:p>372</text:p>
          </table:table-cell>
          <table:table-cell office:value-type="float" office:value="1.4140723001482496" table:style-name="ce32">
            <text:p>1,4</text:p>
          </table:table-cell>
          <table:table-cell office:value-type="float" office:value="4.0322580645161281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376" table:style-name="ce36">
            <text:p>376</text:p>
          </table:table-cell>
          <table:table-cell office:value-type="float" office:value="1.4629780942375783" table:style-name="ce32">
            <text:p>1,5</text:p>
          </table:table-cell>
          <table:table-cell office:value-type="float" office:value="175" table:style-name="ce36">
            <text:p>175</text:p>
          </table:table-cell>
          <table:table-cell office:value-type="float" office:value="0.66522218420952595" table:style-name="ce32">
            <text:p>0,7</text:p>
          </table:table-cell>
          <table:table-cell office:value-type="float" office:value="114.85714285714286" table:style-name="ce37">
            <text:p>1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0" table:style-name="ce36">
            <text:p>350</text:p>
          </table:table-cell>
          <table:table-cell office:value-type="float" office:value="1.3618147153807245" table:style-name="ce32">
            <text:p>1,4</text:p>
          </table:table-cell>
          <table:table-cell office:value-type="float" office:value="402" table:style-name="ce36">
            <text:p>402</text:p>
          </table:table-cell>
          <table:table-cell office:value-type="float" office:value="1.5281103888698826" table:style-name="ce32">
            <text:p>1,5</text:p>
          </table:table-cell>
          <table:table-cell office:value-type="float" office:value="-12.935323383084565" table:style-name="ce37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346" table:style-name="ce36">
            <text:p>346</text:p>
          </table:table-cell>
          <table:table-cell office:value-type="float" office:value="1.3462511186335162" table:style-name="ce32">
            <text:p>1,3</text:p>
          </table:table-cell>
          <table:table-cell office:value-type="float" office:value="345" table:style-name="ce36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0.28985507246376585" table:style-name="ce37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338" table:style-name="ce36">
            <text:p>338</text:p>
          </table:table-cell>
          <table:table-cell office:value-type="float" office:value="1.3151239251390996" table:style-name="ce32">
            <text:p>1,3</text:p>
          </table:table-cell>
          <table:table-cell office:value-type="float" office:value="79" table:style-name="ce36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327.84810126582278" table:style-name="ce37">
            <text:p>3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36" table:style-name="ce36">
            <text:p>336</text:p>
          </table:table-cell>
          <table:table-cell office:value-type="float" office:value="1.3073421267654957" table:style-name="ce32">
            <text:p>1,3</text:p>
          </table:table-cell>
          <table:table-cell office:value-type="float" office:value="368" table:style-name="ce36">
            <text:p>368</text:p>
          </table:table-cell>
          <table:table-cell office:value-type="float" office:value="1.3988672216520319" table:style-name="ce32">
            <text:p>1,4</text:p>
          </table:table-cell>
          <table:table-cell office:value-type="float" office:value="-8.6956521739130466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323" table:style-name="ce36">
            <text:p>323</text:p>
          </table:table-cell>
          <table:table-cell office:value-type="float" office:value="1.2567604373370687" table:style-name="ce32">
            <text:p>1,3</text:p>
          </table:table-cell>
          <table:table-cell office:value-type="float" office:value="348" table:style-name="ce36">
            <text:p>348</text:p>
          </table:table-cell>
          <table:table-cell office:value-type="float" office:value="1.3228418291709432" table:style-name="ce32">
            <text:p>1,3</text:p>
          </table:table-cell>
          <table:table-cell office:value-type="float" office:value="-7.1839080459770059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20" table:style-name="ce36">
            <text:p>320</text:p>
          </table:table-cell>
          <table:table-cell office:value-type="float" office:value="1.2450877397766624" table:style-name="ce32">
            <text:p>1,2</text:p>
          </table:table-cell>
          <table:table-cell office:value-type="float" office:value="380" table:style-name="ce36">
            <text:p>380</text:p>
          </table:table-cell>
          <table:table-cell office:value-type="float" office:value="1.4444824571406851" table:style-name="ce32">
            <text:p>1,4</text:p>
          </table:table-cell>
          <table:table-cell office:value-type="float" office:value="-15.78947368421052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ZS</text:p>
          </table:table-cell>
          <table:table-cell office:value-type="float" office:value="305" table:style-name="ce36">
            <text:p>305</text:p>
          </table:table-cell>
          <table:table-cell office:value-type="float" office:value="1.1867242519746313" table:style-name="ce32">
            <text:p>1,2</text:p>
          </table:table-cell>
          <table:table-cell office:value-type="float" office:value="94" table:style-name="ce36">
            <text:p>94</text:p>
          </table:table-cell>
          <table:table-cell office:value-type="float" office:value="0.35731934466111681" table:style-name="ce32">
            <text:p>0,4</text:p>
          </table:table-cell>
          <table:table-cell office:value-type="float" office:value="224.468085106383" table:style-name="ce37">
            <text:p>2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 Qashqai</text:p>
          </table:table-cell>
          <table:table-cell office:value-type="float" office:value="293" table:style-name="ce36">
            <text:p>293</text:p>
          </table:table-cell>
          <table:table-cell office:value-type="float" office:value="1.1400334617330066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30410156992435472" table:style-name="ce32">
            <text:p>0,3</text:p>
          </table:table-cell>
          <table:table-cell office:value-type="float" office:value="266.25" table:style-name="ce37">
            <text:p>26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6275" table:style-name="ce36">
            <text:p>16 275</text:p>
          </table:table-cell>
          <table:table-cell office:value-type="float" office:value="63.32438426520369" table:style-name="ce32">
            <text:p>63,3</text:p>
          </table:table-cell>
          <table:table-cell office:value-type="float" office:value="19002" table:style-name="ce36">
            <text:p>19 002</text:p>
          </table:table-cell>
          <table:table-cell office:value-type="float" office:value="72.231725396282357" table:style-name="ce32">
            <text:p>72,2</text:p>
          </table:table-cell>
          <table:table-cell office:value-type="float" office:value="-14.351120934638459" table:style-name="ce37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100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26.605110586214302" table:style-name="ce32">
            <text:p>26,6</text:p>
          </table:table-cell>
          <table:table-cell office:value-type="float" office:value="1487" table:style-name="ce36">
            <text:p>1 487</text:p>
          </table:table-cell>
          <table:table-cell office:value-type="float" office:value="29.300492610837438" table:style-name="ce32">
            <text:p>29,3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91" table:style-name="ce36">
            <text:p>691</text:p>
          </table:table-cell>
          <table:table-cell office:value-type="float" office:value="14.837878462529526" table:style-name="ce32">
            <text:p>14,8</text:p>
          </table:table-cell>
          <table:table-cell office:value-type="float" office:value="389" table:style-name="ce36">
            <text:p>389</text:p>
          </table:table-cell>
          <table:table-cell office:value-type="float" office:value="7.6650246305418719" table:style-name="ce32">
            <text:p>7,7</text:p>
          </table:table-cell>
          <table:table-cell office:value-type="float" office:value="77.634961439588693" table:style-name="ce37">
            <text:p>7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333" table:style-name="ce36">
            <text:p>333</text:p>
          </table:table-cell>
          <table:table-cell office:value-type="float" office:value="7.1505260897573546" table:style-name="ce32">
            <text:p>7,2</text:p>
          </table:table-cell>
          <table:table-cell office:value-type="float" office:value="259" table:style-name="ce36">
            <text:p>259</text:p>
          </table:table-cell>
          <table:table-cell office:value-type="float" office:value="5.1034482758620694" table:style-name="ce32">
            <text:p>5,1</text:p>
          </table:table-cell>
          <table:table-cell office:value-type="float" office:value="28.571428571428584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46" table:style-name="ce36">
            <text:p>46</text:p>
          </table:table-cell>
          <table:table-cell office:value-type="float" office:value="0.90640394088669951" table:style-name="ce32">
            <text:p>0,9</text:p>
          </table:table-cell>
          <table:table-cell office:value-type="float" office:value="554.3478260869565" table:style-name="ce37">
            <text:p>5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245" table:style-name="ce36">
            <text:p>245</text:p>
          </table:table-cell>
          <table:table-cell office:value-type="float" office:value="4.8275862068965516" table:style-name="ce32">
            <text:p>4,8</text:p>
          </table:table-cell>
          <table:table-cell office:value-type="float" office:value="22.857142857142847" table:style-name="ce37">
            <text:p>2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8" table:style-name="ce36">
            <text:p>298</text:p>
          </table:table-cell>
          <table:table-cell office:value-type="float" office:value="6.3989692935366111" table:style-name="ce32">
            <text:p>6,4</text:p>
          </table:table-cell>
          <table:table-cell office:value-type="float" office:value="475" table:style-name="ce36">
            <text:p>475</text:p>
          </table:table-cell>
          <table:table-cell office:value-type="float" office:value="9.3596059113300498" table:style-name="ce32">
            <text:p>9,4</text:p>
          </table:table-cell>
          <table:table-cell office:value-type="float" office:value="-37.263157894736842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1" table:style-name="ce36">
            <text:p>271</text:p>
          </table:table-cell>
          <table:table-cell office:value-type="float" office:value="5.8191969078806096" table:style-name="ce32">
            <text:p>5,8</text:p>
          </table:table-cell>
          <table:table-cell office:value-type="float" office:value="199" table:style-name="ce36">
            <text:p>199</text:p>
          </table:table-cell>
          <table:table-cell office:value-type="float" office:value="3.9211822660098523" table:style-name="ce32">
            <text:p>3,9</text:p>
          </table:table-cell>
          <table:table-cell office:value-type="float" office:value="36.180904522613076" table:style-name="ce37">
            <text:p>3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56" table:style-name="ce36">
            <text:p>156</text:p>
          </table:table-cell>
          <table:table-cell office:value-type="float" office:value="3.3497960060124545" table:style-name="ce32">
            <text:p>3,3</text:p>
          </table:table-cell>
          <table:table-cell office:value-type="float" office:value="103" table:style-name="ce36">
            <text:p>103</text:p>
          </table:table-cell>
          <table:table-cell office:value-type="float" office:value="2.0295566502463056" table:style-name="ce32">
            <text:p>2,0</text:p>
          </table:table-cell>
          <table:table-cell office:value-type="float" office:value="51.456310679611647" table:style-name="ce37">
            <text:p>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37" table:style-name="ce36">
            <text:p>137</text:p>
          </table:table-cell>
          <table:table-cell office:value-type="float" office:value="2.941808030921194" table:style-name="ce32">
            <text:p>2,9</text:p>
          </table:table-cell>
          <table:table-cell office:value-type="float" office:value="204" table:style-name="ce36">
            <text:p>204</text:p>
          </table:table-cell>
          <table:table-cell office:value-type="float" office:value="4.0197044334975374" table:style-name="ce32">
            <text:p>4,0</text:p>
          </table:table-cell>
          <table:table-cell office:value-type="float" office:value="-32.843137254901961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10" table:style-name="ce36">
            <text:p>110</text:p>
          </table:table-cell>
          <table:table-cell office:value-type="float" office:value="2.3620356452651921" table:style-name="ce32">
            <text:p>2,4</text:p>
          </table:table-cell>
          <table:table-cell office:value-type="float" office:value="107" table:style-name="ce36">
            <text:p>107</text:p>
          </table:table-cell>
          <table:table-cell office:value-type="float" office:value="2.1083743842364533" table:style-name="ce32">
            <text:p>2,1</text:p>
          </table:table-cell>
          <table:table-cell office:value-type="float" office:value="2.803738317757009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20" table:style-name="ce36">
            <text:p>820</text:p>
          </table:table-cell>
          <table:table-cell office:value-type="float" office:value="17.607902082885978" table:style-name="ce32">
            <text:p>17,6</text:p>
          </table:table-cell>
          <table:table-cell office:value-type="float" office:value="1561" table:style-name="ce36">
            <text:p>1 561</text:p>
          </table:table-cell>
          <table:table-cell office:value-type="float" office:value="30.758620689655171" table:style-name="ce32">
            <text:p>30,8</text:p>
          </table:table-cell>
          <table:table-cell office:value-type="float" office:value="-47.469570787956435" table:style-name="ce37">
            <text:p>-47,5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36">
            <text:p>978</text:p>
          </table:table-cell>
          <table:table-cell office:value-type="float" office:value="21.000644191539617" table:style-name="ce32">
            <text:p>21,0</text:p>
          </table:table-cell>
          <table:table-cell office:value-type="float" office:value="1162" table:style-name="ce36">
            <text:p>1 162</text:p>
          </table:table-cell>
          <table:table-cell office:value-type="float" office:value="22.896551724137932" table:style-name="ce32">
            <text:p>22,9</text:p>
          </table:table-cell>
          <table:table-cell office:value-type="float" office:value="-15.8347676419965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39" table:style-name="ce36">
            <text:p>239</text:p>
          </table:table-cell>
          <table:table-cell office:value-type="float" office:value="5.1320592656216446" table:style-name="ce32">
            <text:p>5,1</text:p>
          </table:table-cell>
          <table:table-cell office:value-type="float" office:value="234" table:style-name="ce36">
            <text:p>234</text:p>
          </table:table-cell>
          <table:table-cell office:value-type="float" office:value="4.610837438423645" table:style-name="ce32">
            <text:p>4,6</text:p>
          </table:table-cell>
          <table:table-cell office:value-type="float" office:value="2.1367521367521363" table:style-name="ce37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24" table:style-name="ce36">
            <text:p>224</text:p>
          </table:table-cell>
          <table:table-cell office:value-type="float" office:value="4.8099634958127551" table:style-name="ce32">
            <text:p>4,8</text:p>
          </table:table-cell>
          <table:table-cell office:value-type="float" office:value="185" table:style-name="ce36">
            <text:p>185</text:p>
          </table:table-cell>
          <table:table-cell office:value-type="float" office:value="3.645320197044335" table:style-name="ce32">
            <text:p>3,6</text:p>
          </table:table-cell>
          <table:table-cell office:value-type="float" office:value="21.081081081081081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9" table:style-name="ce36">
            <text:p>199</text:p>
          </table:table-cell>
          <table:table-cell office:value-type="float" office:value="4.2731372127979386" table:style-name="ce32">
            <text:p>4,3</text:p>
          </table:table-cell>
          <table:table-cell office:value-type="float" office:value="145" table:style-name="ce36">
            <text:p>145</text:p>
          </table:table-cell>
          <table:table-cell office:value-type="float" office:value="2.8571428571428572" table:style-name="ce32">
            <text:p>2,9</text:p>
          </table:table-cell>
          <table:table-cell office:value-type="float" office:value="37.241379310344826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0" table:style-name="ce36">
            <text:p>190</text:p>
          </table:table-cell>
          <table:table-cell office:value-type="float" office:value="4.079879750912605" table:style-name="ce32">
            <text:p>4,1</text:p>
          </table:table-cell>
          <table:table-cell office:value-type="float" office:value="128" table:style-name="ce36">
            <text:p>128</text:p>
          </table:table-cell>
          <table:table-cell office:value-type="float" office:value="2.5221674876847291" table:style-name="ce32">
            <text:p>2,5</text:p>
          </table:table-cell>
          <table:table-cell office:value-type="float" office:value="48.4375" table:style-name="ce37">
            <text:p>4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2" table:style-name="ce36">
            <text:p>152</text:p>
          </table:table-cell>
          <table:table-cell office:value-type="float" office:value="3.2639038007300836" table:style-name="ce32">
            <text:p>3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2" table:style-name="ce36">
            <text:p>142</text:p>
          </table:table-cell>
          <table:table-cell office:value-type="float" office:value="3.0491732875241571" table:style-name="ce32">
            <text:p>3,0</text:p>
          </table:table-cell>
          <table:table-cell office:value-type="float" office:value="233" table:style-name="ce36">
            <text:p>233</text:p>
          </table:table-cell>
          <table:table-cell office:value-type="float" office:value="4.5911330049261085" table:style-name="ce32">
            <text:p>4,6</text:p>
          </table:table-cell>
          <table:table-cell office:value-type="float" office:value="-39.055793991416309" table:style-name="ce37">
            <text:p>-3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 EQE</text:p>
          </table:table-cell>
          <table:table-cell office:value-type="float" office:value="133" table:style-name="ce36">
            <text:p>133</text:p>
          </table:table-cell>
          <table:table-cell office:value-type="float" office:value="2.8559158256388231" table:style-name="ce32">
            <text:p>2,9</text:p>
          </table:table-cell>
          <table:table-cell office:value-type="float" office:value="28" table:style-name="ce36">
            <text:p>28</text:p>
          </table:table-cell>
          <table:table-cell office:value-type="float" office:value="0.55172413793103448" table:style-name="ce32">
            <text:p>0,6</text:p>
          </table:table-cell>
          <table:table-cell office:value-type="float" office:value="374.99999999999994" table:style-name="ce37">
            <text:p>3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08" table:style-name="ce36">
            <text:p>108</text:p>
          </table:table-cell>
          <table:table-cell office:value-type="float" office:value="2.319089542624007" table:style-name="ce32">
            <text:p>2,3</text:p>
          </table:table-cell>
          <table:table-cell office:value-type="float" office:value="62" table:style-name="ce36">
            <text:p>62</text:p>
          </table:table-cell>
          <table:table-cell office:value-type="float" office:value="1.2216748768472907" table:style-name="ce32">
            <text:p>1,2</text:p>
          </table:table-cell>
          <table:table-cell office:value-type="float" office:value="74.193548387096769" table:style-name="ce37">
            <text:p>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pring</text:p>
          </table:table-cell>
          <table:table-cell office:value-type="float" office:value="98" table:style-name="ce36">
            <text:p>98</text:p>
          </table:table-cell>
          <table:table-cell office:value-type="float" office:value="2.1043590294180805" table:style-name="ce32">
            <text:p>2,1</text:p>
          </table:table-cell>
          <table:table-cell office:value-type="float" office:value="55" table:style-name="ce36">
            <text:p>55</text:p>
          </table:table-cell>
          <table:table-cell office:value-type="float" office:value="1.083743842364532" table:style-name="ce32">
            <text:p>1,1</text:p>
          </table:table-cell>
          <table:table-cell office:value-type="float" office:value="78.181818181818159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94" table:style-name="ce36">
            <text:p>2 194</text:p>
          </table:table-cell>
          <table:table-cell office:value-type="float" office:value="47.111874597380286" table:style-name="ce32">
            <text:p>47,1</text:p>
          </table:table-cell>
          <table:table-cell office:value-type="float" office:value="2843" table:style-name="ce36">
            <text:p>2 843</text:p>
          </table:table-cell>
          <table:table-cell office:value-type="float" office:value="56.019704433497537" table:style-name="ce32">
            <text:p>56,0</text:p>
          </table:table-cell>
          <table:table-cell office:value-type="float" office:value="-22.827998593035531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57" table:style-name="ce34">
            <text:p>4 657</text:p>
          </table:table-cell>
          <table:table-cell office:value-type="float" office:value="100" table:style-name="ce38">
            <text:p>100,0</text:p>
          </table:table-cell>
          <table:table-cell office:value-type="float" office:value="5075" table:style-name="ce34">
            <text:p>5 075</text:p>
          </table:table-cell>
          <table:table-cell office:value-type="float" office:value="100" table:style-name="ce38">
            <text:p>100,0</text:p>
          </table:table-cell>
          <table:table-cell office:value-type="float" office:value="-8.2364532019704484" table:style-name="ce39">
            <text:p>-8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63263" table:style-name="ce61">
            <text:p>63 263</text:p>
          </table:table-cell>
          <table:table-cell office:value-type="float" office:value="72.147207079807501" table:style-name="ce20">
            <text:p>72,1</text:p>
          </table:table-cell>
          <table:table-cell office:value-type="float" office:value="63052" table:style-name="ce24">
            <text:p>63 052</text:p>
          </table:table-cell>
          <table:table-cell office:value-type="float" office:value="73.690730806540216" table:style-name="ce25">
            <text:p>73,7</text:p>
          </table:table-cell>
          <table:table-cell office:value-type="float" office:value="0.33464442047834098" table:style-name="ce20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7235" table:style-name="ce61">
            <text:p>7 235</text:p>
          </table:table-cell>
          <table:table-cell office:value-type="float" office:value="8.2510320917820401" table:style-name="ce20">
            <text:p>8,3</text:p>
          </table:table-cell>
          <table:table-cell office:value-type="float" office:value="7281" table:style-name="ce31">
            <text:p>7 281</text:p>
          </table:table-cell>
          <table:table-cell office:value-type="float" office:value="8.5095193015672663" table:style-name="ce20">
            <text:p>8,5</text:p>
          </table:table-cell>
          <table:table-cell office:value-type="float" office:value="-0.63178134871583325" table:style-name="ce20">
            <text:p>-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293" table:style-name="ce61">
            <text:p>2 293</text:p>
          </table:table-cell>
          <table:table-cell office:value-type="float" office:value="2.6150126588052824" table:style-name="ce20">
            <text:p>2,6</text:p>
          </table:table-cell>
          <table:table-cell office:value-type="float" office:value="1989" table:style-name="ce31">
            <text:p>1 989</text:p>
          </table:table-cell>
          <table:table-cell office:value-type="float" office:value="2.3246029241611446" table:style-name="ce20">
            <text:p>2,3</text:p>
          </table:table-cell>
          <table:table-cell office:value-type="float" office:value="15.284062342885875" table:style-name="ce20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0" table:style-name="ce61">
            <text:p>20</text:p>
          </table:table-cell>
          <table:table-cell office:value-type="float" office:value="2.2808658166640055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1.9868401061206364E-2" table:style-name="ce20">
            <text:p>0,0</text:p>
          </table:table-cell>
          <table:table-cell office:value-type="float" office:value="17.647058823529406" table:style-name="ce20">
            <text:p>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48" table:style-name="ce61">
            <text:p>48</text:p>
          </table:table-cell>
          <table:table-cell office:value-type="float" office:value="5.4740779599936139E-2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6.8955038977127958E-2" table:style-name="ce20">
            <text:p>0,1</text:p>
          </table:table-cell>
          <table:table-cell office:value-type="float" office:value="-18.644067796610159" table:style-name="ce20">
            <text:p>-1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54" table:style-name="ce36">
            <text:p>54</text:p>
          </table:table-cell>
          <table:table-cell office:value-type="float" office:value="6.1583377049928154E-2" table:style-name="ce20">
            <text:p>0,1</text:p>
          </table:table-cell>
          <table:table-cell office:value-type="float" office:value="44" table:style-name="ce31">
            <text:p>44</text:p>
          </table:table-cell>
          <table:table-cell office:value-type="float" office:value="5.1424096864298822E-2" table:style-name="ce20">
            <text:p>0,1</text:p>
          </table:table-cell>
          <table:table-cell office:value-type="float" office:value="22.727272727272734" table:style-name="ce20">
            <text:p>2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200" table:style-name="ce61">
            <text:p>200</text:p>
          </table:table-cell>
          <table:table-cell office:value-type="float" office:value="0.22808658166640056" table:style-name="ce20">
            <text:p>0,2</text:p>
          </table:table-cell>
          <table:table-cell office:value-type="float" office:value="192" table:style-name="ce31">
            <text:p>192</text:p>
          </table:table-cell>
          <table:table-cell office:value-type="float" office:value="0.22439605904421303" table:style-name="ce20">
            <text:p>0,2</text:p>
          </table:table-cell>
          <table:table-cell office:value-type="float" office:value="4.1666666666666714" table:style-name="ce20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314" table:style-name="ce61">
            <text:p>314</text:p>
          </table:table-cell>
          <table:table-cell office:value-type="float" office:value="0.35809593321624889" table:style-name="ce20">
            <text:p>0,4</text:p>
          </table:table-cell>
          <table:table-cell office:value-type="float" office:value="168" table:style-name="ce31">
            <text:p>168</text:p>
          </table:table-cell>
          <table:table-cell office:value-type="float" office:value="0.19634655166368642" table:style-name="ce20">
            <text:p>0,2</text:p>
          </table:table-cell>
          <table:table-cell office:value-type="float" office:value="86.904761904761898" table:style-name="ce20">
            <text:p>8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8755" table:style-name="ce61">
            <text:p>8 755</text:p>
          </table:table-cell>
          <table:table-cell office:value-type="float" office:value="9.9844901124466841" table:style-name="ce20">
            <text:p>10,0</text:p>
          </table:table-cell>
          <table:table-cell office:value-type="float" office:value="6952" table:style-name="ce31">
            <text:p>6 952</text:p>
          </table:table-cell>
          <table:table-cell office:value-type="float" office:value="8.1250073045592135" table:style-name="ce20">
            <text:p>8,1</text:p>
          </table:table-cell>
          <table:table-cell office:value-type="float" office:value="25.934982738780221" table:style-name="ce20">
            <text:p>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136" table:style-name="ce61">
            <text:p>136</text:p>
          </table:table-cell>
          <table:table-cell office:value-type="float" office:value="0.15509887553315238" table:style-name="ce20">
            <text:p>0,2</text:p>
          </table:table-cell>
          <table:table-cell office:value-type="float" office:value="98" table:style-name="ce31">
            <text:p>98</text:p>
          </table:table-cell>
          <table:table-cell office:value-type="float" office:value="0.11453548847048374" table:style-name="ce20">
            <text:p>0,1</text:p>
          </table:table-cell>
          <table:table-cell office:value-type="float" office:value="38.775510204081627" table:style-name="ce20">
            <text:p>3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972" table:style-name="ce61">
            <text:p>972</text:p>
          </table:table-cell>
          <table:table-cell office:value-type="float" office:value="1.1085007868987067" table:style-name="ce20">
            <text:p>1,1</text:p>
          </table:table-cell>
          <table:table-cell office:value-type="float" office:value="896" table:style-name="ce31">
            <text:p>896</text:p>
          </table:table-cell>
          <table:table-cell office:value-type="float" office:value="1.0471816088729942" table:style-name="ce20">
            <text:p>1,0</text:p>
          </table:table-cell>
          <table:table-cell office:value-type="float" office:value="8.482142857142847" table:style-name="ce20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787" table:style-name="ce61">
            <text:p>1 787</text:p>
          </table:table-cell>
          <table:table-cell office:value-type="float" office:value="2.037953607189289" table:style-name="ce20">
            <text:p>2,0</text:p>
          </table:table-cell>
          <table:table-cell office:value-type="float" office:value="1741" table:style-name="ce31">
            <text:p>1 741</text:p>
          </table:table-cell>
          <table:table-cell office:value-type="float" office:value="2.0347580145623692" table:style-name="ce20">
            <text:p>2,0</text:p>
          </table:table-cell>
          <table:table-cell office:value-type="float" office:value="2.6421596783457773" table:style-name="ce20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967" table:style-name="ce61">
            <text:p>967</text:p>
          </table:table-cell>
          <table:table-cell office:value-type="float" office:value="1.1027986223570467" table:style-name="ce20">
            <text:p>1,1</text:p>
          </table:table-cell>
          <table:table-cell office:value-type="float" office:value="1279" table:style-name="ce31">
            <text:p>1 279</text:p>
          </table:table-cell>
          <table:table-cell office:value-type="float" office:value="1.4948049974872317" table:style-name="ce20">
            <text:p>1,5</text:p>
          </table:table-cell>
          <table:table-cell office:value-type="float" office:value="-24.394057857701327" table:style-name="ce20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31" table:style-name="ce61">
            <text:p>31</text:p>
          </table:table-cell>
          <table:table-cell office:value-type="float" office:value="3.5353420158292084E-2" table:style-name="ce20">
            <text:p>0,0</text:p>
          </table:table-cell>
          <table:table-cell office:value-type="float" office:value="31" table:style-name="ce31">
            <text:p>31</text:p>
          </table:table-cell>
          <table:table-cell office:value-type="float" office:value="3.6230613699846898E-2" table:style-name="ce20">
            <text:p>0,0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738" table:style-name="ce61">
            <text:p>738</text:p>
          </table:table-cell>
          <table:table-cell office:value-type="float" office:value="0.84163948634901808" table:style-name="ce20">
            <text:p>0,8</text:p>
          </table:table-cell>
          <table:table-cell office:value-type="float" office:value="711" table:style-name="ce61">
            <text:p>711</text:p>
          </table:table-cell>
          <table:table-cell office:value-type="float" office:value="0.83096665614810139" table:style-name="ce20">
            <text:p>0,8</text:p>
          </table:table-cell>
          <table:table-cell office:value-type="float" office:value="3.7974683544303787" table:style-name="ce20">
            <text:p>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36">
            <text:p>1</text:p>
          </table:table-cell>
          <table:table-cell office:value-type="float" office:value="1.1404329083320027E-3" table:style-name="ce20">
            <text:p>0,0</text:p>
          </table:table-cell>
          <table:table-cell office:value-type="float" office:value="8" table:style-name="ce36">
            <text:p>8</text:p>
          </table:table-cell>
          <table:table-cell office:value-type="float" office:value="9.3498357935088757E-3" table:style-name="ce20">
            <text:p>0,0</text:p>
          </table:table-cell>
          <table:table-cell office:value-type="float" office:value="-87.5" table:style-name="ce36">
            <text:p>-8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681" table:style-name="ce61">
            <text:p>681</text:p>
          </table:table-cell>
          <table:table-cell office:value-type="float" office:value="0.77663481057409389" table:style-name="ce20">
            <text:p>0,8</text:p>
          </table:table-cell>
          <table:table-cell office:value-type="float" office:value="873" table:style-name="ce31">
            <text:p>873</text:p>
          </table:table-cell>
          <table:table-cell office:value-type="float" office:value="1.0203008309666561" table:style-name="ce20">
            <text:p>1,0</text:p>
          </table:table-cell>
          <table:table-cell office:value-type="float" office:value="-21.99312714776633" table:style-name="ce20">
            <text:p>-2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91" table:style-name="ce61">
            <text:p>191</text:p>
          </table:table-cell>
          <table:table-cell office:value-type="float" office:value="0.21782268549141254" table:style-name="ce20">
            <text:p>0,2</text:p>
          </table:table-cell>
          <table:table-cell office:value-type="float" office:value="172" table:style-name="ce31">
            <text:p>172</text:p>
          </table:table-cell>
          <table:table-cell office:value-type="float" office:value="0.20102146956044084" table:style-name="ce20">
            <text:p>0,2</text:p>
          </table:table-cell>
          <table:table-cell office:value-type="float" office:value="11.04651162790698" table:style-name="ce20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87686" table:style-name="ce64">
            <text:p>87 686</text:p>
          </table:table-cell>
          <table:table-cell office:value-type="float" office:value="100" table:style-name="ce65">
            <text:p>100,0</text:p>
          </table:table-cell>
          <table:table-cell office:value-type="float" office:value="85563" table:style-name="ce66">
            <text:p>85 563</text:p>
          </table:table-cell>
          <table:table-cell office:value-type="float" office:value="100" table:style-name="ce65">
            <text:p>100,0</text:p>
          </table:table-cell>
          <table:table-cell office:value-type="float" office:value="2.4812126737024158" table:style-name="ce65">
            <text:p>2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6076" table:style-name="ce61">
            <text:p>6 076</text:p>
          </table:table-cell>
          <table:table-cell office:value-type="float" office:value="93.376363915783003" table:style-name="ce20">
            <text:p>93,4</text:p>
          </table:table-cell>
          <table:table-cell office:value-type="float" office:value="6724" table:style-name="ce31">
            <text:p>6 724</text:p>
          </table:table-cell>
          <table:table-cell office:value-type="float" office:value="94.650900900900908" table:style-name="ce20">
            <text:p>94,7</text:p>
          </table:table-cell>
          <table:table-cell office:value-type="float" office:value="-9.6371207614515129" table:style-name="ce20">
            <text:p>-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0" table:style-name="ce36">
            <text:p>30</text:p>
          </table:table-cell>
          <table:table-cell office:value-type="float" office:value="0.46104195481788846" table:style-name="ce20">
            <text:p>0,5</text:p>
          </table:table-cell>
          <table:table-cell office:value-type="float" office:value="36" table:style-name="ce31">
            <text:p>36</text:p>
          </table:table-cell>
          <table:table-cell office:value-type="float" office:value="0.5067567567567568" table:style-name="ce20">
            <text:p>0,5</text:p>
          </table:table-cell>
          <table:table-cell office:value-type="float" office:value="-16.666666666666657" table:style-name="ce20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64" table:style-name="ce36">
            <text:p>164</text:p>
          </table:table-cell>
          <table:table-cell office:value-type="float" office:value="2.5203626863377901" table:style-name="ce20">
            <text:p>2,5</text:p>
          </table:table-cell>
          <table:table-cell office:value-type="float" office:value="191" table:style-name="ce31">
            <text:p>191</text:p>
          </table:table-cell>
          <table:table-cell office:value-type="float" office:value="2.6886261261261262" table:style-name="ce20">
            <text:p>2,7</text:p>
          </table:table-cell>
          <table:table-cell office:value-type="float" office:value="-14.136125654450254" table:style-name="ce20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66" table:style-name="ce36">
            <text:p>166</text:p>
          </table:table-cell>
          <table:table-cell office:value-type="float" office:value="2.5510988166589827" table:style-name="ce20">
            <text:p>2,6</text:p>
          </table:table-cell>
          <table:table-cell office:value-type="float" office:value="152" table:style-name="ce31">
            <text:p>152</text:p>
          </table:table-cell>
          <table:table-cell office:value-type="float" office:value="2.1396396396396398" table:style-name="ce20">
            <text:p>2,1</text:p>
          </table:table-cell>
          <table:table-cell office:value-type="float" office:value="9.2105263157894655" table:style-name="ce20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71" table:style-name="ce36">
            <text:p>71</text:p>
          </table:table-cell>
          <table:table-cell office:value-type="float" office:value="1.091132626402336" table:style-name="ce20">
            <text:p>1,1</text:p>
          </table:table-cell>
          <table:table-cell office:value-type="float" office:value="1" table:style-name="ce31">
            <text:p>1</text:p>
          </table:table-cell>
          <table:table-cell office:value-type="float" office:value="1.4076576576576577E-2" table:style-name="ce20">
            <text:p>0,0</text:p>
          </table:table-cell>
          <table:table-cell office:value-type="float" office:value="7000" table:style-name="ce20">
            <text:p>7 0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6507" table:style-name="ce64">
            <text:p>6 507</text:p>
          </table:table-cell>
          <table:table-cell office:value-type="float" office:value="100" table:style-name="ce65">
            <text:p>100,0</text:p>
          </table:table-cell>
          <table:table-cell office:value-type="float" office:value="7104" table:style-name="ce66">
            <text:p>7 104</text:p>
          </table:table-cell>
          <table:table-cell office:value-type="float" office:value="100" table:style-name="ce65">
            <text:p>100,0</text:p>
          </table:table-cell>
          <table:table-cell office:value-type="float" office:value="-8.4037162162162247" table:style-name="ce65">
            <text:p>-8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20520" table:style-name="ce61">
            <text:p>20 520</text:p>
          </table:table-cell>
          <table:table-cell office:value-type="float" office:value="32.436021054961039" table:style-name="ce20">
            <text:p>32,4</text:p>
          </table:table-cell>
          <table:table-cell office:value-type="float" office:value="21961" table:style-name="ce24">
            <text:p>21 961</text:p>
          </table:table-cell>
          <table:table-cell office:value-type="float" office:value="34.829981602486839" table:style-name="ce25">
            <text:p>34,8</text:p>
          </table:table-cell>
          <table:table-cell office:value-type="float" office:value="-6.5616319839715942" table:style-name="ce20">
            <text:p>-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12691" table:style-name="ce24">
            <text:p>12 691</text:p>
          </table:table-cell>
          <table:table-cell office:value-type="float" office:value="20.060698986769516" table:style-name="ce25">
            <text:p>20,1</text:p>
          </table:table-cell>
          <table:table-cell office:value-type="float" office:value="12780" table:style-name="ce24">
            <text:p>12 780</text:p>
          </table:table-cell>
          <table:table-cell office:value-type="float" office:value="20.268984330393959" table:style-name="ce25">
            <text:p>20,3</text:p>
          </table:table-cell>
          <table:table-cell office:value-type="float" office:value="-0.69640062597808594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10802" table:style-name="ce24">
            <text:p>10 802</text:p>
          </table:table-cell>
          <table:table-cell office:value-type="float" office:value="17.074751434487773" table:style-name="ce25">
            <text:p>17,1</text:p>
          </table:table-cell>
          <table:table-cell office:value-type="float" office:value="11235" table:style-name="ce24">
            <text:p>11 235</text:p>
          </table:table-cell>
          <table:table-cell office:value-type="float" office:value="17.81862589608577" table:style-name="ce25">
            <text:p>17,8</text:p>
          </table:table-cell>
          <table:table-cell office:value-type="float" office:value="-3.8540275923453464" table:style-name="ce26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9" table:style-name="ce24">
            <text:p>9</text:p>
          </table:table-cell>
          <table:table-cell office:value-type="float" office:value="1.422632502410571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5807027804561908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15814" table:style-name="ce24">
            <text:p>15 814</text:p>
          </table:table-cell>
          <table:table-cell office:value-type="float" office:value="24.997233770134201" table:style-name="ce25">
            <text:p>25,0</text:p>
          </table:table-cell>
          <table:table-cell office:value-type="float" office:value="13229" table:style-name="ce24">
            <text:p>13 229</text:p>
          </table:table-cell>
          <table:table-cell office:value-type="float" office:value="20.981094969231744" table:style-name="ce25">
            <text:p>21,0</text:p>
          </table:table-cell>
          <table:table-cell office:value-type="float" office:value="19.540403658628776" table:style-name="ce26">
            <text:p>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3869" table:style-name="ce24">
            <text:p>3 869</text:p>
          </table:table-cell>
          <table:table-cell office:value-type="float" office:value="24.465663336284305" table:style-name="ce25">
            <text:p>24,5</text:p>
          </table:table-cell>
          <table:table-cell office:value-type="float" office:value="4211" table:style-name="ce24">
            <text:p>4 211</text:p>
          </table:table-cell>
          <table:table-cell office:value-type="float" office:value="31.831582130168567" table:style-name="ce25">
            <text:p>31,8</text:p>
          </table:table-cell>
          <table:table-cell office:value-type="float" office:value="-8.1215863215388282" table:style-name="ce26">
            <text:p>-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3426" table:style-name="ce24">
            <text:p>3 426</text:p>
          </table:table-cell>
          <table:table-cell office:value-type="float" office:value="5.4154877258429099" table:style-name="ce25">
            <text:p>5,4</text:p>
          </table:table-cell>
          <table:table-cell office:value-type="float" office:value="3845" table:style-name="ce24">
            <text:p>3 845</text:p>
          </table:table-cell>
          <table:table-cell office:value-type="float" office:value="6.098141216773457" table:style-name="ce25">
            <text:p>6,1</text:p>
          </table:table-cell>
          <table:table-cell office:value-type="float" office:value="-10.897269180754236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412" table:style-name="ce24">
            <text:p>412</text:p>
          </table:table-cell>
          <table:table-cell office:value-type="float" office:value="12.025685931115003" table:style-name="ce25">
            <text:p>12,0</text:p>
          </table:table-cell>
          <table:table-cell office:value-type="float" office:value="181" table:style-name="ce24">
            <text:p>181</text:p>
          </table:table-cell>
          <table:table-cell office:value-type="float" office:value="4.7074122236670997" table:style-name="ce25">
            <text:p>4,7</text:p>
          </table:table-cell>
          <table:table-cell office:value-type="float" office:value="127.62430939226519" table:style-name="ce26">
            <text:p>12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3.171985028230666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61" table:style-name="ce61">
            <text:p>161</text:p>
          </table:table-cell>
          <table:table-cell office:value-type="float" office:value="0.25449314765344672" table:style-name="ce20">
            <text:p>0,3</text:p>
          </table:table-cell>
          <table:table-cell office:value-type="float" office:value="189" table:style-name="ce24">
            <text:p>189</text:p>
          </table:table-cell>
          <table:table-cell office:value-type="float" office:value="0.29975258516779801" table:style-name="ce25">
            <text:p>0,3</text:p>
          </table:table-cell>
          <table:table-cell office:value-type="float" office:value="-14.81481481481481" table:style-name="ce20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32" table:style-name="ce24">
            <text:p>32</text:p>
          </table:table-cell>
          <table:table-cell office:value-type="float" office:value="5.0582488974598105E-2" table:style-name="ce25">
            <text:p>0,1</text:p>
          </table:table-cell>
          <table:table-cell office:value-type="float" office:value="93" table:style-name="ce24">
            <text:p>93</text:p>
          </table:table-cell>
          <table:table-cell office:value-type="float" office:value="0.14749730381272599" table:style-name="ce25">
            <text:p>0,1</text:p>
          </table:table-cell>
          <table:table-cell office:value-type="float" office:value="-65.591397849462368" table:style-name="ce26">
            <text:p>-6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5248" table:style-name="ce24">
            <text:p>5 248</text:p>
          </table:table-cell>
          <table:table-cell office:value-type="float" office:value="8.2955281918340891" table:style-name="ce25">
            <text:p>8,3</text:p>
          </table:table-cell>
          <table:table-cell office:value-type="float" office:value="5146" table:style-name="ce24">
            <text:p>5 146</text:p>
          </table:table-cell>
          <table:table-cell office:value-type="float" office:value="8.1615174776375063" table:style-name="ce25">
            <text:p>8,2</text:p>
          </table:table-cell>
          <table:table-cell office:value-type="float" office:value="1.9821220365332266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12881" table:style-name="ce24">
            <text:p>12 881</text:p>
          </table:table-cell>
          <table:table-cell office:value-type="float" office:value="20.361032515056195" table:style-name="ce25">
            <text:p>20,4</text:p>
          </table:table-cell>
          <table:table-cell office:value-type="float" office:value="13880" table:style-name="ce24">
            <text:p>13 880</text:p>
          </table:table-cell>
          <table:table-cell office:value-type="float" office:value="22.013576095920826" table:style-name="ce25">
            <text:p>22,0</text:p>
          </table:table-cell>
          <table:table-cell office:value-type="float" office:value="-7.1974063400576398" table:style-name="ce26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12969" table:style-name="ce24">
            <text:p>12 969</text:p>
          </table:table-cell>
          <table:table-cell office:value-type="float" office:value="20.500134359736339" table:style-name="ce25">
            <text:p>20,5</text:p>
          </table:table-cell>
          <table:table-cell office:value-type="float" office:value="12086" table:style-name="ce24">
            <text:p>12 086</text:p>
          </table:table-cell>
          <table:table-cell office:value-type="float" office:value="19.168305525597919" table:style-name="ce25">
            <text:p>19,2</text:p>
          </table:table-cell>
          <table:table-cell office:value-type="float" office:value="7.3059738540460017" table:style-name="ce26">
            <text:p>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5748" table:style-name="ce24">
            <text:p>5 748</text:p>
          </table:table-cell>
          <table:table-cell office:value-type="float" office:value="9.0858795820621854" table:style-name="ce25">
            <text:p>9,1</text:p>
          </table:table-cell>
          <table:table-cell office:value-type="float" office:value="5436" table:style-name="ce24">
            <text:p>5 436</text:p>
          </table:table-cell>
          <table:table-cell office:value-type="float" office:value="8.6214553067309527" table:style-name="ce25">
            <text:p>8,6</text:p>
          </table:table-cell>
          <table:table-cell office:value-type="float" office:value="5.7395143487858746" table:style-name="ce26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13242" table:style-name="ce24">
            <text:p>13 242</text:p>
          </table:table-cell>
          <table:table-cell office:value-type="float" office:value="20.931666218800878" table:style-name="ce25">
            <text:p>20,9</text:p>
          </table:table-cell>
          <table:table-cell office:value-type="float" office:value="12909" table:style-name="ce24">
            <text:p>12 909</text:p>
          </table:table-cell>
          <table:table-cell office:value-type="float" office:value="20.473577364714838" table:style-name="ce25">
            <text:p>20,5</text:p>
          </table:table-cell>
          <table:table-cell office:value-type="float" office:value="2.57959563095514" table:style-name="ce26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12982" table:style-name="ce24">
            <text:p>12 982</text:p>
          </table:table-cell>
          <table:table-cell office:value-type="float" office:value="20.52068349588227" table:style-name="ce25">
            <text:p>20,5</text:p>
          </table:table-cell>
          <table:table-cell office:value-type="float" office:value="13313" table:style-name="ce24">
            <text:p>13 313</text:p>
          </table:table-cell>
          <table:table-cell office:value-type="float" office:value="21.114318340417434" table:style-name="ce25">
            <text:p>21,1</text:p>
          </table:table-cell>
          <table:table-cell office:value-type="float" office:value="-2.4862915946818873" table:style-name="ce26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108" table:style-name="ce61">
            <text:p>108</text:p>
          </table:table-cell>
          <table:table-cell office:value-type="float" office:value="0.17071590028926861" table:style-name="ce20">
            <text:p>0,2</text:p>
          </table:table-cell>
          <table:table-cell office:value-type="float" office:value="130" table:style-name="ce24">
            <text:p>130</text:p>
          </table:table-cell>
          <table:table-cell office:value-type="float" office:value="0.20617902683499334" table:style-name="ce25">
            <text:p>0,2</text:p>
          </table:table-cell>
          <table:table-cell office:value-type="float" office:value="-16.92307692307692" table:style-name="ce20">
            <text:p>-1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256" table:style-name="ce31">
            <text:p>256</text:p>
          </table:table-cell>
          <table:table-cell office:value-type="float" office:value="0.40465991179678484" table:style-name="ce32">
            <text:p>0,4</text:p>
          </table:table-cell>
          <table:table-cell office:value-type="float" office:value="179" table:style-name="ce31">
            <text:p>179</text:p>
          </table:table-cell>
          <table:table-cell office:value-type="float" office:value="0.28389266002664471" table:style-name="ce32">
            <text:p>0,3</text:p>
          </table:table-cell>
          <table:table-cell office:value-type="float" office:value="43.016759776536304" table:style-name="ce33">
            <text:p>4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7108" table:style-name="ce31">
            <text:p>7 108</text:p>
          </table:table-cell>
          <table:table-cell office:value-type="float" office:value="11.235635363482604" table:style-name="ce32">
            <text:p>11,2</text:p>
          </table:table-cell>
          <table:table-cell office:value-type="float" office:value="7256" table:style-name="ce31">
            <text:p>7 256</text:p>
          </table:table-cell>
          <table:table-cell office:value-type="float" office:value="11.507961682420859" table:style-name="ce32">
            <text:p>11,5</text:p>
          </table:table-cell>
          <table:table-cell office:value-type="float" office:value="-2.0396912899669246" table:style-name="ce33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24754" table:style-name="ce31">
            <text:p>24 754</text:p>
          </table:table-cell>
          <table:table-cell office:value-type="float" office:value="39.128716627412551" table:style-name="ce32">
            <text:p>39,1</text:p>
          </table:table-cell>
          <table:table-cell office:value-type="float" office:value="25742" table:style-name="ce31">
            <text:p>25 742</text:p>
          </table:table-cell>
          <table:table-cell office:value-type="float" office:value="40.82661929835691" table:style-name="ce32">
            <text:p>40,8</text:p>
          </table:table-cell>
          <table:table-cell office:value-type="float" office:value="-3.8380856188330483" table:style-name="ce33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5823" table:style-name="ce31">
            <text:p>5 823</text:p>
          </table:table-cell>
          <table:table-cell office:value-type="float" office:value="9.2044322905963991" table:style-name="ce32">
            <text:p>9,2</text:p>
          </table:table-cell>
          <table:table-cell office:value-type="float" office:value="5902" table:style-name="ce31">
            <text:p>5 902</text:p>
          </table:table-cell>
          <table:table-cell office:value-type="float" office:value="9.3605278183086984" table:style-name="ce32">
            <text:p>9,4</text:p>
          </table:table-cell>
          <table:table-cell office:value-type="float" office:value="-1.3385293120976058" table:style-name="ce33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5620" table:style-name="ce31">
            <text:p>5 620</text:p>
          </table:table-cell>
          <table:table-cell office:value-type="float" office:value="8.8835496261637932" table:style-name="ce32">
            <text:p>8,9</text:p>
          </table:table-cell>
          <table:table-cell office:value-type="float" office:value="6154" table:style-name="ce31">
            <text:p>6 154</text:p>
          </table:table-cell>
          <table:table-cell office:value-type="float" office:value="9.7601979318657612" table:style-name="ce32">
            <text:p>9,8</text:p>
          </table:table-cell>
          <table:table-cell office:value-type="float" office:value="-8.6772830679232982" table:style-name="ce33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880" table:style-name="ce31">
            <text:p>1 880</text:p>
          </table:table-cell>
          <table:table-cell office:value-type="float" office:value="2.971721227257639" table:style-name="ce32">
            <text:p>3,0</text:p>
          </table:table-cell>
          <table:table-cell office:value-type="float" office:value="1580" table:style-name="ce31">
            <text:p>1 580</text:p>
          </table:table-cell>
          <table:table-cell office:value-type="float" office:value="2.5058681723022267" table:style-name="ce32">
            <text:p>2,5</text:p>
          </table:table-cell>
          <table:table-cell office:value-type="float" office:value="18.987341772151893" table:style-name="ce33">
            <text:p>1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1227" table:style-name="ce31">
            <text:p>1 227</text:p>
          </table:table-cell>
          <table:table-cell office:value-type="float" office:value="1.9395223116197462" table:style-name="ce32">
            <text:p>1,9</text:p>
          </table:table-cell>
          <table:table-cell office:value-type="float" office:value="561" table:style-name="ce31">
            <text:p>561</text:p>
          </table:table-cell>
          <table:table-cell office:value-type="float" office:value="0.8897418004187021" table:style-name="ce32">
            <text:p>0,9</text:p>
          </table:table-cell>
          <table:table-cell office:value-type="float" office:value="118.71657754010693" table:style-name="ce33">
            <text:p>11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1263" table:style-name="ce31">
            <text:p>1 263</text:p>
          </table:table-cell>
          <table:table-cell office:value-type="float" office:value="1.996427611716169" table:style-name="ce32">
            <text:p>2,0</text:p>
          </table:table-cell>
          <table:table-cell office:value-type="float" office:value="1701" table:style-name="ce31">
            <text:p>1 701</text:p>
          </table:table-cell>
          <table:table-cell office:value-type="float" office:value="2.6977732665101821" table:style-name="ce32">
            <text:p>2,7</text:p>
          </table:table-cell>
          <table:table-cell office:value-type="float" office:value="-25.749559082892418" table:style-name="ce33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4863" table:style-name="ce31">
            <text:p>4 863</text:p>
          </table:table-cell>
          <table:table-cell office:value-type="float" office:value="7.6869576213584558" table:style-name="ce32">
            <text:p>7,7</text:p>
          </table:table-cell>
          <table:table-cell office:value-type="float" office:value="3523" table:style-name="ce31">
            <text:p>3 523</text:p>
          </table:table-cell>
          <table:table-cell office:value-type="float" office:value="5.5874516272283197" table:style-name="ce32">
            <text:p>5,6</text:p>
          </table:table-cell>
          <table:table-cell office:value-type="float" office:value="38.035764973034361" table:style-name="ce33">
            <text:p>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44" table:style-name="ce31">
            <text:p>44</text:p>
          </table:table-cell>
          <table:table-cell office:value-type="float" office:value="6.9550922340072402E-2" table:style-name="ce32">
            <text:p>0,1</text:p>
          </table:table-cell>
          <table:table-cell office:value-type="float" office:value="183" table:style-name="ce31">
            <text:p>183</text:p>
          </table:table-cell>
          <table:table-cell office:value-type="float" office:value="0.29023663008310602" table:style-name="ce32">
            <text:p>0,3</text:p>
          </table:table-cell>
          <table:table-cell office:value-type="float" office:value="-75.95628415300547" table:style-name="ce33">
            <text:p>-7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2478" table:style-name="ce31">
            <text:p>2 478</text:p>
          </table:table-cell>
          <table:table-cell office:value-type="float" office:value="3.9169814899704409" table:style-name="ce32">
            <text:p>3,9</text:p>
          </table:table-cell>
          <table:table-cell office:value-type="float" office:value="1904" table:style-name="ce31">
            <text:p>1 904</text:p>
          </table:table-cell>
          <table:table-cell office:value-type="float" office:value="3.019729746875595" table:style-name="ce32">
            <text:p>3,0</text:p>
          </table:table-cell>
          <table:table-cell office:value-type="float" office:value="30.14705882352942" table:style-name="ce33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3049" table:style-name="ce31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1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3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1082" table:style-name="ce31">
            <text:p>1 082</text:p>
          </table:table-cell>
          <table:table-cell office:value-type="float" office:value="1.7103204084535986" table:style-name="ce32">
            <text:p>1,7</text:p>
          </table:table-cell>
          <table:table-cell office:value-type="float" office:value="1819" table:style-name="ce31">
            <text:p>1 819</text:p>
          </table:table-cell>
          <table:table-cell office:value-type="float" office:value="2.8849203831757917" table:style-name="ce32">
            <text:p>2,9</text:p>
          </table:table-cell>
          <table:table-cell office:value-type="float" office:value="-40.516767454645411" table:style-name="ce33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1108" table:style-name="ce31">
            <text:p>1 108</text:p>
          </table:table-cell>
          <table:table-cell office:value-type="float" office:value="1.7514186807454595" table:style-name="ce32">
            <text:p>1,8</text:p>
          </table:table-cell>
          <table:table-cell office:value-type="float" office:value="947" table:style-name="ce31">
            <text:p>947</text:p>
          </table:table-cell>
          <table:table-cell office:value-type="float" office:value="1.5019349108672206" table:style-name="ce32">
            <text:p>1,5</text:p>
          </table:table-cell>
          <table:table-cell office:value-type="float" office:value="17.00105596620908" table:style-name="ce33">
            <text:p>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165" table:style-name="ce31">
            <text:p>1 165</text:p>
          </table:table-cell>
          <table:table-cell office:value-type="float" office:value="1.8415187392314623" table:style-name="ce32">
            <text:p>1,8</text:p>
          </table:table-cell>
          <table:table-cell office:value-type="float" office:value="957" table:style-name="ce31">
            <text:p>957</text:p>
          </table:table-cell>
          <table:table-cell office:value-type="float" office:value="1.5177948360083742" table:style-name="ce32">
            <text:p>1,5</text:p>
          </table:table-cell>
          <table:table-cell office:value-type="float" office:value="21.734587251828628" table:style-name="ce33">
            <text:p>2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522" table:style-name="ce31">
            <text:p>522</text:p>
          </table:table-cell>
          <table:table-cell office:value-type="float" office:value="0.82512685139813158" table:style-name="ce32">
            <text:p>0,8</text:p>
          </table:table-cell>
          <table:table-cell office:value-type="float" office:value="320" table:style-name="ce31">
            <text:p>320</text:p>
          </table:table-cell>
          <table:table-cell office:value-type="float" office:value="0.50751760451690664" table:style-name="ce32">
            <text:p>0,5</text:p>
          </table:table-cell>
          <table:table-cell office:value-type="float" office:value="63.125" table:style-name="ce33">
            <text:p>6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505" table:style-name="ce31">
            <text:p>505</text:p>
          </table:table-cell>
          <table:table-cell office:value-type="float" office:value="0.79825490413037636" table:style-name="ce32">
            <text:p>0,8</text:p>
          </table:table-cell>
          <table:table-cell office:value-type="float" office:value="888" table:style-name="ce31">
            <text:p>888</text:p>
          </table:table-cell>
          <table:table-cell office:value-type="float" office:value="1.4083613525344161" table:style-name="ce32">
            <text:p>1,4</text:p>
          </table:table-cell>
          <table:table-cell office:value-type="float" office:value="-43.130630630630634" table:style-name="ce33">
            <text:p>-4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408" table:style-name="ce31">
            <text:p>408</text:p>
          </table:table-cell>
          <table:table-cell office:value-type="float" office:value="0.64492673442612591" table:style-name="ce32">
            <text:p>0,6</text:p>
          </table:table-cell>
          <table:table-cell office:value-type="float" office:value="664" table:style-name="ce31">
            <text:p>664</text:p>
          </table:table-cell>
          <table:table-cell office:value-type="float" office:value="1.0530990293725815" table:style-name="ce32">
            <text:p>1,1</text:p>
          </table:table-cell>
          <table:table-cell office:value-type="float" office:value="-38.554216867469876" table:style-name="ce33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5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0.33464442047834098" table:style-name="ce35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8832" table:style-name="ce61">
            <text:p>8 832</text:p>
          </table:table-cell>
          <table:table-cell office:value-type="float" office:value="13.960766956989078" table:style-name="ce20">
            <text:p>14,0</text:p>
          </table:table-cell>
          <table:table-cell office:value-type="float" office:value="9109" table:style-name="ce24">
            <text:p>9 109</text:p>
          </table:table-cell>
          <table:table-cell office:value-type="float" office:value="14.446805811076572" table:style-name="ce25">
            <text:p>14,4</text:p>
          </table:table-cell>
          <table:table-cell office:value-type="float" office:value="-3.0409485124602043" table:style-name="ce20">
            <text:p>-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6123" table:style-name="ce36">
            <text:p>6 123</text:p>
          </table:table-cell>
          <table:table-cell office:value-type="float" office:value="9.6786431247332558" table:style-name="ce32">
            <text:p>9,7</text:p>
          </table:table-cell>
          <table:table-cell office:value-type="float" office:value="6370" table:style-name="ce36">
            <text:p>6 370</text:p>
          </table:table-cell>
          <table:table-cell office:value-type="float" office:value="10.102772314914674" table:style-name="ce32">
            <text:p>10,1</text:p>
          </table:table-cell>
          <table:table-cell office:value-type="float" office:value="-3.8775510204081627" table:style-name="ce37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4627" table:style-name="ce36">
            <text:p>4 627</text:p>
          </table:table-cell>
          <table:table-cell office:value-type="float" office:value="7.3139117651707952" table:style-name="ce32">
            <text:p>7,3</text:p>
          </table:table-cell>
          <table:table-cell office:value-type="float" office:value="4086" table:style-name="ce36">
            <text:p>4 086</text:p>
          </table:table-cell>
          <table:table-cell office:value-type="float" office:value="6.4803654126752521" table:style-name="ce32">
            <text:p>6,5</text:p>
          </table:table-cell>
          <table:table-cell office:value-type="float" office:value="13.240332843857075" table:style-name="ce37">
            <text:p>1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4142" table:style-name="ce36">
            <text:p>4 142</text:p>
          </table:table-cell>
          <table:table-cell office:value-type="float" office:value="6.5472709166495422" table:style-name="ce32">
            <text:p>6,5</text:p>
          </table:table-cell>
          <table:table-cell office:value-type="float" office:value="3813" table:style-name="ce36">
            <text:p>3 813</text:p>
          </table:table-cell>
          <table:table-cell office:value-type="float" office:value="6.0473894563217661" table:style-name="ce32">
            <text:p>6,0</text:p>
          </table:table-cell>
          <table:table-cell office:value-type="float" office:value="8.6283766063467056" table:style-name="ce37">
            <text:p>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3908" table:style-name="ce36">
            <text:p>3 908</text:p>
          </table:table-cell>
          <table:table-cell office:value-type="float" office:value="6.177386466022794" table:style-name="ce32">
            <text:p>6,2</text:p>
          </table:table-cell>
          <table:table-cell office:value-type="float" office:value="4213" table:style-name="ce36">
            <text:p>4 213</text:p>
          </table:table-cell>
          <table:table-cell office:value-type="float" office:value="6.6817864619678993" table:style-name="ce32">
            <text:p>6,7</text:p>
          </table:table-cell>
          <table:table-cell office:value-type="float" office:value="-7.2394967956325758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3253" table:style-name="ce36">
            <text:p>3 253</text:p>
          </table:table-cell>
          <table:table-cell office:value-type="float" office:value="5.1420261448239888" table:style-name="ce32">
            <text:p>5,1</text:p>
          </table:table-cell>
          <table:table-cell office:value-type="float" office:value="3529" table:style-name="ce36">
            <text:p>3 529</text:p>
          </table:table-cell>
          <table:table-cell office:value-type="float" office:value="5.5969675823130114" table:style-name="ce32">
            <text:p>5,6</text:p>
          </table:table-cell>
          <table:table-cell office:value-type="float" office:value="-7.8209124397846352" table:style-name="ce37">
            <text:p>-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3049" table:style-name="ce36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6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7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2835" table:style-name="ce36">
            <text:p>2 835</text:p>
          </table:table-cell>
          <table:table-cell office:value-type="float" office:value="4.4812923825933009" table:style-name="ce32">
            <text:p>4,5</text:p>
          </table:table-cell>
          <table:table-cell office:value-type="float" office:value="2595" table:style-name="ce36">
            <text:p>2 595</text:p>
          </table:table-cell>
          <table:table-cell office:value-type="float" office:value="4.1156505741292904" table:style-name="ce32">
            <text:p>4,1</text:p>
          </table:table-cell>
          <table:table-cell office:value-type="float" office:value="9.2485549132947966" table:style-name="ce37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3.9612411678232142" table:style-name="ce32">
            <text:p>4,0</text:p>
          </table:table-cell>
          <table:table-cell office:value-type="float" office:value="2713" table:style-name="ce36">
            <text:p>2 713</text:p>
          </table:table-cell>
          <table:table-cell office:value-type="float" office:value="4.3027976907948995" table:style-name="ce32">
            <text:p>4,3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2325" table:style-name="ce36">
            <text:p>2 325</text:p>
          </table:table-cell>
          <table:table-cell office:value-type="float" office:value="3.6751339645606436" table:style-name="ce32">
            <text:p>3,7</text:p>
          </table:table-cell>
          <table:table-cell office:value-type="float" office:value="965" table:style-name="ce36">
            <text:p>965</text:p>
          </table:table-cell>
          <table:table-cell office:value-type="float" office:value="1.5304827761212967" table:style-name="ce32">
            <text:p>1,5</text:p>
          </table:table-cell>
          <table:table-cell office:value-type="float" office:value="140.93264248704662" table:style-name="ce37">
            <text:p>1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869" table:style-name="ce36">
            <text:p>1 869</text:p>
          </table:table-cell>
          <table:table-cell office:value-type="float" office:value="2.9543334966726205" table:style-name="ce32">
            <text:p>3,0</text:p>
          </table:table-cell>
          <table:table-cell office:value-type="float" office:value="2174" table:style-name="ce36">
            <text:p>2 174</text:p>
          </table:table-cell>
          <table:table-cell office:value-type="float" office:value="3.4479477256867348" table:style-name="ce32">
            <text:p>3,4</text:p>
          </table:table-cell>
          <table:table-cell office:value-type="float" office:value="-14.029438822447091" table:style-name="ce37">
            <text:p>-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764" table:style-name="ce36">
            <text:p>1 764</text:p>
          </table:table-cell>
          <table:table-cell office:value-type="float" office:value="2.7883597047247206" table:style-name="ce32">
            <text:p>2,8</text:p>
          </table:table-cell>
          <table:table-cell office:value-type="float" office:value="1658" table:style-name="ce36">
            <text:p>1 658</text:p>
          </table:table-cell>
          <table:table-cell office:value-type="float" office:value="2.629575588403223" table:style-name="ce32">
            <text:p>2,6</text:p>
          </table:table-cell>
          <table:table-cell office:value-type="float" office:value="6.3932448733413878" table:style-name="ce37">
            <text:p>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1606" table:style-name="ce36">
            <text:p>1 606</text:p>
          </table:table-cell>
          <table:table-cell office:value-type="float" office:value="2.5386086654126423" table:style-name="ce32">
            <text:p>2,5</text:p>
          </table:table-cell>
          <table:table-cell office:value-type="float" office:value="2360" table:style-name="ce36">
            <text:p>2 360</text:p>
          </table:table-cell>
          <table:table-cell office:value-type="float" office:value="3.742942333312187" table:style-name="ce32">
            <text:p>3,7</text:p>
          </table:table-cell>
          <table:table-cell office:value-type="float" office:value="-31.949152542372886" table:style-name="ce37">
            <text:p>-3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1600" table:style-name="ce36">
            <text:p>1 600</text:p>
          </table:table-cell>
          <table:table-cell office:value-type="float" office:value="2.5291244487299052" table:style-name="ce32">
            <text:p>2,5</text:p>
          </table:table-cell>
          <table:table-cell office:value-type="float" office:value="2754" table:style-name="ce36">
            <text:p>2 754</text:p>
          </table:table-cell>
          <table:table-cell office:value-type="float" office:value="4.3678233838736285" table:style-name="ce32">
            <text:p>4,4</text:p>
          </table:table-cell>
          <table:table-cell office:value-type="float" office:value="-41.902687000726218" table:style-name="ce37">
            <text:p>-4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1529" table:style-name="ce36">
            <text:p>1 529</text:p>
          </table:table-cell>
          <table:table-cell office:value-type="float" office:value="2.4168945513175157" table:style-name="ce32">
            <text:p>2,4</text:p>
          </table:table-cell>
          <table:table-cell office:value-type="float" office:value="430" table:style-name="ce36">
            <text:p>430</text:p>
          </table:table-cell>
          <table:table-cell office:value-type="float" office:value="0.68197678106959336" table:style-name="ce32">
            <text:p>0,7</text:p>
          </table:table-cell>
          <table:table-cell office:value-type="float" office:value="255.58139534883725" table:style-name="ce37">
            <text:p>25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495" table:style-name="ce36">
            <text:p>1 495</text:p>
          </table:table-cell>
          <table:table-cell office:value-type="float" office:value="2.3631506567820053" table:style-name="ce32">
            <text:p>2,4</text:p>
          </table:table-cell>
          <table:table-cell office:value-type="float" office:value="1915" table:style-name="ce36">
            <text:p>1 915</text:p>
          </table:table-cell>
          <table:table-cell office:value-type="float" office:value="3.0371756645308636" table:style-name="ce32">
            <text:p>3,0</text:p>
          </table:table-cell>
          <table:table-cell office:value-type="float" office:value="-21.932114882506525" table:style-name="ce37">
            <text:p>-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422" table:style-name="ce36">
            <text:p>1 422</text:p>
          </table:table-cell>
          <table:table-cell office:value-type="float" office:value="2.2477593538087035" table:style-name="ce32">
            <text:p>2,2</text:p>
          </table:table-cell>
          <table:table-cell office:value-type="float" office:value="1416" table:style-name="ce36">
            <text:p>1 416</text:p>
          </table:table-cell>
          <table:table-cell office:value-type="float" office:value="2.2457653999873122" table:style-name="ce32">
            <text:p>2,2</text:p>
          </table:table-cell>
          <table:table-cell office:value-type="float" office:value="0.42372881355932179" table:style-name="ce37">
            <text:p>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1366" table:style-name="ce36">
            <text:p>1 366</text:p>
          </table:table-cell>
          <table:table-cell office:value-type="float" office:value="2.1592399981031565" table:style-name="ce32">
            <text:p>2,2</text:p>
          </table:table-cell>
          <table:table-cell office:value-type="float" office:value="1717" table:style-name="ce36">
            <text:p>1 717</text:p>
          </table:table-cell>
          <table:table-cell office:value-type="float" office:value="2.7231491467360276" table:style-name="ce32">
            <text:p>2,7</text:p>
          </table:table-cell>
          <table:table-cell office:value-type="float" office:value="-20.442632498543986" table:style-name="ce37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1036" table:style-name="ce36">
            <text:p>1 036</text:p>
          </table:table-cell>
          <table:table-cell office:value-type="float" office:value="1.6376080805526136" table:style-name="ce32">
            <text:p>1,6</text:p>
          </table:table-cell>
          <table:table-cell office:value-type="float" office:value="897" table:style-name="ce36">
            <text:p>897</text:p>
          </table:table-cell>
          <table:table-cell office:value-type="float" office:value="1.4226352851614541" table:style-name="ce32">
            <text:p>1,4</text:p>
          </table:table-cell>
          <table:table-cell office:value-type="float" office:value="15.496098104793745" table:style-name="ce37">
            <text:p>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1010" table:style-name="ce36">
            <text:p>1 010</text:p>
          </table:table-cell>
          <table:table-cell office:value-type="float" office:value="1.5965098082607527" table:style-name="ce32">
            <text:p>1,6</text:p>
          </table:table-cell>
          <table:table-cell office:value-type="float" office:value="537" table:style-name="ce36">
            <text:p>537</text:p>
          </table:table-cell>
          <table:table-cell office:value-type="float" office:value="0.851677980079934" table:style-name="ce32">
            <text:p>0,9</text:p>
          </table:table-cell>
          <table:table-cell office:value-type="float" office:value="88.081936685288639" table:style-name="ce37">
            <text:p>8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6966" table:style-name="ce36">
            <text:p>6 966</text:p>
          </table:table-cell>
          <table:table-cell office:value-type="float" office:value="11.011175568657825" table:style-name="ce32">
            <text:p>11,0</text:p>
          </table:table-cell>
          <table:table-cell office:value-type="float" office:value="7159" table:style-name="ce36">
            <text:p>7 159</text:p>
          </table:table-cell>
          <table:table-cell office:value-type="float" office:value="11.354120408551672" table:style-name="ce32">
            <text:p>11,4</text:p>
          </table:table-cell>
          <table:table-cell office:value-type="float" office:value="-2.6959072496158711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2416" table:style-name="ce61">
            <text:p>2 416</text:p>
          </table:table-cell>
          <table:table-cell office:value-type="float" office:value="3.8189779175821572" table:style-name="ce20">
            <text:p>3,8</text:p>
          </table:table-cell>
          <table:table-cell office:value-type="float" office:value="1461" table:style-name="ce24">
            <text:p>1 461</text:p>
          </table:table-cell>
          <table:table-cell office:value-type="float" office:value="2.3171350631225023" table:style-name="ce25">
            <text:p>2,3</text:p>
          </table:table-cell>
          <table:table-cell office:value-type="float" office:value="65.366187542778931" table:style-name="ce20">
            <text:p>6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2404" table:style-name="ce36">
            <text:p>2 404</text:p>
          </table:table-cell>
          <table:table-cell office:value-type="float" office:value="3.8000094842166829" table:style-name="ce32">
            <text:p>3,8</text:p>
          </table:table-cell>
          <table:table-cell office:value-type="float" office:value="1788" table:style-name="ce36">
            <text:p>1 788</text:p>
          </table:table-cell>
          <table:table-cell office:value-type="float" office:value="2.835754615238216" table:style-name="ce32">
            <text:p>2,8</text:p>
          </table:table-cell>
          <table:table-cell office:value-type="float" office:value="34.451901565995541" table:style-name="ce37">
            <text:p>3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3.1013388552550465" table:style-name="ce32">
            <text:p>3,1</text:p>
          </table:table-cell>
          <table:table-cell office:value-type="float" office:value="2064" table:style-name="ce36">
            <text:p>2 064</text:p>
          </table:table-cell>
          <table:table-cell office:value-type="float" office:value="3.273488549134048" table:style-name="ce32">
            <text:p>3,3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918" table:style-name="ce36">
            <text:p>1 918</text:p>
          </table:table-cell>
          <table:table-cell office:value-type="float" office:value="3.0317879329149742" table:style-name="ce32">
            <text:p>3,0</text:p>
          </table:table-cell>
          <table:table-cell office:value-type="float" office:value="899" table:style-name="ce36">
            <text:p>899</text:p>
          </table:table-cell>
          <table:table-cell office:value-type="float" office:value="1.4258072701896847" table:style-name="ce32">
            <text:p>1,4</text:p>
          </table:table-cell>
          <table:table-cell office:value-type="float" office:value="113.34816462736373" table:style-name="ce37">
            <text:p>1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1214" table:style-name="ce36">
            <text:p>1 214</text:p>
          </table:table-cell>
          <table:table-cell office:value-type="float" office:value="1.9189731754738157" table:style-name="ce32">
            <text:p>1,9</text:p>
          </table:table-cell>
          <table:table-cell office:value-type="float" office:value="885" table:style-name="ce36">
            <text:p>885</text:p>
          </table:table-cell>
          <table:table-cell office:value-type="float" office:value="1.40360337499207" table:style-name="ce32">
            <text:p>1,4</text:p>
          </table:table-cell>
          <table:table-cell office:value-type="float" office:value="37.175141242937855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1055" table:style-name="ce36">
            <text:p>1 055</text:p>
          </table:table-cell>
          <table:table-cell office:value-type="float" office:value="1.6676414333812812" table:style-name="ce32">
            <text:p>1,7</text:p>
          </table:table-cell>
          <table:table-cell office:value-type="float" office:value="1053" table:style-name="ce36">
            <text:p>1 053</text:p>
          </table:table-cell>
          <table:table-cell office:value-type="float" office:value="1.6700501173634461" table:style-name="ce32">
            <text:p>1,7</text:p>
          </table:table-cell>
          <table:table-cell office:value-type="float" office:value="0.18993352326685908" table:style-name="ce37">
            <text:p>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1040" table:style-name="ce36">
            <text:p>1 040</text:p>
          </table:table-cell>
          <table:table-cell office:value-type="float" office:value="1.6439308916744384" table:style-name="ce32">
            <text:p>1,6</text:p>
          </table:table-cell>
          <table:table-cell office:value-type="float" office:value="1055" table:style-name="ce36">
            <text:p>1 055</text:p>
          </table:table-cell>
          <table:table-cell office:value-type="float" office:value="1.6732221023916767" table:style-name="ce32">
            <text:p>1,7</text:p>
          </table:table-cell>
          <table:table-cell office:value-type="float" office:value="-1.421800947867311" table:style-name="ce37">
            <text:p>-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000" table:style-name="ce36">
            <text:p>1 000</text:p>
          </table:table-cell>
          <table:table-cell office:value-type="float" office:value="1.5807027804561908" table:style-name="ce32">
            <text:p>1,6</text:p>
          </table:table-cell>
          <table:table-cell office:value-type="float" office:value="852" table:style-name="ce36">
            <text:p>852</text:p>
          </table:table-cell>
          <table:table-cell office:value-type="float" office:value="1.351265622026264" table:style-name="ce32">
            <text:p>1,4</text:p>
          </table:table-cell>
          <table:table-cell office:value-type="float" office:value="17.370892018779344" table:style-name="ce37">
            <text:p>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996" table:style-name="ce36">
            <text:p>996</text:p>
          </table:table-cell>
          <table:table-cell office:value-type="float" office:value="1.5743799693343661" table:style-name="ce32">
            <text:p>1,6</text:p>
          </table:table-cell>
          <table:table-cell office:value-type="float" office:value="597" table:style-name="ce36">
            <text:p>597</text:p>
          </table:table-cell>
          <table:table-cell office:value-type="float" office:value="0.94683753092685408" table:style-name="ce32">
            <text:p>0,9</text:p>
          </table:table-cell>
          <table:table-cell office:value-type="float" office:value="66.834170854271377" table:style-name="ce37">
            <text:p>6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930" table:style-name="ce36">
            <text:p>930</text:p>
          </table:table-cell>
          <table:table-cell office:value-type="float" office:value="1.4700535858242574" table:style-name="ce32">
            <text:p>1,5</text:p>
          </table:table-cell>
          <table:table-cell office:value-type="float" office:value="1039" table:style-name="ce36">
            <text:p>1 039</text:p>
          </table:table-cell>
          <table:table-cell office:value-type="float" office:value="1.6478462221658314" table:style-name="ce32">
            <text:p>1,6</text:p>
          </table:table-cell>
          <table:table-cell office:value-type="float" office:value="-10.490856592877776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834" table:style-name="ce36">
            <text:p>834</text:p>
          </table:table-cell>
          <table:table-cell office:value-type="float" office:value="1.3183061189004632" table:style-name="ce32">
            <text:p>1,3</text:p>
          </table:table-cell>
          <table:table-cell office:value-type="float" office:value="990" table:style-name="ce36">
            <text:p>990</text:p>
          </table:table-cell>
          <table:table-cell office:value-type="float" office:value="1.5701325889741802" table:style-name="ce32">
            <text:p>1,6</text:p>
          </table:table-cell>
          <table:table-cell office:value-type="float" office:value="-15.75757575757576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793" table:style-name="ce36">
            <text:p>793</text:p>
          </table:table-cell>
          <table:table-cell office:value-type="float" office:value="1.2534973049017593" table:style-name="ce32">
            <text:p>1,3</text:p>
          </table:table-cell>
          <table:table-cell office:value-type="float" office:value="962" table:style-name="ce36">
            <text:p>962</text:p>
          </table:table-cell>
          <table:table-cell office:value-type="float" office:value="1.5257247985789508" table:style-name="ce32">
            <text:p>1,5</text:p>
          </table:table-cell>
          <table:table-cell office:value-type="float" office:value="-17.567567567567565" table:style-name="ce37">
            <text:p>-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749" table:style-name="ce36">
            <text:p>749</text:p>
          </table:table-cell>
          <table:table-cell office:value-type="float" office:value="1.1839463825616869" table:style-name="ce32">
            <text:p>1,2</text:p>
          </table:table-cell>
          <table:table-cell office:value-type="float" office:value="473" table:style-name="ce36">
            <text:p>473</text:p>
          </table:table-cell>
          <table:table-cell office:value-type="float" office:value="0.75017445917655268" table:style-name="ce32">
            <text:p>0,8</text:p>
          </table:table-cell>
          <table:table-cell office:value-type="float" office:value="58.35095137420717" table:style-name="ce37">
            <text:p>5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748" table:style-name="ce36">
            <text:p>748</text:p>
          </table:table-cell>
          <table:table-cell office:value-type="float" office:value="1.1823656797812307" table:style-name="ce32">
            <text:p>1,2</text:p>
          </table:table-cell>
          <table:table-cell office:value-type="float" office:value="1113" table:style-name="ce36">
            <text:p>1 113</text:p>
          </table:table-cell>
          <table:table-cell office:value-type="float" office:value="1.7652096682103662" table:style-name="ce32">
            <text:p>1,8</text:p>
          </table:table-cell>
          <table:table-cell office:value-type="float" office:value="-32.794249775381857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658" table:style-name="ce36">
            <text:p>658</text:p>
          </table:table-cell>
          <table:table-cell office:value-type="float" office:value="1.0401024295401735" table:style-name="ce32">
            <text:p>1,0</text:p>
          </table:table-cell>
          <table:table-cell office:value-type="float" office:value="889" table:style-name="ce36">
            <text:p>889</text:p>
          </table:table-cell>
          <table:table-cell office:value-type="float" office:value="1.4099473450485314" table:style-name="ce32">
            <text:p>1,4</text:p>
          </table:table-cell>
          <table:table-cell office:value-type="float" office:value="-25.984251968503941" table:style-name="ce37">
            <text:p>-2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642" table:style-name="ce36">
            <text:p>642</text:p>
          </table:table-cell>
          <table:table-cell office:value-type="float" office:value="1.0148111850528745" table:style-name="ce32">
            <text:p>1,0</text:p>
          </table:table-cell>
          <table:table-cell office:value-type="float" office:value="1237" table:style-name="ce36">
            <text:p>1 237</text:p>
          </table:table-cell>
          <table:table-cell office:value-type="float" office:value="1.9618727399606675" table:style-name="ce32">
            <text:p>2,0</text:p>
          </table:table-cell>
          <table:table-cell office:value-type="float" office:value="-48.100242522231198" table:style-name="ce37">
            <text:p>-4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634" table:style-name="ce36">
            <text:p>634</text:p>
          </table:table-cell>
          <table:table-cell office:value-type="float" office:value="1.002165562809225" table:style-name="ce32">
            <text:p>1,0</text:p>
          </table:table-cell>
          <table:table-cell office:value-type="float" office:value="545" table:style-name="ce36">
            <text:p>545</text:p>
          </table:table-cell>
          <table:table-cell office:value-type="float" office:value="0.86436592019285674" table:style-name="ce32">
            <text:p>0,9</text:p>
          </table:table-cell>
          <table:table-cell office:value-type="float" office:value="16.33027522935779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632" table:style-name="ce36">
            <text:p>632</text:p>
          </table:table-cell>
          <table:table-cell office:value-type="float" office:value="0.9990041572483126" table:style-name="ce32">
            <text:p>1,0</text:p>
          </table:table-cell>
          <table:table-cell office:value-type="float" office:value="187" table:style-name="ce36">
            <text:p>187</text:p>
          </table:table-cell>
          <table:table-cell office:value-type="float" office:value="0.29658060013956733" table:style-name="ce32">
            <text:p>0,3</text:p>
          </table:table-cell>
          <table:table-cell office:value-type="float" office:value="237.96791443850265" table:style-name="ce37">
            <text:p>2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619" table:style-name="ce36">
            <text:p>619</text:p>
          </table:table-cell>
          <table:table-cell office:value-type="float" office:value="0.97845502110238214" table:style-name="ce32">
            <text:p>1,0</text:p>
          </table:table-cell>
          <table:table-cell office:value-type="float" office:value="307" table:style-name="ce36">
            <text:p>307</text:p>
          </table:table-cell>
          <table:table-cell office:value-type="float" office:value="0.48689970183340736" table:style-name="ce32">
            <text:p>0,5</text:p>
          </table:table-cell>
          <table:table-cell office:value-type="float" office:value="101.62866449511401" table:style-name="ce37">
            <text:p>10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618" table:style-name="ce36">
            <text:p>618</text:p>
          </table:table-cell>
          <table:table-cell office:value-type="float" office:value="0.97687431832192595" table:style-name="ce32">
            <text:p>1,0</text:p>
          </table:table-cell>
          <table:table-cell office:value-type="float" office:value="850" table:style-name="ce36">
            <text:p>850</text:p>
          </table:table-cell>
          <table:table-cell office:value-type="float" office:value="1.3480936369980334" table:style-name="ce32">
            <text:p>1,3</text:p>
          </table:table-cell>
          <table:table-cell office:value-type="float" office:value="-27.294117647058826" table:style-name="ce37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401" table:style-name="ce36">
            <text:p>41 401</text:p>
          </table:table-cell>
          <table:table-cell office:value-type="float" office:value="65.442675813666753" table:style-name="ce32">
            <text:p>65,4</text:p>
          </table:table-cell>
          <table:table-cell office:value-type="float" office:value="43806" table:style-name="ce36">
            <text:p>43 806</text:p>
          </table:table-cell>
          <table:table-cell office:value-type="float" office:value="69.475988073336296" table:style-name="ce32">
            <text:p>69,5</text:p>
          </table:table-cell>
          <table:table-cell office:value-type="float" office:value="-5.490115509290959" table:style-name="ce37">
            <text:p>-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100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23.19940751712646" table:style-name="ce32">
            <text:p>23,2</text:p>
          </table:table-cell>
          <table:table-cell office:value-type="float" office:value="2713" table:style-name="ce36">
            <text:p>2 713</text:p>
          </table:table-cell>
          <table:table-cell office:value-type="float" office:value="24.147752558967515" table:style-name="ce32">
            <text:p>24,1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78" table:style-name="ce36">
            <text:p>1 678</text:p>
          </table:table-cell>
          <table:table-cell office:value-type="float" office:value="15.534160340677653" table:style-name="ce32">
            <text:p>15,5</text:p>
          </table:table-cell>
          <table:table-cell office:value-type="float" office:value="965" table:style-name="ce36">
            <text:p>965</text:p>
          </table:table-cell>
          <table:table-cell office:value-type="float" office:value="8.5892300845571885" table:style-name="ce32">
            <text:p>8,6</text:p>
          </table:table-cell>
          <table:table-cell office:value-type="float" office:value="73.886010362694293" table:style-name="ce37">
            <text:p>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771" table:style-name="ce36">
            <text:p>771</text:p>
          </table:table-cell>
          <table:table-cell office:value-type="float" office:value="7.1375671172005184" table:style-name="ce32">
            <text:p>7,1</text:p>
          </table:table-cell>
          <table:table-cell office:value-type="float" office:value="750" table:style-name="ce36">
            <text:p>750</text:p>
          </table:table-cell>
          <table:table-cell office:value-type="float" office:value="6.6755674232309747" table:style-name="ce32">
            <text:p>6,7</text:p>
          </table:table-cell>
          <table:table-cell office:value-type="float" office:value="2.799999999999997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82" table:style-name="ce36">
            <text:p>682</text:p>
          </table:table-cell>
          <table:table-cell office:value-type="float" office:value="6.313645621181263" table:style-name="ce32">
            <text:p>6,3</text:p>
          </table:table-cell>
          <table:table-cell office:value-type="float" office:value="76" table:style-name="ce36">
            <text:p>76</text:p>
          </table:table-cell>
          <table:table-cell office:value-type="float" office:value="0.67645749888740547" table:style-name="ce32">
            <text:p>0,7</text:p>
          </table:table-cell>
          <table:table-cell office:value-type="float" office:value="797.36842105263156" table:style-name="ce37">
            <text:p>79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656" table:style-name="ce36">
            <text:p>656</text:p>
          </table:table-cell>
          <table:table-cell office:value-type="float" office:value="6.072949453804851" table:style-name="ce32">
            <text:p>6,1</text:p>
          </table:table-cell>
          <table:table-cell office:value-type="float" office:value="1146" table:style-name="ce36">
            <text:p>1 146</text:p>
          </table:table-cell>
          <table:table-cell office:value-type="float" office:value="10.200267022696929" table:style-name="ce32">
            <text:p>10,2</text:p>
          </table:table-cell>
          <table:table-cell office:value-type="float" office:value="-42.757417102966848" table:style-name="ce37">
            <text:p>-4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641" table:style-name="ce36">
            <text:p>641</text:p>
          </table:table-cell>
          <table:table-cell office:value-type="float" office:value="5.9340862803184597" table:style-name="ce32">
            <text:p>5,9</text:p>
          </table:table-cell>
          <table:table-cell office:value-type="float" office:value="550" table:style-name="ce36">
            <text:p>550</text:p>
          </table:table-cell>
          <table:table-cell office:value-type="float" office:value="4.8954161103693821" table:style-name="ce32">
            <text:p>4,9</text:p>
          </table:table-cell>
          <table:table-cell office:value-type="float" office:value="16.545454545454547" table:style-name="ce37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550" table:style-name="ce36">
            <text:p>550</text:p>
          </table:table-cell>
          <table:table-cell office:value-type="float" office:value="5.0916496945010188" table:style-name="ce32">
            <text:p>5,1</text:p>
          </table:table-cell>
          <table:table-cell office:value-type="float" office:value="501" table:style-name="ce36">
            <text:p>501</text:p>
          </table:table-cell>
          <table:table-cell office:value-type="float" office:value="4.4592790387182912" table:style-name="ce32">
            <text:p>4,5</text:p>
          </table:table-cell>
          <table:table-cell office:value-type="float" office:value="9.780439121756487" table:style-name="ce37">
            <text:p>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416" table:style-name="ce36">
            <text:p>416</text:p>
          </table:table-cell>
          <table:table-cell office:value-type="float" office:value="3.8511386780225885" table:style-name="ce32">
            <text:p>3,9</text:p>
          </table:table-cell>
          <table:table-cell office:value-type="float" office:value="250" table:style-name="ce36">
            <text:p>250</text:p>
          </table:table-cell>
          <table:table-cell office:value-type="float" office:value="2.2251891410769917" table:style-name="ce32">
            <text:p>2,2</text:p>
          </table:table-cell>
          <table:table-cell office:value-type="float" office:value="66.400000000000006" table:style-name="ce37">
            <text:p>6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337" table:style-name="ce36">
            <text:p>337</text:p>
          </table:table-cell>
          <table:table-cell office:value-type="float" office:value="3.1197926309942603" table:style-name="ce32">
            <text:p>3,1</text:p>
          </table:table-cell>
          <table:table-cell office:value-type="float" office:value="320" table:style-name="ce36">
            <text:p>320</text:p>
          </table:table-cell>
          <table:table-cell office:value-type="float" office:value="2.8482421005785494" table:style-name="ce32">
            <text:p>2,8</text:p>
          </table:table-cell>
          <table:table-cell office:value-type="float" office:value="5.3125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42" table:style-name="ce36">
            <text:p>2 142</text:p>
          </table:table-cell>
          <table:table-cell office:value-type="float" office:value="19.829661173856692" table:style-name="ce32">
            <text:p>19,8</text:p>
          </table:table-cell>
          <table:table-cell office:value-type="float" office:value="3354" table:style-name="ce36">
            <text:p>3 354</text:p>
          </table:table-cell>
          <table:table-cell office:value-type="float" office:value="29.853137516688921" table:style-name="ce32">
            <text:p>29,9</text:p>
          </table:table-cell>
          <table:table-cell office:value-type="float" office:value="-36.135957066189626" table:style-name="ce37">
            <text:p>-3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18.163303092019998" table:style-name="ce32">
            <text:p>18,2</text:p>
          </table:table-cell>
          <table:table-cell office:value-type="float" office:value="2064" table:style-name="ce36">
            <text:p>2 064</text:p>
          </table:table-cell>
          <table:table-cell office:value-type="float" office:value="18.371161548731642" table:style-name="ce32">
            <text:p>18,4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608" table:style-name="ce36">
            <text:p>608</text:p>
          </table:table-cell>
          <table:table-cell office:value-type="float" office:value="5.6285872986483989" table:style-name="ce32">
            <text:p>5,6</text:p>
          </table:table-cell>
          <table:table-cell office:value-type="float" office:value="267" table:style-name="ce36">
            <text:p>267</text:p>
          </table:table-cell>
          <table:table-cell office:value-type="float" office:value="2.376502002670227" table:style-name="ce32">
            <text:p>2,4</text:p>
          </table:table-cell>
          <table:table-cell office:value-type="float" office:value="127.71535580524346" table:style-name="ce37">
            <text:p>1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97" table:style-name="ce36">
            <text:p>497</text:p>
          </table:table-cell>
          <table:table-cell office:value-type="float" office:value="4.6009998148491018" table:style-name="ce32">
            <text:p>4,6</text:p>
          </table:table-cell>
          <table:table-cell office:value-type="float" office:value="493" table:style-name="ce36">
            <text:p>493</text:p>
          </table:table-cell>
          <table:table-cell office:value-type="float" office:value="4.3880729862038272" table:style-name="ce32">
            <text:p>4,4</text:p>
          </table:table-cell>
          <table:table-cell office:value-type="float" office:value="0.81135902636917479" table:style-name="ce37">
            <text:p>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483" table:style-name="ce36">
            <text:p>483</text:p>
          </table:table-cell>
          <table:table-cell office:value-type="float" office:value="4.4713941862618034" table:style-name="ce32">
            <text:p>4,5</text:p>
          </table:table-cell>
          <table:table-cell office:value-type="float" office:value="541" table:style-name="ce36">
            <text:p>541</text:p>
          </table:table-cell>
          <table:table-cell office:value-type="float" office:value="4.8153093012906103" table:style-name="ce32">
            <text:p>4,8</text:p>
          </table:table-cell>
          <table:table-cell office:value-type="float" office:value="-10.720887245841041" table:style-name="ce37">
            <text:p>-1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35" table:style-name="ce36">
            <text:p>435</text:p>
          </table:table-cell>
          <table:table-cell office:value-type="float" office:value="4.0270320311053514" table:style-name="ce32">
            <text:p>4,0</text:p>
          </table:table-cell>
          <table:table-cell office:value-type="float" office:value="288" table:style-name="ce36">
            <text:p>288</text:p>
          </table:table-cell>
          <table:table-cell office:value-type="float" office:value="2.5634178905206944" table:style-name="ce32">
            <text:p>2,6</text:p>
          </table:table-cell>
          <table:table-cell office:value-type="float" office:value="51.041666666666686" table:style-name="ce37">
            <text:p>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88" table:style-name="ce36">
            <text:p>288</text:p>
          </table:table-cell>
          <table:table-cell office:value-type="float" office:value="2.666172930938715" table:style-name="ce32">
            <text:p>2,7</text:p>
          </table:table-cell>
          <table:table-cell office:value-type="float" office:value="536" table:style-name="ce36">
            <text:p>536</text:p>
          </table:table-cell>
          <table:table-cell office:value-type="float" office:value="4.7708055184690705" table:style-name="ce32">
            <text:p>4,8</text:p>
          </table:table-cell>
          <table:table-cell office:value-type="float" office:value="-46.268656716417915" table:style-name="ce37">
            <text:p>-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84" table:style-name="ce36">
            <text:p>284</text:p>
          </table:table-cell>
          <table:table-cell office:value-type="float" office:value="2.6291427513423442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751" table:style-name="ce36">
            <text:p>751</text:p>
          </table:table-cell>
          <table:table-cell office:value-type="float" office:value="6.6844681797952825" table:style-name="ce32">
            <text:p>6,7</text:p>
          </table:table-cell>
          <table:table-cell office:value-type="float" office:value="-64.8468708388815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146" table:style-name="ce36">
            <text:p>146</text:p>
          </table:table-cell>
          <table:table-cell office:value-type="float" office:value="1.2995104583889632" table:style-name="ce32">
            <text:p>1,3</text:p>
          </table:table-cell>
          <table:table-cell office:value-type="float" office:value="80.821917808219183" table:style-name="ce37">
            <text:p>8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294" table:style-name="ce36">
            <text:p>5 294</text:p>
          </table:table-cell>
          <table:table-cell office:value-type="float" office:value="49.009442695797077" table:style-name="ce32">
            <text:p>49,0</text:p>
          </table:table-cell>
          <table:table-cell office:value-type="float" office:value="5539" table:style-name="ce36">
            <text:p>5 539</text:p>
          </table:table-cell>
          <table:table-cell office:value-type="float" office:value="49.30129060970183" table:style-name="ce32">
            <text:p>49,3</text:p>
          </table:table-cell>
          <table:table-cell office:value-type="float" office:value="-4.4231810796172653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0802" table:style-name="ce34">
            <text:p>10 802</text:p>
          </table:table-cell>
          <table:table-cell office:value-type="float" office:value="100" table:style-name="ce38">
            <text:p>100,0</text:p>
          </table:table-cell>
          <table:table-cell office:value-type="float" office:value="11235" table:style-name="ce34">
            <text:p>11 235</text:p>
          </table:table-cell>
          <table:table-cell office:value-type="float" office:value="100" table:style-name="ce38">
            <text:p>100,0</text:p>
          </table:table-cell>
          <table:table-cell office:value-type="float" office:value="-3.8540275923453464" table:style-name="ce39">
            <text:p>-3,9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15" table:style-name="ce24">
            <text:p>115</text:p>
          </table:table-cell>
          <table:table-cell office:value-type="float" office:value="0.44745340648223808" table:style-name="ce25">
            <text:p>0,4</text:p>
          </table:table-cell>
          <table:table-cell office:value-type="float" office:value="256" table:style-name="ce24">
            <text:p>256</text:p>
          </table:table-cell>
          <table:table-cell office:value-type="float" office:value="0.40465991179678484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5.8130033850822924" table:style-name="ce49">
            <text:p>5,8</text:p>
          </table:table-cell>
          <table:table-cell office:value-type="float" office:value="3908" table:style-name="ce48">
            <text:p>3 908</text:p>
          </table:table-cell>
          <table:table-cell office:value-type="float" office:value="6.177386466022794" table:style-name="ce49">
            <text:p>6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660" table:style-name="ce48">
            <text:p>1 660</text:p>
          </table:table-cell>
          <table:table-cell office:value-type="float" office:value="6.4588926500914363" table:style-name="ce49">
            <text:p>6,5</text:p>
          </table:table-cell>
          <table:table-cell office:value-type="float" office:value="4627" table:style-name="ce48">
            <text:p>4 627</text:p>
          </table:table-cell>
          <table:table-cell office:value-type="float" office:value="7.3139117651707952" table:style-name="ce49">
            <text:p>7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301" table:style-name="ce48">
            <text:p>301</text:p>
          </table:table-cell>
          <table:table-cell office:value-type="float" office:value="1.1711606552274232" table:style-name="ce49">
            <text:p>1,2</text:p>
          </table:table-cell>
          <table:table-cell office:value-type="float" office:value="682" table:style-name="ce48">
            <text:p>682</text:p>
          </table:table-cell>
          <table:table-cell office:value-type="float" office:value="1.078039296271122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60" table:style-name="ce48">
            <text:p>260</text:p>
          </table:table-cell>
          <table:table-cell office:value-type="float" office:value="1.0116337885685383" table:style-name="ce49">
            <text:p>1,0</text:p>
          </table:table-cell>
          <table:table-cell office:value-type="float" office:value="832" table:style-name="ce48">
            <text:p>832</text:p>
          </table:table-cell>
          <table:table-cell office:value-type="float" office:value="1.315144713339550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576" table:style-name="ce48">
            <text:p>576</text:p>
          </table:table-cell>
          <table:table-cell office:value-type="float" office:value="2.2411579315979924" table:style-name="ce49">
            <text:p>2,2</text:p>
          </table:table-cell>
          <table:table-cell office:value-type="float" office:value="1366" table:style-name="ce48">
            <text:p>1 366</text:p>
          </table:table-cell>
          <table:table-cell office:value-type="float" office:value="2.159239998103156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130" table:style-name="ce48">
            <text:p>1 130</text:p>
          </table:table-cell>
          <table:table-cell office:value-type="float" office:value="4.396716081086339" table:style-name="ce49">
            <text:p>4,4</text:p>
          </table:table-cell>
          <table:table-cell office:value-type="float" office:value="3049" table:style-name="ce48">
            <text:p>3 049</text:p>
          </table:table-cell>
          <table:table-cell office:value-type="float" office:value="4.8195627776109262" table:style-name="ce49">
            <text:p>4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1" table:style-name="ce48">
            <text:p>11</text:p>
          </table:table-cell>
          <table:table-cell office:value-type="float" office:value="4.2799891054822771E-2" table:style-name="ce49">
            <text:p>0,0</text:p>
          </table:table-cell>
          <table:table-cell office:value-type="float" office:value="56" table:style-name="ce48">
            <text:p>56</text:p>
          </table:table-cell>
          <table:table-cell office:value-type="float" office:value="8.8519355705546685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3.8908991868020701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3.635616395049239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26" table:style-name="ce48">
            <text:p>226</text:p>
          </table:table-cell>
          <table:table-cell office:value-type="float" office:value="0.87934321621726785" table:style-name="ce49">
            <text:p>0,9</text:p>
          </table:table-cell>
          <table:table-cell office:value-type="float" office:value="721" table:style-name="ce48">
            <text:p>721</text:p>
          </table:table-cell>
          <table:table-cell office:value-type="float" office:value="1.1396867047089136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77" table:style-name="ce48">
            <text:p>77</text:p>
          </table:table-cell>
          <table:table-cell office:value-type="float" office:value="0.1217141140951267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27" table:style-name="ce48">
            <text:p>627</text:p>
          </table:table-cell>
          <table:table-cell office:value-type="float" office:value="2.4395937901248979" table:style-name="ce49">
            <text:p>2,4</text:p>
          </table:table-cell>
          <table:table-cell office:value-type="float" office:value="1600" table:style-name="ce48">
            <text:p>1 600</text:p>
          </table:table-cell>
          <table:table-cell office:value-type="float" office:value="2.5291244487299052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6.322811121824763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6" table:style-name="ce48">
            <text:p>126</text:p>
          </table:table-cell>
          <table:table-cell office:value-type="float" office:value="0.49025329753706082" table:style-name="ce49">
            <text:p>0,5</text:p>
          </table:table-cell>
          <table:table-cell office:value-type="float" office:value="301" table:style-name="ce48">
            <text:p>301</text:p>
          </table:table-cell>
          <table:table-cell office:value-type="float" office:value="0.47579153691731346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718" table:style-name="ce48">
            <text:p>718</text:p>
          </table:table-cell>
          <table:table-cell office:value-type="float" office:value="2.7936656161238864" table:style-name="ce49">
            <text:p>2,8</text:p>
          </table:table-cell>
          <table:table-cell office:value-type="float" office:value="1495" table:style-name="ce48">
            <text:p>1 495</text:p>
          </table:table-cell>
          <table:table-cell office:value-type="float" office:value="2.3631506567820053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9.484216682737144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58" table:style-name="ce48">
            <text:p>58</text:p>
          </table:table-cell>
          <table:table-cell office:value-type="float" office:value="9.168076126645906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3" table:style-name="ce48">
            <text:p>93</text:p>
          </table:table-cell>
          <table:table-cell office:value-type="float" office:value="0.3618536243725925" table:style-name="ce49">
            <text:p>0,4</text:p>
          </table:table-cell>
          <table:table-cell office:value-type="float" office:value="272" table:style-name="ce48">
            <text:p>272</text:p>
          </table:table-cell>
          <table:table-cell office:value-type="float" office:value="0.42995115628408392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799" table:style-name="ce48">
            <text:p>799</text:p>
          </table:table-cell>
          <table:table-cell office:value-type="float" office:value="3.1088284502548542" table:style-name="ce49">
            <text:p>3,1</text:p>
          </table:table-cell>
          <table:table-cell office:value-type="float" office:value="1869" table:style-name="ce48">
            <text:p>1 869</text:p>
          </table:table-cell>
          <table:table-cell office:value-type="float" office:value="2.9543334966726205" table:style-name="ce49">
            <text:p>3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1.422632502410571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9" table:style-name="ce48">
            <text:p>119</text:p>
          </table:table-cell>
          <table:table-cell office:value-type="float" office:value="0.46301700322944633" table:style-name="ce49">
            <text:p>0,5</text:p>
          </table:table-cell>
          <table:table-cell office:value-type="float" office:value="336" table:style-name="ce48">
            <text:p>336</text:p>
          </table:table-cell>
          <table:table-cell office:value-type="float" office:value="0.53111613423328008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98" table:style-name="ce48">
            <text:p>98</text:p>
          </table:table-cell>
          <table:table-cell office:value-type="float" office:value="0.1549088724847066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1.106491946319333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715" table:style-name="ce48">
            <text:p>715</text:p>
          </table:table-cell>
          <table:table-cell office:value-type="float" office:value="2.7819929185634802" table:style-name="ce49">
            <text:p>2,8</text:p>
          </table:table-cell>
          <table:table-cell office:value-type="float" office:value="1764" table:style-name="ce48">
            <text:p>1 764</text:p>
          </table:table-cell>
          <table:table-cell office:value-type="float" office:value="2.7883597047247206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2.7236294307614491E-2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508" table:style-name="ce48">
            <text:p>1 508</text:p>
          </table:table-cell>
          <table:table-cell office:value-type="float" office:value="5.8674759736975215" table:style-name="ce49">
            <text:p>5,9</text:p>
          </table:table-cell>
          <table:table-cell office:value-type="float" office:value="3253" table:style-name="ce48">
            <text:p>3 253</text:p>
          </table:table-cell>
          <table:table-cell office:value-type="float" office:value="5.1420261448239888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509" table:style-name="ce48">
            <text:p>509</text:p>
          </table:table-cell>
          <table:table-cell office:value-type="float" office:value="1.9804676860822537" table:style-name="ce49">
            <text:p>2,0</text:p>
          </table:table-cell>
          <table:table-cell office:value-type="float" office:value="989" table:style-name="ce48">
            <text:p>989</text:p>
          </table:table-cell>
          <table:table-cell office:value-type="float" office:value="1.5633150498711728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3" table:style-name="ce48">
            <text:p>123</text:p>
          </table:table-cell>
          <table:table-cell office:value-type="float" office:value="0.47858059997665464" table:style-name="ce49">
            <text:p>0,5</text:p>
          </table:table-cell>
          <table:table-cell office:value-type="float" office:value="410" table:style-name="ce48">
            <text:p>410</text:p>
          </table:table-cell>
          <table:table-cell office:value-type="float" office:value="0.64808813998703829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837" table:style-name="ce48">
            <text:p>837</text:p>
          </table:table-cell>
          <table:table-cell office:value-type="float" office:value="3.2566826193533327" table:style-name="ce49">
            <text:p>3,3</text:p>
          </table:table-cell>
          <table:table-cell office:value-type="float" office:value="1529" table:style-name="ce48">
            <text:p>1 529</text:p>
          </table:table-cell>
          <table:table-cell office:value-type="float" office:value="2.4168945513175157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o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3.161405560912381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482" table:style-name="ce48">
            <text:p>482</text:p>
          </table:table-cell>
          <table:table-cell office:value-type="float" office:value="1.8754134080385978" table:style-name="ce49">
            <text:p>1,9</text:p>
          </table:table-cell>
          <table:table-cell office:value-type="float" office:value="1010" table:style-name="ce48">
            <text:p>1 010</text:p>
          </table:table-cell>
          <table:table-cell office:value-type="float" office:value="1.5965098082607527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68" table:style-name="ce48">
            <text:p>368</text:p>
          </table:table-cell>
          <table:table-cell office:value-type="float" office:value="1.4318509007431619" table:style-name="ce49">
            <text:p>1,4</text:p>
          </table:table-cell>
          <table:table-cell office:value-type="float" office:value="983" table:style-name="ce48">
            <text:p>983</text:p>
          </table:table-cell>
          <table:table-cell office:value-type="float" office:value="1.553830833188435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3" table:style-name="ce48">
            <text:p>383</text:p>
          </table:table-cell>
          <table:table-cell office:value-type="float" office:value="1.4902143885451928" table:style-name="ce49">
            <text:p>1,5</text:p>
          </table:table-cell>
          <table:table-cell office:value-type="float" office:value="1422" table:style-name="ce48">
            <text:p>1 422</text:p>
          </table:table-cell>
          <table:table-cell office:value-type="float" office:value="2.247759353808703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43" table:style-name="ce48">
            <text:p>43</text:p>
          </table:table-cell>
          <table:table-cell office:value-type="float" office:value="0.16730866503248901" table:style-name="ce49">
            <text:p>0,2</text:p>
          </table:table-cell>
          <table:table-cell office:value-type="float" office:value="100" table:style-name="ce48">
            <text:p>100</text:p>
          </table:table-cell>
          <table:table-cell office:value-type="float" office:value="0.15807027804561907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222" table:style-name="ce48">
            <text:p>222</text:p>
          </table:table-cell>
          <table:table-cell office:value-type="float" office:value="0.86377961947005955" table:style-name="ce49">
            <text:p>0,9</text:p>
          </table:table-cell>
          <table:table-cell office:value-type="float" office:value="460" table:style-name="ce48">
            <text:p>460</text:p>
          </table:table-cell>
          <table:table-cell office:value-type="float" office:value="0.72712327900984774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777" table:style-name="ce48">
            <text:p>777</text:p>
          </table:table-cell>
          <table:table-cell office:value-type="float" office:value="3.0232286681452085" table:style-name="ce49">
            <text:p>3,0</text:p>
          </table:table-cell>
          <table:table-cell office:value-type="float" office:value="1606" table:style-name="ce48">
            <text:p>1 606</text:p>
          </table:table-cell>
          <table:table-cell office:value-type="float" office:value="2.5386086654126423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744" table:style-name="ce48">
            <text:p>1 744</text:p>
          </table:table-cell>
          <table:table-cell office:value-type="float" office:value="6.7857281817828099" table:style-name="ce49">
            <text:p>6,8</text:p>
          </table:table-cell>
          <table:table-cell office:value-type="float" office:value="4142" table:style-name="ce48">
            <text:p>4 142</text:p>
          </table:table-cell>
          <table:table-cell office:value-type="float" office:value="6.5472709166495422" table:style-name="ce49">
            <text:p>6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299" table:style-name="ce48">
            <text:p>2 299</text:p>
          </table:table-cell>
          <table:table-cell office:value-type="float" office:value="8.9451772304579595" table:style-name="ce49">
            <text:p>8,9</text:p>
          </table:table-cell>
          <table:table-cell office:value-type="float" office:value="6123" table:style-name="ce48">
            <text:p>6 123</text:p>
          </table:table-cell>
          <table:table-cell office:value-type="float" office:value="9.6786431247332558" table:style-name="ce49">
            <text:p>9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1.264562224364952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47" table:style-name="ce48">
            <text:p>47</text:p>
          </table:table-cell>
          <table:table-cell office:value-type="float" office:value="0.18287226177969729" table:style-name="ce49">
            <text:p>0,2</text:p>
          </table:table-cell>
          <table:table-cell office:value-type="float" office:value="141" table:style-name="ce48">
            <text:p>141</text:p>
          </table:table-cell>
          <table:table-cell office:value-type="float" office:value="0.22287909204432291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31" table:style-name="ce48">
            <text:p>31</text:p>
          </table:table-cell>
          <table:table-cell office:value-type="float" office:value="4.900178619414191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21" table:style-name="ce48">
            <text:p>21</text:p>
          </table:table-cell>
          <table:table-cell office:value-type="float" office:value="8.1708882922843479E-2" table:style-name="ce49">
            <text:p>0,1</text:p>
          </table:table-cell>
          <table:table-cell office:value-type="float" office:value="51" table:style-name="ce48">
            <text:p>51</text:p>
          </table:table-cell>
          <table:table-cell office:value-type="float" office:value="8.0615841803265739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1029" table:style-name="ce48">
            <text:p>1 029</text:p>
          </table:table-cell>
          <table:table-cell office:value-type="float" office:value="4.0037352632193297" table:style-name="ce49">
            <text:p>4,0</text:p>
          </table:table-cell>
          <table:table-cell office:value-type="float" office:value="2325" table:style-name="ce48">
            <text:p>2 325</text:p>
          </table:table-cell>
          <table:table-cell office:value-type="float" office:value="3.6751339645606436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1239" table:style-name="ce48">
            <text:p>1 239</text:p>
          </table:table-cell>
          <table:table-cell office:value-type="float" office:value="4.820824092447765" table:style-name="ce49">
            <text:p>4,8</text:p>
          </table:table-cell>
          <table:table-cell office:value-type="float" office:value="2506" table:style-name="ce48">
            <text:p>2 506</text:p>
          </table:table-cell>
          <table:table-cell office:value-type="float" office:value="3.9612411678232142" table:style-name="ce49">
            <text:p>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1141" table:style-name="ce48">
            <text:p>1 141</text:p>
          </table:table-cell>
          <table:table-cell office:value-type="float" office:value="4.4395159721411623" table:style-name="ce49">
            <text:p>4,4</text:p>
          </table:table-cell>
          <table:table-cell office:value-type="float" office:value="2835" table:style-name="ce48">
            <text:p>2 835</text:p>
          </table:table-cell>
          <table:table-cell office:value-type="float" office:value="4.4812923825933009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90" table:style-name="ce48">
            <text:p>390</text:p>
          </table:table-cell>
          <table:table-cell office:value-type="float" office:value="1.5174506828528074" table:style-name="ce49">
            <text:p>1,5</text:p>
          </table:table-cell>
          <table:table-cell office:value-type="float" office:value="1036" table:style-name="ce48">
            <text:p>1 036</text:p>
          </table:table-cell>
          <table:table-cell office:value-type="float" office:value="1.637608080552613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403" table:style-name="ce48">
            <text:p>3 403</text:p>
          </table:table-cell>
          <table:table-cell office:value-type="float" office:value="13.240729932687444" table:style-name="ce49">
            <text:p>13,2</text:p>
          </table:table-cell>
          <table:table-cell office:value-type="float" office:value="8832" table:style-name="ce48">
            <text:p>8 832</text:p>
          </table:table-cell>
          <table:table-cell office:value-type="float" office:value="13.960766956989078" table:style-name="ce49">
            <text:p>1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50">
            <text:p>25 701</text:p>
          </table:table-cell>
          <table:table-cell office:value-type="float" office:value="100" table:style-name="ce51">
            <text:p>100,0</text:p>
          </table:table-cell>
          <table:table-cell office:value-type="float" office:value="63263" table:style-name="ce50">
            <text:p>63 263</text:p>
          </table:table-cell>
          <table:table-cell office:value-type="float" office:value="100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3">
          <table:table-cell table:number-columns-repeated="16384"/>
        </table:table-row>
      </table:table>
      <table:table table:name="April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21337" table:style-name="ce24">
            <text:p>21 337</text:p>
          </table:table-cell>
          <table:table-cell office:value-type="float" office:value="61.887635235084261" table:style-name="ce25">
            <text:p>61,9</text:p>
          </table:table-cell>
          <table:table-cell office:value-type="float" office:value="18504" table:style-name="ce24">
            <text:p>18 504</text:p>
          </table:table-cell>
          <table:table-cell office:value-type="float" office:value="61.86766525126216" table:style-name="ce25">
            <text:p>61,9</text:p>
          </table:table-cell>
          <table:table-cell office:value-type="float" office:value="15.310203199308262" table:style-name="ce26">
            <text:p>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5909" table:style-name="ce24">
            <text:p>5 909</text:p>
          </table:table-cell>
          <table:table-cell office:value-type="float" office:value="17.138962206688518" table:style-name="ce25">
            <text:p>17,1</text:p>
          </table:table-cell>
          <table:table-cell office:value-type="float" office:value="5146" table:style-name="ce24">
            <text:p>5 146</text:p>
          </table:table-cell>
          <table:table-cell office:value-type="float" office:value="17.205523421043832" table:style-name="ce25">
            <text:p>17,2</text:p>
          </table:table-cell>
          <table:table-cell office:value-type="float" office:value="14.827050136027978" table:style-name="ce26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443" table:style-name="ce24">
            <text:p>1 443</text:p>
          </table:table-cell>
          <table:table-cell office:value-type="float" office:value="4.1853989616265919" table:style-name="ce25">
            <text:p>4,2</text:p>
          </table:table-cell>
          <table:table-cell office:value-type="float" office:value="1429" table:style-name="ce24">
            <text:p>1 429</text:p>
          </table:table-cell>
          <table:table-cell office:value-type="float" office:value="4.7778260724196731" table:style-name="ce25">
            <text:p>4,8</text:p>
          </table:table-cell>
          <table:table-cell office:value-type="float" office:value="0.97970608817355753" table:style-name="ce26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24" table:style-name="ce24">
            <text:p>24</text:p>
          </table:table-cell>
          <table:table-cell office:value-type="float" office:value="6.9611625141398611E-2" table:style-name="ce25">
            <text:p>0,1</text:p>
          </table:table-cell>
          <table:table-cell office:value-type="float" office:value="9" table:style-name="ce24">
            <text:p>9</text:p>
          </table:table-cell>
          <table:table-cell office:value-type="float" office:value="3.0091276873181985E-2" table:style-name="ce25">
            <text:p>0,0</text:p>
          </table:table-cell>
          <table:table-cell office:value-type="float" office:value="166.66666666666669" table:style-name="ce26">
            <text:p>1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50" table:style-name="ce24">
            <text:p>50</text:p>
          </table:table-cell>
          <table:table-cell office:value-type="float" office:value="0.14502421904458043" table:style-name="ce25">
            <text:p>0,1</text:p>
          </table:table-cell>
          <table:table-cell office:value-type="float" office:value="46" table:style-name="ce24">
            <text:p>46</text:p>
          </table:table-cell>
          <table:table-cell office:value-type="float" office:value="0.15379985957404127" table:style-name="ce25">
            <text:p>0,2</text:p>
          </table:table-cell>
          <table:table-cell office:value-type="float" office:value="8.6956521739130324" table:style-name="ce26">
            <text:p>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6" table:style-name="ce24">
            <text:p>26</text:p>
          </table:table-cell>
          <table:table-cell office:value-type="float" office:value="7.5412593903181835E-2" table:style-name="ce25">
            <text:p>0,1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62.5" table:style-name="ce26">
            <text:p>6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8" table:style-name="ce24">
            <text:p>78</text:p>
          </table:table-cell>
          <table:table-cell office:value-type="float" office:value="0.2262377817095455" table:style-name="ce25">
            <text:p>0,2</text:p>
          </table:table-cell>
          <table:table-cell office:value-type="float" office:value="78" table:style-name="ce24">
            <text:p>78</text:p>
          </table:table-cell>
          <table:table-cell office:value-type="float" office:value="0.26079106623424386" table:style-name="ce25">
            <text:p>0,3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84" table:style-name="ce24">
            <text:p>84</text:p>
          </table:table-cell>
          <table:table-cell office:value-type="float" office:value="0.24364068799489516" table:style-name="ce25">
            <text:p>0,2</text:p>
          </table:table-cell>
          <table:table-cell office:value-type="float" office:value="51" table:style-name="ce24">
            <text:p>51</text:p>
          </table:table-cell>
          <table:table-cell office:value-type="float" office:value="0.17051723561469792" table:style-name="ce25">
            <text:p>0,2</text:p>
          </table:table-cell>
          <table:table-cell office:value-type="float" office:value="64.70588235294116" table:style-name="ce26">
            <text:p>6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3097" table:style-name="ce24">
            <text:p>3 097</text:p>
          </table:table-cell>
          <table:table-cell office:value-type="float" office:value="8.9828001276213136" table:style-name="ce25">
            <text:p>9,0</text:p>
          </table:table-cell>
          <table:table-cell office:value-type="float" office:value="2288" table:style-name="ce24">
            <text:p>2 288</text:p>
          </table:table-cell>
          <table:table-cell office:value-type="float" office:value="7.6498712762044869" table:style-name="ce25">
            <text:p>7,6</text:p>
          </table:table-cell>
          <table:table-cell office:value-type="float" office:value="35.358391608391628" table:style-name="ce26">
            <text:p>3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6" table:style-name="ce24">
            <text:p>66</text:p>
          </table:table-cell>
          <table:table-cell office:value-type="float" office:value="0.19143196913884619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0243404995151965E-2" table:style-name="ce25">
            <text:p>0,1</text:p>
          </table:table-cell>
          <table:table-cell office:value-type="float" office:value="175" table:style-name="ce26">
            <text:p>1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401" table:style-name="ce24">
            <text:p>401</text:p>
          </table:table-cell>
          <table:table-cell office:value-type="float" office:value="1.1630942367375352" table:style-name="ce25">
            <text:p>1,2</text:p>
          </table:table-cell>
          <table:table-cell office:value-type="float" office:value="281" table:style-name="ce24">
            <text:p>281</text:p>
          </table:table-cell>
          <table:table-cell office:value-type="float" office:value="0.93951653348490416" table:style-name="ce25">
            <text:p>0,9</text:p>
          </table:table-cell>
          <table:table-cell office:value-type="float" office:value="42.70462633451956" table:style-name="ce26">
            <text:p>4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739" table:style-name="ce24">
            <text:p>739</text:p>
          </table:table-cell>
          <table:table-cell office:value-type="float" office:value="2.143457957478899" table:style-name="ce25">
            <text:p>2,1</text:p>
          </table:table-cell>
          <table:table-cell office:value-type="float" office:value="697" table:style-name="ce24">
            <text:p>697</text:p>
          </table:table-cell>
          <table:table-cell office:value-type="float" office:value="2.3304022200675383" table:style-name="ce25">
            <text:p>2,3</text:p>
          </table:table-cell>
          <table:table-cell office:value-type="float" office:value="6.0258249641319992" table:style-name="ce26">
            <text:p>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405" table:style-name="ce24">
            <text:p>405</text:p>
          </table:table-cell>
          <table:table-cell office:value-type="float" office:value="1.1746961742611015" table:style-name="ce25">
            <text:p>1,2</text:p>
          </table:table-cell>
          <table:table-cell office:value-type="float" office:value="411" table:style-name="ce24">
            <text:p>411</text:p>
          </table:table-cell>
          <table:table-cell office:value-type="float" office:value="1.3741683105419773" table:style-name="ce25">
            <text:p>1,4</text:p>
          </table:table-cell>
          <table:table-cell office:value-type="float" office:value="-1.4598540145985481" table:style-name="ce26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2" table:style-name="ce24">
            <text:p>12</text:p>
          </table:table-cell>
          <table:table-cell office:value-type="float" office:value="3.4805812570699306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-25" table:style-name="ce26">
            <text:p>-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331" table:style-name="ce24">
            <text:p>331</text:p>
          </table:table-cell>
          <table:table-cell office:value-type="float" office:value="0.96006033007512259" table:style-name="ce25">
            <text:p>1,0</text:p>
          </table:table-cell>
          <table:table-cell office:value-type="float" office:value="306" table:style-name="ce24">
            <text:p>306</text:p>
          </table:table-cell>
          <table:table-cell office:value-type="float" office:value="1.0231034136881876" table:style-name="ce25">
            <text:p>1,0</text:p>
          </table:table-cell>
          <table:table-cell office:value-type="float" office:value="8.1699346405228681" table:style-name="ce26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3" table:style-name="ce24">
            <text:p>3</text:p>
          </table:table-cell>
          <table:table-cell office:value-type="float" office:value="8.7014531426748264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6.6869504162626638E-3" table:style-name="ce25">
            <text:p>0,0</text:p>
          </table:table-cell>
          <table:table-cell office:value-type="float" office:value="50" table:style-name="ce26">
            <text:p>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1166864866432695" table:style-name="ce25">
            <text:p>1,1</text:p>
          </table:table-cell>
          <table:table-cell office:value-type="float" office:value="567" table:style-name="ce24">
            <text:p>567</text:p>
          </table:table-cell>
          <table:table-cell office:value-type="float" office:value="1.895750443010465" table:style-name="ce25">
            <text:p>1,9</text:p>
          </table:table-cell>
          <table:table-cell office:value-type="float" office:value="-32.098765432098759" table:style-name="ce26">
            <text:p>-3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87" table:style-name="ce24">
            <text:p>87</text:p>
          </table:table-cell>
          <table:table-cell office:value-type="float" office:value="0.25234214113756998" table:style-name="ce25">
            <text:p>0,3</text:p>
          </table:table-cell>
          <table:table-cell office:value-type="float" office:value="38" table:style-name="ce24">
            <text:p>38</text:p>
          </table:table-cell>
          <table:table-cell office:value-type="float" office:value="0.1270520579089906" table:style-name="ce25">
            <text:p>0,1</text:p>
          </table:table-cell>
          <table:table-cell office:value-type="float" office:value="128.94736842105263" table:style-name="ce26">
            <text:p>1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4477" table:style-name="ce27">
            <text:p>34 477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29909" table:style-name="ce27">
            <text:p>29 909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15.272994750743933" table:style-name="ce29">
            <text:p>15,3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991" table:style-name="ce24">
            <text:p>2 991</text:p>
          </table:table-cell>
          <table:table-cell office:value-type="float" office:value="92.030769230769238" table:style-name="ce25">
            <text:p>92,0</text:p>
          </table:table-cell>
          <table:table-cell office:value-type="float" office:value="2775" table:style-name="ce24">
            <text:p>2 775</text:p>
          </table:table-cell>
          <table:table-cell office:value-type="float" office:value="93.402894648266582" table:style-name="ce25">
            <text:p>93,4</text:p>
          </table:table-cell>
          <table:table-cell office:value-type="float" office:value="7.7837837837837895" table:style-name="ce26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83076923076923082" table:style-name="ce25">
            <text:p>0,8</text:p>
          </table:table-cell>
          <table:table-cell office:value-type="float" office:value="17" table:style-name="ce24">
            <text:p>17</text:p>
          </table:table-cell>
          <table:table-cell office:value-type="float" office:value="0.57219791316055202" table:style-name="ce25">
            <text:p>0,6</text:p>
          </table:table-cell>
          <table:table-cell office:value-type="float" office:value="58.823529411764696" table:style-name="ce26">
            <text:p>5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21" table:style-name="ce24">
            <text:p>121</text:p>
          </table:table-cell>
          <table:table-cell office:value-type="float" office:value="3.7230769230769232" table:style-name="ce25">
            <text:p>3,7</text:p>
          </table:table-cell>
          <table:table-cell office:value-type="float" office:value="116" table:style-name="ce24">
            <text:p>116</text:p>
          </table:table-cell>
          <table:table-cell office:value-type="float" office:value="3.9044092898014138" table:style-name="ce25">
            <text:p>3,9</text:p>
          </table:table-cell>
          <table:table-cell office:value-type="float" office:value="4.3103448275862206" table:style-name="ce26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74" table:style-name="ce24">
            <text:p>74</text:p>
          </table:table-cell>
          <table:table-cell office:value-type="float" office:value="2.2769230769230768" table:style-name="ce25">
            <text:p>2,3</text:p>
          </table:table-cell>
          <table:table-cell office:value-type="float" office:value="62" table:style-name="ce24">
            <text:p>62</text:p>
          </table:table-cell>
          <table:table-cell office:value-type="float" office:value="2.0868394479973071" table:style-name="ce25">
            <text:p>2,1</text:p>
          </table:table-cell>
          <table:table-cell office:value-type="float" office:value="19.354838709677423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7" table:style-name="ce24">
            <text:p>37</text:p>
          </table:table-cell>
          <table:table-cell office:value-type="float" office:value="1.1384615384615384" table:style-name="ce25">
            <text:p>1,1</text:p>
          </table:table-cell>
          <table:table-cell office:value-type="float" office:value="1" table:style-name="ce24">
            <text:p>1</text:p>
          </table:table-cell>
          <table:table-cell office:value-type="float" office:value="3.3658700774150119E-2" table:style-name="ce25">
            <text:p>0,0</text:p>
          </table:table-cell>
          <table:table-cell office:value-type="float" office:value="3600" table:style-name="ce26">
            <text:p>3 6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3250" table:style-name="ce27">
            <text:p>3 25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971" table:style-name="ce27">
            <text:p>2 971</text:p>
          </table:table-cell>
          <table:table-cell office:value-type="float" office:value="100" table:style-name="ce28">
            <text:p>100,0</text:p>
          </table:table-cell>
          <table:table-cell office:value-type="float" office:value="9.3907775159878781" table:style-name="ce29">
            <text:p>9,4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070" table:style-name="ce61">
            <text:p>8 070</text:p>
          </table:table-cell>
          <table:table-cell office:value-type="float" office:value="37.821624408304821" table:style-name="ce20">
            <text:p>37,8</text:p>
          </table:table-cell>
          <table:table-cell office:value-type="float" office:value="6355" table:style-name="ce24">
            <text:p>6 355</text:p>
          </table:table-cell>
          <table:table-cell office:value-type="float" office:value="34.343925637699954" table:style-name="ce25">
            <text:p>34,3</text:p>
          </table:table-cell>
          <table:table-cell office:value-type="float" office:value="26.986624704956739" table:style-name="ce20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97" table:style-name="ce24">
            <text:p>4 197</text:p>
          </table:table-cell>
          <table:table-cell office:value-type="float" office:value="19.670056709003141" table:style-name="ce25">
            <text:p>19,7</text:p>
          </table:table-cell>
          <table:table-cell office:value-type="float" office:value="3442" table:style-name="ce24">
            <text:p>3 442</text:p>
          </table:table-cell>
          <table:table-cell office:value-type="float" office:value="18.601383484651969" table:style-name="ce25">
            <text:p>18,6</text:p>
          </table:table-cell>
          <table:table-cell office:value-type="float" office:value="21.934921557234162" table:style-name="ce26">
            <text:p>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232" table:style-name="ce24">
            <text:p>3 232</text:p>
          </table:table-cell>
          <table:table-cell office:value-type="float" office:value="15.147396541219479" table:style-name="ce25">
            <text:p>15,1</text:p>
          </table:table-cell>
          <table:table-cell office:value-type="float" office:value="3395" table:style-name="ce24">
            <text:p>3 395</text:p>
          </table:table-cell>
          <table:table-cell office:value-type="float" office:value="18.347384349329875" table:style-name="ce25">
            <text:p>18,3</text:p>
          </table:table-cell>
          <table:table-cell office:value-type="float" office:value="-4.8011782032400703" table:style-name="ce26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4.6866944743872143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4555" table:style-name="ce24">
            <text:p>4 555</text:p>
          </table:table-cell>
          <table:table-cell office:value-type="float" office:value="21.347893330833763" table:style-name="ce25">
            <text:p>21,3</text:p>
          </table:table-cell>
          <table:table-cell office:value-type="float" office:value="4108" table:style-name="ce24">
            <text:p>4 108</text:p>
          </table:table-cell>
          <table:table-cell office:value-type="float" office:value="22.200605274535235" table:style-name="ce25">
            <text:p>22,2</text:p>
          </table:table-cell>
          <table:table-cell office:value-type="float" office:value="10.881207400194754" table:style-name="ce26">
            <text:p>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162" table:style-name="ce24">
            <text:p>1 162</text:p>
          </table:table-cell>
          <table:table-cell office:value-type="float" office:value="25.510428100987927" table:style-name="ce25">
            <text:p>25,5</text:p>
          </table:table-cell>
          <table:table-cell office:value-type="float" office:value="1290" table:style-name="ce24">
            <text:p>1 290</text:p>
          </table:table-cell>
          <table:table-cell office:value-type="float" office:value="31.402142161635833" table:style-name="ce25">
            <text:p>31,4</text:p>
          </table:table-cell>
          <table:table-cell office:value-type="float" office:value="-9.9224806201550422" table:style-name="ce26">
            <text:p>-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82" table:style-name="ce24">
            <text:p>1 282</text:p>
          </table:table-cell>
          <table:table-cell office:value-type="float" office:value="6.0083423161644092" table:style-name="ce25">
            <text:p>6,0</text:p>
          </table:table-cell>
          <table:table-cell office:value-type="float" office:value="1202" table:style-name="ce24">
            <text:p>1 202</text:p>
          </table:table-cell>
          <table:table-cell office:value-type="float" office:value="6.4958927799394726" table:style-name="ce25">
            <text:p>6,5</text:p>
          </table:table-cell>
          <table:table-cell office:value-type="float" office:value="6.6555740432612396" table:style-name="ce26">
            <text:p>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82" table:style-name="ce24">
            <text:p>182</text:p>
          </table:table-cell>
          <table:table-cell office:value-type="float" office:value="14.19656786271451" table:style-name="ce25">
            <text:p>14,2</text:p>
          </table:table-cell>
          <table:table-cell office:value-type="float" office:value="55" table:style-name="ce24">
            <text:p>55</text:p>
          </table:table-cell>
          <table:table-cell office:value-type="float" office:value="4.5757071547420969" table:style-name="ce25">
            <text:p>4,6</text:p>
          </table:table-cell>
          <table:table-cell office:value-type="float" office:value="230.90909090909088" table:style-name="ce26">
            <text:p>23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1" table:style-name="ce61">
            <text:p>11</text:p>
          </table:table-cell>
          <table:table-cell office:value-type="float" office:value="5.155363921825936E-2" table:style-name="ce20">
            <text:p>0,1</text:p>
          </table:table-cell>
          <table:table-cell office:value-type="float" office:value="42" table:style-name="ce24">
            <text:p>42</text:p>
          </table:table-cell>
          <table:table-cell office:value-type="float" office:value="0.22697795071335927" table:style-name="ce25">
            <text:p>0,2</text:p>
          </table:table-cell>
          <table:table-cell office:value-type="float" office:value="-73.80952380952381" table:style-name="ce20">
            <text:p>-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5.155363921825936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29723303069606571" table:style-name="ce25">
            <text:p>0,3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759" table:style-name="ce24">
            <text:p>1 759</text:p>
          </table:table-cell>
          <table:table-cell office:value-type="float" office:value="8.243895580447111" table:style-name="ce25">
            <text:p>8,2</text:p>
          </table:table-cell>
          <table:table-cell office:value-type="float" office:value="1588" table:style-name="ce24">
            <text:p>1 588</text:p>
          </table:table-cell>
          <table:table-cell office:value-type="float" office:value="8.5819282317336789" table:style-name="ce25">
            <text:p>8,6</text:p>
          </table:table-cell>
          <table:table-cell office:value-type="float" office:value="10.768261964735515" table:style-name="ce26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5074" table:style-name="ce24">
            <text:p>5 074</text:p>
          </table:table-cell>
          <table:table-cell office:value-type="float" office:value="23.780287763040729" table:style-name="ce25">
            <text:p>23,8</text:p>
          </table:table-cell>
          <table:table-cell office:value-type="float" office:value="4223" table:style-name="ce24">
            <text:p>4 223</text:p>
          </table:table-cell>
          <table:table-cell office:value-type="float" office:value="22.822092520536099" table:style-name="ce25">
            <text:p>22,8</text:p>
          </table:table-cell>
          <table:table-cell office:value-type="float" office:value="20.151551030073421" table:style-name="ce26">
            <text:p>2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4220" table:style-name="ce24">
            <text:p>4 220</text:p>
          </table:table-cell>
          <table:table-cell office:value-type="float" office:value="19.777850681914046" table:style-name="ce25">
            <text:p>19,8</text:p>
          </table:table-cell>
          <table:table-cell office:value-type="float" office:value="3277" table:style-name="ce24">
            <text:p>3 277</text:p>
          </table:table-cell>
          <table:table-cell office:value-type="float" office:value="17.709684392563769" table:style-name="ce25">
            <text:p>17,7</text:p>
          </table:table-cell>
          <table:table-cell office:value-type="float" office:value="28.776319804699398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704" table:style-name="ce24">
            <text:p>1 704</text:p>
          </table:table-cell>
          <table:table-cell office:value-type="float" office:value="7.9861273843558136" table:style-name="ce25">
            <text:p>8,0</text:p>
          </table:table-cell>
          <table:table-cell office:value-type="float" office:value="1670" table:style-name="ce24">
            <text:p>1 670</text:p>
          </table:table-cell>
          <table:table-cell office:value-type="float" office:value="9.0250756593169044" table:style-name="ce25">
            <text:p>9,0</text:p>
          </table:table-cell>
          <table:table-cell office:value-type="float" office:value="2.0359281437125816" table:style-name="ce26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445" table:style-name="ce24">
            <text:p>4 445</text:p>
          </table:table-cell>
          <table:table-cell office:value-type="float" office:value="20.83235693865117" table:style-name="ce25">
            <text:p>20,8</text:p>
          </table:table-cell>
          <table:table-cell office:value-type="float" office:value="3941" table:style-name="ce24">
            <text:p>3 941</text:p>
          </table:table-cell>
          <table:table-cell office:value-type="float" office:value="21.298097708603546" table:style-name="ce25">
            <text:p>21,3</text:p>
          </table:table-cell>
          <table:table-cell office:value-type="float" office:value="12.788632326820618" table:style-name="ce26">
            <text:p>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113" table:style-name="ce24">
            <text:p>4 113</text:p>
          </table:table-cell>
          <table:table-cell office:value-type="float" office:value="19.276374373154614" table:style-name="ce25">
            <text:p>19,3</text:p>
          </table:table-cell>
          <table:table-cell office:value-type="float" office:value="3708" table:style-name="ce24">
            <text:p>3 708</text:p>
          </table:table-cell>
          <table:table-cell office:value-type="float" office:value="20.038910505836576" table:style-name="ce25">
            <text:p>20,0</text:p>
          </table:table-cell>
          <table:table-cell office:value-type="float" office:value="10.922330097087382" table:style-name="ce26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42" table:style-name="ce61">
            <text:p>42</text:p>
          </table:table-cell>
          <table:table-cell office:value-type="float" office:value="0.19684116792426301" table:style-name="ce20">
            <text:p>0,2</text:p>
          </table:table-cell>
          <table:table-cell office:value-type="float" office:value="11" table:style-name="ce24">
            <text:p>11</text:p>
          </table:table-cell>
          <table:table-cell office:value-type="float" office:value="5.9446606139213147E-2" table:style-name="ce25">
            <text:p>0,1</text:p>
          </table:table-cell>
          <table:table-cell office:value-type="float" office:value="281.81818181818181" table:style-name="ce20">
            <text:p>28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82" table:style-name="ce31">
            <text:p>82</text:p>
          </table:table-cell>
          <table:table-cell office:value-type="float" office:value="0.38430894689975159" table:style-name="ce32">
            <text:p>0,4</text:p>
          </table:table-cell>
          <table:table-cell office:value-type="float" office:value="67" table:style-name="ce31">
            <text:p>67</text:p>
          </table:table-cell>
          <table:table-cell office:value-type="float" office:value="0.3620838737570255" table:style-name="ce32">
            <text:p>0,4</text:p>
          </table:table-cell>
          <table:table-cell office:value-type="float" office:value="22.388059701492537" table:style-name="ce33">
            <text:p>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525" table:style-name="ce31">
            <text:p>2 525</text:p>
          </table:table-cell>
          <table:table-cell office:value-type="float" office:value="11.833903547827717" table:style-name="ce32">
            <text:p>11,8</text:p>
          </table:table-cell>
          <table:table-cell office:value-type="float" office:value="2317" table:style-name="ce31">
            <text:p>2 317</text:p>
          </table:table-cell>
          <table:table-cell office:value-type="float" office:value="12.521616947686987" table:style-name="ce32">
            <text:p>12,5</text:p>
          </table:table-cell>
          <table:table-cell office:value-type="float" office:value="8.97712559343978" table:style-name="ce33">
            <text:p>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421" table:style-name="ce31">
            <text:p>8 421</text:p>
          </table:table-cell>
          <table:table-cell office:value-type="float" office:value="39.466654168814735" table:style-name="ce32">
            <text:p>39,5</text:p>
          </table:table-cell>
          <table:table-cell office:value-type="float" office:value="7628" table:style-name="ce31">
            <text:p>7 628</text:p>
          </table:table-cell>
          <table:table-cell office:value-type="float" office:value="41.223519239083444" table:style-name="ce32">
            <text:p>41,2</text:p>
          </table:table-cell>
          <table:table-cell office:value-type="float" office:value="10.395909805977979" table:style-name="ce33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766" table:style-name="ce31">
            <text:p>1 766</text:p>
          </table:table-cell>
          <table:table-cell office:value-type="float" office:value="8.2767024417678208" table:style-name="ce32">
            <text:p>8,3</text:p>
          </table:table-cell>
          <table:table-cell office:value-type="float" office:value="1492" table:style-name="ce31">
            <text:p>1 492</text:p>
          </table:table-cell>
          <table:table-cell office:value-type="float" office:value="8.0631214872460006" table:style-name="ce32">
            <text:p>8,1</text:p>
          </table:table-cell>
          <table:table-cell office:value-type="float" office:value="18.364611260053621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2" table:style-name="ce31">
            <text:p>1 822</text:p>
          </table:table-cell>
          <table:table-cell office:value-type="float" office:value="8.5391573323335042" table:style-name="ce32">
            <text:p>8,5</text:p>
          </table:table-cell>
          <table:table-cell office:value-type="float" office:value="1847" table:style-name="ce31">
            <text:p>1 847</text:p>
          </table:table-cell>
          <table:table-cell office:value-type="float" office:value="9.9816255944660615" table:style-name="ce32">
            <text:p>10,0</text:p>
          </table:table-cell>
          <table:table-cell office:value-type="float" office:value="-1.353546291283152" table:style-name="ce33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22" table:style-name="ce31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507" table:style-name="ce31">
            <text:p>507</text:p>
          </table:table-cell>
          <table:table-cell office:value-type="float" office:value="2.7399481193255513" table:style-name="ce32">
            <text:p>2,7</text:p>
          </table:table-cell>
          <table:table-cell office:value-type="float" office:value="2.958579881656803" table:style-name="ce33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5" table:style-name="ce31">
            <text:p>135</text:p>
          </table:table-cell>
          <table:table-cell office:value-type="float" office:value="0.63270375404227397" table:style-name="ce32">
            <text:p>0,6</text:p>
          </table:table-cell>
          <table:table-cell office:value-type="float" office:value="207" table:style-name="ce31">
            <text:p>207</text:p>
          </table:table-cell>
          <table:table-cell office:value-type="float" office:value="1.1186770428015564" table:style-name="ce32">
            <text:p>1,1</text:p>
          </table:table-cell>
          <table:table-cell office:value-type="float" office:value="-34.782608695652172" table:style-name="ce33">
            <text:p>-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35" table:style-name="ce31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459" table:style-name="ce31">
            <text:p>459</text:p>
          </table:table-cell>
          <table:table-cell office:value-type="float" office:value="2.4805447470817121" table:style-name="ce32">
            <text:p>2,5</text:p>
          </table:table-cell>
          <table:table-cell office:value-type="float" office:value="-5.2287581699346362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729" table:style-name="ce31">
            <text:p>1 729</text:p>
          </table:table-cell>
          <table:table-cell office:value-type="float" office:value="8.1032947462154947" table:style-name="ce32">
            <text:p>8,1</text:p>
          </table:table-cell>
          <table:table-cell office:value-type="float" office:value="1111" table:style-name="ce31">
            <text:p>1 111</text:p>
          </table:table-cell>
          <table:table-cell office:value-type="float" office:value="6.0041072200605274" table:style-name="ce32">
            <text:p>6,0</text:p>
          </table:table-cell>
          <table:table-cell office:value-type="float" office:value="55.62556255625563" table:style-name="ce33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6" table:style-name="ce31">
            <text:p>6</text:p>
          </table:table-cell>
          <table:table-cell office:value-type="float" office:value="2.8120166846323288E-2" table:style-name="ce32">
            <text:p>0,0</text:p>
          </table:table-cell>
          <table:table-cell office:value-type="float" office:value="73" table:style-name="ce31">
            <text:p>73</text:p>
          </table:table-cell>
          <table:table-cell office:value-type="float" office:value="0.39450929528750545" table:style-name="ce32">
            <text:p>0,4</text:p>
          </table:table-cell>
          <table:table-cell office:value-type="float" office:value="-91.780821917808225" table:style-name="ce33">
            <text:p>-9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813" table:style-name="ce31">
            <text:p>813</text:p>
          </table:table-cell>
          <table:table-cell office:value-type="float" office:value="3.8102826076768053" table:style-name="ce32">
            <text:p>3,8</text:p>
          </table:table-cell>
          <table:table-cell office:value-type="float" office:value="397" table:style-name="ce31">
            <text:p>397</text:p>
          </table:table-cell>
          <table:table-cell office:value-type="float" office:value="2.1454820579334197" table:style-name="ce32">
            <text:p>2,1</text:p>
          </table:table-cell>
          <table:table-cell office:value-type="float" office:value="104.7858942065491" table:style-name="ce33">
            <text:p>10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1067" table:style-name="ce31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1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3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2" table:style-name="ce31">
            <text:p>362</text:p>
          </table:table-cell>
          <table:table-cell office:value-type="float" office:value="1.6965833997281716" table:style-name="ce32">
            <text:p>1,7</text:p>
          </table:table-cell>
          <table:table-cell office:value-type="float" office:value="641" table:style-name="ce31">
            <text:p>641</text:p>
          </table:table-cell>
          <table:table-cell office:value-type="float" office:value="3.4641158668396024" table:style-name="ce32">
            <text:p>3,5</text:p>
          </table:table-cell>
          <table:table-cell office:value-type="float" office:value="-43.525741029641189" table:style-name="ce33">
            <text:p>-4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1" table:style-name="ce31">
            <text:p>471</text:p>
          </table:table-cell>
          <table:table-cell office:value-type="float" office:value="2.2074330974363781" table:style-name="ce32">
            <text:p>2,2</text:p>
          </table:table-cell>
          <table:table-cell office:value-type="float" office:value="276" table:style-name="ce31">
            <text:p>276</text:p>
          </table:table-cell>
          <table:table-cell office:value-type="float" office:value="1.4915693904020753" table:style-name="ce32">
            <text:p>1,5</text:p>
          </table:table-cell>
          <table:table-cell office:value-type="float" office:value="70.652173913043498" table:style-name="ce33">
            <text:p>7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31" table:style-name="ce31">
            <text:p>331</text:p>
          </table:table-cell>
          <table:table-cell office:value-type="float" office:value="1.551295871022168" table:style-name="ce32">
            <text:p>1,6</text:p>
          </table:table-cell>
          <table:table-cell office:value-type="float" office:value="258" table:style-name="ce31">
            <text:p>258</text:p>
          </table:table-cell>
          <table:table-cell office:value-type="float" office:value="1.3942931258106357" table:style-name="ce32">
            <text:p>1,4</text:p>
          </table:table-cell>
          <table:table-cell office:value-type="float" office:value="28.294573643410843" table:style-name="ce33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96" table:style-name="ce31">
            <text:p>196</text:p>
          </table:table-cell>
          <table:table-cell office:value-type="float" office:value="0.91859211697989407" table:style-name="ce32">
            <text:p>0,9</text:p>
          </table:table-cell>
          <table:table-cell office:value-type="float" office:value="106" table:style-name="ce31">
            <text:p>106</text:p>
          </table:table-cell>
          <table:table-cell office:value-type="float" office:value="0.57284911370514491" table:style-name="ce32">
            <text:p>0,6</text:p>
          </table:table-cell>
          <table:table-cell office:value-type="float" office:value="84.905660377358487" table:style-name="ce33">
            <text:p>8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492" table:style-name="ce31">
            <text:p>492</text:p>
          </table:table-cell>
          <table:table-cell office:value-type="float" office:value="2.3058536813985095" table:style-name="ce32">
            <text:p>2,3</text:p>
          </table:table-cell>
          <table:table-cell office:value-type="float" office:value="244" table:style-name="ce31">
            <text:p>244</text:p>
          </table:table-cell>
          <table:table-cell office:value-type="float" office:value="1.3186338089061824" table:style-name="ce32">
            <text:p>1,3</text:p>
          </table:table-cell>
          <table:table-cell office:value-type="float" office:value="101.63934426229508" table:style-name="ce33">
            <text:p>10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20" table:style-name="ce31">
            <text:p>120</text:p>
          </table:table-cell>
          <table:table-cell office:value-type="float" office:value="0.56240333692646571" table:style-name="ce32">
            <text:p>0,6</text:p>
          </table:table-cell>
          <table:table-cell office:value-type="float" office:value="151" table:style-name="ce31">
            <text:p>151</text:p>
          </table:table-cell>
          <table:table-cell office:value-type="float" office:value="0.81603977518374404" table:style-name="ce32">
            <text:p>0,8</text:p>
          </table:table-cell>
          <table:table-cell office:value-type="float" office:value="-20.52980132450331" table:style-name="ce33">
            <text:p>-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5">
            <text:p>100,0</text:p>
          </table:table-cell>
          <table:table-cell office:value-type="float" office:value="15.310203199308262" table:style-name="ce35">
            <text:p>15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393" table:style-name="ce61">
            <text:p>3 393</text:p>
          </table:table-cell>
          <table:table-cell office:value-type="float" office:value="15.901954351595819" table:style-name="ce20">
            <text:p>15,9</text:p>
          </table:table-cell>
          <table:table-cell office:value-type="float" office:value="2779" table:style-name="ce24">
            <text:p>2 779</text:p>
          </table:table-cell>
          <table:table-cell office:value-type="float" office:value="15.018374405533939" table:style-name="ce25">
            <text:p>15,0</text:p>
          </table:table-cell>
          <table:table-cell office:value-type="float" office:value="22.094278517452324" table:style-name="ce20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301" table:style-name="ce36">
            <text:p>2 301</text:p>
          </table:table-cell>
          <table:table-cell office:value-type="float" office:value="10.784083985564981" table:style-name="ce32">
            <text:p>10,8</text:p>
          </table:table-cell>
          <table:table-cell office:value-type="float" office:value="1650" table:style-name="ce36">
            <text:p>1 650</text:p>
          </table:table-cell>
          <table:table-cell office:value-type="float" office:value="8.9169909208819718" table:style-name="ce32">
            <text:p>8,9</text:p>
          </table:table-cell>
          <table:table-cell office:value-type="float" office:value="39.454545454545467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96" table:style-name="ce36">
            <text:p>1 696</text:p>
          </table:table-cell>
          <table:table-cell office:value-type="float" office:value="7.9486338285607161" table:style-name="ce32">
            <text:p>7,9</text:p>
          </table:table-cell>
          <table:table-cell office:value-type="float" office:value="1363" table:style-name="ce36">
            <text:p>1 363</text:p>
          </table:table-cell>
          <table:table-cell office:value-type="float" office:value="7.3659749243406836" table:style-name="ce32">
            <text:p>7,4</text:p>
          </table:table-cell>
          <table:table-cell office:value-type="float" office:value="24.431401320616274" table:style-name="ce37">
            <text:p>2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210" table:style-name="ce36">
            <text:p>1 210</text:p>
          </table:table-cell>
          <table:table-cell office:value-type="float" office:value="5.6709003140085299" table:style-name="ce32">
            <text:p>5,7</text:p>
          </table:table-cell>
          <table:table-cell office:value-type="float" office:value="1228" table:style-name="ce36">
            <text:p>1 228</text:p>
          </table:table-cell>
          <table:table-cell office:value-type="float" office:value="6.6364029399048858" table:style-name="ce32">
            <text:p>6,6</text:p>
          </table:table-cell>
          <table:table-cell office:value-type="float" office:value="-1.4657980456025967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200" table:style-name="ce36">
            <text:p>1 200</text:p>
          </table:table-cell>
          <table:table-cell office:value-type="float" office:value="5.6240333692646578" table:style-name="ce32">
            <text:p>5,6</text:p>
          </table:table-cell>
          <table:table-cell office:value-type="float" office:value="827" table:style-name="ce36">
            <text:p>827</text:p>
          </table:table-cell>
          <table:table-cell office:value-type="float" office:value="4.4693039342844791" table:style-name="ce32">
            <text:p>4,5</text:p>
          </table:table-cell>
          <table:table-cell office:value-type="float" office:value="45.10278113663847" table:style-name="ce37">
            <text:p>4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091" table:style-name="ce36">
            <text:p>1 091</text:p>
          </table:table-cell>
          <table:table-cell office:value-type="float" office:value="5.1131836715564507" table:style-name="ce32">
            <text:p>5,1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28.051643192488257" table:style-name="ce37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76" table:style-name="ce36">
            <text:p>1 076</text:p>
          </table:table-cell>
          <table:table-cell office:value-type="float" office:value="5.0428832544406426" table:style-name="ce32">
            <text:p>5,0</text:p>
          </table:table-cell>
          <table:table-cell office:value-type="float" office:value="753" table:style-name="ce36">
            <text:p>753</text:p>
          </table:table-cell>
          <table:table-cell office:value-type="float" office:value="4.0693904020752267" table:style-name="ce32">
            <text:p>4,1</text:p>
          </table:table-cell>
          <table:table-cell office:value-type="float" office:value="42.895086321381143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1067" table:style-name="ce36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6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7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834" table:style-name="ce36">
            <text:p>834</text:p>
          </table:table-cell>
          <table:table-cell office:value-type="float" office:value="3.9087031916389368" table:style-name="ce32">
            <text:p>3,9</text:p>
          </table:table-cell>
          <table:table-cell office:value-type="float" office:value="578" table:style-name="ce36">
            <text:p>578</text:p>
          </table:table-cell>
          <table:table-cell office:value-type="float" office:value="3.1236489407695633" table:style-name="ce32">
            <text:p>3,1</text:p>
          </table:table-cell>
          <table:table-cell office:value-type="float" office:value="44.290657439446363" table:style-name="ce37">
            <text:p>4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740" table:style-name="ce36">
            <text:p>740</text:p>
          </table:table-cell>
          <table:table-cell office:value-type="float" office:value="3.4681539110465387" table:style-name="ce32">
            <text:p>3,5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-13.145539906103281" table:style-name="ce37">
            <text:p>-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86" table:style-name="ce36">
            <text:p>586</text:p>
          </table:table-cell>
          <table:table-cell office:value-type="float" office:value="2.7464029619909076" table:style-name="ce32">
            <text:p>2,7</text:p>
          </table:table-cell>
          <table:table-cell office:value-type="float" office:value="843" table:style-name="ce36">
            <text:p>843</text:p>
          </table:table-cell>
          <table:table-cell office:value-type="float" office:value="4.5557717250324252" table:style-name="ce32">
            <text:p>4,6</text:p>
          </table:table-cell>
          <table:table-cell office:value-type="float" office:value="-30.486358244365363" table:style-name="ce37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499" table:style-name="ce36">
            <text:p>499</text:p>
          </table:table-cell>
          <table:table-cell office:value-type="float" office:value="2.3386605427192202" table:style-name="ce32">
            <text:p>2,3</text:p>
          </table:table-cell>
          <table:table-cell office:value-type="float" office:value="424" table:style-name="ce36">
            <text:p>424</text:p>
          </table:table-cell>
          <table:table-cell office:value-type="float" office:value="2.2913964548205796" table:style-name="ce32">
            <text:p>2,3</text:p>
          </table:table-cell>
          <table:table-cell office:value-type="float" office:value="17.688679245283012" table:style-name="ce37">
            <text:p>1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96" table:style-name="ce36">
            <text:p>496</text:p>
          </table:table-cell>
          <table:table-cell office:value-type="float" office:value="2.3246004592960583" table:style-name="ce32">
            <text:p>2,3</text:p>
          </table:table-cell>
          <table:table-cell office:value-type="float" office:value="915" table:style-name="ce36">
            <text:p>915</text:p>
          </table:table-cell>
          <table:table-cell office:value-type="float" office:value="4.9448767833981844" table:style-name="ce32">
            <text:p>4,9</text:p>
          </table:table-cell>
          <table:table-cell office:value-type="float" office:value="-45.79234972677596" table:style-name="ce37">
            <text:p>-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2589867366546375" table:style-name="ce32">
            <text:p>2,3</text:p>
          </table:table-cell>
          <table:table-cell office:value-type="float" office:value="680" table:style-name="ce36">
            <text:p>680</text:p>
          </table:table-cell>
          <table:table-cell office:value-type="float" office:value="3.6748811067877218" table:style-name="ce32">
            <text:p>3,7</text:p>
          </table:table-cell>
          <table:table-cell office:value-type="float" office:value="-29.117647058823522" table:style-name="ce37">
            <text:p>-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54" table:style-name="ce36">
            <text:p>454</text:p>
          </table:table-cell>
          <table:table-cell office:value-type="float" office:value="2.1277592913717953" table:style-name="ce32">
            <text:p>2,1</text:p>
          </table:table-cell>
          <table:table-cell office:value-type="float" office:value="583" table:style-name="ce36">
            <text:p>583</text:p>
          </table:table-cell>
          <table:table-cell office:value-type="float" office:value="3.1506701253782969" table:style-name="ce32">
            <text:p>3,2</text:p>
          </table:table-cell>
          <table:table-cell office:value-type="float" office:value="-22.126929674099486" table:style-name="ce37">
            <text:p>-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2" table:style-name="ce36">
            <text:p>452</text:p>
          </table:table-cell>
          <table:table-cell office:value-type="float" office:value="2.1183859024230212" table:style-name="ce32">
            <text:p>2,1</text:p>
          </table:table-cell>
          <table:table-cell office:value-type="float" office:value="205" table:style-name="ce36">
            <text:p>205</text:p>
          </table:table-cell>
          <table:table-cell office:value-type="float" office:value="1.1078685689580632" table:style-name="ce32">
            <text:p>1,1</text:p>
          </table:table-cell>
          <table:table-cell office:value-type="float" office:value="120.48780487804879" table:style-name="ce37">
            <text:p>1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.8137507615878521" table:style-name="ce32">
            <text:p>1,8</text:p>
          </table:table-cell>
          <table:table-cell office:value-type="float" office:value="410" table:style-name="ce36">
            <text:p>410</text:p>
          </table:table-cell>
          <table:table-cell office:value-type="float" office:value="2.2157371379161264" table:style-name="ce32">
            <text:p>2,2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195" table:style-name="ce36">
            <text:p>195</text:p>
          </table:table-cell>
          <table:table-cell office:value-type="float" office:value="1.0538261997405967" table:style-name="ce32">
            <text:p>1,1</text:p>
          </table:table-cell>
          <table:table-cell office:value-type="float" office:value="80.512820512820525" table:style-name="ce37">
            <text:p>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14.285714285714278" table:style-name="ce37">
            <text:p>1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349" table:style-name="ce36">
            <text:p>349</text:p>
          </table:table-cell>
          <table:table-cell office:value-type="float" office:value="1.6356563715611379" table:style-name="ce32">
            <text:p>1,6</text:p>
          </table:table-cell>
          <table:table-cell office:value-type="float" office:value="216" table:style-name="ce36">
            <text:p>216</text:p>
          </table:table-cell>
          <table:table-cell office:value-type="float" office:value="1.1673151750972763" table:style-name="ce32">
            <text:p>1,2</text:p>
          </table:table-cell>
          <table:table-cell office:value-type="float" office:value="61.574074074074076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320" table:style-name="ce36">
            <text:p>2 320</text:p>
          </table:table-cell>
          <table:table-cell office:value-type="float" office:value="10.873131180578337" table:style-name="ce32">
            <text:p>10,9</text:p>
          </table:table-cell>
          <table:table-cell office:value-type="float" office:value="2131" table:style-name="ce36">
            <text:p>2 131</text:p>
          </table:table-cell>
          <table:table-cell office:value-type="float" office:value="11.51642888024211" table:style-name="ce32">
            <text:p>11,5</text:p>
          </table:table-cell>
          <table:table-cell office:value-type="float" office:value="8.8690755513843271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861" table:style-name="ce61">
            <text:p>861</text:p>
          </table:table-cell>
          <table:table-cell office:value-type="float" office:value="4.0352439424473916" table:style-name="ce20">
            <text:p>4,0</text:p>
          </table:table-cell>
          <table:table-cell office:value-type="float" office:value="344" table:style-name="ce24">
            <text:p>344</text:p>
          </table:table-cell>
          <table:table-cell office:value-type="float" office:value="1.8590575010808474" table:style-name="ce25">
            <text:p>1,9</text:p>
          </table:table-cell>
          <table:table-cell office:value-type="float" office:value="150.2906976744186" table:style-name="ce20">
            <text:p>15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10" table:style-name="ce36">
            <text:p>710</text:p>
          </table:table-cell>
          <table:table-cell office:value-type="float" office:value="3.3275530768149224" table:style-name="ce32">
            <text:p>3,3</text:p>
          </table:table-cell>
          <table:table-cell office:value-type="float" office:value="495" table:style-name="ce36">
            <text:p>495</text:p>
          </table:table-cell>
          <table:table-cell office:value-type="float" office:value="2.6750972762645917" table:style-name="ce32">
            <text:p>2,7</text:p>
          </table:table-cell>
          <table:table-cell office:value-type="float" office:value="43.434343434343418" table:style-name="ce37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522" table:style-name="ce36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281" table:style-name="ce36">
            <text:p>281</text:p>
          </table:table-cell>
          <table:table-cell office:value-type="float" office:value="1.5185905750108086" table:style-name="ce32">
            <text:p>1,5</text:p>
          </table:table-cell>
          <table:table-cell office:value-type="float" office:value="85.765124555160128" table:style-name="ce37">
            <text:p>8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460" table:style-name="ce36">
            <text:p>460</text:p>
          </table:table-cell>
          <table:table-cell office:value-type="float" office:value="2.1558794582181187" table:style-name="ce32">
            <text:p>2,2</text:p>
          </table:table-cell>
          <table:table-cell office:value-type="float" office:value="347" table:style-name="ce36">
            <text:p>347</text:p>
          </table:table-cell>
          <table:table-cell office:value-type="float" office:value="1.8752702118460873" table:style-name="ce32">
            <text:p>1,9</text:p>
          </table:table-cell>
          <table:table-cell office:value-type="float" office:value="32.564841498559076" table:style-name="ce37">
            <text:p>3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448" table:style-name="ce36">
            <text:p>448</text:p>
          </table:table-cell>
          <table:table-cell office:value-type="float" office:value="2.099639124525472" table:style-name="ce32">
            <text:p>2,1</text:p>
          </table:table-cell>
          <table:table-cell office:value-type="float" office:value="332" table:style-name="ce36">
            <text:p>332</text:p>
          </table:table-cell>
          <table:table-cell office:value-type="float" office:value="1.7942066580198877" table:style-name="ce32">
            <text:p>1,8</text:p>
          </table:table-cell>
          <table:table-cell office:value-type="float" office:value="34.939759036144579" table:style-name="ce37">
            <text:p>3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435" table:style-name="ce36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197.94520547945206" table:style-name="ce37">
            <text:p>19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425" table:style-name="ce36">
            <text:p>425</text:p>
          </table:table-cell>
          <table:table-cell office:value-type="float" office:value="1.9918451516145661" table:style-name="ce32">
            <text:p>2,0</text:p>
          </table:table-cell>
          <table:table-cell office:value-type="float" office:value="215" table:style-name="ce36">
            <text:p>215</text:p>
          </table:table-cell>
          <table:table-cell office:value-type="float" office:value="1.1619109381755297" table:style-name="ce32">
            <text:p>1,2</text:p>
          </table:table-cell>
          <table:table-cell office:value-type="float" office:value="97.67441860465118" table:style-name="ce37">
            <text:p>9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418" table:style-name="ce36">
            <text:p>418</text:p>
          </table:table-cell>
          <table:table-cell office:value-type="float" office:value="1.9590382902938557" table:style-name="ce32">
            <text:p>2,0</text:p>
          </table:table-cell>
          <table:table-cell office:value-type="float" office:value="197" table:style-name="ce36">
            <text:p>197</text:p>
          </table:table-cell>
          <table:table-cell office:value-type="float" office:value="1.0646346735840899" table:style-name="ce32">
            <text:p>1,1</text:p>
          </table:table-cell>
          <table:table-cell office:value-type="float" office:value="112.18274111675126" table:style-name="ce37">
            <text:p>1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405" table:style-name="ce36">
            <text:p>405</text:p>
          </table:table-cell>
          <table:table-cell office:value-type="float" office:value="1.8981112621268219" table:style-name="ce32">
            <text:p>1,9</text:p>
          </table:table-cell>
          <table:table-cell office:value-type="float" office:value="296" table:style-name="ce36">
            <text:p>296</text:p>
          </table:table-cell>
          <table:table-cell office:value-type="float" office:value="1.5996541288370083" table:style-name="ce32">
            <text:p>1,6</text:p>
          </table:table-cell>
          <table:table-cell office:value-type="float" office:value="36.824324324324323" table:style-name="ce37">
            <text:p>3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381" table:style-name="ce36">
            <text:p>381</text:p>
          </table:table-cell>
          <table:table-cell office:value-type="float" office:value="1.7856305947415287" table:style-name="ce32">
            <text:p>1,8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23.701298701298697" table:style-name="ce37">
            <text:p>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65" table:style-name="ce36">
            <text:p>365</text:p>
          </table:table-cell>
          <table:table-cell office:value-type="float" office:value="1.7106434831513333" table:style-name="ce32">
            <text:p>1,7</text:p>
          </table:table-cell>
          <table:table-cell office:value-type="float" office:value="222" table:style-name="ce36">
            <text:p>222</text:p>
          </table:table-cell>
          <table:table-cell office:value-type="float" office:value="1.1997405966277561" table:style-name="ce32">
            <text:p>1,2</text:p>
          </table:table-cell>
          <table:table-cell office:value-type="float" office:value="64.414414414414409" table:style-name="ce37">
            <text:p>6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319" table:style-name="ce36">
            <text:p>319</text:p>
          </table:table-cell>
          <table:table-cell office:value-type="float" office:value="1.4950555373295216" table:style-name="ce32">
            <text:p>1,5</text:p>
          </table:table-cell>
          <table:table-cell office:value-type="float" office:value="291" table:style-name="ce36">
            <text:p>291</text:p>
          </table:table-cell>
          <table:table-cell office:value-type="float" office:value="1.5726329442282749" table:style-name="ce32">
            <text:p>1,6</text:p>
          </table:table-cell>
          <table:table-cell office:value-type="float" office:value="9.6219931271477606" table:style-name="ce37">
            <text:p>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15" table:style-name="ce36">
            <text:p>315</text:p>
          </table:table-cell>
          <table:table-cell office:value-type="float" office:value="1.4763087594319726" table:style-name="ce32">
            <text:p>1,5</text:p>
          </table:table-cell>
          <table:table-cell office:value-type="float" office:value="208" table:style-name="ce36">
            <text:p>208</text:p>
          </table:table-cell>
          <table:table-cell office:value-type="float" office:value="1.1240812797233031" table:style-name="ce32">
            <text:p>1,1</text:p>
          </table:table-cell>
          <table:table-cell office:value-type="float" office:value="51.442307692307679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1.4669353704831982" table:style-name="ce32">
            <text:p>1,5</text:p>
          </table:table-cell>
          <table:table-cell office:value-type="float" office:value="346" table:style-name="ce36">
            <text:p>346</text:p>
          </table:table-cell>
          <table:table-cell office:value-type="float" office:value="1.8698659749243407" table:style-name="ce32">
            <text:p>1,9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84" table:style-name="ce36">
            <text:p>284</text:p>
          </table:table-cell>
          <table:table-cell office:value-type="float" office:value="1.331021230725969" table:style-name="ce32">
            <text:p>1,3</text:p>
          </table:table-cell>
          <table:table-cell office:value-type="float" office:value="154" table:style-name="ce36">
            <text:p>154</text:p>
          </table:table-cell>
          <table:table-cell office:value-type="float" office:value="0.83225248594898404" table:style-name="ce32">
            <text:p>0,8</text:p>
          </table:table-cell>
          <table:table-cell office:value-type="float" office:value="84.415584415584419" table:style-name="ce37">
            <text:p>8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283" table:style-name="ce36">
            <text:p>283</text:p>
          </table:table-cell>
          <table:table-cell office:value-type="float" office:value="1.3263345362515817" table:style-name="ce32">
            <text:p>1,3</text:p>
          </table:table-cell>
          <table:table-cell office:value-type="float" office:value="93" table:style-name="ce36">
            <text:p>93</text:p>
          </table:table-cell>
          <table:table-cell office:value-type="float" office:value="0.50259403372243838" table:style-name="ce32">
            <text:p>0,5</text:p>
          </table:table-cell>
          <table:table-cell office:value-type="float" office:value="204.30107526881721" table:style-name="ce37">
            <text:p>20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259" table:style-name="ce36">
            <text:p>259</text:p>
          </table:table-cell>
          <table:table-cell office:value-type="float" office:value="1.2138538688662885" table:style-name="ce32">
            <text:p>1,2</text:p>
          </table:table-cell>
          <table:table-cell office:value-type="float" office:value="66" table:style-name="ce36">
            <text:p>66</text:p>
          </table:table-cell>
          <table:table-cell office:value-type="float" office:value="0.35667963683527887" table:style-name="ce32">
            <text:p>0,4</text:p>
          </table:table-cell>
          <table:table-cell office:value-type="float" office:value="292.42424242424238" table:style-name="ce37">
            <text:p>29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250" table:style-name="ce36">
            <text:p>250</text:p>
          </table:table-cell>
          <table:table-cell office:value-type="float" office:value="1.1716736185968037" table:style-name="ce32">
            <text:p>1,2</text:p>
          </table:table-cell>
          <table:table-cell office:value-type="float" office:value="229" table:style-name="ce36">
            <text:p>229</text:p>
          </table:table-cell>
          <table:table-cell office:value-type="float" office:value="1.2375702550799828" table:style-name="ce32">
            <text:p>1,2</text:p>
          </table:table-cell>
          <table:table-cell office:value-type="float" office:value="9.1703056768558895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32" table:style-name="ce36">
            <text:p>232</text:p>
          </table:table-cell>
          <table:table-cell office:value-type="float" office:value="1.0873131180578337" table:style-name="ce32">
            <text:p>1,1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58.904109589041099" table:style-name="ce37">
            <text:p>5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CX-30</text:p>
          </table:table-cell>
          <table:table-cell office:value-type="float" office:value="230" table:style-name="ce36">
            <text:p>230</text:p>
          </table:table-cell>
          <table:table-cell office:value-type="float" office:value="1.0779397291090593" table:style-name="ce32">
            <text:p>1,1</text:p>
          </table:table-cell>
          <table:table-cell office:value-type="float" office:value="96" table:style-name="ce36">
            <text:p>96</text:p>
          </table:table-cell>
          <table:table-cell office:value-type="float" office:value="0.51880674448767838" table:style-name="ce32">
            <text:p>0,5</text:p>
          </table:table-cell>
          <table:table-cell office:value-type="float" office:value="139.58333333333334" table:style-name="ce37">
            <text:p>13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3422" table:style-name="ce36">
            <text:p>13 422</text:p>
          </table:table-cell>
          <table:table-cell office:value-type="float" office:value="62.904813235225191" table:style-name="ce32">
            <text:p>62,9</text:p>
          </table:table-cell>
          <table:table-cell office:value-type="float" office:value="13692" table:style-name="ce36">
            <text:p>13 692</text:p>
          </table:table-cell>
          <table:table-cell office:value-type="float" office:value="73.994811932555123" table:style-name="ce32">
            <text:p>74,0</text:p>
          </table:table-cell>
          <table:table-cell office:value-type="float" office:value="-1.971954425942144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33" table:style-name="ce36">
            <text:p>633</text:p>
          </table:table-cell>
          <table:table-cell office:value-type="float" office:value="19.58539603960396" table:style-name="ce32">
            <text:p>19,6</text:p>
          </table:table-cell>
          <table:table-cell office:value-type="float" office:value="354" table:style-name="ce36">
            <text:p>354</text:p>
          </table:table-cell>
          <table:table-cell office:value-type="float" office:value="10.427098674521353" table:style-name="ce32">
            <text:p>10,4</text:p>
          </table:table-cell>
          <table:table-cell office:value-type="float" office:value="78.81355932203391" table:style-name="ce37">
            <text:p>7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1.974009900990099" table:style-name="ce32">
            <text:p>12,0</text:p>
          </table:table-cell>
          <table:table-cell office:value-type="float" office:value="410" table:style-name="ce36">
            <text:p>410</text:p>
          </table:table-cell>
          <table:table-cell office:value-type="float" office:value="12.076583210603829" table:style-name="ce32">
            <text:p>12,1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82" table:style-name="ce36">
            <text:p>282</text:p>
          </table:table-cell>
          <table:table-cell office:value-type="float" office:value="8.7252475247524757" table:style-name="ce32">
            <text:p>8,7</text:p>
          </table:table-cell>
          <table:table-cell office:value-type="float" office:value="270" table:style-name="ce36">
            <text:p>270</text:p>
          </table:table-cell>
          <table:table-cell office:value-type="float" office:value="7.9528718703976429" table:style-name="ce32">
            <text:p>8,0</text:p>
          </table:table-cell>
          <table:table-cell office:value-type="float" office:value="4.4444444444444429" table:style-name="ce37">
            <text:p>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2" table:style-name="ce36">
            <text:p>252</text:p>
          </table:table-cell>
          <table:table-cell office:value-type="float" office:value="7.7970297029702973" table:style-name="ce32">
            <text:p>7,8</text:p>
          </table:table-cell>
          <table:table-cell office:value-type="float" office:value="92" table:style-name="ce36">
            <text:p>92</text:p>
          </table:table-cell>
          <table:table-cell office:value-type="float" office:value="2.7098674521354931" table:style-name="ce32">
            <text:p>2,7</text:p>
          </table:table-cell>
          <table:table-cell office:value-type="float" office:value="173.91304347826087" table:style-name="ce37">
            <text:p>1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1" table:style-name="ce36">
            <text:p>241</text:p>
          </table:table-cell>
          <table:table-cell office:value-type="float" office:value="7.4566831683168315" table:style-name="ce32">
            <text:p>7,5</text:p>
          </table:table-cell>
          <table:table-cell office:value-type="float" office:value="444" table:style-name="ce36">
            <text:p>444</text:p>
          </table:table-cell>
          <table:table-cell office:value-type="float" office:value="13.078055964653903" table:style-name="ce32">
            <text:p>13,1</text:p>
          </table:table-cell>
          <table:table-cell office:value-type="float" office:value="-45.720720720720728" table:style-name="ce37">
            <text:p>-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89" table:style-name="ce36">
            <text:p>189</text:p>
          </table:table-cell>
          <table:table-cell office:value-type="float" office:value="5.8477722772277225" table:style-name="ce32">
            <text:p>5,8</text:p>
          </table:table-cell>
          <table:table-cell office:value-type="float" office:value="191" table:style-name="ce36">
            <text:p>191</text:p>
          </table:table-cell>
          <table:table-cell office:value-type="float" office:value="5.6259204712812956" table:style-name="ce32">
            <text:p>5,6</text:p>
          </table:table-cell>
          <table:table-cell office:value-type="float" office:value="-1.0471204188481664" table:style-name="ce37">
            <text:p>-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73" table:style-name="ce36">
            <text:p>173</text:p>
          </table:table-cell>
          <table:table-cell office:value-type="float" office:value="5.3527227722772279" table:style-name="ce32">
            <text:p>5,4</text:p>
          </table:table-cell>
          <table:table-cell office:value-type="float" office:value="176" table:style-name="ce36">
            <text:p>176</text:p>
          </table:table-cell>
          <table:table-cell office:value-type="float" office:value="5.1840942562592041" table:style-name="ce32">
            <text:p>5,2</text:p>
          </table:table-cell>
          <table:table-cell office:value-type="float" office:value="-1.7045454545454533" table:style-name="ce37">
            <text:p>-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72" table:style-name="ce36">
            <text:p>172</text:p>
          </table:table-cell>
          <table:table-cell office:value-type="float" office:value="5.3217821782178216" table:style-name="ce32">
            <text:p>5,3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156.71641791044777" table:style-name="ce37">
            <text:p>15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78" table:style-name="ce36">
            <text:p>678</text:p>
          </table:table-cell>
          <table:table-cell office:value-type="float" office:value="20.977722772277229" table:style-name="ce32">
            <text:p>21,0</text:p>
          </table:table-cell>
          <table:table-cell office:value-type="float" office:value="917" table:style-name="ce36">
            <text:p>917</text:p>
          </table:table-cell>
          <table:table-cell office:value-type="float" office:value="27.010309278350512" table:style-name="ce32">
            <text:p>27,0</text:p>
          </table:table-cell>
          <table:table-cell office:value-type="float" office:value="-26.063249727371868" table:style-name="ce37">
            <text:p>-2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9.6844059405940595" table:style-name="ce32">
            <text:p>9,7</text:p>
          </table:table-cell>
          <table:table-cell office:value-type="float" office:value="346" table:style-name="ce36">
            <text:p>346</text:p>
          </table:table-cell>
          <table:table-cell office:value-type="float" office:value="10.191458026509572" table:style-name="ce32">
            <text:p>10,2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1" table:style-name="ce36">
            <text:p>191</text:p>
          </table:table-cell>
          <table:table-cell office:value-type="float" office:value="5.9096534653465342" table:style-name="ce32">
            <text:p>5,9</text:p>
          </table:table-cell>
          <table:table-cell office:value-type="float" office:value="132" table:style-name="ce36">
            <text:p>132</text:p>
          </table:table-cell>
          <table:table-cell office:value-type="float" office:value="3.888070692194403" table:style-name="ce32">
            <text:p>3,9</text:p>
          </table:table-cell>
          <table:table-cell office:value-type="float" office:value="44.696969696969688" table:style-name="ce37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88" table:style-name="ce36">
            <text:p>188</text:p>
          </table:table-cell>
          <table:table-cell office:value-type="float" office:value="5.8168316831683171" table:style-name="ce32">
            <text:p>5,8</text:p>
          </table:table-cell>
          <table:table-cell office:value-type="float" office:value="206" table:style-name="ce36">
            <text:p>206</text:p>
          </table:table-cell>
          <table:table-cell office:value-type="float" office:value="6.0677466863033871" table:style-name="ce32">
            <text:p>6,1</text:p>
          </table:table-cell>
          <table:table-cell office:value-type="float" office:value="-8.7378640776699115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84" table:style-name="ce36">
            <text:p>184</text:p>
          </table:table-cell>
          <table:table-cell office:value-type="float" office:value="5.6930693069306928" table:style-name="ce32">
            <text:p>5,7</text:p>
          </table:table-cell>
          <table:table-cell office:value-type="float" office:value="96" table:style-name="ce36">
            <text:p>96</text:p>
          </table:table-cell>
          <table:table-cell office:value-type="float" office:value="2.8276877761413841" table:style-name="ce32">
            <text:p>2,8</text:p>
          </table:table-cell>
          <table:table-cell office:value-type="float" office:value="91.666666666666686" table:style-name="ce37">
            <text:p>9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38" table:style-name="ce36">
            <text:p>138</text:p>
          </table:table-cell>
          <table:table-cell office:value-type="float" office:value="4.2698019801980198" table:style-name="ce32">
            <text:p>4,3</text:p>
          </table:table-cell>
          <table:table-cell office:value-type="float" office:value="78" table:style-name="ce36">
            <text:p>78</text:p>
          </table:table-cell>
          <table:table-cell office:value-type="float" office:value="2.2974963181148746" table:style-name="ce32">
            <text:p>2,3</text:p>
          </table:table-cell>
          <table:table-cell office:value-type="float" office:value="76.923076923076906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30" table:style-name="ce36">
            <text:p>130</text:p>
          </table:table-cell>
          <table:table-cell office:value-type="float" office:value="4.0222772277227721" table:style-name="ce32">
            <text:p>4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92" table:style-name="ce36">
            <text:p>92</text:p>
          </table:table-cell>
          <table:table-cell office:value-type="float" office:value="2.8465346534653464" table:style-name="ce32">
            <text:p>2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85" table:style-name="ce36">
            <text:p>85</text:p>
          </table:table-cell>
          <table:table-cell office:value-type="float" office:value="2.629950495049505" table:style-name="ce32">
            <text:p>2,6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26.865671641791039" table:style-name="ce37">
            <text:p>2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6" table:style-name="ce36">
            <text:p>1 686</text:p>
          </table:table-cell>
          <table:table-cell office:value-type="float" office:value="52.165841584158414" table:style-name="ce32">
            <text:p>52,2</text:p>
          </table:table-cell>
          <table:table-cell office:value-type="float" office:value="1996" table:style-name="ce36">
            <text:p>1 996</text:p>
          </table:table-cell>
          <table:table-cell office:value-type="float" office:value="58.792341678939614" table:style-name="ce32">
            <text:p>58,8</text:p>
          </table:table-cell>
          <table:table-cell office:value-type="float" office:value="-15.531062124248507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232" table:style-name="ce34">
            <text:p>3 232</text:p>
          </table:table-cell>
          <table:table-cell office:value-type="float" office:value="100" table:style-name="ce38">
            <text:p>100,0</text:p>
          </table:table-cell>
          <table:table-cell office:value-type="float" office:value="3395" table:style-name="ce34">
            <text:p>3 395</text:p>
          </table:table-cell>
          <table:table-cell office:value-type="float" office:value="100" table:style-name="ce38">
            <text:p>100,0</text:p>
          </table:table-cell>
          <table:table-cell office:value-type="float" office:value="-4.8011782032400703" table:style-name="ce39">
            <text:p>-4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84600" table:style-name="ce61">
            <text:p>84 600</text:p>
          </table:table-cell>
          <table:table-cell office:value-type="float" office:value="69.251737432774249" table:style-name="ce20">
            <text:p>69,3</text:p>
          </table:table-cell>
          <table:table-cell office:value-type="float" office:value="81556" table:style-name="ce24">
            <text:p>81 556</text:p>
          </table:table-cell>
          <table:table-cell office:value-type="float" office:value="70.62837744215048" table:style-name="ce25">
            <text:p>70,6</text:p>
          </table:table-cell>
          <table:table-cell office:value-type="float" office:value="3.73240472803964" table:style-name="ce20">
            <text:p>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3144" table:style-name="ce61">
            <text:p>13 144</text:p>
          </table:table-cell>
          <table:table-cell office:value-type="float" office:value="10.759395234236225" table:style-name="ce20">
            <text:p>10,8</text:p>
          </table:table-cell>
          <table:table-cell office:value-type="float" office:value="12427" table:style-name="ce31">
            <text:p>12 427</text:p>
          </table:table-cell>
          <table:table-cell office:value-type="float" office:value="10.761916308715533" table:style-name="ce20">
            <text:p>10,8</text:p>
          </table:table-cell>
          <table:table-cell office:value-type="float" office:value="5.7696950189104399" table:style-name="ce20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3736" table:style-name="ce61">
            <text:p>3 736</text:p>
          </table:table-cell>
          <table:table-cell office:value-type="float" office:value="3.0582091140525365" table:style-name="ce20">
            <text:p>3,1</text:p>
          </table:table-cell>
          <table:table-cell office:value-type="float" office:value="3418" table:style-name="ce31">
            <text:p>3 418</text:p>
          </table:table-cell>
          <table:table-cell office:value-type="float" office:value="2.9600249411112651" table:style-name="ce20">
            <text:p>3,0</text:p>
          </table:table-cell>
          <table:table-cell office:value-type="float" office:value="9.3036863662960769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44" table:style-name="ce61">
            <text:p>44</text:p>
          </table:table-cell>
          <table:table-cell office:value-type="float" office:value="3.6017452092695822E-2" table:style-name="ce20">
            <text:p>0,0</text:p>
          </table:table-cell>
          <table:table-cell office:value-type="float" office:value="26" table:style-name="ce31">
            <text:p>26</text:p>
          </table:table-cell>
          <table:table-cell office:value-type="float" office:value="2.2516281003186919E-2" table:style-name="ce20">
            <text:p>0,0</text:p>
          </table:table-cell>
          <table:table-cell office:value-type="float" office:value="69.230769230769226" table:style-name="ce20">
            <text:p>6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98" table:style-name="ce61">
            <text:p>98</text:p>
          </table:table-cell>
          <table:table-cell office:value-type="float" office:value="8.0220688751913433E-2" table:style-name="ce20">
            <text:p>0,1</text:p>
          </table:table-cell>
          <table:table-cell office:value-type="float" office:value="105" table:style-name="ce31">
            <text:p>105</text:p>
          </table:table-cell>
          <table:table-cell office:value-type="float" office:value="9.0931134820562559E-2" table:style-name="ce20">
            <text:p>0,1</text:p>
          </table:table-cell>
          <table:table-cell office:value-type="float" office:value="-6.6666666666666714" table:style-name="ce20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80" table:style-name="ce36">
            <text:p>80</text:p>
          </table:table-cell>
          <table:table-cell office:value-type="float" office:value="6.5486276532174231E-2" table:style-name="ce20">
            <text:p>0,1</text:p>
          </table:table-cell>
          <table:table-cell office:value-type="float" office:value="60" table:style-name="ce31">
            <text:p>60</text:p>
          </table:table-cell>
          <table:table-cell office:value-type="float" office:value="5.1960648468892895E-2" table:style-name="ce20">
            <text:p>0,1</text:p>
          </table:table-cell>
          <table:table-cell office:value-type="float" office:value="33.333333333333343" table:style-name="ce20">
            <text:p>3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70" table:style-name="ce31">
            <text:p>270</text:p>
          </table:table-cell>
          <table:table-cell office:value-type="float" office:value="0.23382291811001801" table:style-name="ce20">
            <text:p>0,2</text:p>
          </table:table-cell>
          <table:table-cell office:value-type="float" office:value="2.9629629629629619" table:style-name="ce20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398" table:style-name="ce61">
            <text:p>398</text:p>
          </table:table-cell>
          <table:table-cell office:value-type="float" office:value="0.32579422574756678" table:style-name="ce20">
            <text:p>0,3</text:p>
          </table:table-cell>
          <table:table-cell office:value-type="float" office:value="219" table:style-name="ce31">
            <text:p>219</text:p>
          </table:table-cell>
          <table:table-cell office:value-type="float" office:value="0.18965636691145907" table:style-name="ce20">
            <text:p>0,2</text:p>
          </table:table-cell>
          <table:table-cell office:value-type="float" office:value="81.735159817351615" table:style-name="ce20">
            <text:p>8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1852" table:style-name="ce61">
            <text:p>11 852</text:p>
          </table:table-cell>
          <table:table-cell office:value-type="float" office:value="9.701791868241612" table:style-name="ce20">
            <text:p>9,7</text:p>
          </table:table-cell>
          <table:table-cell office:value-type="float" office:value="9240" table:style-name="ce31">
            <text:p>9 240</text:p>
          </table:table-cell>
          <table:table-cell office:value-type="float" office:value="8.0019398642095059" table:style-name="ce20">
            <text:p>8,0</text:p>
          </table:table-cell>
          <table:table-cell office:value-type="float" office:value="28.268398268398272" table:style-name="ce20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02" table:style-name="ce61">
            <text:p>202</text:p>
          </table:table-cell>
          <table:table-cell office:value-type="float" office:value="0.16535284824373991" table:style-name="ce20">
            <text:p>0,2</text:p>
          </table:table-cell>
          <table:table-cell office:value-type="float" office:value="122" table:style-name="ce31">
            <text:p>122</text:p>
          </table:table-cell>
          <table:table-cell office:value-type="float" office:value="0.10565331855341555" table:style-name="ce20">
            <text:p>0,1</text:p>
          </table:table-cell>
          <table:table-cell office:value-type="float" office:value="65.573770491803288" table:style-name="ce20">
            <text:p>6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373" table:style-name="ce61">
            <text:p>1 373</text:p>
          </table:table-cell>
          <table:table-cell office:value-type="float" office:value="1.1239082209834401" table:style-name="ce20">
            <text:p>1,1</text:p>
          </table:table-cell>
          <table:table-cell office:value-type="float" office:value="1177" table:style-name="ce31">
            <text:p>1 177</text:p>
          </table:table-cell>
          <table:table-cell office:value-type="float" office:value="1.0192947207981156" table:style-name="ce20">
            <text:p>1,0</text:p>
          </table:table-cell>
          <table:table-cell office:value-type="float" office:value="16.652506372132549" table:style-name="ce20">
            <text:p>1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2526" table:style-name="ce61">
            <text:p>2 526</text:p>
          </table:table-cell>
          <table:table-cell office:value-type="float" office:value="2.0677291815034011" table:style-name="ce20">
            <text:p>2,1</text:p>
          </table:table-cell>
          <table:table-cell office:value-type="float" office:value="2438" table:style-name="ce31">
            <text:p>2 438</text:p>
          </table:table-cell>
          <table:table-cell office:value-type="float" office:value="2.1113343494526813" table:style-name="ce20">
            <text:p>2,1</text:p>
          </table:table-cell>
          <table:table-cell office:value-type="float" office:value="3.6095159967186277" table:style-name="ce20">
            <text:p>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372" table:style-name="ce61">
            <text:p>1 372</text:p>
          </table:table-cell>
          <table:table-cell office:value-type="float" office:value="1.123089642526788" table:style-name="ce20">
            <text:p>1,1</text:p>
          </table:table-cell>
          <table:table-cell office:value-type="float" office:value="1690" table:style-name="ce31">
            <text:p>1 690</text:p>
          </table:table-cell>
          <table:table-cell office:value-type="float" office:value="1.4635582652071497" table:style-name="ce20">
            <text:p>1,5</text:p>
          </table:table-cell>
          <table:table-cell office:value-type="float" office:value="-18.81656804733727" table:style-name="ce20">
            <text:p>-1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43" table:style-name="ce61">
            <text:p>43</text:p>
          </table:table-cell>
          <table:table-cell office:value-type="float" office:value="3.5198873636043647E-2" table:style-name="ce20">
            <text:p>0,0</text:p>
          </table:table-cell>
          <table:table-cell office:value-type="float" office:value="47" table:style-name="ce31">
            <text:p>47</text:p>
          </table:table-cell>
          <table:table-cell office:value-type="float" office:value="4.0702507967299434E-2" table:style-name="ce20">
            <text:p>0,0</text:p>
          </table:table-cell>
          <table:table-cell office:value-type="float" office:value="-8.5106382978723332" table:style-name="ce20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069" table:style-name="ce61">
            <text:p>1 069</text:p>
          </table:table-cell>
          <table:table-cell office:value-type="float" office:value="0.8750603701611781" table:style-name="ce20">
            <text:p>0,9</text:p>
          </table:table-cell>
          <table:table-cell office:value-type="float" office:value="1017" table:style-name="ce61">
            <text:p>1 017</text:p>
          </table:table-cell>
          <table:table-cell office:value-type="float" office:value="0.88073299154773455" table:style-name="ce20">
            <text:p>0,9</text:p>
          </table:table-cell>
          <table:table-cell office:value-type="float" office:value="5.1130776794493613" table:style-name="ce20">
            <text:p>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4" table:style-name="ce36">
            <text:p>4</text:p>
          </table:table-cell>
          <table:table-cell office:value-type="float" office:value="3.2743138266087112E-3" table:style-name="ce20">
            <text:p>0,0</text:p>
          </table:table-cell>
          <table:table-cell office:value-type="float" office:value="10" table:style-name="ce36">
            <text:p>10</text:p>
          </table:table-cell>
          <table:table-cell office:value-type="float" office:value="8.6601080781488152E-3" table:style-name="ce20">
            <text:p>0,0</text:p>
          </table:table-cell>
          <table:table-cell office:value-type="float" office:value="-60" table:style-name="ce36">
            <text:p>-6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066" table:style-name="ce61">
            <text:p>1 066</text:p>
          </table:table-cell>
          <table:table-cell office:value-type="float" office:value="0.87260463479122152" table:style-name="ce20">
            <text:p>0,9</text:p>
          </table:table-cell>
          <table:table-cell office:value-type="float" office:value="1440" table:style-name="ce31">
            <text:p>1 440</text:p>
          </table:table-cell>
          <table:table-cell office:value-type="float" office:value="1.2470555632534295" table:style-name="ce20">
            <text:p>1,2</text:p>
          </table:table-cell>
          <table:table-cell office:value-type="float" office:value="-25.972222222222229" table:style-name="ce20">
            <text:p>-2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10" table:style-name="ce31">
            <text:p>210</text:p>
          </table:table-cell>
          <table:table-cell office:value-type="float" office:value="0.18186226964112512" table:style-name="ce20">
            <text:p>0,2</text:p>
          </table:table-cell>
          <table:table-cell office:value-type="float" office:value="32.38095238095238" table:style-name="ce20">
            <text:p>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22163" table:style-name="ce64">
            <text:p>122 163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15472" table:style-name="ce66">
            <text:p>115 472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5.7944783150893642" table:style-name="ce65">
            <text:p>5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9067" table:style-name="ce61">
            <text:p>9 067</text:p>
          </table:table-cell>
          <table:table-cell office:value-type="float" office:value="92.928154145741516" table:style-name="ce20">
            <text:p>92,9</text:p>
          </table:table-cell>
          <table:table-cell office:value-type="float" office:value="9499" table:style-name="ce31">
            <text:p>9 499</text:p>
          </table:table-cell>
          <table:table-cell office:value-type="float" office:value="94.282878411910673" table:style-name="ce20">
            <text:p>94,3</text:p>
          </table:table-cell>
          <table:table-cell office:value-type="float" office:value="-4.5478471418043966" table:style-name="ce20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57" table:style-name="ce36">
            <text:p>57</text:p>
          </table:table-cell>
          <table:table-cell office:value-type="float" office:value="0.58419596187352674" table:style-name="ce20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52605459057071957" table:style-name="ce20">
            <text:p>0,5</text:p>
          </table:table-cell>
          <table:table-cell office:value-type="float" office:value="7.5471698113207424" table:style-name="ce20">
            <text:p>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285" table:style-name="ce36">
            <text:p>285</text:p>
          </table:table-cell>
          <table:table-cell office:value-type="float" office:value="2.9209798093676334" table:style-name="ce20">
            <text:p>2,9</text:p>
          </table:table-cell>
          <table:table-cell office:value-type="float" office:value="307" table:style-name="ce31">
            <text:p>307</text:p>
          </table:table-cell>
          <table:table-cell office:value-type="float" office:value="3.0471464019851116" table:style-name="ce20">
            <text:p>3,0</text:p>
          </table:table-cell>
          <table:table-cell office:value-type="float" office:value="-7.1661237785016283" table:style-name="ce20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40" table:style-name="ce36">
            <text:p>240</text:p>
          </table:table-cell>
          <table:table-cell office:value-type="float" office:value="2.4597724710464282" table:style-name="ce20">
            <text:p>2,5</text:p>
          </table:table-cell>
          <table:table-cell office:value-type="float" office:value="214" table:style-name="ce31">
            <text:p>214</text:p>
          </table:table-cell>
          <table:table-cell office:value-type="float" office:value="2.1240694789081886" table:style-name="ce20">
            <text:p>2,1</text:p>
          </table:table-cell>
          <table:table-cell office:value-type="float" office:value="12.149532710280369" table:style-name="ce20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08" table:style-name="ce36">
            <text:p>108</text:p>
          </table:table-cell>
          <table:table-cell office:value-type="float" office:value="1.1068976119708926" table:style-name="ce20">
            <text:p>1,1</text:p>
          </table:table-cell>
          <table:table-cell office:value-type="float" office:value="2" table:style-name="ce31">
            <text:p>2</text:p>
          </table:table-cell>
          <table:table-cell office:value-type="float" office:value="1.9851116625310174E-2" table:style-name="ce20">
            <text:p>0,0</text:p>
          </table:table-cell>
          <table:table-cell office:value-type="float" office:value="5300" table:style-name="ce20">
            <text:p>5 3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9757" table:style-name="ce64">
            <text:p>9 75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10075" table:style-name="ce66">
            <text:p>10 075</text:p>
          </table:table-cell>
          <table:table-cell office:value-type="float" office:value="100" table:style-name="ce65">
            <text:p>100,0</text:p>
          </table:table-cell>
          <table:table-cell office:value-type="float" office:value="-3.156327543424311" table:style-name="ce65">
            <text:p>-3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28590" table:style-name="ce61">
            <text:p>28 590</text:p>
          </table:table-cell>
          <table:table-cell office:value-type="float" office:value="33.794326241134755" table:style-name="ce20">
            <text:p>33,8</text:p>
          </table:table-cell>
          <table:table-cell office:value-type="float" office:value="28316" table:style-name="ce24">
            <text:p>28 316</text:p>
          </table:table-cell>
          <table:table-cell office:value-type="float" office:value="34.71970179999019" table:style-name="ce25">
            <text:p>34,7</text:p>
          </table:table-cell>
          <table:table-cell office:value-type="float" office:value="0.96765079813532395" table:style-name="ce20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16888" table:style-name="ce24">
            <text:p>16 888</text:p>
          </table:table-cell>
          <table:table-cell office:value-type="float" office:value="19.962174940898347" table:style-name="ce25">
            <text:p>20,0</text:p>
          </table:table-cell>
          <table:table-cell office:value-type="float" office:value="16222" table:style-name="ce24">
            <text:p>16 222</text:p>
          </table:table-cell>
          <table:table-cell office:value-type="float" office:value="19.890627299033792" table:style-name="ce25">
            <text:p>19,9</text:p>
          </table:table-cell>
          <table:table-cell office:value-type="float" office:value="4.105535692269754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4034" table:style-name="ce24">
            <text:p>14 034</text:p>
          </table:table-cell>
          <table:table-cell office:value-type="float" office:value="16.588652482269502" table:style-name="ce25">
            <text:p>16,6</text:p>
          </table:table-cell>
          <table:table-cell office:value-type="float" office:value="14630" table:style-name="ce24">
            <text:p>14 630</text:p>
          </table:table-cell>
          <table:table-cell office:value-type="float" office:value="17.938594340085341" table:style-name="ce25">
            <text:p>17,9</text:p>
          </table:table-cell>
          <table:table-cell office:value-type="float" office:value="-4.0738209159261913" table:style-name="ce26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0" table:style-name="ce24">
            <text:p>10</text:p>
          </table:table-cell>
          <table:table-cell office:value-type="float" office:value="1.1820330969267139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900" table:style-name="ce26">
            <text:p>9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1820330969267139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0369" table:style-name="ce24">
            <text:p>20 369</text:p>
          </table:table-cell>
          <table:table-cell office:value-type="float" office:value="24.076832151300238" table:style-name="ce25">
            <text:p>24,1</text:p>
          </table:table-cell>
          <table:table-cell office:value-type="float" office:value="17337" table:style-name="ce24">
            <text:p>17 337</text:p>
          </table:table-cell>
          <table:table-cell office:value-type="float" office:value="21.257786061111382" table:style-name="ce25">
            <text:p>21,3</text:p>
          </table:table-cell>
          <table:table-cell office:value-type="float" office:value="17.488608179039048" table:style-name="ce26">
            <text:p>1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5031" table:style-name="ce24">
            <text:p>5 031</text:p>
          </table:table-cell>
          <table:table-cell office:value-type="float" office:value="24.699297952771367" table:style-name="ce25">
            <text:p>24,7</text:p>
          </table:table-cell>
          <table:table-cell office:value-type="float" office:value="5501" table:style-name="ce24">
            <text:p>5 501</text:p>
          </table:table-cell>
          <table:table-cell office:value-type="float" office:value="31.729826382880542" table:style-name="ce25">
            <text:p>31,7</text:p>
          </table:table-cell>
          <table:table-cell office:value-type="float" office:value="-8.5439011088892869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4708" table:style-name="ce24">
            <text:p>4 708</text:p>
          </table:table-cell>
          <table:table-cell office:value-type="float" office:value="5.5650118203309695" table:style-name="ce25">
            <text:p>5,6</text:p>
          </table:table-cell>
          <table:table-cell office:value-type="float" office:value="5047" table:style-name="ce24">
            <text:p>5 047</text:p>
          </table:table-cell>
          <table:table-cell office:value-type="float" office:value="6.1883858943547994" table:style-name="ce25">
            <text:p>6,2</text:p>
          </table:table-cell>
          <table:table-cell office:value-type="float" office:value="-6.7168615018823061" table:style-name="ce26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594" table:style-name="ce24">
            <text:p>594</text:p>
          </table:table-cell>
          <table:table-cell office:value-type="float" office:value="12.616822429906541" table:style-name="ce25">
            <text:p>12,6</text:p>
          </table:table-cell>
          <table:table-cell office:value-type="float" office:value="236" table:style-name="ce24">
            <text:p>236</text:p>
          </table:table-cell>
          <table:table-cell office:value-type="float" office:value="4.6760451753516934" table:style-name="ce25">
            <text:p>4,7</text:p>
          </table:table-cell>
          <table:table-cell office:value-type="float" office:value="151.69491525423732" table:style-name="ce26">
            <text:p>1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2.452302712246799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72" table:style-name="ce61">
            <text:p>172</text:p>
          </table:table-cell>
          <table:table-cell office:value-type="float" office:value="0.20330969267139479" table:style-name="ce20">
            <text:p>0,2</text:p>
          </table:table-cell>
          <table:table-cell office:value-type="float" office:value="231" table:style-name="ce24">
            <text:p>231</text:p>
          </table:table-cell>
          <table:table-cell office:value-type="float" office:value="0.28324096326450537" table:style-name="ce25">
            <text:p>0,3</text:p>
          </table:table-cell>
          <table:table-cell office:value-type="float" office:value="-25.541125541125538" table:style-name="ce20">
            <text:p>-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3" table:style-name="ce24">
            <text:p>43</text:p>
          </table:table-cell>
          <table:table-cell office:value-type="float" office:value="5.0827423167848697E-2" table:style-name="ce25">
            <text:p>0,1</text:p>
          </table:table-cell>
          <table:table-cell office:value-type="float" office:value="148" table:style-name="ce24">
            <text:p>148</text:p>
          </table:table-cell>
          <table:table-cell office:value-type="float" office:value="0.18147040070626319" table:style-name="ce25">
            <text:p>0,2</text:p>
          </table:table-cell>
          <table:table-cell office:value-type="float" office:value="-70.945945945945937" table:style-name="ce26">
            <text:p>-7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7007" table:style-name="ce24">
            <text:p>7 007</text:p>
          </table:table-cell>
          <table:table-cell office:value-type="float" office:value="8.2825059101654848" table:style-name="ce25">
            <text:p>8,3</text:p>
          </table:table-cell>
          <table:table-cell office:value-type="float" office:value="6734" table:style-name="ce24">
            <text:p>6 734</text:p>
          </table:table-cell>
          <table:table-cell office:value-type="float" office:value="8.2569032321349756" table:style-name="ce25">
            <text:p>8,3</text:p>
          </table:table-cell>
          <table:table-cell office:value-type="float" office:value="4.054054054054049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17955" table:style-name="ce24">
            <text:p>17 955</text:p>
          </table:table-cell>
          <table:table-cell office:value-type="float" office:value="21.223404255319149" table:style-name="ce25">
            <text:p>21,2</text:p>
          </table:table-cell>
          <table:table-cell office:value-type="float" office:value="18103" table:style-name="ce24">
            <text:p>18 103</text:p>
          </table:table-cell>
          <table:table-cell office:value-type="float" office:value="22.197017999901909" table:style-name="ce25">
            <text:p>22,2</text:p>
          </table:table-cell>
          <table:table-cell office:value-type="float" office:value="-0.81754405347180636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17189" table:style-name="ce24">
            <text:p>17 189</text:p>
          </table:table-cell>
          <table:table-cell office:value-type="float" office:value="20.317966903073287" table:style-name="ce25">
            <text:p>20,3</text:p>
          </table:table-cell>
          <table:table-cell office:value-type="float" office:value="15363" table:style-name="ce24">
            <text:p>15 363</text:p>
          </table:table-cell>
          <table:table-cell office:value-type="float" office:value="18.837363284123793" table:style-name="ce25">
            <text:p>18,8</text:p>
          </table:table-cell>
          <table:table-cell office:value-type="float" office:value="11.885699407667772" table:style-name="ce26">
            <text:p>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7452" table:style-name="ce24">
            <text:p>7 452</text:p>
          </table:table-cell>
          <table:table-cell office:value-type="float" office:value="8.8085106382978715" table:style-name="ce25">
            <text:p>8,8</text:p>
          </table:table-cell>
          <table:table-cell office:value-type="float" office:value="7106" table:style-name="ce24">
            <text:p>7 106</text:p>
          </table:table-cell>
          <table:table-cell office:value-type="float" office:value="8.7130315366128794" table:style-name="ce25">
            <text:p>8,7</text:p>
          </table:table-cell>
          <table:table-cell office:value-type="float" office:value="4.8691246833661666" table:style-name="ce26">
            <text:p>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17687" table:style-name="ce24">
            <text:p>17 687</text:p>
          </table:table-cell>
          <table:table-cell office:value-type="float" office:value="20.90661938534279" table:style-name="ce25">
            <text:p>20,9</text:p>
          </table:table-cell>
          <table:table-cell office:value-type="float" office:value="16850" table:style-name="ce24">
            <text:p>16 850</text:p>
          </table:table-cell>
          <table:table-cell office:value-type="float" office:value="20.660650350679287" table:style-name="ce25">
            <text:p>20,7</text:p>
          </table:table-cell>
          <table:table-cell office:value-type="float" office:value="4.9673590504450971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17095" table:style-name="ce24">
            <text:p>17 095</text:p>
          </table:table-cell>
          <table:table-cell office:value-type="float" office:value="20.206855791962173" table:style-name="ce25">
            <text:p>20,2</text:p>
          </table:table-cell>
          <table:table-cell office:value-type="float" office:value="17021" table:style-name="ce24">
            <text:p>17 021</text:p>
          </table:table-cell>
          <table:table-cell office:value-type="float" office:value="20.870322232576388" table:style-name="ce25">
            <text:p>20,9</text:p>
          </table:table-cell>
          <table:table-cell office:value-type="float" office:value="0.43475706480229803" table:style-name="ce26">
            <text:p>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100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50" table:style-name="ce61">
            <text:p>150</text:p>
          </table:table-cell>
          <table:table-cell office:value-type="float" office:value="0.1773049645390071" table:style-name="ce20">
            <text:p>0,2</text:p>
          </table:table-cell>
          <table:table-cell office:value-type="float" office:value="141" table:style-name="ce24">
            <text:p>141</text:p>
          </table:table-cell>
          <table:table-cell office:value-type="float" office:value="0.17288734121339938" table:style-name="ce25">
            <text:p>0,2</text:p>
          </table:table-cell>
          <table:table-cell office:value-type="float" office:value="6.3829787234042641" table:style-name="ce20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38" table:style-name="ce31">
            <text:p>338</text:p>
          </table:table-cell>
          <table:table-cell office:value-type="float" office:value="0.39952718676122934" table:style-name="ce32">
            <text:p>0,4</text:p>
          </table:table-cell>
          <table:table-cell office:value-type="float" office:value="246" table:style-name="ce31">
            <text:p>246</text:p>
          </table:table-cell>
          <table:table-cell office:value-type="float" office:value="0.30163323360635641" table:style-name="ce32">
            <text:p>0,3</text:p>
          </table:table-cell>
          <table:table-cell office:value-type="float" office:value="37.398373983739845" table:style-name="ce33">
            <text:p>3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9633" table:style-name="ce31">
            <text:p>9 633</text:p>
          </table:table-cell>
          <table:table-cell office:value-type="float" office:value="11.386524822695035" table:style-name="ce32">
            <text:p>11,4</text:p>
          </table:table-cell>
          <table:table-cell office:value-type="float" office:value="9573" table:style-name="ce31">
            <text:p>9 573</text:p>
          </table:table-cell>
          <table:table-cell office:value-type="float" office:value="11.737946932169308" table:style-name="ce32">
            <text:p>11,7</text:p>
          </table:table-cell>
          <table:table-cell office:value-type="float" office:value="0.62676277029143534" table:style-name="ce33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33175" table:style-name="ce31">
            <text:p>33 175</text:p>
          </table:table-cell>
          <table:table-cell office:value-type="float" office:value="39.213947990543737" table:style-name="ce32">
            <text:p>39,2</text:p>
          </table:table-cell>
          <table:table-cell office:value-type="float" office:value="33370" table:style-name="ce31">
            <text:p>33 370</text:p>
          </table:table-cell>
          <table:table-cell office:value-type="float" office:value="40.916670753837856" table:style-name="ce32">
            <text:p>40,9</text:p>
          </table:table-cell>
          <table:table-cell office:value-type="float" office:value="-0.58435720707221606" table:style-name="ce33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7589" table:style-name="ce31">
            <text:p>7 589</text:p>
          </table:table-cell>
          <table:table-cell office:value-type="float" office:value="8.9704491725768314" table:style-name="ce32">
            <text:p>9,0</text:p>
          </table:table-cell>
          <table:table-cell office:value-type="float" office:value="7394" table:style-name="ce31">
            <text:p>7 394</text:p>
          </table:table-cell>
          <table:table-cell office:value-type="float" office:value="9.06616312717642" table:style-name="ce32">
            <text:p>9,1</text:p>
          </table:table-cell>
          <table:table-cell office:value-type="float" office:value="2.6372734649715994" table:style-name="ce33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7442" table:style-name="ce31">
            <text:p>7 442</text:p>
          </table:table-cell>
          <table:table-cell office:value-type="float" office:value="8.7966903073286051" table:style-name="ce32">
            <text:p>8,8</text:p>
          </table:table-cell>
          <table:table-cell office:value-type="float" office:value="8001" table:style-name="ce31">
            <text:p>8 001</text:p>
          </table:table-cell>
          <table:table-cell office:value-type="float" office:value="9.8104370003433239" table:style-name="ce32">
            <text:p>9,8</text:p>
          </table:table-cell>
          <table:table-cell office:value-type="float" office:value="-6.9866266716660448" table:style-name="ce33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402" table:style-name="ce31">
            <text:p>2 402</text:p>
          </table:table-cell>
          <table:table-cell office:value-type="float" office:value="2.8392434988179671" table:style-name="ce32">
            <text:p>2,8</text:p>
          </table:table-cell>
          <table:table-cell office:value-type="float" office:value="2087" table:style-name="ce31">
            <text:p>2 087</text:p>
          </table:table-cell>
          <table:table-cell office:value-type="float" office:value="2.5589778802295355" table:style-name="ce32">
            <text:p>2,6</text:p>
          </table:table-cell>
          <table:table-cell office:value-type="float" office:value="15.093435553425962" table:style-name="ce33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62" table:style-name="ce31">
            <text:p>1 362</text:p>
          </table:table-cell>
          <table:table-cell office:value-type="float" office:value="1.6099290780141844" table:style-name="ce32">
            <text:p>1,6</text:p>
          </table:table-cell>
          <table:table-cell office:value-type="float" office:value="768" table:style-name="ce31">
            <text:p>768</text:p>
          </table:table-cell>
          <table:table-cell office:value-type="float" office:value="0.94168424150277119" table:style-name="ce32">
            <text:p>0,9</text:p>
          </table:table-cell>
          <table:table-cell office:value-type="float" office:value="77.34375" table:style-name="ce33">
            <text:p>7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698" table:style-name="ce31">
            <text:p>1 698</text:p>
          </table:table-cell>
          <table:table-cell office:value-type="float" office:value="2.0070921985815602" table:style-name="ce32">
            <text:p>2,0</text:p>
          </table:table-cell>
          <table:table-cell office:value-type="float" office:value="2160" table:style-name="ce31">
            <text:p>2 160</text:p>
          </table:table-cell>
          <table:table-cell office:value-type="float" office:value="2.6484869292265438" table:style-name="ce32">
            <text:p>2,6</text:p>
          </table:table-cell>
          <table:table-cell office:value-type="float" office:value="-21.3888888888889" table:style-name="ce33">
            <text:p>-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6592" table:style-name="ce31">
            <text:p>6 592</text:p>
          </table:table-cell>
          <table:table-cell office:value-type="float" office:value="7.791962174940898" table:style-name="ce32">
            <text:p>7,8</text:p>
          </table:table-cell>
          <table:table-cell office:value-type="float" office:value="4634" table:style-name="ce31">
            <text:p>4 634</text:p>
          </table:table-cell>
          <table:table-cell office:value-type="float" office:value="5.6819853842758352" table:style-name="ce32">
            <text:p>5,7</text:p>
          </table:table-cell>
          <table:table-cell office:value-type="float" office:value="42.252913249892089" table:style-name="ce33">
            <text:p>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5.9101654846335699E-2" table:style-name="ce32">
            <text:p>0,1</text:p>
          </table:table-cell>
          <table:table-cell office:value-type="float" office:value="256" table:style-name="ce31">
            <text:p>256</text:p>
          </table:table-cell>
          <table:table-cell office:value-type="float" office:value="0.31389474716759042" table:style-name="ce32">
            <text:p>0,3</text:p>
          </table:table-cell>
          <table:table-cell office:value-type="float" office:value="-80.46875" table:style-name="ce33">
            <text:p>-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3291" table:style-name="ce31">
            <text:p>3 291</text:p>
          </table:table-cell>
          <table:table-cell office:value-type="float" office:value="3.8900709219858154" table:style-name="ce32">
            <text:p>3,9</text:p>
          </table:table-cell>
          <table:table-cell office:value-type="float" office:value="2301" table:style-name="ce31">
            <text:p>2 301</text:p>
          </table:table-cell>
          <table:table-cell office:value-type="float" office:value="2.8213742704399434" table:style-name="ce32">
            <text:p>2,8</text:p>
          </table:table-cell>
          <table:table-cell office:value-type="float" office:value="43.024771838331162" table:style-name="ce33">
            <text:p>4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116" table:style-name="ce31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1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3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444" table:style-name="ce31">
            <text:p>1 444</text:p>
          </table:table-cell>
          <table:table-cell office:value-type="float" office:value="1.706855791962175" table:style-name="ce32">
            <text:p>1,7</text:p>
          </table:table-cell>
          <table:table-cell office:value-type="float" office:value="2460" table:style-name="ce31">
            <text:p>2 460</text:p>
          </table:table-cell>
          <table:table-cell office:value-type="float" office:value="3.0163323360635639" table:style-name="ce32">
            <text:p>3,0</text:p>
          </table:table-cell>
          <table:table-cell office:value-type="float" office:value="-41.300813008130085" table:style-name="ce33">
            <text:p>-4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1579" table:style-name="ce31">
            <text:p>1 579</text:p>
          </table:table-cell>
          <table:table-cell office:value-type="float" office:value="1.8664302600472813" table:style-name="ce32">
            <text:p>1,9</text:p>
          </table:table-cell>
          <table:table-cell office:value-type="float" office:value="1223" table:style-name="ce31">
            <text:p>1 223</text:p>
          </table:table-cell>
          <table:table-cell office:value-type="float" office:value="1.4995831085389182" table:style-name="ce32">
            <text:p>1,5</text:p>
          </table:table-cell>
          <table:table-cell office:value-type="float" office:value="29.108748977923142" table:style-name="ce33">
            <text:p>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496" table:style-name="ce31">
            <text:p>1 496</text:p>
          </table:table-cell>
          <table:table-cell office:value-type="float" office:value="1.7683215130023642" table:style-name="ce32">
            <text:p>1,8</text:p>
          </table:table-cell>
          <table:table-cell office:value-type="float" office:value="1215" table:style-name="ce31">
            <text:p>1 215</text:p>
          </table:table-cell>
          <table:table-cell office:value-type="float" office:value="1.4897738976899308" table:style-name="ce32">
            <text:p>1,5</text:p>
          </table:table-cell>
          <table:table-cell office:value-type="float" office:value="23.127572016460903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18" table:style-name="ce31">
            <text:p>718</text:p>
          </table:table-cell>
          <table:table-cell office:value-type="float" office:value="0.84869976359338062" table:style-name="ce32">
            <text:p>0,8</text:p>
          </table:table-cell>
          <table:table-cell office:value-type="float" office:value="426" table:style-name="ce31">
            <text:p>426</text:p>
          </table:table-cell>
          <table:table-cell office:value-type="float" office:value="0.5223404777085684" table:style-name="ce32">
            <text:p>0,5</text:p>
          </table:table-cell>
          <table:table-cell office:value-type="float" office:value="68.544600938967136" table:style-name="ce33">
            <text:p>6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997" table:style-name="ce31">
            <text:p>997</text:p>
          </table:table-cell>
          <table:table-cell office:value-type="float" office:value="1.1784869976359338" table:style-name="ce32">
            <text:p>1,2</text:p>
          </table:table-cell>
          <table:table-cell office:value-type="float" office:value="1132" table:style-name="ce31">
            <text:p>1 132</text:p>
          </table:table-cell>
          <table:table-cell office:value-type="float" office:value="1.3880033351316887" table:style-name="ce32">
            <text:p>1,4</text:p>
          </table:table-cell>
          <table:table-cell office:value-type="float" office:value="-11.92579505300354" table:style-name="ce33">
            <text:p>-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528" table:style-name="ce31">
            <text:p>528</text:p>
          </table:table-cell>
          <table:table-cell office:value-type="float" office:value="0.62411347517730498" table:style-name="ce32">
            <text:p>0,6</text:p>
          </table:table-cell>
          <table:table-cell office:value-type="float" office:value="815" table:style-name="ce31">
            <text:p>815</text:p>
          </table:table-cell>
          <table:table-cell office:value-type="float" office:value="0.99931335524057097" table:style-name="ce32">
            <text:p>1,0</text:p>
          </table:table-cell>
          <table:table-cell office:value-type="float" office:value="-35.214723926380373" table:style-name="ce33">
            <text:p>-3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3.73240472803964" table:style-name="ce35">
            <text:p>3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2225" table:style-name="ce61">
            <text:p>12 225</text:p>
          </table:table-cell>
          <table:table-cell office:value-type="float" office:value="14.450354609929079" table:style-name="ce20">
            <text:p>14,5</text:p>
          </table:table-cell>
          <table:table-cell office:value-type="float" office:value="11888" table:style-name="ce24">
            <text:p>11 888</text:p>
          </table:table-cell>
          <table:table-cell office:value-type="float" office:value="14.576487321594978" table:style-name="ce25">
            <text:p>14,6</text:p>
          </table:table-cell>
          <table:table-cell office:value-type="float" office:value="2.8347913862718741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8424" table:style-name="ce36">
            <text:p>8 424</text:p>
          </table:table-cell>
          <table:table-cell office:value-type="float" office:value="9.9574468085106389" table:style-name="ce32">
            <text:p>10,0</text:p>
          </table:table-cell>
          <table:table-cell office:value-type="float" office:value="8020" table:style-name="ce36">
            <text:p>8 020</text:p>
          </table:table-cell>
          <table:table-cell office:value-type="float" office:value="9.8337338761096671" table:style-name="ce32">
            <text:p>9,8</text:p>
          </table:table-cell>
          <table:table-cell office:value-type="float" office:value="5.0374064837905195" table:style-name="ce37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6323" table:style-name="ce36">
            <text:p>6 323</text:p>
          </table:table-cell>
          <table:table-cell office:value-type="float" office:value="7.4739952718676124" table:style-name="ce32">
            <text:p>7,5</text:p>
          </table:table-cell>
          <table:table-cell office:value-type="float" office:value="5449" table:style-name="ce36">
            <text:p>5 449</text:p>
          </table:table-cell>
          <table:table-cell office:value-type="float" office:value="6.6812987395164063" table:style-name="ce32">
            <text:p>6,7</text:p>
          </table:table-cell>
          <table:table-cell office:value-type="float" office:value="16.03964030097265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5342" table:style-name="ce36">
            <text:p>5 342</text:p>
          </table:table-cell>
          <table:table-cell office:value-type="float" office:value="6.3144208037825056" table:style-name="ce32">
            <text:p>6,3</text:p>
          </table:table-cell>
          <table:table-cell office:value-type="float" office:value="4640" table:style-name="ce36">
            <text:p>4 640</text:p>
          </table:table-cell>
          <table:table-cell office:value-type="float" office:value="5.6893422924125758" table:style-name="ce32">
            <text:p>5,7</text:p>
          </table:table-cell>
          <table:table-cell office:value-type="float" office:value="15.129310344827587" table:style-name="ce37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5118" table:style-name="ce36">
            <text:p>5 118</text:p>
          </table:table-cell>
          <table:table-cell office:value-type="float" office:value="6.0496453900709222" table:style-name="ce32">
            <text:p>6,0</text:p>
          </table:table-cell>
          <table:table-cell office:value-type="float" office:value="5441" table:style-name="ce36">
            <text:p>5 441</text:p>
          </table:table-cell>
          <table:table-cell office:value-type="float" office:value="6.6714895286674194" table:style-name="ce32">
            <text:p>6,7</text:p>
          </table:table-cell>
          <table:table-cell office:value-type="float" office:value="-5.9364087483918269" table:style-name="ce37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4344" table:style-name="ce36">
            <text:p>4 344</text:p>
          </table:table-cell>
          <table:table-cell office:value-type="float" office:value="5.1347517730496453" table:style-name="ce32">
            <text:p>5,1</text:p>
          </table:table-cell>
          <table:table-cell office:value-type="float" office:value="4381" table:style-name="ce36">
            <text:p>4 381</text:p>
          </table:table-cell>
          <table:table-cell office:value-type="float" office:value="5.3717690911766152" table:style-name="ce32">
            <text:p>5,4</text:p>
          </table:table-cell>
          <table:table-cell office:value-type="float" office:value="-0.84455603743438701" table:style-name="ce37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116" table:style-name="ce36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6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3911" table:style-name="ce36">
            <text:p>3 911</text:p>
          </table:table-cell>
          <table:table-cell office:value-type="float" office:value="4.622931442080378" table:style-name="ce32">
            <text:p>4,6</text:p>
          </table:table-cell>
          <table:table-cell office:value-type="float" office:value="3348" table:style-name="ce36">
            <text:p>3 348</text:p>
          </table:table-cell>
          <table:table-cell office:value-type="float" office:value="4.1051547403011428" table:style-name="ce32">
            <text:p>4,1</text:p>
          </table:table-cell>
          <table:table-cell office:value-type="float" office:value="16.816009557945051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3.4196217494089836" table:style-name="ce32">
            <text:p>3,4</text:p>
          </table:table-cell>
          <table:table-cell office:value-type="float" office:value="3123" table:style-name="ce36">
            <text:p>3 123</text:p>
          </table:table-cell>
          <table:table-cell office:value-type="float" office:value="3.8292706851733782" table:style-name="ce32">
            <text:p>3,8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2625" table:style-name="ce36">
            <text:p>2 625</text:p>
          </table:table-cell>
          <table:table-cell office:value-type="float" office:value="3.102836879432624" table:style-name="ce32">
            <text:p>3,1</text:p>
          </table:table-cell>
          <table:table-cell office:value-type="float" office:value="1314" table:style-name="ce36">
            <text:p>1 314</text:p>
          </table:table-cell>
          <table:table-cell office:value-type="float" office:value="1.6111628819461474" table:style-name="ce32">
            <text:p>1,6</text:p>
          </table:table-cell>
          <table:table-cell office:value-type="float" office:value="99.771689497716892" table:style-name="ce37">
            <text:p>9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2598" table:style-name="ce36">
            <text:p>2 598</text:p>
          </table:table-cell>
          <table:table-cell office:value-type="float" office:value="3.0709219858156027" table:style-name="ce32">
            <text:p>3,1</text:p>
          </table:table-cell>
          <table:table-cell office:value-type="float" office:value="2236" table:style-name="ce36">
            <text:p>2 236</text:p>
          </table:table-cell>
          <table:table-cell office:value-type="float" office:value="2.7416744322919224" table:style-name="ce32">
            <text:p>2,7</text:p>
          </table:table-cell>
          <table:table-cell office:value-type="float" office:value="16.189624329159216" table:style-name="ce37">
            <text:p>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455" table:style-name="ce36">
            <text:p>2 455</text:p>
          </table:table-cell>
          <table:table-cell office:value-type="float" office:value="2.9018912529550827" table:style-name="ce32">
            <text:p>2,9</text:p>
          </table:table-cell>
          <table:table-cell office:value-type="float" office:value="3017" table:style-name="ce36">
            <text:p>3 017</text:p>
          </table:table-cell>
          <table:table-cell office:value-type="float" office:value="3.6992986414242979" table:style-name="ce32">
            <text:p>3,7</text:p>
          </table:table-cell>
          <table:table-cell office:value-type="float" office:value="-18.627775936360621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235" table:style-name="ce36">
            <text:p>2 235</text:p>
          </table:table-cell>
          <table:table-cell office:value-type="float" office:value="2.6418439716312059" table:style-name="ce32">
            <text:p>2,6</text:p>
          </table:table-cell>
          <table:table-cell office:value-type="float" office:value="2767" table:style-name="ce36">
            <text:p>2 767</text:p>
          </table:table-cell>
          <table:table-cell office:value-type="float" office:value="3.3927608023934477" table:style-name="ce32">
            <text:p>3,4</text:p>
          </table:table-cell>
          <table:table-cell office:value-type="float" office:value="-19.226599204915075" table:style-name="ce37">
            <text:p>-1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096" table:style-name="ce36">
            <text:p>2 096</text:p>
          </table:table-cell>
          <table:table-cell office:value-type="float" office:value="2.4775413711583925" table:style-name="ce32">
            <text:p>2,5</text:p>
          </table:table-cell>
          <table:table-cell office:value-type="float" office:value="3669" table:style-name="ce36">
            <text:p>3 669</text:p>
          </table:table-cell>
          <table:table-cell office:value-type="float" office:value="4.4987493256167541" table:style-name="ce32">
            <text:p>4,5</text:p>
          </table:table-cell>
          <table:table-cell office:value-type="float" office:value="-42.87271736167893" table:style-name="ce37">
            <text:p>-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088" table:style-name="ce36">
            <text:p>2 088</text:p>
          </table:table-cell>
          <table:table-cell office:value-type="float" office:value="2.4680851063829787" table:style-name="ce32">
            <text:p>2,5</text:p>
          </table:table-cell>
          <table:table-cell office:value-type="float" office:value="3040" table:style-name="ce36">
            <text:p>3 040</text:p>
          </table:table-cell>
          <table:table-cell office:value-type="float" office:value="3.7275001226151359" table:style-name="ce32">
            <text:p>3,7</text:p>
          </table:table-cell>
          <table:table-cell office:value-type="float" office:value="-31.315789473684205" table:style-name="ce37">
            <text:p>-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1921" table:style-name="ce36">
            <text:p>1 921</text:p>
          </table:table-cell>
          <table:table-cell office:value-type="float" office:value="2.2706855791962175" table:style-name="ce32">
            <text:p>2,3</text:p>
          </table:table-cell>
          <table:table-cell office:value-type="float" office:value="1840" table:style-name="ce36">
            <text:p>1 840</text:p>
          </table:table-cell>
          <table:table-cell office:value-type="float" office:value="2.2561184952670561" table:style-name="ce32">
            <text:p>2,3</text:p>
          </table:table-cell>
          <table:table-cell office:value-type="float" office:value="4.4021739130434838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1881" table:style-name="ce36">
            <text:p>1 881</text:p>
          </table:table-cell>
          <table:table-cell office:value-type="float" office:value="2.2234042553191489" table:style-name="ce32">
            <text:p>2,2</text:p>
          </table:table-cell>
          <table:table-cell office:value-type="float" office:value="625" table:style-name="ce36">
            <text:p>625</text:p>
          </table:table-cell>
          <table:table-cell office:value-type="float" office:value="0.76634459757712492" table:style-name="ce32">
            <text:p>0,8</text:p>
          </table:table-cell>
          <table:table-cell office:value-type="float" office:value="200.95999999999998" table:style-name="ce37">
            <text:p>20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1820" table:style-name="ce36">
            <text:p>1 820</text:p>
          </table:table-cell>
          <table:table-cell office:value-type="float" office:value="2.1513002364066196" table:style-name="ce32">
            <text:p>2,2</text:p>
          </table:table-cell>
          <table:table-cell office:value-type="float" office:value="2300" table:style-name="ce36">
            <text:p>2 300</text:p>
          </table:table-cell>
          <table:table-cell office:value-type="float" office:value="2.8201481190838198" table:style-name="ce32">
            <text:p>2,8</text:p>
          </table:table-cell>
          <table:table-cell office:value-type="float" office:value="-20.869565217391298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488" table:style-name="ce36">
            <text:p>1 488</text:p>
          </table:table-cell>
          <table:table-cell office:value-type="float" office:value="1.7588652482269505" table:style-name="ce32">
            <text:p>1,8</text:p>
          </table:table-cell>
          <table:table-cell office:value-type="float" office:value="1102" table:style-name="ce36">
            <text:p>1 102</text:p>
          </table:table-cell>
          <table:table-cell office:value-type="float" office:value="1.3512187944479868" table:style-name="ce32">
            <text:p>1,4</text:p>
          </table:table-cell>
          <table:table-cell office:value-type="float" office:value="35.027223230490023" table:style-name="ce37">
            <text:p>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338" table:style-name="ce36">
            <text:p>1 338</text:p>
          </table:table-cell>
          <table:table-cell office:value-type="float" office:value="1.5815602836879432" table:style-name="ce32">
            <text:p>1,6</text:p>
          </table:table-cell>
          <table:table-cell office:value-type="float" office:value="895" table:style-name="ce36">
            <text:p>895</text:p>
          </table:table-cell>
          <table:table-cell office:value-type="float" office:value="1.0974054637304429" table:style-name="ce32">
            <text:p>1,1</text:p>
          </table:table-cell>
          <table:table-cell office:value-type="float" office:value="49.497206703910621" table:style-name="ce37">
            <text:p>4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9359" table:style-name="ce36">
            <text:p>9 359</text:p>
          </table:table-cell>
          <table:table-cell office:value-type="float" office:value="11.062647754137116" table:style-name="ce32">
            <text:p>11,1</text:p>
          </table:table-cell>
          <table:table-cell office:value-type="float" office:value="9107" table:style-name="ce36">
            <text:p>9 107</text:p>
          </table:table-cell>
          <table:table-cell office:value-type="float" office:value="11.166560400215804" table:style-name="ce32">
            <text:p>11,2</text:p>
          </table:table-cell>
          <table:table-cell office:value-type="float" office:value="2.7671022290545864" table:style-name="ce37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3277" table:style-name="ce61">
            <text:p>3 277</text:p>
          </table:table-cell>
          <table:table-cell office:value-type="float" office:value="3.8735224586288415" table:style-name="ce20">
            <text:p>3,9</text:p>
          </table:table-cell>
          <table:table-cell office:value-type="float" office:value="1805" table:style-name="ce24">
            <text:p>1 805</text:p>
          </table:table-cell>
          <table:table-cell office:value-type="float" office:value="2.2132031978027369" table:style-name="ce25">
            <text:p>2,2</text:p>
          </table:table-cell>
          <table:table-cell office:value-type="float" office:value="81.551246537396111" table:style-name="ce20">
            <text:p>8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114" table:style-name="ce36">
            <text:p>3 114</text:p>
          </table:table-cell>
          <table:table-cell office:value-type="float" office:value="3.6808510638297873" table:style-name="ce32">
            <text:p>3,7</text:p>
          </table:table-cell>
          <table:table-cell office:value-type="float" office:value="2283" table:style-name="ce36">
            <text:p>2 283</text:p>
          </table:table-cell>
          <table:table-cell office:value-type="float" office:value="2.799303546029722" table:style-name="ce32">
            <text:p>2,8</text:p>
          </table:table-cell>
          <table:table-cell office:value-type="float" office:value="36.399474375821285" table:style-name="ce37">
            <text:p>3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336" table:style-name="ce36">
            <text:p>2 336</text:p>
          </table:table-cell>
          <table:table-cell office:value-type="float" office:value="2.7612293144208038" table:style-name="ce32">
            <text:p>2,8</text:p>
          </table:table-cell>
          <table:table-cell office:value-type="float" office:value="1096" table:style-name="ce36">
            <text:p>1 096</text:p>
          </table:table-cell>
          <table:table-cell office:value-type="float" office:value="1.3438618863112464" table:style-name="ce32">
            <text:p>1,3</text:p>
          </table:table-cell>
          <table:table-cell office:value-type="float" office:value="113.13868613138683" table:style-name="ce37">
            <text:p>1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2.6891252955082741" table:style-name="ce32">
            <text:p>2,7</text:p>
          </table:table-cell>
          <table:table-cell office:value-type="float" office:value="2410" table:style-name="ce36">
            <text:p>2 410</text:p>
          </table:table-cell>
          <table:table-cell office:value-type="float" office:value="2.955024768257394" table:style-name="ce32">
            <text:p>3,0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562" table:style-name="ce36">
            <text:p>1 562</text:p>
          </table:table-cell>
          <table:table-cell office:value-type="float" office:value="1.8463356973995271" table:style-name="ce32">
            <text:p>1,8</text:p>
          </table:table-cell>
          <table:table-cell office:value-type="float" office:value="1336" table:style-name="ce36">
            <text:p>1 336</text:p>
          </table:table-cell>
          <table:table-cell office:value-type="float" office:value="1.6381382117808623" table:style-name="ce32">
            <text:p>1,6</text:p>
          </table:table-cell>
          <table:table-cell office:value-type="float" office:value="16.916167664670667" table:style-name="ce37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529" table:style-name="ce36">
            <text:p>1 529</text:p>
          </table:table-cell>
          <table:table-cell office:value-type="float" office:value="1.8073286052009456" table:style-name="ce32">
            <text:p>1,8</text:p>
          </table:table-cell>
          <table:table-cell office:value-type="float" office:value="1093" table:style-name="ce36">
            <text:p>1 093</text:p>
          </table:table-cell>
          <table:table-cell office:value-type="float" office:value="1.3401834322428761" table:style-name="ce32">
            <text:p>1,3</text:p>
          </table:table-cell>
          <table:table-cell office:value-type="float" office:value="39.890210430009148" table:style-name="ce37">
            <text:p>3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515" table:style-name="ce36">
            <text:p>1 515</text:p>
          </table:table-cell>
          <table:table-cell office:value-type="float" office:value="1.7907801418439717" table:style-name="ce32">
            <text:p>1,8</text:p>
          </table:table-cell>
          <table:table-cell office:value-type="float" office:value="1400" table:style-name="ce36">
            <text:p>1 400</text:p>
          </table:table-cell>
          <table:table-cell office:value-type="float" office:value="1.7166118985727599" table:style-name="ce32">
            <text:p>1,7</text:p>
          </table:table-cell>
          <table:table-cell office:value-type="float" office:value="8.2142857142857082" table:style-name="ce37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448" table:style-name="ce36">
            <text:p>1 448</text:p>
          </table:table-cell>
          <table:table-cell office:value-type="float" office:value="1.7115839243498818" table:style-name="ce32">
            <text:p>1,7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22.297297297297305" table:style-name="ce37">
            <text:p>2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401" table:style-name="ce36">
            <text:p>1 401</text:p>
          </table:table-cell>
          <table:table-cell office:value-type="float" office:value="1.6560283687943262" table:style-name="ce32">
            <text:p>1,7</text:p>
          </table:table-cell>
          <table:table-cell office:value-type="float" office:value="893" table:style-name="ce36">
            <text:p>893</text:p>
          </table:table-cell>
          <table:table-cell office:value-type="float" office:value="1.0949531610181962" table:style-name="ce32">
            <text:p>1,1</text:p>
          </table:table-cell>
          <table:table-cell office:value-type="float" office:value="56.886898096304606" table:style-name="ce37">
            <text:p>5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311" table:style-name="ce36">
            <text:p>1 311</text:p>
          </table:table-cell>
          <table:table-cell office:value-type="float" office:value="1.5496453900709219" table:style-name="ce32">
            <text:p>1,5</text:p>
          </table:table-cell>
          <table:table-cell office:value-type="float" office:value="1347" table:style-name="ce36">
            <text:p>1 347</text:p>
          </table:table-cell>
          <table:table-cell office:value-type="float" office:value="1.6516258766982197" table:style-name="ce32">
            <text:p>1,7</text:p>
          </table:table-cell>
          <table:table-cell office:value-type="float" office:value="-2.6726057906458891" table:style-name="ce37">
            <text:p>-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259" table:style-name="ce36">
            <text:p>1 259</text:p>
          </table:table-cell>
          <table:table-cell office:value-type="float" office:value="1.488179669030733" table:style-name="ce32">
            <text:p>1,5</text:p>
          </table:table-cell>
          <table:table-cell office:value-type="float" office:value="1205" table:style-name="ce36">
            <text:p>1 205</text:p>
          </table:table-cell>
          <table:table-cell office:value-type="float" office:value="1.477512384128697" table:style-name="ce32">
            <text:p>1,5</text:p>
          </table:table-cell>
          <table:table-cell office:value-type="float" office:value="4.4813278008298738" table:style-name="ce37">
            <text:p>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158" table:style-name="ce36">
            <text:p>1 158</text:p>
          </table:table-cell>
          <table:table-cell office:value-type="float" office:value="1.3687943262411348" table:style-name="ce32">
            <text:p>1,4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-2.1959459459459509" table:style-name="ce37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998" table:style-name="ce36">
            <text:p>998</text:p>
          </table:table-cell>
          <table:table-cell office:value-type="float" office:value="1.1796690307328606" table:style-name="ce32">
            <text:p>1,2</text:p>
          </table:table-cell>
          <table:table-cell office:value-type="float" office:value="1342" table:style-name="ce36">
            <text:p>1 342</text:p>
          </table:table-cell>
          <table:table-cell office:value-type="float" office:value="1.6454951199176027" table:style-name="ce32">
            <text:p>1,6</text:p>
          </table:table-cell>
          <table:table-cell office:value-type="float" office:value="-25.633383010432183" table:style-name="ce37">
            <text:p>-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956" table:style-name="ce36">
            <text:p>956</text:p>
          </table:table-cell>
          <table:table-cell office:value-type="float" office:value="1.1300236406619386" table:style-name="ce32">
            <text:p>1,1</text:p>
          </table:table-cell>
          <table:table-cell office:value-type="float" office:value="596" table:style-name="ce36">
            <text:p>596</text:p>
          </table:table-cell>
          <table:table-cell office:value-type="float" office:value="0.73078620824954632" table:style-name="ce32">
            <text:p>0,7</text:p>
          </table:table-cell>
          <table:table-cell office:value-type="float" office:value="60.402684563758385" table:style-name="ce37">
            <text:p>6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921" table:style-name="ce36">
            <text:p>921</text:p>
          </table:table-cell>
          <table:table-cell office:value-type="float" office:value="1.0886524822695036" table:style-name="ce32">
            <text:p>1,1</text:p>
          </table:table-cell>
          <table:table-cell office:value-type="float" office:value="934" table:style-name="ce36">
            <text:p>934</text:p>
          </table:table-cell>
          <table:table-cell office:value-type="float" office:value="1.1452253666192556" table:style-name="ce32">
            <text:p>1,1</text:p>
          </table:table-cell>
          <table:table-cell office:value-type="float" office:value="-1.391862955032124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895" table:style-name="ce36">
            <text:p>895</text:p>
          </table:table-cell>
          <table:table-cell office:value-type="float" office:value="1.0579196217494089" table:style-name="ce32">
            <text:p>1,1</text:p>
          </table:table-cell>
          <table:table-cell office:value-type="float" office:value="965" table:style-name="ce36">
            <text:p>965</text:p>
          </table:table-cell>
          <table:table-cell office:value-type="float" office:value="1.1832360586590809" table:style-name="ce32">
            <text:p>1,2</text:p>
          </table:table-cell>
          <table:table-cell office:value-type="float" office:value="-7.2538860103626916" table:style-name="ce37">
            <text:p>-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893" table:style-name="ce36">
            <text:p>893</text:p>
          </table:table-cell>
          <table:table-cell office:value-type="float" office:value="1.0555555555555556" table:style-name="ce32">
            <text:p>1,1</text:p>
          </table:table-cell>
          <table:table-cell office:value-type="float" office:value="1250" table:style-name="ce36">
            <text:p>1 250</text:p>
          </table:table-cell>
          <table:table-cell office:value-type="float" office:value="1.5326891951542498" table:style-name="ce32">
            <text:p>1,5</text:p>
          </table:table-cell>
          <table:table-cell office:value-type="float" office:value="-28.560000000000002" table:style-name="ce37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853" table:style-name="ce36">
            <text:p>853</text:p>
          </table:table-cell>
          <table:table-cell office:value-type="float" office:value="1.008274231678487" table:style-name="ce32">
            <text:p>1,0</text:p>
          </table:table-cell>
          <table:table-cell office:value-type="float" office:value="744" table:style-name="ce36">
            <text:p>744</text:p>
          </table:table-cell>
          <table:table-cell office:value-type="float" office:value="0.91225660895580951" table:style-name="ce32">
            <text:p>0,9</text:p>
          </table:table-cell>
          <table:table-cell office:value-type="float" office:value="14.650537634408593" table:style-name="ce37">
            <text:p>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850" table:style-name="ce36">
            <text:p>850</text:p>
          </table:table-cell>
          <table:table-cell office:value-type="float" office:value="1.0047281323877069" table:style-name="ce32">
            <text:p>1,0</text:p>
          </table:table-cell>
          <table:table-cell office:value-type="float" office:value="996" table:style-name="ce36">
            <text:p>996</text:p>
          </table:table-cell>
          <table:table-cell office:value-type="float" office:value="1.2212467506989064" table:style-name="ce32">
            <text:p>1,2</text:p>
          </table:table-cell>
          <table:table-cell office:value-type="float" office:value="-14.658634538152612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844" table:style-name="ce36">
            <text:p>844</text:p>
          </table:table-cell>
          <table:table-cell office:value-type="float" office:value="0.99763593380614657" table:style-name="ce32">
            <text:p>1,0</text:p>
          </table:table-cell>
          <table:table-cell office:value-type="float" office:value="1427" table:style-name="ce36">
            <text:p>1 427</text:p>
          </table:table-cell>
          <table:table-cell office:value-type="float" office:value="1.7497179851880917" table:style-name="ce32">
            <text:p>1,7</text:p>
          </table:table-cell>
          <table:table-cell office:value-type="float" office:value="-40.854940434477925" table:style-name="ce37">
            <text:p>-4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55205" table:style-name="ce36">
            <text:p>55 205</text:p>
          </table:table-cell>
          <table:table-cell office:value-type="float" office:value="65.254137115839242" table:style-name="ce32">
            <text:p>65,3</text:p>
          </table:table-cell>
          <table:table-cell office:value-type="float" office:value="56066" table:style-name="ce36">
            <text:p>56 066</text:p>
          </table:table-cell>
          <table:table-cell office:value-type="float" office:value="68.745401932414538" table:style-name="ce32">
            <text:p>68,7</text:p>
          </table:table-cell>
          <table:table-cell office:value-type="float" office:value="-1.5356900795490986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20.614222602251672" table:style-name="ce32">
            <text:p>20,6</text:p>
          </table:table-cell>
          <table:table-cell office:value-type="float" office:value="3123" table:style-name="ce36">
            <text:p>3 123</text:p>
          </table:table-cell>
          <table:table-cell office:value-type="float" office:value="21.34654818865345" table:style-name="ce32">
            <text:p>21,3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311" table:style-name="ce36">
            <text:p>2 311</text:p>
          </table:table-cell>
          <table:table-cell office:value-type="float" office:value="16.467151204218325" table:style-name="ce32">
            <text:p>16,5</text:p>
          </table:table-cell>
          <table:table-cell office:value-type="float" office:value="1319" table:style-name="ce36">
            <text:p>1 319</text:p>
          </table:table-cell>
          <table:table-cell office:value-type="float" office:value="9.0157211209842778" table:style-name="ce32">
            <text:p>9,0</text:p>
          </table:table-cell>
          <table:table-cell office:value-type="float" office:value="75.208491281273695" table:style-name="ce37">
            <text:p>7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053" table:style-name="ce36">
            <text:p>1 053</text:p>
          </table:table-cell>
          <table:table-cell office:value-type="float" office:value="7.5032064985036335" table:style-name="ce32">
            <text:p>7,5</text:p>
          </table:table-cell>
          <table:table-cell office:value-type="float" office:value="1020" table:style-name="ce36">
            <text:p>1 020</text:p>
          </table:table-cell>
          <table:table-cell office:value-type="float" office:value="6.9719753930280239" table:style-name="ce32">
            <text:p>7,0</text:p>
          </table:table-cell>
          <table:table-cell office:value-type="float" office:value="3.2352941176470722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934" table:style-name="ce36">
            <text:p>934</text:p>
          </table:table-cell>
          <table:table-cell office:value-type="float" office:value="6.6552657830981898" table:style-name="ce32">
            <text:p>6,7</text:p>
          </table:table-cell>
          <table:table-cell office:value-type="float" office:value="168" table:style-name="ce36">
            <text:p>168</text:p>
          </table:table-cell>
          <table:table-cell office:value-type="float" office:value="1.1483253588516746" table:style-name="ce32">
            <text:p>1,1</text:p>
          </table:table-cell>
          <table:table-cell office:value-type="float" office:value="455.95238095238096" table:style-name="ce37">
            <text:p>45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897" table:style-name="ce36">
            <text:p>897</text:p>
          </table:table-cell>
          <table:table-cell office:value-type="float" office:value="6.3916203505771696" table:style-name="ce32">
            <text:p>6,4</text:p>
          </table:table-cell>
          <table:table-cell office:value-type="float" office:value="1590" table:style-name="ce36">
            <text:p>1 590</text:p>
          </table:table-cell>
          <table:table-cell office:value-type="float" office:value="10.86807928913192" table:style-name="ce32">
            <text:p>10,9</text:p>
          </table:table-cell>
          <table:table-cell office:value-type="float" office:value="-43.584905660377359" table:style-name="ce37">
            <text:p>-4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830" table:style-name="ce36">
            <text:p>830</text:p>
          </table:table-cell>
          <table:table-cell office:value-type="float" office:value="5.9142083511472139" table:style-name="ce32">
            <text:p>5,9</text:p>
          </table:table-cell>
          <table:table-cell office:value-type="float" office:value="741" table:style-name="ce36">
            <text:p>741</text:p>
          </table:table-cell>
          <table:table-cell office:value-type="float" office:value="5.0649350649350646" table:style-name="ce32">
            <text:p>5,1</text:p>
          </table:table-cell>
          <table:table-cell office:value-type="float" office:value="12.010796221322536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23" table:style-name="ce36">
            <text:p>723</text:p>
          </table:table-cell>
          <table:table-cell office:value-type="float" office:value="5.1517742625053442" table:style-name="ce32">
            <text:p>5,2</text:p>
          </table:table-cell>
          <table:table-cell office:value-type="float" office:value="677" table:style-name="ce36">
            <text:p>677</text:p>
          </table:table-cell>
          <table:table-cell office:value-type="float" office:value="4.6274777853725215" table:style-name="ce32">
            <text:p>4,6</text:p>
          </table:table-cell>
          <table:table-cell office:value-type="float" office:value="6.7946824224519986" table:style-name="ce37">
            <text:p>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588" table:style-name="ce36">
            <text:p>588</text:p>
          </table:table-cell>
          <table:table-cell office:value-type="float" office:value="4.1898247114151346" table:style-name="ce32">
            <text:p>4,2</text:p>
          </table:table-cell>
          <table:table-cell office:value-type="float" office:value="317" table:style-name="ce36">
            <text:p>317</text:p>
          </table:table-cell>
          <table:table-cell office:value-type="float" office:value="2.1667805878332191" table:style-name="ce32">
            <text:p>2,2</text:p>
          </table:table-cell>
          <table:table-cell office:value-type="float" office:value="85.488958990536275" table:style-name="ce37">
            <text:p>8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2"/>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17" table:style-name="ce36">
            <text:p>417</text:p>
          </table:table-cell>
          <table:table-cell office:value-type="float" office:value="2.9713552800342025" table:style-name="ce32">
            <text:p>3,0</text:p>
          </table:table-cell>
          <table:table-cell office:value-type="float" office:value="461" table:style-name="ce36">
            <text:p>461</text:p>
          </table:table-cell>
          <table:table-cell office:value-type="float" office:value="3.1510594668489404" table:style-name="ce32">
            <text:p>3,2</text:p>
          </table:table-cell>
          <table:table-cell office:value-type="float" office:value="-9.54446854663774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868" table:style-name="ce36">
            <text:p>2 868</text:p>
          </table:table-cell>
          <table:table-cell office:value-type="float" office:value="20.436083796494227" table:style-name="ce32">
            <text:p>20,4</text:p>
          </table:table-cell>
          <table:table-cell office:value-type="float" office:value="4384" table:style-name="ce36">
            <text:p>4 384</text:p>
          </table:table-cell>
          <table:table-cell office:value-type="float" office:value="29.965823650034174" table:style-name="ce32">
            <text:p>30,0</text:p>
          </table:table-cell>
          <table:table-cell office:value-type="float" office:value="-34.580291970802918" table:style-name="ce37">
            <text:p>-34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16.210631323927604" table:style-name="ce32">
            <text:p>16,2</text:p>
          </table:table-cell>
          <table:table-cell office:value-type="float" office:value="2410" table:style-name="ce36">
            <text:p>2 410</text:p>
          </table:table-cell>
          <table:table-cell office:value-type="float" office:value="16.473000683526998" table:style-name="ce32">
            <text:p>16,5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792" table:style-name="ce36">
            <text:p>792</text:p>
          </table:table-cell>
          <table:table-cell office:value-type="float" office:value="5.6434373663958954" table:style-name="ce32">
            <text:p>5,6</text:p>
          </table:table-cell>
          <table:table-cell office:value-type="float" office:value="363" table:style-name="ce36">
            <text:p>363</text:p>
          </table:table-cell>
          <table:table-cell office:value-type="float" office:value="2.481203007518797" table:style-name="ce32">
            <text:p>2,5</text:p>
          </table:table-cell>
          <table:table-cell office:value-type="float" office:value="118.18181818181819" table:style-name="ce37">
            <text:p>1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671" table:style-name="ce36">
            <text:p>671</text:p>
          </table:table-cell>
          <table:table-cell office:value-type="float" office:value="4.7812455465298562" table:style-name="ce32">
            <text:p>4,8</text:p>
          </table:table-cell>
          <table:table-cell office:value-type="float" office:value="747" table:style-name="ce36">
            <text:p>747</text:p>
          </table:table-cell>
          <table:table-cell office:value-type="float" office:value="5.1059466848940529" table:style-name="ce32">
            <text:p>5,1</text:p>
          </table:table-cell>
          <table:table-cell office:value-type="float" office:value="-10.174029451137883" table:style-name="ce37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626" table:style-name="ce36">
            <text:p>626</text:p>
          </table:table-cell>
          <table:table-cell office:value-type="float" office:value="4.460595696166453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2.8708133971291865" table:style-name="ce32">
            <text:p>2,9</text:p>
          </table:table-cell>
          <table:table-cell office:value-type="float" office:value="49.047619047619037" table:style-name="ce37">
            <text:p>4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561" table:style-name="ce36">
            <text:p>561</text:p>
          </table:table-cell>
          <table:table-cell office:value-type="float" office:value="3.9974348011970928" table:style-name="ce32">
            <text:p>4,0</text:p>
          </table:table-cell>
          <table:table-cell office:value-type="float" office:value="530" table:style-name="ce36">
            <text:p>530</text:p>
          </table:table-cell>
          <table:table-cell office:value-type="float" office:value="3.6226930963773065" table:style-name="ce32">
            <text:p>3,6</text:p>
          </table:table-cell>
          <table:table-cell office:value-type="float" office:value="5.8490566037735903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414" table:style-name="ce36">
            <text:p>414</text:p>
          </table:table-cell>
          <table:table-cell office:value-type="float" office:value="2.9499786233433092" table:style-name="ce32">
            <text:p>2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402" table:style-name="ce36">
            <text:p>402</text:p>
          </table:table-cell>
          <table:table-cell office:value-type="float" office:value="2.8644719965797347" table:style-name="ce32">
            <text:p>2,9</text:p>
          </table:table-cell>
          <table:table-cell office:value-type="float" office:value="224" table:style-name="ce36">
            <text:p>224</text:p>
          </table:table-cell>
          <table:table-cell office:value-type="float" office:value="1.5311004784688993" table:style-name="ce32">
            <text:p>1,5</text:p>
          </table:table-cell>
          <table:table-cell office:value-type="float" office:value="79.464285714285694" table:style-name="ce37">
            <text:p>7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392" table:style-name="ce36">
            <text:p>392</text:p>
          </table:table-cell>
          <table:table-cell office:value-type="float" office:value="2.7932164742767562" table:style-name="ce32">
            <text:p>2,8</text:p>
          </table:table-cell>
          <table:table-cell office:value-type="float" office:value="1005" table:style-name="ce36">
            <text:p>1 005</text:p>
          </table:table-cell>
          <table:table-cell office:value-type="float" office:value="6.8694463431305532" table:style-name="ce32">
            <text:p>6,9</text:p>
          </table:table-cell>
          <table:table-cell office:value-type="float" office:value="-60.995024875621894" table:style-name="ce37">
            <text:p>-6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372" table:style-name="ce36">
            <text:p>372</text:p>
          </table:table-cell>
          <table:table-cell office:value-type="float" office:value="2.6507054296707993" table:style-name="ce32">
            <text:p>2,7</text:p>
          </table:table-cell>
          <table:table-cell office:value-type="float" office:value="769" table:style-name="ce36">
            <text:p>769</text:p>
          </table:table-cell>
          <table:table-cell office:value-type="float" office:value="5.2563226247436772" table:style-name="ce32">
            <text:p>5,3</text:p>
          </table:table-cell>
          <table:table-cell office:value-type="float" office:value="-51.625487646293891" table:style-name="ce37">
            <text:p>-5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09" table:style-name="ce36">
            <text:p>7 009</text:p>
          </table:table-cell>
          <table:table-cell office:value-type="float" office:value="49.942995582157614" table:style-name="ce32">
            <text:p>49,9</text:p>
          </table:table-cell>
          <table:table-cell office:value-type="float" office:value="7332" table:style-name="ce36">
            <text:p>7 332</text:p>
          </table:table-cell>
          <table:table-cell office:value-type="float" office:value="50.116199589883799" table:style-name="ce32">
            <text:p>50,1</text:p>
          </table:table-cell>
          <table:table-cell office:value-type="float" office:value="-4.4053464266230122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4034" table:style-name="ce34">
            <text:p>14 034</text:p>
          </table:table-cell>
          <table:table-cell office:value-type="float" office:value="100" table:style-name="ce38">
            <text:p>100,0</text:p>
          </table:table-cell>
          <table:table-cell office:value-type="float" office:value="14630" table:style-name="ce34">
            <text:p>14 630</text:p>
          </table:table-cell>
          <table:table-cell office:value-type="float" office:value="100" table:style-name="ce38">
            <text:p>100,0</text:p>
          </table:table-cell>
          <table:table-cell office:value-type="float" office:value="-4.0738209159261913" table:style-name="ce39">
            <text:p>-4,1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3" table:style-name="ce24">
            <text:p>113</text:p>
          </table:table-cell>
          <table:table-cell office:value-type="float" office:value="0.52959647560575529" table:style-name="ce25">
            <text:p>0,5</text:p>
          </table:table-cell>
          <table:table-cell office:value-type="float" office:value="369" table:style-name="ce24">
            <text:p>369</text:p>
          </table:table-cell>
          <table:table-cell office:value-type="float" office:value="0.43617021276595747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4" table:style-name="ce48">
            <text:p>4</text:p>
          </table:table-cell>
          <table:table-cell office:value-type="float" office:value="1.8746777897548857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65484633569739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210" table:style-name="ce48">
            <text:p>1 210</text:p>
          </table:table-cell>
          <table:table-cell office:value-type="float" office:value="5.6709003140085299" table:style-name="ce49">
            <text:p>5,7</text:p>
          </table:table-cell>
          <table:table-cell office:value-type="float" office:value="5118" table:style-name="ce48">
            <text:p>5 118</text:p>
          </table:table-cell>
          <table:table-cell office:value-type="float" office:value="6.0496453900709222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96" table:style-name="ce48">
            <text:p>1 696</text:p>
          </table:table-cell>
          <table:table-cell office:value-type="float" office:value="7.9486338285607161" table:style-name="ce49">
            <text:p>7,9</text:p>
          </table:table-cell>
          <table:table-cell office:value-type="float" office:value="6323" table:style-name="ce48">
            <text:p>6 323</text:p>
          </table:table-cell>
          <table:table-cell office:value-type="float" office:value="7.4739952718676124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52" table:style-name="ce48">
            <text:p>252</text:p>
          </table:table-cell>
          <table:table-cell office:value-type="float" office:value="1.1810470075455781" table:style-name="ce49">
            <text:p>1,2</text:p>
          </table:table-cell>
          <table:table-cell office:value-type="float" office:value="934" table:style-name="ce48">
            <text:p>934</text:p>
          </table:table-cell>
          <table:table-cell office:value-type="float" office:value="1.104018912529550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26" table:style-name="ce48">
            <text:p>326</text:p>
          </table:table-cell>
          <table:table-cell office:value-type="float" office:value="1.527862398650232" table:style-name="ce49">
            <text:p>1,5</text:p>
          </table:table-cell>
          <table:table-cell office:value-type="float" office:value="1158" table:style-name="ce48">
            <text:p>1 158</text:p>
          </table:table-cell>
          <table:table-cell office:value-type="float" office:value="1.3687943262411348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54" table:style-name="ce48">
            <text:p>454</text:p>
          </table:table-cell>
          <table:table-cell office:value-type="float" office:value="2.1277592913717953" table:style-name="ce49">
            <text:p>2,1</text:p>
          </table:table-cell>
          <table:table-cell office:value-type="float" office:value="1820" table:style-name="ce48">
            <text:p>1 820</text:p>
          </table:table-cell>
          <table:table-cell office:value-type="float" office:value="2.1513002364066196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1067" table:style-name="ce48">
            <text:p>1 067</text:p>
          </table:table-cell>
          <table:table-cell office:value-type="float" office:value="5.0007030041711582" table:style-name="ce49">
            <text:p>5,0</text:p>
          </table:table-cell>
          <table:table-cell office:value-type="float" office:value="4116" table:style-name="ce48">
            <text:p>4 116</text:p>
          </table:table-cell>
          <table:table-cell office:value-type="float" office:value="4.8652482269503547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6" table:style-name="ce48">
            <text:p>26</text:p>
          </table:table-cell>
          <table:table-cell office:value-type="float" office:value="0.12185405633406758" table:style-name="ce49">
            <text:p>0,1</text:p>
          </table:table-cell>
          <table:table-cell office:value-type="float" office:value="82" table:style-name="ce48">
            <text:p>82</text:p>
          </table:table-cell>
          <table:table-cell office:value-type="float" office:value="9.6926713947990545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6866944743872145E-2" table:style-name="ce49">
            <text:p>0,0</text:p>
          </table:table-cell>
          <table:table-cell office:value-type="float" office:value="33" table:style-name="ce48">
            <text:p>33</text:p>
          </table:table-cell>
          <table:table-cell office:value-type="float" office:value="3.90070921985815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05" table:style-name="ce48">
            <text:p>205</text:p>
          </table:table-cell>
          <table:table-cell office:value-type="float" office:value="0.96077236724937898" table:style-name="ce49">
            <text:p>1,0</text:p>
          </table:table-cell>
          <table:table-cell office:value-type="float" office:value="926" table:style-name="ce48">
            <text:p>926</text:p>
          </table:table-cell>
          <table:table-cell office:value-type="float" office:value="1.094562647754137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9" table:style-name="ce48">
            <text:p>29</text:p>
          </table:table-cell>
          <table:table-cell office:value-type="float" office:value="0.13591413975722921" table:style-name="ce49">
            <text:p>0,1</text:p>
          </table:table-cell>
          <table:table-cell office:value-type="float" office:value="106" table:style-name="ce48">
            <text:p>106</text:p>
          </table:table-cell>
          <table:table-cell office:value-type="float" office:value="0.12529550827423167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96" table:style-name="ce48">
            <text:p>496</text:p>
          </table:table-cell>
          <table:table-cell office:value-type="float" office:value="2.3246004592960583" table:style-name="ce49">
            <text:p>2,3</text:p>
          </table:table-cell>
          <table:table-cell office:value-type="float" office:value="2096" table:style-name="ce48">
            <text:p>2 096</text:p>
          </table:table-cell>
          <table:table-cell office:value-type="float" office:value="2.477541371158392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20" table:style-name="ce48">
            <text:p>120</text:p>
          </table:table-cell>
          <table:table-cell office:value-type="float" office:value="0.56240333692646571" table:style-name="ce49">
            <text:p>0,6</text:p>
          </table:table-cell>
          <table:table-cell office:value-type="float" office:value="421" table:style-name="ce48">
            <text:p>421</text:p>
          </table:table-cell>
          <table:table-cell office:value-type="float" office:value="0.4976359338061465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740" table:style-name="ce48">
            <text:p>740</text:p>
          </table:table-cell>
          <table:table-cell office:value-type="float" office:value="3.4681539110465387" table:style-name="ce49">
            <text:p>3,5</text:p>
          </table:table-cell>
          <table:table-cell office:value-type="float" office:value="2235" table:style-name="ce48">
            <text:p>2 235</text:p>
          </table:table-cell>
          <table:table-cell office:value-type="float" office:value="2.641843971631205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7" table:style-name="ce48">
            <text:p>17</text:p>
          </table:table-cell>
          <table:table-cell office:value-type="float" office:value="7.9673806064582645E-2" table:style-name="ce49">
            <text:p>0,1</text:p>
          </table:table-cell>
          <table:table-cell office:value-type="float" office:value="75" table:style-name="ce48">
            <text:p>75</text:p>
          </table:table-cell>
          <table:table-cell office:value-type="float" office:value="8.865248226950354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08" table:style-name="ce48">
            <text:p>108</text:p>
          </table:table-cell>
          <table:table-cell office:value-type="float" office:value="0.50616300323381913" table:style-name="ce49">
            <text:p>0,5</text:p>
          </table:table-cell>
          <table:table-cell office:value-type="float" office:value="380" table:style-name="ce48">
            <text:p>380</text:p>
          </table:table-cell>
          <table:table-cell office:value-type="float" office:value="0.44917257683215128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86" table:style-name="ce48">
            <text:p>586</text:p>
          </table:table-cell>
          <table:table-cell office:value-type="float" office:value="2.7464029619909076" table:style-name="ce49">
            <text:p>2,7</text:p>
          </table:table-cell>
          <table:table-cell office:value-type="float" office:value="2455" table:style-name="ce48">
            <text:p>2 455</text:p>
          </table:table-cell>
          <table:table-cell office:value-type="float" office:value="2.9018912529550827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1.4184397163120567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4" table:style-name="ce48">
            <text:p>134</text:p>
          </table:table-cell>
          <table:table-cell office:value-type="float" office:value="0.62801705956788678" table:style-name="ce49">
            <text:p>0,6</text:p>
          </table:table-cell>
          <table:table-cell office:value-type="float" office:value="470" table:style-name="ce48">
            <text:p>470</text:p>
          </table:table-cell>
          <table:table-cell office:value-type="float" office:value="0.555555555555555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6" table:style-name="ce48">
            <text:p>36</text:p>
          </table:table-cell>
          <table:table-cell office:value-type="float" office:value="0.16872100107793972" table:style-name="ce49">
            <text:p>0,2</text:p>
          </table:table-cell>
          <table:table-cell office:value-type="float" office:value="134" table:style-name="ce48">
            <text:p>134</text:p>
          </table:table-cell>
          <table:table-cell office:value-type="float" office:value="0.15839243498817968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9.456264775413711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834" table:style-name="ce48">
            <text:p>834</text:p>
          </table:table-cell>
          <table:table-cell office:value-type="float" office:value="3.9087031916389368" table:style-name="ce49">
            <text:p>3,9</text:p>
          </table:table-cell>
          <table:table-cell office:value-type="float" office:value="2598" table:style-name="ce48">
            <text:p>2 598</text:p>
          </table:table-cell>
          <table:table-cell office:value-type="float" office:value="3.0709219858156027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2.3433472371936073E-2" table:style-name="ce49">
            <text:p>0,0</text:p>
          </table:table-cell>
          <table:table-cell office:value-type="float" office:value="15" table:style-name="ce48">
            <text:p>15</text:p>
          </table:table-cell>
          <table:table-cell office:value-type="float" office:value="1.773049645390071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091" table:style-name="ce48">
            <text:p>1 091</text:p>
          </table:table-cell>
          <table:table-cell office:value-type="float" office:value="5.1131836715564507" table:style-name="ce49">
            <text:p>5,1</text:p>
          </table:table-cell>
          <table:table-cell office:value-type="float" office:value="4344" table:style-name="ce48">
            <text:p>4 344</text:p>
          </table:table-cell>
          <table:table-cell office:value-type="float" office:value="5.1347517730496453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349" table:style-name="ce48">
            <text:p>349</text:p>
          </table:table-cell>
          <table:table-cell office:value-type="float" office:value="1.6356563715611379" table:style-name="ce49">
            <text:p>1,6</text:p>
          </table:table-cell>
          <table:table-cell office:value-type="float" office:value="1338" table:style-name="ce48">
            <text:p>1 338</text:p>
          </table:table-cell>
          <table:table-cell office:value-type="float" office:value="1.581560283687943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7" table:style-name="ce48">
            <text:p>137</text:p>
          </table:table-cell>
          <table:table-cell office:value-type="float" office:value="0.64207714299104846" table:style-name="ce49">
            <text:p>0,6</text:p>
          </table:table-cell>
          <table:table-cell office:value-type="float" office:value="547" table:style-name="ce48">
            <text:p>547</text:p>
          </table:table-cell>
          <table:table-cell office:value-type="float" office:value="0.64657210401891252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881" table:style-name="ce48">
            <text:p>1 881</text:p>
          </table:table-cell>
          <table:table-cell office:value-type="float" office:value="2.2234042553191489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60" table:style-name="ce48">
            <text:p>160</text:p>
          </table:table-cell>
          <table:table-cell office:value-type="float" office:value="0.74987111590195432" table:style-name="ce49">
            <text:p>0,7</text:p>
          </table:table-cell>
          <table:table-cell office:value-type="float" office:value="1170" table:style-name="ce48">
            <text:p>1 170</text:p>
          </table:table-cell>
          <table:table-cell office:value-type="float" office:value="1.3829787234042554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335" table:style-name="ce48">
            <text:p>1 335</text:p>
          </table:table-cell>
          <table:table-cell office:value-type="float" office:value="1.5780141843971631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499" table:style-name="ce48">
            <text:p>499</text:p>
          </table:table-cell>
          <table:table-cell office:value-type="float" office:value="2.3386605427192202" table:style-name="ce49">
            <text:p>2,3</text:p>
          </table:table-cell>
          <table:table-cell office:value-type="float" office:value="1921" table:style-name="ce48">
            <text:p>1 921</text:p>
          </table:table-cell>
          <table:table-cell office:value-type="float" office:value="2.2706855791962175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0" table:style-name="ce48">
            <text:p>40</text:p>
          </table:table-cell>
          <table:table-cell office:value-type="float" office:value="0.18746777897548858" table:style-name="ce49">
            <text:p>0,2</text:p>
          </table:table-cell>
          <table:table-cell office:value-type="float" office:value="140" table:style-name="ce48">
            <text:p>140</text:p>
          </table:table-cell>
          <table:table-cell office:value-type="float" office:value="0.16548463356973994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89" table:style-name="ce48">
            <text:p>189</text:p>
          </table:table-cell>
          <table:table-cell office:value-type="float" office:value="0.88578525565918353" table:style-name="ce49">
            <text:p>0,9</text:p>
          </table:table-cell>
          <table:table-cell office:value-type="float" office:value="649" table:style-name="ce48">
            <text:p>649</text:p>
          </table:table-cell>
          <table:table-cell office:value-type="float" office:value="0.7671394799054374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2589867366546375" table:style-name="ce49">
            <text:p>2,3</text:p>
          </table:table-cell>
          <table:table-cell office:value-type="float" office:value="2088" table:style-name="ce48">
            <text:p>2 088</text:p>
          </table:table-cell>
          <table:table-cell office:value-type="float" office:value="2.4680851063829787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4.7281323877068557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200" table:style-name="ce48">
            <text:p>1 200</text:p>
          </table:table-cell>
          <table:table-cell office:value-type="float" office:value="5.6240333692646578" table:style-name="ce49">
            <text:p>5,6</text:p>
          </table:table-cell>
          <table:table-cell office:value-type="float" office:value="5342" table:style-name="ce48">
            <text:p>5 342</text:p>
          </table:table-cell>
          <table:table-cell office:value-type="float" office:value="6.3144208037825056" table:style-name="ce49">
            <text:p>6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301" table:style-name="ce48">
            <text:p>2 301</text:p>
          </table:table-cell>
          <table:table-cell office:value-type="float" office:value="10.784083985564981" table:style-name="ce49">
            <text:p>10,8</text:p>
          </table:table-cell>
          <table:table-cell office:value-type="float" office:value="8424" table:style-name="ce48">
            <text:p>8 424</text:p>
          </table:table-cell>
          <table:table-cell office:value-type="float" office:value="9.9574468085106389" table:style-name="ce49">
            <text:p>1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30023640661938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46" table:style-name="ce48">
            <text:p>46</text:p>
          </table:table-cell>
          <table:table-cell office:value-type="float" office:value="0.21558794582181187" table:style-name="ce49">
            <text:p>0,2</text:p>
          </table:table-cell>
          <table:table-cell office:value-type="float" office:value="187" table:style-name="ce48">
            <text:p>187</text:p>
          </table:table-cell>
          <table:table-cell office:value-type="float" office:value="0.2210401891252955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7.4987111590195429E-2" table:style-name="ce49">
            <text:p>0,1</text:p>
          </table:table-cell>
          <table:table-cell office:value-type="float" office:value="47" table:style-name="ce48">
            <text:p>47</text:p>
          </table:table-cell>
          <table:table-cell office:value-type="float" office:value="5.5555555555555552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0" table:style-name="ce48">
            <text:p>20</text:p>
          </table:table-cell>
          <table:table-cell office:value-type="float" office:value="9.373388948774429E-2" table:style-name="ce49">
            <text:p>0,1</text:p>
          </table:table-cell>
          <table:table-cell office:value-type="float" office:value="71" table:style-name="ce48">
            <text:p>71</text:p>
          </table:table-cell>
          <table:table-cell office:value-type="float" office:value="8.39243498817966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00" table:style-name="ce48">
            <text:p>300</text:p>
          </table:table-cell>
          <table:table-cell office:value-type="float" office:value="1.4060083423161645" table:style-name="ce49">
            <text:p>1,4</text:p>
          </table:table-cell>
          <table:table-cell office:value-type="float" office:value="2625" table:style-name="ce48">
            <text:p>2 625</text:p>
          </table:table-cell>
          <table:table-cell office:value-type="float" office:value="3.102836879432624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387" table:style-name="ce48">
            <text:p>387</text:p>
          </table:table-cell>
          <table:table-cell office:value-type="float" office:value="1.8137507615878521" table:style-name="ce49">
            <text:p>1,8</text:p>
          </table:table-cell>
          <table:table-cell office:value-type="float" office:value="2893" table:style-name="ce48">
            <text:p>2 893</text:p>
          </table:table-cell>
          <table:table-cell office:value-type="float" office:value="3.4196217494089836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76" table:style-name="ce48">
            <text:p>1 076</text:p>
          </table:table-cell>
          <table:table-cell office:value-type="float" office:value="5.0428832544406426" table:style-name="ce49">
            <text:p>5,0</text:p>
          </table:table-cell>
          <table:table-cell office:value-type="float" office:value="3911" table:style-name="ce48">
            <text:p>3 911</text:p>
          </table:table-cell>
          <table:table-cell office:value-type="float" office:value="4.62293144208037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2" table:style-name="ce48">
            <text:p>452</text:p>
          </table:table-cell>
          <table:table-cell office:value-type="float" office:value="2.1183859024230212" table:style-name="ce49">
            <text:p>2,1</text:p>
          </table:table-cell>
          <table:table-cell office:value-type="float" office:value="1488" table:style-name="ce48">
            <text:p>1 488</text:p>
          </table:table-cell>
          <table:table-cell office:value-type="float" office:value="1.758865248226950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393" table:style-name="ce48">
            <text:p>3 393</text:p>
          </table:table-cell>
          <table:table-cell office:value-type="float" office:value="15.901954351595819" table:style-name="ce49">
            <text:p>15,9</text:p>
          </table:table-cell>
          <table:table-cell office:value-type="float" office:value="12225" table:style-name="ce48">
            <text:p>12 225</text:p>
          </table:table-cell>
          <table:table-cell office:value-type="float" office:value="14.450354609929079" table:style-name="ce49">
            <text:p>14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50">
            <text:p>21 337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84600" table:style-name="ce50">
            <text:p>84 600</text:p>
          </table:table-cell>
          <table:table-cell office:value-type="float" office:value="100.00000000000001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Ma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9820" table:style-name="ce24">
            <text:p>19 820</text:p>
          </table:table-cell>
          <table:table-cell office:value-type="float" office:value="63.340896743472562" table:style-name="ce25">
            <text:p>63,3</text:p>
          </table:table-cell>
          <table:table-cell office:value-type="float" office:value="20623" table:style-name="ce24">
            <text:p>20 623</text:p>
          </table:table-cell>
          <table:table-cell office:value-type="float" office:value="65.405473977989914" table:style-name="ce25">
            <text:p>65,4</text:p>
          </table:table-cell>
          <table:table-cell office:value-type="float" office:value="-3.8937109052998977" table:style-name="ce26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779" table:style-name="ce24">
            <text:p>4 779</text:p>
          </table:table-cell>
          <table:table-cell office:value-type="float" office:value="15.272762136077466" table:style-name="ce25">
            <text:p>15,3</text:p>
          </table:table-cell>
          <table:table-cell office:value-type="float" office:value="5012" table:style-name="ce24">
            <text:p>5 012</text:p>
          </table:table-cell>
          <table:table-cell office:value-type="float" office:value="15.895467952174052" table:style-name="ce25">
            <text:p>15,9</text:p>
          </table:table-cell>
          <table:table-cell office:value-type="float" office:value="-4.6488427773343943" table:style-name="ce26">
            <text:p>-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69" table:style-name="ce24">
            <text:p>1 269</text:p>
          </table:table-cell>
          <table:table-cell office:value-type="float" office:value="4.0554792112748075" table:style-name="ce25">
            <text:p>4,1</text:p>
          </table:table-cell>
          <table:table-cell office:value-type="float" office:value="1261" table:style-name="ce24">
            <text:p>1 261</text:p>
          </table:table-cell>
          <table:table-cell office:value-type="float" office:value="3.9992388443119471" table:style-name="ce25">
            <text:p>4,0</text:p>
          </table:table-cell>
          <table:table-cell office:value-type="float" office:value="0.63441712926248783" table:style-name="ce26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3" table:style-name="ce24">
            <text:p>13</text:p>
          </table:table-cell>
          <table:table-cell office:value-type="float" office:value="4.1229266436205642E-2" table:style-name="ce25">
            <text:p>0,0</text:p>
          </table:table-cell>
          <table:table-cell office:value-type="float" office:value="-15.384615384615387" table:style-name="ce26">
            <text:p>-1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0.11824486274008501" table:style-name="ce25">
            <text:p>0,1</text:p>
          </table:table-cell>
          <table:table-cell office:value-type="float" office:value="82" table:style-name="ce24">
            <text:p>82</text:p>
          </table:table-cell>
          <table:table-cell office:value-type="float" office:value="0.26006152675145094" table:style-name="ce25">
            <text:p>0,3</text:p>
          </table:table-cell>
          <table:table-cell office:value-type="float" office:value="-54.878048780487802" table:style-name="ce26">
            <text:p>-5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8" table:style-name="ce24">
            <text:p>28</text:p>
          </table:table-cell>
          <table:table-cell office:value-type="float" office:value="8.9482598830334603E-2" table:style-name="ce25">
            <text:p>0,1</text:p>
          </table:table-cell>
          <table:table-cell office:value-type="float" office:value="18" table:style-name="ce24">
            <text:p>18</text:p>
          </table:table-cell>
          <table:table-cell office:value-type="float" office:value="5.7086676603977038E-2" table:style-name="ce25">
            <text:p>0,1</text:p>
          </table:table-cell>
          <table:table-cell office:value-type="float" office:value="55.555555555555571" table:style-name="ce26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69" table:style-name="ce24">
            <text:p>69</text:p>
          </table:table-cell>
          <table:table-cell office:value-type="float" office:value="0.22051068997475312" table:style-name="ce25">
            <text:p>0,2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-2.816901408450704" table:style-name="ce26">
            <text:p>-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93" table:style-name="ce24">
            <text:p>93</text:p>
          </table:table-cell>
          <table:table-cell office:value-type="float" office:value="0.29721006040075421" table:style-name="ce25">
            <text:p>0,3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30.985915492957758" table:style-name="ce26">
            <text:p>3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978" table:style-name="ce24">
            <text:p>2 978</text:p>
          </table:table-cell>
          <table:table-cell office:value-type="float" office:value="9.5171135470263017" table:style-name="ce25">
            <text:p>9,5</text:p>
          </table:table-cell>
          <table:table-cell office:value-type="float" office:value="2324" table:style-name="ce24">
            <text:p>2 324</text:p>
          </table:table-cell>
          <table:table-cell office:value-type="float" office:value="7.3705242459801461" table:style-name="ce25">
            <text:p>7,4</text:p>
          </table:table-cell>
          <table:table-cell office:value-type="float" office:value="28.141135972461285" table:style-name="ce26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5" table:style-name="ce24">
            <text:p>65</text:p>
          </table:table-cell>
          <table:table-cell office:value-type="float" office:value="0.2077274615704196" table:style-name="ce25">
            <text:p>0,2</text:p>
          </table:table-cell>
          <table:table-cell office:value-type="float" office:value="29" table:style-name="ce24">
            <text:p>29</text:p>
          </table:table-cell>
          <table:table-cell office:value-type="float" office:value="9.1972978973074118E-2" table:style-name="ce25">
            <text:p>0,1</text:p>
          </table:table-cell>
          <table:table-cell office:value-type="float" office:value="124.13793103448276" table:style-name="ce26">
            <text:p>12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0" table:style-name="ce24">
            <text:p>330</text:p>
          </table:table-cell>
          <table:table-cell office:value-type="float" office:value="1.0546163433575149" table:style-name="ce25">
            <text:p>1,1</text:p>
          </table:table-cell>
          <table:table-cell office:value-type="float" office:value="296" table:style-name="ce24">
            <text:p>296</text:p>
          </table:table-cell>
          <table:table-cell office:value-type="float" office:value="0.93875868193206691" table:style-name="ce25">
            <text:p>0,9</text:p>
          </table:table-cell>
          <table:table-cell office:value-type="float" office:value="11.486486486486484" table:style-name="ce26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69" table:style-name="ce24">
            <text:p>669</text:p>
          </table:table-cell>
          <table:table-cell office:value-type="float" office:value="2.1379949506247802" table:style-name="ce25">
            <text:p>2,1</text:p>
          </table:table-cell>
          <table:table-cell office:value-type="float" office:value="671" table:style-name="ce24">
            <text:p>671</text:p>
          </table:table-cell>
          <table:table-cell office:value-type="float" office:value="2.1280644445149219" table:style-name="ce25">
            <text:p>2,1</text:p>
          </table:table-cell>
          <table:table-cell office:value-type="float" office:value="-0.2980625931445644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353" table:style-name="ce24">
            <text:p>353</text:p>
          </table:table-cell>
          <table:table-cell office:value-type="float" office:value="1.1281199066824326" table:style-name="ce25">
            <text:p>1,1</text:p>
          </table:table-cell>
          <table:table-cell office:value-type="float" office:value="274" table:style-name="ce24">
            <text:p>274</text:p>
          </table:table-cell>
          <table:table-cell office:value-type="float" office:value="0.86898607719387266" table:style-name="ce25">
            <text:p>0,9</text:p>
          </table:table-cell>
          <table:table-cell office:value-type="float" office:value="28.832116788321144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9" table:style-name="ce24">
            <text:p>19</text:p>
          </table:table-cell>
          <table:table-cell office:value-type="float" office:value="6.0258158637531319E-2" table:style-name="ce25">
            <text:p>0,1</text:p>
          </table:table-cell>
          <table:table-cell office:value-type="float" office:value="-42.10526315789474" table:style-name="ce26">
            <text:p>-4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7" table:style-name="ce24">
            <text:p>287</text:p>
          </table:table-cell>
          <table:table-cell office:value-type="float" office:value="0.91719663801092965" table:style-name="ce25">
            <text:p>0,9</text:p>
          </table:table-cell>
          <table:table-cell office:value-type="float" office:value="270" table:style-name="ce24">
            <text:p>270</text:p>
          </table:table-cell>
          <table:table-cell office:value-type="float" office:value="0.85630014905965557" table:style-name="ce25">
            <text:p>0,9</text:p>
          </table:table-cell>
          <table:table-cell office:value-type="float" office:value="6.2962962962962905" table:style-name="ce26">
            <text:p>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2" table:style-name="ce24">
            <text:p>12</text:p>
          </table:table-cell>
          <table:table-cell office:value-type="float" office:value="3.8349685213000542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3.488630236909708E-2" table:style-name="ce25">
            <text:p>0,0</text:p>
          </table:table-cell>
          <table:table-cell office:value-type="float" office:value="9.0909090909090935" table:style-name="ce26">
            <text:p>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2303857339171007" table:style-name="ce25">
            <text:p>1,2</text:p>
          </table:table-cell>
          <table:table-cell office:value-type="float" office:value="431" table:style-name="ce24">
            <text:p>431</text:p>
          </table:table-cell>
          <table:table-cell office:value-type="float" office:value="1.3669087564618947" table:style-name="ce25">
            <text:p>1,4</text:p>
          </table:table-cell>
          <table:table-cell office:value-type="float" office:value="-10.672853828306259" table:style-name="ce26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95" table:style-name="ce24">
            <text:p>95</text:p>
          </table:table-cell>
          <table:table-cell office:value-type="float" office:value="0.30360167460292098" table:style-name="ce25">
            <text:p>0,3</text:p>
          </table:table-cell>
          <table:table-cell office:value-type="float" office:value="55" table:style-name="ce24">
            <text:p>55</text:p>
          </table:table-cell>
          <table:table-cell office:value-type="float" office:value="0.17443151184548539" table:style-name="ce25">
            <text:p>0,2</text:p>
          </table:table-cell>
          <table:table-cell office:value-type="float" office:value="72.72727272727272" table:style-name="ce26">
            <text:p>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1291" table:style-name="ce27">
            <text:p>31 291</text:p>
          </table:table-cell>
          <table:table-cell office:value-type="float" office:value="100" table:style-name="ce28">
            <text:p>100,0</text:p>
          </table:table-cell>
          <table:table-cell office:value-type="float" office:value="31531" table:style-name="ce27">
            <text:p>31 531</text:p>
          </table:table-cell>
          <table:table-cell office:value-type="float" office:value="100" table:style-name="ce28">
            <text:p>100,0</text:p>
          </table:table-cell>
          <table:table-cell office:value-type="float" office:value="-0.76115568805302303" table:style-name="ce29">
            <text:p>-0,8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622" table:style-name="ce24">
            <text:p>2 622</text:p>
          </table:table-cell>
          <table:table-cell office:value-type="float" office:value="91.422594142259413" table:style-name="ce25">
            <text:p>91,4</text:p>
          </table:table-cell>
          <table:table-cell office:value-type="float" office:value="2813" table:style-name="ce24">
            <text:p>2 813</text:p>
          </table:table-cell>
          <table:table-cell office:value-type="float" office:value="93.486208042539047" table:style-name="ce25">
            <text:p>93,5</text:p>
          </table:table-cell>
          <table:table-cell office:value-type="float" office:value="-6.789904017063634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94142259414225937" table:style-name="ce25">
            <text:p>0,9</text:p>
          </table:table-cell>
          <table:table-cell office:value-type="float" office:value="38" table:style-name="ce24">
            <text:p>38</text:p>
          </table:table-cell>
          <table:table-cell office:value-type="float" office:value="1.2628780325689597" table:style-name="ce25">
            <text:p>1,3</text:p>
          </table:table-cell>
          <table:table-cell office:value-type="float" office:value="-28.94736842105263" table:style-name="ce26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44" table:style-name="ce24">
            <text:p>144</text:p>
          </table:table-cell>
          <table:table-cell office:value-type="float" office:value="5.02092050209205" table:style-name="ce25">
            <text:p>5,0</text:p>
          </table:table-cell>
          <table:table-cell office:value-type="float" office:value="111" table:style-name="ce24">
            <text:p>111</text:p>
          </table:table-cell>
          <table:table-cell office:value-type="float" office:value="3.6889332003988038" table:style-name="ce25">
            <text:p>3,7</text:p>
          </table:table-cell>
          <table:table-cell office:value-type="float" office:value="29.729729729729712" table:style-name="ce26">
            <text:p>2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0" table:style-name="ce24">
            <text:p>40</text:p>
          </table:table-cell>
          <table:table-cell office:value-type="float" office:value="1.394700139470014" table:style-name="ce25">
            <text:p>1,4</text:p>
          </table:table-cell>
          <table:table-cell office:value-type="float" office:value="43" table:style-name="ce24">
            <text:p>43</text:p>
          </table:table-cell>
          <table:table-cell office:value-type="float" office:value="1.429046194749086" table:style-name="ce25">
            <text:p>1,4</text:p>
          </table:table-cell>
          <table:table-cell office:value-type="float" office:value="-6.9767441860465169" table:style-name="ce26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5" table:style-name="ce24">
            <text:p>35</text:p>
          </table:table-cell>
          <table:table-cell office:value-type="float" office:value="1.2203626220362622" table:style-name="ce25">
            <text:p>1,2</text:p>
          </table:table-cell>
          <table:table-cell office:value-type="float" office:value="4" table:style-name="ce24">
            <text:p>4</text:p>
          </table:table-cell>
          <table:table-cell office:value-type="float" office:value="0.13293452974410103" table:style-name="ce25">
            <text:p>0,1</text:p>
          </table:table-cell>
          <table:table-cell office:value-type="float" office:value="775" table:style-name="ce26">
            <text:p>7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868" table:style-name="ce27">
            <text:p>2 868</text:p>
          </table:table-cell>
          <table:table-cell office:value-type="float" office:value="100" table:style-name="ce28">
            <text:p>100,0</text:p>
          </table:table-cell>
          <table:table-cell office:value-type="float" office:value="3009" table:style-name="ce27">
            <text:p>3 009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4.6859421734795603" table:style-name="ce29">
            <text:p>-4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788" table:style-name="ce61">
            <text:p>6 788</text:p>
          </table:table-cell>
          <table:table-cell office:value-type="float" office:value="34.248234106962663" table:style-name="ce20">
            <text:p>34,2</text:p>
          </table:table-cell>
          <table:table-cell office:value-type="float" office:value="6831" table:style-name="ce24">
            <text:p>6 831</text:p>
          </table:table-cell>
          <table:table-cell office:value-type="float" office:value="33.123211947825247" table:style-name="ce25">
            <text:p>33,1</text:p>
          </table:table-cell>
          <table:table-cell office:value-type="float" office:value="-0.62948323817889218" table:style-name="ce20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876" table:style-name="ce24">
            <text:p>3 876</text:p>
          </table:table-cell>
          <table:table-cell office:value-type="float" office:value="19.556004036326943" table:style-name="ce25">
            <text:p>19,6</text:p>
          </table:table-cell>
          <table:table-cell office:value-type="float" office:value="3955" table:style-name="ce24">
            <text:p>3 955</text:p>
          </table:table-cell>
          <table:table-cell office:value-type="float" office:value="19.177617223488337" table:style-name="ce25">
            <text:p>19,2</text:p>
          </table:table-cell>
          <table:table-cell office:value-type="float" office:value="-1.9974715549936661" table:style-name="ce26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3448" table:style-name="ce24">
            <text:p>3 448</text:p>
          </table:table-cell>
          <table:table-cell office:value-type="float" office:value="17.396569122098889" table:style-name="ce25">
            <text:p>17,4</text:p>
          </table:table-cell>
          <table:table-cell office:value-type="float" office:value="4130" table:style-name="ce24">
            <text:p>4 130</text:p>
          </table:table-cell>
          <table:table-cell office:value-type="float" office:value="20.02618435727101" table:style-name="ce25">
            <text:p>20,0</text:p>
          </table:table-cell>
          <table:table-cell office:value-type="float" office:value="-16.513317191283292" table:style-name="ce26">
            <text:p>-1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5.045408678102926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514" table:style-name="ce24">
            <text:p>4 514</text:p>
          </table:table-cell>
          <table:table-cell office:value-type="float" office:value="22.774974772956611" table:style-name="ce25">
            <text:p>22,8</text:p>
          </table:table-cell>
          <table:table-cell office:value-type="float" office:value="4508" table:style-name="ce24">
            <text:p>4 508</text:p>
          </table:table-cell>
          <table:table-cell office:value-type="float" office:value="21.859089366241577" table:style-name="ce25">
            <text:p>21,9</text:p>
          </table:table-cell>
          <table:table-cell office:value-type="float" office:value="0.13309671694764802" table:style-name="ce26">
            <text:p>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086" table:style-name="ce24">
            <text:p>1 086</text:p>
          </table:table-cell>
          <table:table-cell office:value-type="float" office:value="24.05848471422242" table:style-name="ce25">
            <text:p>24,1</text:p>
          </table:table-cell>
          <table:table-cell office:value-type="float" office:value="1240" table:style-name="ce24">
            <text:p>1 240</text:p>
          </table:table-cell>
          <table:table-cell office:value-type="float" office:value="27.506654835847382" table:style-name="ce25">
            <text:p>27,5</text:p>
          </table:table-cell>
          <table:table-cell office:value-type="float" office:value="-12.41935483870968" table:style-name="ce26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193" table:style-name="ce24">
            <text:p>1 193</text:p>
          </table:table-cell>
          <table:table-cell office:value-type="float" office:value="6.0191725529767908" table:style-name="ce25">
            <text:p>6,0</text:p>
          </table:table-cell>
          <table:table-cell office:value-type="float" office:value="1197" table:style-name="ce24">
            <text:p>1 197</text:p>
          </table:table-cell>
          <table:table-cell office:value-type="float" office:value="5.8041991950734619" table:style-name="ce25">
            <text:p>5,8</text:p>
          </table:table-cell>
          <table:table-cell office:value-type="float" office:value="-0.33416875522139833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77" table:style-name="ce24">
            <text:p>177</text:p>
          </table:table-cell>
          <table:table-cell office:value-type="float" office:value="14.836546521374686" table:style-name="ce25">
            <text:p>14,8</text:p>
          </table:table-cell>
          <table:table-cell office:value-type="float" office:value="36" table:style-name="ce24">
            <text:p>36</text:p>
          </table:table-cell>
          <table:table-cell office:value-type="float" office:value="3.007518796992481" table:style-name="ce25">
            <text:p>3,0</text:p>
          </table:table-cell>
          <table:table-cell office:value-type="float" office:value="391.66666666666669" table:style-name="ce26">
            <text:p>39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36" table:style-name="ce61">
            <text:p>36</text:p>
          </table:table-cell>
          <table:table-cell office:value-type="float" office:value="0.18163471241170534" table:style-name="ce20">
            <text:p>0,2</text:p>
          </table:table-cell>
          <table:table-cell office:value-type="float" office:value="28" table:style-name="ce24">
            <text:p>28</text:p>
          </table:table-cell>
          <table:table-cell office:value-type="float" office:value="0.13577074140522719" table:style-name="ce25">
            <text:p>0,1</text:p>
          </table:table-cell>
          <table:table-cell office:value-type="float" office:value="28.571428571428555" table:style-name="ce20">
            <text:p>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" table:style-name="ce24">
            <text:p>6</text:p>
          </table:table-cell>
          <table:table-cell office:value-type="float" office:value="3.0272452068617558E-2" table:style-name="ce25">
            <text:p>0,0</text:p>
          </table:table-cell>
          <table:table-cell office:value-type="float" office:value="50" table:style-name="ce24">
            <text:p>50</text:p>
          </table:table-cell>
          <table:table-cell office:value-type="float" office:value="0.24244775250933423" table:style-name="ce25">
            <text:p>0,2</text:p>
          </table:table-cell>
          <table:table-cell office:value-type="float" office:value="-88" table:style-name="ce26">
            <text:p>-8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05" table:style-name="ce24">
            <text:p>1 305</text:p>
          </table:table-cell>
          <table:table-cell office:value-type="float" office:value="6.5842583249243187" table:style-name="ce25">
            <text:p>6,6</text:p>
          </table:table-cell>
          <table:table-cell office:value-type="float" office:value="1519" table:style-name="ce24">
            <text:p>1 519</text:p>
          </table:table-cell>
          <table:table-cell office:value-type="float" office:value="7.3655627212335739" table:style-name="ce25">
            <text:p>7,4</text:p>
          </table:table-cell>
          <table:table-cell office:value-type="float" office:value="-14.088215931533895" table:style-name="ce26">
            <text:p>-1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379" table:style-name="ce24">
            <text:p>4 379</text:p>
          </table:table-cell>
          <table:table-cell office:value-type="float" office:value="22.093844601412716" table:style-name="ce25">
            <text:p>22,1</text:p>
          </table:table-cell>
          <table:table-cell office:value-type="float" office:value="4514" table:style-name="ce24">
            <text:p>4 514</text:p>
          </table:table-cell>
          <table:table-cell office:value-type="float" office:value="21.888183096542694" table:style-name="ce25">
            <text:p>21,9</text:p>
          </table:table-cell>
          <table:table-cell office:value-type="float" office:value="-2.9906956136464373" table:style-name="ce26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993" table:style-name="ce24">
            <text:p>3 993</text:p>
          </table:table-cell>
          <table:table-cell office:value-type="float" office:value="20.146316851664984" table:style-name="ce25">
            <text:p>20,1</text:p>
          </table:table-cell>
          <table:table-cell office:value-type="float" office:value="4169" table:style-name="ce24">
            <text:p>4 169</text:p>
          </table:table-cell>
          <table:table-cell office:value-type="float" office:value="20.21529360422829" table:style-name="ce25">
            <text:p>20,2</text:p>
          </table:table-cell>
          <table:table-cell office:value-type="float" office:value="-4.2216358839050088" table:style-name="ce26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930" table:style-name="ce24">
            <text:p>1 930</text:p>
          </table:table-cell>
          <table:table-cell office:value-type="float" office:value="9.7376387487386467" table:style-name="ce25">
            <text:p>9,7</text:p>
          </table:table-cell>
          <table:table-cell office:value-type="float" office:value="1831" table:style-name="ce24">
            <text:p>1 831</text:p>
          </table:table-cell>
          <table:table-cell office:value-type="float" office:value="8.8784366968918196" table:style-name="ce25">
            <text:p>8,9</text:p>
          </table:table-cell>
          <table:table-cell office:value-type="float" office:value="5.4068814855270375" table:style-name="ce26">
            <text:p>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170" table:style-name="ce24">
            <text:p>4 170</text:p>
          </table:table-cell>
          <table:table-cell office:value-type="float" office:value="21.039354187689202" table:style-name="ce25">
            <text:p>21,0</text:p>
          </table:table-cell>
          <table:table-cell office:value-type="float" office:value="4283" table:style-name="ce24">
            <text:p>4 283</text:p>
          </table:table-cell>
          <table:table-cell office:value-type="float" office:value="20.768074479949572" table:style-name="ce25">
            <text:p>20,8</text:p>
          </table:table-cell>
          <table:table-cell office:value-type="float" office:value="-2.6383376138220882" table:style-name="ce26">
            <text:p>-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001" table:style-name="ce24">
            <text:p>4 001</text:p>
          </table:table-cell>
          <table:table-cell office:value-type="float" office:value="20.186680121089807" table:style-name="ce25">
            <text:p>20,2</text:p>
          </table:table-cell>
          <table:table-cell office:value-type="float" office:value="4229" table:style-name="ce24">
            <text:p>4 229</text:p>
          </table:table-cell>
          <table:table-cell office:value-type="float" office:value="20.506230907239491" table:style-name="ce25">
            <text:p>20,5</text:p>
          </table:table-cell>
          <table:table-cell office:value-type="float" office:value="-5.3913454717427243" table:style-name="ce26">
            <text:p>-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34" table:style-name="ce61">
            <text:p>34</text:p>
          </table:table-cell>
          <table:table-cell office:value-type="float" office:value="0.1715438950554995" table:style-name="ce20">
            <text:p>0,2</text:p>
          </table:table-cell>
          <table:table-cell office:value-type="float" office:value="15" table:style-name="ce24">
            <text:p>15</text:p>
          </table:table-cell>
          <table:table-cell office:value-type="float" office:value="7.2734325752800269E-2" table:style-name="ce25">
            <text:p>0,1</text:p>
          </table:table-cell>
          <table:table-cell office:value-type="float" office:value="126.66666666666669" table:style-name="ce20">
            <text:p>12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" table:style-name="ce31">
            <text:p>48</text:p>
          </table:table-cell>
          <table:table-cell office:value-type="float" office:value="0.24217961654894049" table:style-name="ce32">
            <text:p>0,2</text:p>
          </table:table-cell>
          <table:table-cell office:value-type="float" office:value="80" table:style-name="ce31">
            <text:p>80</text:p>
          </table:table-cell>
          <table:table-cell office:value-type="float" office:value="0.38791640401493482" table:style-name="ce32">
            <text:p>0,4</text:p>
          </table:table-cell>
          <table:table-cell office:value-type="float" office:value="-40" table:style-name="ce33">
            <text:p>-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750" table:style-name="ce31">
            <text:p>1 750</text:p>
          </table:table-cell>
          <table:table-cell office:value-type="float" office:value="8.829465186680121" table:style-name="ce32">
            <text:p>8,8</text:p>
          </table:table-cell>
          <table:table-cell office:value-type="float" office:value="2439" table:style-name="ce31">
            <text:p>2 439</text:p>
          </table:table-cell>
          <table:table-cell office:value-type="float" office:value="11.826601367405324" table:style-name="ce32">
            <text:p>11,8</text:p>
          </table:table-cell>
          <table:table-cell office:value-type="float" office:value="-28.249282492824932" table:style-name="ce33">
            <text:p>-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388" table:style-name="ce31">
            <text:p>8 388</text:p>
          </table:table-cell>
          <table:table-cell office:value-type="float" office:value="42.32088799192735" table:style-name="ce32">
            <text:p>42,3</text:p>
          </table:table-cell>
          <table:table-cell office:value-type="float" office:value="8650" table:style-name="ce31">
            <text:p>8 650</text:p>
          </table:table-cell>
          <table:table-cell office:value-type="float" office:value="41.943461184114824" table:style-name="ce32">
            <text:p>41,9</text:p>
          </table:table-cell>
          <table:table-cell office:value-type="float" office:value="-3.0289017341040392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665" table:style-name="ce31">
            <text:p>1 665</text:p>
          </table:table-cell>
          <table:table-cell office:value-type="float" office:value="8.4006054490413735" table:style-name="ce32">
            <text:p>8,4</text:p>
          </table:table-cell>
          <table:table-cell office:value-type="float" office:value="2058" table:style-name="ce31">
            <text:p>2 058</text:p>
          </table:table-cell>
          <table:table-cell office:value-type="float" office:value="9.9791494932841971" table:style-name="ce32">
            <text:p>10,0</text:p>
          </table:table-cell>
          <table:table-cell office:value-type="float" office:value="-19.096209912536438" table:style-name="ce33">
            <text:p>-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3" table:style-name="ce31">
            <text:p>1 823</text:p>
          </table:table-cell>
          <table:table-cell office:value-type="float" office:value="9.1977800201816358" table:style-name="ce32">
            <text:p>9,2</text:p>
          </table:table-cell>
          <table:table-cell office:value-type="float" office:value="1951" table:style-name="ce31">
            <text:p>1 951</text:p>
          </table:table-cell>
          <table:table-cell office:value-type="float" office:value="9.4603113029142225" table:style-name="ce32">
            <text:p>9,5</text:p>
          </table:table-cell>
          <table:table-cell office:value-type="float" office:value="-6.5607380830343516" table:style-name="ce33">
            <text:p>-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10" table:style-name="ce31">
            <text:p>410</text:p>
          </table:table-cell>
          <table:table-cell office:value-type="float" office:value="2.0686175580221997" table:style-name="ce32">
            <text:p>2,1</text:p>
          </table:table-cell>
          <table:table-cell office:value-type="float" office:value="612" table:style-name="ce31">
            <text:p>612</text:p>
          </table:table-cell>
          <table:table-cell office:value-type="float" office:value="2.9675604907142512" table:style-name="ce32">
            <text:p>3,0</text:p>
          </table:table-cell>
          <table:table-cell office:value-type="float" office:value="-33.006535947712422" table:style-name="ce33">
            <text:p>-3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62" table:style-name="ce31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42" table:style-name="ce31">
            <text:p>142</text:p>
          </table:table-cell>
          <table:table-cell office:value-type="float" office:value="0.68855161712650925" table:style-name="ce32">
            <text:p>0,7</text:p>
          </table:table-cell>
          <table:table-cell office:value-type="float" office:value="84.507042253521149" table:style-name="ce33">
            <text:p>8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20" table:style-name="ce31">
            <text:p>420</text:p>
          </table:table-cell>
          <table:table-cell office:value-type="float" office:value="2.1190716448032294" table:style-name="ce32">
            <text:p>2,1</text:p>
          </table:table-cell>
          <table:table-cell office:value-type="float" office:value="421" table:style-name="ce31">
            <text:p>421</text:p>
          </table:table-cell>
          <table:table-cell office:value-type="float" office:value="2.0414100761285945" table:style-name="ce32">
            <text:p>2,0</text:p>
          </table:table-cell>
          <table:table-cell office:value-type="float" office:value="-0.23752969121140666" table:style-name="ce33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412" table:style-name="ce31">
            <text:p>1 412</text:p>
          </table:table-cell>
          <table:table-cell office:value-type="float" office:value="7.1241170534813323" table:style-name="ce32">
            <text:p>7,1</text:p>
          </table:table-cell>
          <table:table-cell office:value-type="float" office:value="1128" table:style-name="ce31">
            <text:p>1 128</text:p>
          </table:table-cell>
          <table:table-cell office:value-type="float" office:value="5.4696212966105806" table:style-name="ce32">
            <text:p>5,5</text:p>
          </table:table-cell>
          <table:table-cell office:value-type="float" office:value="25.177304964539019" table:style-name="ce33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2" table:style-name="ce31">
            <text:p>62</text:p>
          </table:table-cell>
          <table:table-cell office:value-type="float" office:value="0.30063521311157448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061" table:style-name="ce31">
            <text:p>1 061</text:p>
          </table:table-cell>
          <table:table-cell office:value-type="float" office:value="5.3531786074672052" table:style-name="ce32">
            <text:p>5,4</text:p>
          </table:table-cell>
          <table:table-cell office:value-type="float" office:value="683" table:style-name="ce31">
            <text:p>683</text:p>
          </table:table-cell>
          <table:table-cell office:value-type="float" office:value="3.3118362992775059" table:style-name="ce32">
            <text:p>3,3</text:p>
          </table:table-cell>
          <table:table-cell office:value-type="float" office:value="55.344070278184489" table:style-name="ce33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14" table:style-name="ce31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1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3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96" table:style-name="ce31">
            <text:p>296</text:p>
          </table:table-cell>
          <table:table-cell office:value-type="float" office:value="1.4934409687184662" table:style-name="ce32">
            <text:p>1,5</text:p>
          </table:table-cell>
          <table:table-cell office:value-type="float" office:value="557" table:style-name="ce31">
            <text:p>557</text:p>
          </table:table-cell>
          <table:table-cell office:value-type="float" office:value="2.7008679629539833" table:style-name="ce32">
            <text:p>2,7</text:p>
          </table:table-cell>
          <table:table-cell office:value-type="float" office:value="-46.858168761220831" table:style-name="ce33">
            <text:p>-4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2" table:style-name="ce31">
            <text:p>472</text:p>
          </table:table-cell>
          <table:table-cell office:value-type="float" office:value="2.3814328960645814" table:style-name="ce32">
            <text:p>2,4</text:p>
          </table:table-cell>
          <table:table-cell office:value-type="float" office:value="280" table:style-name="ce31">
            <text:p>280</text:p>
          </table:table-cell>
          <table:table-cell office:value-type="float" office:value="1.3577074140522718" table:style-name="ce32">
            <text:p>1,4</text:p>
          </table:table-cell>
          <table:table-cell office:value-type="float" office:value="68.571428571428584" table:style-name="ce33">
            <text:p>6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05" table:style-name="ce31">
            <text:p>305</text:p>
          </table:table-cell>
          <table:table-cell office:value-type="float" office:value="1.5388496468213926" table:style-name="ce32">
            <text:p>1,5</text:p>
          </table:table-cell>
          <table:table-cell office:value-type="float" office:value="393" table:style-name="ce31">
            <text:p>393</text:p>
          </table:table-cell>
          <table:table-cell office:value-type="float" office:value="1.9056393347233671" table:style-name="ce32">
            <text:p>1,9</text:p>
          </table:table-cell>
          <table:table-cell office:value-type="float" office:value="-22.391857506361333" table:style-name="ce33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25" table:style-name="ce31">
            <text:p>125</text:p>
          </table:table-cell>
          <table:table-cell office:value-type="float" office:value="0.63067608476286585" table:style-name="ce32">
            <text:p>0,6</text:p>
          </table:table-cell>
          <table:table-cell office:value-type="float" office:value="121" table:style-name="ce31">
            <text:p>121</text:p>
          </table:table-cell>
          <table:table-cell office:value-type="float" office:value="0.58672356107258894" table:style-name="ce32">
            <text:p>0,6</text:p>
          </table:table-cell>
          <table:table-cell office:value-type="float" office:value="3.3057851239669418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351" table:style-name="ce31">
            <text:p>351</text:p>
          </table:table-cell>
          <table:table-cell office:value-type="float" office:value="1.7709384460141273" table:style-name="ce32">
            <text:p>1,8</text:p>
          </table:table-cell>
          <table:table-cell office:value-type="float" office:value="209" table:style-name="ce31">
            <text:p>209</text:p>
          </table:table-cell>
          <table:table-cell office:value-type="float" office:value="1.0134316054890171" table:style-name="ce32">
            <text:p>1,0</text:p>
          </table:table-cell>
          <table:table-cell office:value-type="float" office:value="67.942583732057415" table:style-name="ce33">
            <text:p>6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84" table:style-name="ce31">
            <text:p>184</text:p>
          </table:table-cell>
          <table:table-cell office:value-type="float" office:value="0.92835519677093847" table:style-name="ce32">
            <text:p>0,9</text:p>
          </table:table-cell>
          <table:table-cell office:value-type="float" office:value="171" table:style-name="ce31">
            <text:p>171</text:p>
          </table:table-cell>
          <table:table-cell office:value-type="float" office:value="0.82917131358192309" table:style-name="ce32">
            <text:p>0,8</text:p>
          </table:table-cell>
          <table:table-cell office:value-type="float" office:value="7.6023391812865526" table:style-name="ce33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5">
            <text:p>100,0</text:p>
          </table:table-cell>
          <table:table-cell office:value-type="float" office:value="-3.8937109052998977" table:style-name="ce35">
            <text:p>-3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566" table:style-name="ce61">
            <text:p>3 566</text:p>
          </table:table-cell>
          <table:table-cell office:value-type="float" office:value="17.991927346115038" table:style-name="ce20">
            <text:p>18,0</text:p>
          </table:table-cell>
          <table:table-cell office:value-type="float" office:value="3107" table:style-name="ce24">
            <text:p>3 107</text:p>
          </table:table-cell>
          <table:table-cell office:value-type="float" office:value="15.06570334093003" table:style-name="ce25">
            <text:p>15,1</text:p>
          </table:table-cell>
          <table:table-cell office:value-type="float" office:value="14.77309301577084" table:style-name="ce20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1510" table:style-name="ce36">
            <text:p>1 510</text:p>
          </table:table-cell>
          <table:table-cell office:value-type="float" office:value="7.618567103935419" table:style-name="ce32">
            <text:p>7,6</text:p>
          </table:table-cell>
          <table:table-cell office:value-type="float" office:value="2088" table:style-name="ce36">
            <text:p>2 088</text:p>
          </table:table-cell>
          <table:table-cell office:value-type="float" office:value="10.124618144789798" table:style-name="ce32">
            <text:p>10,1</text:p>
          </table:table-cell>
          <table:table-cell office:value-type="float" office:value="-27.681992337164743" table:style-name="ce37">
            <text:p>-2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484" table:style-name="ce36">
            <text:p>1 484</text:p>
          </table:table-cell>
          <table:table-cell office:value-type="float" office:value="7.4873864783047432" table:style-name="ce32">
            <text:p>7,5</text:p>
          </table:table-cell>
          <table:table-cell office:value-type="float" office:value="1650" table:style-name="ce36">
            <text:p>1 650</text:p>
          </table:table-cell>
          <table:table-cell office:value-type="float" office:value="8.0007758328080296" table:style-name="ce32">
            <text:p>8,0</text:p>
          </table:table-cell>
          <table:table-cell office:value-type="float" office:value="-10.060606060606062" table:style-name="ce37">
            <text:p>-1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336" table:style-name="ce36">
            <text:p>1 336</text:p>
          </table:table-cell>
          <table:table-cell office:value-type="float" office:value="6.7406659939455098" table:style-name="ce32">
            <text:p>6,7</text:p>
          </table:table-cell>
          <table:table-cell office:value-type="float" office:value="1491" table:style-name="ce36">
            <text:p>1 491</text:p>
          </table:table-cell>
          <table:table-cell office:value-type="float" office:value="7.229791979828347" table:style-name="ce32">
            <text:p>7,2</text:p>
          </table:table-cell>
          <table:table-cell office:value-type="float" office:value="-10.395707578806167" table:style-name="ce37">
            <text:p>-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85" table:style-name="ce36">
            <text:p>985</text:p>
          </table:table-cell>
          <table:table-cell office:value-type="float" office:value="4.9697275479313827" table:style-name="ce32">
            <text:p>5,0</text:p>
          </table:table-cell>
          <table:table-cell office:value-type="float" office:value="842" table:style-name="ce36">
            <text:p>842</text:p>
          </table:table-cell>
          <table:table-cell office:value-type="float" office:value="4.082820152257189" table:style-name="ce32">
            <text:p>4,1</text:p>
          </table:table-cell>
          <table:table-cell office:value-type="float" office:value="16.98337292161519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976" table:style-name="ce36">
            <text:p>976</text:p>
          </table:table-cell>
          <table:table-cell office:value-type="float" office:value="4.9243188698284568" table:style-name="ce32">
            <text:p>4,9</text:p>
          </table:table-cell>
          <table:table-cell office:value-type="float" office:value="1185" table:style-name="ce36">
            <text:p>1 185</text:p>
          </table:table-cell>
          <table:table-cell office:value-type="float" office:value="5.7460117344712218" table:style-name="ce32">
            <text:p>5,7</text:p>
          </table:table-cell>
          <table:table-cell office:value-type="float" office:value="-17.637130801687761" table:style-name="ce37">
            <text:p>-1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842" table:style-name="ce36">
            <text:p>842</text:p>
          </table:table-cell>
          <table:table-cell office:value-type="float" office:value="4.2482341069626646" table:style-name="ce32">
            <text:p>4,2</text:p>
          </table:table-cell>
          <table:table-cell office:value-type="float" office:value="939" table:style-name="ce36">
            <text:p>939</text:p>
          </table:table-cell>
          <table:table-cell office:value-type="float" office:value="4.5531687921252972" table:style-name="ce32">
            <text:p>4,6</text:p>
          </table:table-cell>
          <table:table-cell office:value-type="float" office:value="-10.330138445154418" table:style-name="ce37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14" table:style-name="ce36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6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7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620" table:style-name="ce36">
            <text:p>620</text:p>
          </table:table-cell>
          <table:table-cell office:value-type="float" office:value="3.1281533804238144" table:style-name="ce32">
            <text:p>3,1</text:p>
          </table:table-cell>
          <table:table-cell office:value-type="float" office:value="582" table:style-name="ce36">
            <text:p>582</text:p>
          </table:table-cell>
          <table:table-cell office:value-type="float" office:value="2.8220918392086505" table:style-name="ce32">
            <text:p>2,8</text:p>
          </table:table-cell>
          <table:table-cell office:value-type="float" office:value="6.5292096219931182" table:style-name="ce37">
            <text:p>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596" table:style-name="ce36">
            <text:p>596</text:p>
          </table:table-cell>
          <table:table-cell office:value-type="float" office:value="3.0070635721493444" table:style-name="ce32">
            <text:p>3,0</text:p>
          </table:table-cell>
          <table:table-cell office:value-type="float" office:value="793" table:style-name="ce36">
            <text:p>793</text:p>
          </table:table-cell>
          <table:table-cell office:value-type="float" office:value="3.8452213547980412" table:style-name="ce32">
            <text:p>3,8</text:p>
          </table:table-cell>
          <table:table-cell office:value-type="float" office:value="-24.842370744010083" table:style-name="ce37">
            <text:p>-2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537" table:style-name="ce36">
            <text:p>537</text:p>
          </table:table-cell>
          <table:table-cell office:value-type="float" office:value="2.7093844601412718" table:style-name="ce32">
            <text:p>2,7</text:p>
          </table:table-cell>
          <table:table-cell office:value-type="float" office:value="448" table:style-name="ce36">
            <text:p>448</text:p>
          </table:table-cell>
          <table:table-cell office:value-type="float" office:value="2.172331862483635" table:style-name="ce32">
            <text:p>2,2</text:p>
          </table:table-cell>
          <table:table-cell office:value-type="float" office:value="19.866071428571416" table:style-name="ce37">
            <text:p>1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510" table:style-name="ce36">
            <text:p>510</text:p>
          </table:table-cell>
          <table:table-cell office:value-type="float" office:value="2.5731584258324927" table:style-name="ce32">
            <text:p>2,6</text:p>
          </table:table-cell>
          <table:table-cell office:value-type="float" office:value="371" table:style-name="ce36">
            <text:p>371</text:p>
          </table:table-cell>
          <table:table-cell office:value-type="float" office:value="1.7989623236192602" table:style-name="ce32">
            <text:p>1,8</text:p>
          </table:table-cell>
          <table:table-cell office:value-type="float" office:value="37.466307277628033" table:style-name="ce37">
            <text:p>3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04" table:style-name="ce36">
            <text:p>504</text:p>
          </table:table-cell>
          <table:table-cell office:value-type="float" office:value="2.5428859737638749" table:style-name="ce32">
            <text:p>2,5</text:p>
          </table:table-cell>
          <table:table-cell office:value-type="float" office:value="818" table:style-name="ce36">
            <text:p>818</text:p>
          </table:table-cell>
          <table:table-cell office:value-type="float" office:value="3.9664452310527083" table:style-name="ce32">
            <text:p>4,0</text:p>
          </table:table-cell>
          <table:table-cell office:value-type="float" office:value="-38.386308068459655" table:style-name="ce37">
            <text:p>-3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2.5176589303733605" table:style-name="ce32">
            <text:p>2,5</text:p>
          </table:table-cell>
          <table:table-cell office:value-type="float" office:value="848" table:style-name="ce36">
            <text:p>848</text:p>
          </table:table-cell>
          <table:table-cell office:value-type="float" office:value="4.1119138825583086" table:style-name="ce32">
            <text:p>4,1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89" table:style-name="ce36">
            <text:p>489</text:p>
          </table:table-cell>
          <table:table-cell office:value-type="float" office:value="2.4672048435923313" table:style-name="ce32">
            <text:p>2,5</text:p>
          </table:table-cell>
          <table:table-cell office:value-type="float" office:value="753" table:style-name="ce36">
            <text:p>753</text:p>
          </table:table-cell>
          <table:table-cell office:value-type="float" office:value="3.6512631527905737" table:style-name="ce32">
            <text:p>3,7</text:p>
          </table:table-cell>
          <table:table-cell office:value-type="float" office:value="-35.059760956175296" table:style-name="ce37">
            <text:p>-3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483" table:style-name="ce36">
            <text:p>483</text:p>
          </table:table-cell>
          <table:table-cell office:value-type="float" office:value="2.4369323915237135" table:style-name="ce32">
            <text:p>2,4</text:p>
          </table:table-cell>
          <table:table-cell office:value-type="float" office:value="249" table:style-name="ce36">
            <text:p>249</text:p>
          </table:table-cell>
          <table:table-cell office:value-type="float" office:value="1.2073898074964846" table:style-name="ce32">
            <text:p>1,2</text:p>
          </table:table-cell>
          <table:table-cell office:value-type="float" office:value="93.97590361445782" table:style-name="ce37">
            <text:p>9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4318869828456107" table:style-name="ce32">
            <text:p>2,4</text:p>
          </table:table-cell>
          <table:table-cell office:value-type="float" office:value="761" table:style-name="ce36">
            <text:p>761</text:p>
          </table:table-cell>
          <table:table-cell office:value-type="float" office:value="3.6900547931920671" table:style-name="ce32">
            <text:p>3,7</text:p>
          </table:table-cell>
          <table:table-cell office:value-type="float" office:value="-36.662286465177402" table:style-name="ce37">
            <text:p>-3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3" table:style-name="ce36">
            <text:p>453</text:p>
          </table:table-cell>
          <table:table-cell office:value-type="float" office:value="2.2855701311806258" table:style-name="ce32">
            <text:p>2,3</text:p>
          </table:table-cell>
          <table:table-cell office:value-type="float" office:value="216" table:style-name="ce36">
            <text:p>216</text:p>
          </table:table-cell>
          <table:table-cell office:value-type="float" office:value="1.0473742908403239" table:style-name="ce32">
            <text:p>1,0</text:p>
          </table:table-cell>
          <table:table-cell office:value-type="float" office:value="109.7222222222222" table:style-name="ce37">
            <text:p>10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452" table:style-name="ce36">
            <text:p>452</text:p>
          </table:table-cell>
          <table:table-cell office:value-type="float" office:value="2.2805247225025229" table:style-name="ce32">
            <text:p>2,3</text:p>
          </table:table-cell>
          <table:table-cell office:value-type="float" office:value="324" table:style-name="ce36">
            <text:p>324</text:p>
          </table:table-cell>
          <table:table-cell office:value-type="float" office:value="1.571061436260486" table:style-name="ce32">
            <text:p>1,6</text:p>
          </table:table-cell>
          <table:table-cell office:value-type="float" office:value="39.506172839506178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407" table:style-name="ce36">
            <text:p>407</text:p>
          </table:table-cell>
          <table:table-cell office:value-type="float" office:value="2.0534813319878911" table:style-name="ce32">
            <text:p>2,1</text:p>
          </table:table-cell>
          <table:table-cell office:value-type="float" office:value="545" table:style-name="ce36">
            <text:p>545</text:p>
          </table:table-cell>
          <table:table-cell office:value-type="float" office:value="2.6426805023517432" table:style-name="ce32">
            <text:p>2,6</text:p>
          </table:table-cell>
          <table:table-cell office:value-type="float" office:value="-25.321100917431195" table:style-name="ce37">
            <text:p>-2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275" table:style-name="ce36">
            <text:p>2 275</text:p>
          </table:table-cell>
          <table:table-cell office:value-type="float" office:value="11.478304742684157" table:style-name="ce32">
            <text:p>11,5</text:p>
          </table:table-cell>
          <table:table-cell office:value-type="float" office:value="1962" table:style-name="ce36">
            <text:p>1 962</text:p>
          </table:table-cell>
          <table:table-cell office:value-type="float" office:value="9.5136498084662762" table:style-name="ce32">
            <text:p>9,5</text:p>
          </table:table-cell>
          <table:table-cell office:value-type="float" office:value="15.953109072375128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421" table:style-name="ce61">
            <text:p>1 421</text:p>
          </table:table-cell>
          <table:table-cell office:value-type="float" office:value="7.1695257315842591" table:style-name="ce20">
            <text:p>7,2</text:p>
          </table:table-cell>
          <table:table-cell office:value-type="float" office:value="419" table:style-name="ce24">
            <text:p>419</text:p>
          </table:table-cell>
          <table:table-cell office:value-type="float" office:value="2.0317121660282211" table:style-name="ce25">
            <text:p>2,0</text:p>
          </table:table-cell>
          <table:table-cell office:value-type="float" office:value="239.1408114558472" table:style-name="ce20">
            <text:p>23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2" table:style-name="ce36">
            <text:p>442</text:p>
          </table:table-cell>
          <table:table-cell office:value-type="float" office:value="2.2300706357214937" table:style-name="ce32">
            <text:p>2,2</text:p>
          </table:table-cell>
          <table:table-cell office:value-type="float" office:value="269" table:style-name="ce36">
            <text:p>269</text:p>
          </table:table-cell>
          <table:table-cell office:value-type="float" office:value="1.3043689085002184" table:style-name="ce32">
            <text:p>1,3</text:p>
          </table:table-cell>
          <table:table-cell office:value-type="float" office:value="64.312267657992578" table:style-name="ce37">
            <text:p>6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41" table:style-name="ce36">
            <text:p>441</text:p>
          </table:table-cell>
          <table:table-cell office:value-type="float" office:value="2.2250252270433908" table:style-name="ce32">
            <text:p>2,2</text:p>
          </table:table-cell>
          <table:table-cell office:value-type="float" office:value="754" table:style-name="ce36">
            <text:p>754</text:p>
          </table:table-cell>
          <table:table-cell office:value-type="float" office:value="3.6561121078407606" table:style-name="ce32">
            <text:p>3,7</text:p>
          </table:table-cell>
          <table:table-cell office:value-type="float" office:value="-41.51193633952254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380" table:style-name="ce36">
            <text:p>380</text:p>
          </table:table-cell>
          <table:table-cell office:value-type="float" office:value="1.9172552976791122" table:style-name="ce32">
            <text:p>1,9</text:p>
          </table:table-cell>
          <table:table-cell office:value-type="float" office:value="254" table:style-name="ce36">
            <text:p>254</text:p>
          </table:table-cell>
          <table:table-cell office:value-type="float" office:value="1.231634582747418" table:style-name="ce32">
            <text:p>1,2</text:p>
          </table:table-cell>
          <table:table-cell office:value-type="float" office:value="49.606299212598429" table:style-name="ce37">
            <text:p>4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45" table:style-name="ce36">
            <text:p>345</text:p>
          </table:table-cell>
          <table:table-cell office:value-type="float" office:value="1.7406659939455096" table:style-name="ce32">
            <text:p>1,7</text:p>
          </table:table-cell>
          <table:table-cell office:value-type="float" office:value="305" table:style-name="ce36">
            <text:p>305</text:p>
          </table:table-cell>
          <table:table-cell office:value-type="float" office:value="1.4789312903069389" table:style-name="ce32">
            <text:p>1,5</text:p>
          </table:table-cell>
          <table:table-cell office:value-type="float" office:value="13.114754098360663" table:style-name="ce37">
            <text:p>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26" table:style-name="ce36">
            <text:p>326</text:p>
          </table:table-cell>
          <table:table-cell office:value-type="float" office:value="1.6448032290615542" table:style-name="ce32">
            <text:p>1,6</text:p>
          </table:table-cell>
          <table:table-cell office:value-type="float" office:value="205" table:style-name="ce36">
            <text:p>205</text:p>
          </table:table-cell>
          <table:table-cell office:value-type="float" office:value="0.99403578528827041" table:style-name="ce32">
            <text:p>1,0</text:p>
          </table:table-cell>
          <table:table-cell office:value-type="float" office:value="59.024390243902445" table:style-name="ce37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10" table:style-name="ce36">
            <text:p>310</text:p>
          </table:table-cell>
          <table:table-cell office:value-type="float" office:value="1.5640766902119072" table:style-name="ce32">
            <text:p>1,6</text:p>
          </table:table-cell>
          <table:table-cell office:value-type="float" office:value="236" table:style-name="ce36">
            <text:p>236</text:p>
          </table:table-cell>
          <table:table-cell office:value-type="float" office:value="1.1443533918440576" table:style-name="ce32">
            <text:p>1,1</text:p>
          </table:table-cell>
          <table:table-cell office:value-type="float" office:value="31.355932203389841" table:style-name="ce37">
            <text:p>3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9" table:style-name="ce36">
            <text:p>309</text:p>
          </table:table-cell>
          <table:table-cell office:value-type="float" office:value="1.5590312815338043" table:style-name="ce32">
            <text:p>1,6</text:p>
          </table:table-cell>
          <table:table-cell office:value-type="float" office:value="391" table:style-name="ce36">
            <text:p>391</text:p>
          </table:table-cell>
          <table:table-cell office:value-type="float" office:value="1.8959414246229938" table:style-name="ce32">
            <text:p>1,9</text:p>
          </table:table-cell>
          <table:table-cell office:value-type="float" office:value="-20.971867007672643" table:style-name="ce37">
            <text:p>-2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1.5539858728557014" table:style-name="ce32">
            <text:p>1,6</text:p>
          </table:table-cell>
          <table:table-cell office:value-type="float" office:value="638" table:style-name="ce36">
            <text:p>638</text:p>
          </table:table-cell>
          <table:table-cell office:value-type="float" office:value="3.0936333220191052" table:style-name="ce32">
            <text:p>3,1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294" table:style-name="ce36">
            <text:p>294</text:p>
          </table:table-cell>
          <table:table-cell office:value-type="float" office:value="1.4833501513622604" table:style-name="ce32">
            <text:p>1,5</text:p>
          </table:table-cell>
          <table:table-cell office:value-type="float" office:value="406" table:style-name="ce36">
            <text:p>406</text:p>
          </table:table-cell>
          <table:table-cell office:value-type="float" office:value="1.9686757503757941" table:style-name="ce32">
            <text:p>2,0</text:p>
          </table:table-cell>
          <table:table-cell office:value-type="float" office:value="-27.586206896551715" table:style-name="ce37">
            <text:p>-2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93" table:style-name="ce36">
            <text:p>293</text:p>
          </table:table-cell>
          <table:table-cell office:value-type="float" office:value="1.4783047426841576" table:style-name="ce32">
            <text:p>1,5</text:p>
          </table:table-cell>
          <table:table-cell office:value-type="float" office:value="183" table:style-name="ce36">
            <text:p>183</text:p>
          </table:table-cell>
          <table:table-cell office:value-type="float" office:value="0.88735877418416331" table:style-name="ce32">
            <text:p>0,9</text:p>
          </table:table-cell>
          <table:table-cell office:value-type="float" office:value="60.109289617486326" table:style-name="ce37">
            <text:p>6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75" table:style-name="ce36">
            <text:p>275</text:p>
          </table:table-cell>
          <table:table-cell office:value-type="float" office:value="1.3874873864783048" table:style-name="ce32">
            <text:p>1,4</text:p>
          </table:table-cell>
          <table:table-cell office:value-type="float" office:value="450" table:style-name="ce36">
            <text:p>450</text:p>
          </table:table-cell>
          <table:table-cell office:value-type="float" office:value="2.1820297725840083" table:style-name="ce32">
            <text:p>2,2</text:p>
          </table:table-cell>
          <table:table-cell office:value-type="float" office:value="-38.888888888888886" table:style-name="ce37">
            <text:p>-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78" table:style-name="ce36">
            <text:p>178</text:p>
          </table:table-cell>
          <table:table-cell office:value-type="float" office:value="0.86311399893322993" table:style-name="ce32">
            <text:p>0,9</text:p>
          </table:table-cell>
          <table:table-cell office:value-type="float" office:value="47.191011235955045" table:style-name="ce37">
            <text:p>4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242" table:style-name="ce36">
            <text:p>242</text:p>
          </table:table-cell>
          <table:table-cell office:value-type="float" office:value="1.1734471221451779" table:style-name="ce32">
            <text:p>1,2</text:p>
          </table:table-cell>
          <table:table-cell office:value-type="float" office:value="8.2644628099173616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1.2916246215943492" table:style-name="ce32">
            <text:p>1,3</text:p>
          </table:table-cell>
          <table:table-cell office:value-type="float" office:value="172" table:style-name="ce36">
            <text:p>172</text:p>
          </table:table-cell>
          <table:table-cell office:value-type="float" office:value="0.83402026863210987" table:style-name="ce32">
            <text:p>0,8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Leon</text:p>
          </table:table-cell>
          <table:table-cell office:value-type="float" office:value="252" table:style-name="ce36">
            <text:p>252</text:p>
          </table:table-cell>
          <table:table-cell office:value-type="float" office:value="1.2714429868819375" table:style-name="ce32">
            <text:p>1,3</text:p>
          </table:table-cell>
          <table:table-cell office:value-type="float" office:value="192" table:style-name="ce36">
            <text:p>192</text:p>
          </table:table-cell>
          <table:table-cell office:value-type="float" office:value="0.93099936963584351" table:style-name="ce32">
            <text:p>0,9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 C3</text:p>
          </table:table-cell>
          <table:table-cell office:value-type="float" office:value="239" table:style-name="ce36">
            <text:p>239</text:p>
          </table:table-cell>
          <table:table-cell office:value-type="float" office:value="1.2058526740665996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279008873587742" table:style-name="ce32">
            <text:p>0,2</text:p>
          </table:table-cell>
          <table:table-cell office:value-type="float" office:value="408.51063829787239" table:style-name="ce37">
            <text:p>40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 ZS</text:p>
          </table:table-cell>
          <table:table-cell office:value-type="float" office:value="215" table:style-name="ce36">
            <text:p>215</text:p>
          </table:table-cell>
          <table:table-cell office:value-type="float" office:value="1.0847628657921293" table:style-name="ce32">
            <text:p>1,1</text:p>
          </table:table-cell>
          <table:table-cell office:value-type="float" office:value="84" table:style-name="ce36">
            <text:p>84</text:p>
          </table:table-cell>
          <table:table-cell office:value-type="float" office:value="0.40731222421568153" table:style-name="ce32">
            <text:p>0,4</text:p>
          </table:table-cell>
          <table:table-cell office:value-type="float" office:value="155.95238095238096" table:style-name="ce37">
            <text:p>15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10" table:style-name="ce36">
            <text:p>210</text:p>
          </table:table-cell>
          <table:table-cell office:value-type="float" office:value="1.0595358224016147" table:style-name="ce32">
            <text:p>1,1</text:p>
          </table:table-cell>
          <table:table-cell office:value-type="float" office:value="258" table:style-name="ce36">
            <text:p>258</text:p>
          </table:table-cell>
          <table:table-cell office:value-type="float" office:value="1.2510304029481647" table:style-name="ce32">
            <text:p>1,3</text:p>
          </table:table-cell>
          <table:table-cell office:value-type="float" office:value="-18.604651162790702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 Bus</text:p>
          </table:table-cell>
          <table:table-cell office:value-type="float" office:value="197" table:style-name="ce36">
            <text:p>197</text:p>
          </table:table-cell>
          <table:table-cell office:value-type="float" office:value="0.99394550958627659" table:style-name="ce32">
            <text:p>1,0</text:p>
          </table:table-cell>
          <table:table-cell office:value-type="float" office:value="147" table:style-name="ce36">
            <text:p>147</text:p>
          </table:table-cell>
          <table:table-cell office:value-type="float" office:value="0.71279639237744274" table:style-name="ce32">
            <text:p>0,7</text:p>
          </table:table-cell>
          <table:table-cell office:value-type="float" office:value="34.013605442176868" table:style-name="ce37">
            <text:p>3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783" table:style-name="ce36">
            <text:p>12 783</text:p>
          </table:table-cell>
          <table:table-cell office:value-type="float" office:value="64.495459132189708" table:style-name="ce32">
            <text:p>64,5</text:p>
          </table:table-cell>
          <table:table-cell office:value-type="float" office:value="14793" table:style-name="ce36">
            <text:p>14 793</text:p>
          </table:table-cell>
          <table:table-cell office:value-type="float" office:value="71.730592057411627" table:style-name="ce32">
            <text:p>71,7</text:p>
          </table:table-cell>
          <table:table-cell office:value-type="float" office:value="-13.587507604948286" table:style-name="ce37">
            <text:p>-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100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42" table:style-name="ce36">
            <text:p>642</text:p>
          </table:table-cell>
          <table:table-cell office:value-type="float" office:value="18.619489559164734" table:style-name="ce32">
            <text:p>18,6</text:p>
          </table:table-cell>
          <table:table-cell office:value-type="float" office:value="518" table:style-name="ce36">
            <text:p>518</text:p>
          </table:table-cell>
          <table:table-cell office:value-type="float" office:value="12.542372881355933" table:style-name="ce32">
            <text:p>12,5</text:p>
          </table:table-cell>
          <table:table-cell office:value-type="float" office:value="23.938223938223942" table:style-name="ce37">
            <text:p>2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14.472157772621811" table:style-name="ce32">
            <text:p>14,5</text:p>
          </table:table-cell>
          <table:table-cell office:value-type="float" office:value="848" table:style-name="ce36">
            <text:p>848</text:p>
          </table:table-cell>
          <table:table-cell office:value-type="float" office:value="20.53268765133172" table:style-name="ce32">
            <text:p>20,5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7" table:style-name="ce36">
            <text:p>307</text:p>
          </table:table-cell>
          <table:table-cell office:value-type="float" office:value="8.903712296983759" table:style-name="ce32">
            <text:p>8,9</text:p>
          </table:table-cell>
          <table:table-cell office:value-type="float" office:value="199" table:style-name="ce36">
            <text:p>199</text:p>
          </table:table-cell>
          <table:table-cell office:value-type="float" office:value="4.8184019370460049" table:style-name="ce32">
            <text:p>4,8</text:p>
          </table:table-cell>
          <table:table-cell office:value-type="float" office:value="54.2713567839196" table:style-name="ce37">
            <text:p>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84" table:style-name="ce36">
            <text:p>284</text:p>
          </table:table-cell>
          <table:table-cell office:value-type="float" office:value="8.2366589327146187" table:style-name="ce32">
            <text:p>8,2</text:p>
          </table:table-cell>
          <table:table-cell office:value-type="float" office:value="60" table:style-name="ce36">
            <text:p>60</text:p>
          </table:table-cell>
          <table:table-cell office:value-type="float" office:value="1.4527845036319613" table:style-name="ce32">
            <text:p>1,5</text:p>
          </table:table-cell>
          <table:table-cell office:value-type="float" office:value="373.33333333333337" table:style-name="ce37">
            <text:p>37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4" table:style-name="ce36">
            <text:p>244</text:p>
          </table:table-cell>
          <table:table-cell office:value-type="float" office:value="7.0765661252900243" table:style-name="ce32">
            <text:p>7,1</text:p>
          </table:table-cell>
          <table:table-cell office:value-type="float" office:value="446" table:style-name="ce36">
            <text:p>446</text:p>
          </table:table-cell>
          <table:table-cell office:value-type="float" office:value="10.799031476997579" table:style-name="ce32">
            <text:p>10,8</text:p>
          </table:table-cell>
          <table:table-cell office:value-type="float" office:value="-45.291479820627799" table:style-name="ce37">
            <text:p>-4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97" table:style-name="ce36">
            <text:p>197</text:p>
          </table:table-cell>
          <table:table-cell office:value-type="float" office:value="5.7134570765661259" table:style-name="ce32">
            <text:p>5,7</text:p>
          </table:table-cell>
          <table:table-cell office:value-type="float" office:value="424" table:style-name="ce36">
            <text:p>424</text:p>
          </table:table-cell>
          <table:table-cell office:value-type="float" office:value="10.26634382566586" table:style-name="ce32">
            <text:p>10,3</text:p>
          </table:table-cell>
          <table:table-cell office:value-type="float" office:value="-53.53773584905661" table:style-name="ce37">
            <text:p>-5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72" table:style-name="ce36">
            <text:p>72</text:p>
          </table:table-cell>
          <table:table-cell office:value-type="float" office:value="1.7433414043583537" table:style-name="ce32">
            <text:p>1,7</text:p>
          </table:table-cell>
          <table:table-cell office:value-type="float" office:value="163.88888888888891" table:style-name="ce37">
            <text:p>16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7" table:style-name="ce36">
            <text:p>127</text:p>
          </table:table-cell>
          <table:table-cell office:value-type="float" office:value="3.6832946635730863" table:style-name="ce32">
            <text:p>3,7</text:p>
          </table:table-cell>
          <table:table-cell office:value-type="float" office:value="151" table:style-name="ce36">
            <text:p>151</text:p>
          </table:table-cell>
          <table:table-cell office:value-type="float" office:value="3.6561743341404362" table:style-name="ce32">
            <text:p>3,7</text:p>
          </table:table-cell>
          <table:table-cell office:value-type="float" office:value="-15.894039735099341" table:style-name="ce37">
            <text:p>-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89" table:style-name="ce36">
            <text:p>89</text:p>
          </table:table-cell>
          <table:table-cell office:value-type="float" office:value="2.5812064965197217" table:style-name="ce32">
            <text:p>2,6</text:p>
          </table:table-cell>
          <table:table-cell office:value-type="float" office:value="79" table:style-name="ce36">
            <text:p>79</text:p>
          </table:table-cell>
          <table:table-cell office:value-type="float" office:value="1.9128329297820825" table:style-name="ce32">
            <text:p>1,9</text:p>
          </table:table-cell>
          <table:table-cell office:value-type="float" office:value="12.658227848101262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9" table:style-name="ce36">
            <text:p>709</text:p>
          </table:table-cell>
          <table:table-cell office:value-type="float" office:value="20.562645011600932" table:style-name="ce32">
            <text:p>20,6</text:p>
          </table:table-cell>
          <table:table-cell office:value-type="float" office:value="1089" table:style-name="ce36">
            <text:p>1 089</text:p>
          </table:table-cell>
          <table:table-cell office:value-type="float" office:value="26.368038740920099" table:style-name="ce32">
            <text:p>26,4</text:p>
          </table:table-cell>
          <table:table-cell office:value-type="float" office:value="-34.894398530762174" table:style-name="ce37">
            <text:p>-34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8.9327146171693741" table:style-name="ce32">
            <text:p>8,9</text:p>
          </table:table-cell>
          <table:table-cell office:value-type="float" office:value="638" table:style-name="ce36">
            <text:p>638</text:p>
          </table:table-cell>
          <table:table-cell office:value-type="float" office:value="15.447941888619855" table:style-name="ce32">
            <text:p>15,4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7.424593967517402" table:style-name="ce32">
            <text:p>7,4</text:p>
          </table:table-cell>
          <table:table-cell office:value-type="float" office:value="172" table:style-name="ce36">
            <text:p>172</text:p>
          </table:table-cell>
          <table:table-cell office:value-type="float" office:value="4.1646489104116222" table:style-name="ce32">
            <text:p>4,2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149" table:style-name="ce36">
            <text:p>149</text:p>
          </table:table-cell>
          <table:table-cell office:value-type="float" office:value="3.6077481840193708" table:style-name="ce32">
            <text:p>3,6</text:p>
          </table:table-cell>
          <table:table-cell office:value-type="float" office:value="27.516778523489933" table:style-name="ce37">
            <text:p>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78" table:style-name="ce36">
            <text:p>178</text:p>
          </table:table-cell>
          <table:table-cell office:value-type="float" office:value="5.1624129930394433" table:style-name="ce32">
            <text:p>5,2</text:p>
          </table:table-cell>
          <table:table-cell office:value-type="float" office:value="80" table:style-name="ce36">
            <text:p>80</text:p>
          </table:table-cell>
          <table:table-cell office:value-type="float" office:value="1.9370460048426152" table:style-name="ce32">
            <text:p>1,9</text:p>
          </table:table-cell>
          <table:table-cell office:value-type="float" office:value="122.5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49" table:style-name="ce36">
            <text:p>149</text:p>
          </table:table-cell>
          <table:table-cell office:value-type="float" office:value="4.3213457076566133" table:style-name="ce32">
            <text:p>4,3</text:p>
          </table:table-cell>
          <table:table-cell office:value-type="float" office:value="321" table:style-name="ce36">
            <text:p>321</text:p>
          </table:table-cell>
          <table:table-cell office:value-type="float" office:value="7.7723970944309935" table:style-name="ce32">
            <text:p>7,8</text:p>
          </table:table-cell>
          <table:table-cell office:value-type="float" office:value="-53.582554517133957" table:style-name="ce37">
            <text:p>-5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46" table:style-name="ce36">
            <text:p>146</text:p>
          </table:table-cell>
          <table:table-cell office:value-type="float" office:value="4.234338747099768" table:style-name="ce32">
            <text:p>4,2</text:p>
          </table:table-cell>
          <table:table-cell office:value-type="float" office:value="186" table:style-name="ce36">
            <text:p>186</text:p>
          </table:table-cell>
          <table:table-cell office:value-type="float" office:value="4.5036319612590798" table:style-name="ce32">
            <text:p>4,5</text:p>
          </table:table-cell>
          <table:table-cell office:value-type="float" office:value="-21.505376344086031" table:style-name="ce37">
            <text:p>-2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136" table:style-name="ce36">
            <text:p>136</text:p>
          </table:table-cell>
          <table:table-cell office:value-type="float" office:value="3.94431554524362" table:style-name="ce32">
            <text:p>3,9</text:p>
          </table:table-cell>
          <table:table-cell office:value-type="float" office:value="48" table:style-name="ce36">
            <text:p>48</text:p>
          </table:table-cell>
          <table:table-cell office:value-type="float" office:value="1.1622276029055691" table:style-name="ce32">
            <text:p>1,2</text:p>
          </table:table-cell>
          <table:table-cell office:value-type="float" office:value="183.33333333333337" table:style-name="ce37">
            <text:p>1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31" table:style-name="ce36">
            <text:p>131</text:p>
          </table:table-cell>
          <table:table-cell office:value-type="float" office:value="3.7993039443155454" table:style-name="ce32">
            <text:p>3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10" table:style-name="ce36">
            <text:p>110</text:p>
          </table:table-cell>
          <table:table-cell office:value-type="float" office:value="3.1902552204176335" table:style-name="ce32">
            <text:p>3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4" table:style-name="ce36">
            <text:p>1 684</text:p>
          </table:table-cell>
          <table:table-cell office:value-type="float" office:value="48.83990719257541" table:style-name="ce32">
            <text:p>48,8</text:p>
          </table:table-cell>
          <table:table-cell office:value-type="float" office:value="2292" table:style-name="ce36">
            <text:p>2 292</text:p>
          </table:table-cell>
          <table:table-cell office:value-type="float" office:value="55.496368038740925" table:style-name="ce32">
            <text:p>55,5</text:p>
          </table:table-cell>
          <table:table-cell office:value-type="float" office:value="-26.527050610820254" table:style-name="ce37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448" table:style-name="ce34">
            <text:p>3 448</text:p>
          </table:table-cell>
          <table:table-cell office:value-type="float" office:value="100" table:style-name="ce38">
            <text:p>100,0</text:p>
          </table:table-cell>
          <table:table-cell office:value-type="float" office:value="4130" table:style-name="ce34">
            <text:p>4 130</text:p>
          </table:table-cell>
          <table:table-cell office:value-type="float" office:value="100" table:style-name="ce38">
            <text:p>100,0</text:p>
          </table:table-cell>
          <table:table-cell office:value-type="float" office:value="-16.513317191283292" table:style-name="ce39">
            <text:p>-16,5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04420" table:style-name="ce61">
            <text:p>104 420</text:p>
          </table:table-cell>
          <table:table-cell office:value-type="float" office:value="68.046450402074882" table:style-name="ce20">
            <text:p>68,0</text:p>
          </table:table-cell>
          <table:table-cell office:value-type="float" office:value="102179" table:style-name="ce24">
            <text:p>102 179</text:p>
          </table:table-cell>
          <table:table-cell office:value-type="float" office:value="69.508105276763061" table:style-name="ce25">
            <text:p>69,5</text:p>
          </table:table-cell>
          <table:table-cell office:value-type="float" office:value="2.1932099550788422" table:style-name="ce20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7923" table:style-name="ce61">
            <text:p>17 923</text:p>
          </table:table-cell>
          <table:table-cell office:value-type="float" office:value="11.67972161038487" table:style-name="ce20">
            <text:p>11,7</text:p>
          </table:table-cell>
          <table:table-cell office:value-type="float" office:value="17439" table:style-name="ce31">
            <text:p>17 439</text:p>
          </table:table-cell>
          <table:table-cell office:value-type="float" office:value="11.86302320360809" table:style-name="ce20">
            <text:p>11,9</text:p>
          </table:table-cell>
          <table:table-cell office:value-type="float" office:value="2.7753884970468619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5005" table:style-name="ce61">
            <text:p>5 005</text:p>
          </table:table-cell>
          <table:table-cell office:value-type="float" office:value="3.2615637259374144" table:style-name="ce20">
            <text:p>3,3</text:p>
          </table:table-cell>
          <table:table-cell office:value-type="float" office:value="4679" table:style-name="ce31">
            <text:p>4 679</text:p>
          </table:table-cell>
          <table:table-cell office:value-type="float" office:value="3.1829282395597369" table:style-name="ce20">
            <text:p>3,2</text:p>
          </table:table-cell>
          <table:table-cell office:value-type="float" office:value="6.9673007052789018" table:style-name="ce20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55" table:style-name="ce61">
            <text:p>55</text:p>
          </table:table-cell>
          <table:table-cell office:value-type="float" office:value="3.5841359625685874E-2" table:style-name="ce20">
            <text:p>0,0</text:p>
          </table:table-cell>
          <table:table-cell office:value-type="float" office:value="39" table:style-name="ce31">
            <text:p>39</text:p>
          </table:table-cell>
          <table:table-cell office:value-type="float" office:value="2.6530070814881328E-2" table:style-name="ce20">
            <text:p>0,0</text:p>
          </table:table-cell>
          <table:table-cell office:value-type="float" office:value="41.025641025641022" table:style-name="ce20">
            <text:p>4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35" table:style-name="ce61">
            <text:p>135</text:p>
          </table:table-cell>
          <table:table-cell office:value-type="float" office:value="8.7974246353956231E-2" table:style-name="ce20">
            <text:p>0,1</text:p>
          </table:table-cell>
          <table:table-cell office:value-type="float" office:value="187" table:style-name="ce31">
            <text:p>187</text:p>
          </table:table-cell>
          <table:table-cell office:value-type="float" office:value="0.12720828826622585" table:style-name="ce20">
            <text:p>0,1</text:p>
          </table:table-cell>
          <table:table-cell office:value-type="float" office:value="-27.807486631016047" table:style-name="ce20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08" table:style-name="ce36">
            <text:p>108</text:p>
          </table:table-cell>
          <table:table-cell office:value-type="float" office:value="7.0379397083164985E-2" table:style-name="ce20">
            <text:p>0,1</text:p>
          </table:table-cell>
          <table:table-cell office:value-type="float" office:value="78" table:style-name="ce31">
            <text:p>78</text:p>
          </table:table-cell>
          <table:table-cell office:value-type="float" office:value="5.3060141629762657E-2" table:style-name="ce20">
            <text:p>0,1</text:p>
          </table:table-cell>
          <table:table-cell office:value-type="float" office:value="38.461538461538453" table:style-name="ce20">
            <text:p>3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347" table:style-name="ce61">
            <text:p>347</text:p>
          </table:table-cell>
          <table:table-cell office:value-type="float" office:value="0.2261263961838727" table:style-name="ce20">
            <text:p>0,2</text:p>
          </table:table-cell>
          <table:table-cell office:value-type="float" office:value="341" table:style-name="ce31">
            <text:p>341</text:p>
          </table:table-cell>
          <table:table-cell office:value-type="float" office:value="0.23196805507370599" table:style-name="ce20">
            <text:p>0,2</text:p>
          </table:table-cell>
          <table:table-cell office:value-type="float" office:value="1.7595307917888476" table:style-name="ce20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491" table:style-name="ce61">
            <text:p>491</text:p>
          </table:table-cell>
          <table:table-cell office:value-type="float" office:value="0.31996559229475935" table:style-name="ce20">
            <text:p>0,3</text:p>
          </table:table-cell>
          <table:table-cell office:value-type="float" office:value="290" table:style-name="ce31">
            <text:p>290</text:p>
          </table:table-cell>
          <table:table-cell office:value-type="float" office:value="0.19727488554655348" table:style-name="ce20">
            <text:p>0,2</text:p>
          </table:table-cell>
          <table:table-cell office:value-type="float" office:value="69.310344827586221" table:style-name="ce20">
            <text:p>6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4830" table:style-name="ce61">
            <text:p>14 830</text:p>
          </table:table-cell>
          <table:table-cell office:value-type="float" office:value="9.6641338772531178" table:style-name="ce20">
            <text:p>9,7</text:p>
          </table:table-cell>
          <table:table-cell office:value-type="float" office:value="11564" table:style-name="ce31">
            <text:p>11 564</text:p>
          </table:table-cell>
          <table:table-cell office:value-type="float" office:value="7.8665061257253255" table:style-name="ce20">
            <text:p>7,9</text:p>
          </table:table-cell>
          <table:table-cell office:value-type="float" office:value="28.242822552749914" table:style-name="ce20">
            <text:p>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67" table:style-name="ce61">
            <text:p>267</text:p>
          </table:table-cell>
          <table:table-cell office:value-type="float" office:value="0.17399350945560232" table:style-name="ce20">
            <text:p>0,2</text:p>
          </table:table-cell>
          <table:table-cell office:value-type="float" office:value="151" table:style-name="ce31">
            <text:p>151</text:p>
          </table:table-cell>
          <table:table-cell office:value-type="float" office:value="0.10271899212941232" table:style-name="ce20">
            <text:p>0,1</text:p>
          </table:table-cell>
          <table:table-cell office:value-type="float" office:value="76.821192052980138" table:style-name="ce20">
            <text:p>7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703" table:style-name="ce61">
            <text:p>1 703</text:p>
          </table:table-cell>
          <table:table-cell office:value-type="float" office:value="1.1097788262280552" table:style-name="ce20">
            <text:p>1,1</text:p>
          </table:table-cell>
          <table:table-cell office:value-type="float" office:value="1473" table:style-name="ce31">
            <text:p>1 473</text:p>
          </table:table-cell>
          <table:table-cell office:value-type="float" office:value="1.002020366931287" table:style-name="ce20">
            <text:p>1,0</text:p>
          </table:table-cell>
          <table:table-cell office:value-type="float" office:value="15.614392396469782" table:style-name="ce20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195" table:style-name="ce61">
            <text:p>3 195</text:p>
          </table:table-cell>
          <table:table-cell office:value-type="float" office:value="2.0820571637102976" table:style-name="ce20">
            <text:p>2,1</text:p>
          </table:table-cell>
          <table:table-cell office:value-type="float" office:value="3109" table:style-name="ce31">
            <text:p>3 109</text:p>
          </table:table-cell>
          <table:table-cell office:value-type="float" office:value="2.1149228247042577" table:style-name="ce20">
            <text:p>2,1</text:p>
          </table:table-cell>
          <table:table-cell office:value-type="float" office:value="2.7661627532968822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725" table:style-name="ce61">
            <text:p>1 725</text:p>
          </table:table-cell>
          <table:table-cell office:value-type="float" office:value="1.1241153700783297" table:style-name="ce20">
            <text:p>1,1</text:p>
          </table:table-cell>
          <table:table-cell office:value-type="float" office:value="1964" table:style-name="ce31">
            <text:p>1 964</text:p>
          </table:table-cell>
          <table:table-cell office:value-type="float" office:value="1.3360271559083827" table:style-name="ce20">
            <text:p>1,3</text:p>
          </table:table-cell>
          <table:table-cell office:value-type="float" office:value="-12.169042769857441" table:style-name="ce20">
            <text:p>-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54" table:style-name="ce61">
            <text:p>54</text:p>
          </table:table-cell>
          <table:table-cell office:value-type="float" office:value="3.5189698541582493E-2" table:style-name="ce20">
            <text:p>0,0</text:p>
          </table:table-cell>
          <table:table-cell office:value-type="float" office:value="66" table:style-name="ce31">
            <text:p>66</text:p>
          </table:table-cell>
          <table:table-cell office:value-type="float" office:value="4.4897042917491477E-2" table:style-name="ce20">
            <text:p>0,0</text:p>
          </table:table-cell>
          <table:table-cell office:value-type="float" office:value="-18.181818181818187" table:style-name="ce20">
            <text:p>-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356" table:style-name="ce61">
            <text:p>1 356</text:p>
          </table:table-cell>
          <table:table-cell office:value-type="float" office:value="0.88365243004418259" table:style-name="ce20">
            <text:p>0,9</text:p>
          </table:table-cell>
          <table:table-cell office:value-type="float" office:value="1287" table:style-name="ce61">
            <text:p>1 287</text:p>
          </table:table-cell>
          <table:table-cell office:value-type="float" office:value="0.87549233689108386" table:style-name="ce20">
            <text:p>0,9</text:p>
          </table:table-cell>
          <table:table-cell office:value-type="float" office:value="5.3613053613053694" table:style-name="ce61">
            <text:p>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36">
            <text:p>16</text:p>
          </table:table-cell>
          <table:table-cell office:value-type="float" office:value="1.0426577345654072E-2" table:style-name="ce20">
            <text:p>0,0</text:p>
          </table:table-cell>
          <table:table-cell office:value-type="float" office:value="21" table:style-name="ce36">
            <text:p>21</text:p>
          </table:table-cell>
          <table:table-cell office:value-type="float" office:value="1.4285422746474562E-2" table:style-name="ce20">
            <text:p>0,0</text:p>
          </table:table-cell>
          <table:table-cell office:value-type="float" office:value="-23.80952380952381" table:style-name="ce36">
            <text:p>-2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451" table:style-name="ce61">
            <text:p>1 451</text:p>
          </table:table-cell>
          <table:table-cell office:value-type="float" office:value="0.94556023303400372" table:style-name="ce20">
            <text:p>0,9</text:p>
          </table:table-cell>
          <table:table-cell office:value-type="float" office:value="1871" table:style-name="ce31">
            <text:p>1 871</text:p>
          </table:table-cell>
          <table:table-cell office:value-type="float" office:value="1.2727631408882811" table:style-name="ce20">
            <text:p>1,3</text:p>
          </table:table-cell>
          <table:table-cell office:value-type="float" office:value="-22.447888829502944" table:style-name="ce20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373" table:style-name="ce61">
            <text:p>373</text:p>
          </table:table-cell>
          <table:table-cell office:value-type="float" office:value="0.24306958437056056" table:style-name="ce20">
            <text:p>0,2</text:p>
          </table:table-cell>
          <table:table-cell office:value-type="float" office:value="265" table:style-name="ce31">
            <text:p>265</text:p>
          </table:table-cell>
          <table:table-cell office:value-type="float" office:value="0.18026842989598851" table:style-name="ce20">
            <text:p>0,2</text:p>
          </table:table-cell>
          <table:table-cell office:value-type="float" office:value="40.754716981132077" table:style-name="ce20">
            <text:p>4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53454" table:style-name="ce64">
            <text:p>153 454</text:p>
          </table:table-cell>
          <table:table-cell office:value-type="float" office:value="100" table:style-name="ce65">
            <text:p>100,0</text:p>
          </table:table-cell>
          <table:table-cell office:value-type="float" office:value="147003" table:style-name="ce66">
            <text:p>147 003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.3883458160717765" table:style-name="ce65">
            <text:p>4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1689" table:style-name="ce61">
            <text:p>11 689</text:p>
          </table:table-cell>
          <table:table-cell office:value-type="float" office:value="92.58613861386138" table:style-name="ce20">
            <text:p>92,6</text:p>
          </table:table-cell>
          <table:table-cell office:value-type="float" office:value="12312" table:style-name="ce31">
            <text:p>12 312</text:p>
          </table:table-cell>
          <table:table-cell office:value-type="float" office:value="94.099663711403238" table:style-name="ce20">
            <text:p>94,1</text:p>
          </table:table-cell>
          <table:table-cell office:value-type="float" office:value="-5.0601039636127325" table:style-name="ce20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84" table:style-name="ce36">
            <text:p>84</text:p>
          </table:table-cell>
          <table:table-cell office:value-type="float" office:value="0.66534653465346538" table:style-name="ce20">
            <text:p>0,7</text:p>
          </table:table-cell>
          <table:table-cell office:value-type="float" office:value="91" table:style-name="ce31">
            <text:p>91</text:p>
          </table:table-cell>
          <table:table-cell office:value-type="float" office:value="0.69550596147966981" table:style-name="ce20">
            <text:p>0,7</text:p>
          </table:table-cell>
          <table:table-cell office:value-type="float" office:value="-7.6923076923076934" table:style-name="ce20">
            <text:p>-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429" table:style-name="ce36">
            <text:p>429</text:p>
          </table:table-cell>
          <table:table-cell office:value-type="float" office:value="3.3980198019801979" table:style-name="ce20">
            <text:p>3,4</text:p>
          </table:table-cell>
          <table:table-cell office:value-type="float" office:value="418" table:style-name="ce31">
            <text:p>418</text:p>
          </table:table-cell>
          <table:table-cell office:value-type="float" office:value="3.1947416692143076" table:style-name="ce20">
            <text:p>3,2</text:p>
          </table:table-cell>
          <table:table-cell office:value-type="float" office:value="2.6315789473684248" table:style-name="ce20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80" table:style-name="ce36">
            <text:p>280</text:p>
          </table:table-cell>
          <table:table-cell office:value-type="float" office:value="2.217821782178218" table:style-name="ce20">
            <text:p>2,2</text:p>
          </table:table-cell>
          <table:table-cell office:value-type="float" office:value="257" table:style-name="ce31">
            <text:p>257</text:p>
          </table:table-cell>
          <table:table-cell office:value-type="float" office:value="1.9642311219810455" table:style-name="ce20">
            <text:p>2,0</text:p>
          </table:table-cell>
          <table:table-cell office:value-type="float" office:value="8.9494163424124622" table:style-name="ce20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43" table:style-name="ce36">
            <text:p>143</text:p>
          </table:table-cell>
          <table:table-cell office:value-type="float" office:value="1.1326732673267326" table:style-name="ce20">
            <text:p>1,1</text:p>
          </table:table-cell>
          <table:table-cell office:value-type="float" office:value="6" table:style-name="ce31">
            <text:p>6</text:p>
          </table:table-cell>
          <table:table-cell office:value-type="float" office:value="4.585753592173647E-2" table:style-name="ce20">
            <text:p>0,0</text:p>
          </table:table-cell>
          <table:table-cell office:value-type="float" office:value="2283.3333333333335" table:style-name="ce20">
            <text:p>2 28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2625" table:style-name="ce64">
            <text:p>12 625</text:p>
          </table:table-cell>
          <table:table-cell office:value-type="float" office:value="100" table:style-name="ce65">
            <text:p>100,0</text:p>
          </table:table-cell>
          <table:table-cell office:value-type="float" office:value="13084" table:style-name="ce66">
            <text:p>13 084</text:p>
          </table:table-cell>
          <table:table-cell office:value-type="float" office:value="100" table:style-name="ce65">
            <text:p>100,0</text:p>
          </table:table-cell>
          <table:table-cell office:value-type="float" office:value="-3.5081014980128487" table:style-name="ce65">
            <text:p>-3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35378" table:style-name="ce61">
            <text:p>35 378</text:p>
          </table:table-cell>
          <table:table-cell office:value-type="float" office:value="33.880482666155906" table:style-name="ce20">
            <text:p>33,9</text:p>
          </table:table-cell>
          <table:table-cell office:value-type="float" office:value="35147" table:style-name="ce24">
            <text:p>35 147</text:p>
          </table:table-cell>
          <table:table-cell office:value-type="float" office:value="34.397478934027539" table:style-name="ce25">
            <text:p>34,4</text:p>
          </table:table-cell>
          <table:table-cell office:value-type="float" office:value="0.65723959370642149" table:style-name="ce20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0764" table:style-name="ce24">
            <text:p>20 764</text:p>
          </table:table-cell>
          <table:table-cell office:value-type="float" office:value="19.885079486688372" table:style-name="ce25">
            <text:p>19,9</text:p>
          </table:table-cell>
          <table:table-cell office:value-type="float" office:value="20177" table:style-name="ce24">
            <text:p>20 177</text:p>
          </table:table-cell>
          <table:table-cell office:value-type="float" office:value="19.746718993139492" table:style-name="ce25">
            <text:p>19,7</text:p>
          </table:table-cell>
          <table:table-cell office:value-type="float" office:value="2.9092531099767029" table:style-name="ce26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7482" table:style-name="ce24">
            <text:p>17 482</text:p>
          </table:table-cell>
          <table:table-cell office:value-type="float" office:value="16.742003447615399" table:style-name="ce25">
            <text:p>16,7</text:p>
          </table:table-cell>
          <table:table-cell office:value-type="float" office:value="18760" table:style-name="ce24">
            <text:p>18 760</text:p>
          </table:table-cell>
          <table:table-cell office:value-type="float" office:value="18.359936973350688" table:style-name="ce25">
            <text:p>18,4</text:p>
          </table:table-cell>
          <table:table-cell office:value-type="float" office:value="-6.8123667377398647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1.0534380386899061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9.7867467875003677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9.5767094426355101E-4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1.9573493575000735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4883" table:style-name="ce24">
            <text:p>24 883</text:p>
          </table:table-cell>
          <table:table-cell office:value-type="float" office:value="23.829726106109941" table:style-name="ce25">
            <text:p>23,8</text:p>
          </table:table-cell>
          <table:table-cell office:value-type="float" office:value="21845" table:style-name="ce24">
            <text:p>21 845</text:p>
          </table:table-cell>
          <table:table-cell office:value-type="float" office:value="21.37914835729455" table:style-name="ce25">
            <text:p>21,4</text:p>
          </table:table-cell>
          <table:table-cell office:value-type="float" office:value="13.907072556649126" table:style-name="ce26">
            <text:p>1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6117" table:style-name="ce24">
            <text:p>6 117</text:p>
          </table:table-cell>
          <table:table-cell office:value-type="float" office:value="24.583048667765141" table:style-name="ce25">
            <text:p>24,6</text:p>
          </table:table-cell>
          <table:table-cell office:value-type="float" office:value="6741" table:style-name="ce24">
            <text:p>6 741</text:p>
          </table:table-cell>
          <table:table-cell office:value-type="float" office:value="30.858319981689174" table:style-name="ce25">
            <text:p>30,9</text:p>
          </table:table-cell>
          <table:table-cell office:value-type="float" office:value="-9.2567868268802869" table:style-name="ce26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5901" table:style-name="ce24">
            <text:p>5 901</text:p>
          </table:table-cell>
          <table:table-cell office:value-type="float" office:value="5.6512162420992151" table:style-name="ce25">
            <text:p>5,7</text:p>
          </table:table-cell>
          <table:table-cell office:value-type="float" office:value="6244" table:style-name="ce24">
            <text:p>6 244</text:p>
          </table:table-cell>
          <table:table-cell office:value-type="float" office:value="6.1108446941152295" table:style-name="ce25">
            <text:p>6,1</text:p>
          </table:table-cell>
          <table:table-cell office:value-type="float" office:value="-5.493273542600889" table:style-name="ce26">
            <text:p>-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771" table:style-name="ce24">
            <text:p>771</text:p>
          </table:table-cell>
          <table:table-cell office:value-type="float" office:value="13.065582104728012" table:style-name="ce25">
            <text:p>13,1</text:p>
          </table:table-cell>
          <table:table-cell office:value-type="float" office:value="272" table:style-name="ce24">
            <text:p>272</text:p>
          </table:table-cell>
          <table:table-cell office:value-type="float" office:value="4.356181934657271" table:style-name="ce25">
            <text:p>4,4</text:p>
          </table:table-cell>
          <table:table-cell office:value-type="float" office:value="183.45588235294116" table:style-name="ce26">
            <text:p>18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3" table:style-name="ce24">
            <text:p>3</text:p>
          </table:table-cell>
          <table:table-cell office:value-type="float" office:value="2.936024036250110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08" table:style-name="ce61">
            <text:p>208</text:p>
          </table:table-cell>
          <table:table-cell office:value-type="float" office:value="0.19919555640681863" table:style-name="ce20">
            <text:p>0,2</text:p>
          </table:table-cell>
          <table:table-cell office:value-type="float" office:value="259" table:style-name="ce24">
            <text:p>259</text:p>
          </table:table-cell>
          <table:table-cell office:value-type="float" office:value="0.25347674179625951" table:style-name="ce25">
            <text:p>0,3</text:p>
          </table:table-cell>
          <table:table-cell office:value-type="float" office:value="-19.691119691119681" table:style-name="ce20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9" table:style-name="ce24">
            <text:p>49</text:p>
          </table:table-cell>
          <table:table-cell office:value-type="float" office:value="4.6925876268914E-2" table:style-name="ce25">
            <text:p>0,0</text:p>
          </table:table-cell>
          <table:table-cell office:value-type="float" office:value="198" table:style-name="ce24">
            <text:p>198</text:p>
          </table:table-cell>
          <table:table-cell office:value-type="float" office:value="0.19377758639250728" table:style-name="ce25">
            <text:p>0,2</text:p>
          </table:table-cell>
          <table:table-cell office:value-type="float" office:value="-75.25252525252526" table:style-name="ce26">
            <text:p>-7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8312" table:style-name="ce24">
            <text:p>8 312</text:p>
          </table:table-cell>
          <table:table-cell office:value-type="float" office:value="7.9601608887186366" table:style-name="ce25">
            <text:p>8,0</text:p>
          </table:table-cell>
          <table:table-cell office:value-type="float" office:value="8253" table:style-name="ce24">
            <text:p>8 253</text:p>
          </table:table-cell>
          <table:table-cell office:value-type="float" office:value="8.0770021237240535" table:style-name="ce25">
            <text:p>8,1</text:p>
          </table:table-cell>
          <table:table-cell office:value-type="float" office:value="0.71489155458621667" table:style-name="ce26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2334" table:style-name="ce24">
            <text:p>22 334</text:p>
          </table:table-cell>
          <table:table-cell office:value-type="float" office:value="21.38862286918215" table:style-name="ce25">
            <text:p>21,4</text:p>
          </table:table-cell>
          <table:table-cell office:value-type="float" office:value="22617" table:style-name="ce24">
            <text:p>22 617</text:p>
          </table:table-cell>
          <table:table-cell office:value-type="float" office:value="22.134685209289579" table:style-name="ce25">
            <text:p>22,1</text:p>
          </table:table-cell>
          <table:table-cell office:value-type="float" office:value="-1.2512711677056956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1182" table:style-name="ce24">
            <text:p>21 182</text:p>
          </table:table-cell>
          <table:table-cell office:value-type="float" office:value="20.285385941390537" table:style-name="ce25">
            <text:p>20,3</text:p>
          </table:table-cell>
          <table:table-cell office:value-type="float" office:value="19532" table:style-name="ce24">
            <text:p>19 532</text:p>
          </table:table-cell>
          <table:table-cell office:value-type="float" office:value="19.115473825345717" table:style-name="ce25">
            <text:p>19,1</text:p>
          </table:table-cell>
          <table:table-cell office:value-type="float" office:value="8.4476756092566063" table:style-name="ce26">
            <text:p>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9382" table:style-name="ce24">
            <text:p>9 382</text:p>
          </table:table-cell>
          <table:table-cell office:value-type="float" office:value="8.9848687990806351" table:style-name="ce25">
            <text:p>9,0</text:p>
          </table:table-cell>
          <table:table-cell office:value-type="float" office:value="8937" table:style-name="ce24">
            <text:p>8 937</text:p>
          </table:table-cell>
          <table:table-cell office:value-type="float" office:value="8.7464156039890781" table:style-name="ce25">
            <text:p>8,7</text:p>
          </table:table-cell>
          <table:table-cell office:value-type="float" office:value="4.9792995412330754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1857" table:style-name="ce24">
            <text:p>21 857</text:p>
          </table:table-cell>
          <table:table-cell office:value-type="float" office:value="20.931813828768433" table:style-name="ce25">
            <text:p>20,9</text:p>
          </table:table-cell>
          <table:table-cell office:value-type="float" office:value="21133" table:style-name="ce24">
            <text:p>21 133</text:p>
          </table:table-cell>
          <table:table-cell office:value-type="float" office:value="20.682331986024526" table:style-name="ce25">
            <text:p>20,7</text:p>
          </table:table-cell>
          <table:table-cell office:value-type="float" office:value="3.4259215445038507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1096" table:style-name="ce24">
            <text:p>21 096</text:p>
          </table:table-cell>
          <table:table-cell office:value-type="float" office:value="20.203026240183874" table:style-name="ce25">
            <text:p>20,2</text:p>
          </table:table-cell>
          <table:table-cell office:value-type="float" office:value="21250" table:style-name="ce24">
            <text:p>21 250</text:p>
          </table:table-cell>
          <table:table-cell office:value-type="float" office:value="20.796836923438281" table:style-name="ce25">
            <text:p>20,8</text:p>
          </table:table-cell>
          <table:table-cell office:value-type="float" office:value="-0.72470588235293576" table:style-name="ce26">
            <text:p>-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100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84" table:style-name="ce61">
            <text:p>184</text:p>
          </table:table-cell>
          <table:table-cell office:value-type="float" office:value="0.17621145374449337" table:style-name="ce20">
            <text:p>0,2</text:p>
          </table:table-cell>
          <table:table-cell office:value-type="float" office:value="156" table:style-name="ce24">
            <text:p>156</text:p>
          </table:table-cell>
          <table:table-cell office:value-type="float" office:value="0.15267324988500572" table:style-name="ce25">
            <text:p>0,2</text:p>
          </table:table-cell>
          <table:table-cell office:value-type="float" office:value="17.948717948717942" table:style-name="ce20">
            <text:p>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86" table:style-name="ce31">
            <text:p>386</text:p>
          </table:table-cell>
          <table:table-cell office:value-type="float" office:value="0.3696609844857307" table:style-name="ce32">
            <text:p>0,4</text:p>
          </table:table-cell>
          <table:table-cell office:value-type="float" office:value="326" table:style-name="ce31">
            <text:p>326</text:p>
          </table:table-cell>
          <table:table-cell office:value-type="float" office:value="0.31904794527251196" table:style-name="ce32">
            <text:p>0,3</text:p>
          </table:table-cell>
          <table:table-cell office:value-type="float" office:value="18.404907975460134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1383" table:style-name="ce31">
            <text:p>11 383</text:p>
          </table:table-cell>
          <table:table-cell office:value-type="float" office:value="10.901168358552001" table:style-name="ce32">
            <text:p>10,9</text:p>
          </table:table-cell>
          <table:table-cell office:value-type="float" office:value="12012" table:style-name="ce31">
            <text:p>12 012</text:p>
          </table:table-cell>
          <table:table-cell office:value-type="float" office:value="11.755840241145441" table:style-name="ce32">
            <text:p>11,8</text:p>
          </table:table-cell>
          <table:table-cell office:value-type="float" office:value="-5.2364302364302375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41563" table:style-name="ce31">
            <text:p>41 563</text:p>
          </table:table-cell>
          <table:table-cell office:value-type="float" office:value="39.803677456425973" table:style-name="ce32">
            <text:p>39,8</text:p>
          </table:table-cell>
          <table:table-cell office:value-type="float" office:value="42020" table:style-name="ce31">
            <text:p>42 020</text:p>
          </table:table-cell>
          <table:table-cell office:value-type="float" office:value="41.123910001076545" table:style-name="ce32">
            <text:p>41,1</text:p>
          </table:table-cell>
          <table:table-cell office:value-type="float" office:value="-1.0875773441218399" table:style-name="ce33">
            <text:p>-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9254" table:style-name="ce31">
            <text:p>9 254</text:p>
          </table:table-cell>
          <table:table-cell office:value-type="float" office:value="8.8622869182149007" table:style-name="ce32">
            <text:p>8,9</text:p>
          </table:table-cell>
          <table:table-cell office:value-type="float" office:value="9452" table:style-name="ce31">
            <text:p>9 452</text:p>
          </table:table-cell>
          <table:table-cell office:value-type="float" office:value="9.2504330635453478" table:style-name="ce32">
            <text:p>9,3</text:p>
          </table:table-cell>
          <table:table-cell office:value-type="float" office:value="-2.0947947524333443" table:style-name="ce33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9265" table:style-name="ce31">
            <text:p>9 265</text:p>
          </table:table-cell>
          <table:table-cell office:value-type="float" office:value="8.8728212986017994" table:style-name="ce32">
            <text:p>8,9</text:p>
          </table:table-cell>
          <table:table-cell office:value-type="float" office:value="9952" table:style-name="ce31">
            <text:p>9 952</text:p>
          </table:table-cell>
          <table:table-cell office:value-type="float" office:value="9.7397704029203656" table:style-name="ce32">
            <text:p>9,7</text:p>
          </table:table-cell>
          <table:table-cell office:value-type="float" office:value="-6.9031350482315048" table:style-name="ce33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812" table:style-name="ce31">
            <text:p>2 812</text:p>
          </table:table-cell>
          <table:table-cell office:value-type="float" office:value="2.6929706952691053" table:style-name="ce32">
            <text:p>2,7</text:p>
          </table:table-cell>
          <table:table-cell office:value-type="float" office:value="2699" table:style-name="ce31">
            <text:p>2 699</text:p>
          </table:table-cell>
          <table:table-cell office:value-type="float" office:value="2.641442957946349" table:style-name="ce32">
            <text:p>2,6</text:p>
          </table:table-cell>
          <table:table-cell office:value-type="float" office:value="4.1867358280844797" table:style-name="ce33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624" table:style-name="ce31">
            <text:p>1 624</text:p>
          </table:table-cell>
          <table:table-cell office:value-type="float" office:value="1.5552576134840068" table:style-name="ce32">
            <text:p>1,6</text:p>
          </table:table-cell>
          <table:table-cell office:value-type="float" office:value="910" table:style-name="ce31">
            <text:p>910</text:p>
          </table:table-cell>
          <table:table-cell office:value-type="float" office:value="0.89059395766253346" table:style-name="ce32">
            <text:p>0,9</text:p>
          </table:table-cell>
          <table:table-cell office:value-type="float" office:value="78.461538461538481" table:style-name="ce33">
            <text:p>7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2118" table:style-name="ce31">
            <text:p>2 118</text:p>
          </table:table-cell>
          <table:table-cell office:value-type="float" office:value="2.0283470599502009" table:style-name="ce32">
            <text:p>2,0</text:p>
          </table:table-cell>
          <table:table-cell office:value-type="float" office:value="2581" table:style-name="ce31">
            <text:p>2 581</text:p>
          </table:table-cell>
          <table:table-cell office:value-type="float" office:value="2.525959345853845" table:style-name="ce32">
            <text:p>2,5</text:p>
          </table:table-cell>
          <table:table-cell office:value-type="float" office:value="-17.938783417280121" table:style-name="ce33">
            <text:p>-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8004" table:style-name="ce31">
            <text:p>8 004</text:p>
          </table:table-cell>
          <table:table-cell office:value-type="float" office:value="7.6651982378854626" table:style-name="ce32">
            <text:p>7,7</text:p>
          </table:table-cell>
          <table:table-cell office:value-type="float" office:value="5762" table:style-name="ce31">
            <text:p>5 762</text:p>
          </table:table-cell>
          <table:table-cell office:value-type="float" office:value="5.6391234989577113" table:style-name="ce32">
            <text:p>5,6</text:p>
          </table:table-cell>
          <table:table-cell office:value-type="float" office:value="38.910100659493224" table:style-name="ce33">
            <text:p>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4.7883547213177551E-2" table:style-name="ce32">
            <text:p>0,0</text:p>
          </table:table-cell>
          <table:table-cell office:value-type="float" office:value="318" table:style-name="ce31">
            <text:p>318</text:p>
          </table:table-cell>
          <table:table-cell office:value-type="float" office:value="0.31121854784251168" table:style-name="ce32">
            <text:p>0,3</text:p>
          </table:table-cell>
          <table:table-cell office:value-type="float" office:value="-84.276729559748432" table:style-name="ce33">
            <text:p>-8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4352" table:style-name="ce31">
            <text:p>4 352</text:p>
          </table:table-cell>
          <table:table-cell office:value-type="float" office:value="4.1677839494349742" table:style-name="ce32">
            <text:p>4,2</text:p>
          </table:table-cell>
          <table:table-cell office:value-type="float" office:value="2984" table:style-name="ce31">
            <text:p>2 984</text:p>
          </table:table-cell>
          <table:table-cell office:value-type="float" office:value="2.9203652413901096" table:style-name="ce32">
            <text:p>2,9</text:p>
          </table:table-cell>
          <table:table-cell office:value-type="float" office:value="45.844504021447733" table:style-name="ce33">
            <text:p>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930" table:style-name="ce31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1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740" table:style-name="ce31">
            <text:p>1 740</text:p>
          </table:table-cell>
          <table:table-cell office:value-type="float" office:value="1.6663474430185787" table:style-name="ce32">
            <text:p>1,7</text:p>
          </table:table-cell>
          <table:table-cell office:value-type="float" office:value="3017" table:style-name="ce31">
            <text:p>3 017</text:p>
          </table:table-cell>
          <table:table-cell office:value-type="float" office:value="2.952661505788861" table:style-name="ce32">
            <text:p>3,0</text:p>
          </table:table-cell>
          <table:table-cell office:value-type="float" office:value="-42.326814716605902" table:style-name="ce33">
            <text:p>-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051" table:style-name="ce31">
            <text:p>2 051</text:p>
          </table:table-cell>
          <table:table-cell office:value-type="float" office:value="1.9641831066845432" table:style-name="ce32">
            <text:p>2,0</text:p>
          </table:table-cell>
          <table:table-cell office:value-type="float" office:value="1503" table:style-name="ce31">
            <text:p>1 503</text:p>
          </table:table-cell>
          <table:table-cell office:value-type="float" office:value="1.4709480421613053" table:style-name="ce32">
            <text:p>1,5</text:p>
          </table:table-cell>
          <table:table-cell office:value-type="float" office:value="36.460412508316693" table:style-name="ce33">
            <text:p>3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801" table:style-name="ce31">
            <text:p>1 801</text:p>
          </table:table-cell>
          <table:table-cell office:value-type="float" office:value="1.7247653706186554" table:style-name="ce32">
            <text:p>1,7</text:p>
          </table:table-cell>
          <table:table-cell office:value-type="float" office:value="1608" table:style-name="ce31">
            <text:p>1 608</text:p>
          </table:table-cell>
          <table:table-cell office:value-type="float" office:value="1.573708883430059" table:style-name="ce32">
            <text:p>1,6</text:p>
          </table:table-cell>
          <table:table-cell office:value-type="float" office:value="12.00248756218906" table:style-name="ce33">
            <text:p>1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43" table:style-name="ce31">
            <text:p>843</text:p>
          </table:table-cell>
          <table:table-cell office:value-type="float" office:value="0.80731660601417354" table:style-name="ce32">
            <text:p>0,8</text:p>
          </table:table-cell>
          <table:table-cell office:value-type="float" office:value="547" table:style-name="ce31">
            <text:p>547</text:p>
          </table:table-cell>
          <table:table-cell office:value-type="float" office:value="0.53533504927627007" table:style-name="ce32">
            <text:p>0,5</text:p>
          </table:table-cell>
          <table:table-cell office:value-type="float" office:value="54.113345521023774" table:style-name="ce33">
            <text:p>5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348" table:style-name="ce31">
            <text:p>1 348</text:p>
          </table:table-cell>
          <table:table-cell office:value-type="float" office:value="1.2909404328672667" table:style-name="ce32">
            <text:p>1,3</text:p>
          </table:table-cell>
          <table:table-cell office:value-type="float" office:value="1341" table:style-name="ce31">
            <text:p>1 341</text:p>
          </table:table-cell>
          <table:table-cell office:value-type="float" office:value="1.3124027442037993" table:style-name="ce32">
            <text:p>1,3</text:p>
          </table:table-cell>
          <table:table-cell office:value-type="float" office:value="0.52199850857569174" table:style-name="ce33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712" table:style-name="ce31">
            <text:p>712</text:p>
          </table:table-cell>
          <table:table-cell office:value-type="float" office:value="0.68186171231564829" table:style-name="ce32">
            <text:p>0,7</text:p>
          </table:table-cell>
          <table:table-cell office:value-type="float" office:value="986" table:style-name="ce31">
            <text:p>986</text:p>
          </table:table-cell>
          <table:table-cell office:value-type="float" office:value="0.96497323324753626" table:style-name="ce32">
            <text:p>1,0</text:p>
          </table:table-cell>
          <table:table-cell office:value-type="float" office:value="-27.789046653144013" table:style-name="ce33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2.1932099550788422" table:style-name="ce35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5791" table:style-name="ce61">
            <text:p>15 791</text:p>
          </table:table-cell>
          <table:table-cell office:value-type="float" office:value="15.122581880865734" table:style-name="ce20">
            <text:p>15,1</text:p>
          </table:table-cell>
          <table:table-cell office:value-type="float" office:value="14995" table:style-name="ce24">
            <text:p>14 995</text:p>
          </table:table-cell>
          <table:table-cell office:value-type="float" office:value="14.6752268078568" table:style-name="ce25">
            <text:p>14,7</text:p>
          </table:table-cell>
          <table:table-cell office:value-type="float" office:value="5.3084361453818047" table:style-name="ce20">
            <text:p>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9934" table:style-name="ce36">
            <text:p>9 934</text:p>
          </table:table-cell>
          <table:table-cell office:value-type="float" office:value="9.5135031603141158" table:style-name="ce32">
            <text:p>9,5</text:p>
          </table:table-cell>
          <table:table-cell office:value-type="float" office:value="10108" table:style-name="ce36">
            <text:p>10 108</text:p>
          </table:table-cell>
          <table:table-cell office:value-type="float" office:value="9.8924436528053707" table:style-name="ce32">
            <text:p>9,9</text:p>
          </table:table-cell>
          <table:table-cell office:value-type="float" office:value="-1.7214087851207012" table:style-name="ce37">
            <text:p>-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7807" table:style-name="ce36">
            <text:p>7 807</text:p>
          </table:table-cell>
          <table:table-cell office:value-type="float" office:value="7.4765370618655425" table:style-name="ce32">
            <text:p>7,5</text:p>
          </table:table-cell>
          <table:table-cell office:value-type="float" office:value="7099" table:style-name="ce36">
            <text:p>7 099</text:p>
          </table:table-cell>
          <table:table-cell office:value-type="float" office:value="6.9476115444465112" table:style-name="ce32">
            <text:p>6,9</text:p>
          </table:table-cell>
          <table:table-cell office:value-type="float" office:value="9.9732356669953646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6454" table:style-name="ce36">
            <text:p>6 454</text:p>
          </table:table-cell>
          <table:table-cell office:value-type="float" office:value="6.1808082742769583" table:style-name="ce32">
            <text:p>6,2</text:p>
          </table:table-cell>
          <table:table-cell office:value-type="float" office:value="6932" table:style-name="ce36">
            <text:p>6 932</text:p>
          </table:table-cell>
          <table:table-cell office:value-type="float" office:value="6.7841728730952546" table:style-name="ce32">
            <text:p>6,8</text:p>
          </table:table-cell>
          <table:table-cell office:value-type="float" office:value="-6.8955568378534196" table:style-name="ce37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6318" table:style-name="ce36">
            <text:p>6 318</text:p>
          </table:table-cell>
          <table:table-cell office:value-type="float" office:value="6.0505650258571153" table:style-name="ce32">
            <text:p>6,1</text:p>
          </table:table-cell>
          <table:table-cell office:value-type="float" office:value="5825" table:style-name="ce36">
            <text:p>5 825</text:p>
          </table:table-cell>
          <table:table-cell office:value-type="float" office:value="5.7007800037189638" table:style-name="ce32">
            <text:p>5,7</text:p>
          </table:table-cell>
          <table:table-cell office:value-type="float" office:value="8.4635193133047153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5329" table:style-name="ce36">
            <text:p>5 329</text:p>
          </table:table-cell>
          <table:table-cell office:value-type="float" office:value="5.1034284619804628" table:style-name="ce32">
            <text:p>5,1</text:p>
          </table:table-cell>
          <table:table-cell office:value-type="float" office:value="5223" table:style-name="ce36">
            <text:p>5 223</text:p>
          </table:table-cell>
          <table:table-cell office:value-type="float" office:value="5.1116178471114422" table:style-name="ce32">
            <text:p>5,1</text:p>
          </table:table-cell>
          <table:table-cell office:value-type="float" office:value="2.0294849703235798" table:style-name="ce37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930" table:style-name="ce36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6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7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4753" table:style-name="ce36">
            <text:p>4 753</text:p>
          </table:table-cell>
          <table:table-cell office:value-type="float" office:value="4.551809998084658" table:style-name="ce32">
            <text:p>4,6</text:p>
          </table:table-cell>
          <table:table-cell office:value-type="float" office:value="4287" table:style-name="ce36">
            <text:p>4 287</text:p>
          </table:table-cell>
          <table:table-cell office:value-type="float" office:value="4.1955783478014075" table:style-name="ce32">
            <text:p>4,2</text:p>
          </table:table-cell>
          <table:table-cell office:value-type="float" office:value="10.870072311639845" table:style-name="ce37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3.2484198429419648" table:style-name="ce32">
            <text:p>3,2</text:p>
          </table:table-cell>
          <table:table-cell office:value-type="float" office:value="3971" table:style-name="ce36">
            <text:p>3 971</text:p>
          </table:table-cell>
          <table:table-cell office:value-type="float" office:value="3.8863171493163957" table:style-name="ce32">
            <text:p>3,9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135" table:style-name="ce36">
            <text:p>3 135</text:p>
          </table:table-cell>
          <table:table-cell office:value-type="float" office:value="3.0022984102662322" table:style-name="ce32">
            <text:p>3,0</text:p>
          </table:table-cell>
          <table:table-cell office:value-type="float" office:value="2684" table:style-name="ce36">
            <text:p>2 684</text:p>
          </table:table-cell>
          <table:table-cell office:value-type="float" office:value="2.6267628377650984" table:style-name="ce32">
            <text:p>2,6</text:p>
          </table:table-cell>
          <table:table-cell office:value-type="float" office:value="16.803278688524586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077" table:style-name="ce36">
            <text:p>3 077</text:p>
          </table:table-cell>
          <table:table-cell office:value-type="float" office:value="2.9467534954989465" table:style-name="ce32">
            <text:p>2,9</text:p>
          </table:table-cell>
          <table:table-cell office:value-type="float" office:value="1638" table:style-name="ce36">
            <text:p>1 638</text:p>
          </table:table-cell>
          <table:table-cell office:value-type="float" office:value="1.6030691237925603" table:style-name="ce32">
            <text:p>1,6</text:p>
          </table:table-cell>
          <table:table-cell office:value-type="float" office:value="87.851037851037859" table:style-name="ce37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959" table:style-name="ce36">
            <text:p>2 959</text:p>
          </table:table-cell>
          <table:table-cell office:value-type="float" office:value="2.8337483240758474" table:style-name="ce32">
            <text:p>2,8</text:p>
          </table:table-cell>
          <table:table-cell office:value-type="float" office:value="3835" table:style-name="ce36">
            <text:p>3 835</text:p>
          </table:table-cell>
          <table:table-cell office:value-type="float" office:value="3.7532173930063908" table:style-name="ce32">
            <text:p>3,8</text:p>
          </table:table-cell>
          <table:table-cell office:value-type="float" office:value="-22.842242503259456" table:style-name="ce37">
            <text:p>-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855" table:style-name="ce36">
            <text:p>2 855</text:p>
          </table:table-cell>
          <table:table-cell office:value-type="float" office:value="2.734150545872438" table:style-name="ce32">
            <text:p>2,7</text:p>
          </table:table-cell>
          <table:table-cell office:value-type="float" office:value="3349" table:style-name="ce36">
            <text:p>3 349</text:p>
          </table:table-cell>
          <table:table-cell office:value-type="float" office:value="3.277581499133873" table:style-name="ce32">
            <text:p>3,3</text:p>
          </table:table-cell>
          <table:table-cell office:value-type="float" office:value="-14.750671842341006" table:style-name="ce37">
            <text:p>-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585" table:style-name="ce36">
            <text:p>2 585</text:p>
          </table:table-cell>
          <table:table-cell office:value-type="float" office:value="2.4755793909212795" table:style-name="ce32">
            <text:p>2,5</text:p>
          </table:table-cell>
          <table:table-cell office:value-type="float" office:value="4422" table:style-name="ce36">
            <text:p>4 422</text:p>
          </table:table-cell>
          <table:table-cell office:value-type="float" office:value="4.3276994294326627" table:style-name="ce32">
            <text:p>4,3</text:p>
          </table:table-cell>
          <table:table-cell office:value-type="float" office:value="-41.54228855721392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570" table:style-name="ce36">
            <text:p>2 570</text:p>
          </table:table-cell>
          <table:table-cell office:value-type="float" office:value="2.4612143267573261" table:style-name="ce32">
            <text:p>2,5</text:p>
          </table:table-cell>
          <table:table-cell office:value-type="float" office:value="3801" table:style-name="ce36">
            <text:p>3 801</text:p>
          </table:table-cell>
          <table:table-cell office:value-type="float" office:value="3.7199424539288897" table:style-name="ce32">
            <text:p>3,7</text:p>
          </table:table-cell>
          <table:table-cell office:value-type="float" office:value="-32.386214154169949" table:style-name="ce37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2431" table:style-name="ce36">
            <text:p>2 431</text:p>
          </table:table-cell>
          <table:table-cell office:value-type="float" office:value="2.3280980655046926" table:style-name="ce32">
            <text:p>2,3</text:p>
          </table:table-cell>
          <table:table-cell office:value-type="float" office:value="2211" table:style-name="ce36">
            <text:p>2 211</text:p>
          </table:table-cell>
          <table:table-cell office:value-type="float" office:value="2.1638497147163314" table:style-name="ce32">
            <text:p>2,2</text:p>
          </table:table-cell>
          <table:table-cell office:value-type="float" office:value="9.9502487562189117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2416" table:style-name="ce36">
            <text:p>2 416</text:p>
          </table:table-cell>
          <table:table-cell office:value-type="float" office:value="2.3137330013407391" table:style-name="ce32">
            <text:p>2,3</text:p>
          </table:table-cell>
          <table:table-cell office:value-type="float" office:value="3093" table:style-name="ce36">
            <text:p>3 093</text:p>
          </table:table-cell>
          <table:table-cell office:value-type="float" office:value="3.0270407813738638" table:style-name="ce32">
            <text:p>3,0</text:p>
          </table:table-cell>
          <table:table-cell office:value-type="float" office:value="-21.888134497251855" table:style-name="ce37">
            <text:p>-2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2204" table:style-name="ce36">
            <text:p>2 204</text:p>
          </table:table-cell>
          <table:table-cell office:value-type="float" office:value="2.1107067611568664" table:style-name="ce32">
            <text:p>2,1</text:p>
          </table:table-cell>
          <table:table-cell office:value-type="float" office:value="879" table:style-name="ce36">
            <text:p>879</text:p>
          </table:table-cell>
          <table:table-cell office:value-type="float" office:value="0.86025504262128227" table:style-name="ce32">
            <text:p>0,9</text:p>
          </table:table-cell>
          <table:table-cell office:value-type="float" office:value="150.73947667804325" table:style-name="ce37">
            <text:p>15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941" table:style-name="ce36">
            <text:p>1 941</text:p>
          </table:table-cell>
          <table:table-cell office:value-type="float" office:value="1.8588393028155525" table:style-name="ce32">
            <text:p>1,9</text:p>
          </table:table-cell>
          <table:table-cell office:value-type="float" office:value="1318" table:style-name="ce36">
            <text:p>1 318</text:p>
          </table:table-cell>
          <table:table-cell office:value-type="float" office:value="1.2898932265925485" table:style-name="ce32">
            <text:p>1,3</text:p>
          </table:table-cell>
          <table:table-cell office:value-type="float" office:value="47.268588770864937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821" table:style-name="ce36">
            <text:p>1 821</text:p>
          </table:table-cell>
          <table:table-cell office:value-type="float" office:value="1.7439187895039263" table:style-name="ce32">
            <text:p>1,7</text:p>
          </table:table-cell>
          <table:table-cell office:value-type="float" office:value="1144" table:style-name="ce36">
            <text:p>1 144</text:p>
          </table:table-cell>
          <table:table-cell office:value-type="float" office:value="1.1196038324900419" table:style-name="ce32">
            <text:p>1,1</text:p>
          </table:table-cell>
          <table:table-cell office:value-type="float" office:value="59.17832167832168" table:style-name="ce37">
            <text:p>5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1718" table:style-name="ce36">
            <text:p>11 718</text:p>
          </table:table-cell>
          <table:table-cell office:value-type="float" office:value="11.221988124880291" table:style-name="ce32">
            <text:p>11,2</text:p>
          </table:table-cell>
          <table:table-cell office:value-type="float" office:value="11360" table:style-name="ce36">
            <text:p>11 360</text:p>
          </table:table-cell>
          <table:table-cell office:value-type="float" office:value="11.117744350600418" table:style-name="ce32">
            <text:p>11,1</text:p>
          </table:table-cell>
          <table:table-cell office:value-type="float" office:value="3.1514084507042242" table:style-name="ce37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4698" table:style-name="ce61">
            <text:p>4 698</text:p>
          </table:table-cell>
          <table:table-cell office:value-type="float" office:value="4.4991380961501628" table:style-name="ce20">
            <text:p>4,5</text:p>
          </table:table-cell>
          <table:table-cell office:value-type="float" office:value="2224" table:style-name="ce24">
            <text:p>2 224</text:p>
          </table:table-cell>
          <table:table-cell office:value-type="float" office:value="2.1765724855400816" table:style-name="ce25">
            <text:p>2,2</text:p>
          </table:table-cell>
          <table:table-cell office:value-type="float" office:value="111.24100719424462" table:style-name="ce20">
            <text:p>1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555" table:style-name="ce36">
            <text:p>3 555</text:p>
          </table:table-cell>
          <table:table-cell office:value-type="float" office:value="3.4045202068569238" table:style-name="ce32">
            <text:p>3,4</text:p>
          </table:table-cell>
          <table:table-cell office:value-type="float" office:value="3037" table:style-name="ce36">
            <text:p>3 037</text:p>
          </table:table-cell>
          <table:table-cell office:value-type="float" office:value="2.9722349993638617" table:style-name="ce32">
            <text:p>3,0</text:p>
          </table:table-cell>
          <table:table-cell office:value-type="float" office:value="17.056305564702001" table:style-name="ce37">
            <text:p>1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681" table:style-name="ce36">
            <text:p>2 681</text:p>
          </table:table-cell>
          <table:table-cell office:value-type="float" office:value="2.5675158015705803" table:style-name="ce32">
            <text:p>2,6</text:p>
          </table:table-cell>
          <table:table-cell office:value-type="float" office:value="1401" table:style-name="ce36">
            <text:p>1 401</text:p>
          </table:table-cell>
          <table:table-cell office:value-type="float" office:value="1.3711232249288015" table:style-name="ce32">
            <text:p>1,4</text:p>
          </table:table-cell>
          <table:table-cell office:value-type="float" office:value="91.3633119200571" table:style-name="ce37">
            <text:p>9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2.4736640490327524" table:style-name="ce32">
            <text:p>2,5</text:p>
          </table:table-cell>
          <table:table-cell office:value-type="float" office:value="3048" table:style-name="ce36">
            <text:p>3 048</text:p>
          </table:table-cell>
          <table:table-cell office:value-type="float" office:value="2.9830004208301122" table:style-name="ce32">
            <text:p>3,0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298" table:style-name="ce36">
            <text:p>1 298</text:p>
          </table:table-cell>
          <table:table-cell office:value-type="float" office:value="1.2703197330175477" table:style-name="ce32">
            <text:p>1,3</text:p>
          </table:table-cell>
          <table:table-cell office:value-type="float" office:value="42.912172573189508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519" table:style-name="ce36">
            <text:p>1 519</text:p>
          </table:table-cell>
          <table:table-cell office:value-type="float" office:value="1.4866068370213057" table:style-name="ce32">
            <text:p>1,5</text:p>
          </table:table-cell>
          <table:table-cell office:value-type="float" office:value="22.119815668202776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790" table:style-name="ce36">
            <text:p>1 790</text:p>
          </table:table-cell>
          <table:table-cell office:value-type="float" office:value="1.7142309902317563" table:style-name="ce32">
            <text:p>1,7</text:p>
          </table:table-cell>
          <table:table-cell office:value-type="float" office:value="1850" table:style-name="ce36">
            <text:p>1 850</text:p>
          </table:table-cell>
          <table:table-cell office:value-type="float" office:value="1.810548155687568" table:style-name="ce32">
            <text:p>1,8</text:p>
          </table:table-cell>
          <table:table-cell office:value-type="float" office:value="-3.2432432432432421" table:style-name="ce37">
            <text:p>-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781" table:style-name="ce36">
            <text:p>1 781</text:p>
          </table:table-cell>
          <table:table-cell office:value-type="float" office:value="1.7056119517333843" table:style-name="ce32">
            <text:p>1,7</text:p>
          </table:table-cell>
          <table:table-cell office:value-type="float" office:value="1147" table:style-name="ce36">
            <text:p>1 147</text:p>
          </table:table-cell>
          <table:table-cell office:value-type="float" office:value="1.1225398565262921" table:style-name="ce32">
            <text:p>1,1</text:p>
          </table:table-cell>
          <table:table-cell office:value-type="float" office:value="55.274629468177835" table:style-name="ce37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757" table:style-name="ce36">
            <text:p>1 757</text:p>
          </table:table-cell>
          <table:table-cell office:value-type="float" office:value="1.6826278490710591" table:style-name="ce32">
            <text:p>1,7</text:p>
          </table:table-cell>
          <table:table-cell office:value-type="float" office:value="1575" table:style-name="ce36">
            <text:p>1 575</text:p>
          </table:table-cell>
          <table:table-cell office:value-type="float" office:value="1.5414126190313078" table:style-name="ce32">
            <text:p>1,5</text:p>
          </table:table-cell>
          <table:table-cell office:value-type="float" office:value="11.555555555555557" table:style-name="ce37">
            <text:p>1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753" table:style-name="ce36">
            <text:p>1 753</text:p>
          </table:table-cell>
          <table:table-cell office:value-type="float" office:value="1.6787971652940048" table:style-name="ce32">
            <text:p>1,7</text:p>
          </table:table-cell>
          <table:table-cell office:value-type="float" office:value="1616" table:style-name="ce36">
            <text:p>1 616</text:p>
          </table:table-cell>
          <table:table-cell office:value-type="float" office:value="1.5815382808600593" table:style-name="ce32">
            <text:p>1,6</text:p>
          </table:table-cell>
          <table:table-cell office:value-type="float" office:value="8.4777227722772324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569" table:style-name="ce36">
            <text:p>1 569</text:p>
          </table:table-cell>
          <table:table-cell office:value-type="float" office:value="1.5025857115495116" table:style-name="ce32">
            <text:p>1,5</text:p>
          </table:table-cell>
          <table:table-cell office:value-type="float" office:value="1441" table:style-name="ce36">
            <text:p>1 441</text:p>
          </table:table-cell>
          <table:table-cell office:value-type="float" office:value="1.4102702120788029" table:style-name="ce32">
            <text:p>1,4</text:p>
          </table:table-cell>
          <table:table-cell office:value-type="float" office:value="8.8827203331020144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420" table:style-name="ce36">
            <text:p>1 420</text:p>
          </table:table-cell>
          <table:table-cell office:value-type="float" office:value="1.3598927408542425" table:style-name="ce32">
            <text:p>1,4</text:p>
          </table:table-cell>
          <table:table-cell office:value-type="float" office:value="1426" table:style-name="ce36">
            <text:p>1 426</text:p>
          </table:table-cell>
          <table:table-cell office:value-type="float" office:value="1.3955900918975523" table:style-name="ce32">
            <text:p>1,4</text:p>
          </table:table-cell>
          <table:table-cell office:value-type="float" office:value="-0.42075736325385549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187" table:style-name="ce36">
            <text:p>1 187</text:p>
          </table:table-cell>
          <table:table-cell office:value-type="float" office:value="1.1367554108408351" table:style-name="ce32">
            <text:p>1,1</text:p>
          </table:table-cell>
          <table:table-cell office:value-type="float" office:value="1656" table:style-name="ce36">
            <text:p>1 656</text:p>
          </table:table-cell>
          <table:table-cell office:value-type="float" office:value="1.6206852680100607" table:style-name="ce32">
            <text:p>1,6</text:p>
          </table:table-cell>
          <table:table-cell office:value-type="float" office:value="-28.321256038647334" table:style-name="ce37">
            <text:p>-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186" table:style-name="ce36">
            <text:p>1 186</text:p>
          </table:table-cell>
          <table:table-cell office:value-type="float" office:value="1.1357977398965715" table:style-name="ce32">
            <text:p>1,1</text:p>
          </table:table-cell>
          <table:table-cell office:value-type="float" office:value="1634" table:style-name="ce36">
            <text:p>1 634</text:p>
          </table:table-cell>
          <table:table-cell office:value-type="float" office:value="1.59915442507756" table:style-name="ce32">
            <text:p>1,6</text:p>
          </table:table-cell>
          <table:table-cell office:value-type="float" office:value="-27.417380660954706" table:style-name="ce37">
            <text:p>-2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143" table:style-name="ce36">
            <text:p>1 143</text:p>
          </table:table-cell>
          <table:table-cell office:value-type="float" office:value="1.0946178892932388" table:style-name="ce32">
            <text:p>1,1</text:p>
          </table:table-cell>
          <table:table-cell office:value-type="float" office:value="808" table:style-name="ce36">
            <text:p>808</text:p>
          </table:table-cell>
          <table:table-cell office:value-type="float" office:value="0.79076914043002966" table:style-name="ce32">
            <text:p>0,8</text:p>
          </table:table-cell>
          <table:table-cell office:value-type="float" office:value="41.46039603960395" table:style-name="ce37">
            <text:p>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131" table:style-name="ce36">
            <text:p>1 131</text:p>
          </table:table-cell>
          <table:table-cell office:value-type="float" office:value="1.0831258379620763" table:style-name="ce32">
            <text:p>1,1</text:p>
          </table:table-cell>
          <table:table-cell office:value-type="float" office:value="1192" table:style-name="ce36">
            <text:p>1 192</text:p>
          </table:table-cell>
          <table:table-cell office:value-type="float" office:value="1.1665802170700439" table:style-name="ce32">
            <text:p>1,2</text:p>
          </table:table-cell>
          <table:table-cell office:value-type="float" office:value="-5.1174496644295289" table:style-name="ce37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112" table:style-name="ce36">
            <text:p>1 112</text:p>
          </table:table-cell>
          <table:table-cell office:value-type="float" office:value="1.0649300900210688" table:style-name="ce32">
            <text:p>1,1</text:p>
          </table:table-cell>
          <table:table-cell office:value-type="float" office:value="1174" table:style-name="ce36">
            <text:p>1 174</text:p>
          </table:table-cell>
          <table:table-cell office:value-type="float" office:value="1.1489640728525432" table:style-name="ce32">
            <text:p>1,1</text:p>
          </table:table-cell>
          <table:table-cell office:value-type="float" office:value="-5.2810902896081728" table:style-name="ce37">
            <text:p>-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1.0036391495882016" table:style-name="ce32">
            <text:p>1,0</text:p>
          </table:table-cell>
          <table:table-cell office:value-type="float" office:value="535" table:style-name="ce36">
            <text:p>535</text:p>
          </table:table-cell>
          <table:table-cell office:value-type="float" office:value="0.52359095313126969" table:style-name="ce32">
            <text:p>0,5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038" table:style-name="ce36">
            <text:p>1 038</text:p>
          </table:table-cell>
          <table:table-cell office:value-type="float" office:value="0.994062440145566" table:style-name="ce32">
            <text:p>1,0</text:p>
          </table:table-cell>
          <table:table-cell office:value-type="float" office:value="1732" table:style-name="ce36">
            <text:p>1 732</text:p>
          </table:table-cell>
          <table:table-cell office:value-type="float" office:value="1.6950645435950635" table:style-name="ce32">
            <text:p>1,7</text:p>
          </table:table-cell>
          <table:table-cell office:value-type="float" office:value="-40.069284064665126" table:style-name="ce37">
            <text:p>-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1034" table:style-name="ce36">
            <text:p>1 034</text:p>
          </table:table-cell>
          <table:table-cell office:value-type="float" office:value="0.99023175636851168" table:style-name="ce32">
            <text:p>1,0</text:p>
          </table:table-cell>
          <table:table-cell office:value-type="float" office:value="1146" table:style-name="ce36">
            <text:p>1 146</text:p>
          </table:table-cell>
          <table:table-cell office:value-type="float" office:value="1.1215611818475422" table:style-name="ce32">
            <text:p>1,1</text:p>
          </table:table-cell>
          <table:table-cell office:value-type="float" office:value="-9.773123909249577" table:style-name="ce37">
            <text:p>-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68244" table:style-name="ce36">
            <text:p>68 244</text:p>
          </table:table-cell>
          <table:table-cell office:value-type="float" office:value="65.35529592032178" table:style-name="ce32">
            <text:p>65,4</text:p>
          </table:table-cell>
          <table:table-cell office:value-type="float" office:value="70720" table:style-name="ce36">
            <text:p>70 720</text:p>
          </table:table-cell>
          <table:table-cell office:value-type="float" office:value="69.2118732812026" table:style-name="ce32">
            <text:p>69,2</text:p>
          </table:table-cell>
          <table:table-cell office:value-type="float" office:value="-3.5011312217194615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19.402814323303971" table:style-name="ce32">
            <text:p>19,4</text:p>
          </table:table-cell>
          <table:table-cell office:value-type="float" office:value="3971" table:style-name="ce36">
            <text:p>3 971</text:p>
          </table:table-cell>
          <table:table-cell office:value-type="float" office:value="21.167377398720681" table:style-name="ce32">
            <text:p>21,2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953" table:style-name="ce36">
            <text:p>2 953</text:p>
          </table:table-cell>
          <table:table-cell office:value-type="float" office:value="16.891659993135796" table:style-name="ce32">
            <text:p>16,9</text:p>
          </table:table-cell>
          <table:table-cell office:value-type="float" office:value="1837" table:style-name="ce36">
            <text:p>1 837</text:p>
          </table:table-cell>
          <table:table-cell office:value-type="float" office:value="9.7921108742004268" table:style-name="ce32">
            <text:p>9,8</text:p>
          </table:table-cell>
          <table:table-cell office:value-type="float" office:value="60.751224823081088" table:style-name="ce37">
            <text:p>6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250" table:style-name="ce36">
            <text:p>1 250</text:p>
          </table:table-cell>
          <table:table-cell office:value-type="float" office:value="7.1502116462647294" table:style-name="ce32">
            <text:p>7,2</text:p>
          </table:table-cell>
          <table:table-cell office:value-type="float" office:value="1444" table:style-name="ce36">
            <text:p>1 444</text:p>
          </table:table-cell>
          <table:table-cell office:value-type="float" office:value="7.6972281449893396" table:style-name="ce32">
            <text:p>7,7</text:p>
          </table:table-cell>
          <table:table-cell office:value-type="float" office:value="-13.43490304709141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218" table:style-name="ce36">
            <text:p>1 218</text:p>
          </table:table-cell>
          <table:table-cell office:value-type="float" office:value="6.9671662281203526" table:style-name="ce32">
            <text:p>7,0</text:p>
          </table:table-cell>
          <table:table-cell office:value-type="float" office:value="228" table:style-name="ce36">
            <text:p>228</text:p>
          </table:table-cell>
          <table:table-cell office:value-type="float" office:value="1.2153518123667377" table:style-name="ce32">
            <text:p>1,2</text:p>
          </table:table-cell>
          <table:table-cell office:value-type="float" office:value="434.21052631578948" table:style-name="ce37">
            <text:p>43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141" table:style-name="ce36">
            <text:p>1 141</text:p>
          </table:table-cell>
          <table:table-cell office:value-type="float" office:value="6.5267131907104456" table:style-name="ce32">
            <text:p>6,5</text:p>
          </table:table-cell>
          <table:table-cell office:value-type="float" office:value="2036" table:style-name="ce36">
            <text:p>2 036</text:p>
          </table:table-cell>
          <table:table-cell office:value-type="float" office:value="10.852878464818764" table:style-name="ce32">
            <text:p>10,9</text:p>
          </table:table-cell>
          <table:table-cell office:value-type="float" office:value="-43.958742632612967" table:style-name="ce37">
            <text:p>-4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137" table:style-name="ce36">
            <text:p>1 137</text:p>
          </table:table-cell>
          <table:table-cell office:value-type="float" office:value="6.503832513442398" table:style-name="ce32">
            <text:p>6,5</text:p>
          </table:table-cell>
          <table:table-cell office:value-type="float" office:value="940" table:style-name="ce36">
            <text:p>940</text:p>
          </table:table-cell>
          <table:table-cell office:value-type="float" office:value="5.0106609808102345" table:style-name="ce32">
            <text:p>5,0</text:p>
          </table:table-cell>
          <table:table-cell office:value-type="float" office:value="20.957446808510639" table:style-name="ce37">
            <text:p>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850" table:style-name="ce36">
            <text:p>850</text:p>
          </table:table-cell>
          <table:table-cell office:value-type="float" office:value="4.8621439194600162" table:style-name="ce32">
            <text:p>4,9</text:p>
          </table:table-cell>
          <table:table-cell office:value-type="float" office:value="828" table:style-name="ce36">
            <text:p>828</text:p>
          </table:table-cell>
          <table:table-cell office:value-type="float" office:value="4.4136460554371002" table:style-name="ce32">
            <text:p>4,4</text:p>
          </table:table-cell>
          <table:table-cell office:value-type="float" office:value="2.6570048309178844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778" table:style-name="ce36">
            <text:p>778</text:p>
          </table:table-cell>
          <table:table-cell office:value-type="float" office:value="4.4502917286351682" table:style-name="ce32">
            <text:p>4,5</text:p>
          </table:table-cell>
          <table:table-cell office:value-type="float" office:value="389" table:style-name="ce36">
            <text:p>389</text:p>
          </table:table-cell>
          <table:table-cell office:value-type="float" office:value="2.0735607675906182" table:style-name="ce32">
            <text:p>2,1</text:p>
          </table:table-cell>
          <table:table-cell office:value-type="float" office:value="100" table:style-name="ce37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620" table:style-name="ce36">
            <text:p>3 620</text:p>
          </table:table-cell>
          <table:table-cell office:value-type="float" office:value="20.707012927582657" table:style-name="ce32">
            <text:p>20,7</text:p>
          </table:table-cell>
          <table:table-cell office:value-type="float" office:value="4747" table:style-name="ce36">
            <text:p>4 747</text:p>
          </table:table-cell>
          <table:table-cell office:value-type="float" office:value="25.303837953091683" table:style-name="ce32">
            <text:p>25,3</text:p>
          </table:table-cell>
          <table:table-cell office:value-type="float" office:value="-23.741310301242891" table:style-name="ce37">
            <text:p>-23,7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14.775197345841438" table:style-name="ce32">
            <text:p>14,8</text:p>
          </table:table-cell>
          <table:table-cell office:value-type="float" office:value="3048" table:style-name="ce36">
            <text:p>3 048</text:p>
          </table:table-cell>
          <table:table-cell office:value-type="float" office:value="16.247334754797443" table:style-name="ce32">
            <text:p>16,2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5.994737444228349" table:style-name="ce32">
            <text:p>6,0</text:p>
          </table:table-cell>
          <table:table-cell office:value-type="float" office:value="535" table:style-name="ce36">
            <text:p>535</text:p>
          </table:table-cell>
          <table:table-cell office:value-type="float" office:value="2.85181236673774" table:style-name="ce32">
            <text:p>2,9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820" table:style-name="ce36">
            <text:p>820</text:p>
          </table:table-cell>
          <table:table-cell office:value-type="float" office:value="4.6905388399496628" table:style-name="ce32">
            <text:p>4,7</text:p>
          </table:table-cell>
          <table:table-cell office:value-type="float" office:value="1068" table:style-name="ce36">
            <text:p>1 068</text:p>
          </table:table-cell>
          <table:table-cell office:value-type="float" office:value="5.6929637526652455" table:style-name="ce32">
            <text:p>5,7</text:p>
          </table:table-cell>
          <table:table-cell office:value-type="float" office:value="-23.220973782771537" table:style-name="ce37">
            <text:p>-2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772" table:style-name="ce36">
            <text:p>772</text:p>
          </table:table-cell>
          <table:table-cell office:value-type="float" office:value="4.4159707127330972" table:style-name="ce32">
            <text:p>4,4</text:p>
          </table:table-cell>
          <table:table-cell office:value-type="float" office:value="606" table:style-name="ce36">
            <text:p>606</text:p>
          </table:table-cell>
          <table:table-cell office:value-type="float" office:value="3.2302771855010661" table:style-name="ce32">
            <text:p>3,2</text:p>
          </table:table-cell>
          <table:table-cell office:value-type="float" office:value="27.392739273927404" table:style-name="ce37">
            <text:p>2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51" table:style-name="ce36">
            <text:p>751</text:p>
          </table:table-cell>
          <table:table-cell office:value-type="float" office:value="4.2958471570758494" table:style-name="ce32">
            <text:p>4,3</text:p>
          </table:table-cell>
          <table:table-cell office:value-type="float" office:value="679" table:style-name="ce36">
            <text:p>679</text:p>
          </table:table-cell>
          <table:table-cell office:value-type="float" office:value="3.6194029850746268" table:style-name="ce32">
            <text:p>3,6</text:p>
          </table:table-cell>
          <table:table-cell office:value-type="float" office:value="10.603829160530196" table:style-name="ce37">
            <text:p>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580" table:style-name="ce36">
            <text:p>580</text:p>
          </table:table-cell>
          <table:table-cell office:value-type="float" office:value="3.3176982038668346" table:style-name="ce32">
            <text:p>3,3</text:p>
          </table:table-cell>
          <table:table-cell office:value-type="float" office:value="304" table:style-name="ce36">
            <text:p>304</text:p>
          </table:table-cell>
          <table:table-cell office:value-type="float" office:value="1.6204690831556503" table:style-name="ce32">
            <text:p>1,6</text:p>
          </table:table-cell>
          <table:table-cell office:value-type="float" office:value="90.78947368421052" table:style-name="ce37">
            <text:p>9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524" table:style-name="ce36">
            <text:p>524</text:p>
          </table:table-cell>
          <table:table-cell office:value-type="float" office:value="2.9973687221141745" table:style-name="ce32">
            <text:p>3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473" table:style-name="ce36">
            <text:p>473</text:p>
          </table:table-cell>
          <table:table-cell office:value-type="float" office:value="2.7056400869465738" table:style-name="ce32">
            <text:p>2,7</text:p>
          </table:table-cell>
          <table:table-cell office:value-type="float" office:value="1011" table:style-name="ce36">
            <text:p>1 011</text:p>
          </table:table-cell>
          <table:table-cell office:value-type="float" office:value="5.3891257995735611" table:style-name="ce32">
            <text:p>5,4</text:p>
          </table:table-cell>
          <table:table-cell office:value-type="float" office:value="-53.214638971315523" table:style-name="ce37">
            <text:p>-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788" table:style-name="ce36">
            <text:p>8 788</text:p>
          </table:table-cell>
          <table:table-cell office:value-type="float" office:value="50.268847957899553" table:style-name="ce32">
            <text:p>50,3</text:p>
          </table:table-cell>
          <table:table-cell office:value-type="float" office:value="9169" table:style-name="ce36">
            <text:p>9 169</text:p>
          </table:table-cell>
          <table:table-cell office:value-type="float" office:value="48.875266524520256" table:style-name="ce32">
            <text:p>48,9</text:p>
          </table:table-cell>
          <table:table-cell office:value-type="float" office:value="-4.1553059221289033" table:style-name="ce37">
            <text:p>-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7482" table:style-name="ce34">
            <text:p>17 482</text:p>
          </table:table-cell>
          <table:table-cell office:value-type="float" office:value="100" table:style-name="ce38">
            <text:p>100,0</text:p>
          </table:table-cell>
          <table:table-cell office:value-type="float" office:value="18760" table:style-name="ce34">
            <text:p>18 760</text:p>
          </table:table-cell>
          <table:table-cell office:value-type="float" office:value="100" table:style-name="ce38">
            <text:p>100,0</text:p>
          </table:table-cell>
          <table:table-cell office:value-type="float" office:value="-6.8123667377398647" table:style-name="ce39">
            <text:p>-6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1" table:style-name="ce24">
            <text:p>111</text:p>
          </table:table-cell>
          <table:table-cell office:value-type="float" office:value="0.56004036326942486" table:style-name="ce25">
            <text:p>0,6</text:p>
          </table:table-cell>
          <table:table-cell office:value-type="float" office:value="480" table:style-name="ce24">
            <text:p>480</text:p>
          </table:table-cell>
          <table:table-cell office:value-type="float" office:value="0.45968205324650446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4.7883547213177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336" table:style-name="ce48">
            <text:p>1 336</text:p>
          </table:table-cell>
          <table:table-cell office:value-type="float" office:value="6.7406659939455098" table:style-name="ce49">
            <text:p>6,7</text:p>
          </table:table-cell>
          <table:table-cell office:value-type="float" office:value="6454" table:style-name="ce48">
            <text:p>6 454</text:p>
          </table:table-cell>
          <table:table-cell office:value-type="float" office:value="6.1808082742769583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484" table:style-name="ce48">
            <text:p>1 484</text:p>
          </table:table-cell>
          <table:table-cell office:value-type="float" office:value="7.4873864783047432" table:style-name="ce49">
            <text:p>7,5</text:p>
          </table:table-cell>
          <table:table-cell office:value-type="float" office:value="7807" table:style-name="ce48">
            <text:p>7 807</text:p>
          </table:table-cell>
          <table:table-cell office:value-type="float" office:value="7.4765370618655425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84" table:style-name="ce48">
            <text:p>284</text:p>
          </table:table-cell>
          <table:table-cell office:value-type="float" office:value="1.4328960645812312" table:style-name="ce49">
            <text:p>1,4</text:p>
          </table:table-cell>
          <table:table-cell office:value-type="float" office:value="1218" table:style-name="ce48">
            <text:p>1 218</text:p>
          </table:table-cell>
          <table:table-cell office:value-type="float" office:value="1.1664432101130051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7.661367554108408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77" table:style-name="ce48">
            <text:p>377</text:p>
          </table:table-cell>
          <table:table-cell office:value-type="float" office:value="1.9021190716448033" table:style-name="ce49">
            <text:p>1,9</text:p>
          </table:table-cell>
          <table:table-cell office:value-type="float" office:value="1535" table:style-name="ce48">
            <text:p>1 535</text:p>
          </table:table-cell>
          <table:table-cell office:value-type="float" office:value="1.4700248994445508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596" table:style-name="ce48">
            <text:p>596</text:p>
          </table:table-cell>
          <table:table-cell office:value-type="float" office:value="3.0070635721493444" table:style-name="ce49">
            <text:p>3,0</text:p>
          </table:table-cell>
          <table:table-cell office:value-type="float" office:value="2416" table:style-name="ce48">
            <text:p>2 416</text:p>
          </table:table-cell>
          <table:table-cell office:value-type="float" office:value="2.3137330013407391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14" table:style-name="ce48">
            <text:p>814</text:p>
          </table:table-cell>
          <table:table-cell office:value-type="float" office:value="4.1069626639757821" table:style-name="ce49">
            <text:p>4,1</text:p>
          </table:table-cell>
          <table:table-cell office:value-type="float" office:value="4930" table:style-name="ce48">
            <text:p>4 930</text:p>
          </table:table-cell>
          <table:table-cell office:value-type="float" office:value="4.7213177552193066" table:style-name="ce49">
            <text:p>4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10" table:style-name="ce48">
            <text:p>110</text:p>
          </table:table-cell>
          <table:table-cell office:value-type="float" office:value="0.105343803868990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3" table:style-name="ce48">
            <text:p>13</text:p>
          </table:table-cell>
          <table:table-cell office:value-type="float" office:value="6.5590312815338045E-2" table:style-name="ce49">
            <text:p>0,1</text:p>
          </table:table-cell>
          <table:table-cell office:value-type="float" office:value="46" table:style-name="ce48">
            <text:p>46</text:p>
          </table:table-cell>
          <table:table-cell office:value-type="float" office:value="4.405286343612334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39" table:style-name="ce48">
            <text:p>239</text:p>
          </table:table-cell>
          <table:table-cell office:value-type="float" office:value="1.2058526740665996" table:style-name="ce49">
            <text:p>1,2</text:p>
          </table:table-cell>
          <table:table-cell office:value-type="float" office:value="1165" table:style-name="ce48">
            <text:p>1 165</text:p>
          </table:table-cell>
          <table:table-cell office:value-type="float" office:value="1.115686650067036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2" table:style-name="ce48">
            <text:p>22</text:p>
          </table:table-cell>
          <table:table-cell office:value-type="float" office:value="0.11099899091826439" table:style-name="ce49">
            <text:p>0,1</text:p>
          </table:table-cell>
          <table:table-cell office:value-type="float" office:value="128" table:style-name="ce48">
            <text:p>128</text:p>
          </table:table-cell>
          <table:table-cell office:value-type="float" office:value="0.12258188086573453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89" table:style-name="ce48">
            <text:p>489</text:p>
          </table:table-cell>
          <table:table-cell office:value-type="float" office:value="2.4672048435923313" table:style-name="ce49">
            <text:p>2,5</text:p>
          </table:table-cell>
          <table:table-cell office:value-type="float" office:value="2585" table:style-name="ce48">
            <text:p>2 585</text:p>
          </table:table-cell>
          <table:table-cell office:value-type="float" office:value="2.475579390921279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6.703696609844857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99" table:style-name="ce48">
            <text:p>99</text:p>
          </table:table-cell>
          <table:table-cell office:value-type="float" office:value="0.49949545913218973" table:style-name="ce49">
            <text:p>0,5</text:p>
          </table:table-cell>
          <table:table-cell office:value-type="float" office:value="520" table:style-name="ce48">
            <text:p>520</text:p>
          </table:table-cell>
          <table:table-cell office:value-type="float" office:value="0.4979888910170465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620" table:style-name="ce48">
            <text:p>620</text:p>
          </table:table-cell>
          <table:table-cell office:value-type="float" office:value="3.1281533804238144" table:style-name="ce49">
            <text:p>3,1</text:p>
          </table:table-cell>
          <table:table-cell office:value-type="float" office:value="2855" table:style-name="ce48">
            <text:p>2 855</text:p>
          </table:table-cell>
          <table:table-cell office:value-type="float" office:value="2.734150545872438" table:style-name="ce49">
            <text:p>2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9" table:style-name="ce48">
            <text:p>9</text:p>
          </table:table-cell>
          <table:table-cell office:value-type="float" office:value="4.5408678102926342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1" table:style-name="ce48">
            <text:p>11</text:p>
          </table:table-cell>
          <table:table-cell office:value-type="float" office:value="5.5499495459132193E-2" table:style-name="ce49">
            <text:p>0,1</text:p>
          </table:table-cell>
          <table:table-cell office:value-type="float" office:value="86" table:style-name="ce48">
            <text:p>86</text:p>
          </table:table-cell>
          <table:table-cell office:value-type="float" office:value="8.23597012066653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64" table:style-name="ce48">
            <text:p>64</text:p>
          </table:table-cell>
          <table:table-cell office:value-type="float" office:value="0.3229061553985873" table:style-name="ce49">
            <text:p>0,3</text:p>
          </table:table-cell>
          <table:table-cell office:value-type="float" office:value="444" table:style-name="ce48">
            <text:p>444</text:p>
          </table:table-cell>
          <table:table-cell office:value-type="float" office:value="0.4252058992530166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04" table:style-name="ce48">
            <text:p>504</text:p>
          </table:table-cell>
          <table:table-cell office:value-type="float" office:value="2.5428859737638749" table:style-name="ce49">
            <text:p>2,5</text:p>
          </table:table-cell>
          <table:table-cell office:value-type="float" office:value="2959" table:style-name="ce48">
            <text:p>2 959</text:p>
          </table:table-cell>
          <table:table-cell office:value-type="float" office:value="2.8337483240758474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340739321968971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28" table:style-name="ce48">
            <text:p>128</text:p>
          </table:table-cell>
          <table:table-cell office:value-type="float" office:value="0.6458123107971746" table:style-name="ce49">
            <text:p>0,6</text:p>
          </table:table-cell>
          <table:table-cell office:value-type="float" office:value="598" table:style-name="ce48">
            <text:p>598</text:p>
          </table:table-cell>
          <table:table-cell office:value-type="float" office:value="0.57268722466960353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62" table:style-name="ce48">
            <text:p>162</text:p>
          </table:table-cell>
          <table:table-cell office:value-type="float" office:value="0.155142692970695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6" table:style-name="ce48">
            <text:p>6</text:p>
          </table:table-cell>
          <table:table-cell office:value-type="float" office:value="3.0272452068617561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1.244972227542616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05343803868990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537" table:style-name="ce48">
            <text:p>537</text:p>
          </table:table-cell>
          <table:table-cell office:value-type="float" office:value="2.7093844601412718" table:style-name="ce49">
            <text:p>2,7</text:p>
          </table:table-cell>
          <table:table-cell office:value-type="float" office:value="3135" table:style-name="ce48">
            <text:p>3 135</text:p>
          </table:table-cell>
          <table:table-cell office:value-type="float" office:value="3.0022984102662322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85" table:style-name="ce48">
            <text:p>985</text:p>
          </table:table-cell>
          <table:table-cell office:value-type="float" office:value="4.9697275479313827" table:style-name="ce49">
            <text:p>5,0</text:p>
          </table:table-cell>
          <table:table-cell office:value-type="float" office:value="5329" table:style-name="ce48">
            <text:p>5 329</text:p>
          </table:table-cell>
          <table:table-cell office:value-type="float" office:value="5.1034284619804628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483" table:style-name="ce48">
            <text:p>483</text:p>
          </table:table-cell>
          <table:table-cell office:value-type="float" office:value="2.4369323915237135" table:style-name="ce49">
            <text:p>2,4</text:p>
          </table:table-cell>
          <table:table-cell office:value-type="float" office:value="1821" table:style-name="ce48">
            <text:p>1 821</text:p>
          </table:table-cell>
          <table:table-cell office:value-type="float" office:value="1.7439187895039263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18" table:style-name="ce48">
            <text:p>118</text:p>
          </table:table-cell>
          <table:table-cell office:value-type="float" office:value="0.59535822401614535" table:style-name="ce49">
            <text:p>0,6</text:p>
          </table:table-cell>
          <table:table-cell office:value-type="float" office:value="665" table:style-name="ce48">
            <text:p>665</text:p>
          </table:table-cell>
          <table:table-cell office:value-type="float" office:value="0.63685117793526147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23" table:style-name="ce48">
            <text:p>323</text:p>
          </table:table-cell>
          <table:table-cell office:value-type="float" office:value="1.6296670030272453" table:style-name="ce49">
            <text:p>1,6</text:p>
          </table:table-cell>
          <table:table-cell office:value-type="float" office:value="2204" table:style-name="ce48">
            <text:p>2 204</text:p>
          </table:table-cell>
          <table:table-cell office:value-type="float" office:value="2.1107067611568664" table:style-name="ce49">
            <text:p>2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08" table:style-name="ce48">
            <text:p>108</text:p>
          </table:table-cell>
          <table:table-cell office:value-type="float" office:value="0.5449041372351161" table:style-name="ce49">
            <text:p>0,5</text:p>
          </table:table-cell>
          <table:table-cell office:value-type="float" office:value="1278" table:style-name="ce48">
            <text:p>1 278</text:p>
          </table:table-cell>
          <table:table-cell office:value-type="float" office:value="1.2239034667688182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407" table:style-name="ce48">
            <text:p>407</text:p>
          </table:table-cell>
          <table:table-cell office:value-type="float" office:value="2.0534813319878911" table:style-name="ce49">
            <text:p>2,1</text:p>
          </table:table-cell>
          <table:table-cell office:value-type="float" office:value="1742" table:style-name="ce48">
            <text:p>1 742</text:p>
          </table:table-cell>
          <table:table-cell office:value-type="float" office:value="1.6682627849071059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510" table:style-name="ce48">
            <text:p>510</text:p>
          </table:table-cell>
          <table:table-cell office:value-type="float" office:value="2.5731584258324927" table:style-name="ce49">
            <text:p>2,6</text:p>
          </table:table-cell>
          <table:table-cell office:value-type="float" office:value="2431" table:style-name="ce48">
            <text:p>2 431</text:p>
          </table:table-cell>
          <table:table-cell office:value-type="float" office:value="2.3280980655046926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2" table:style-name="ce48">
            <text:p>42</text:p>
          </table:table-cell>
          <table:table-cell office:value-type="float" office:value="0.21190716448032293" table:style-name="ce49">
            <text:p>0,2</text:p>
          </table:table-cell>
          <table:table-cell office:value-type="float" office:value="182" table:style-name="ce48">
            <text:p>182</text:p>
          </table:table-cell>
          <table:table-cell office:value-type="float" office:value="0.174296111855966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58" table:style-name="ce48">
            <text:p>158</text:p>
          </table:table-cell>
          <table:table-cell office:value-type="float" office:value="0.79717457114026236" table:style-name="ce49">
            <text:p>0,8</text:p>
          </table:table-cell>
          <table:table-cell office:value-type="float" office:value="807" table:style-name="ce48">
            <text:p>807</text:p>
          </table:table-cell>
          <table:table-cell office:value-type="float" office:value="0.77284045202068563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4318869828456107" table:style-name="ce49">
            <text:p>2,4</text:p>
          </table:table-cell>
          <table:table-cell office:value-type="float" office:value="2570" table:style-name="ce48">
            <text:p>2 570</text:p>
          </table:table-cell>
          <table:table-cell office:value-type="float" office:value="2.4612143267573261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976" table:style-name="ce48">
            <text:p>976</text:p>
          </table:table-cell>
          <table:table-cell office:value-type="float" office:value="4.9243188698284568" table:style-name="ce49">
            <text:p>4,9</text:p>
          </table:table-cell>
          <table:table-cell office:value-type="float" office:value="6318" table:style-name="ce48">
            <text:p>6 318</text:p>
          </table:table-cell>
          <table:table-cell office:value-type="float" office:value="6.0505650258571153" table:style-name="ce49">
            <text:p>6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1510" table:style-name="ce48">
            <text:p>1 510</text:p>
          </table:table-cell>
          <table:table-cell office:value-type="float" office:value="7.618567103935419" table:style-name="ce49">
            <text:p>7,6</text:p>
          </table:table-cell>
          <table:table-cell office:value-type="float" office:value="9934" table:style-name="ce48">
            <text:p>9 934</text:p>
          </table:table-cell>
          <table:table-cell office:value-type="float" office:value="9.5135031603141158" table:style-name="ce49">
            <text:p>9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7" table:style-name="ce48">
            <text:p>7</text:p>
          </table:table-cell>
          <table:table-cell office:value-type="float" office:value="3.5317860746720484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5" table:style-name="ce48">
            <text:p>35</text:p>
          </table:table-cell>
          <table:table-cell office:value-type="float" office:value="0.17658930373360243" table:style-name="ce49">
            <text:p>0,2</text:p>
          </table:table-cell>
          <table:table-cell office:value-type="float" office:value="222" table:style-name="ce48">
            <text:p>222</text:p>
          </table:table-cell>
          <table:table-cell office:value-type="float" office:value="0.21260294962650833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4" table:style-name="ce48">
            <text:p>14</text:p>
          </table:table-cell>
          <table:table-cell office:value-type="float" office:value="7.0635721493440967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5.8417927600076608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4" table:style-name="ce48">
            <text:p>34</text:p>
          </table:table-cell>
          <table:table-cell office:value-type="float" office:value="0.1715438950554995" table:style-name="ce49">
            <text:p>0,2</text:p>
          </table:table-cell>
          <table:table-cell office:value-type="float" office:value="105" table:style-name="ce48">
            <text:p>105</text:p>
          </table:table-cell>
          <table:table-cell office:value-type="float" office:value="0.10055544914767285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452" table:style-name="ce48">
            <text:p>452</text:p>
          </table:table-cell>
          <table:table-cell office:value-type="float" office:value="2.2805247225025229" table:style-name="ce49">
            <text:p>2,3</text:p>
          </table:table-cell>
          <table:table-cell office:value-type="float" office:value="3077" table:style-name="ce48">
            <text:p>3 077</text:p>
          </table:table-cell>
          <table:table-cell office:value-type="float" office:value="2.946753495498946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499" table:style-name="ce48">
            <text:p>499</text:p>
          </table:table-cell>
          <table:table-cell office:value-type="float" office:value="2.5176589303733605" table:style-name="ce49">
            <text:p>2,5</text:p>
          </table:table-cell>
          <table:table-cell office:value-type="float" office:value="3392" table:style-name="ce48">
            <text:p>3 392</text:p>
          </table:table-cell>
          <table:table-cell office:value-type="float" office:value="3.2484198429419648" table:style-name="ce49">
            <text:p>3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842" table:style-name="ce48">
            <text:p>842</text:p>
          </table:table-cell>
          <table:table-cell office:value-type="float" office:value="4.2482341069626646" table:style-name="ce49">
            <text:p>4,2</text:p>
          </table:table-cell>
          <table:table-cell office:value-type="float" office:value="4753" table:style-name="ce48">
            <text:p>4 753</text:p>
          </table:table-cell>
          <table:table-cell office:value-type="float" office:value="4.55180999808465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3" table:style-name="ce48">
            <text:p>453</text:p>
          </table:table-cell>
          <table:table-cell office:value-type="float" office:value="2.2855701311806258" table:style-name="ce49">
            <text:p>2,3</text:p>
          </table:table-cell>
          <table:table-cell office:value-type="float" office:value="1941" table:style-name="ce48">
            <text:p>1 941</text:p>
          </table:table-cell>
          <table:table-cell office:value-type="float" office:value="1.8588393028155525" table:style-name="ce49">
            <text:p>1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566" table:style-name="ce48">
            <text:p>3 566</text:p>
          </table:table-cell>
          <table:table-cell office:value-type="float" office:value="17.991927346115038" table:style-name="ce49">
            <text:p>18,0</text:p>
          </table:table-cell>
          <table:table-cell office:value-type="float" office:value="15791" table:style-name="ce48">
            <text:p>15 791</text:p>
          </table:table-cell>
          <table:table-cell office:value-type="float" office:value="15.122581880865734" table:style-name="ce49">
            <text:p>1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50">
            <text:p>19 820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104420" table:style-name="ce50">
            <text:p>104 420</text:p>
          </table:table-cell>
          <table:table-cell office:value-type="float" office:value="100.00000000000006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n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30693" table:style-name="ce24">
            <text:p>30 693</text:p>
          </table:table-cell>
          <table:table-cell office:value-type="float" office:value="70.332263978001833" table:style-name="ce25">
            <text:p>70,3</text:p>
          </table:table-cell>
          <table:table-cell office:value-type="float" office:value="24511" table:style-name="ce24">
            <text:p>24 511</text:p>
          </table:table-cell>
          <table:table-cell office:value-type="float" office:value="67.734269212700696" table:style-name="ce25">
            <text:p>67,7</text:p>
          </table:table-cell>
          <table:table-cell office:value-type="float" office:value="25.22132919913507" table:style-name="ce26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196" table:style-name="ce24">
            <text:p>4 196</text:p>
          </table:table-cell>
          <table:table-cell office:value-type="float" office:value="9.6150320806599456" table:style-name="ce25">
            <text:p>9,6</text:p>
          </table:table-cell>
          <table:table-cell office:value-type="float" office:value="5155" table:style-name="ce24">
            <text:p>5 155</text:p>
          </table:table-cell>
          <table:table-cell office:value-type="float" office:value="14.24544726006577" table:style-name="ce25">
            <text:p>14,2</text:p>
          </table:table-cell>
          <table:table-cell office:value-type="float" office:value="-18.603297769156157" table:style-name="ce26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14" table:style-name="ce24">
            <text:p>1 214</text:p>
          </table:table-cell>
          <table:table-cell office:value-type="float" office:value="2.7818515123739687" table:style-name="ce25">
            <text:p>2,8</text:p>
          </table:table-cell>
          <table:table-cell office:value-type="float" office:value="1294" table:style-name="ce24">
            <text:p>1 294</text:p>
          </table:table-cell>
          <table:table-cell office:value-type="float" office:value="3.5758697874927461" table:style-name="ce25">
            <text:p>3,6</text:p>
          </table:table-cell>
          <table:table-cell office:value-type="float" office:value="-6.1823802163833079" table:style-name="ce26">
            <text:p>-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" table:style-name="ce24">
            <text:p>6</text:p>
          </table:table-cell>
          <table:table-cell office:value-type="float" office:value="1.3748854262144821E-2" table:style-name="ce25">
            <text:p>0,0</text:p>
          </table:table-cell>
          <table:table-cell office:value-type="float" office:value="20" table:style-name="ce24">
            <text:p>20</text:p>
          </table:table-cell>
          <table:table-cell office:value-type="float" office:value="5.5268466576394837E-2" table:style-name="ce25">
            <text:p>0,1</text:p>
          </table:table-cell>
          <table:table-cell office:value-type="float" office:value="-70" table:style-name="ce26">
            <text:p>-7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8.4784601283226402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1519882830850858" table:style-name="ce25">
            <text:p>0,2</text:p>
          </table:table-cell>
          <table:table-cell office:value-type="float" office:value="-32.727272727272734" table:style-name="ce26">
            <text:p>-3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42" table:style-name="ce24">
            <text:p>42</text:p>
          </table:table-cell>
          <table:table-cell office:value-type="float" office:value="9.6241979835013744E-2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5.803188990521458E-2" table:style-name="ce25">
            <text:p>0,1</text:p>
          </table:table-cell>
          <table:table-cell office:value-type="float" office:value="100" table:style-name="ce26">
            <text:p>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0" table:style-name="ce24">
            <text:p>70</text:p>
          </table:table-cell>
          <table:table-cell office:value-type="float" office:value="0.1604032997250229" table:style-name="ce25">
            <text:p>0,2</text:p>
          </table:table-cell>
          <table:table-cell office:value-type="float" office:value="63" table:style-name="ce24">
            <text:p>63</text:p>
          </table:table-cell>
          <table:table-cell office:value-type="float" office:value="0.17409566971564375" table:style-name="ce25">
            <text:p>0,2</text:p>
          </table:table-cell>
          <table:table-cell office:value-type="float" office:value="11.111111111111114" table:style-name="ce26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03" table:style-name="ce24">
            <text:p>103</text:p>
          </table:table-cell>
          <table:table-cell office:value-type="float" office:value="0.23602199816681943" table:style-name="ce25">
            <text:p>0,2</text:p>
          </table:table-cell>
          <table:table-cell office:value-type="float" office:value="97" table:style-name="ce24">
            <text:p>97</text:p>
          </table:table-cell>
          <table:table-cell office:value-type="float" office:value="0.26805206289551498" table:style-name="ce25">
            <text:p>0,3</text:p>
          </table:table-cell>
          <table:table-cell office:value-type="float" office:value="6.1855670103092848" table:style-name="ce26">
            <text:p>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4730" table:style-name="ce24">
            <text:p>4 730</text:p>
          </table:table-cell>
          <table:table-cell office:value-type="float" office:value="10.838680109990834" table:style-name="ce25">
            <text:p>10,8</text:p>
          </table:table-cell>
          <table:table-cell office:value-type="float" office:value="2974" table:style-name="ce24">
            <text:p>2 974</text:p>
          </table:table-cell>
          <table:table-cell office:value-type="float" office:value="8.2184209799099133" table:style-name="ce25">
            <text:p>8,2</text:p>
          </table:table-cell>
          <table:table-cell office:value-type="float" office:value="59.045057162071288" table:style-name="ce26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105" table:style-name="ce24">
            <text:p>105</text:p>
          </table:table-cell>
          <table:table-cell office:value-type="float" office:value="0.24060494958753437" table:style-name="ce25">
            <text:p>0,2</text:p>
          </table:table-cell>
          <table:table-cell office:value-type="float" office:value="30" table:style-name="ce24">
            <text:p>30</text:p>
          </table:table-cell>
          <table:table-cell office:value-type="float" office:value="8.2902699864592255E-2" table:style-name="ce25">
            <text:p>0,1</text:p>
          </table:table-cell>
          <table:table-cell office:value-type="float" office:value="250" table:style-name="ce26">
            <text:p>2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511" table:style-name="ce24">
            <text:p>511</text:p>
          </table:table-cell>
          <table:table-cell office:value-type="float" office:value="1.1709440879926674" table:style-name="ce25">
            <text:p>1,2</text:p>
          </table:table-cell>
          <table:table-cell office:value-type="float" office:value="272" table:style-name="ce24">
            <text:p>272</text:p>
          </table:table-cell>
          <table:table-cell office:value-type="float" office:value="0.75165114543896983" table:style-name="ce25">
            <text:p>0,8</text:p>
          </table:table-cell>
          <table:table-cell office:value-type="float" office:value="87.867647058823508" table:style-name="ce26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23" table:style-name="ce24">
            <text:p>623</text:p>
          </table:table-cell>
          <table:table-cell office:value-type="float" office:value="1.427589367552704" table:style-name="ce25">
            <text:p>1,4</text:p>
          </table:table-cell>
          <table:table-cell office:value-type="float" office:value="689" table:style-name="ce24">
            <text:p>689</text:p>
          </table:table-cell>
          <table:table-cell office:value-type="float" office:value="1.9039986735568022" table:style-name="ce25">
            <text:p>1,9</text:p>
          </table:table-cell>
          <table:table-cell office:value-type="float" office:value="-9.5791001451378719" table:style-name="ce26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556" table:style-name="ce24">
            <text:p>556</text:p>
          </table:table-cell>
          <table:table-cell office:value-type="float" office:value="1.2740604949587535" table:style-name="ce25">
            <text:p>1,3</text:p>
          </table:table-cell>
          <table:table-cell office:value-type="float" office:value="316" table:style-name="ce24">
            <text:p>316</text:p>
          </table:table-cell>
          <table:table-cell office:value-type="float" office:value="0.87324177190703844" table:style-name="ce25">
            <text:p>0,9</text:p>
          </table:table-cell>
          <table:table-cell office:value-type="float" office:value="75.949367088607573" table:style-name="ce26">
            <text:p>7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3" table:style-name="ce24">
            <text:p>13</text:p>
          </table:table-cell>
          <table:table-cell office:value-type="float" office:value="2.9789184234647114E-2" table:style-name="ce25">
            <text:p>0,0</text:p>
          </table:table-cell>
          <table:table-cell office:value-type="float" office:value="17" table:style-name="ce24">
            <text:p>17</text:p>
          </table:table-cell>
          <table:table-cell office:value-type="float" office:value="4.6978196589935614E-2" table:style-name="ce25">
            <text:p>0,0</text:p>
          </table:table-cell>
          <table:table-cell office:value-type="float" office:value="-23.529411764705884" table:style-name="ce26">
            <text:p>-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90" table:style-name="ce24">
            <text:p>290</text:p>
          </table:table-cell>
          <table:table-cell office:value-type="float" office:value="0.66452795600366632" table:style-name="ce25">
            <text:p>0,7</text:p>
          </table:table-cell>
          <table:table-cell office:value-type="float" office:value="245" table:style-name="ce24">
            <text:p>245</text:p>
          </table:table-cell>
          <table:table-cell office:value-type="float" office:value="0.67703871556083672" table:style-name="ce25">
            <text:p>0,7</text:p>
          </table:table-cell>
          <table:table-cell office:value-type="float" office:value="18.367346938775498" table:style-name="ce26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56" table:style-name="ce24">
            <text:p>56</text:p>
          </table:table-cell>
          <table:table-cell office:value-type="float" office:value="0.12832263978001834" table:style-name="ce25">
            <text:p>0,1</text:p>
          </table:table-cell>
          <table:table-cell office:value-type="float" office:value="44" table:style-name="ce24">
            <text:p>44</text:p>
          </table:table-cell>
          <table:table-cell office:value-type="float" office:value="0.12159062646806865" table:style-name="ce25">
            <text:p>0,1</text:p>
          </table:table-cell>
          <table:table-cell office:value-type="float" office:value="27.272727272727266" table:style-name="ce26">
            <text:p>2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47" table:style-name="ce24">
            <text:p>247</text:p>
          </table:table-cell>
          <table:table-cell office:value-type="float" office:value="0.56599450045829514" table:style-name="ce25">
            <text:p>0,6</text:p>
          </table:table-cell>
          <table:table-cell office:value-type="float" office:value="306" table:style-name="ce24">
            <text:p>306</text:p>
          </table:table-cell>
          <table:table-cell office:value-type="float" office:value="0.84560753861884097" table:style-name="ce25">
            <text:p>0,8</text:p>
          </table:table-cell>
          <table:table-cell office:value-type="float" office:value="-19.281045751633982" table:style-name="ce26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148" table:style-name="ce24">
            <text:p>148</text:p>
          </table:table-cell>
          <table:table-cell office:value-type="float" office:value="0.33913840513290561" table:style-name="ce25">
            <text:p>0,3</text:p>
          </table:table-cell>
          <table:table-cell office:value-type="float" office:value="78" table:style-name="ce24">
            <text:p>78</text:p>
          </table:table-cell>
          <table:table-cell office:value-type="float" office:value="0.21554701964793987" table:style-name="ce25">
            <text:p>0,2</text:p>
          </table:table-cell>
          <table:table-cell office:value-type="float" office:value="89.743589743589723" table:style-name="ce26">
            <text:p>8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43640" table:style-name="ce27">
            <text:p>43 640</text:p>
          </table:table-cell>
          <table:table-cell office:value-type="float" office:value="100" table:style-name="ce28">
            <text:p>100,0</text:p>
          </table:table-cell>
          <table:table-cell office:value-type="float" office:value="36187" table:style-name="ce27">
            <text:p>36 18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.59579406969354" table:style-name="ce29">
            <text:p>20,6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743" table:style-name="ce24">
            <text:p>2 743</text:p>
          </table:table-cell>
          <table:table-cell office:value-type="float" office:value="92.263706693575514" table:style-name="ce25">
            <text:p>92,3</text:p>
          </table:table-cell>
          <table:table-cell office:value-type="float" office:value="2754" table:style-name="ce24">
            <text:p>2 754</text:p>
          </table:table-cell>
          <table:table-cell office:value-type="float" office:value="93.134934054785262" table:style-name="ce25">
            <text:p>93,1</text:p>
          </table:table-cell>
          <table:table-cell office:value-type="float" office:value="-0.39941902687000663" table:style-name="ce26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7" table:style-name="ce24">
            <text:p>37</text:p>
          </table:table-cell>
          <table:table-cell office:value-type="float" office:value="1.2445341405987218" table:style-name="ce25">
            <text:p>1,2</text:p>
          </table:table-cell>
          <table:table-cell office:value-type="float" office:value="33" table:style-name="ce24">
            <text:p>33</text:p>
          </table:table-cell>
          <table:table-cell office:value-type="float" office:value="1.1159959418329388" table:style-name="ce25">
            <text:p>1,1</text:p>
          </table:table-cell>
          <table:table-cell office:value-type="float" office:value="12.12121212121211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09" table:style-name="ce24">
            <text:p>109</text:p>
          </table:table-cell>
          <table:table-cell office:value-type="float" office:value="3.6663303060881263" table:style-name="ce25">
            <text:p>3,7</text:p>
          </table:table-cell>
          <table:table-cell office:value-type="float" office:value="125" table:style-name="ce24">
            <text:p>125</text:p>
          </table:table-cell>
          <table:table-cell office:value-type="float" office:value="4.2272573554277981" table:style-name="ce25">
            <text:p>4,2</text:p>
          </table:table-cell>
          <table:table-cell office:value-type="float" office:value="-12.799999999999997" table:style-name="ce26">
            <text:p>-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55" table:style-name="ce24">
            <text:p>55</text:p>
          </table:table-cell>
          <table:table-cell office:value-type="float" office:value="1.849983181971073" table:style-name="ce25">
            <text:p>1,8</text:p>
          </table:table-cell>
          <table:table-cell office:value-type="float" office:value="41" table:style-name="ce24">
            <text:p>41</text:p>
          </table:table-cell>
          <table:table-cell office:value-type="float" office:value="1.3865404125803178" table:style-name="ce25">
            <text:p>1,4</text:p>
          </table:table-cell>
          <table:table-cell office:value-type="float" office:value="34.146341463414643" table:style-name="ce26">
            <text:p>3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9" table:style-name="ce24">
            <text:p>29</text:p>
          </table:table-cell>
          <table:table-cell office:value-type="float" office:value="0.97544567776656577" table:style-name="ce25">
            <text:p>1,0</text:p>
          </table:table-cell>
          <table:table-cell office:value-type="float" office:value="4" table:style-name="ce24">
            <text:p>4</text:p>
          </table:table-cell>
          <table:table-cell office:value-type="float" office:value="0.13527223537368954" table:style-name="ce25">
            <text:p>0,1</text:p>
          </table:table-cell>
          <table:table-cell office:value-type="float" office:value="625" table:style-name="ce26">
            <text:p>6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973" table:style-name="ce27">
            <text:p>2 973</text:p>
          </table:table-cell>
          <table:table-cell office:value-type="float" office:value="100" table:style-name="ce28">
            <text:p>100,0</text:p>
          </table:table-cell>
          <table:table-cell office:value-type="float" office:value="2957" table:style-name="ce27">
            <text:p>2 957</text:p>
          </table:table-cell>
          <table:table-cell office:value-type="float" office:value="100" table:style-name="ce28">
            <text:p>100,0</text:p>
          </table:table-cell>
          <table:table-cell office:value-type="float" office:value="0.54108894149476328" table:style-name="ce29">
            <text:p>0,5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11017" table:style-name="ce61">
            <text:p>11 017</text:p>
          </table:table-cell>
          <table:table-cell office:value-type="float" office:value="35.894177825562835" table:style-name="ce20">
            <text:p>35,9</text:p>
          </table:table-cell>
          <table:table-cell office:value-type="float" office:value="7989" table:style-name="ce24">
            <text:p>7 989</text:p>
          </table:table-cell>
          <table:table-cell office:value-type="float" office:value="32.593529435763536" table:style-name="ce25">
            <text:p>32,6</text:p>
          </table:table-cell>
          <table:table-cell office:value-type="float" office:value="37.902115408686939" table:style-name="ce20">
            <text:p>3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5906" table:style-name="ce24">
            <text:p>5 906</text:p>
          </table:table-cell>
          <table:table-cell office:value-type="float" office:value="19.24217248232496" table:style-name="ce25">
            <text:p>19,2</text:p>
          </table:table-cell>
          <table:table-cell office:value-type="float" office:value="5101" table:style-name="ce24">
            <text:p>5 101</text:p>
          </table:table-cell>
          <table:table-cell office:value-type="float" office:value="20.811064420056301" table:style-name="ce25">
            <text:p>20,8</text:p>
          </table:table-cell>
          <table:table-cell office:value-type="float" office:value="15.781219368751223" table:style-name="ce26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4696" table:style-name="ce24">
            <text:p>4 696</text:p>
          </table:table-cell>
          <table:table-cell office:value-type="float" office:value="15.299905515915681" table:style-name="ce25">
            <text:p>15,3</text:p>
          </table:table-cell>
          <table:table-cell office:value-type="float" office:value="4612" table:style-name="ce24">
            <text:p>4 612</text:p>
          </table:table-cell>
          <table:table-cell office:value-type="float" office:value="18.816041777161274" table:style-name="ce25">
            <text:p>18,8</text:p>
          </table:table-cell>
          <table:table-cell office:value-type="float" office:value="1.8213356461405112" table:style-name="ce26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079800905715800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7502" table:style-name="ce24">
            <text:p>7 502</text:p>
          </table:table-cell>
          <table:table-cell office:value-type="float" office:value="24.442055191737531" table:style-name="ce25">
            <text:p>24,4</text:p>
          </table:table-cell>
          <table:table-cell office:value-type="float" office:value="5478" table:style-name="ce24">
            <text:p>5 478</text:p>
          </table:table-cell>
          <table:table-cell office:value-type="float" office:value="22.349149361511159" table:style-name="ce25">
            <text:p>22,3</text:p>
          </table:table-cell>
          <table:table-cell office:value-type="float" office:value="36.947791164658639" table:style-name="ce26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590" table:style-name="ce24">
            <text:p>1 590</text:p>
          </table:table-cell>
          <table:table-cell office:value-type="float" office:value="21.194348173820316" table:style-name="ce25">
            <text:p>21,2</text:p>
          </table:table-cell>
          <table:table-cell office:value-type="float" office:value="1766" table:style-name="ce24">
            <text:p>1 766</text:p>
          </table:table-cell>
          <table:table-cell office:value-type="float" office:value="32.238043081416571" table:style-name="ce25">
            <text:p>32,2</text:p>
          </table:table-cell>
          <table:table-cell office:value-type="float" office:value="-9.9660249150622917" table:style-name="ce26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572" table:style-name="ce24">
            <text:p>1 572</text:p>
          </table:table-cell>
          <table:table-cell office:value-type="float" office:value="5.1216889844589968" table:style-name="ce25">
            <text:p>5,1</text:p>
          </table:table-cell>
          <table:table-cell office:value-type="float" office:value="1324" table:style-name="ce24">
            <text:p>1 324</text:p>
          </table:table-cell>
          <table:table-cell office:value-type="float" office:value="5.4016563991677202" table:style-name="ce25">
            <text:p>5,4</text:p>
          </table:table-cell>
          <table:table-cell office:value-type="float" office:value="18.731117824773406" table:style-name="ce26">
            <text:p>1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17" table:style-name="ce24">
            <text:p>217</text:p>
          </table:table-cell>
          <table:table-cell office:value-type="float" office:value="13.804071246819339" table:style-name="ce25">
            <text:p>13,8</text:p>
          </table:table-cell>
          <table:table-cell office:value-type="float" office:value="33" table:style-name="ce24">
            <text:p>33</text:p>
          </table:table-cell>
          <table:table-cell office:value-type="float" office:value="2.4924471299093658" table:style-name="ce25">
            <text:p>2,5</text:p>
          </table:table-cell>
          <table:table-cell office:value-type="float" office:value="557.57575757575751" table:style-name="ce26">
            <text:p>55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6" table:style-name="ce24">
            <text:p>6</text:p>
          </table:table-cell>
          <table:table-cell office:value-type="float" office:value="2.4478805434294808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55" table:style-name="ce61">
            <text:p>55</text:p>
          </table:table-cell>
          <table:table-cell office:value-type="float" office:value="0.17919395301860358" table:style-name="ce20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3254865162580066" table:style-name="ce25">
            <text:p>0,2</text:p>
          </table:table-cell>
          <table:table-cell office:value-type="float" office:value="-3.5087719298245474" table:style-name="ce20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5" table:style-name="ce24">
            <text:p>15</text:p>
          </table:table-cell>
          <table:table-cell office:value-type="float" office:value="4.8871078095982803E-2" table:style-name="ce25">
            <text:p>0,0</text:p>
          </table:table-cell>
          <table:table-cell office:value-type="float" office:value="85" table:style-name="ce24">
            <text:p>85</text:p>
          </table:table-cell>
          <table:table-cell office:value-type="float" office:value="0.3467830769858431" table:style-name="ce25">
            <text:p>0,3</text:p>
          </table:table-cell>
          <table:table-cell office:value-type="float" office:value="-82.35294117647058" table:style-name="ce26">
            <text:p>-8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3171" table:style-name="ce24">
            <text:p>3 171</text:p>
          </table:table-cell>
          <table:table-cell office:value-type="float" office:value="10.331345909490764" table:style-name="ce25">
            <text:p>10,3</text:p>
          </table:table-cell>
          <table:table-cell office:value-type="float" office:value="1966" table:style-name="ce24">
            <text:p>1 966</text:p>
          </table:table-cell>
          <table:table-cell office:value-type="float" office:value="8.0208885806372656" table:style-name="ce25">
            <text:p>8,0</text:p>
          </table:table-cell>
          <table:table-cell office:value-type="float" office:value="61.291963377416067" table:style-name="ce26">
            <text:p>6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7405" table:style-name="ce24">
            <text:p>7 405</text:p>
          </table:table-cell>
          <table:table-cell office:value-type="float" office:value="24.126022220050174" table:style-name="ce25">
            <text:p>24,1</text:p>
          </table:table-cell>
          <table:table-cell office:value-type="float" office:value="5573" table:style-name="ce24">
            <text:p>5 573</text:p>
          </table:table-cell>
          <table:table-cell office:value-type="float" office:value="22.736730447554159" table:style-name="ce25">
            <text:p>22,7</text:p>
          </table:table-cell>
          <table:table-cell office:value-type="float" office:value="32.8727794724565" table:style-name="ce26">
            <text:p>3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5634" table:style-name="ce24">
            <text:p>5 634</text:p>
          </table:table-cell>
          <table:table-cell office:value-type="float" office:value="18.355976932851139" table:style-name="ce25">
            <text:p>18,4</text:p>
          </table:table-cell>
          <table:table-cell office:value-type="float" office:value="4400" table:style-name="ce24">
            <text:p>4 400</text:p>
          </table:table-cell>
          <table:table-cell office:value-type="float" office:value="17.951123985149525" table:style-name="ce25">
            <text:p>18,0</text:p>
          </table:table-cell>
          <table:table-cell office:value-type="float" office:value="28.045454545454533" table:style-name="ce26">
            <text:p>2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3310" table:style-name="ce24">
            <text:p>3 310</text:p>
          </table:table-cell>
          <table:table-cell office:value-type="float" office:value="10.784217899846871" table:style-name="ce25">
            <text:p>10,8</text:p>
          </table:table-cell>
          <table:table-cell office:value-type="float" office:value="2103" table:style-name="ce24">
            <text:p>2 103</text:p>
          </table:table-cell>
          <table:table-cell office:value-type="float" office:value="8.5798213047203298" table:style-name="ce25">
            <text:p>8,6</text:p>
          </table:table-cell>
          <table:table-cell office:value-type="float" office:value="57.394198763670943" table:style-name="ce26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6087" table:style-name="ce24">
            <text:p>6 087</text:p>
          </table:table-cell>
          <table:table-cell office:value-type="float" office:value="19.831883491349821" table:style-name="ce25">
            <text:p>19,8</text:p>
          </table:table-cell>
          <table:table-cell office:value-type="float" office:value="5267" table:style-name="ce24">
            <text:p>5 267</text:p>
          </table:table-cell>
          <table:table-cell office:value-type="float" office:value="21.488311370405125" table:style-name="ce25">
            <text:p>21,5</text:p>
          </table:table-cell>
          <table:table-cell office:value-type="float" office:value="15.568634896525538" table:style-name="ce26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5016" table:style-name="ce24">
            <text:p>5 016</text:p>
          </table:table-cell>
          <table:table-cell office:value-type="float" office:value="16.342488515296647" table:style-name="ce25">
            <text:p>16,3</text:p>
          </table:table-cell>
          <table:table-cell office:value-type="float" office:value="5060" table:style-name="ce24">
            <text:p>5 060</text:p>
          </table:table-cell>
          <table:table-cell office:value-type="float" office:value="20.643792582921954" table:style-name="ce25">
            <text:p>20,6</text:p>
          </table:table-cell>
          <table:table-cell office:value-type="float" office:value="-0.86956521739131176" table:style-name="ce26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9" table:style-name="ce61">
            <text:p>19</text:p>
          </table:table-cell>
          <table:table-cell office:value-type="float" office:value="6.1903365588244878E-2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0607482354861082" table:style-name="ce25">
            <text:p>0,1</text:p>
          </table:table-cell>
          <table:table-cell office:value-type="float" office:value="-26.92307692307692" table:style-name="ce20">
            <text:p>-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57" table:style-name="ce31">
            <text:p>57</text:p>
          </table:table-cell>
          <table:table-cell office:value-type="float" office:value="0.18571009676473463" table:style-name="ce32">
            <text:p>0,2</text:p>
          </table:table-cell>
          <table:table-cell office:value-type="float" office:value="67" table:style-name="ce31">
            <text:p>67</text:p>
          </table:table-cell>
          <table:table-cell office:value-type="float" office:value="0.27334666068295865" table:style-name="ce32">
            <text:p>0,3</text:p>
          </table:table-cell>
          <table:table-cell office:value-type="float" office:value="-14.925373134328368" table:style-name="ce33">
            <text:p>-1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973" table:style-name="ce31">
            <text:p>2 973</text:p>
          </table:table-cell>
          <table:table-cell office:value-type="float" office:value="9.6862476786237899" table:style-name="ce32">
            <text:p>9,7</text:p>
          </table:table-cell>
          <table:table-cell office:value-type="float" office:value="2884" table:style-name="ce31">
            <text:p>2 884</text:p>
          </table:table-cell>
          <table:table-cell office:value-type="float" office:value="11.766145812084369" table:style-name="ce32">
            <text:p>11,8</text:p>
          </table:table-cell>
          <table:table-cell office:value-type="float" office:value="3.085991678224687" table:style-name="ce33">
            <text:p>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11486" table:style-name="ce31">
            <text:p>11 486</text:p>
          </table:table-cell>
          <table:table-cell office:value-type="float" office:value="37.422213534030561" table:style-name="ce32">
            <text:p>37,4</text:p>
          </table:table-cell>
          <table:table-cell office:value-type="float" office:value="9869" table:style-name="ce31">
            <text:p>9 869</text:p>
          </table:table-cell>
          <table:table-cell office:value-type="float" office:value="40.26355513850924" table:style-name="ce32">
            <text:p>40,3</text:p>
          </table:table-cell>
          <table:table-cell office:value-type="float" office:value="16.384638767858959" table:style-name="ce33">
            <text:p>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2437" table:style-name="ce31">
            <text:p>2 437</text:p>
          </table:table-cell>
          <table:table-cell office:value-type="float" office:value="7.9399211546606718" table:style-name="ce32">
            <text:p>7,9</text:p>
          </table:table-cell>
          <table:table-cell office:value-type="float" office:value="2144" table:style-name="ce31">
            <text:p>2 144</text:p>
          </table:table-cell>
          <table:table-cell office:value-type="float" office:value="8.7470931418546769" table:style-name="ce32">
            <text:p>8,7</text:p>
          </table:table-cell>
          <table:table-cell office:value-type="float" office:value="13.666044776119392" table:style-name="ce33">
            <text:p>1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798" table:style-name="ce31">
            <text:p>2 798</text:p>
          </table:table-cell>
          <table:table-cell office:value-type="float" office:value="9.1160851008373243" table:style-name="ce32">
            <text:p>9,1</text:p>
          </table:table-cell>
          <table:table-cell office:value-type="float" office:value="2682" table:style-name="ce31">
            <text:p>2 682</text:p>
          </table:table-cell>
          <table:table-cell office:value-type="float" office:value="10.942026029129778" table:style-name="ce32">
            <text:p>10,9</text:p>
          </table:table-cell>
          <table:table-cell office:value-type="float" office:value="4.3251304996271358" table:style-name="ce33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92" table:style-name="ce31">
            <text:p>592</text:p>
          </table:table-cell>
          <table:table-cell office:value-type="float" office:value="1.9287785488547877" table:style-name="ce32">
            <text:p>1,9</text:p>
          </table:table-cell>
          <table:table-cell office:value-type="float" office:value="595" table:style-name="ce31">
            <text:p>595</text:p>
          </table:table-cell>
          <table:table-cell office:value-type="float" office:value="2.4274815389009015" table:style-name="ce32">
            <text:p>2,4</text:p>
          </table:table-cell>
          <table:table-cell office:value-type="float" office:value="-0.50420168067226712" table:style-name="ce33">
            <text:p>-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426" table:style-name="ce31">
            <text:p>426</text:p>
          </table:table-cell>
          <table:table-cell office:value-type="float" office:value="1.3879386179259114" table:style-name="ce32">
            <text:p>1,4</text:p>
          </table:table-cell>
          <table:table-cell office:value-type="float" office:value="171" table:style-name="ce31">
            <text:p>171</text:p>
          </table:table-cell>
          <table:table-cell office:value-type="float" office:value="0.697645954877402" table:style-name="ce32">
            <text:p>0,7</text:p>
          </table:table-cell>
          <table:table-cell office:value-type="float" office:value="149.12280701754386" table:style-name="ce33">
            <text:p>14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219" table:style-name="ce31">
            <text:p>1 219</text:p>
          </table:table-cell>
          <table:table-cell office:value-type="float" office:value="3.9715896132668687" table:style-name="ce32">
            <text:p>4,0</text:p>
          </table:table-cell>
          <table:table-cell office:value-type="float" office:value="681" table:style-name="ce31">
            <text:p>681</text:p>
          </table:table-cell>
          <table:table-cell office:value-type="float" office:value="2.7783444167924602" table:style-name="ce32">
            <text:p>2,8</text:p>
          </table:table-cell>
          <table:table-cell office:value-type="float" office:value="79.001468428781209" table:style-name="ce33">
            <text:p>7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2170" table:style-name="ce31">
            <text:p>2 170</text:p>
          </table:table-cell>
          <table:table-cell office:value-type="float" office:value="7.0700159645521783" table:style-name="ce32">
            <text:p>7,1</text:p>
          </table:table-cell>
          <table:table-cell office:value-type="float" office:value="1520" table:style-name="ce31">
            <text:p>1 520</text:p>
          </table:table-cell>
          <table:table-cell office:value-type="float" office:value="6.2012973766880171" table:style-name="ce32">
            <text:p>6,2</text:p>
          </table:table-cell>
          <table:table-cell office:value-type="float" office:value="42.76315789473685" table:style-name="ce33">
            <text:p>4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9" table:style-name="ce31">
            <text:p>69</text:p>
          </table:table-cell>
          <table:table-cell office:value-type="float" office:value="0.28150626249439026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671" table:style-name="ce31">
            <text:p>1 671</text:p>
          </table:table-cell>
          <table:table-cell office:value-type="float" office:value="5.4442380998924831" table:style-name="ce32">
            <text:p>5,4</text:p>
          </table:table-cell>
          <table:table-cell office:value-type="float" office:value="552" table:style-name="ce31">
            <text:p>552</text:p>
          </table:table-cell>
          <table:table-cell office:value-type="float" office:value="2.2520500999551221" table:style-name="ce32">
            <text:p>2,3</text:p>
          </table:table-cell>
          <table:table-cell office:value-type="float" office:value="202.71739130434787" table:style-name="ce33">
            <text:p>20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986" table:style-name="ce31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1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3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632" table:style-name="ce31">
            <text:p>632</text:p>
          </table:table-cell>
          <table:table-cell office:value-type="float" office:value="2.0591014237774083" table:style-name="ce32">
            <text:p>2,1</text:p>
          </table:table-cell>
          <table:table-cell office:value-type="float" office:value="1290" table:style-name="ce31">
            <text:p>1 290</text:p>
          </table:table-cell>
          <table:table-cell office:value-type="float" office:value="5.2629431683733827" table:style-name="ce32">
            <text:p>5,3</text:p>
          </table:table-cell>
          <table:table-cell office:value-type="float" office:value="-51.007751937984494" table:style-name="ce33">
            <text:p>-5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533" table:style-name="ce31">
            <text:p>533</text:p>
          </table:table-cell>
          <table:table-cell office:value-type="float" office:value="1.736552308343922" table:style-name="ce32">
            <text:p>1,7</text:p>
          </table:table-cell>
          <table:table-cell office:value-type="float" office:value="324" table:style-name="ce31">
            <text:p>324</text:p>
          </table:table-cell>
          <table:table-cell office:value-type="float" office:value="1.3218554934519195" table:style-name="ce32">
            <text:p>1,3</text:p>
          </table:table-cell>
          <table:table-cell office:value-type="float" office:value="64.506172839506149" table:style-name="ce33">
            <text:p>6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453" table:style-name="ce31">
            <text:p>453</text:p>
          </table:table-cell>
          <table:table-cell office:value-type="float" office:value="1.4759065584986804" table:style-name="ce32">
            <text:p>1,5</text:p>
          </table:table-cell>
          <table:table-cell office:value-type="float" office:value="342" table:style-name="ce31">
            <text:p>342</text:p>
          </table:table-cell>
          <table:table-cell office:value-type="float" office:value="1.395291909754804" table:style-name="ce32">
            <text:p>1,4</text:p>
          </table:table-cell>
          <table:table-cell office:value-type="float" office:value="32.456140350877206" table:style-name="ce33">
            <text:p>3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60" table:style-name="ce31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1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3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126" table:style-name="ce31">
            <text:p>1 126</text:p>
          </table:table-cell>
          <table:table-cell office:value-type="float" office:value="3.6685889290717753" table:style-name="ce32">
            <text:p>3,7</text:p>
          </table:table-cell>
          <table:table-cell office:value-type="float" office:value="289" table:style-name="ce31">
            <text:p>289</text:p>
          </table:table-cell>
          <table:table-cell office:value-type="float" office:value="1.1790624617518664" table:style-name="ce32">
            <text:p>1,2</text:p>
          </table:table-cell>
          <table:table-cell office:value-type="float" office:value="289.61937716262975" table:style-name="ce33">
            <text:p>2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255" table:style-name="ce31">
            <text:p>255</text:p>
          </table:table-cell>
          <table:table-cell office:value-type="float" office:value="0.83080832763170753" table:style-name="ce32">
            <text:p>0,8</text:p>
          </table:table-cell>
          <table:table-cell office:value-type="float" office:value="162" table:style-name="ce31">
            <text:p>162</text:p>
          </table:table-cell>
          <table:table-cell office:value-type="float" office:value="0.66092774672595977" table:style-name="ce32">
            <text:p>0,7</text:p>
          </table:table-cell>
          <table:table-cell office:value-type="float" office:value="57.407407407407391" table:style-name="ce33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5.22132919913507" table:style-name="ce35">
            <text:p>25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5118" table:style-name="ce61">
            <text:p>5 118</text:p>
          </table:table-cell>
          <table:table-cell office:value-type="float" office:value="16.674811846349328" table:style-name="ce20">
            <text:p>16,7</text:p>
          </table:table-cell>
          <table:table-cell office:value-type="float" office:value="3642" table:style-name="ce24">
            <text:p>3 642</text:p>
          </table:table-cell>
          <table:table-cell office:value-type="float" office:value="14.858634898616947" table:style-name="ce25">
            <text:p>14,9</text:p>
          </table:table-cell>
          <table:table-cell office:value-type="float" office:value="40.527182866556842" table:style-name="ce20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39" table:style-name="ce36">
            <text:p>2 139</text:p>
          </table:table-cell>
          <table:table-cell office:value-type="float" office:value="6.9690157364871466" table:style-name="ce32">
            <text:p>7,0</text:p>
          </table:table-cell>
          <table:table-cell office:value-type="float" office:value="2320" table:style-name="ce36">
            <text:p>2 320</text:p>
          </table:table-cell>
          <table:table-cell office:value-type="float" office:value="9.4651381012606581" table:style-name="ce32">
            <text:p>9,5</text:p>
          </table:table-cell>
          <table:table-cell office:value-type="float" office:value="-7.801724137931032" table:style-name="ce37">
            <text:p>-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2039" table:style-name="ce36">
            <text:p>2 039</text:p>
          </table:table-cell>
          <table:table-cell office:value-type="float" office:value="6.6432085491805948" table:style-name="ce32">
            <text:p>6,6</text:p>
          </table:table-cell>
          <table:table-cell office:value-type="float" office:value="1379" table:style-name="ce36">
            <text:p>1 379</text:p>
          </table:table-cell>
          <table:table-cell office:value-type="float" office:value="5.6260454489820892" table:style-name="ce32">
            <text:p>5,6</text:p>
          </table:table-cell>
          <table:table-cell office:value-type="float" office:value="47.860768672951423" table:style-name="ce37">
            <text:p>4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675" table:style-name="ce36">
            <text:p>1 675</text:p>
          </table:table-cell>
          <table:table-cell office:value-type="float" office:value="5.4572703873847459" table:style-name="ce32">
            <text:p>5,5</text:p>
          </table:table-cell>
          <table:table-cell office:value-type="float" office:value="1823" table:style-name="ce36">
            <text:p>1 823</text:p>
          </table:table-cell>
          <table:table-cell office:value-type="float" office:value="7.4374770511199051" table:style-name="ce32">
            <text:p>7,4</text:p>
          </table:table-cell>
          <table:table-cell office:value-type="float" office:value="-8.1184860120680185" table:style-name="ce37">
            <text:p>-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594" table:style-name="ce36">
            <text:p>1 594</text:p>
          </table:table-cell>
          <table:table-cell office:value-type="float" office:value="5.1933665656664383" table:style-name="ce32">
            <text:p>5,2</text:p>
          </table:table-cell>
          <table:table-cell office:value-type="float" office:value="1507" table:style-name="ce36">
            <text:p>1 507</text:p>
          </table:table-cell>
          <table:table-cell office:value-type="float" office:value="6.148259964913712" table:style-name="ce32">
            <text:p>6,1</text:p>
          </table:table-cell>
          <table:table-cell office:value-type="float" office:value="5.7730590577305918" table:style-name="ce37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370" table:style-name="ce36">
            <text:p>1 370</text:p>
          </table:table-cell>
          <table:table-cell office:value-type="float" office:value="4.4635584660997623" table:style-name="ce32">
            <text:p>4,5</text:p>
          </table:table-cell>
          <table:table-cell office:value-type="float" office:value="1288" table:style-name="ce36">
            <text:p>1 288</text:p>
          </table:table-cell>
          <table:table-cell office:value-type="float" office:value="5.2547835665619518" table:style-name="ce32">
            <text:p>5,3</text:p>
          </table:table-cell>
          <table:table-cell office:value-type="float" office:value="6.366459627329192" table:style-name="ce37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1296" table:style-name="ce36">
            <text:p>1 296</text:p>
          </table:table-cell>
          <table:table-cell office:value-type="float" office:value="4.2224611474929139" table:style-name="ce32">
            <text:p>4,2</text:p>
          </table:table-cell>
          <table:table-cell office:value-type="float" office:value="237" table:style-name="ce36">
            <text:p>237</text:p>
          </table:table-cell>
          <table:table-cell office:value-type="float" office:value="0.96691281465464485" table:style-name="ce32">
            <text:p>1,0</text:p>
          </table:table-cell>
          <table:table-cell office:value-type="float" office:value="446.83544303797464" table:style-name="ce37">
            <text:p>4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181" table:style-name="ce36">
            <text:p>1 181</text:p>
          </table:table-cell>
          <table:table-cell office:value-type="float" office:value="3.847782882090379" table:style-name="ce32">
            <text:p>3,8</text:p>
          </table:table-cell>
          <table:table-cell office:value-type="float" office:value="1068" table:style-name="ce36">
            <text:p>1 068</text:p>
          </table:table-cell>
          <table:table-cell office:value-type="float" office:value="4.3572273673044757" table:style-name="ce32">
            <text:p>4,4</text:p>
          </table:table-cell>
          <table:table-cell office:value-type="float" office:value="10.580524344569298" table:style-name="ce37">
            <text:p>1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3.4209754667187959" table:style-name="ce32">
            <text:p>3,4</text:p>
          </table:table-cell>
          <table:table-cell office:value-type="float" office:value="924" table:style-name="ce36">
            <text:p>924</text:p>
          </table:table-cell>
          <table:table-cell office:value-type="float" office:value="3.7697360368814001" table:style-name="ce32">
            <text:p>3,8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25" table:style-name="ce36">
            <text:p>1 025</text:p>
          </table:table-cell>
          <table:table-cell office:value-type="float" office:value="3.3395236698921575" table:style-name="ce32">
            <text:p>3,3</text:p>
          </table:table-cell>
          <table:table-cell office:value-type="float" office:value="949" table:style-name="ce36">
            <text:p>949</text:p>
          </table:table-cell>
          <table:table-cell office:value-type="float" office:value="3.8717310595242949" table:style-name="ce32">
            <text:p>3,9</text:p>
          </table:table-cell>
          <table:table-cell office:value-type="float" office:value="8.0084299262381364" table:style-name="ce37">
            <text:p>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995" table:style-name="ce36">
            <text:p>995</text:p>
          </table:table-cell>
          <table:table-cell office:value-type="float" office:value="3.2417815137001922" table:style-name="ce32">
            <text:p>3,2</text:p>
          </table:table-cell>
          <table:table-cell office:value-type="float" office:value="682" table:style-name="ce36">
            <text:p>682</text:p>
          </table:table-cell>
          <table:table-cell office:value-type="float" office:value="2.7824242176981762" table:style-name="ce32">
            <text:p>2,8</text:p>
          </table:table-cell>
          <table:table-cell office:value-type="float" office:value="45.894428152492651" table:style-name="ce37">
            <text:p>4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993" table:style-name="ce36">
            <text:p>993</text:p>
          </table:table-cell>
          <table:table-cell office:value-type="float" office:value="3.2352653699540612" table:style-name="ce32">
            <text:p>3,2</text:p>
          </table:table-cell>
          <table:table-cell office:value-type="float" office:value="514" table:style-name="ce36">
            <text:p>514</text:p>
          </table:table-cell>
          <table:table-cell office:value-type="float" office:value="2.0970176655379218" table:style-name="ce32">
            <text:p>2,1</text:p>
          </table:table-cell>
          <table:table-cell office:value-type="float" office:value="93.190661478599225" table:style-name="ce37">
            <text:p>9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986" table:style-name="ce36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6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7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930" table:style-name="ce36">
            <text:p>930</text:p>
          </table:table-cell>
          <table:table-cell office:value-type="float" office:value="3.0300068419509332" table:style-name="ce32">
            <text:p>3,0</text:p>
          </table:table-cell>
          <table:table-cell office:value-type="float" office:value="767" table:style-name="ce36">
            <text:p>767</text:p>
          </table:table-cell>
          <table:table-cell office:value-type="float" office:value="3.129207294684019" table:style-name="ce32">
            <text:p>3,1</text:p>
          </table:table-cell>
          <table:table-cell office:value-type="float" office:value="21.251629726206005" table:style-name="ce37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912" table:style-name="ce36">
            <text:p>912</text:p>
          </table:table-cell>
          <table:table-cell office:value-type="float" office:value="2.971361548235754" table:style-name="ce32">
            <text:p>3,0</text:p>
          </table:table-cell>
          <table:table-cell office:value-type="float" office:value="993" table:style-name="ce36">
            <text:p>993</text:p>
          </table:table-cell>
          <table:table-cell office:value-type="float" office:value="4.0512422993757902" table:style-name="ce32">
            <text:p>4,1</text:p>
          </table:table-cell>
          <table:table-cell office:value-type="float" office:value="-8.1570996978852008" table:style-name="ce37">
            <text:p>-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906" table:style-name="ce36">
            <text:p>906</text:p>
          </table:table-cell>
          <table:table-cell office:value-type="float" office:value="2.9518131169973607" table:style-name="ce32">
            <text:p>3,0</text:p>
          </table:table-cell>
          <table:table-cell office:value-type="float" office:value="382" table:style-name="ce36">
            <text:p>382</text:p>
          </table:table-cell>
          <table:table-cell office:value-type="float" office:value="1.5584839459834359" table:style-name="ce32">
            <text:p>1,6</text:p>
          </table:table-cell>
          <table:table-cell office:value-type="float" office:value="137.17277486910996" table:style-name="ce37">
            <text:p>13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889" table:style-name="ce36">
            <text:p>889</text:p>
          </table:table-cell>
          <table:table-cell office:value-type="float" office:value="2.8964258951552471" table:style-name="ce32">
            <text:p>2,9</text:p>
          </table:table-cell>
          <table:table-cell office:value-type="float" office:value="995" table:style-name="ce36">
            <text:p>995</text:p>
          </table:table-cell>
          <table:table-cell office:value-type="float" office:value="4.059401901187222" table:style-name="ce32">
            <text:p>4,1</text:p>
          </table:table-cell>
          <table:table-cell office:value-type="float" office:value="-10.653266331658287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755" table:style-name="ce36">
            <text:p>755</text:p>
          </table:table-cell>
          <table:table-cell office:value-type="float" office:value="2.4598442641644676" table:style-name="ce32">
            <text:p>2,5</text:p>
          </table:table-cell>
          <table:table-cell office:value-type="float" office:value="762" table:style-name="ce36">
            <text:p>762</text:p>
          </table:table-cell>
          <table:table-cell office:value-type="float" office:value="3.1088082901554404" table:style-name="ce32">
            <text:p>3,1</text:p>
          </table:table-cell>
          <table:table-cell office:value-type="float" office:value="-0.91863517060367883" table:style-name="ce37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667" table:style-name="ce36">
            <text:p>667</text:p>
          </table:table-cell>
          <table:table-cell office:value-type="float" office:value="2.1731339393347016" table:style-name="ce32">
            <text:p>2,2</text:p>
          </table:table-cell>
          <table:table-cell office:value-type="float" office:value="568" table:style-name="ce36">
            <text:p>568</text:p>
          </table:table-cell>
          <table:table-cell office:value-type="float" office:value="2.3173269144465749" table:style-name="ce32">
            <text:p>2,3</text:p>
          </table:table-cell>
          <table:table-cell office:value-type="float" office:value="17.429577464788736" table:style-name="ce37">
            <text:p>1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657" table:style-name="ce36">
            <text:p>657</text:p>
          </table:table-cell>
          <table:table-cell office:value-type="float" office:value="2.1405532206040463" table:style-name="ce32">
            <text:p>2,1</text:p>
          </table:table-cell>
          <table:table-cell office:value-type="float" office:value="723" table:style-name="ce36">
            <text:p>723</text:p>
          </table:table-cell>
          <table:table-cell office:value-type="float" office:value="2.9496960548325242" table:style-name="ce32">
            <text:p>2,9</text:p>
          </table:table-cell>
          <table:table-cell office:value-type="float" office:value="-9.1286307053942011" table:style-name="ce37">
            <text:p>-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3516" table:style-name="ce36">
            <text:p>3 516</text:p>
          </table:table-cell>
          <table:table-cell office:value-type="float" office:value="11.455380705698367" table:style-name="ce32">
            <text:p>11,5</text:p>
          </table:table-cell>
          <table:table-cell office:value-type="float" office:value="2243" table:style-name="ce36">
            <text:p>2 243</text:p>
          </table:table-cell>
          <table:table-cell office:value-type="float" office:value="9.1509934315205417" table:style-name="ce32">
            <text:p>9,2</text:p>
          </table:table-cell>
          <table:table-cell office:value-type="float" office:value="56.754346856888105" table:style-name="ce37">
            <text:p>5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701" table:style-name="ce61">
            <text:p>1 701</text:p>
          </table:table-cell>
          <table:table-cell office:value-type="float" office:value="5.5419802560844493" table:style-name="ce20">
            <text:p>5,5</text:p>
          </table:table-cell>
          <table:table-cell office:value-type="float" office:value="414" table:style-name="ce24">
            <text:p>414</text:p>
          </table:table-cell>
          <table:table-cell office:value-type="float" office:value="1.6890375749663415" table:style-name="ce25">
            <text:p>1,7</text:p>
          </table:table-cell>
          <table:table-cell office:value-type="float" office:value="310.86956521739131" table:style-name="ce20">
            <text:p>3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860" table:style-name="ce36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6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7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762" table:style-name="ce36">
            <text:p>762</text:p>
          </table:table-cell>
          <table:table-cell office:value-type="float" office:value="2.4826507672759259" table:style-name="ce32">
            <text:p>2,5</text:p>
          </table:table-cell>
          <table:table-cell office:value-type="float" office:value="316" table:style-name="ce36">
            <text:p>316</text:p>
          </table:table-cell>
          <table:table-cell office:value-type="float" office:value="1.2892170862061931" table:style-name="ce32">
            <text:p>1,3</text:p>
          </table:table-cell>
          <table:table-cell office:value-type="float" office:value="141.13924050632912" table:style-name="ce37">
            <text:p>14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26" table:style-name="ce36">
            <text:p>726</text:p>
          </table:table-cell>
          <table:table-cell office:value-type="float" office:value="2.3653601798455672" table:style-name="ce32">
            <text:p>2,4</text:p>
          </table:table-cell>
          <table:table-cell office:value-type="float" office:value="755" table:style-name="ce36">
            <text:p>755</text:p>
          </table:table-cell>
          <table:table-cell office:value-type="float" office:value="3.0802496838154299" table:style-name="ce32">
            <text:p>3,1</text:p>
          </table:table-cell>
          <table:table-cell office:value-type="float" office:value="-3.8410596026490111" table:style-name="ce37">
            <text:p>-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673" table:style-name="ce36">
            <text:p>673</text:p>
          </table:table-cell>
          <table:table-cell office:value-type="float" office:value="2.1926823705730949" table:style-name="ce32">
            <text:p>2,2</text:p>
          </table:table-cell>
          <table:table-cell office:value-type="float" office:value="476" table:style-name="ce36">
            <text:p>476</text:p>
          </table:table-cell>
          <table:table-cell office:value-type="float" office:value="1.9419852311207213" table:style-name="ce32">
            <text:p>1,9</text:p>
          </table:table-cell>
          <table:table-cell office:value-type="float" office:value="41.386554621848745" table:style-name="ce37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2.0004561300622292" table:style-name="ce32">
            <text:p>2,0</text:p>
          </table:table-cell>
          <table:table-cell office:value-type="float" office:value="701" table:style-name="ce36">
            <text:p>701</text:p>
          </table:table-cell>
          <table:table-cell office:value-type="float" office:value="2.8599404349067763" table:style-name="ce32">
            <text:p>2,9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552" table:style-name="ce36">
            <text:p>552</text:p>
          </table:table-cell>
          <table:table-cell office:value-type="float" office:value="1.7984556739321669" table:style-name="ce32">
            <text:p>1,8</text:p>
          </table:table-cell>
          <table:table-cell office:value-type="float" office:value="247" table:style-name="ce36">
            <text:p>247</text:p>
          </table:table-cell>
          <table:table-cell office:value-type="float" office:value="1.0077108237118029" table:style-name="ce32">
            <text:p>1,0</text:p>
          </table:table-cell>
          <table:table-cell office:value-type="float" office:value="123.4817813765182" table:style-name="ce37">
            <text:p>1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Tucson</text:p>
          </table:table-cell>
          <table:table-cell office:value-type="float" office:value="530" table:style-name="ce36">
            <text:p>530</text:p>
          </table:table-cell>
          <table:table-cell office:value-type="float" office:value="1.7267780927247254" table:style-name="ce32">
            <text:p>1,7</text:p>
          </table:table-cell>
          <table:table-cell office:value-type="float" office:value="284" table:style-name="ce36">
            <text:p>284</text:p>
          </table:table-cell>
          <table:table-cell office:value-type="float" office:value="1.1586634572232875" table:style-name="ce32">
            <text:p>1,2</text:p>
          </table:table-cell>
          <table:table-cell office:value-type="float" office:value="86.619718309859167" table:style-name="ce37">
            <text:p>8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20</text:p>
          </table:table-cell>
          <table:table-cell office:value-type="float" office:value="462" table:style-name="ce36">
            <text:p>462</text:p>
          </table:table-cell>
          <table:table-cell office:value-type="float" office:value="1.5052292053562701" table:style-name="ce32">
            <text:p>1,5</text:p>
          </table:table-cell>
          <table:table-cell office:value-type="float" office:value="111" table:style-name="ce36">
            <text:p>111</text:p>
          </table:table-cell>
          <table:table-cell office:value-type="float" office:value="0.45285790053445391" table:style-name="ce32">
            <text:p>0,5</text:p>
          </table:table-cell>
          <table:table-cell office:value-type="float" office:value="316.2162162162162" table:style-name="ce37">
            <text:p>3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451" table:style-name="ce36">
            <text:p>451</text:p>
          </table:table-cell>
          <table:table-cell office:value-type="float" office:value="1.4693904147525494" table:style-name="ce32">
            <text:p>1,5</text:p>
          </table:table-cell>
          <table:table-cell office:value-type="float" office:value="407" table:style-name="ce36">
            <text:p>407</text:p>
          </table:table-cell>
          <table:table-cell office:value-type="float" office:value="1.660478968626331" table:style-name="ce32">
            <text:p>1,7</text:p>
          </table:table-cell>
          <table:table-cell office:value-type="float" office:value="10.810810810810807" table:style-name="ce37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46" table:style-name="ce36">
            <text:p>446</text:p>
          </table:table-cell>
          <table:table-cell office:value-type="float" office:value="1.4531000553872218" table:style-name="ce32">
            <text:p>1,5</text:p>
          </table:table-cell>
          <table:table-cell office:value-type="float" office:value="292" table:style-name="ce36">
            <text:p>292</text:p>
          </table:table-cell>
          <table:table-cell office:value-type="float" office:value="1.1913018644690139" table:style-name="ce32">
            <text:p>1,2</text:p>
          </table:table-cell>
          <table:table-cell office:value-type="float" office:value="52.739726027397268" table:style-name="ce37">
            <text:p>5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444" table:style-name="ce36">
            <text:p>444</text:p>
          </table:table-cell>
          <table:table-cell office:value-type="float" office:value="1.4465839116410908" table:style-name="ce32">
            <text:p>1,4</text:p>
          </table:table-cell>
          <table:table-cell office:value-type="float" office:value="42" table:style-name="ce36">
            <text:p>42</text:p>
          </table:table-cell>
          <table:table-cell office:value-type="float" office:value="0.17135163804006365" table:style-name="ce32">
            <text:p>0,2</text:p>
          </table:table-cell>
          <table:table-cell office:value-type="float" office:value="957.14285714285711" table:style-name="ce37">
            <text:p>95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1.3749063304336493" table:style-name="ce32">
            <text:p>1,4</text:p>
          </table:table-cell>
          <table:table-cell office:value-type="float" office:value="72" table:style-name="ce36">
            <text:p>72</text:p>
          </table:table-cell>
          <table:table-cell office:value-type="float" office:value="0.29374566521153767" table:style-name="ce32">
            <text:p>0,3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500</text:p>
          </table:table-cell>
          <table:table-cell office:value-type="float" office:value="421" table:style-name="ce36">
            <text:p>421</text:p>
          </table:table-cell>
          <table:table-cell office:value-type="float" office:value="1.3716482585605838" table:style-name="ce32">
            <text:p>1,4</text:p>
          </table:table-cell>
          <table:table-cell office:value-type="float" office:value="346" table:style-name="ce36">
            <text:p>346</text:p>
          </table:table-cell>
          <table:table-cell office:value-type="float" office:value="1.411611113377667" table:style-name="ce32">
            <text:p>1,4</text:p>
          </table:table-cell>
          <table:table-cell office:value-type="float" office:value="21.676300578034684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1.3683901866875183" table:style-name="ce32">
            <text:p>1,4</text:p>
          </table:table-cell>
          <table:table-cell office:value-type="float" office:value="175" table:style-name="ce36">
            <text:p>175</text:p>
          </table:table-cell>
          <table:table-cell office:value-type="float" office:value="0.7139651585002651" table:style-name="ce32">
            <text:p>0,7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410" table:style-name="ce36">
            <text:p>410</text:p>
          </table:table-cell>
          <table:table-cell office:value-type="float" office:value="1.3358094679568631" table:style-name="ce32">
            <text:p>1,3</text:p>
          </table:table-cell>
          <table:table-cell office:value-type="float" office:value="196" table:style-name="ce36">
            <text:p>196</text:p>
          </table:table-cell>
          <table:table-cell office:value-type="float" office:value="0.79964097752029695" table:style-name="ce32">
            <text:p>0,8</text:p>
          </table:table-cell>
          <table:table-cell office:value-type="float" office:value="109.18367346938777" table:style-name="ce37">
            <text:p>10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84" table:style-name="ce36">
            <text:p>384</text:p>
          </table:table-cell>
          <table:table-cell office:value-type="float" office:value="1.2510995992571596" table:style-name="ce32">
            <text:p>1,3</text:p>
          </table:table-cell>
          <table:table-cell office:value-type="float" office:value="322" table:style-name="ce36">
            <text:p>322</text:p>
          </table:table-cell>
          <table:table-cell office:value-type="float" office:value="1.3136958916404879" table:style-name="ce32">
            <text:p>1,3</text:p>
          </table:table-cell>
          <table:table-cell office:value-type="float" office:value="19.254658385093165" table:style-name="ce37">
            <text:p>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 Ignis</text:p>
          </table:table-cell>
          <table:table-cell office:value-type="float" office:value="376" table:style-name="ce36">
            <text:p>376</text:p>
          </table:table-cell>
          <table:table-cell office:value-type="float" office:value="1.2250350242726353" table:style-name="ce32">
            <text:p>1,2</text:p>
          </table:table-cell>
          <table:table-cell office:value-type="float" office:value="75" table:style-name="ce36">
            <text:p>75</text:p>
          </table:table-cell>
          <table:table-cell office:value-type="float" office:value="0.30598506792868507" table:style-name="ce32">
            <text:p>0,3</text:p>
          </table:table-cell>
          <table:table-cell office:value-type="float" office:value="401.33333333333331" table:style-name="ce37">
            <text:p>40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Tipo</text:p>
          </table:table-cell>
          <table:table-cell office:value-type="float" office:value="373" table:style-name="ce36">
            <text:p>373</text:p>
          </table:table-cell>
          <table:table-cell office:value-type="float" office:value="1.2152608086534389" table:style-name="ce32">
            <text:p>1,2</text:p>
          </table:table-cell>
          <table:table-cell office:value-type="float" office:value="89" table:style-name="ce36">
            <text:p>89</text:p>
          </table:table-cell>
          <table:table-cell office:value-type="float" office:value="0.36310228060870625" table:style-name="ce32">
            <text:p>0,4</text:p>
          </table:table-cell>
          <table:table-cell office:value-type="float" office:value="319.10112359550561" table:style-name="ce37">
            <text:p>3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61" table:style-name="ce36">
            <text:p>361</text:p>
          </table:table-cell>
          <table:table-cell office:value-type="float" office:value="1.1761639461766527" table:style-name="ce32">
            <text:p>1,2</text:p>
          </table:table-cell>
          <table:table-cell office:value-type="float" office:value="401" table:style-name="ce36">
            <text:p>401</text:p>
          </table:table-cell>
          <table:table-cell office:value-type="float" office:value="1.6360001631920362" table:style-name="ce32">
            <text:p>1,6</text:p>
          </table:table-cell>
          <table:table-cell office:value-type="float" office:value="-9.9750623441396442" table:style-name="ce37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9305" table:style-name="ce36">
            <text:p>19 305</text:p>
          </table:table-cell>
          <table:table-cell office:value-type="float" office:value="62.897077509529858" table:style-name="ce32">
            <text:p>62,9</text:p>
          </table:table-cell>
          <table:table-cell office:value-type="float" office:value="18691" table:style-name="ce36">
            <text:p>18 691</text:p>
          </table:table-cell>
          <table:table-cell office:value-type="float" office:value="76.25555872873403" table:style-name="ce32">
            <text:p>76,3</text:p>
          </table:table-cell>
          <table:table-cell office:value-type="float" office:value="3.2850034776095498" table:style-name="ce37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22.35945485519591" table:style-name="ce32">
            <text:p>22,4</text:p>
          </table:table-cell>
          <table:table-cell office:value-type="float" office:value="924" table:style-name="ce36">
            <text:p>924</text:p>
          </table:table-cell>
          <table:table-cell office:value-type="float" office:value="20.034692107545535" table:style-name="ce32">
            <text:p>20,0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16" table:style-name="ce36">
            <text:p>616</text:p>
          </table:table-cell>
          <table:table-cell office:value-type="float" office:value="13.1175468483816" table:style-name="ce32">
            <text:p>13,1</text:p>
          </table:table-cell>
          <table:table-cell office:value-type="float" office:value="84" table:style-name="ce36">
            <text:p>84</text:p>
          </table:table-cell>
          <table:table-cell office:value-type="float" office:value="1.821335646140503" table:style-name="ce32">
            <text:p>1,8</text:p>
          </table:table-cell>
          <table:table-cell office:value-type="float" office:value="633.33333333333337" table:style-name="ce37">
            <text:p>6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04" table:style-name="ce36">
            <text:p>604</text:p>
          </table:table-cell>
          <table:table-cell office:value-type="float" office:value="12.862010221465077" table:style-name="ce32">
            <text:p>12,9</text:p>
          </table:table-cell>
          <table:table-cell office:value-type="float" office:value="419" table:style-name="ce36">
            <text:p>419</text:p>
          </table:table-cell>
          <table:table-cell office:value-type="float" office:value="9.0849956634865574" table:style-name="ce32">
            <text:p>9,1</text:p>
          </table:table-cell>
          <table:table-cell office:value-type="float" office:value="44.152744630071595" table:style-name="ce37">
            <text:p>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84" table:style-name="ce36">
            <text:p>384</text:p>
          </table:table-cell>
          <table:table-cell office:value-type="float" office:value="8.1771720613287897" table:style-name="ce32">
            <text:p>8,2</text:p>
          </table:table-cell>
          <table:table-cell office:value-type="float" office:value="523" table:style-name="ce36">
            <text:p>523</text:p>
          </table:table-cell>
          <table:table-cell office:value-type="float" office:value="11.339982653946228" table:style-name="ce32">
            <text:p>11,3</text:p>
          </table:table-cell>
          <table:table-cell office:value-type="float" office:value="-26.577437858508617" table:style-name="ce37">
            <text:p>-2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text:s text:c="2"/></text:p>
          </table:table-cell>
          <table:table-cell office:value-type="float" office:value="306" table:style-name="ce36">
            <text:p>306</text:p>
          </table:table-cell>
          <table:table-cell office:value-type="float" office:value="6.51618398637138" table:style-name="ce32">
            <text:p>6,5</text:p>
          </table:table-cell>
          <table:table-cell office:value-type="float" office:value="182" table:style-name="ce36">
            <text:p>182</text:p>
          </table:table-cell>
          <table:table-cell office:value-type="float" office:value="3.9462272333044233" table:style-name="ce32">
            <text:p>3,9</text:p>
          </table:table-cell>
          <table:table-cell office:value-type="float" office:value="68.131868131868117" table:style-name="ce37">
            <text:p>6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18" table:style-name="ce36">
            <text:p>218</text:p>
          </table:table-cell>
          <table:table-cell office:value-type="float" office:value="4.6422487223168654" table:style-name="ce32">
            <text:p>4,6</text:p>
          </table:table-cell>
          <table:table-cell office:value-type="float" office:value="31" table:style-name="ce36">
            <text:p>31</text:p>
          </table:table-cell>
          <table:table-cell office:value-type="float" office:value="0.67215958369470952" table:style-name="ce32">
            <text:p>0,7</text:p>
          </table:table-cell>
          <table:table-cell office:value-type="float" office:value="603.22580645161293" table:style-name="ce37">
            <text:p>60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214" table:style-name="ce36">
            <text:p>214</text:p>
          </table:table-cell>
          <table:table-cell office:value-type="float" office:value="4.5570698466780239" table:style-name="ce32">
            <text:p>4,6</text:p>
          </table:table-cell>
          <table:table-cell office:value-type="float" office:value="273" table:style-name="ce36">
            <text:p>273</text:p>
          </table:table-cell>
          <table:table-cell office:value-type="float" office:value="5.9193408499566349" table:style-name="ce32">
            <text:p>5,9</text:p>
          </table:table-cell>
          <table:table-cell office:value-type="float" office:value="-21.611721611721606" table:style-name="ce37">
            <text:p>-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69" table:style-name="ce36">
            <text:p>169</text:p>
          </table:table-cell>
          <table:table-cell office:value-type="float" office:value="3.5988074957410561" table:style-name="ce32">
            <text:p>3,6</text:p>
          </table:table-cell>
          <table:table-cell office:value-type="float" office:value="164" table:style-name="ce36">
            <text:p>164</text:p>
          </table:table-cell>
          <table:table-cell office:value-type="float" office:value="3.5559410234171729" table:style-name="ce32">
            <text:p>3,6</text:p>
          </table:table-cell>
          <table:table-cell office:value-type="float" office:value="3.0487804878048905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46" table:style-name="ce36">
            <text:p>146</text:p>
          </table:table-cell>
          <table:table-cell office:value-type="float" office:value="3.1090289608177173" table:style-name="ce32">
            <text:p>3,1</text:p>
          </table:table-cell>
          <table:table-cell office:value-type="float" office:value="125" table:style-name="ce36">
            <text:p>125</text:p>
          </table:table-cell>
          <table:table-cell office:value-type="float" office:value="2.7103209019947965" table:style-name="ce32">
            <text:p>2,7</text:p>
          </table:table-cell>
          <table:table-cell office:value-type="float" office:value="16.799999999999997" table:style-name="ce37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text:s text:c="2"/>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45" table:style-name="ce36">
            <text:p>845</text:p>
          </table:table-cell>
          <table:table-cell office:value-type="float" office:value="17.99403747870528" table:style-name="ce32">
            <text:p>18,0</text:p>
          </table:table-cell>
          <table:table-cell office:value-type="float" office:value="1671" table:style-name="ce36">
            <text:p>1 671</text:p>
          </table:table-cell>
          <table:table-cell office:value-type="float" office:value="36.231569817866436" table:style-name="ce32">
            <text:p>36,2</text:p>
          </table:table-cell>
          <table:table-cell office:value-type="float" office:value="-49.431478156792345" table:style-name="ce37">
            <text:p>-49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13.074957410562181" table:style-name="ce32">
            <text:p>13,1</text:p>
          </table:table-cell>
          <table:table-cell office:value-type="float" office:value="701" table:style-name="ce36">
            <text:p>701</text:p>
          </table:table-cell>
          <table:table-cell office:value-type="float" office:value="15.199479618386817" table:style-name="ce32">
            <text:p>15,2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8.9863713798977845" table:style-name="ce32">
            <text:p>9,0</text:p>
          </table:table-cell>
          <table:table-cell office:value-type="float" office:value="72" table:style-name="ce36">
            <text:p>72</text:p>
          </table:table-cell>
          <table:table-cell office:value-type="float" office:value="1.5611448395490026" table:style-name="ce32">
            <text:p>1,6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8.9437819420783651" table:style-name="ce32">
            <text:p>8,9</text:p>
          </table:table-cell>
          <table:table-cell office:value-type="float" office:value="175" table:style-name="ce36">
            <text:p>175</text:p>
          </table:table-cell>
          <table:table-cell office:value-type="float" office:value="3.7944492627927149" table:style-name="ce32">
            <text:p>3,8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9" table:style-name="ce36">
            <text:p>219</text:p>
          </table:table-cell>
          <table:table-cell office:value-type="float" office:value="4.6635434412265759" table:style-name="ce32">
            <text:p>4,7</text:p>
          </table:table-cell>
          <table:table-cell office:value-type="float" office:value="156" table:style-name="ce36">
            <text:p>156</text:p>
          </table:table-cell>
          <table:table-cell office:value-type="float" office:value="3.3824804856895057" table:style-name="ce32">
            <text:p>3,4</text:p>
          </table:table-cell>
          <table:table-cell office:value-type="float" office:value="40.384615384615387" table:style-name="ce37">
            <text:p>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10" table:style-name="ce36">
            <text:p>210</text:p>
          </table:table-cell>
          <table:table-cell office:value-type="float" office:value="4.4718909710391825" table:style-name="ce32">
            <text:p>4,5</text:p>
          </table:table-cell>
          <table:table-cell office:value-type="float" office:value="227" table:style-name="ce36">
            <text:p>227</text:p>
          </table:table-cell>
          <table:table-cell office:value-type="float" office:value="4.9219427580225501" table:style-name="ce32">
            <text:p>4,9</text:p>
          </table:table-cell>
          <table:table-cell office:value-type="float" office:value="-7.4889867841409767" table:style-name="ce37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67" table:style-name="ce36">
            <text:p>167</text:p>
          </table:table-cell>
          <table:table-cell office:value-type="float" office:value="3.5562180579216354" table:style-name="ce32">
            <text:p>3,6</text:p>
          </table:table-cell>
          <table:table-cell office:value-type="float" office:value="123" table:style-name="ce36">
            <text:p>123</text:p>
          </table:table-cell>
          <table:table-cell office:value-type="float" office:value="2.6669557675628797" table:style-name="ce32">
            <text:p>2,7</text:p>
          </table:table-cell>
          <table:table-cell office:value-type="float" office:value="35.772357723577244" table:style-name="ce37">
            <text:p>3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9" table:style-name="ce36">
            <text:p>159</text:p>
          </table:table-cell>
          <table:table-cell office:value-type="float" office:value="3.3858603066439521" table:style-name="ce32">
            <text:p>3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53" table:style-name="ce36">
            <text:p>153</text:p>
          </table:table-cell>
          <table:table-cell office:value-type="float" office:value="3.25809199318569" table:style-name="ce32">
            <text:p>3,3</text:p>
          </table:table-cell>
          <table:table-cell office:value-type="float" office:value="159" table:style-name="ce36">
            <text:p>159</text:p>
          </table:table-cell>
          <table:table-cell office:value-type="float" office:value="3.4475281873373809" table:style-name="ce32">
            <text:p>3,4</text:p>
          </table:table-cell>
          <table:table-cell office:value-type="float" office:value="-3.7735849056603854" table:style-name="ce37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20" table:style-name="ce36">
            <text:p>120</text:p>
          </table:table-cell>
          <table:table-cell office:value-type="float" office:value="2.5553662691652468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068" table:style-name="ce36">
            <text:p>2 068</text:p>
          </table:table-cell>
          <table:table-cell office:value-type="float" office:value="44.037478705281089" table:style-name="ce32">
            <text:p>44,0</text:p>
          </table:table-cell>
          <table:table-cell office:value-type="float" office:value="2783" table:style-name="ce36">
            <text:p>2 783</text:p>
          </table:table-cell>
          <table:table-cell office:value-type="float" office:value="60.342584562012142" table:style-name="ce32">
            <text:p>60,3</text:p>
          </table:table-cell>
          <table:table-cell office:value-type="float" office:value="-25.691699604743079" table:style-name="ce37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96" table:style-name="ce34">
            <text:p>4 696</text:p>
          </table:table-cell>
          <table:table-cell office:value-type="float" office:value="100" table:style-name="ce38">
            <text:p>100,0</text:p>
          </table:table-cell>
          <table:table-cell office:value-type="float" office:value="4612" table:style-name="ce34">
            <text:p>4 612</text:p>
          </table:table-cell>
          <table:table-cell office:value-type="float" office:value="100" table:style-name="ce38">
            <text:p>100,0</text:p>
          </table:table-cell>
          <table:table-cell office:value-type="float" office:value="1.8213356461405112" table:style-name="ce39">
            <text:p>1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35113" table:style-name="ce61">
            <text:p>135 113</text:p>
          </table:table-cell>
          <table:table-cell office:value-type="float" office:value="68.552568825027649" table:style-name="ce20">
            <text:p>68,6</text:p>
          </table:table-cell>
          <table:table-cell office:value-type="float" office:value="126690" table:style-name="ce24">
            <text:p>126 690</text:p>
          </table:table-cell>
          <table:table-cell office:value-type="float" office:value="69.157705114908012" table:style-name="ce25">
            <text:p>69,2</text:p>
          </table:table-cell>
          <table:table-cell office:value-type="float" office:value="6.6485121161891101" table:style-name="ce20">
            <text:p>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2119" table:style-name="ce61">
            <text:p>22 119</text:p>
          </table:table-cell>
          <table:table-cell office:value-type="float" office:value="11.222563852780906" table:style-name="ce20">
            <text:p>11,2</text:p>
          </table:table-cell>
          <table:table-cell office:value-type="float" office:value="22594" table:style-name="ce31">
            <text:p>22 594</text:p>
          </table:table-cell>
          <table:table-cell office:value-type="float" office:value="12.333642666084394" table:style-name="ce20">
            <text:p>12,3</text:p>
          </table:table-cell>
          <table:table-cell office:value-type="float" office:value="-2.1023280516951388" table:style-name="ce20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6219" table:style-name="ce61">
            <text:p>6 219</text:p>
          </table:table-cell>
          <table:table-cell office:value-type="float" office:value="3.1553471947395657" table:style-name="ce20">
            <text:p>3,2</text:p>
          </table:table-cell>
          <table:table-cell office:value-type="float" office:value="5973" table:style-name="ce31">
            <text:p>5 973</text:p>
          </table:table-cell>
          <table:table-cell office:value-type="float" office:value="3.2605491566133522" table:style-name="ce20">
            <text:p>3,3</text:p>
          </table:table-cell>
          <table:table-cell office:value-type="float" office:value="4.1185334003013594" table:style-name="ce20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1" table:style-name="ce61">
            <text:p>61</text:p>
          </table:table-cell>
          <table:table-cell office:value-type="float" office:value="3.0949699128334705E-2" table:style-name="ce20">
            <text:p>0,0</text:p>
          </table:table-cell>
          <table:table-cell office:value-type="float" office:value="59" table:style-name="ce31">
            <text:p>59</text:p>
          </table:table-cell>
          <table:table-cell office:value-type="float" office:value="3.2206998198591623E-2" table:style-name="ce20">
            <text:p>0,0</text:p>
          </table:table-cell>
          <table:table-cell office:value-type="float" office:value="3.3898305084745886" table:style-name="ce20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72" table:style-name="ce61">
            <text:p>172</text:p>
          </table:table-cell>
          <table:table-cell office:value-type="float" office:value="8.7268004099566698E-2" table:style-name="ce20">
            <text:p>0,1</text:p>
          </table:table-cell>
          <table:table-cell office:value-type="float" office:value="242" table:style-name="ce31">
            <text:p>242</text:p>
          </table:table-cell>
          <table:table-cell office:value-type="float" office:value="0.13210328074676567" table:style-name="ce20">
            <text:p>0,1</text:p>
          </table:table-cell>
          <table:table-cell office:value-type="float" office:value="-28.925619834710744" table:style-name="ce20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50" table:style-name="ce36">
            <text:p>150</text:p>
          </table:table-cell>
          <table:table-cell office:value-type="float" office:value="7.6105817528691888E-2" table:style-name="ce20">
            <text:p>0,1</text:p>
          </table:table-cell>
          <table:table-cell office:value-type="float" office:value="99" table:style-name="ce31">
            <text:p>99</text:p>
          </table:table-cell>
          <table:table-cell office:value-type="float" office:value="5.4042251214585946E-2" table:style-name="ce20">
            <text:p>0,1</text:p>
          </table:table-cell>
          <table:table-cell office:value-type="float" office:value="51.51515151515153" table:style-name="ce20">
            <text:p>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17" table:style-name="ce61">
            <text:p>417</text:p>
          </table:table-cell>
          <table:table-cell office:value-type="float" office:value="0.21157417272976348" table:style-name="ce20">
            <text:p>0,2</text:p>
          </table:table-cell>
          <table:table-cell office:value-type="float" office:value="404" table:style-name="ce31">
            <text:p>404</text:p>
          </table:table-cell>
          <table:table-cell office:value-type="float" office:value="0.22053605546154267" table:style-name="ce20">
            <text:p>0,2</text:p>
          </table:table-cell>
          <table:table-cell office:value-type="float" office:value="3.2178217821782198" table:style-name="ce20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594" table:style-name="ce61">
            <text:p>594</text:p>
          </table:table-cell>
          <table:table-cell office:value-type="float" office:value="0.30137903741361988" table:style-name="ce20">
            <text:p>0,3</text:p>
          </table:table-cell>
          <table:table-cell office:value-type="float" office:value="387" table:style-name="ce31">
            <text:p>387</text:p>
          </table:table-cell>
          <table:table-cell office:value-type="float" office:value="0.21125607292974508" table:style-name="ce20">
            <text:p>0,2</text:p>
          </table:table-cell>
          <table:table-cell office:value-type="float" office:value="53.488372093023258" table:style-name="ce20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9560" table:style-name="ce61">
            <text:p>19 560</text:p>
          </table:table-cell>
          <table:table-cell office:value-type="float" office:value="9.9241986057414238" table:style-name="ce20">
            <text:p>9,9</text:p>
          </table:table-cell>
          <table:table-cell office:value-type="float" office:value="14538" table:style-name="ce31">
            <text:p>14 538</text:p>
          </table:table-cell>
          <table:table-cell office:value-type="float" office:value="7.9360227086631365" table:style-name="ce20">
            <text:p>7,9</text:p>
          </table:table-cell>
          <table:table-cell office:value-type="float" office:value="34.54395377631036" table:style-name="ce20">
            <text:p>3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372" table:style-name="ce61">
            <text:p>372</text:p>
          </table:table-cell>
          <table:table-cell office:value-type="float" office:value="0.18874242747115588" table:style-name="ce20">
            <text:p>0,2</text:p>
          </table:table-cell>
          <table:table-cell office:value-type="float" office:value="181" table:style-name="ce31">
            <text:p>181</text:p>
          </table:table-cell>
          <table:table-cell office:value-type="float" office:value="9.8804519897374307E-2" table:style-name="ce20">
            <text:p>0,1</text:p>
          </table:table-cell>
          <table:table-cell office:value-type="float" office:value="105.52486187845304" table:style-name="ce20">
            <text:p>10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214" table:style-name="ce61">
            <text:p>2 214</text:p>
          </table:table-cell>
          <table:table-cell office:value-type="float" office:value="1.1233218667234923" table:style-name="ce20">
            <text:p>1,1</text:p>
          </table:table-cell>
          <table:table-cell office:value-type="float" office:value="1745" table:style-name="ce31">
            <text:p>1 745</text:p>
          </table:table-cell>
          <table:table-cell office:value-type="float" office:value="0.95256291282275229" table:style-name="ce20">
            <text:p>1,0</text:p>
          </table:table-cell>
          <table:table-cell office:value-type="float" office:value="26.876790830945566" table:style-name="ce20">
            <text:p>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818" table:style-name="ce61">
            <text:p>3 818</text:p>
          </table:table-cell>
          <table:table-cell office:value-type="float" office:value="1.9371467421636377" table:style-name="ce20">
            <text:p>1,9</text:p>
          </table:table-cell>
          <table:table-cell office:value-type="float" office:value="3798" table:style-name="ce31">
            <text:p>3 798</text:p>
          </table:table-cell>
          <table:table-cell office:value-type="float" office:value="2.073257273868661" table:style-name="ce20">
            <text:p>2,1</text:p>
          </table:table-cell>
          <table:table-cell office:value-type="float" office:value="0.52659294365456333" table:style-name="ce20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281" table:style-name="ce61">
            <text:p>2 281</text:p>
          </table:table-cell>
          <table:table-cell office:value-type="float" office:value="1.1573157985529747" table:style-name="ce20">
            <text:p>1,2</text:p>
          </table:table-cell>
          <table:table-cell office:value-type="float" office:value="2280" table:style-name="ce31">
            <text:p>2 280</text:p>
          </table:table-cell>
          <table:table-cell office:value-type="float" office:value="1.2446094219116763" table:style-name="ce20">
            <text:p>1,2</text:p>
          </table:table-cell>
          <table:table-cell office:value-type="float" office:value="4.3859649122808264E-2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7" table:style-name="ce61">
            <text:p>67</text:p>
          </table:table-cell>
          <table:table-cell office:value-type="float" office:value="3.3993931829482377E-2" table:style-name="ce20">
            <text:p>0,0</text:p>
          </table:table-cell>
          <table:table-cell office:value-type="float" office:value="83" table:style-name="ce31">
            <text:p>83</text:p>
          </table:table-cell>
          <table:table-cell office:value-type="float" office:value="4.5308150008188219E-2" table:style-name="ce20">
            <text:p>0,0</text:p>
          </table:table-cell>
          <table:table-cell office:value-type="float" office:value="-19.277108433734938" table:style-name="ce20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646" table:style-name="ce61">
            <text:p>1 646</text:p>
          </table:table-cell>
          <table:table-cell office:value-type="float" office:value="0.83513450434817904" table:style-name="ce20">
            <text:p>0,8</text:p>
          </table:table-cell>
          <table:table-cell office:value-type="float" office:value="1532" table:style-name="ce61">
            <text:p>1 532</text:p>
          </table:table-cell>
          <table:table-cell office:value-type="float" office:value="0.83629019051258258" table:style-name="ce20">
            <text:p>0,8</text:p>
          </table:table-cell>
          <table:table-cell office:value-type="float" office:value="7.4412532637075657" table:style-name="ce61">
            <text:p>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72" table:style-name="ce36">
            <text:p>72</text:p>
          </table:table-cell>
          <table:table-cell office:value-type="float" office:value="3.6530792413772106E-2" table:style-name="ce20">
            <text:p>0,0</text:p>
          </table:table-cell>
          <table:table-cell office:value-type="float" office:value="65" table:style-name="ce36">
            <text:p>65</text:p>
          </table:table-cell>
          <table:table-cell office:value-type="float" office:value="3.5482286150990777E-2" table:style-name="ce20">
            <text:p>0,0</text:p>
          </table:table-cell>
          <table:table-cell office:value-type="float" office:value="10.769230769230759" table:style-name="ce36">
            <text:p>1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698" table:style-name="ce61">
            <text:p>1 698</text:p>
          </table:table-cell>
          <table:table-cell office:value-type="float" office:value="0.86151785442479223" table:style-name="ce20">
            <text:p>0,9</text:p>
          </table:table-cell>
          <table:table-cell office:value-type="float" office:value="2177" table:style-name="ce31">
            <text:p>2 177</text:p>
          </table:table-cell>
          <table:table-cell office:value-type="float" office:value="1.188383645395491" table:style-name="ce20">
            <text:p>1,2</text:p>
          </table:table-cell>
          <table:table-cell office:value-type="float" office:value="-22.002756086357365" table:style-name="ce20">
            <text:p>-2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521" table:style-name="ce61">
            <text:p>521</text:p>
          </table:table-cell>
          <table:table-cell office:value-type="float" office:value="0.26434087288298985" table:style-name="ce20">
            <text:p>0,3</text:p>
          </table:table-cell>
          <table:table-cell office:value-type="float" office:value="343" table:style-name="ce31">
            <text:p>343</text:p>
          </table:table-cell>
          <table:table-cell office:value-type="float" office:value="0.18723729461215133" table:style-name="ce20">
            <text:p>0,2</text:p>
          </table:table-cell>
          <table:table-cell office:value-type="float" office:value="51.895043731778429" table:style-name="ce20">
            <text:p>5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97094" table:style-name="ce64">
            <text:p>197 094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83190" table:style-name="ce66">
            <text:p>183 190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5899339483596151" table:style-name="ce65">
            <text:p>7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4432" table:style-name="ce61">
            <text:p>14 432</text:p>
          </table:table-cell>
          <table:table-cell office:value-type="float" office:value="92.524682651622001" table:style-name="ce20">
            <text:p>92,5</text:p>
          </table:table-cell>
          <table:table-cell office:value-type="float" office:value="15066" table:style-name="ce31">
            <text:p>15 066</text:p>
          </table:table-cell>
          <table:table-cell office:value-type="float" office:value="93.921825322610815" table:style-name="ce20">
            <text:p>93,9</text:p>
          </table:table-cell>
          <table:table-cell office:value-type="float" office:value="-4.2081508031328809" table:style-name="ce20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21" table:style-name="ce36">
            <text:p>121</text:p>
          </table:table-cell>
          <table:table-cell office:value-type="float" office:value="0.7757404795486601" table:style-name="ce20">
            <text:p>0,8</text:p>
          </table:table-cell>
          <table:table-cell office:value-type="float" office:value="124" table:style-name="ce31">
            <text:p>124</text:p>
          </table:table-cell>
          <table:table-cell office:value-type="float" office:value="0.77301913845770209" table:style-name="ce20">
            <text:p>0,8</text:p>
          </table:table-cell>
          <table:table-cell office:value-type="float" office:value="-2.4193548387096797" table:style-name="ce20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538" table:style-name="ce36">
            <text:p>538</text:p>
          </table:table-cell>
          <table:table-cell office:value-type="float" office:value="3.4491601487370174" table:style-name="ce20">
            <text:p>3,4</text:p>
          </table:table-cell>
          <table:table-cell office:value-type="float" office:value="543" table:style-name="ce31">
            <text:p>543</text:p>
          </table:table-cell>
          <table:table-cell office:value-type="float" office:value="3.3850757434075183" table:style-name="ce20">
            <text:p>3,4</text:p>
          </table:table-cell>
          <table:table-cell office:value-type="float" office:value="-0.92081031307550631" table:style-name="ce20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35" table:style-name="ce36">
            <text:p>335</text:p>
          </table:table-cell>
          <table:table-cell office:value-type="float" office:value="2.1477112450314144" table:style-name="ce20">
            <text:p>2,1</text:p>
          </table:table-cell>
          <table:table-cell office:value-type="float" office:value="298" table:style-name="ce31">
            <text:p>298</text:p>
          </table:table-cell>
          <table:table-cell office:value-type="float" office:value="1.8577395424225422" table:style-name="ce20">
            <text:p>1,9</text:p>
          </table:table-cell>
          <table:table-cell office:value-type="float" office:value="12.416107382550337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72" table:style-name="ce36">
            <text:p>172</text:p>
          </table:table-cell>
          <table:table-cell office:value-type="float" office:value="1.1027054750609053" table:style-name="ce20">
            <text:p>1,1</text:p>
          </table:table-cell>
          <table:table-cell office:value-type="float" office:value="10" table:style-name="ce31">
            <text:p>10</text:p>
          </table:table-cell>
          <table:table-cell office:value-type="float" office:value="6.2340253101427594E-2" table:style-name="ce20">
            <text:p>0,1</text:p>
          </table:table-cell>
          <table:table-cell office:value-type="float" office:value="1620" table:style-name="ce20">
            <text:p>1 6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5598" table:style-name="ce64">
            <text:p>15 598</text:p>
          </table:table-cell>
          <table:table-cell office:value-type="float" office:value="100" table:style-name="ce65">
            <text:p>100,0</text:p>
          </table:table-cell>
          <table:table-cell office:value-type="float" office:value="16041" table:style-name="ce66">
            <text:p>16 041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-2.7616732123932337" table:style-name="ce65">
            <text:p>-2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46395" table:style-name="ce61">
            <text:p>46 395</text:p>
          </table:table-cell>
          <table:table-cell office:value-type="float" office:value="34.337924552041628" table:style-name="ce20">
            <text:p>34,3</text:p>
          </table:table-cell>
          <table:table-cell office:value-type="float" office:value="43136" table:style-name="ce24">
            <text:p>43 136</text:p>
          </table:table-cell>
          <table:table-cell office:value-type="float" office:value="34.048464756492223" table:style-name="ce25">
            <text:p>34,0</text:p>
          </table:table-cell>
          <table:table-cell office:value-type="float" office:value="7.5551743323442082" table:style-name="ce20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6670" table:style-name="ce24">
            <text:p>26 670</text:p>
          </table:table-cell>
          <table:table-cell office:value-type="float" office:value="19.739033253646948" table:style-name="ce25">
            <text:p>19,7</text:p>
          </table:table-cell>
          <table:table-cell office:value-type="float" office:value="25278" table:style-name="ce24">
            <text:p>25 278</text:p>
          </table:table-cell>
          <table:table-cell office:value-type="float" office:value="19.952640303102061" table:style-name="ce25">
            <text:p>20,0</text:p>
          </table:table-cell>
          <table:table-cell office:value-type="float" office:value="5.506764775694279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2178" table:style-name="ce24">
            <text:p>22 178</text:p>
          </table:table-cell>
          <table:table-cell office:value-type="float" office:value="16.414408680141808" table:style-name="ce25">
            <text:p>16,4</text:p>
          </table:table-cell>
          <table:table-cell office:value-type="float" office:value="23372" table:style-name="ce24">
            <text:p>23 372</text:p>
          </table:table-cell>
          <table:table-cell office:value-type="float" office:value="18.448180598310838" table:style-name="ce25">
            <text:p>18,4</text:p>
          </table:table-cell>
          <table:table-cell office:value-type="float" office:value="-5.1086770494608942" table:style-name="ce26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8.1413335504355606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7.893282816323309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7.4012123185777825E-4" table:style-name="ce25">
            <text:p>0,0</text:p>
          </table:table-cell>
          <table:table-cell office:value-type="float" office:value="3" table:style-name="ce24">
            <text:p>3</text:p>
          </table:table-cell>
          <table:table-cell office:value-type="float" office:value="2.3679848448969927E-3" table:style-name="ce25">
            <text:p>0,0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2385" table:style-name="ce24">
            <text:p>32 385</text:p>
          </table:table-cell>
          <table:table-cell office:value-type="float" office:value="23.968826093714149" table:style-name="ce25">
            <text:p>24,0</text:p>
          </table:table-cell>
          <table:table-cell office:value-type="float" office:value="27323" table:style-name="ce24">
            <text:p>27 323</text:p>
          </table:table-cell>
          <table:table-cell office:value-type="float" office:value="21.566816639040177" table:style-name="ce25">
            <text:p>21,6</text:p>
          </table:table-cell>
          <table:table-cell office:value-type="float" office:value="18.526516121948532" table:style-name="ce26">
            <text:p>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7707" table:style-name="ce24">
            <text:p>7 707</text:p>
          </table:table-cell>
          <table:table-cell office:value-type="float" office:value="23.798054654932841" table:style-name="ce25">
            <text:p>23,8</text:p>
          </table:table-cell>
          <table:table-cell office:value-type="float" office:value="8507" table:style-name="ce24">
            <text:p>8 507</text:p>
          </table:table-cell>
          <table:table-cell office:value-type="float" office:value="31.13494125828057" table:style-name="ce25">
            <text:p>31,1</text:p>
          </table:table-cell>
          <table:table-cell office:value-type="float" office:value="-9.4040202186434669" table:style-name="ce26">
            <text:p>-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7473" table:style-name="ce24">
            <text:p>7 473</text:p>
          </table:table-cell>
          <table:table-cell office:value-type="float" office:value="5.5309259656731768" table:style-name="ce25">
            <text:p>5,5</text:p>
          </table:table-cell>
          <table:table-cell office:value-type="float" office:value="7568" table:style-name="ce24">
            <text:p>7 568</text:p>
          </table:table-cell>
          <table:table-cell office:value-type="float" office:value="5.9736364353934803" table:style-name="ce25">
            <text:p>6,0</text:p>
          </table:table-cell>
          <table:table-cell office:value-type="float" office:value="-1.2552854122621682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88" table:style-name="ce24">
            <text:p>988</text:p>
          </table:table-cell>
          <table:table-cell office:value-type="float" office:value="13.220928676568983" table:style-name="ce25">
            <text:p>13,2</text:p>
          </table:table-cell>
          <table:table-cell office:value-type="float" office:value="305" table:style-name="ce24">
            <text:p>305</text:p>
          </table:table-cell>
          <table:table-cell office:value-type="float" office:value="4.0301268498942919" table:style-name="ce25">
            <text:p>4,0</text:p>
          </table:table-cell>
          <table:table-cell office:value-type="float" office:value="223.93442622950823" table:style-name="ce26">
            <text:p>2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9" table:style-name="ce24">
            <text:p>9</text:p>
          </table:table-cell>
          <table:table-cell office:value-type="float" office:value="7.103954534690978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3" table:style-name="ce61">
            <text:p>263</text:p>
          </table:table-cell>
          <table:table-cell office:value-type="float" office:value="0.1946518839785957" table:style-name="ce20">
            <text:p>0,2</text:p>
          </table:table-cell>
          <table:table-cell office:value-type="float" office:value="316" table:style-name="ce24">
            <text:p>316</text:p>
          </table:table-cell>
          <table:table-cell office:value-type="float" office:value="0.24942773699581655" table:style-name="ce25">
            <text:p>0,2</text:p>
          </table:table-cell>
          <table:table-cell office:value-type="float" office:value="-16.77215189873418" table:style-name="ce20">
            <text:p>-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4" table:style-name="ce24">
            <text:p>64</text:p>
          </table:table-cell>
          <table:table-cell office:value-type="float" office:value="4.7367758838897808E-2" table:style-name="ce25">
            <text:p>0,0</text:p>
          </table:table-cell>
          <table:table-cell office:value-type="float" office:value="283" table:style-name="ce24">
            <text:p>283</text:p>
          </table:table-cell>
          <table:table-cell office:value-type="float" office:value="0.22337990370194963" table:style-name="ce25">
            <text:p>0,2</text:p>
          </table:table-cell>
          <table:table-cell office:value-type="float" office:value="-77.385159010600702" table:style-name="ce26">
            <text:p>-7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1483" table:style-name="ce24">
            <text:p>11 483</text:p>
          </table:table-cell>
          <table:table-cell office:value-type="float" office:value="8.4988121054228678" table:style-name="ce25">
            <text:p>8,5</text:p>
          </table:table-cell>
          <table:table-cell office:value-type="float" office:value="10219" table:style-name="ce24">
            <text:p>10 219</text:p>
          </table:table-cell>
          <table:table-cell office:value-type="float" office:value="8.0661457100007894" table:style-name="ce25">
            <text:p>8,1</text:p>
          </table:table-cell>
          <table:table-cell office:value-type="float" office:value="12.369116351893538" table:style-name="ce26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9739" table:style-name="ce24">
            <text:p>29 739</text:p>
          </table:table-cell>
          <table:table-cell office:value-type="float" office:value="22.010465314218468" table:style-name="ce25">
            <text:p>22,0</text:p>
          </table:table-cell>
          <table:table-cell office:value-type="float" office:value="28190" table:style-name="ce24">
            <text:p>28 190</text:p>
          </table:table-cell>
          <table:table-cell office:value-type="float" office:value="22.251164259215408" table:style-name="ce25">
            <text:p>22,3</text:p>
          </table:table-cell>
          <table:table-cell office:value-type="float" office:value="5.49485633203264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6816" table:style-name="ce24">
            <text:p>26 816</text:p>
          </table:table-cell>
          <table:table-cell office:value-type="float" office:value="19.847090953498181" table:style-name="ce25">
            <text:p>19,8</text:p>
          </table:table-cell>
          <table:table-cell office:value-type="float" office:value="23932" table:style-name="ce24">
            <text:p>23 932</text:p>
          </table:table-cell>
          <table:table-cell office:value-type="float" office:value="18.890204436024941" table:style-name="ce25">
            <text:p>18,9</text:p>
          </table:table-cell>
          <table:table-cell office:value-type="float" office:value="12.050810630118676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2692" table:style-name="ce24">
            <text:p>12 692</text:p>
          </table:table-cell>
          <table:table-cell office:value-type="float" office:value="9.3936186747389225" table:style-name="ce25">
            <text:p>9,4</text:p>
          </table:table-cell>
          <table:table-cell office:value-type="float" office:value="11040" table:style-name="ce24">
            <text:p>11 040</text:p>
          </table:table-cell>
          <table:table-cell office:value-type="float" office:value="8.7141842292209333" table:style-name="ce25">
            <text:p>8,7</text:p>
          </table:table-cell>
          <table:table-cell office:value-type="float" office:value="14.963768115942017" table:style-name="ce26">
            <text:p>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7944" table:style-name="ce24">
            <text:p>27 944</text:p>
          </table:table-cell>
          <table:table-cell office:value-type="float" office:value="20.681947703033757" table:style-name="ce25">
            <text:p>20,7</text:p>
          </table:table-cell>
          <table:table-cell office:value-type="float" office:value="26400" table:style-name="ce24">
            <text:p>26 400</text:p>
          </table:table-cell>
          <table:table-cell office:value-type="float" office:value="20.838266635093536" table:style-name="ce25">
            <text:p>20,8</text:p>
          </table:table-cell>
          <table:table-cell office:value-type="float" office:value="5.8484848484848442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6112" table:style-name="ce24">
            <text:p>26 112</text:p>
          </table:table-cell>
          <table:table-cell office:value-type="float" office:value="19.326045606270306" table:style-name="ce25">
            <text:p>19,3</text:p>
          </table:table-cell>
          <table:table-cell office:value-type="float" office:value="26310" table:style-name="ce24">
            <text:p>26 310</text:p>
          </table:table-cell>
          <table:table-cell office:value-type="float" office:value="20.767227089746626" table:style-name="ce25">
            <text:p>20,8</text:p>
          </table:table-cell>
          <table:table-cell office:value-type="float" office:value="-0.75256556442418798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100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03" table:style-name="ce61">
            <text:p>203</text:p>
          </table:table-cell>
          <table:table-cell office:value-type="float" office:value="0.150244610067129" table:style-name="ce20">
            <text:p>0,2</text:p>
          </table:table-cell>
          <table:table-cell office:value-type="float" office:value="182" table:style-name="ce24">
            <text:p>182</text:p>
          </table:table-cell>
          <table:table-cell office:value-type="float" office:value="0.14365774725708422" table:style-name="ce25">
            <text:p>0,1</text:p>
          </table:table-cell>
          <table:table-cell office:value-type="float" office:value="11.538461538461533" table:style-name="ce20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43" table:style-name="ce31">
            <text:p>443</text:p>
          </table:table-cell>
          <table:table-cell office:value-type="float" office:value="0.32787370571299579" table:style-name="ce32">
            <text:p>0,3</text:p>
          </table:table-cell>
          <table:table-cell office:value-type="float" office:value="393" table:style-name="ce31">
            <text:p>393</text:p>
          </table:table-cell>
          <table:table-cell office:value-type="float" office:value="0.31020601468150599" table:style-name="ce32">
            <text:p>0,3</text:p>
          </table:table-cell>
          <table:table-cell office:value-type="float" office:value="12.722646310432566" table:style-name="ce33">
            <text:p>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4356" table:style-name="ce31">
            <text:p>14 356</text:p>
          </table:table-cell>
          <table:table-cell office:value-type="float" office:value="10.625180404550264" table:style-name="ce32">
            <text:p>10,6</text:p>
          </table:table-cell>
          <table:table-cell office:value-type="float" office:value="14896" table:style-name="ce31">
            <text:p>14 896</text:p>
          </table:table-cell>
          <table:table-cell office:value-type="float" office:value="11.757834083195201" table:style-name="ce32">
            <text:p>11,8</text:p>
          </table:table-cell>
          <table:table-cell office:value-type="float" office:value="-3.6251342642320168" table:style-name="ce33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53049" table:style-name="ce31">
            <text:p>53 049</text:p>
          </table:table-cell>
          <table:table-cell office:value-type="float" office:value="39.262691228823279" table:style-name="ce32">
            <text:p>39,3</text:p>
          </table:table-cell>
          <table:table-cell office:value-type="float" office:value="51889" table:style-name="ce31">
            <text:p>51 889</text:p>
          </table:table-cell>
          <table:table-cell office:value-type="float" office:value="40.957455205620015" table:style-name="ce32">
            <text:p>41,0</text:p>
          </table:table-cell>
          <table:table-cell office:value-type="float" office:value="2.2355412515176596" table:style-name="ce33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1691" table:style-name="ce31">
            <text:p>11 691</text:p>
          </table:table-cell>
          <table:table-cell office:value-type="float" office:value="8.6527573216492861" table:style-name="ce32">
            <text:p>8,7</text:p>
          </table:table-cell>
          <table:table-cell office:value-type="float" office:value="11596" table:style-name="ce31">
            <text:p>11 596</text:p>
          </table:table-cell>
          <table:table-cell office:value-type="float" office:value="9.1530507538085075" table:style-name="ce32">
            <text:p>9,2</text:p>
          </table:table-cell>
          <table:table-cell office:value-type="float" office:value="0.81924801655743806" table:style-name="ce33">
            <text:p>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2063" table:style-name="ce31">
            <text:p>12 063</text:p>
          </table:table-cell>
          <table:table-cell office:value-type="float" office:value="8.9280824199003792" table:style-name="ce32">
            <text:p>8,9</text:p>
          </table:table-cell>
          <table:table-cell office:value-type="float" office:value="12634" table:style-name="ce31">
            <text:p>12 634</text:p>
          </table:table-cell>
          <table:table-cell office:value-type="float" office:value="9.9723735101428677" table:style-name="ce32">
            <text:p>10,0</text:p>
          </table:table-cell>
          <table:table-cell office:value-type="float" office:value="-4.5195504195029343" table:style-name="ce33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404" table:style-name="ce31">
            <text:p>3 404</text:p>
          </table:table-cell>
          <table:table-cell office:value-type="float" office:value="2.5193726732438773" table:style-name="ce32">
            <text:p>2,5</text:p>
          </table:table-cell>
          <table:table-cell office:value-type="float" office:value="3294" table:style-name="ce31">
            <text:p>3 294</text:p>
          </table:table-cell>
          <table:table-cell office:value-type="float" office:value="2.6000473596968976" table:style-name="ce32">
            <text:p>2,6</text:p>
          </table:table-cell>
          <table:table-cell office:value-type="float" office:value="3.3394049787492435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050" table:style-name="ce31">
            <text:p>2 050</text:p>
          </table:table-cell>
          <table:table-cell office:value-type="float" office:value="1.5172485253084453" table:style-name="ce32">
            <text:p>1,5</text:p>
          </table:table-cell>
          <table:table-cell office:value-type="float" office:value="1081" table:style-name="ce31">
            <text:p>1 081</text:p>
          </table:table-cell>
          <table:table-cell office:value-type="float" office:value="0.8532638724445496" table:style-name="ce32">
            <text:p>0,9</text:p>
          </table:table-cell>
          <table:table-cell office:value-type="float" office:value="89.639222941720618" table:style-name="ce33">
            <text:p>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337" table:style-name="ce31">
            <text:p>3 337</text:p>
          </table:table-cell>
          <table:table-cell office:value-type="float" office:value="2.4697845507094058" table:style-name="ce32">
            <text:p>2,5</text:p>
          </table:table-cell>
          <table:table-cell office:value-type="float" office:value="3262" table:style-name="ce31">
            <text:p>3 262</text:p>
          </table:table-cell>
          <table:table-cell office:value-type="float" office:value="2.5747888546846633" table:style-name="ce32">
            <text:p>2,6</text:p>
          </table:table-cell>
          <table:table-cell office:value-type="float" office:value="2.2992029429797753" table:style-name="ce33">
            <text:p>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0174" table:style-name="ce31">
            <text:p>10 174</text:p>
          </table:table-cell>
          <table:table-cell office:value-type="float" office:value="7.5299934129210362" table:style-name="ce32">
            <text:p>7,5</text:p>
          </table:table-cell>
          <table:table-cell office:value-type="float" office:value="7282" table:style-name="ce31">
            <text:p>7 282</text:p>
          </table:table-cell>
          <table:table-cell office:value-type="float" office:value="5.7478885468466334" table:style-name="ce32">
            <text:p>5,7</text:p>
          </table:table-cell>
          <table:table-cell office:value-type="float" office:value="39.7143641856633" table:style-name="ce33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3.7006061592888911E-2" table:style-name="ce32">
            <text:p>0,0</text:p>
          </table:table-cell>
          <table:table-cell office:value-type="float" office:value="387" table:style-name="ce31">
            <text:p>387</text:p>
          </table:table-cell>
          <table:table-cell office:value-type="float" office:value="0.30547004499171204" table:style-name="ce32">
            <text:p>0,3</text:p>
          </table:table-cell>
          <table:table-cell office:value-type="float" office:value="-87.080103359173123" table:style-name="ce33">
            <text:p>-8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023" table:style-name="ce31">
            <text:p>6 023</text:p>
          </table:table-cell>
          <table:table-cell office:value-type="float" office:value="4.4577501794793983" table:style-name="ce32">
            <text:p>4,5</text:p>
          </table:table-cell>
          <table:table-cell office:value-type="float" office:value="3536" table:style-name="ce31">
            <text:p>3 536</text:p>
          </table:table-cell>
          <table:table-cell office:value-type="float" office:value="2.7910648038519219" table:style-name="ce32">
            <text:p>2,8</text:p>
          </table:table-cell>
          <table:table-cell office:value-type="float" office:value="70.333710407239835" table:style-name="ce33">
            <text:p>7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5916" table:style-name="ce31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1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3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372" table:style-name="ce31">
            <text:p>2 372</text:p>
          </table:table-cell>
          <table:table-cell office:value-type="float" office:value="1.75556756196665" table:style-name="ce32">
            <text:p>1,8</text:p>
          </table:table-cell>
          <table:table-cell office:value-type="float" office:value="4307" table:style-name="ce31">
            <text:p>4 307</text:p>
          </table:table-cell>
          <table:table-cell office:value-type="float" office:value="3.3996369089904488" table:style-name="ce32">
            <text:p>3,4</text:p>
          </table:table-cell>
          <table:table-cell office:value-type="float" office:value="-44.926863245878799" table:style-name="ce33">
            <text:p>-4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584" table:style-name="ce31">
            <text:p>2 584</text:p>
          </table:table-cell>
          <table:table-cell office:value-type="float" office:value="1.912473263120499" table:style-name="ce32">
            <text:p>1,9</text:p>
          </table:table-cell>
          <table:table-cell office:value-type="float" office:value="1827" table:style-name="ce31">
            <text:p>1 827</text:p>
          </table:table-cell>
          <table:table-cell office:value-type="float" office:value="1.4421027705422684" table:style-name="ce32">
            <text:p>1,4</text:p>
          </table:table-cell>
          <table:table-cell office:value-type="float" office:value="41.434044882320734" table:style-name="ce33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254" table:style-name="ce31">
            <text:p>2 254</text:p>
          </table:table-cell>
          <table:table-cell office:value-type="float" office:value="1.6682332566074323" table:style-name="ce32">
            <text:p>1,7</text:p>
          </table:table-cell>
          <table:table-cell office:value-type="float" office:value="1950" table:style-name="ce31">
            <text:p>1 950</text:p>
          </table:table-cell>
          <table:table-cell office:value-type="float" office:value="1.5391901491830451" table:style-name="ce32">
            <text:p>1,5</text:p>
          </table:table-cell>
          <table:table-cell office:value-type="float" office:value="15.589743589743591" table:style-name="ce33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03" table:style-name="ce31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1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3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474" table:style-name="ce31">
            <text:p>2 474</text:p>
          </table:table-cell>
          <table:table-cell office:value-type="float" office:value="1.8310599276161434" table:style-name="ce32">
            <text:p>1,8</text:p>
          </table:table-cell>
          <table:table-cell office:value-type="float" office:value="1630" table:style-name="ce31">
            <text:p>1 630</text:p>
          </table:table-cell>
          <table:table-cell office:value-type="float" office:value="1.2866050990606992" table:style-name="ce32">
            <text:p>1,3</text:p>
          </table:table-cell>
          <table:table-cell office:value-type="float" office:value="51.779141104294467" table:style-name="ce33">
            <text:p>5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967" table:style-name="ce31">
            <text:p>967</text:p>
          </table:table-cell>
          <table:table-cell office:value-type="float" office:value="0.71569723120647155" table:style-name="ce32">
            <text:p>0,7</text:p>
          </table:table-cell>
          <table:table-cell office:value-type="float" office:value="1148" table:style-name="ce31">
            <text:p>1 148</text:p>
          </table:table-cell>
          <table:table-cell office:value-type="float" office:value="0.90614886731391575" table:style-name="ce32">
            <text:p>0,9</text:p>
          </table:table-cell>
          <table:table-cell office:value-type="float" office:value="-15.766550522648089" table:style-name="ce33">
            <text:p>-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6485121161891101" table:style-name="ce35">
            <text:p>6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0909" table:style-name="ce61">
            <text:p>20 909</text:p>
          </table:table-cell>
          <table:table-cell office:value-type="float" office:value="15.475194836914286" table:style-name="ce20">
            <text:p>15,5</text:p>
          </table:table-cell>
          <table:table-cell office:value-type="float" office:value="18637" table:style-name="ce24">
            <text:p>18 637</text:p>
          </table:table-cell>
          <table:table-cell office:value-type="float" office:value="14.710711184781749" table:style-name="ce25">
            <text:p>14,7</text:p>
          </table:table-cell>
          <table:table-cell office:value-type="float" office:value="12.190803240864938" table:style-name="ce20">
            <text:p>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2073" table:style-name="ce36">
            <text:p>12 073</text:p>
          </table:table-cell>
          <table:table-cell office:value-type="float" office:value="8.9354836322189559" table:style-name="ce32">
            <text:p>8,9</text:p>
          </table:table-cell>
          <table:table-cell office:value-type="float" office:value="12428" table:style-name="ce36">
            <text:p>12 428</text:p>
          </table:table-cell>
          <table:table-cell office:value-type="float" office:value="9.8097718841266079" table:style-name="ce32">
            <text:p>9,8</text:p>
          </table:table-cell>
          <table:table-cell office:value-type="float" office:value="-2.856453170260707" table:style-name="ce37">
            <text:p>-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9401" table:style-name="ce36">
            <text:p>9 401</text:p>
          </table:table-cell>
          <table:table-cell office:value-type="float" office:value="6.9578797006949733" table:style-name="ce32">
            <text:p>7,0</text:p>
          </table:table-cell>
          <table:table-cell office:value-type="float" office:value="8606" table:style-name="ce36">
            <text:p>8 606</text:p>
          </table:table-cell>
          <table:table-cell office:value-type="float" office:value="6.7929591917278387" table:style-name="ce32">
            <text:p>6,8</text:p>
          </table:table-cell>
          <table:table-cell office:value-type="float" office:value="9.2377411108528946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8129" table:style-name="ce36">
            <text:p>8 129</text:p>
          </table:table-cell>
          <table:table-cell office:value-type="float" office:value="6.0164454937718794" table:style-name="ce32">
            <text:p>6,0</text:p>
          </table:table-cell>
          <table:table-cell office:value-type="float" office:value="8755" table:style-name="ce36">
            <text:p>8 755</text:p>
          </table:table-cell>
          <table:table-cell office:value-type="float" office:value="6.9105691056910565" table:style-name="ce32">
            <text:p>6,9</text:p>
          </table:table-cell>
          <table:table-cell office:value-type="float" office:value="-7.150199885779557" table:style-name="ce37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7688" table:style-name="ce36">
            <text:p>7 688</text:p>
          </table:table-cell>
          <table:table-cell office:value-type="float" office:value="5.6900520305225992" table:style-name="ce32">
            <text:p>5,7</text:p>
          </table:table-cell>
          <table:table-cell office:value-type="float" office:value="7113" table:style-name="ce36">
            <text:p>7 113</text:p>
          </table:table-cell>
          <table:table-cell office:value-type="float" office:value="5.6144920672507688" table:style-name="ce32">
            <text:p>5,6</text:p>
          </table:table-cell>
          <table:table-cell office:value-type="float" office:value="8.0837902432166544" table:style-name="ce37">
            <text:p>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6510" table:style-name="ce36">
            <text:p>6 510</text:p>
          </table:table-cell>
          <table:table-cell office:value-type="float" office:value="4.818189219394136" table:style-name="ce32">
            <text:p>4,8</text:p>
          </table:table-cell>
          <table:table-cell office:value-type="float" office:value="6291" table:style-name="ce36">
            <text:p>6 291</text:p>
          </table:table-cell>
          <table:table-cell office:value-type="float" office:value="4.9656642197489935" table:style-name="ce32">
            <text:p>5,0</text:p>
          </table:table-cell>
          <table:table-cell office:value-type="float" office:value="3.481163567000479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5916" table:style-name="ce36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6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7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5778" table:style-name="ce36">
            <text:p>5 778</text:p>
          </table:table-cell>
          <table:table-cell office:value-type="float" office:value="4.2764204776742423" table:style-name="ce32">
            <text:p>4,3</text:p>
          </table:table-cell>
          <table:table-cell office:value-type="float" office:value="5236" table:style-name="ce36">
            <text:p>5 236</text:p>
          </table:table-cell>
          <table:table-cell office:value-type="float" office:value="4.1329228826268842" table:style-name="ce32">
            <text:p>4,1</text:p>
          </table:table-cell>
          <table:table-cell office:value-type="float" office:value="10.351413292589768" table:style-name="ce37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4894" table:style-name="ce36">
            <text:p>4 894</text:p>
          </table:table-cell>
          <table:table-cell office:value-type="float" office:value="3.6221533087119666" table:style-name="ce32">
            <text:p>3,6</text:p>
          </table:table-cell>
          <table:table-cell office:value-type="float" office:value="4728" table:style-name="ce36">
            <text:p>4 728</text:p>
          </table:table-cell>
          <table:table-cell office:value-type="float" office:value="3.7319441155576603" table:style-name="ce32">
            <text:p>3,7</text:p>
          </table:table-cell>
          <table:table-cell office:value-type="float" office:value="3.5109983079526188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3.287618511912251" table:style-name="ce32">
            <text:p>3,3</text:p>
          </table:table-cell>
          <table:table-cell office:value-type="float" office:value="4895" table:style-name="ce36">
            <text:p>4 895</text:p>
          </table:table-cell>
          <table:table-cell office:value-type="float" office:value="3.8637619385902595" table:style-name="ce32">
            <text:p>3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983" table:style-name="ce36">
            <text:p>3 983</text:p>
          </table:table-cell>
          <table:table-cell office:value-type="float" office:value="2.9479028664895308" table:style-name="ce32">
            <text:p>2,9</text:p>
          </table:table-cell>
          <table:table-cell office:value-type="float" office:value="2020" table:style-name="ce36">
            <text:p>2 020</text:p>
          </table:table-cell>
          <table:table-cell office:value-type="float" office:value="1.5944431288973082" table:style-name="ce32">
            <text:p>1,6</text:p>
          </table:table-cell>
          <table:table-cell office:value-type="float" office:value="97.178217821782198" table:style-name="ce37">
            <text:p>9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890" table:style-name="ce36">
            <text:p>3 890</text:p>
          </table:table-cell>
          <table:table-cell office:value-type="float" office:value="2.8790715919267575" table:style-name="ce32">
            <text:p>2,9</text:p>
          </table:table-cell>
          <table:table-cell office:value-type="float" office:value="3446" table:style-name="ce36">
            <text:p>3 446</text:p>
          </table:table-cell>
          <table:table-cell office:value-type="float" office:value="2.7200252585050122" table:style-name="ce32">
            <text:p>2,7</text:p>
          </table:table-cell>
          <table:table-cell office:value-type="float" office:value="12.88450377248983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3871" table:style-name="ce36">
            <text:p>3 871</text:p>
          </table:table-cell>
          <table:table-cell office:value-type="float" office:value="2.8650092885214598" table:style-name="ce32">
            <text:p>2,9</text:p>
          </table:table-cell>
          <table:table-cell office:value-type="float" office:value="4828" table:style-name="ce36">
            <text:p>4 828</text:p>
          </table:table-cell>
          <table:table-cell office:value-type="float" office:value="3.8108769437208934" table:style-name="ce32">
            <text:p>3,8</text:p>
          </table:table-cell>
          <table:table-cell office:value-type="float" office:value="-19.821872410936209" table:style-name="ce37">
            <text:p>-1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00" table:style-name="ce36">
            <text:p>3 500</text:p>
          </table:table-cell>
          <table:table-cell office:value-type="float" office:value="2.5904243115022241" table:style-name="ce32">
            <text:p>2,6</text:p>
          </table:table-cell>
          <table:table-cell office:value-type="float" office:value="1116" table:style-name="ce36">
            <text:p>1 116</text:p>
          </table:table-cell>
          <table:table-cell office:value-type="float" office:value="0.88089036230168116" table:style-name="ce32">
            <text:p>0,9</text:p>
          </table:table-cell>
          <table:table-cell office:value-type="float" office:value="213.6200716845878" table:style-name="ce37">
            <text:p>2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3459" table:style-name="ce36">
            <text:p>3 459</text:p>
          </table:table-cell>
          <table:table-cell office:value-type="float" office:value="2.5600793409960549" table:style-name="ce32">
            <text:p>2,6</text:p>
          </table:table-cell>
          <table:table-cell office:value-type="float" office:value="4796" table:style-name="ce36">
            <text:p>4 796</text:p>
          </table:table-cell>
          <table:table-cell office:value-type="float" office:value="3.7856184387086587" table:style-name="ce32">
            <text:p>3,8</text:p>
          </table:table-cell>
          <table:table-cell office:value-type="float" office:value="-27.877397831526267" table:style-name="ce37">
            <text:p>-2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411" table:style-name="ce36">
            <text:p>3 411</text:p>
          </table:table-cell>
          <table:table-cell office:value-type="float" office:value="2.5245535218668818" table:style-name="ce32">
            <text:p>2,5</text:p>
          </table:table-cell>
          <table:table-cell office:value-type="float" office:value="3775" table:style-name="ce36">
            <text:p>3 775</text:p>
          </table:table-cell>
          <table:table-cell office:value-type="float" office:value="2.979714263162049" table:style-name="ce32">
            <text:p>3,0</text:p>
          </table:table-cell>
          <table:table-cell office:value-type="float" office:value="-9.6423841059602609" table:style-name="ce37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242" table:style-name="ce36">
            <text:p>3 242</text:p>
          </table:table-cell>
          <table:table-cell office:value-type="float" office:value="2.3994730336829169" table:style-name="ce32">
            <text:p>2,4</text:p>
          </table:table-cell>
          <table:table-cell office:value-type="float" office:value="5145" table:style-name="ce36">
            <text:p>5 145</text:p>
          </table:table-cell>
          <table:table-cell office:value-type="float" office:value="4.0610940089983423" table:style-name="ce32">
            <text:p>4,1</text:p>
          </table:table-cell>
          <table:table-cell office:value-type="float" office:value="-36.987366375121482" table:style-name="ce37">
            <text:p>-3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098" table:style-name="ce36">
            <text:p>3 098</text:p>
          </table:table-cell>
          <table:table-cell office:value-type="float" office:value="2.2928955762953969" table:style-name="ce32">
            <text:p>2,3</text:p>
          </table:table-cell>
          <table:table-cell office:value-type="float" office:value="2779" table:style-name="ce36">
            <text:p>2 779</text:p>
          </table:table-cell>
          <table:table-cell office:value-type="float" office:value="2.1935432946562474" table:style-name="ce32">
            <text:p>2,2</text:p>
          </table:table-cell>
          <table:table-cell office:value-type="float" office:value="11.478949262324576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2672" table:style-name="ce36">
            <text:p>2 672</text:p>
          </table:table-cell>
          <table:table-cell office:value-type="float" office:value="1.9776039315239835" table:style-name="ce32">
            <text:p>2,0</text:p>
          </table:table-cell>
          <table:table-cell office:value-type="float" office:value="3071" table:style-name="ce36">
            <text:p>3 071</text:p>
          </table:table-cell>
          <table:table-cell office:value-type="float" office:value="2.4240271528928878" table:style-name="ce32">
            <text:p>2,4</text:p>
          </table:table-cell>
          <table:table-cell office:value-type="float" office:value="-12.992510582872029" table:style-name="ce37">
            <text:p>-1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436" table:style-name="ce36">
            <text:p>2 436</text:p>
          </table:table-cell>
          <table:table-cell office:value-type="float" office:value="1.8029353208055479" table:style-name="ce32">
            <text:p>1,8</text:p>
          </table:table-cell>
          <table:table-cell office:value-type="float" office:value="1557" table:style-name="ce36">
            <text:p>1 557</text:p>
          </table:table-cell>
          <table:table-cell office:value-type="float" office:value="1.2289841345015391" table:style-name="ce32">
            <text:p>1,2</text:p>
          </table:table-cell>
          <table:table-cell office:value-type="float" office:value="56.454720616570313" table:style-name="ce37">
            <text:p>5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5811" table:style-name="ce36">
            <text:p>15 811</text:p>
          </table:table-cell>
          <table:table-cell office:value-type="float" office:value="11.702056796903332" table:style-name="ce32">
            <text:p>11,7</text:p>
          </table:table-cell>
          <table:table-cell office:value-type="float" office:value="12718" table:style-name="ce36">
            <text:p>12 718</text:p>
          </table:table-cell>
          <table:table-cell office:value-type="float" office:value="10.038677085799984" table:style-name="ce32">
            <text:p>10,0</text:p>
          </table:table-cell>
          <table:table-cell office:value-type="float" office:value="24.319861613461228" table:style-name="ce37">
            <text:p>2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399" table:style-name="ce61">
            <text:p>6 399</text:p>
          </table:table-cell>
          <table:table-cell office:value-type="float" office:value="4.7360357626579228" table:style-name="ce20">
            <text:p>4,7</text:p>
          </table:table-cell>
          <table:table-cell office:value-type="float" office:value="2638" table:style-name="ce24">
            <text:p>2 638</text:p>
          </table:table-cell>
          <table:table-cell office:value-type="float" office:value="2.0822480069460889" table:style-name="ce25">
            <text:p>2,1</text:p>
          </table:table-cell>
          <table:table-cell office:value-type="float" office:value="142.57012888551935" table:style-name="ce20">
            <text:p>14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281" table:style-name="ce36">
            <text:p>4 281</text:p>
          </table:table-cell>
          <table:table-cell office:value-type="float" office:value="3.1684589935831489" table:style-name="ce32">
            <text:p>3,2</text:p>
          </table:table-cell>
          <table:table-cell office:value-type="float" office:value="3792" table:style-name="ce36">
            <text:p>3 792</text:p>
          </table:table-cell>
          <table:table-cell office:value-type="float" office:value="2.9931328439497986" table:style-name="ce32">
            <text:p>3,0</text:p>
          </table:table-cell>
          <table:table-cell office:value-type="float" office:value="12.89556962025315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2.3661675782493172" table:style-name="ce32">
            <text:p>2,4</text:p>
          </table:table-cell>
          <table:table-cell office:value-type="float" office:value="3749" table:style-name="ce36">
            <text:p>3 749</text:p>
          </table:table-cell>
          <table:table-cell office:value-type="float" office:value="2.9591917278396083" table:style-name="ce32">
            <text:p>3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31" table:style-name="ce36">
            <text:p>3 031</text:p>
          </table:table-cell>
          <table:table-cell office:value-type="float" office:value="2.2433074537609259" table:style-name="ce32">
            <text:p>2,2</text:p>
          </table:table-cell>
          <table:table-cell office:value-type="float" office:value="1727" table:style-name="ce36">
            <text:p>1 727</text:p>
          </table:table-cell>
          <table:table-cell office:value-type="float" office:value="1.3631699423790353" table:style-name="ce32">
            <text:p>1,4</text:p>
          </table:table-cell>
          <table:table-cell office:value-type="float" office:value="75.5066589461494" table:style-name="ce37">
            <text:p>7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543" table:style-name="ce36">
            <text:p>2 543</text:p>
          </table:table-cell>
          <table:table-cell office:value-type="float" office:value="1.8821282926143301" table:style-name="ce32">
            <text:p>1,9</text:p>
          </table:table-cell>
          <table:table-cell office:value-type="float" office:value="1463" table:style-name="ce36">
            <text:p>1 463</text:p>
          </table:table-cell>
          <table:table-cell office:value-type="float" office:value="1.1547872760280999" table:style-name="ce32">
            <text:p>1,2</text:p>
          </table:table-cell>
          <table:table-cell office:value-type="float" office:value="73.820915926179083" table:style-name="ce37">
            <text:p>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426" table:style-name="ce36">
            <text:p>2 426</text:p>
          </table:table-cell>
          <table:table-cell office:value-type="float" office:value="1.79553410848697" table:style-name="ce32">
            <text:p>1,8</text:p>
          </table:table-cell>
          <table:table-cell office:value-type="float" office:value="2092" table:style-name="ce36">
            <text:p>2 092</text:p>
          </table:table-cell>
          <table:table-cell office:value-type="float" office:value="1.6512747651748361" table:style-name="ce32">
            <text:p>1,7</text:p>
          </table:table-cell>
          <table:table-cell office:value-type="float" office:value="15.965583173996166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301" table:style-name="ce36">
            <text:p>2 301</text:p>
          </table:table-cell>
          <table:table-cell office:value-type="float" office:value="1.7030189545047478" table:style-name="ce32">
            <text:p>1,7</text:p>
          </table:table-cell>
          <table:table-cell office:value-type="float" office:value="1811" table:style-name="ce36">
            <text:p>1 811</text:p>
          </table:table-cell>
          <table:table-cell office:value-type="float" office:value="1.4294735180361511" table:style-name="ce32">
            <text:p>1,4</text:p>
          </table:table-cell>
          <table:table-cell office:value-type="float" office:value="27.056874654886812" table:style-name="ce37">
            <text:p>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190" table:style-name="ce36">
            <text:p>2 190</text:p>
          </table:table-cell>
          <table:table-cell office:value-type="float" office:value="1.6208654977685344" table:style-name="ce32">
            <text:p>1,6</text:p>
          </table:table-cell>
          <table:table-cell office:value-type="float" office:value="1516" table:style-name="ce36">
            <text:p>1 516</text:p>
          </table:table-cell>
          <table:table-cell office:value-type="float" office:value="1.1966216749546135" table:style-name="ce32">
            <text:p>1,2</text:p>
          </table:table-cell>
          <table:table-cell office:value-type="float" office:value="44.459102902374667" table:style-name="ce37">
            <text:p>4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151" table:style-name="ce36">
            <text:p>2 151</text:p>
          </table:table-cell>
          <table:table-cell office:value-type="float" office:value="1.592000769726081" table:style-name="ce32">
            <text:p>1,6</text:p>
          </table:table-cell>
          <table:table-cell office:value-type="float" office:value="2251" table:style-name="ce36">
            <text:p>2 251</text:p>
          </table:table-cell>
          <table:table-cell office:value-type="float" office:value="1.7767779619543767" table:style-name="ce32">
            <text:p>1,8</text:p>
          </table:table-cell>
          <table:table-cell office:value-type="float" office:value="-4.4424700133274229" table:style-name="ce37">
            <text:p>-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141" table:style-name="ce36">
            <text:p>2 141</text:p>
          </table:table-cell>
          <table:table-cell office:value-type="float" office:value="1.5845995574075031" table:style-name="ce32">
            <text:p>1,6</text:p>
          </table:table-cell>
          <table:table-cell office:value-type="float" office:value="1897" table:style-name="ce36">
            <text:p>1 897</text:p>
          </table:table-cell>
          <table:table-cell office:value-type="float" office:value="1.4973557502565316" table:style-name="ce32">
            <text:p>1,5</text:p>
          </table:table-cell>
          <table:table-cell office:value-type="float" office:value="12.862414338429105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834" table:style-name="ce36">
            <text:p>1 834</text:p>
          </table:table-cell>
          <table:table-cell office:value-type="float" office:value="1.3573823392271653" table:style-name="ce32">
            <text:p>1,4</text:p>
          </table:table-cell>
          <table:table-cell office:value-type="float" office:value="1759" table:style-name="ce36">
            <text:p>1 759</text:p>
          </table:table-cell>
          <table:table-cell office:value-type="float" office:value="1.38842844739127" table:style-name="ce32">
            <text:p>1,4</text:p>
          </table:table-cell>
          <table:table-cell office:value-type="float" office:value="4.263786242183059" table:style-name="ce37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761" table:style-name="ce36">
            <text:p>1 761</text:p>
          </table:table-cell>
          <table:table-cell office:value-type="float" office:value="1.3033534893015475" table:style-name="ce32">
            <text:p>1,3</text:p>
          </table:table-cell>
          <table:table-cell office:value-type="float" office:value="1640" table:style-name="ce36">
            <text:p>1 640</text:p>
          </table:table-cell>
          <table:table-cell office:value-type="float" office:value="1.2944983818770226" table:style-name="ce32">
            <text:p>1,3</text:p>
          </table:table-cell>
          <table:table-cell office:value-type="float" office:value="7.3780487804878163" table:style-name="ce37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03" table:style-name="ce36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6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7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638" table:style-name="ce36">
            <text:p>1 638</text:p>
          </table:table-cell>
          <table:table-cell office:value-type="float" office:value="1.2123185777830408" table:style-name="ce32">
            <text:p>1,2</text:p>
          </table:table-cell>
          <table:table-cell office:value-type="float" office:value="2063" table:style-name="ce36">
            <text:p>2 063</text:p>
          </table:table-cell>
          <table:table-cell office:value-type="float" office:value="1.6283842450074986" table:style-name="ce32">
            <text:p>1,6</text:p>
          </table:table-cell>
          <table:table-cell office:value-type="float" office:value="-20.601066408143481" table:style-name="ce37">
            <text:p>-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498" table:style-name="ce36">
            <text:p>1 498</text:p>
          </table:table-cell>
          <table:table-cell office:value-type="float" office:value="1.1087016053229517" table:style-name="ce32">
            <text:p>1,1</text:p>
          </table:table-cell>
          <table:table-cell office:value-type="float" office:value="1072" table:style-name="ce36">
            <text:p>1 072</text:p>
          </table:table-cell>
          <table:table-cell office:value-type="float" office:value="0.84615991790985867" table:style-name="ce32">
            <text:p>0,8</text:p>
          </table:table-cell>
          <table:table-cell office:value-type="float" office:value="39.738805970149258" table:style-name="ce37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462" table:style-name="ce36">
            <text:p>1 462</text:p>
          </table:table-cell>
          <table:table-cell office:value-type="float" office:value="1.0820572409760718" table:style-name="ce32">
            <text:p>1,1</text:p>
          </table:table-cell>
          <table:table-cell office:value-type="float" office:value="1900" table:style-name="ce36">
            <text:p>1 900</text:p>
          </table:table-cell>
          <table:table-cell office:value-type="float" office:value="1.4997237351014285" table:style-name="ce32">
            <text:p>1,5</text:p>
          </table:table-cell>
          <table:table-cell office:value-type="float" office:value="-23.05263157894737" table:style-name="ce37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429" table:style-name="ce36">
            <text:p>1 429</text:p>
          </table:table-cell>
          <table:table-cell office:value-type="float" office:value="1.057633240324765" table:style-name="ce32">
            <text:p>1,1</text:p>
          </table:table-cell>
          <table:table-cell office:value-type="float" office:value="1017" table:style-name="ce36">
            <text:p>1 017</text:p>
          </table:table-cell>
          <table:table-cell office:value-type="float" office:value="0.80274686242008042" table:style-name="ce32">
            <text:p>0,8</text:p>
          </table:table-cell>
          <table:table-cell office:value-type="float" office:value="40.511307767944942" table:style-name="ce37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418" table:style-name="ce36">
            <text:p>1 418</text:p>
          </table:table-cell>
          <table:table-cell office:value-type="float" office:value="1.0494919067743296" table:style-name="ce32">
            <text:p>1,0</text:p>
          </table:table-cell>
          <table:table-cell office:value-type="float" office:value="1472" table:style-name="ce36">
            <text:p>1 472</text:p>
          </table:table-cell>
          <table:table-cell office:value-type="float" office:value="1.1618912305627911" table:style-name="ce32">
            <text:p>1,2</text:p>
          </table:table-cell>
          <table:table-cell office:value-type="float" office:value="-3.6684782608695627" table:style-name="ce37">
            <text:p>-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346" table:style-name="ce36">
            <text:p>1 346</text:p>
          </table:table-cell>
          <table:table-cell office:value-type="float" office:value="0.99620317808056946" table:style-name="ce32">
            <text:p>1,0</text:p>
          </table:table-cell>
          <table:table-cell office:value-type="float" office:value="1365" table:style-name="ce36">
            <text:p>1 365</text:p>
          </table:table-cell>
          <table:table-cell office:value-type="float" office:value="1.0774331044281316" table:style-name="ce32">
            <text:p>1,1</text:p>
          </table:table-cell>
          <table:table-cell office:value-type="float" office:value="-1.391941391941401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1297" table:style-name="ce36">
            <text:p>1 297</text:p>
          </table:table-cell>
          <table:table-cell office:value-type="float" office:value="0.95993723771953843" table:style-name="ce32">
            <text:p>1,0</text:p>
          </table:table-cell>
          <table:table-cell office:value-type="float" office:value="845" table:style-name="ce36">
            <text:p>845</text:p>
          </table:table-cell>
          <table:table-cell office:value-type="float" office:value="0.66698239797931957" table:style-name="ce32">
            <text:p>0,7</text:p>
          </table:table-cell>
          <table:table-cell office:value-type="float" office:value="53.491124260355036" table:style-name="ce37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89067" table:style-name="ce36">
            <text:p>89 067</text:p>
          </table:table-cell>
          <table:table-cell office:value-type="float" office:value="65.920377757876736" table:style-name="ce32">
            <text:p>65,9</text:p>
          </table:table-cell>
          <table:table-cell office:value-type="float" office:value="89975" table:style-name="ce36">
            <text:p>89 975</text:p>
          </table:table-cell>
          <table:table-cell office:value-type="float" office:value="71.019812139868961" table:style-name="ce32">
            <text:p>71,0</text:p>
          </table:table-cell>
          <table:table-cell office:value-type="float" office:value="-1.0091692136704609" table:style-name="ce37">
            <text:p>-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20.028857426278293" table:style-name="ce32">
            <text:p>20,0</text:p>
          </table:table-cell>
          <table:table-cell office:value-type="float" office:value="4895" table:style-name="ce36">
            <text:p>4 895</text:p>
          </table:table-cell>
          <table:table-cell office:value-type="float" office:value="20.943864453191853" table:style-name="ce32">
            <text:p>20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3557" table:style-name="ce36">
            <text:p>3 557</text:p>
          </table:table-cell>
          <table:table-cell office:value-type="float" office:value="16.038416448732978" table:style-name="ce32">
            <text:p>16,0</text:p>
          </table:table-cell>
          <table:table-cell office:value-type="float" office:value="2256" table:style-name="ce36">
            <text:p>2 256</text:p>
          </table:table-cell>
          <table:table-cell office:value-type="float" office:value="9.6525757316447027" table:style-name="ce32">
            <text:p>9,7</text:p>
          </table:table-cell>
          <table:table-cell office:value-type="float" office:value="57.668439716312065" table:style-name="ce37">
            <text:p>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834" table:style-name="ce36">
            <text:p>1 834</text:p>
          </table:table-cell>
          <table:table-cell office:value-type="float" office:value="8.269456217873568" table:style-name="ce32">
            <text:p>8,3</text:p>
          </table:table-cell>
          <table:table-cell office:value-type="float" office:value="312" table:style-name="ce36">
            <text:p>312</text:p>
          </table:table-cell>
          <table:table-cell office:value-type="float" office:value="1.3349306862912886" table:style-name="ce32">
            <text:p>1,3</text:p>
          </table:table-cell>
          <table:table-cell office:value-type="float" office:value="487.82051282051282" table:style-name="ce37">
            <text:p>48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525" table:style-name="ce36">
            <text:p>1 525</text:p>
          </table:table-cell>
          <table:table-cell office:value-type="float" office:value="6.8761836053746954" table:style-name="ce32">
            <text:p>6,9</text:p>
          </table:table-cell>
          <table:table-cell office:value-type="float" office:value="2559" table:style-name="ce36">
            <text:p>2 559</text:p>
          </table:table-cell>
          <table:table-cell office:value-type="float" office:value="10.948998801985281" table:style-name="ce32">
            <text:p>10,9</text:p>
          </table:table-cell>
          <table:table-cell office:value-type="float" office:value="-40.406408753419306" table:style-name="ce37">
            <text:p>-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1464" table:style-name="ce36">
            <text:p>1 464</text:p>
          </table:table-cell>
          <table:table-cell office:value-type="float" office:value="6.6011362611597075" table:style-name="ce32">
            <text:p>6,6</text:p>
          </table:table-cell>
          <table:table-cell office:value-type="float" office:value="1717" table:style-name="ce36">
            <text:p>1 717</text:p>
          </table:table-cell>
          <table:table-cell office:value-type="float" office:value="7.3463973985966113" table:style-name="ce32">
            <text:p>7,3</text:p>
          </table:table-cell>
          <table:table-cell office:value-type="float" office:value="-14.735002912055919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3" table:style-name="ce36">
            <text:p>1 443</text:p>
          </table:table-cell>
          <table:table-cell office:value-type="float" office:value="6.5064478311840563" table:style-name="ce32">
            <text:p>6,5</text:p>
          </table:table-cell>
          <table:table-cell office:value-type="float" office:value="1122" table:style-name="ce36">
            <text:p>1 122</text:p>
          </table:table-cell>
          <table:table-cell office:value-type="float" office:value="4.800616121855211" table:style-name="ce32">
            <text:p>4,8</text:p>
          </table:table-cell>
          <table:table-cell office:value-type="float" office:value="28.609625668449183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996" table:style-name="ce36">
            <text:p>996</text:p>
          </table:table-cell>
          <table:table-cell office:value-type="float" office:value="4.4909369645594737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1.7970220776998118" table:style-name="ce32">
            <text:p>1,8</text:p>
          </table:table-cell>
          <table:table-cell office:value-type="float" office:value="137.14285714285714" table:style-name="ce37">
            <text:p>1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89" table:style-name="ce36">
            <text:p>989</text:p>
          </table:table-cell>
          <table:table-cell office:value-type="float" office:value="4.4593741545675893" table:style-name="ce32">
            <text:p>4,5</text:p>
          </table:table-cell>
          <table:table-cell office:value-type="float" office:value="1013" table:style-name="ce36">
            <text:p>1 013</text:p>
          </table:table-cell>
          <table:table-cell office:value-type="float" office:value="4.3342461064521647" table:style-name="ce32">
            <text:p>4,3</text:p>
          </table:table-cell>
          <table:table-cell office:value-type="float" office:value="-2.3692003948667377" table:style-name="ce37">
            <text:p>-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674" table:style-name="ce36">
            <text:p>674</text:p>
          </table:table-cell>
          <table:table-cell office:value-type="float" office:value="3.0390477049328162" table:style-name="ce32">
            <text:p>3,0</text:p>
          </table:table-cell>
          <table:table-cell office:value-type="float" office:value="1467" table:style-name="ce36">
            <text:p>1 467</text:p>
          </table:table-cell>
          <table:table-cell office:value-type="float" office:value="6.2767413999657711" table:style-name="ce32">
            <text:p>6,3</text:p>
          </table:table-cell>
          <table:table-cell office:value-type="float" office:value="-54.055896387184731" table:style-name="ce37">
            <text:p>-5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4558" table:style-name="ce36">
            <text:p>4 558</text:p>
          </table:table-cell>
          <table:table-cell office:value-type="float" office:value="20.55189827757237" table:style-name="ce32">
            <text:p>20,6</text:p>
          </table:table-cell>
          <table:table-cell office:value-type="float" office:value="6146" table:style-name="ce36">
            <text:p>6 146</text:p>
          </table:table-cell>
          <table:table-cell office:value-type="float" office:value="26.29642307034058" table:style-name="ce32">
            <text:p>26,3</text:p>
          </table:table-cell>
          <table:table-cell office:value-type="float" office:value="-25.83794337780671" table:style-name="ce37">
            <text:p>-25,8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14.415186220578953" table:style-name="ce32">
            <text:p>14,4</text:p>
          </table:table-cell>
          <table:table-cell office:value-type="float" office:value="3749" table:style-name="ce36">
            <text:p>3 749</text:p>
          </table:table-cell>
          <table:table-cell office:value-type="float" office:value="16.040561355468082" table:style-name="ce32">
            <text:p>16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267" table:style-name="ce36">
            <text:p>1 267</text:p>
          </table:table-cell>
          <table:table-cell office:value-type="float" office:value="5.712868608530977" table:style-name="ce32">
            <text:p>5,7</text:p>
          </table:table-cell>
          <table:table-cell office:value-type="float" office:value="691" table:style-name="ce36">
            <text:p>691</text:p>
          </table:table-cell>
          <table:table-cell office:value-type="float" office:value="2.9565291802156426" table:style-name="ce32">
            <text:p>3,0</text:p>
          </table:table-cell>
          <table:table-cell office:value-type="float" office:value="83.357452966714902" table:style-name="ce37">
            <text:p>8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171" table:style-name="ce36">
            <text:p>1 171</text:p>
          </table:table-cell>
          <table:table-cell office:value-type="float" office:value="5.2800072143565693" table:style-name="ce32">
            <text:p>5,3</text:p>
          </table:table-cell>
          <table:table-cell office:value-type="float" office:value="854" table:style-name="ce36">
            <text:p>854</text:p>
          </table:table-cell>
          <table:table-cell office:value-type="float" office:value="3.6539448913229506" table:style-name="ce32">
            <text:p>3,7</text:p>
          </table:table-cell>
          <table:table-cell office:value-type="float" office:value="37.119437939110071" table:style-name="ce37">
            <text:p>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973" table:style-name="ce36">
            <text:p>973</text:p>
          </table:table-cell>
          <table:table-cell office:value-type="float" office:value="4.387230588871855" table:style-name="ce32">
            <text:p>4,4</text:p>
          </table:table-cell>
          <table:table-cell office:value-type="float" office:value="1227" table:style-name="ce36">
            <text:p>1 227</text:p>
          </table:table-cell>
          <table:table-cell office:value-type="float" office:value="5.2498716412801647" table:style-name="ce32">
            <text:p>5,2</text:p>
          </table:table-cell>
          <table:table-cell office:value-type="float" office:value="-20.700896495517526" table:style-name="ce37">
            <text:p>-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939" table:style-name="ce36">
            <text:p>939</text:p>
          </table:table-cell>
          <table:table-cell office:value-type="float" office:value="4.2339255117684189" table:style-name="ce32">
            <text:p>4,2</text:p>
          </table:table-cell>
          <table:table-cell office:value-type="float" office:value="729" table:style-name="ce36">
            <text:p>729</text:p>
          </table:table-cell>
          <table:table-cell office:value-type="float" office:value="3.1191168920075305" table:style-name="ce32">
            <text:p>3,1</text:p>
          </table:table-cell>
          <table:table-cell office:value-type="float" office:value="28.806584362139915" table:style-name="ce37">
            <text:p>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54" table:style-name="ce36">
            <text:p>854</text:p>
          </table:table-cell>
          <table:table-cell office:value-type="float" office:value="3.8506628190098295" table:style-name="ce32">
            <text:p>3,9</text:p>
          </table:table-cell>
          <table:table-cell office:value-type="float" office:value="270" table:style-name="ce36">
            <text:p>270</text:p>
          </table:table-cell>
          <table:table-cell office:value-type="float" office:value="1.1552284785213076" table:style-name="ce32">
            <text:p>1,2</text:p>
          </table:table-cell>
          <table:table-cell office:value-type="float" office:value="216.29629629629625" table:style-name="ce37">
            <text:p>2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float" office:value="1238" table:style-name="ce36">
            <text:p>1 238</text:p>
          </table:table-cell>
          <table:table-cell office:value-type="float" office:value="5.2969365052199215" table:style-name="ce32">
            <text:p>5,3</text:p>
          </table:table-cell>
          <table:table-cell office:value-type="float" office:value="-44.83037156704362" table:style-name="ce37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675" table:style-name="ce36">
            <text:p>675</text:p>
          </table:table-cell>
          <table:table-cell office:value-type="float" office:value="3.0435566777887999" table:style-name="ce32">
            <text:p>3,0</text:p>
          </table:table-cell>
          <table:table-cell office:value-type="float" office:value="354" table:style-name="ce36">
            <text:p>354</text:p>
          </table:table-cell>
          <table:table-cell office:value-type="float" office:value="1.5146328940612699" table:style-name="ce32">
            <text:p>1,5</text:p>
          </table:table-cell>
          <table:table-cell office:value-type="float" office:value="90.677966101694921" table:style-name="ce37">
            <text:p>9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1040" table:style-name="ce36">
            <text:p>11 040</text:p>
          </table:table-cell>
          <table:table-cell office:value-type="float" office:value="49.779060330056815" table:style-name="ce32">
            <text:p>49,8</text:p>
          </table:table-cell>
          <table:table-cell office:value-type="float" office:value="12795" table:style-name="ce36">
            <text:p>12 795</text:p>
          </table:table-cell>
          <table:table-cell office:value-type="float" office:value="54.744994009926408" table:style-name="ce32">
            <text:p>54,7</text:p>
          </table:table-cell>
          <table:table-cell office:value-type="float" office:value="-13.716295427901528" table:style-name="ce37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2178" table:style-name="ce34">
            <text:p>22 178</text:p>
          </table:table-cell>
          <table:table-cell office:value-type="float" office:value="100" table:style-name="ce38">
            <text:p>100,0</text:p>
          </table:table-cell>
          <table:table-cell office:value-type="float" office:value="23372" table:style-name="ce34">
            <text:p>23 372</text:p>
          </table:table-cell>
          <table:table-cell office:value-type="float" office:value="100" table:style-name="ce38">
            <text:p>100,0</text:p>
          </table:table-cell>
          <table:table-cell office:value-type="float" office:value="-5.1086770494608942" table:style-name="ce39">
            <text:p>-5,1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35" table:style-name="ce24">
            <text:p>135</text:p>
          </table:table-cell>
          <table:table-cell office:value-type="float" office:value="0.43983970286384516" table:style-name="ce25">
            <text:p>0,4</text:p>
          </table:table-cell>
          <table:table-cell office:value-type="float" office:value="615" table:style-name="ce24">
            <text:p>615</text:p>
          </table:table-cell>
          <table:table-cell office:value-type="float" office:value="0.45517455759253361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332218217344000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675" table:style-name="ce48">
            <text:p>1 675</text:p>
          </table:table-cell>
          <table:table-cell office:value-type="float" office:value="5.4572703873847459" table:style-name="ce49">
            <text:p>5,5</text:p>
          </table:table-cell>
          <table:table-cell office:value-type="float" office:value="8129" table:style-name="ce48">
            <text:p>8 129</text:p>
          </table:table-cell>
          <table:table-cell office:value-type="float" office:value="6.0164454937718794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4.440727391146669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5.92096985486222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594" table:style-name="ce48">
            <text:p>1 594</text:p>
          </table:table-cell>
          <table:table-cell office:value-type="float" office:value="5.1933665656664383" table:style-name="ce49">
            <text:p>5,2</text:p>
          </table:table-cell>
          <table:table-cell office:value-type="float" office:value="9401" table:style-name="ce48">
            <text:p>9 401</text:p>
          </table:table-cell>
          <table:table-cell office:value-type="float" office:value="6.9578797006949733" table:style-name="ce49">
            <text:p>7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616" table:style-name="ce48">
            <text:p>616</text:p>
          </table:table-cell>
          <table:table-cell office:value-type="float" office:value="2.0069722738083602" table:style-name="ce49">
            <text:p>2,0</text:p>
          </table:table-cell>
          <table:table-cell office:value-type="float" office:value="1834" table:style-name="ce48">
            <text:p>1 834</text:p>
          </table:table-cell>
          <table:table-cell office:value-type="float" office:value="1.3573823392271653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605" table:style-name="ce48">
            <text:p>605</text:p>
          </table:table-cell>
          <table:table-cell office:value-type="float" office:value="1.9711334832046394" table:style-name="ce49">
            <text:p>2,0</text:p>
          </table:table-cell>
          <table:table-cell office:value-type="float" office:value="2140" table:style-name="ce48">
            <text:p>2 140</text:p>
          </table:table-cell>
          <table:table-cell office:value-type="float" office:value="1.58385943617564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995" table:style-name="ce48">
            <text:p>995</text:p>
          </table:table-cell>
          <table:table-cell office:value-type="float" office:value="3.2417815137001922" table:style-name="ce49">
            <text:p>3,2</text:p>
          </table:table-cell>
          <table:table-cell office:value-type="float" office:value="3411" table:style-name="ce48">
            <text:p>3 411</text:p>
          </table:table-cell>
          <table:table-cell office:value-type="float" office:value="2.5245535218668818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986" table:style-name="ce48">
            <text:p>986</text:p>
          </table:table-cell>
          <table:table-cell office:value-type="float" office:value="3.2124588668426024" table:style-name="ce49">
            <text:p>3,2</text:p>
          </table:table-cell>
          <table:table-cell office:value-type="float" office:value="5916" table:style-name="ce48">
            <text:p>5 916</text:p>
          </table:table-cell>
          <table:table-cell office:value-type="float" office:value="4.3785572076706165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8.7967940572769035E-2" table:style-name="ce49">
            <text:p>0,1</text:p>
          </table:table-cell>
          <table:table-cell office:value-type="float" office:value="137" table:style-name="ce48">
            <text:p>137</text:p>
          </table:table-cell>
          <table:table-cell office:value-type="float" office:value="0.101396608764515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2" table:style-name="ce48">
            <text:p>12</text:p>
          </table:table-cell>
          <table:table-cell office:value-type="float" office:value="3.9096862476786239E-2" table:style-name="ce49">
            <text:p>0,0</text:p>
          </table:table-cell>
          <table:table-cell office:value-type="float" office:value="58" table:style-name="ce48">
            <text:p>58</text:p>
          </table:table-cell>
          <table:table-cell office:value-type="float" office:value="4.292703144775113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993" table:style-name="ce48">
            <text:p>993</text:p>
          </table:table-cell>
          <table:table-cell office:value-type="float" office:value="3.2352653699540612" table:style-name="ce49">
            <text:p>3,2</text:p>
          </table:table-cell>
          <table:table-cell office:value-type="float" office:value="2158" table:style-name="ce48">
            <text:p>2 158</text:p>
          </table:table-cell>
          <table:table-cell office:value-type="float" office:value="1.59718161834908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136" table:style-name="ce48">
            <text:p>136</text:p>
          </table:table-cell>
          <table:table-cell office:value-type="float" office:value="0.1006564875326578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657" table:style-name="ce48">
            <text:p>657</text:p>
          </table:table-cell>
          <table:table-cell office:value-type="float" office:value="2.1405532206040463" table:style-name="ce49">
            <text:p>2,1</text:p>
          </table:table-cell>
          <table:table-cell office:value-type="float" office:value="3242" table:style-name="ce48">
            <text:p>3 242</text:p>
          </table:table-cell>
          <table:table-cell office:value-type="float" office:value="2.3994730336829169" table:style-name="ce49">
            <text:p>2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6.66109108672000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10" table:style-name="ce48">
            <text:p>110</text:p>
          </table:table-cell>
          <table:table-cell office:value-type="float" office:value="0.35838790603720716" table:style-name="ce49">
            <text:p>0,4</text:p>
          </table:table-cell>
          <table:table-cell office:value-type="float" office:value="630" table:style-name="ce48">
            <text:p>630</text:p>
          </table:table-cell>
          <table:table-cell office:value-type="float" office:value="0.46627637607040029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2039" table:style-name="ce48">
            <text:p>2 039</text:p>
          </table:table-cell>
          <table:table-cell office:value-type="float" office:value="6.6432085491805948" table:style-name="ce49">
            <text:p>6,6</text:p>
          </table:table-cell>
          <table:table-cell office:value-type="float" office:value="4894" table:style-name="ce48">
            <text:p>4 894</text:p>
          </table:table-cell>
          <table:table-cell office:value-type="float" office:value="3.6221533087119666" table:style-name="ce49">
            <text:p>3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94" table:style-name="ce48">
            <text:p>94</text:p>
          </table:table-cell>
          <table:table-cell office:value-type="float" office:value="6.957139579463116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81" table:style-name="ce48">
            <text:p>81</text:p>
          </table:table-cell>
          <table:table-cell office:value-type="float" office:value="0.26390382171830712" table:style-name="ce49">
            <text:p>0,3</text:p>
          </table:table-cell>
          <table:table-cell office:value-type="float" office:value="525" table:style-name="ce48">
            <text:p>525</text:p>
          </table:table-cell>
          <table:table-cell office:value-type="float" office:value="0.3885636467253335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912" table:style-name="ce48">
            <text:p>912</text:p>
          </table:table-cell>
          <table:table-cell office:value-type="float" office:value="2.971361548235754" table:style-name="ce49">
            <text:p>3,0</text:p>
          </table:table-cell>
          <table:table-cell office:value-type="float" office:value="3871" table:style-name="ce48">
            <text:p>3 871</text:p>
          </table:table-cell>
          <table:table-cell office:value-type="float" office:value="2.865009288521459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9.77421561919655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2" table:style-name="ce48">
            <text:p>132</text:p>
          </table:table-cell>
          <table:table-cell office:value-type="float" office:value="0.4300654872446486" table:style-name="ce49">
            <text:p>0,4</text:p>
          </table:table-cell>
          <table:table-cell office:value-type="float" office:value="730" table:style-name="ce48">
            <text:p>730</text:p>
          </table:table-cell>
          <table:table-cell office:value-type="float" office:value="0.5402884992561781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50" table:style-name="ce48">
            <text:p>50</text:p>
          </table:table-cell>
          <table:table-cell office:value-type="float" office:value="0.16290359365327597" table:style-name="ce49">
            <text:p>0,2</text:p>
          </table:table-cell>
          <table:table-cell office:value-type="float" office:value="212" table:style-name="ce48">
            <text:p>212</text:p>
          </table:table-cell>
          <table:table-cell office:value-type="float" office:value="0.15690570115384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554254586901334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755" table:style-name="ce48">
            <text:p>755</text:p>
          </table:table-cell>
          <table:table-cell office:value-type="float" office:value="2.4598442641644676" table:style-name="ce49">
            <text:p>2,5</text:p>
          </table:table-cell>
          <table:table-cell office:value-type="float" office:value="3890" table:style-name="ce48">
            <text:p>3 890</text:p>
          </table:table-cell>
          <table:table-cell office:value-type="float" office:value="2.879071591926757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1.7022788332728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181" table:style-name="ce48">
            <text:p>1 181</text:p>
          </table:table-cell>
          <table:table-cell office:value-type="float" office:value="3.847782882090379" table:style-name="ce49">
            <text:p>3,8</text:p>
          </table:table-cell>
          <table:table-cell office:value-type="float" office:value="6510" table:style-name="ce48">
            <text:p>6 510</text:p>
          </table:table-cell>
          <table:table-cell office:value-type="float" office:value="4.818189219394136" table:style-name="ce49">
            <text:p>4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551" table:style-name="ce48">
            <text:p>551</text:p>
          </table:table-cell>
          <table:table-cell office:value-type="float" office:value="1.7951976020591014" table:style-name="ce49">
            <text:p>1,8</text:p>
          </table:table-cell>
          <table:table-cell office:value-type="float" office:value="2372" table:style-name="ce48">
            <text:p>2 372</text:p>
          </table:table-cell>
          <table:table-cell office:value-type="float" office:value="1.7555675619666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5" table:style-name="ce48">
            <text:p>135</text:p>
          </table:table-cell>
          <table:table-cell office:value-type="float" office:value="0.43983970286384516" table:style-name="ce49">
            <text:p>0,4</text:p>
          </table:table-cell>
          <table:table-cell office:value-type="float" office:value="800" table:style-name="ce48">
            <text:p>800</text:p>
          </table:table-cell>
          <table:table-cell office:value-type="float" office:value="0.592096985486222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1296" table:style-name="ce48">
            <text:p>1 296</text:p>
          </table:table-cell>
          <table:table-cell office:value-type="float" office:value="4.2224611474929139" table:style-name="ce49">
            <text:p>4,2</text:p>
          </table:table-cell>
          <table:table-cell office:value-type="float" office:value="3500" table:style-name="ce48">
            <text:p>3 500</text:p>
          </table:table-cell>
          <table:table-cell office:value-type="float" office:value="2.5904243115022241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22036369557333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236" table:style-name="ce48">
            <text:p>236</text:p>
          </table:table-cell>
          <table:table-cell office:value-type="float" office:value="0.7689049620434627" table:style-name="ce49">
            <text:p>0,8</text:p>
          </table:table-cell>
          <table:table-cell office:value-type="float" office:value="1514" table:style-name="ce48">
            <text:p>1 514</text:p>
          </table:table-cell>
          <table:table-cell office:value-type="float" office:value="1.1205435450326762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930" table:style-name="ce48">
            <text:p>930</text:p>
          </table:table-cell>
          <table:table-cell office:value-type="float" office:value="3.0300068419509332" table:style-name="ce49">
            <text:p>3,0</text:p>
          </table:table-cell>
          <table:table-cell office:value-type="float" office:value="2672" table:style-name="ce48">
            <text:p>2 672</text:p>
          </table:table-cell>
          <table:table-cell office:value-type="float" office:value="1.9776039315239835" table:style-name="ce49">
            <text:p>2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667" table:style-name="ce48">
            <text:p>667</text:p>
          </table:table-cell>
          <table:table-cell office:value-type="float" office:value="2.1731339393347016" table:style-name="ce49">
            <text:p>2,2</text:p>
          </table:table-cell>
          <table:table-cell office:value-type="float" office:value="3098" table:style-name="ce48">
            <text:p>3 098</text:p>
          </table:table-cell>
          <table:table-cell office:value-type="float" office:value="2.2928955762953969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60" table:style-name="ce48">
            <text:p>60</text:p>
          </table:table-cell>
          <table:table-cell office:value-type="float" office:value="0.19548431238393119" table:style-name="ce49">
            <text:p>0,2</text:p>
          </table:table-cell>
          <table:table-cell office:value-type="float" office:value="242" table:style-name="ce48">
            <text:p>242</text:p>
          </table:table-cell>
          <table:table-cell office:value-type="float" office:value="0.1791093381095823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24" table:style-name="ce48">
            <text:p>124</text:p>
          </table:table-cell>
          <table:table-cell office:value-type="float" office:value="0.40400091226012447" table:style-name="ce49">
            <text:p>0,4</text:p>
          </table:table-cell>
          <table:table-cell office:value-type="float" office:value="931" table:style-name="ce48">
            <text:p>931</text:p>
          </table:table-cell>
          <table:table-cell office:value-type="float" office:value="0.68905286685959155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889" table:style-name="ce48">
            <text:p>889</text:p>
          </table:table-cell>
          <table:table-cell office:value-type="float" office:value="2.8964258951552471" table:style-name="ce49">
            <text:p>2,9</text:p>
          </table:table-cell>
          <table:table-cell office:value-type="float" office:value="3459" table:style-name="ce48">
            <text:p>3 459</text:p>
          </table:table-cell>
          <table:table-cell office:value-type="float" office:value="2.560079340996054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96048492743111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370" table:style-name="ce48">
            <text:p>1 370</text:p>
          </table:table-cell>
          <table:table-cell office:value-type="float" office:value="4.4635584660997623" table:style-name="ce49">
            <text:p>4,5</text:p>
          </table:table-cell>
          <table:table-cell office:value-type="float" office:value="7688" table:style-name="ce48">
            <text:p>7 688</text:p>
          </table:table-cell>
          <table:table-cell office:value-type="float" office:value="5.6900520305225992" table:style-name="ce49">
            <text:p>5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39" table:style-name="ce48">
            <text:p>2 139</text:p>
          </table:table-cell>
          <table:table-cell office:value-type="float" office:value="6.9690157364871466" table:style-name="ce49">
            <text:p>7,0</text:p>
          </table:table-cell>
          <table:table-cell office:value-type="float" office:value="12073" table:style-name="ce48">
            <text:p>12 073</text:p>
          </table:table-cell>
          <table:table-cell office:value-type="float" office:value="8.9354836322189559" table:style-name="ce49">
            <text:p>8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1.3032287492262078E-2" table:style-name="ce49">
            <text:p>0,0</text:p>
          </table:table-cell>
          <table:table-cell office:value-type="float" office:value="22" table:style-name="ce48">
            <text:p>22</text:p>
          </table:table-cell>
          <table:table-cell office:value-type="float" office:value="1.628266710087112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0" table:style-name="ce48">
            <text:p>30</text:p>
          </table:table-cell>
          <table:table-cell office:value-type="float" office:value="9.7742156191965593E-2" table:style-name="ce49">
            <text:p>0,1</text:p>
          </table:table-cell>
          <table:table-cell office:value-type="float" office:value="252" table:style-name="ce48">
            <text:p>252</text:p>
          </table:table-cell>
          <table:table-cell office:value-type="float" office:value="0.1865105504281601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24" table:style-name="ce48">
            <text:p>24</text:p>
          </table:table-cell>
          <table:table-cell office:value-type="float" office:value="7.8193724953572477E-2" table:style-name="ce49">
            <text:p>0,1</text:p>
          </table:table-cell>
          <table:table-cell office:value-type="float" office:value="85" table:style-name="ce48">
            <text:p>85</text:p>
          </table:table-cell>
          <table:table-cell office:value-type="float" office:value="6.2910304707911147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7" table:style-name="ce48">
            <text:p>37</text:p>
          </table:table-cell>
          <table:table-cell office:value-type="float" office:value="0.12054865930342423" table:style-name="ce49">
            <text:p>0,1</text:p>
          </table:table-cell>
          <table:table-cell office:value-type="float" office:value="142" table:style-name="ce48">
            <text:p>142</text:p>
          </table:table-cell>
          <table:table-cell office:value-type="float" office:value="0.10509721492380451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906" table:style-name="ce48">
            <text:p>906</text:p>
          </table:table-cell>
          <table:table-cell office:value-type="float" office:value="2.9518131169973607" table:style-name="ce49">
            <text:p>3,0</text:p>
          </table:table-cell>
          <table:table-cell office:value-type="float" office:value="3983" table:style-name="ce48">
            <text:p>3 983</text:p>
          </table:table-cell>
          <table:table-cell office:value-type="float" office:value="2.947902866489530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1050" table:style-name="ce48">
            <text:p>1 050</text:p>
          </table:table-cell>
          <table:table-cell office:value-type="float" office:value="3.4209754667187959" table:style-name="ce49">
            <text:p>3,4</text:p>
          </table:table-cell>
          <table:table-cell office:value-type="float" office:value="4442" table:style-name="ce48">
            <text:p>4 442</text:p>
          </table:table-cell>
          <table:table-cell office:value-type="float" office:value="3.287618511912251" table:style-name="ce49">
            <text:p>3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25" table:style-name="ce48">
            <text:p>1 025</text:p>
          </table:table-cell>
          <table:table-cell office:value-type="float" office:value="3.3395236698921575" table:style-name="ce49">
            <text:p>3,3</text:p>
          </table:table-cell>
          <table:table-cell office:value-type="float" office:value="5778" table:style-name="ce48">
            <text:p>5 778</text:p>
          </table:table-cell>
          <table:table-cell office:value-type="float" office:value="4.2764204776742423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95" table:style-name="ce48">
            <text:p>495</text:p>
          </table:table-cell>
          <table:table-cell office:value-type="float" office:value="1.6127455771674324" table:style-name="ce49">
            <text:p>1,6</text:p>
          </table:table-cell>
          <table:table-cell office:value-type="float" office:value="2436" table:style-name="ce48">
            <text:p>2 436</text:p>
          </table:table-cell>
          <table:table-cell office:value-type="float" office:value="1.8029353208055479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5118" table:style-name="ce48">
            <text:p>5 118</text:p>
          </table:table-cell>
          <table:table-cell office:value-type="float" office:value="16.674811846349328" table:style-name="ce49">
            <text:p>16,7</text:p>
          </table:table-cell>
          <table:table-cell office:value-type="float" office:value="20909" table:style-name="ce48">
            <text:p>20 909</text:p>
          </table:table-cell>
          <table:table-cell office:value-type="float" office:value="15.475194836914286" table:style-name="ce49">
            <text:p>1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50">
            <text:p>30 693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135113" table:style-name="ce50">
            <text:p>135 113</text:p>
          </table:table-cell>
          <table:table-cell office:value-type="float" office:value="99.999999999999972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l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8901" table:style-name="ce24">
            <text:p>18 901</text:p>
          </table:table-cell>
          <table:table-cell office:value-type="float" office:value="64.304426223930861" table:style-name="ce25">
            <text:p>64,3</text:p>
          </table:table-cell>
          <table:table-cell office:value-type="float" office:value="17566" table:style-name="ce24">
            <text:p>17 566</text:p>
          </table:table-cell>
          <table:table-cell office:value-type="float" office:value="61.900063429417152" table:style-name="ce25">
            <text:p>61,9</text:p>
          </table:table-cell>
          <table:table-cell office:value-type="float" office:value="7.5999089149493386" table:style-name="ce26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806" table:style-name="ce24">
            <text:p>4 806</text:p>
          </table:table-cell>
          <table:table-cell office:value-type="float" office:value="16.350831830707993" table:style-name="ce25">
            <text:p>16,4</text:p>
          </table:table-cell>
          <table:table-cell office:value-type="float" office:value="4544" table:style-name="ce24">
            <text:p>4 544</text:p>
          </table:table-cell>
          <table:table-cell office:value-type="float" office:value="16.012403974910143" table:style-name="ce25">
            <text:p>16,0</text:p>
          </table:table-cell>
          <table:table-cell office:value-type="float" office:value="5.765845070422543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339" table:style-name="ce24">
            <text:p>1 339</text:p>
          </table:table-cell>
          <table:table-cell office:value-type="float" office:value="4.5555064130915524" table:style-name="ce25">
            <text:p>4,6</text:p>
          </table:table-cell>
          <table:table-cell office:value-type="float" office:value="1369" table:style-name="ce24">
            <text:p>1 369</text:p>
          </table:table-cell>
          <table:table-cell office:value-type="float" office:value="4.8241595602227081" table:style-name="ce25">
            <text:p>4,8</text:p>
          </table:table-cell>
          <table:table-cell office:value-type="float" office:value="-2.1913805697589481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5" table:style-name="ce24">
            <text:p>15</text:p>
          </table:table-cell>
          <table:table-cell office:value-type="float" office:value="5.103255877249685E-2" table:style-name="ce25">
            <text:p>0,1</text:p>
          </table:table-cell>
          <table:table-cell office:value-type="float" office:value="8" table:style-name="ce24">
            <text:p>8</text:p>
          </table:table-cell>
          <table:table-cell office:value-type="float" office:value="2.8190852068503771E-2" table:style-name="ce25">
            <text:p>0,0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5" table:style-name="ce24">
            <text:p>25</text:p>
          </table:table-cell>
          <table:table-cell office:value-type="float" office:value="8.5054264620828088E-2" table:style-name="ce25">
            <text:p>0,1</text:p>
          </table:table-cell>
          <table:table-cell office:value-type="float" office:value="34" table:style-name="ce24">
            <text:p>34</text:p>
          </table:table-cell>
          <table:table-cell office:value-type="float" office:value="0.11981112129114102" table:style-name="ce25">
            <text:p>0,1</text:p>
          </table:table-cell>
          <table:table-cell office:value-type="float" office:value="-26.470588235294116" table:style-name="ce26">
            <text:p>-2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99" table:style-name="ce24">
            <text:p>99</text:p>
          </table:table-cell>
          <table:table-cell office:value-type="float" office:value="0.33681488789847924" table:style-name="ce25">
            <text:p>0,3</text:p>
          </table:table-cell>
          <table:table-cell office:value-type="float" office:value="18" table:style-name="ce24">
            <text:p>18</text:p>
          </table:table-cell>
          <table:table-cell office:value-type="float" office:value="6.3429417154133486E-2" table:style-name="ce25">
            <text:p>0,1</text:p>
          </table:table-cell>
          <table:table-cell office:value-type="float" office:value="450" table:style-name="ce26">
            <text:p>4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1" table:style-name="ce24">
            <text:p>71</text:p>
          </table:table-cell>
          <table:table-cell office:value-type="float" office:value="0.24155411152315176" table:style-name="ce25">
            <text:p>0,2</text:p>
          </table:table-cell>
          <table:table-cell office:value-type="float" office:value="84" table:style-name="ce24">
            <text:p>84</text:p>
          </table:table-cell>
          <table:table-cell office:value-type="float" office:value="0.29600394671928959" table:style-name="ce25">
            <text:p>0,3</text:p>
          </table:table-cell>
          <table:table-cell office:value-type="float" office:value="-15.476190476190467" table:style-name="ce26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59" table:style-name="ce24">
            <text:p>159</text:p>
          </table:table-cell>
          <table:table-cell office:value-type="float" office:value="0.54094512298846664" table:style-name="ce25">
            <text:p>0,5</text:p>
          </table:table-cell>
          <table:table-cell office:value-type="float" office:value="138" table:style-name="ce24">
            <text:p>138</text:p>
          </table:table-cell>
          <table:table-cell office:value-type="float" office:value="0.48629219818169006" table:style-name="ce25">
            <text:p>0,5</text:p>
          </table:table-cell>
          <table:table-cell office:value-type="float" office:value="15.217391304347828" table:style-name="ce26">
            <text:p>1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31" table:style-name="ce24">
            <text:p>2 131</text:p>
          </table:table-cell>
          <table:table-cell office:value-type="float" office:value="7.2500255162793863" table:style-name="ce25">
            <text:p>7,3</text:p>
          </table:table-cell>
          <table:table-cell office:value-type="float" office:value="2726" table:style-name="ce24">
            <text:p>2 726</text:p>
          </table:table-cell>
          <table:table-cell office:value-type="float" office:value="9.6060328423426604" table:style-name="ce25">
            <text:p>9,6</text:p>
          </table:table-cell>
          <table:table-cell office:value-type="float" office:value="-21.826852531181217" table:style-name="ce26">
            <text:p>-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5" table:style-name="ce24">
            <text:p>45</text:p>
          </table:table-cell>
          <table:table-cell office:value-type="float" office:value="0.15309767631749055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4572556205511309E-2" table:style-name="ce25">
            <text:p>0,1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5" table:style-name="ce24">
            <text:p>335</text:p>
          </table:table-cell>
          <table:table-cell office:value-type="float" office:value="1.1397271459190963" table:style-name="ce25">
            <text:p>1,1</text:p>
          </table:table-cell>
          <table:table-cell office:value-type="float" office:value="275" table:style-name="ce24">
            <text:p>275</text:p>
          </table:table-cell>
          <table:table-cell office:value-type="float" office:value="0.9690605398548171" table:style-name="ce25">
            <text:p>1,0</text:p>
          </table:table-cell>
          <table:table-cell office:value-type="float" office:value="21.818181818181813" table:style-name="ce26">
            <text:p>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12" table:style-name="ce24">
            <text:p>612</text:p>
          </table:table-cell>
          <table:table-cell office:value-type="float" office:value="2.0821283979178715" table:style-name="ce25">
            <text:p>2,1</text:p>
          </table:table-cell>
          <table:table-cell office:value-type="float" office:value="592" table:style-name="ce24">
            <text:p>592</text:p>
          </table:table-cell>
          <table:table-cell office:value-type="float" office:value="2.0861230530692789" table:style-name="ce25">
            <text:p>2,1</text:p>
          </table:table-cell>
          <table:table-cell office:value-type="float" office:value="3.3783783783783861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40" table:style-name="ce24">
            <text:p>240</text:p>
          </table:table-cell>
          <table:table-cell office:value-type="float" office:value="0.8165209403599496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1.0113468179575729" table:style-name="ce25">
            <text:p>1,0</text:p>
          </table:table-cell>
          <table:table-cell office:value-type="float" office:value="-16.376306620209064" table:style-name="ce26">
            <text:p>-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" table:style-name="ce24">
            <text:p>6</text:p>
          </table:table-cell>
          <table:table-cell office:value-type="float" office:value="2.0413023508998741E-2" table:style-name="ce25">
            <text:p>0,0</text:p>
          </table:table-cell>
          <table:table-cell office:value-type="float" office:value="22" table:style-name="ce24">
            <text:p>22</text:p>
          </table:table-cell>
          <table:table-cell office:value-type="float" office:value="7.7524843188385373E-2" table:style-name="ce25">
            <text:p>0,1</text:p>
          </table:table-cell>
          <table:table-cell office:value-type="float" office:value="-72.72727272727272" table:style-name="ce26">
            <text:p>-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5" table:style-name="ce24">
            <text:p>285</text:p>
          </table:table-cell>
          <table:table-cell office:value-type="float" office:value="0.9696186166774402" table:style-name="ce25">
            <text:p>1,0</text:p>
          </table:table-cell>
          <table:table-cell office:value-type="float" office:value="235" table:style-name="ce24">
            <text:p>235</text:p>
          </table:table-cell>
          <table:table-cell office:value-type="float" office:value="0.8281062795122982" table:style-name="ce25">
            <text:p>0,8</text:p>
          </table:table-cell>
          <table:table-cell office:value-type="float" office:value="21.276595744680847" table:style-name="ce26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24">
            <text:p>16</text:p>
          </table:table-cell>
          <table:table-cell office:value-type="float" office:value="5.4434729357329979E-2" table:style-name="ce25">
            <text:p>0,1</text:p>
          </table:table-cell>
          <table:table-cell office:value-type="float" office:value="33" table:style-name="ce24">
            <text:p>33</text:p>
          </table:table-cell>
          <table:table-cell office:value-type="float" office:value="0.11628726478257806" table:style-name="ce25">
            <text:p>0,1</text:p>
          </table:table-cell>
          <table:table-cell office:value-type="float" office:value="-51.515151515151516" table:style-name="ce26">
            <text:p>-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29" table:style-name="ce24">
            <text:p>229</text:p>
          </table:table-cell>
          <table:table-cell office:value-type="float" office:value="0.77909706392678524" table:style-name="ce25">
            <text:p>0,8</text:p>
          </table:table-cell>
          <table:table-cell office:value-type="float" office:value="359" table:style-name="ce24">
            <text:p>359</text:p>
          </table:table-cell>
          <table:table-cell office:value-type="float" office:value="1.2650644865741068" table:style-name="ce25">
            <text:p>1,3</text:p>
          </table:table-cell>
          <table:table-cell office:value-type="float" office:value="-36.211699164345404" table:style-name="ce26">
            <text:p>-3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79" table:style-name="ce24">
            <text:p>79</text:p>
          </table:table-cell>
          <table:table-cell office:value-type="float" office:value="0.26877147620181674" table:style-name="ce25">
            <text:p>0,3</text:p>
          </table:table-cell>
          <table:table-cell office:value-type="float" office:value="64" table:style-name="ce24">
            <text:p>64</text:p>
          </table:table-cell>
          <table:table-cell office:value-type="float" office:value="0.22552681654803017" table:style-name="ce25">
            <text:p>0,2</text:p>
          </table:table-cell>
          <table:table-cell office:value-type="float" office:value="23.4375" table:style-name="ce26">
            <text:p>2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29393" table:style-name="ce27">
            <text:p>29 393</text:p>
          </table:table-cell>
          <table:table-cell office:value-type="float" office:value="99.999999999999957" table:style-name="ce28">
            <text:p>100,0</text:p>
          </table:table-cell>
          <table:table-cell office:value-type="float" office:value="28378" table:style-name="ce27">
            <text:p>28 378</text:p>
          </table:table-cell>
          <table:table-cell office:value-type="float" office:value="100" table:style-name="ce28">
            <text:p>100,0</text:p>
          </table:table-cell>
          <table:table-cell office:value-type="float" office:value="3.576714356191431" table:style-name="ce29">
            <text:p>3,6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431" table:style-name="ce24">
            <text:p>2 431</text:p>
          </table:table-cell>
          <table:table-cell office:value-type="float" office:value="92.46861924686192" table:style-name="ce25">
            <text:p>92,5</text:p>
          </table:table-cell>
          <table:table-cell office:value-type="float" office:value="2514" table:style-name="ce24">
            <text:p>2 514</text:p>
          </table:table-cell>
          <table:table-cell office:value-type="float" office:value="93.526785714285708" table:style-name="ce25">
            <text:p>93,5</text:p>
          </table:table-cell>
          <table:table-cell office:value-type="float" office:value="-3.3015115354017581" table:style-name="ce26">
            <text:p>-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8" table:style-name="ce24">
            <text:p>28</text:p>
          </table:table-cell>
          <table:table-cell office:value-type="float" office:value="1.0650437428680106" table:style-name="ce25">
            <text:p>1,1</text:p>
          </table:table-cell>
          <table:table-cell office:value-type="float" office:value="28" table:style-name="ce24">
            <text:p>28</text:p>
          </table:table-cell>
          <table:table-cell office:value-type="float" office:value="1.0416666666666667" table:style-name="ce25">
            <text:p>1,0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94" table:style-name="ce24">
            <text:p>94</text:p>
          </table:table-cell>
          <table:table-cell office:value-type="float" office:value="3.5755039939140358" table:style-name="ce25">
            <text:p>3,6</text:p>
          </table:table-cell>
          <table:table-cell office:value-type="float" office:value="89" table:style-name="ce24">
            <text:p>89</text:p>
          </table:table-cell>
          <table:table-cell office:value-type="float" office:value="3.3110119047619047" table:style-name="ce25">
            <text:p>3,3</text:p>
          </table:table-cell>
          <table:table-cell office:value-type="float" office:value="5.6179775280898809" table:style-name="ce26">
            <text:p>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4" table:style-name="ce24">
            <text:p>44</text:p>
          </table:table-cell>
          <table:table-cell office:value-type="float" office:value="1.6736401673640167" table:style-name="ce25">
            <text:p>1,7</text:p>
          </table:table-cell>
          <table:table-cell office:value-type="float" office:value="55" table:style-name="ce24">
            <text:p>55</text:p>
          </table:table-cell>
          <table:table-cell office:value-type="float" office:value="2.0461309523809526" table:style-name="ce25">
            <text:p>2,0</text:p>
          </table:table-cell>
          <table:table-cell office:value-type="float" office:value="-20" table:style-name="ce26">
            <text:p>-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2" table:style-name="ce24">
            <text:p>32</text:p>
          </table:table-cell>
          <table:table-cell office:value-type="float" office:value="1.2171928489920121" table:style-name="ce25">
            <text:p>1,2</text:p>
          </table:table-cell>
          <table:table-cell office:value-type="float" office:value="2" table:style-name="ce24">
            <text:p>2</text:p>
          </table:table-cell>
          <table:table-cell office:value-type="float" office:value="7.4404761904761904E-2" table:style-name="ce25">
            <text:p>0,1</text:p>
          </table:table-cell>
          <table:table-cell office:value-type="float" office:value="1500" table:style-name="ce26">
            <text:p>1 5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629" table:style-name="ce27">
            <text:p>2 629</text:p>
          </table:table-cell>
          <table:table-cell office:value-type="float" office:value="100" table:style-name="ce28">
            <text:p>100,0</text:p>
          </table:table-cell>
          <table:table-cell office:value-type="float" office:value="2688" table:style-name="ce27">
            <text:p>2 688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1949404761904674" table:style-name="ce29">
            <text:p>-2,2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388" table:style-name="ce61">
            <text:p>6 388</text:p>
          </table:table-cell>
          <table:table-cell office:value-type="float" office:value="33.797153589757158" table:style-name="ce20">
            <text:p>33,8</text:p>
          </table:table-cell>
          <table:table-cell office:value-type="float" office:value="5387" table:style-name="ce24">
            <text:p>5 387</text:p>
          </table:table-cell>
          <table:table-cell office:value-type="float" office:value="30.667197996128884" table:style-name="ce25">
            <text:p>30,7</text:p>
          </table:table-cell>
          <table:table-cell office:value-type="float" office:value="18.581770930016717" table:style-name="ce20">
            <text:p>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017" table:style-name="ce24">
            <text:p>3 017</text:p>
          </table:table-cell>
          <table:table-cell office:value-type="float" office:value="15.962118406433522" table:style-name="ce25">
            <text:p>16,0</text:p>
          </table:table-cell>
          <table:table-cell office:value-type="float" office:value="3758" table:style-name="ce24">
            <text:p>3 758</text:p>
          </table:table-cell>
          <table:table-cell office:value-type="float" office:value="21.393601275190708" table:style-name="ce25">
            <text:p>21,4</text:p>
          </table:table-cell>
          <table:table-cell office:value-type="float" office:value="-19.717935071846725" table:style-name="ce26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933" table:style-name="ce24">
            <text:p>2 933</text:p>
          </table:table-cell>
          <table:table-cell office:value-type="float" office:value="15.517697476324004" table:style-name="ce25">
            <text:p>15,5</text:p>
          </table:table-cell>
          <table:table-cell office:value-type="float" office:value="3321" table:style-name="ce24">
            <text:p>3 321</text:p>
          </table:table-cell>
          <table:table-cell office:value-type="float" office:value="18.905840828873963" table:style-name="ce25">
            <text:p>18,9</text:p>
          </table:table-cell>
          <table:table-cell office:value-type="float" office:value="-11.683227943390548" table:style-name="ce26">
            <text:p>-1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6928156666287144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5358" table:style-name="ce24">
            <text:p>5 358</text:p>
          </table:table-cell>
          <table:table-cell office:value-type="float" office:value="28.347706470557114" table:style-name="ce25">
            <text:p>28,3</text:p>
          </table:table-cell>
          <table:table-cell office:value-type="float" office:value="3976" table:style-name="ce24">
            <text:p>3 976</text:p>
          </table:table-cell>
          <table:table-cell office:value-type="float" office:value="22.634635090515768" table:style-name="ce25">
            <text:p>22,6</text:p>
          </table:table-cell>
          <table:table-cell office:value-type="float" office:value="34.758551307847085" table:style-name="ce26">
            <text:p>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2">1</text:span></text:p>
          </table:table-cell>
          <table:table-cell office:value-type="float" office:value="1228" table:style-name="ce24">
            <text:p>1 228</text:p>
          </table:table-cell>
          <table:table-cell office:value-type="float" office:value="22.918999626726393" table:style-name="ce25">
            <text:p>22,9</text:p>
          </table:table-cell>
          <table:table-cell office:value-type="float" office:value="1255" table:style-name="ce24">
            <text:p>1 255</text:p>
          </table:table-cell>
          <table:table-cell office:value-type="float" office:value="31.564386317907445" table:style-name="ce25">
            <text:p>31,6</text:p>
          </table:table-cell>
          <table:table-cell office:value-type="float" office:value="-2.1513944223107586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1204" table:style-name="ce24">
            <text:p>1 204</text:p>
          </table:table-cell>
          <table:table-cell office:value-type="float" office:value="6.3700333315697586" table:style-name="ce25">
            <text:p>6,4</text:p>
          </table:table-cell>
          <table:table-cell office:value-type="float" office:value="1123" table:style-name="ce24">
            <text:p>1 123</text:p>
          </table:table-cell>
          <table:table-cell office:value-type="float" office:value="6.3930319936240467" table:style-name="ce25">
            <text:p>6,4</text:p>
          </table:table-cell>
          <table:table-cell office:value-type="float" office:value="7.2128227960819231" table:style-name="ce26">
            <text:p>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arunter Diesel/Elektro (hybrid) – Plug-In<text:span text:style-name="T2">1</text:span></text:p>
          </table:table-cell>
          <table:table-cell office:value-type="float" office:value="178" table:style-name="ce24">
            <text:p>178</text:p>
          </table:table-cell>
          <table:table-cell office:value-type="float" office:value="14.784053156146179" table:style-name="ce25">
            <text:p>14,8</text:p>
          </table:table-cell>
          <table:table-cell office:value-type="float" office:value="45" table:style-name="ce24">
            <text:p>45</text:p>
          </table:table-cell>
          <table:table-cell office:value-type="float" office:value="4.0071237756010687" table:style-name="ce25">
            <text:p>4,0</text:p>
          </table:table-cell>
          <table:table-cell office:value-type="float" office:value="295.55555555555554" table:style-name="ce26">
            <text:p>29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5.290725358446642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" table:style-name="ce61">
            <text:p>2</text:p>
          </table:table-cell>
          <table:table-cell office:value-type="float" office:value="1.0581450716893285E-2" table:style-name="ce20">
            <text:p>0,0</text:p>
          </table:table-cell>
          <table:table-cell office:value-type="float" office:value="76" table:style-name="ce24">
            <text:p>76</text:p>
          </table:table-cell>
          <table:table-cell office:value-type="float" office:value="0.4326539906637823" table:style-name="ce25">
            <text:p>0,4</text:p>
          </table:table-cell>
          <table:table-cell office:value-type="float" office:value="-97.368421052631575" table:style-name="ce20">
            <text:p>-9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5" table:style-name="ce24">
            <text:p>5</text:p>
          </table:table-cell>
          <table:table-cell office:value-type="float" office:value="2.6453626792233217E-2" table:style-name="ce25">
            <text:p>0,0</text:p>
          </table:table-cell>
          <table:table-cell office:value-type="float" office:value="62" table:style-name="ce24">
            <text:p>62</text:p>
          </table:table-cell>
          <table:table-cell office:value-type="float" office:value="0.35295457133098029" table:style-name="ce25">
            <text:p>0,4</text:p>
          </table:table-cell>
          <table:table-cell office:value-type="float" office:value="-91.935483870967744" table:style-name="ce26">
            <text:p>-9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59" table:style-name="ce24">
            <text:p>1 359</text:p>
          </table:table-cell>
          <table:table-cell office:value-type="float" office:value="7.1900957621289878" table:style-name="ce25">
            <text:p>7,2</text:p>
          </table:table-cell>
          <table:table-cell office:value-type="float" office:value="1107" table:style-name="ce24">
            <text:p>1 107</text:p>
          </table:table-cell>
          <table:table-cell office:value-type="float" office:value="6.3019469429579873" table:style-name="ce25">
            <text:p>6,3</text:p>
          </table:table-cell>
          <table:table-cell office:value-type="float" office:value="22.764227642276424" table:style-name="ce26">
            <text:p>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524" table:style-name="ce24">
            <text:p>4 524</text:p>
          </table:table-cell>
          <table:table-cell office:value-type="float" office:value="23.935241521612614" table:style-name="ce25">
            <text:p>23,9</text:p>
          </table:table-cell>
          <table:table-cell office:value-type="float" office:value="3789" table:style-name="ce24">
            <text:p>3 789</text:p>
          </table:table-cell>
          <table:table-cell office:value-type="float" office:value="21.570078560856199" table:style-name="ce25">
            <text:p>21,6</text:p>
          </table:table-cell>
          <table:table-cell office:value-type="float" office:value="19.398258115597784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052" table:style-name="ce24">
            <text:p>3 052</text:p>
          </table:table-cell>
          <table:table-cell office:value-type="float" office:value="16.147293793979152" table:style-name="ce25">
            <text:p>16,1</text:p>
          </table:table-cell>
          <table:table-cell office:value-type="float" office:value="3095" table:style-name="ce24">
            <text:p>3 095</text:p>
          </table:table-cell>
          <table:table-cell office:value-type="float" office:value="17.619264488215872" table:style-name="ce25">
            <text:p>17,6</text:p>
          </table:table-cell>
          <table:table-cell office:value-type="float" office:value="-1.3893376413570309" table:style-name="ce26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2324" table:style-name="ce24">
            <text:p>2 324</text:p>
          </table:table-cell>
          <table:table-cell office:value-type="float" office:value="12.295645733029998" table:style-name="ce25">
            <text:p>12,3</text:p>
          </table:table-cell>
          <table:table-cell office:value-type="float" office:value="1805" table:style-name="ce24">
            <text:p>1 805</text:p>
          </table:table-cell>
          <table:table-cell office:value-type="float" office:value="10.27553227826483" table:style-name="ce25">
            <text:p>10,3</text:p>
          </table:table-cell>
          <table:table-cell office:value-type="float" office:value="28.75346260387812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714" table:style-name="ce24">
            <text:p>3 714</text:p>
          </table:table-cell>
          <table:table-cell office:value-type="float" office:value="19.64975398127083" table:style-name="ce25">
            <text:p>19,6</text:p>
          </table:table-cell>
          <table:table-cell office:value-type="float" office:value="3639" table:style-name="ce24">
            <text:p>3 639</text:p>
          </table:table-cell>
          <table:table-cell office:value-type="float" office:value="20.716156210861893" table:style-name="ce25">
            <text:p>20,7</text:p>
          </table:table-cell>
          <table:table-cell office:value-type="float" office:value="2.061005770816152" table:style-name="ce26">
            <text:p>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921" table:style-name="ce24">
            <text:p>3 921</text:p>
          </table:table-cell>
          <table:table-cell office:value-type="float" office:value="20.744934130469286" table:style-name="ce25">
            <text:p>20,7</text:p>
          </table:table-cell>
          <table:table-cell office:value-type="float" office:value="3993" table:style-name="ce24">
            <text:p>3 993</text:p>
          </table:table-cell>
          <table:table-cell office:value-type="float" office:value="22.731412956848459" table:style-name="ce25">
            <text:p>22,7</text:p>
          </table:table-cell>
          <table:table-cell office:value-type="float" office:value="-1.8031555221637916" table:style-name="ce26">
            <text:p>-1,8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1" table:style-name="ce61">
            <text:p>21</text:p>
          </table:table-cell>
          <table:table-cell office:value-type="float" office:value="0.11110523252737951" table:style-name="ce20">
            <text:p>0,1</text:p>
          </table:table-cell>
          <table:table-cell office:value-type="float" office:value="39" table:style-name="ce24">
            <text:p>39</text:p>
          </table:table-cell>
          <table:table-cell office:value-type="float" office:value="0.22201981099851986" table:style-name="ce25">
            <text:p>0,2</text:p>
          </table:table-cell>
          <table:table-cell office:value-type="float" office:value="-46.153846153846153" table:style-name="ce20">
            <text:p>-4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2" table:style-name="ce31">
            <text:p>42</text:p>
          </table:table-cell>
          <table:table-cell office:value-type="float" office:value="0.22221046505475903" table:style-name="ce32">
            <text:p>0,2</text:p>
          </table:table-cell>
          <table:table-cell office:value-type="float" office:value="41" table:style-name="ce31">
            <text:p>41</text:p>
          </table:table-cell>
          <table:table-cell office:value-type="float" office:value="0.23340544233177729" table:style-name="ce32">
            <text:p>0,2</text:p>
          </table:table-cell>
          <table:table-cell office:value-type="float" office:value="2.4390243902439153" table:style-name="ce33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306" table:style-name="ce31">
            <text:p>2 306</text:p>
          </table:table-cell>
          <table:table-cell office:value-type="float" office:value="12.20041267657796" table:style-name="ce32">
            <text:p>12,2</text:p>
          </table:table-cell>
          <table:table-cell office:value-type="float" office:value="2147" table:style-name="ce31">
            <text:p>2 147</text:p>
          </table:table-cell>
          <table:table-cell office:value-type="float" office:value="12.222475236251851" table:style-name="ce32">
            <text:p>12,2</text:p>
          </table:table-cell>
          <table:table-cell office:value-type="float" office:value="7.4056823474615783" table:style-name="ce33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017" table:style-name="ce31">
            <text:p>8 017</text:p>
          </table:table-cell>
          <table:table-cell office:value-type="float" office:value="42.415745198666741" table:style-name="ce32">
            <text:p>42,4</text:p>
          </table:table-cell>
          <table:table-cell office:value-type="float" office:value="6853" table:style-name="ce31">
            <text:p>6 853</text:p>
          </table:table-cell>
          <table:table-cell office:value-type="float" office:value="39.01286576340658" table:style-name="ce32">
            <text:p>39,0</text:p>
          </table:table-cell>
          <table:table-cell office:value-type="float" office:value="16.985261929082156" table:style-name="ce33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39" table:style-name="ce31">
            <text:p>1 339</text:p>
          </table:table-cell>
          <table:table-cell office:value-type="float" office:value="7.0842812549600556" table:style-name="ce32">
            <text:p>7,1</text:p>
          </table:table-cell>
          <table:table-cell office:value-type="float" office:value="1836" table:style-name="ce31">
            <text:p>1 836</text:p>
          </table:table-cell>
          <table:table-cell office:value-type="float" office:value="10.45200956393032" table:style-name="ce32">
            <text:p>10,5</text:p>
          </table:table-cell>
          <table:table-cell office:value-type="float" office:value="-27.069716775599133" table:style-name="ce33">
            <text:p>-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020" table:style-name="ce31">
            <text:p>2 020</text:p>
          </table:table-cell>
          <table:table-cell office:value-type="float" office:value="10.687265224062219" table:style-name="ce32">
            <text:p>10,7</text:p>
          </table:table-cell>
          <table:table-cell office:value-type="float" office:value="1802" table:style-name="ce31">
            <text:p>1 802</text:p>
          </table:table-cell>
          <table:table-cell office:value-type="float" office:value="10.258453831264944" table:style-name="ce32">
            <text:p>10,3</text:p>
          </table:table-cell>
          <table:table-cell office:value-type="float" office:value="12.097669256381806" table:style-name="ce33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86" table:style-name="ce31">
            <text:p>486</text:p>
          </table:table-cell>
          <table:table-cell office:value-type="float" office:value="2.5712925242050688" table:style-name="ce32">
            <text:p>2,6</text:p>
          </table:table-cell>
          <table:table-cell office:value-type="float" office:value="596" table:style-name="ce31">
            <text:p>596</text:p>
          </table:table-cell>
          <table:table-cell office:value-type="float" office:value="3.3929181373107138" table:style-name="ce32">
            <text:p>3,4</text:p>
          </table:table-cell>
          <table:table-cell office:value-type="float" office:value="-18.456375838926178" table:style-name="ce33">
            <text:p>-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00" table:style-name="ce31">
            <text:p>100</text:p>
          </table:table-cell>
          <table:table-cell office:value-type="float" office:value="0.52907253584466429" table:style-name="ce32">
            <text:p>0,5</text:p>
          </table:table-cell>
          <table:table-cell office:value-type="float" office:value="159" table:style-name="ce31">
            <text:p>159</text:p>
          </table:table-cell>
          <table:table-cell office:value-type="float" office:value="0.90515769099396559" table:style-name="ce32">
            <text:p>0,9</text:p>
          </table:table-cell>
          <table:table-cell office:value-type="float" office:value="-37.106918238993714" table:style-name="ce33">
            <text:p>-3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573" table:style-name="ce31">
            <text:p>573</text:p>
          </table:table-cell>
          <table:table-cell office:value-type="float" office:value="3.0315856303899267" table:style-name="ce32">
            <text:p>3,0</text:p>
          </table:table-cell>
          <table:table-cell office:value-type="float" office:value="365" table:style-name="ce31">
            <text:p>365</text:p>
          </table:table-cell>
          <table:table-cell office:value-type="float" office:value="2.0778777183194808" table:style-name="ce32">
            <text:p>2,1</text:p>
          </table:table-cell>
          <table:table-cell office:value-type="float" office:value="56.986301369863014" table:style-name="ce33">
            <text:p>5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267" table:style-name="ce31">
            <text:p>1 267</text:p>
          </table:table-cell>
          <table:table-cell office:value-type="float" office:value="6.7033490291518971" table:style-name="ce32">
            <text:p>6,7</text:p>
          </table:table-cell>
          <table:table-cell office:value-type="float" office:value="1074" table:style-name="ce31">
            <text:p>1 074</text:p>
          </table:table-cell>
          <table:table-cell office:value-type="float" office:value="6.1140840259592393" table:style-name="ce32">
            <text:p>6,1</text:p>
          </table:table-cell>
          <table:table-cell office:value-type="float" office:value="17.970204841713226" table:style-name="ce33">
            <text:p>1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5.2907253584466435E-3" table:style-name="ce32">
            <text:p>0,0</text:p>
          </table:table-cell>
          <table:table-cell office:value-type="float" office:value="22" table:style-name="ce31">
            <text:p>22</text:p>
          </table:table-cell>
          <table:table-cell office:value-type="float" office:value="0.12524194466583172" table:style-name="ce32">
            <text:p>0,1</text:p>
          </table:table-cell>
          <table:table-cell office:value-type="float" office:value="-95.454545454545453" table:style-name="ce33">
            <text:p>-9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521" table:style-name="ce31">
            <text:p>521</text:p>
          </table:table-cell>
          <table:table-cell office:value-type="float" office:value="2.7564679117507009" table:style-name="ce32">
            <text:p>2,8</text:p>
          </table:table-cell>
          <table:table-cell office:value-type="float" office:value="469" table:style-name="ce31">
            <text:p>469</text:p>
          </table:table-cell>
          <table:table-cell office:value-type="float" office:value="2.6699305476488671" table:style-name="ce32">
            <text:p>2,7</text:p>
          </table:table-cell>
          <table:table-cell office:value-type="float" office:value="11.087420042643913" table:style-name="ce33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34" table:style-name="ce31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1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3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8" table:style-name="ce31">
            <text:p>368</text:p>
          </table:table-cell>
          <table:table-cell office:value-type="float" office:value="1.9469869319083648" table:style-name="ce32">
            <text:p>1,9</text:p>
          </table:table-cell>
          <table:table-cell office:value-type="float" office:value="594" table:style-name="ce31">
            <text:p>594</text:p>
          </table:table-cell>
          <table:table-cell office:value-type="float" office:value="3.3815325059774564" table:style-name="ce32">
            <text:p>3,4</text:p>
          </table:table-cell>
          <table:table-cell office:value-type="float" office:value="-38.047138047138048" table:style-name="ce33">
            <text:p>-3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50" table:style-name="ce31">
            <text:p>350</text:p>
          </table:table-cell>
          <table:table-cell office:value-type="float" office:value="1.8517538754563252" table:style-name="ce32">
            <text:p>1,9</text:p>
          </table:table-cell>
          <table:table-cell office:value-type="float" office:value="278" table:style-name="ce31">
            <text:p>278</text:p>
          </table:table-cell>
          <table:table-cell office:value-type="float" office:value="1.5826027553227826" table:style-name="ce32">
            <text:p>1,6</text:p>
          </table:table-cell>
          <table:table-cell office:value-type="float" office:value="25.899280575539578" table:style-name="ce33">
            <text:p>2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81" table:style-name="ce31">
            <text:p>281</text:p>
          </table:table-cell>
          <table:table-cell office:value-type="float" office:value="1.4866938257235067" table:style-name="ce32">
            <text:p>1,5</text:p>
          </table:table-cell>
          <table:table-cell office:value-type="float" office:value="241" table:style-name="ce31">
            <text:p>241</text:p>
          </table:table-cell>
          <table:table-cell office:value-type="float" office:value="1.3719685756575202" table:style-name="ce32">
            <text:p>1,4</text:p>
          </table:table-cell>
          <table:table-cell office:value-type="float" office:value="16.597510373443981" table:style-name="ce33">
            <text:p>1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0581450716893287E-2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" table:style-name="ce31">
            <text:p>7</text:p>
          </table:table-cell>
          <table:table-cell office:value-type="float" office:value="3.7035077509126504E-2" table:style-name="ce32">
            <text:p>0,0</text:p>
          </table:table-cell>
          <table:table-cell office:value-type="float" office:value="90" table:style-name="ce31">
            <text:p>90</text:p>
          </table:table-cell>
          <table:table-cell office:value-type="float" office:value="0.5123534099965843" table:style-name="ce32">
            <text:p>0,5</text:p>
          </table:table-cell>
          <table:table-cell office:value-type="float" office:value="-92.222222222222229" table:style-name="ce33">
            <text:p>-9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Türkei</text:p>
          </table:table-cell>
          <table:table-cell office:value-type="float" office:value="199" table:style-name="ce31">
            <text:p>199</text:p>
          </table:table-cell>
          <table:table-cell office:value-type="float" office:value="1.0528543463308819" table:style-name="ce32">
            <text:p>1,1</text:p>
          </table:table-cell>
          <table:table-cell office:value-type="float" office:value="165" table:style-name="ce31">
            <text:p>165</text:p>
          </table:table-cell>
          <table:table-cell office:value-type="float" office:value="0.93931458499373788" table:style-name="ce32">
            <text:p>0,9</text:p>
          </table:table-cell>
          <table:table-cell office:value-type="float" office:value="20.606060606060609" table:style-name="ce33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67" table:style-name="ce31">
            <text:p>167</text:p>
          </table:table-cell>
          <table:table-cell office:value-type="float" office:value="0.88355113486058945" table:style-name="ce32">
            <text:p>0,9</text:p>
          </table:table-cell>
          <table:table-cell office:value-type="float" office:value="131" table:style-name="ce31">
            <text:p>131</text:p>
          </table:table-cell>
          <table:table-cell office:value-type="float" office:value="0.74575885232836159" table:style-name="ce32">
            <text:p>0,7</text:p>
          </table:table-cell>
          <table:table-cell office:value-type="float" office:value="27.480916030534345" table:style-name="ce33">
            <text:p>27,5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5">
            <text:p>100,0</text:p>
          </table:table-cell>
          <table:table-cell office:value-type="float" office:value="7.5999089149493386" table:style-name="ce35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572" table:style-name="ce61">
            <text:p>2 572</text:p>
          </table:table-cell>
          <table:table-cell office:value-type="float" office:value="13.607745621924767" table:style-name="ce20">
            <text:p>13,6</text:p>
          </table:table-cell>
          <table:table-cell office:value-type="float" office:value="2248" table:style-name="ce24">
            <text:p>2 248</text:p>
          </table:table-cell>
          <table:table-cell office:value-type="float" office:value="12.79744961858135" table:style-name="ce25">
            <text:p>12,8</text:p>
          </table:table-cell>
          <table:table-cell office:value-type="float" office:value="14.412811387900348" table:style-name="ce20">
            <text:p>1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40" table:style-name="ce36">
            <text:p>2 140</text:p>
          </table:table-cell>
          <table:table-cell office:value-type="float" office:value="11.322152267075817" table:style-name="ce32">
            <text:p>11,3</text:p>
          </table:table-cell>
          <table:table-cell office:value-type="float" office:value="1844" table:style-name="ce36">
            <text:p>1 844</text:p>
          </table:table-cell>
          <table:table-cell office:value-type="float" office:value="10.497552089263349" table:style-name="ce32">
            <text:p>10,5</text:p>
          </table:table-cell>
          <table:table-cell office:value-type="float" office:value="16.0520607375271" table:style-name="ce37">
            <text:p>1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58" table:style-name="ce36">
            <text:p>1 658</text:p>
          </table:table-cell>
          <table:table-cell office:value-type="float" office:value="8.7720226443045348" table:style-name="ce32">
            <text:p>8,8</text:p>
          </table:table-cell>
          <table:table-cell office:value-type="float" office:value="1338" table:style-name="ce36">
            <text:p>1 338</text:p>
          </table:table-cell>
          <table:table-cell office:value-type="float" office:value="7.6169873619492199" table:style-name="ce32">
            <text:p>7,6</text:p>
          </table:table-cell>
          <table:table-cell office:value-type="float" office:value="23.916292974588927" table:style-name="ce37">
            <text:p>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7.9043436855192848" table:style-name="ce32">
            <text:p>7,9</text:p>
          </table:table-cell>
          <table:table-cell office:value-type="float" office:value="1218" table:style-name="ce36">
            <text:p>1 218</text:p>
          </table:table-cell>
          <table:table-cell office:value-type="float" office:value="6.9338494819537742" table:style-name="ce32">
            <text:p>6,9</text:p>
          </table:table-cell>
          <table:table-cell office:value-type="float" office:value="22.660098522167488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63" table:style-name="ce36">
            <text:p>963</text:p>
          </table:table-cell>
          <table:table-cell office:value-type="float" office:value="5.0949685201841177" table:style-name="ce32">
            <text:p>5,1</text:p>
          </table:table-cell>
          <table:table-cell office:value-type="float" office:value="1005" table:style-name="ce36">
            <text:p>1 005</text:p>
          </table:table-cell>
          <table:table-cell office:value-type="float" office:value="5.7212797449618584" table:style-name="ce32">
            <text:p>5,7</text:p>
          </table:table-cell>
          <table:table-cell office:value-type="float" office:value="-4.1791044776119435" table:style-name="ce37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921" table:style-name="ce36">
            <text:p>921</text:p>
          </table:table-cell>
          <table:table-cell office:value-type="float" office:value="4.8727580551293581" table:style-name="ce32">
            <text:p>4,9</text:p>
          </table:table-cell>
          <table:table-cell office:value-type="float" office:value="770" table:style-name="ce36">
            <text:p>770</text:p>
          </table:table-cell>
          <table:table-cell office:value-type="float" office:value="4.3834680633041101" table:style-name="ce32">
            <text:p>4,4</text:p>
          </table:table-cell>
          <table:table-cell office:value-type="float" office:value="19.610389610389603" table:style-name="ce37">
            <text:p>1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34" table:style-name="ce36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6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7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829" table:style-name="ce36">
            <text:p>829</text:p>
          </table:table-cell>
          <table:table-cell office:value-type="float" office:value="4.3860113221522674" table:style-name="ce32">
            <text:p>4,4</text:p>
          </table:table-cell>
          <table:table-cell office:value-type="float" office:value="1086" table:style-name="ce36">
            <text:p>1 086</text:p>
          </table:table-cell>
          <table:table-cell office:value-type="float" office:value="6.1823978139587838" table:style-name="ce32">
            <text:p>6,2</text:p>
          </table:table-cell>
          <table:table-cell office:value-type="float" office:value="-23.664825046040505" table:style-name="ce37">
            <text:p>-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763" table:style-name="ce36">
            <text:p>763</text:p>
          </table:table-cell>
          <table:table-cell office:value-type="float" office:value="4.0368234484947889" table:style-name="ce32">
            <text:p>4,0</text:p>
          </table:table-cell>
          <table:table-cell office:value-type="float" office:value="552" table:style-name="ce36">
            <text:p>552</text:p>
          </table:table-cell>
          <table:table-cell office:value-type="float" office:value="3.1424342479790504" table:style-name="ce32">
            <text:p>3,1</text:p>
          </table:table-cell>
          <table:table-cell office:value-type="float" office:value="38.224637681159436" table:style-name="ce37">
            <text:p>3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735" table:style-name="ce36">
            <text:p>735</text:p>
          </table:table-cell>
          <table:table-cell office:value-type="float" office:value="3.888683138458283" table:style-name="ce32">
            <text:p>3,9</text:p>
          </table:table-cell>
          <table:table-cell office:value-type="float" office:value="420" table:style-name="ce36">
            <text:p>420</text:p>
          </table:table-cell>
          <table:table-cell office:value-type="float" office:value="2.3909825799840601" table:style-name="ce32">
            <text:p>2,4</text:p>
          </table:table-cell>
          <table:table-cell office:value-type="float" office:value="75" table:style-name="ce37">
            <text:p>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86" table:style-name="ce36">
            <text:p>586</text:p>
          </table:table-cell>
          <table:table-cell office:value-type="float" office:value="3.1003650600497328" table:style-name="ce32">
            <text:p>3,1</text:p>
          </table:table-cell>
          <table:table-cell office:value-type="float" office:value="608" table:style-name="ce36">
            <text:p>608</text:p>
          </table:table-cell>
          <table:table-cell office:value-type="float" office:value="3.4612319253102584" table:style-name="ce32">
            <text:p>3,5</text:p>
          </table:table-cell>
          <table:table-cell office:value-type="float" office:value="-3.6184210526315752" table:style-name="ce37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545" table:style-name="ce36">
            <text:p>545</text:p>
          </table:table-cell>
          <table:table-cell office:value-type="float" office:value="2.8834453203534207" table:style-name="ce32">
            <text:p>2,9</text:p>
          </table:table-cell>
          <table:table-cell office:value-type="float" office:value="522" table:style-name="ce36">
            <text:p>522</text:p>
          </table:table-cell>
          <table:table-cell office:value-type="float" office:value="2.9716497779801889" table:style-name="ce32">
            <text:p>3,0</text:p>
          </table:table-cell>
          <table:table-cell office:value-type="float" office:value="4.4061302681992345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43" table:style-name="ce36">
            <text:p>543</text:p>
          </table:table-cell>
          <table:table-cell office:value-type="float" office:value="2.8728638696365274" table:style-name="ce32">
            <text:p>2,9</text:p>
          </table:table-cell>
          <table:table-cell office:value-type="float" office:value="644" table:style-name="ce36">
            <text:p>644</text:p>
          </table:table-cell>
          <table:table-cell office:value-type="float" office:value="3.6661732893088921" table:style-name="ce32">
            <text:p>3,7</text:p>
          </table:table-cell>
          <table:table-cell office:value-type="float" office:value="-15.683229813664596" table:style-name="ce37">
            <text:p>-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33" table:style-name="ce36">
            <text:p>433</text:p>
          </table:table-cell>
          <table:table-cell office:value-type="float" office:value="2.2908840802073964" table:style-name="ce32">
            <text:p>2,3</text:p>
          </table:table-cell>
          <table:table-cell office:value-type="float" office:value="666" table:style-name="ce36">
            <text:p>666</text:p>
          </table:table-cell>
          <table:table-cell office:value-type="float" office:value="3.7914152339747238" table:style-name="ce32">
            <text:p>3,8</text:p>
          </table:table-cell>
          <table:table-cell office:value-type="float" office:value="-34.98498498498499" table:style-name="ce37">
            <text:p>-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418" table:style-name="ce36">
            <text:p>418</text:p>
          </table:table-cell>
          <table:table-cell office:value-type="float" office:value="2.211523199830697" table:style-name="ce32">
            <text:p>2,2</text:p>
          </table:table-cell>
          <table:table-cell office:value-type="float" office:value="409" table:style-name="ce36">
            <text:p>409</text:p>
          </table:table-cell>
          <table:table-cell office:value-type="float" office:value="2.3283616076511442" table:style-name="ce32">
            <text:p>2,3</text:p>
          </table:table-cell>
          <table:table-cell office:value-type="float" office:value="2.2004889975550128" table:style-name="ce37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412" table:style-name="ce36">
            <text:p>412</text:p>
          </table:table-cell>
          <table:table-cell office:value-type="float" office:value="2.1797788476800171" table:style-name="ce32">
            <text:p>2,2</text:p>
          </table:table-cell>
          <table:table-cell office:value-type="float" office:value="561" table:style-name="ce36">
            <text:p>561</text:p>
          </table:table-cell>
          <table:table-cell office:value-type="float" office:value="3.1936695889787088" table:style-name="ce32">
            <text:p>3,2</text:p>
          </table:table-cell>
          <table:table-cell office:value-type="float" office:value="-26.559714795008915" table:style-name="ce37">
            <text:p>-2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349" table:style-name="ce36">
            <text:p>349</text:p>
          </table:table-cell>
          <table:table-cell office:value-type="float" office:value="1.8464631500978785" table:style-name="ce32">
            <text:p>1,8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31.203007518796994" table:style-name="ce37">
            <text:p>3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328" table:style-name="ce36">
            <text:p>328</text:p>
          </table:table-cell>
          <table:table-cell office:value-type="float" office:value="1.735357917570499" table:style-name="ce32">
            <text:p>1,7</text:p>
          </table:table-cell>
          <table:table-cell office:value-type="float" office:value="203" table:style-name="ce36">
            <text:p>203</text:p>
          </table:table-cell>
          <table:table-cell office:value-type="float" office:value="1.155641580325629" table:style-name="ce32">
            <text:p>1,2</text:p>
          </table:table-cell>
          <table:table-cell office:value-type="float" office:value="61.576354679802961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325" table:style-name="ce36">
            <text:p>325</text:p>
          </table:table-cell>
          <table:table-cell office:value-type="float" office:value="1.719485741495159" table:style-name="ce32">
            <text:p>1,7</text:p>
          </table:table-cell>
          <table:table-cell office:value-type="float" office:value="364" table:style-name="ce36">
            <text:p>364</text:p>
          </table:table-cell>
          <table:table-cell office:value-type="float" office:value="2.072184902652852" table:style-name="ce32">
            <text:p>2,1</text:p>
          </table:table-cell>
          <table:table-cell office:value-type="float" office:value="-10.714285714285722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</text:p>
          </table:table-cell>
          <table:table-cell office:value-type="float" office:value="314" table:style-name="ce36">
            <text:p>314</text:p>
          </table:table-cell>
          <table:table-cell office:value-type="float" office:value="1.661287762552246" table:style-name="ce32">
            <text:p>1,7</text:p>
          </table:table-cell>
          <table:table-cell office:value-type="float" office:value="205" table:style-name="ce36">
            <text:p>205</text:p>
          </table:table-cell>
          <table:table-cell office:value-type="float" office:value="1.1670272116588865" table:style-name="ce32">
            <text:p>1,2</text:p>
          </table:table-cell>
          <table:table-cell office:value-type="float" office:value="53.170731707317088" table:style-name="ce37">
            <text:p>5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39" table:style-name="ce36">
            <text:p>1 739</text:p>
          </table:table-cell>
          <table:table-cell office:value-type="float" office:value="9.2005713983387132" table:style-name="ce32">
            <text:p>9,2</text:p>
          </table:table-cell>
          <table:table-cell office:value-type="float" office:value="1973" table:style-name="ce36">
            <text:p>1 973</text:p>
          </table:table-cell>
          <table:table-cell office:value-type="float" office:value="11.231925310258454" table:style-name="ce32">
            <text:p>11,2</text:p>
          </table:table-cell>
          <table:table-cell office:value-type="float" office:value="-11.860111505321854" table:style-name="ce37">
            <text:p>-11,9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501" table:style-name="ce61">
            <text:p>501</text:p>
          </table:table-cell>
          <table:table-cell office:value-type="float" office:value="2.6506534045817682" table:style-name="ce20">
            <text:p>2,7</text:p>
          </table:table-cell>
          <table:table-cell office:value-type="float" office:value="274" table:style-name="ce24">
            <text:p>274</text:p>
          </table:table-cell>
          <table:table-cell office:value-type="float" office:value="1.5598314926562677" table:style-name="ce25">
            <text:p>1,6</text:p>
          </table:table-cell>
          <table:table-cell office:value-type="float" office:value="82.846715328467127" table:style-name="ce20">
            <text:p>8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2" table:style-name="ce36">
            <text:p>472</text:p>
          </table:table-cell>
          <table:table-cell office:value-type="float" office:value="2.4972223691868156" table:style-name="ce32">
            <text:p>2,5</text:p>
          </table:table-cell>
          <table:table-cell office:value-type="float" office:value="574" table:style-name="ce36">
            <text:p>574</text:p>
          </table:table-cell>
          <table:table-cell office:value-type="float" office:value="3.2676761926448821" table:style-name="ce32">
            <text:p>3,3</text:p>
          </table:table-cell>
          <table:table-cell office:value-type="float" office:value="-17.770034843205579" table:style-name="ce37">
            <text:p>-1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453" table:style-name="ce36">
            <text:p>453</text:p>
          </table:table-cell>
          <table:table-cell office:value-type="float" office:value="2.3966985873763296" table:style-name="ce32">
            <text:p>2,4</text:p>
          </table:table-cell>
          <table:table-cell office:value-type="float" office:value="147" table:style-name="ce36">
            <text:p>147</text:p>
          </table:table-cell>
          <table:table-cell office:value-type="float" office:value="0.83684390299442102" table:style-name="ce32">
            <text:p>0,8</text:p>
          </table:table-cell>
          <table:table-cell office:value-type="float" office:value="208.16326530612247" table:style-name="ce37">
            <text:p>20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5" table:style-name="ce36">
            <text:p>445</text:p>
          </table:table-cell>
          <table:table-cell office:value-type="float" office:value="2.3543727845087563" table:style-name="ce32">
            <text:p>2,4</text:p>
          </table:table-cell>
          <table:table-cell office:value-type="float" office:value="212" table:style-name="ce36">
            <text:p>212</text:p>
          </table:table-cell>
          <table:table-cell office:value-type="float" office:value="1.2068769213252875" table:style-name="ce32">
            <text:p>1,2</text:p>
          </table:table-cell>
          <table:table-cell office:value-type="float" office:value="109.90566037735849" table:style-name="ce37">
            <text:p>10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00" table:style-name="ce36">
            <text:p>400</text:p>
          </table:table-cell>
          <table:table-cell office:value-type="float" office:value="2.1162901433786572" table:style-name="ce32">
            <text:p>2,1</text:p>
          </table:table-cell>
          <table:table-cell office:value-type="float" office:value="342" table:style-name="ce36">
            <text:p>342</text:p>
          </table:table-cell>
          <table:table-cell office:value-type="float" office:value="1.9469429579870203" table:style-name="ce32">
            <text:p>1,9</text:p>
          </table:table-cell>
          <table:table-cell office:value-type="float" office:value="16.95906432748537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363" table:style-name="ce36">
            <text:p>363</text:p>
          </table:table-cell>
          <table:table-cell office:value-type="float" office:value="1.9205333051161315" table:style-name="ce32">
            <text:p>1,9</text:p>
          </table:table-cell>
          <table:table-cell office:value-type="float" office:value="104" table:style-name="ce36">
            <text:p>104</text:p>
          </table:table-cell>
          <table:table-cell office:value-type="float" office:value="0.5920528293293863" table:style-name="ce32">
            <text:p>0,6</text:p>
          </table:table-cell>
          <table:table-cell office:value-type="float" office:value="249.03846153846155" table:style-name="ce37">
            <text:p>24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60" table:style-name="ce36">
            <text:p>360</text:p>
          </table:table-cell>
          <table:table-cell office:value-type="float" office:value="1.9046611290407915" table:style-name="ce32">
            <text:p>1,9</text:p>
          </table:table-cell>
          <table:table-cell office:value-type="float" office:value="238" table:style-name="ce36">
            <text:p>238</text:p>
          </table:table-cell>
          <table:table-cell office:value-type="float" office:value="1.354890128657634" table:style-name="ce32">
            <text:p>1,4</text:p>
          </table:table-cell>
          <table:table-cell office:value-type="float" office:value="51.260504201680675" table:style-name="ce37">
            <text:p>5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56" table:style-name="ce36">
            <text:p>356</text:p>
          </table:table-cell>
          <table:table-cell office:value-type="float" office:value="1.8834982276070049" table:style-name="ce32">
            <text:p>1,9</text:p>
          </table:table-cell>
          <table:table-cell office:value-type="float" office:value="358" table:style-name="ce36">
            <text:p>358</text:p>
          </table:table-cell>
          <table:table-cell office:value-type="float" office:value="2.0380280086530798" table:style-name="ce32">
            <text:p>2,0</text:p>
          </table:table-cell>
          <table:table-cell office:value-type="float" office:value="-0.55865921787709283" table:style-name="ce37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39" table:style-name="ce36">
            <text:p>339</text:p>
          </table:table-cell>
          <table:table-cell office:value-type="float" office:value="1.7935558965134122" table:style-name="ce32">
            <text:p>1,8</text:p>
          </table:table-cell>
          <table:table-cell office:value-type="float" office:value="177" table:style-name="ce36">
            <text:p>177</text:p>
          </table:table-cell>
          <table:table-cell office:value-type="float" office:value="1.0076283729932825" table:style-name="ce32">
            <text:p>1,0</text:p>
          </table:table-cell>
          <table:table-cell office:value-type="float" office:value="91.525423728813564" table:style-name="ce37">
            <text:p>9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324" table:style-name="ce36">
            <text:p>324</text:p>
          </table:table-cell>
          <table:table-cell office:value-type="float" office:value="1.7141950161367123" table:style-name="ce32">
            <text:p>1,7</text:p>
          </table:table-cell>
          <table:table-cell office:value-type="float" office:value="220" table:style-name="ce36">
            <text:p>220</text:p>
          </table:table-cell>
          <table:table-cell office:value-type="float" office:value="1.2524194466583172" table:style-name="ce32">
            <text:p>1,3</text:p>
          </table:table-cell>
          <table:table-cell office:value-type="float" office:value="47.272727272727252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8" table:style-name="ce36">
            <text:p>308</text:p>
          </table:table-cell>
          <table:table-cell office:value-type="float" office:value="1.629543410401566" table:style-name="ce32">
            <text:p>1,6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15.78947368421052" table:style-name="ce37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279" table:style-name="ce36">
            <text:p>279</text:p>
          </table:table-cell>
          <table:table-cell office:value-type="float" office:value="1.4761123750066134" table:style-name="ce32">
            <text:p>1,5</text:p>
          </table:table-cell>
          <table:table-cell office:value-type="float" office:value="306" table:style-name="ce36">
            <text:p>306</text:p>
          </table:table-cell>
          <table:table-cell office:value-type="float" office:value="1.7420015939883866" table:style-name="ce32">
            <text:p>1,7</text:p>
          </table:table-cell>
          <table:table-cell office:value-type="float" office:value="-8.8235294117647101" table:style-name="ce37">
            <text:p>-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60" table:style-name="ce36">
            <text:p>260</text:p>
          </table:table-cell>
          <table:table-cell office:value-type="float" office:value="1.3755885931961274" table:style-name="ce32">
            <text:p>1,4</text:p>
          </table:table-cell>
          <table:table-cell office:value-type="float" office:value="156" table:style-name="ce36">
            <text:p>156</text:p>
          </table:table-cell>
          <table:table-cell office:value-type="float" office:value="0.88807924399407945" table:style-name="ce32">
            <text:p>0,9</text:p>
          </table:table-cell>
          <table:table-cell office:value-type="float" office:value="66.666666666666657" table:style-name="ce37">
            <text:p>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 3008</text:p>
          </table:table-cell>
          <table:table-cell office:value-type="float" office:value="235" table:style-name="ce36">
            <text:p>235</text:p>
          </table:table-cell>
          <table:table-cell office:value-type="float" office:value="1.2433204592349612" table:style-name="ce32">
            <text:p>1,2</text:p>
          </table:table-cell>
          <table:table-cell office:value-type="float" office:value="88" table:style-name="ce36">
            <text:p>88</text:p>
          </table:table-cell>
          <table:table-cell office:value-type="float" office:value="0.50096777866332687" table:style-name="ce32">
            <text:p>0,5</text:p>
          </table:table-cell>
          <table:table-cell office:value-type="float" office:value="167.04545454545456" table:style-name="ce37">
            <text:p>16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odiaq</text:p>
          </table:table-cell>
          <table:table-cell office:value-type="float" office:value="227" table:style-name="ce36">
            <text:p>227</text:p>
          </table:table-cell>
          <table:table-cell office:value-type="float" office:value="1.2009946563673881" table:style-name="ce32">
            <text:p>1,2</text:p>
          </table:table-cell>
          <table:table-cell office:value-type="float" office:value="169" table:style-name="ce36">
            <text:p>169</text:p>
          </table:table-cell>
          <table:table-cell office:value-type="float" office:value="0.96208584766025274" table:style-name="ce32">
            <text:p>1,0</text:p>
          </table:table-cell>
          <table:table-cell office:value-type="float" office:value="34.319526627218949" table:style-name="ce37">
            <text:p>3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24" table:style-name="ce36">
            <text:p>224</text:p>
          </table:table-cell>
          <table:table-cell office:value-type="float" office:value="1.1851224802920481" table:style-name="ce32">
            <text:p>1,2</text:p>
          </table:table-cell>
          <table:table-cell office:value-type="float" office:value="85" table:style-name="ce36">
            <text:p>85</text:p>
          </table:table-cell>
          <table:table-cell office:value-type="float" office:value="0.48388933166344072" table:style-name="ce32">
            <text:p>0,5</text:p>
          </table:table-cell>
          <table:table-cell office:value-type="float" office:value="163.52941176470591" table:style-name="ce37">
            <text:p>16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223" table:style-name="ce36">
            <text:p>223</text:p>
          </table:table-cell>
          <table:table-cell office:value-type="float" office:value="1.1798317549336015" table:style-name="ce32">
            <text:p>1,2</text:p>
          </table:table-cell>
          <table:table-cell office:value-type="float" office:value="128" table:style-name="ce36">
            <text:p>128</text:p>
          </table:table-cell>
          <table:table-cell office:value-type="float" office:value="0.72868040532847544" table:style-name="ce32">
            <text:p>0,7</text:p>
          </table:table-cell>
          <table:table-cell office:value-type="float" office:value="74.21875" table:style-name="ce37">
            <text:p>7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Roc</text:p>
          </table:table-cell>
          <table:table-cell office:value-type="float" office:value="214" table:style-name="ce36">
            <text:p>214</text:p>
          </table:table-cell>
          <table:table-cell office:value-type="float" office:value="1.1322152267075816" table:style-name="ce32">
            <text:p>1,1</text:p>
          </table:table-cell>
          <table:table-cell office:value-type="float" office:value="245" table:style-name="ce36">
            <text:p>245</text:p>
          </table:table-cell>
          <table:table-cell office:value-type="float" office:value="1.394739838324035" table:style-name="ce32">
            <text:p>1,4</text:p>
          </table:table-cell>
          <table:table-cell office:value-type="float" office:value="-12.653061224489804" table:style-name="ce37">
            <text:p>-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11" table:style-name="ce36">
            <text:p>211</text:p>
          </table:table-cell>
          <table:table-cell office:value-type="float" office:value="1.1163430506322418" table:style-name="ce32">
            <text:p>1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09" table:style-name="ce36">
            <text:p>209</text:p>
          </table:table-cell>
          <table:table-cell office:value-type="float" office:value="1.1057615999153485" table:style-name="ce32">
            <text:p>1,1</text:p>
          </table:table-cell>
          <table:table-cell office:value-type="float" office:value="148" table:style-name="ce36">
            <text:p>148</text:p>
          </table:table-cell>
          <table:table-cell office:value-type="float" office:value="0.84253671866104973" table:style-name="ce32">
            <text:p>0,8</text:p>
          </table:table-cell>
          <table:table-cell office:value-type="float" office:value="41.216216216216225" table:style-name="ce37">
            <text:p>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498" table:style-name="ce36">
            <text:p>12 498</text:p>
          </table:table-cell>
          <table:table-cell office:value-type="float" office:value="66.123485529866144" table:style-name="ce32">
            <text:p>66,1</text:p>
          </table:table-cell>
          <table:table-cell office:value-type="float" office:value="13329" table:style-name="ce36">
            <text:p>13 329</text:p>
          </table:table-cell>
          <table:table-cell office:value-type="float" office:value="75.879540020494133" table:style-name="ce32">
            <text:p>75,9</text:p>
          </table:table-cell>
          <table:table-cell office:value-type="float" office:value="-6.2345262210218237" table:style-name="ce37">
            <text:p>-6,2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585" table:style-name="ce36">
            <text:p>585</text:p>
          </table:table-cell>
          <table:table-cell office:value-type="float" office:value="19.945448346403001" table:style-name="ce32">
            <text:p>19,9</text:p>
          </table:table-cell>
          <table:table-cell office:value-type="float" office:value="434" table:style-name="ce36">
            <text:p>434</text:p>
          </table:table-cell>
          <table:table-cell office:value-type="float" office:value="13.068352905751279" table:style-name="ce32">
            <text:p>13,1</text:p>
          </table:table-cell>
          <table:table-cell office:value-type="float" office:value="34.792626728110605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91" table:style-name="ce36">
            <text:p>291</text:p>
          </table:table-cell>
          <table:table-cell office:value-type="float" office:value="9.9215819979543127" table:style-name="ce32">
            <text:p>9,9</text:p>
          </table:table-cell>
          <table:table-cell office:value-type="float" office:value="243" table:style-name="ce36">
            <text:p>243</text:p>
          </table:table-cell>
          <table:table-cell office:value-type="float" office:value="7.3170731707317067" table:style-name="ce32">
            <text:p>7,3</text:p>
          </table:table-cell>
          <table:table-cell office:value-type="float" office:value="19.753086419753075" table:style-name="ce37">
            <text:p>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6" table:style-name="ce36">
            <text:p>256</text:p>
          </table:table-cell>
          <table:table-cell office:value-type="float" office:value="8.7282645755199457" table:style-name="ce32">
            <text:p>8,7</text:p>
          </table:table-cell>
          <table:table-cell office:value-type="float" office:value="52" table:style-name="ce36">
            <text:p>52</text:p>
          </table:table-cell>
          <table:table-cell office:value-type="float" office:value="1.5657934357121348" table:style-name="ce32">
            <text:p>1,6</text:p>
          </table:table-cell>
          <table:table-cell office:value-type="float" office:value="392.30769230769226" table:style-name="ce37">
            <text:p>39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45" table:style-name="ce36">
            <text:p>245</text:p>
          </table:table-cell>
          <table:table-cell office:value-type="float" office:value="8.3532219570405726" table:style-name="ce32">
            <text:p>8,4</text:p>
          </table:table-cell>
          <table:table-cell office:value-type="float" office:value="366" table:style-name="ce36">
            <text:p>366</text:p>
          </table:table-cell>
          <table:table-cell office:value-type="float" office:value="11.020776874435411" table:style-name="ce32">
            <text:p>11,0</text:p>
          </table:table-cell>
          <table:table-cell office:value-type="float" office:value="-33.060109289617486" table:style-name="ce37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9" table:style-name="ce36">
            <text:p>239</text:p>
          </table:table-cell>
          <table:table-cell office:value-type="float" office:value="8.1486532560518246" table:style-name="ce32">
            <text:p>8,1</text:p>
          </table:table-cell>
          <table:table-cell office:value-type="float" office:value="335" table:style-name="ce36">
            <text:p>335</text:p>
          </table:table-cell>
          <table:table-cell office:value-type="float" office:value="10.087323095453176" table:style-name="ce32">
            <text:p>10,1</text:p>
          </table:table-cell>
          <table:table-cell office:value-type="float" office:value="-28.656716417910445" table:style-name="ce37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61" table:style-name="ce36">
            <text:p>161</text:p>
          </table:table-cell>
          <table:table-cell office:value-type="float" office:value="5.4892601431980914" table:style-name="ce32">
            <text:p>5,5</text:p>
          </table:table-cell>
          <table:table-cell office:value-type="float" office:value="8" table:style-name="ce36">
            <text:p>8</text:p>
          </table:table-cell>
          <table:table-cell office:value-type="float" office:value="0.24089129780186691" table:style-name="ce32">
            <text:p>0,2</text:p>
          </table:table-cell>
          <table:table-cell office:value-type="float" office:value="1912.5" table:style-name="ce37">
            <text:p>1 9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4" table:style-name="ce36">
            <text:p>134</text:p>
          </table:table-cell>
          <table:table-cell office:value-type="float" office:value="4.5687009887487218" table:style-name="ce32">
            <text:p>4,6</text:p>
          </table:table-cell>
          <table:table-cell office:value-type="float" office:value="170" table:style-name="ce36">
            <text:p>170</text:p>
          </table:table-cell>
          <table:table-cell office:value-type="float" office:value="5.1189400782896719" table:style-name="ce32">
            <text:p>5,1</text:p>
          </table:table-cell>
          <table:table-cell office:value-type="float" office:value="-21.17647058823529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31" table:style-name="ce36">
            <text:p>131</text:p>
          </table:table-cell>
          <table:table-cell office:value-type="float" office:value="4.4664166382543478" table:style-name="ce32">
            <text:p>4,5</text:p>
          </table:table-cell>
          <table:table-cell office:value-type="float" office:value="211" table:style-name="ce36">
            <text:p>211</text:p>
          </table:table-cell>
          <table:table-cell office:value-type="float" office:value="6.35350797952424" table:style-name="ce32">
            <text:p>6,4</text:p>
          </table:table-cell>
          <table:table-cell office:value-type="float" office:value="-37.914691943127956" table:style-name="ce37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36" table:style-name="ce36">
            <text:p>536</text:p>
          </table:table-cell>
          <table:table-cell office:value-type="float" office:value="18.274803954994887" table:style-name="ce32">
            <text:p>18,3</text:p>
          </table:table-cell>
          <table:table-cell office:value-type="float" office:value="997" table:style-name="ce36">
            <text:p>997</text:p>
          </table:table-cell>
          <table:table-cell office:value-type="float" office:value="30.021077988557664" table:style-name="ce32">
            <text:p>30,0</text:p>
          </table:table-cell>
          <table:table-cell office:value-type="float" office:value="-46.238716148445342" table:style-name="ce37">
            <text:p>-46,2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27" table:style-name="ce36">
            <text:p>227</text:p>
          </table:table-cell>
          <table:table-cell office:value-type="float" office:value="7.7395158540743267" table:style-name="ce32">
            <text:p>7,7</text:p>
          </table:table-cell>
          <table:table-cell office:value-type="float" office:value="102" table:style-name="ce36">
            <text:p>102</text:p>
          </table:table-cell>
          <table:table-cell office:value-type="float" office:value="3.0713640469738031" table:style-name="ce32">
            <text:p>3,1</text:p>
          </table:table-cell>
          <table:table-cell office:value-type="float" office:value="122.54901960784312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06" table:style-name="ce36">
            <text:p>206</text:p>
          </table:table-cell>
          <table:table-cell office:value-type="float" office:value="7.0235254006137069" table:style-name="ce32">
            <text:p>7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01" table:style-name="ce36">
            <text:p>201</text:p>
          </table:table-cell>
          <table:table-cell office:value-type="float" office:value="6.8530514831230827" table:style-name="ce32">
            <text:p>6,9</text:p>
          </table:table-cell>
          <table:table-cell office:value-type="float" office:value="270" table:style-name="ce36">
            <text:p>270</text:p>
          </table:table-cell>
          <table:table-cell office:value-type="float" office:value="8.1300813008130071" table:style-name="ce32">
            <text:p>8,1</text:p>
          </table:table-cell>
          <table:table-cell office:value-type="float" office:value="-25.555555555555557" table:style-name="ce37">
            <text:p>-2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64" table:style-name="ce36">
            <text:p>164</text:p>
          </table:table-cell>
          <table:table-cell office:value-type="float" office:value="5.5915444936924654" table:style-name="ce32">
            <text:p>5,6</text:p>
          </table:table-cell>
          <table:table-cell office:value-type="float" office:value="131" table:style-name="ce36">
            <text:p>131</text:p>
          </table:table-cell>
          <table:table-cell office:value-type="float" office:value="3.9445950015055704" table:style-name="ce32">
            <text:p>3,9</text:p>
          </table:table-cell>
          <table:table-cell office:value-type="float" office:value="25.190839694656489" table:style-name="ce37">
            <text:p>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54" table:style-name="ce36">
            <text:p>154</text:p>
          </table:table-cell>
          <table:table-cell office:value-type="float" office:value="5.2505966587112178" table:style-name="ce32">
            <text:p>5,3</text:p>
          </table:table-cell>
          <table:table-cell office:value-type="float" office:value="178" table:style-name="ce36">
            <text:p>178</text:p>
          </table:table-cell>
          <table:table-cell office:value-type="float" office:value="5.3598313760915381" table:style-name="ce32">
            <text:p>5,4</text:p>
          </table:table-cell>
          <table:table-cell office:value-type="float" office:value="-13.483146067415731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9" table:style-name="ce36">
            <text:p>139</text:p>
          </table:table-cell>
          <table:table-cell office:value-type="float" office:value="4.739174906239346" table:style-name="ce32">
            <text:p>4,7</text:p>
          </table:table-cell>
          <table:table-cell office:value-type="float" office:value="112" table:style-name="ce36">
            <text:p>112</text:p>
          </table:table-cell>
          <table:table-cell office:value-type="float" office:value="3.3724781692261367" table:style-name="ce32">
            <text:p>3,4</text:p>
          </table:table-cell>
          <table:table-cell office:value-type="float" office:value="24.107142857142847" table:style-name="ce37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14" table:style-name="ce36">
            <text:p>114</text:p>
          </table:table-cell>
          <table:table-cell office:value-type="float" office:value="3.8868053187862261" table:style-name="ce32">
            <text:p>3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6</text:p>
          </table:table-cell>
          <table:table-cell office:value-type="float" office:value="106" table:style-name="ce36">
            <text:p>106</text:p>
          </table:table-cell>
          <table:table-cell office:value-type="float" office:value="3.6140470508012275" table:style-name="ce32">
            <text:p>3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7" table:style-name="ce36">
            <text:p>1 267</text:p>
          </table:table-cell>
          <table:table-cell office:value-type="float" office:value="43.198090692124104" table:style-name="ce32">
            <text:p>43,2</text:p>
          </table:table-cell>
          <table:table-cell office:value-type="float" office:value="2023" table:style-name="ce36">
            <text:p>2 023</text:p>
          </table:table-cell>
          <table:table-cell office:value-type="float" office:value="60.915386931647092" table:style-name="ce32">
            <text:p>60,9</text:p>
          </table:table-cell>
          <table:table-cell office:value-type="float" office:value="-37.370242214532873" table:style-name="ce37">
            <text:p>-3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933" table:style-name="ce34">
            <text:p>2 933</text:p>
          </table:table-cell>
          <table:table-cell office:value-type="float" office:value="100" table:style-name="ce38">
            <text:p>100,0</text:p>
          </table:table-cell>
          <table:table-cell office:value-type="float" office:value="3321" table:style-name="ce34">
            <text:p>3 321</text:p>
          </table:table-cell>
          <table:table-cell office:value-type="float" office:value="100" table:style-name="ce38">
            <text:p>100,0</text:p>
          </table:table-cell>
          <table:table-cell office:value-type="float" office:value="-11.683227943390548" table:style-name="ce39">
            <text:p>-11,7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54014" table:style-name="ce61">
            <text:p>154 014</text:p>
          </table:table-cell>
          <table:table-cell office:value-type="float" office:value="68.001253935104444" table:style-name="ce20">
            <text:p>68,0</text:p>
          </table:table-cell>
          <table:table-cell office:value-type="float" office:value="144256" table:style-name="ce24">
            <text:p>144 256</text:p>
          </table:table-cell>
          <table:table-cell office:value-type="float" office:value="68.184224457384857" table:style-name="ce25">
            <text:p>68,2</text:p>
          </table:table-cell>
          <table:table-cell office:value-type="float" office:value="6.7643633540372718" table:style-name="ce20">
            <text:p>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6925" table:style-name="ce61">
            <text:p>26 925</text:p>
          </table:table-cell>
          <table:table-cell office:value-type="float" office:value="11.888099537721812" table:style-name="ce20">
            <text:p>11,9</text:p>
          </table:table-cell>
          <table:table-cell office:value-type="float" office:value="27138" table:style-name="ce31">
            <text:p>27 138</text:p>
          </table:table-cell>
          <table:table-cell office:value-type="float" office:value="12.827081600242003" table:style-name="ce20">
            <text:p>12,8</text:p>
          </table:table-cell>
          <table:table-cell office:value-type="float" office:value="-0.78487729383152782" table:style-name="ce20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7558" table:style-name="ce61">
            <text:p>7 558</text:p>
          </table:table-cell>
          <table:table-cell office:value-type="float" office:value="3.3370568730214094" table:style-name="ce20">
            <text:p>3,3</text:p>
          </table:table-cell>
          <table:table-cell office:value-type="float" office:value="7342" table:style-name="ce31">
            <text:p>7 342</text:p>
          </table:table-cell>
          <table:table-cell office:value-type="float" office:value="3.4702790592150041" table:style-name="ce20">
            <text:p>3,5</text:p>
          </table:table-cell>
          <table:table-cell office:value-type="float" office:value="2.9419776627621843" table:style-name="ce20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76" table:style-name="ce61">
            <text:p>76</text:p>
          </table:table-cell>
          <table:table-cell office:value-type="float" office:value="3.3556009837209202E-2" table:style-name="ce20">
            <text:p>0,0</text:p>
          </table:table-cell>
          <table:table-cell office:value-type="float" office:value="67" table:style-name="ce31">
            <text:p>67</text:p>
          </table:table-cell>
          <table:table-cell office:value-type="float" office:value="3.1668305225743022E-2" table:style-name="ce20">
            <text:p>0,0</text:p>
          </table:table-cell>
          <table:table-cell office:value-type="float" office:value="13.432835820895519" table:style-name="ce20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97" table:style-name="ce61">
            <text:p>197</text:p>
          </table:table-cell>
          <table:table-cell office:value-type="float" office:value="8.6980709709608056E-2" table:style-name="ce20">
            <text:p>0,1</text:p>
          </table:table-cell>
          <table:table-cell office:value-type="float" office:value="276" table:style-name="ce31">
            <text:p>276</text:p>
          </table:table-cell>
          <table:table-cell office:value-type="float" office:value="0.13045451107918021" table:style-name="ce20">
            <text:p>0,1</text:p>
          </table:table-cell>
          <table:table-cell office:value-type="float" office:value="-28.623188405797094" table:style-name="ce20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49" table:style-name="ce36">
            <text:p>249</text:p>
          </table:table-cell>
          <table:table-cell office:value-type="float" office:value="0.10994008486138278" table:style-name="ce20">
            <text:p>0,1</text:p>
          </table:table-cell>
          <table:table-cell office:value-type="float" office:value="117" table:style-name="ce31">
            <text:p>117</text:p>
          </table:table-cell>
          <table:table-cell office:value-type="float" office:value="5.5301368827043784E-2" table:style-name="ce20">
            <text:p>0,1</text:p>
          </table:table-cell>
          <table:table-cell office:value-type="float" office:value="112.82051282051285" table:style-name="ce20">
            <text:p>1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88" table:style-name="ce61">
            <text:p>488</text:p>
          </table:table-cell>
          <table:table-cell office:value-type="float" office:value="0.21546490527050119" table:style-name="ce20">
            <text:p>0,2</text:p>
          </table:table-cell>
          <table:table-cell office:value-type="float" office:value="488" table:style-name="ce31">
            <text:p>488</text:p>
          </table:table-cell>
          <table:table-cell office:value-type="float" office:value="0.23065870074869546" table:style-name="ce20">
            <text:p>0,2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753" table:style-name="ce61">
            <text:p>753</text:p>
          </table:table-cell>
          <table:table-cell office:value-type="float" office:value="0.33246941325550694" table:style-name="ce20">
            <text:p>0,3</text:p>
          </table:table-cell>
          <table:table-cell office:value-type="float" office:value="525" table:style-name="ce31">
            <text:p>525</text:p>
          </table:table-cell>
          <table:table-cell office:value-type="float" office:value="0.24814716781365803" table:style-name="ce20">
            <text:p>0,2</text:p>
          </table:table-cell>
          <table:table-cell office:value-type="float" office:value="43.428571428571416" table:style-name="ce20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691" table:style-name="ce61">
            <text:p>21 691</text:p>
          </table:table-cell>
          <table:table-cell office:value-type="float" office:value="9.577150123406641" table:style-name="ce20">
            <text:p>9,6</text:p>
          </table:table-cell>
          <table:table-cell office:value-type="float" office:value="17264" table:style-name="ce31">
            <text:p>17 264</text:p>
          </table:table-cell>
          <table:table-cell office:value-type="float" office:value="8.1600242002571282" table:style-name="ce20">
            <text:p>8,2</text:p>
          </table:table-cell>
          <table:table-cell office:value-type="float" office:value="25.642956441149224" table:style-name="ce20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17" table:style-name="ce61">
            <text:p>417</text:p>
          </table:table-cell>
          <table:table-cell office:value-type="float" office:value="0.18411652765942416" table:style-name="ce20">
            <text:p>0,2</text:p>
          </table:table-cell>
          <table:table-cell office:value-type="float" office:value="205" table:style-name="ce31">
            <text:p>205</text:p>
          </table:table-cell>
          <table:table-cell office:value-type="float" office:value="9.6895560765333136E-2" table:style-name="ce20">
            <text:p>0,1</text:p>
          </table:table-cell>
          <table:table-cell office:value-type="float" office:value="103.41463414634148" table:style-name="ce20">
            <text:p>10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549" table:style-name="ce61">
            <text:p>2 549</text:p>
          </table:table-cell>
          <table:table-cell office:value-type="float" office:value="1.1254509088821876" table:style-name="ce20">
            <text:p>1,1</text:p>
          </table:table-cell>
          <table:table-cell office:value-type="float" office:value="2020" table:style-name="ce31">
            <text:p>2 020</text:p>
          </table:table-cell>
          <table:table-cell office:value-type="float" office:value="0.95477576949255083" table:style-name="ce20">
            <text:p>1,0</text:p>
          </table:table-cell>
          <table:table-cell office:value-type="float" office:value="26.188118811881196" table:style-name="ce20">
            <text:p>2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430" table:style-name="ce61">
            <text:p>4 430</text:p>
          </table:table-cell>
          <table:table-cell office:value-type="float" office:value="1.9559621523531152" table:style-name="ce20">
            <text:p>2,0</text:p>
          </table:table-cell>
          <table:table-cell office:value-type="float" office:value="4390" table:style-name="ce31">
            <text:p>4 390</text:p>
          </table:table-cell>
          <table:table-cell office:value-type="float" office:value="2.0749829841942069" table:style-name="ce20">
            <text:p>2,1</text:p>
          </table:table-cell>
          <table:table-cell office:value-type="float" office:value="0.91116173120728661" table:style-name="ce20">
            <text:p>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521" table:style-name="ce61">
            <text:p>2 521</text:p>
          </table:table-cell>
          <table:table-cell office:value-type="float" office:value="1.1130881684158473" table:style-name="ce20">
            <text:p>1,1</text:p>
          </table:table-cell>
          <table:table-cell office:value-type="float" office:value="2567" table:style-name="ce31">
            <text:p>2 567</text:p>
          </table:table-cell>
          <table:table-cell office:value-type="float" office:value="1.2133214852907812" table:style-name="ce20">
            <text:p>1,2</text:p>
          </table:table-cell>
          <table:table-cell office:value-type="float" office:value="-1.7919750681729738" table:style-name="ce20">
            <text:p>-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73" table:style-name="ce61">
            <text:p>73</text:p>
          </table:table-cell>
          <table:table-cell office:value-type="float" office:value="3.2231430501529892E-2" table:style-name="ce20">
            <text:p>0,0</text:p>
          </table:table-cell>
          <table:table-cell office:value-type="float" office:value="105" table:style-name="ce31">
            <text:p>105</text:p>
          </table:table-cell>
          <table:table-cell office:value-type="float" office:value="4.9629433562731605E-2" table:style-name="ce20">
            <text:p>0,0</text:p>
          </table:table-cell>
          <table:table-cell office:value-type="float" office:value="-30.476190476190482" table:style-name="ce20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931" table:style-name="ce61">
            <text:p>1 931</text:p>
          </table:table-cell>
          <table:table-cell office:value-type="float" office:value="0.85258756573224959" table:style-name="ce20">
            <text:p>0,9</text:p>
          </table:table-cell>
          <table:table-cell office:value-type="float" office:value="1767" table:style-name="ce61">
            <text:p>1 767</text:p>
          </table:table-cell>
          <table:table-cell office:value-type="float" office:value="0.83519246766996902" table:style-name="ce20">
            <text:p>0,8</text:p>
          </table:table-cell>
          <table:table-cell office:value-type="float" office:value="9.281267685342371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88" table:style-name="ce36">
            <text:p>88</text:p>
          </table:table-cell>
          <table:table-cell office:value-type="float" office:value="3.8854327179926443E-2" table:style-name="ce20">
            <text:p>0,0</text:p>
          </table:table-cell>
          <table:table-cell office:value-type="float" office:value="98" table:style-name="ce36">
            <text:p>98</text:p>
          </table:table-cell>
          <table:table-cell office:value-type="float" office:value="4.63208046585495E-2" table:style-name="ce20">
            <text:p>0,0</text:p>
          </table:table-cell>
          <table:table-cell office:value-type="float" office:value="-10.204081632653057" table:style-name="ce20">
            <text:p>-1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927" table:style-name="ce61">
            <text:p>1 927</text:p>
          </table:table-cell>
          <table:table-cell office:value-type="float" office:value="0.85082145995134384" table:style-name="ce20">
            <text:p>0,9</text:p>
          </table:table-cell>
          <table:table-cell office:value-type="float" office:value="2536" table:style-name="ce31">
            <text:p>2 536</text:p>
          </table:table-cell>
          <table:table-cell office:value-type="float" office:value="1.1986689858579747" table:style-name="ce20">
            <text:p>1,2</text:p>
          </table:table-cell>
          <table:table-cell office:value-type="float" office:value="-24.014195583596219" table:style-name="ce20">
            <text:p>-2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600" table:style-name="ce61">
            <text:p>600</text:p>
          </table:table-cell>
          <table:table-cell office:value-type="float" office:value="0.26491586713586213" table:style-name="ce20">
            <text:p>0,3</text:p>
          </table:table-cell>
          <table:table-cell office:value-type="float" office:value="407" table:style-name="ce31">
            <text:p>407</text:p>
          </table:table-cell>
          <table:table-cell office:value-type="float" office:value="0.19237313771458822" table:style-name="ce20">
            <text:p>0,2</text:p>
          </table:table-cell>
          <table:table-cell office:value-type="float" office:value="47.420147420147401" table:style-name="ce20">
            <text:p>47,4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226487" table:style-name="ce64">
            <text:p>226 48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211568" table:style-name="ce66">
            <text:p>211 568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0516335173561231" table:style-name="ce65">
            <text:p>7,1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6863" table:style-name="ce61">
            <text:p>16 863</text:p>
          </table:table-cell>
          <table:table-cell office:value-type="float" office:value="92.516596258298122" table:style-name="ce20">
            <text:p>92,5</text:p>
          </table:table-cell>
          <table:table-cell office:value-type="float" office:value="17580" table:style-name="ce31">
            <text:p>17 580</text:p>
          </table:table-cell>
          <table:table-cell office:value-type="float" office:value="93.865128944417748" table:style-name="ce20">
            <text:p>93,9</text:p>
          </table:table-cell>
          <table:table-cell office:value-type="float" office:value="-4.0784982935153664" table:style-name="ce20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49" table:style-name="ce36">
            <text:p>149</text:p>
          </table:table-cell>
          <table:table-cell office:value-type="float" office:value="0.81746859055247711" table:style-name="ce20">
            <text:p>0,8</text:p>
          </table:table-cell>
          <table:table-cell office:value-type="float" office:value="152" table:style-name="ce31">
            <text:p>152</text:p>
          </table:table-cell>
          <table:table-cell office:value-type="float" office:value="0.81157563137380528" table:style-name="ce20">
            <text:p>0,8</text:p>
          </table:table-cell>
          <table:table-cell office:value-type="float" office:value="-1.973684210526315" table:style-name="ce20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632" table:style-name="ce36">
            <text:p>632</text:p>
          </table:table-cell>
          <table:table-cell office:value-type="float" office:value="3.4673835518735943" table:style-name="ce20">
            <text:p>3,5</text:p>
          </table:table-cell>
          <table:table-cell office:value-type="float" office:value="632" table:style-name="ce31">
            <text:p>632</text:p>
          </table:table-cell>
          <table:table-cell office:value-type="float" office:value="3.3744460462384538" table:style-name="ce20">
            <text:p>3,4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79" table:style-name="ce36">
            <text:p>379</text:p>
          </table:table-cell>
          <table:table-cell office:value-type="float" office:value="2.0793328578482471" table:style-name="ce20">
            <text:p>2,1</text:p>
          </table:table-cell>
          <table:table-cell office:value-type="float" office:value="353" table:style-name="ce31">
            <text:p>353</text:p>
          </table:table-cell>
          <table:table-cell office:value-type="float" office:value="1.8847776175983768" table:style-name="ce20">
            <text:p>1,9</text:p>
          </table:table-cell>
          <table:table-cell office:value-type="float" office:value="7.3654390934844258" table:style-name="ce20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04" table:style-name="ce36">
            <text:p>204</text:p>
          </table:table-cell>
          <table:table-cell office:value-type="float" office:value="1.1192187414275525" table:style-name="ce20">
            <text:p>1,1</text:p>
          </table:table-cell>
          <table:table-cell office:value-type="float" office:value="12" table:style-name="ce31">
            <text:p>12</text:p>
          </table:table-cell>
          <table:table-cell office:value-type="float" office:value="6.4071760371616215E-2" table:style-name="ce20">
            <text:p>0,1</text:p>
          </table:table-cell>
          <table:table-cell office:value-type="float" office:value="1600" table:style-name="ce20">
            <text:p>1 6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8227" table:style-name="ce64">
            <text:p>18 227</text:p>
          </table:table-cell>
          <table:table-cell office:value-type="float" office:value="100" table:style-name="ce65">
            <text:p>100,0</text:p>
          </table:table-cell>
          <table:table-cell office:value-type="float" office:value="18729" table:style-name="ce66">
            <text:p>18 729</text:p>
          </table:table-cell>
          <table:table-cell office:value-type="float" office:value="100" table:style-name="ce65">
            <text:p>100,0</text:p>
          </table:table-cell>
          <table:table-cell office:value-type="float" office:value="-2.680335308879279" table:style-name="ce65">
            <text:p>-2,7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Benzin<text:s/>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2783" table:style-name="ce61">
            <text:p>52 783</text:p>
          </table:table-cell>
          <table:table-cell office:value-type="float" office:value="34.271559728336385" table:style-name="ce20">
            <text:p>34,3</text:p>
          </table:table-cell>
          <table:table-cell office:value-type="float" office:value="48523" table:style-name="ce24">
            <text:p>48 523</text:p>
          </table:table-cell>
          <table:table-cell office:value-type="float" office:value="33.636729148181011" table:style-name="ce25">
            <text:p>33,6</text:p>
          </table:table-cell>
          <table:table-cell office:value-type="float" office:value="8.7793417554561728" table:style-name="ce20">
            <text:p>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9687" table:style-name="ce24">
            <text:p>29 687</text:p>
          </table:table-cell>
          <table:table-cell office:value-type="float" office:value="19.275520407235707" table:style-name="ce25">
            <text:p>19,3</text:p>
          </table:table-cell>
          <table:table-cell office:value-type="float" office:value="29036" table:style-name="ce24">
            <text:p>29 036</text:p>
          </table:table-cell>
          <table:table-cell office:value-type="float" office:value="20.128105590062113" table:style-name="ce25">
            <text:p>20,1</text:p>
          </table:table-cell>
          <table:table-cell office:value-type="float" office:value="2.2420443587270995" table:style-name="ce26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5111" table:style-name="ce24">
            <text:p>25 111</text:p>
          </table:table-cell>
          <table:table-cell office:value-type="float" office:value="16.304361941122234" table:style-name="ce25">
            <text:p>16,3</text:p>
          </table:table-cell>
          <table:table-cell office:value-type="float" office:value="26693" table:style-name="ce24">
            <text:p>26 693</text:p>
          </table:table-cell>
          <table:table-cell office:value-type="float" office:value="18.503909716060338" table:style-name="ce25">
            <text:p>18,5</text:p>
          </table:table-cell>
          <table:table-cell office:value-type="float" office:value="-5.9266474356572871" table:style-name="ce26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7.1422078512343038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6.9321206743566991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4" table:style-name="ce24">
            <text:p>4</text:p>
          </table:table-cell>
          <table:table-cell office:value-type="float" office:value="2.7728482697426796E-3" table:style-name="ce25">
            <text:p>0,0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7743" table:style-name="ce24">
            <text:p>37 743</text:p>
          </table:table-cell>
          <table:table-cell office:value-type="float" office:value="24.506213720830573" table:style-name="ce25">
            <text:p>24,5</text:p>
          </table:table-cell>
          <table:table-cell office:value-type="float" office:value="31299" table:style-name="ce24">
            <text:p>31 299</text:p>
          </table:table-cell>
          <table:table-cell office:value-type="float" office:value="21.696844498669034" table:style-name="ce25">
            <text:p>21,7</text:p>
          </table:table-cell>
          <table:table-cell office:value-type="float" office:value="20.588517205022526" table:style-name="ce26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2">1</text:span></text:p>
          </table:table-cell>
          <table:table-cell office:value-type="float" office:value="8935" table:style-name="ce24">
            <text:p>8 935</text:p>
          </table:table-cell>
          <table:table-cell office:value-type="float" office:value="23.673263916487823" table:style-name="ce25">
            <text:p>23,7</text:p>
          </table:table-cell>
          <table:table-cell office:value-type="float" office:value="9762" table:style-name="ce24">
            <text:p>9 762</text:p>
          </table:table-cell>
          <table:table-cell office:value-type="float" office:value="31.18949487204064" table:style-name="ce25">
            <text:p>31,2</text:p>
          </table:table-cell>
          <table:table-cell office:value-type="float" office:value="-8.4716246670764264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8677" table:style-name="ce24">
            <text:p>8 677</text:p>
          </table:table-cell>
          <table:table-cell office:value-type="float" office:value="5.6339034113781867" table:style-name="ce25">
            <text:p>5,6</text:p>
          </table:table-cell>
          <table:table-cell office:value-type="float" office:value="8691" table:style-name="ce24">
            <text:p>8 691</text:p>
          </table:table-cell>
          <table:table-cell office:value-type="float" office:value="6.0247060780834074" table:style-name="ce25">
            <text:p>6,0</text:p>
          </table:table-cell>
          <table:table-cell office:value-type="float" office:value="-0.16108618110688155" table:style-name="ce26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arunter Diesel/Elektro (hybrid) – Plug-In<text:span text:style-name="T2">1</text:span></text:p>
          </table:table-cell>
          <table:table-cell office:value-type="float" office:value="1166" table:style-name="ce24">
            <text:p>1 166</text:p>
          </table:table-cell>
          <table:table-cell office:value-type="float" office:value="13.437824132764781" table:style-name="ce25">
            <text:p>13,4</text:p>
          </table:table-cell>
          <table:table-cell office:value-type="float" office:value="350" table:style-name="ce24">
            <text:p>350</text:p>
          </table:table-cell>
          <table:table-cell office:value-type="float" office:value="4.0271545276723044" table:style-name="ce25">
            <text:p>4,0</text:p>
          </table:table-cell>
          <table:table-cell office:value-type="float" office:value="233.14285714285717" table:style-name="ce26">
            <text:p>23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9" table:style-name="ce24">
            <text:p>9</text:p>
          </table:table-cell>
          <table:table-cell office:value-type="float" office:value="6.2389086069210295E-3" table:style-name="ce25">
            <text:p>0,0</text:p>
          </table:table-cell>
          <table:table-cell office:value-type="float" office:value="-88.888888888888886" table:style-name="ce26">
            <text:p>-8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5" table:style-name="ce61">
            <text:p>265</text:p>
          </table:table-cell>
          <table:table-cell office:value-type="float" office:value="0.17206228005246277" table:style-name="ce20">
            <text:p>0,2</text:p>
          </table:table-cell>
          <table:table-cell office:value-type="float" office:value="392" table:style-name="ce24">
            <text:p>392</text:p>
          </table:table-cell>
          <table:table-cell office:value-type="float" office:value="0.27173913043478259" table:style-name="ce25">
            <text:p>0,3</text:p>
          </table:table-cell>
          <table:table-cell office:value-type="float" office:value="-32.397959183673464" table:style-name="ce20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9" table:style-name="ce24">
            <text:p>69</text:p>
          </table:table-cell>
          <table:table-cell office:value-type="float" office:value="4.4801121975924264E-2" table:style-name="ce25">
            <text:p>0,0</text:p>
          </table:table-cell>
          <table:table-cell office:value-type="float" office:value="345" table:style-name="ce24">
            <text:p>345</text:p>
          </table:table-cell>
          <table:table-cell office:value-type="float" office:value="0.23915816326530612" table:style-name="ce25">
            <text:p>0,2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2842" table:style-name="ce24">
            <text:p>12 842</text:p>
          </table:table-cell>
          <table:table-cell office:value-type="float" office:value="8.3382030205046291" table:style-name="ce25">
            <text:p>8,3</text:p>
          </table:table-cell>
          <table:table-cell office:value-type="float" office:value="11326" table:style-name="ce24">
            <text:p>11 326</text:p>
          </table:table-cell>
          <table:table-cell office:value-type="float" office:value="7.8513198757763973" table:style-name="ce25">
            <text:p>7,9</text:p>
          </table:table-cell>
          <table:table-cell office:value-type="float" office:value="13.385131555712519" table:style-name="ce26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34263" table:style-name="ce24">
            <text:p>34 263</text:p>
          </table:table-cell>
          <table:table-cell office:value-type="float" office:value="22.246678873349175" table:style-name="ce25">
            <text:p>22,2</text:p>
          </table:table-cell>
          <table:table-cell office:value-type="float" office:value="31979" table:style-name="ce24">
            <text:p>31 979</text:p>
          </table:table-cell>
          <table:table-cell office:value-type="float" office:value="22.168228704525287" table:style-name="ce25">
            <text:p>22,2</text:p>
          </table:table-cell>
          <table:table-cell office:value-type="float" office:value="7.1421870602582942" table:style-name="ce26">
            <text:p>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9868" table:style-name="ce24">
            <text:p>29 868</text:p>
          </table:table-cell>
          <table:table-cell office:value-type="float" office:value="19.393042190969652" table:style-name="ce25">
            <text:p>19,4</text:p>
          </table:table-cell>
          <table:table-cell office:value-type="float" office:value="27027" table:style-name="ce24">
            <text:p>27 027</text:p>
          </table:table-cell>
          <table:table-cell office:value-type="float" office:value="18.735442546583851" table:style-name="ce25">
            <text:p>18,7</text:p>
          </table:table-cell>
          <table:table-cell office:value-type="float" office:value="10.511710511710518" table:style-name="ce26">
            <text:p>1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5016" table:style-name="ce24">
            <text:p>15 016</text:p>
          </table:table-cell>
          <table:table-cell office:value-type="float" office:value="9.7497630085576628" table:style-name="ce25">
            <text:p>9,7</text:p>
          </table:table-cell>
          <table:table-cell office:value-type="float" office:value="12845" table:style-name="ce24">
            <text:p>12 845</text:p>
          </table:table-cell>
          <table:table-cell office:value-type="float" office:value="8.9043090062111805" table:style-name="ce25">
            <text:p>8,9</text:p>
          </table:table-cell>
          <table:table-cell office:value-type="float" office:value="16.901518100428191" table:style-name="ce26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1658" table:style-name="ce24">
            <text:p>31 658</text:p>
          </table:table-cell>
          <table:table-cell office:value-type="float" office:value="20.555274195852324" table:style-name="ce25">
            <text:p>20,6</text:p>
          </table:table-cell>
          <table:table-cell office:value-type="float" office:value="30039" table:style-name="ce24">
            <text:p>30 039</text:p>
          </table:table-cell>
          <table:table-cell office:value-type="float" office:value="20.82339729370009" table:style-name="ce25">
            <text:p>20,8</text:p>
          </table:table-cell>
          <table:table-cell office:value-type="float" office:value="5.3896601085255895" table:style-name="ce26">
            <text:p>5,4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0033" table:style-name="ce24">
            <text:p>30 033</text:p>
          </table:table-cell>
          <table:table-cell office:value-type="float" office:value="19.500175308738168" table:style-name="ce25">
            <text:p>19,5</text:p>
          </table:table-cell>
          <table:table-cell office:value-type="float" office:value="30303" table:style-name="ce24">
            <text:p>30 303</text:p>
          </table:table-cell>
          <table:table-cell office:value-type="float" office:value="21.006405279503106" table:style-name="ce25">
            <text:p>21,0</text:p>
          </table:table-cell>
          <table:table-cell office:value-type="float" office:value="-0.89100089100088553" table:style-name="ce26">
            <text:p>-0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100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24" table:style-name="ce61">
            <text:p>224</text:p>
          </table:table-cell>
          <table:table-cell office:value-type="float" office:value="0.145441323516044" table:style-name="ce20">
            <text:p>0,1</text:p>
          </table:table-cell>
          <table:table-cell office:value-type="float" office:value="221" table:style-name="ce24">
            <text:p>221</text:p>
          </table:table-cell>
          <table:table-cell office:value-type="float" office:value="0.15319986690328305" table:style-name="ce25">
            <text:p>0,2</text:p>
          </table:table-cell>
          <table:table-cell office:value-type="float" office:value="1.3574660633484115" table:style-name="ce20">
            <text:p>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5" table:style-name="ce31">
            <text:p>485</text:p>
          </table:table-cell>
          <table:table-cell office:value-type="float" office:value="0.31490643707714883" table:style-name="ce32">
            <text:p>0,3</text:p>
          </table:table-cell>
          <table:table-cell office:value-type="float" office:value="434" table:style-name="ce31">
            <text:p>434</text:p>
          </table:table-cell>
          <table:table-cell office:value-type="float" office:value="0.30085403726708076" table:style-name="ce32">
            <text:p>0,3</text:p>
          </table:table-cell>
          <table:table-cell office:value-type="float" office:value="11.751152073732726" table:style-name="ce33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6662" table:style-name="ce31">
            <text:p>16 662</text:p>
          </table:table-cell>
          <table:table-cell office:value-type="float" office:value="10.818497019751451" table:style-name="ce32">
            <text:p>10,8</text:p>
          </table:table-cell>
          <table:table-cell office:value-type="float" office:value="17043" table:style-name="ce31">
            <text:p>17 043</text:p>
          </table:table-cell>
          <table:table-cell office:value-type="float" office:value="11.814413265306122" table:style-name="ce32">
            <text:p>11,8</text:p>
          </table:table-cell>
          <table:table-cell office:value-type="float" office:value="-2.2355219151557861" table:style-name="ce33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1066" table:style-name="ce31">
            <text:p>61 066</text:p>
          </table:table-cell>
          <table:table-cell office:value-type="float" office:value="39.649642240315814" table:style-name="ce32">
            <text:p>39,6</text:p>
          </table:table-cell>
          <table:table-cell office:value-type="float" office:value="58742" table:style-name="ce31">
            <text:p>58 742</text:p>
          </table:table-cell>
          <table:table-cell office:value-type="float" office:value="40.720663265306122" table:style-name="ce32">
            <text:p>40,7</text:p>
          </table:table-cell>
          <table:table-cell office:value-type="float" office:value="3.9562834088046088" table:style-name="ce33">
            <text:p>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030" table:style-name="ce31">
            <text:p>13 030</text:p>
          </table:table-cell>
          <table:table-cell office:value-type="float" office:value="8.460269845598452" table:style-name="ce32">
            <text:p>8,5</text:p>
          </table:table-cell>
          <table:table-cell office:value-type="float" office:value="13432" table:style-name="ce31">
            <text:p>13 432</text:p>
          </table:table-cell>
          <table:table-cell office:value-type="float" office:value="9.3112244897959187" table:style-name="ce32">
            <text:p>9,3</text:p>
          </table:table-cell>
          <table:table-cell office:value-type="float" office:value="-2.9928528886241708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4083" table:style-name="ce31">
            <text:p>14 083</text:p>
          </table:table-cell>
          <table:table-cell office:value-type="float" office:value="9.1439739244484262" table:style-name="ce32">
            <text:p>9,1</text:p>
          </table:table-cell>
          <table:table-cell office:value-type="float" office:value="14436" table:style-name="ce31">
            <text:p>14 436</text:p>
          </table:table-cell>
          <table:table-cell office:value-type="float" office:value="10.007209405501332" table:style-name="ce32">
            <text:p>10,0</text:p>
          </table:table-cell>
          <table:table-cell office:value-type="float" office:value="-2.4452756996397937" table:style-name="ce33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890" table:style-name="ce31">
            <text:p>3 890</text:p>
          </table:table-cell>
          <table:table-cell office:value-type="float" office:value="2.5257444128455853" table:style-name="ce32">
            <text:p>2,5</text:p>
          </table:table-cell>
          <table:table-cell office:value-type="float" office:value="3890" table:style-name="ce31">
            <text:p>3 890</text:p>
          </table:table-cell>
          <table:table-cell office:value-type="float" office:value="2.6965949423247562" table:style-name="ce32">
            <text:p>2,7</text:p>
          </table:table-cell>
          <table:table-cell office:value-type="float" office:value="0" table:style-name="ce33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150" table:style-name="ce31">
            <text:p>2 150</text:p>
          </table:table-cell>
          <table:table-cell office:value-type="float" office:value="1.3959769891048865" table:style-name="ce32">
            <text:p>1,4</text:p>
          </table:table-cell>
          <table:table-cell office:value-type="float" office:value="1240" table:style-name="ce31">
            <text:p>1 240</text:p>
          </table:table-cell>
          <table:table-cell office:value-type="float" office:value="0.85958296362023079" table:style-name="ce32">
            <text:p>0,9</text:p>
          </table:table-cell>
          <table:table-cell office:value-type="float" office:value="73.387096774193537" table:style-name="ce33">
            <text:p>7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910" table:style-name="ce31">
            <text:p>3 910</text:p>
          </table:table-cell>
          <table:table-cell office:value-type="float" office:value="2.538730245302375" table:style-name="ce32">
            <text:p>2,5</text:p>
          </table:table-cell>
          <table:table-cell office:value-type="float" office:value="3627" table:style-name="ce31">
            <text:p>3 627</text:p>
          </table:table-cell>
          <table:table-cell office:value-type="float" office:value="2.5142801685891749" table:style-name="ce32">
            <text:p>2,5</text:p>
          </table:table-cell>
          <table:table-cell office:value-type="float" office:value="7.8025916735594052" table:style-name="ce33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1441" table:style-name="ce31">
            <text:p>11 441</text:p>
          </table:table-cell>
          <table:table-cell office:value-type="float" office:value="7.4285454569065141" table:style-name="ce32">
            <text:p>7,4</text:p>
          </table:table-cell>
          <table:table-cell office:value-type="float" office:value="8356" table:style-name="ce31">
            <text:p>8 356</text:p>
          </table:table-cell>
          <table:table-cell office:value-type="float" office:value="5.7924800354924582" table:style-name="ce32">
            <text:p>5,8</text:p>
          </table:table-cell>
          <table:table-cell office:value-type="float" office:value="36.919578745811378" table:style-name="ce33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1" table:style-name="ce31">
            <text:p>51</text:p>
          </table:table-cell>
          <table:table-cell office:value-type="float" office:value="3.3113872764813583E-2" table:style-name="ce32">
            <text:p>0,0</text:p>
          </table:table-cell>
          <table:table-cell office:value-type="float" office:value="409" table:style-name="ce31">
            <text:p>409</text:p>
          </table:table-cell>
          <table:table-cell office:value-type="float" office:value="0.28352373558118898" table:style-name="ce32">
            <text:p>0,3</text:p>
          </table:table-cell>
          <table:table-cell office:value-type="float" office:value="-87.530562347188265" table:style-name="ce33">
            <text:p>-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544" table:style-name="ce31">
            <text:p>6 544</text:p>
          </table:table-cell>
          <table:table-cell office:value-type="float" office:value="4.2489643798615706" table:style-name="ce32">
            <text:p>4,2</text:p>
          </table:table-cell>
          <table:table-cell office:value-type="float" office:value="4005" table:style-name="ce31">
            <text:p>4 005</text:p>
          </table:table-cell>
          <table:table-cell office:value-type="float" office:value="2.7763143300798583" table:style-name="ce32">
            <text:p>2,8</text:p>
          </table:table-cell>
          <table:table-cell office:value-type="float" office:value="63.395755305867681" table:style-name="ce33">
            <text:p>6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6750" table:style-name="ce31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1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3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740" table:style-name="ce31">
            <text:p>2 740</text:p>
          </table:table-cell>
          <table:table-cell office:value-type="float" office:value="1.779059046580181" table:style-name="ce32">
            <text:p>1,8</text:p>
          </table:table-cell>
          <table:table-cell office:value-type="float" office:value="4901" table:style-name="ce31">
            <text:p>4 901</text:p>
          </table:table-cell>
          <table:table-cell office:value-type="float" office:value="3.3974323425022184" table:style-name="ce32">
            <text:p>3,4</text:p>
          </table:table-cell>
          <table:table-cell office:value-type="float" office:value="-44.093042236278308" table:style-name="ce33">
            <text:p>-4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934" table:style-name="ce31">
            <text:p>2 934</text:p>
          </table:table-cell>
          <table:table-cell office:value-type="float" office:value="1.9050216214110405" table:style-name="ce32">
            <text:p>1,9</text:p>
          </table:table-cell>
          <table:table-cell office:value-type="float" office:value="2105" table:style-name="ce31">
            <text:p>2 105</text:p>
          </table:table-cell>
          <table:table-cell office:value-type="float" office:value="1.4592114019520852" table:style-name="ce32">
            <text:p>1,5</text:p>
          </table:table-cell>
          <table:table-cell office:value-type="float" office:value="39.382422802850357" table:style-name="ce33">
            <text:p>3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535" table:style-name="ce31">
            <text:p>2 535</text:p>
          </table:table-cell>
          <table:table-cell office:value-type="float" office:value="1.6459542638980871" table:style-name="ce32">
            <text:p>1,6</text:p>
          </table:table-cell>
          <table:table-cell office:value-type="float" office:value="2191" table:style-name="ce31">
            <text:p>2 191</text:p>
          </table:table-cell>
          <table:table-cell office:value-type="float" office:value="1.5188276397515528" table:style-name="ce32">
            <text:p>1,5</text:p>
          </table:table-cell>
          <table:table-cell office:value-type="float" office:value="15.700593336376087" table:style-name="ce33">
            <text:p>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2985832456789642E-3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10" table:style-name="ce31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1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3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673" table:style-name="ce31">
            <text:p>2 673</text:p>
          </table:table-cell>
          <table:table-cell office:value-type="float" office:value="1.7355565078499355" table:style-name="ce32">
            <text:p>1,7</text:p>
          </table:table-cell>
          <table:table-cell office:value-type="float" office:value="1795" table:style-name="ce31">
            <text:p>1 795</text:p>
          </table:table-cell>
          <table:table-cell office:value-type="float" office:value="1.2443156610470276" table:style-name="ce32">
            <text:p>1,2</text:p>
          </table:table-cell>
          <table:table-cell office:value-type="float" office:value="48.913649025069645" table:style-name="ce33">
            <text:p>48,9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1134" table:style-name="ce31">
            <text:p>1 134</text:p>
          </table:table-cell>
          <table:table-cell office:value-type="float" office:value="0.73629670029997263" table:style-name="ce32">
            <text:p>0,7</text:p>
          </table:table-cell>
          <table:table-cell office:value-type="float" office:value="1279" table:style-name="ce31">
            <text:p>1 279</text:p>
          </table:table-cell>
          <table:table-cell office:value-type="float" office:value="0.8866182342502219" table:style-name="ce32">
            <text:p>0,9</text:p>
          </table:table-cell>
          <table:table-cell office:value-type="float" office:value="-11.336982017200938" table:style-name="ce33">
            <text:p>-11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7643633540372718" table:style-name="ce35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3481" table:style-name="ce61">
            <text:p>23 481</text:p>
          </table:table-cell>
          <table:table-cell office:value-type="float" office:value="15.246016595893879" table:style-name="ce20">
            <text:p>15,2</text:p>
          </table:table-cell>
          <table:table-cell office:value-type="float" office:value="20885" table:style-name="ce24">
            <text:p>20 885</text:p>
          </table:table-cell>
          <table:table-cell office:value-type="float" office:value="14.477734028393966" table:style-name="ce25">
            <text:p>14,5</text:p>
          </table:table-cell>
          <table:table-cell office:value-type="float" office:value="12.42997366531003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4213" table:style-name="ce36">
            <text:p>14 213</text:p>
          </table:table-cell>
          <table:table-cell office:value-type="float" office:value="9.228381835417558" table:style-name="ce32">
            <text:p>9,2</text:p>
          </table:table-cell>
          <table:table-cell office:value-type="float" office:value="14272" table:style-name="ce36">
            <text:p>14 272</text:p>
          </table:table-cell>
          <table:table-cell office:value-type="float" office:value="9.8935226264418823" table:style-name="ce32">
            <text:p>9,9</text:p>
          </table:table-cell>
          <table:table-cell office:value-type="float" office:value="-0.41339686098655193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11059" table:style-name="ce36">
            <text:p>11 059</text:p>
          </table:table-cell>
          <table:table-cell office:value-type="float" office:value="7.1805160569818325" table:style-name="ce32">
            <text:p>7,2</text:p>
          </table:table-cell>
          <table:table-cell office:value-type="float" office:value="9944" table:style-name="ce36">
            <text:p>9 944</text:p>
          </table:table-cell>
          <table:table-cell office:value-type="float" office:value="6.8933007985803023" table:style-name="ce32">
            <text:p>6,9</text:p>
          </table:table-cell>
          <table:table-cell office:value-type="float" office:value="11.212791633145613" table:style-name="ce37">
            <text:p>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9623" table:style-name="ce36">
            <text:p>9 623</text:p>
          </table:table-cell>
          <table:table-cell office:value-type="float" office:value="6.248133286584336" table:style-name="ce32">
            <text:p>6,2</text:p>
          </table:table-cell>
          <table:table-cell office:value-type="float" office:value="9973" table:style-name="ce36">
            <text:p>9 973</text:p>
          </table:table-cell>
          <table:table-cell office:value-type="float" office:value="6.9134039485359366" table:style-name="ce32">
            <text:p>6,9</text:p>
          </table:table-cell>
          <table:table-cell office:value-type="float" office:value="-3.5094755840770091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8517" table:style-name="ce36">
            <text:p>8 517</text:p>
          </table:table-cell>
          <table:table-cell office:value-type="float" office:value="5.5300167517238688" table:style-name="ce32">
            <text:p>5,5</text:p>
          </table:table-cell>
          <table:table-cell office:value-type="float" office:value="8199" table:style-name="ce36">
            <text:p>8 199</text:p>
          </table:table-cell>
          <table:table-cell office:value-type="float" office:value="5.6836457409050576" table:style-name="ce32">
            <text:p>5,7</text:p>
          </table:table-cell>
          <table:table-cell office:value-type="float" office:value="3.8785217709476854" table:style-name="ce37">
            <text:p>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7473" table:style-name="ce36">
            <text:p>7 473</text:p>
          </table:table-cell>
          <table:table-cell office:value-type="float" office:value="4.8521562974794499" table:style-name="ce32">
            <text:p>4,9</text:p>
          </table:table-cell>
          <table:table-cell office:value-type="float" office:value="7296" table:style-name="ce36">
            <text:p>7 296</text:p>
          </table:table-cell>
          <table:table-cell office:value-type="float" office:value="5.0576752440106478" table:style-name="ce32">
            <text:p>5,1</text:p>
          </table:table-cell>
          <table:table-cell office:value-type="float" office:value="2.4259868421052744" table:style-name="ce37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6750" table:style-name="ce36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6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7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6699" table:style-name="ce36">
            <text:p>6 699</text:p>
          </table:table-cell>
          <table:table-cell office:value-type="float" office:value="4.3496045814016906" table:style-name="ce32">
            <text:p>4,3</text:p>
          </table:table-cell>
          <table:table-cell office:value-type="float" office:value="6006" table:style-name="ce36">
            <text:p>6 006</text:p>
          </table:table-cell>
          <table:table-cell office:value-type="float" office:value="4.1634316770186333" table:style-name="ce32">
            <text:p>4,2</text:p>
          </table:table-cell>
          <table:table-cell office:value-type="float" office:value="11.538461538461533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5306" table:style-name="ce36">
            <text:p>5 306</text:p>
          </table:table-cell>
          <table:table-cell office:value-type="float" office:value="3.445141350786292" table:style-name="ce32">
            <text:p>3,4</text:p>
          </table:table-cell>
          <table:table-cell office:value-type="float" office:value="5289" table:style-name="ce36">
            <text:p>5 289</text:p>
          </table:table-cell>
          <table:table-cell office:value-type="float" office:value="3.6663986246672584" table:style-name="ce32">
            <text:p>3,7</text:p>
          </table:table-cell>
          <table:table-cell office:value-type="float" office:value="0.32142181886935361" table:style-name="ce37">
            <text:p>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3.0432298362486527" table:style-name="ce32">
            <text:p>3,0</text:p>
          </table:table-cell>
          <table:table-cell office:value-type="float" office:value="5261" table:style-name="ce36">
            <text:p>5 261</text:p>
          </table:table-cell>
          <table:table-cell office:value-type="float" office:value="3.6469886867790597" table:style-name="ce32">
            <text:p>3,6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4414" table:style-name="ce36">
            <text:p>4 414</text:p>
          </table:table-cell>
          <table:table-cell office:value-type="float" office:value="2.8659732232134738" table:style-name="ce32">
            <text:p>2,9</text:p>
          </table:table-cell>
          <table:table-cell office:value-type="float" office:value="5472" table:style-name="ce36">
            <text:p>5 472</text:p>
          </table:table-cell>
          <table:table-cell office:value-type="float" office:value="3.7932564330079859" table:style-name="ce32">
            <text:p>3,8</text:p>
          </table:table-cell>
          <table:table-cell office:value-type="float" office:value="-19.334795321637429" table:style-name="ce37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3855" table:style-name="ce36">
            <text:p>3 855</text:p>
          </table:table-cell>
          <table:table-cell office:value-type="float" office:value="2.6723325199645078" table:style-name="ce32">
            <text:p>2,7</text:p>
          </table:table-cell>
          <table:table-cell office:value-type="float" office:value="11.750972762645929" table:style-name="ce37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2384" table:style-name="ce36">
            <text:p>2 384</text:p>
          </table:table-cell>
          <table:table-cell office:value-type="float" office:value="1.6526175687666371" table:style-name="ce32">
            <text:p>1,7</text:p>
          </table:table-cell>
          <table:table-cell office:value-type="float" office:value="80.704697986577173" table:style-name="ce37">
            <text:p>8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4045" table:style-name="ce36">
            <text:p>4 045</text:p>
          </table:table-cell>
          <table:table-cell office:value-type="float" office:value="2.6263846143857048" table:style-name="ce32">
            <text:p>2,6</text:p>
          </table:table-cell>
          <table:table-cell office:value-type="float" office:value="5404" table:style-name="ce36">
            <text:p>5 404</text:p>
          </table:table-cell>
          <table:table-cell office:value-type="float" office:value="3.7461180124223605" table:style-name="ce32">
            <text:p>3,7</text:p>
          </table:table-cell>
          <table:table-cell office:value-type="float" office:value="-25.148038490007394" table:style-name="ce37">
            <text:p>-2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861" table:style-name="ce36">
            <text:p>3 861</text:p>
          </table:table-cell>
          <table:table-cell office:value-type="float" office:value="2.5069149557832402" table:style-name="ce32">
            <text:p>2,5</text:p>
          </table:table-cell>
          <table:table-cell office:value-type="float" office:value="3331" table:style-name="ce36">
            <text:p>3 331</text:p>
          </table:table-cell>
          <table:table-cell office:value-type="float" office:value="2.3090893966282167" table:style-name="ce32">
            <text:p>2,3</text:p>
          </table:table-cell>
          <table:table-cell office:value-type="float" office:value="15.91113779645751" table:style-name="ce37">
            <text:p>1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844" table:style-name="ce36">
            <text:p>3 844</text:p>
          </table:table-cell>
          <table:table-cell office:value-type="float" office:value="2.4958769981949693" table:style-name="ce32">
            <text:p>2,5</text:p>
          </table:table-cell>
          <table:table-cell office:value-type="float" office:value="4441" table:style-name="ce36">
            <text:p>4 441</text:p>
          </table:table-cell>
          <table:table-cell office:value-type="float" office:value="3.0785547914818103" table:style-name="ce32">
            <text:p>3,1</text:p>
          </table:table-cell>
          <table:table-cell office:value-type="float" office:value="-13.442918261652778" table:style-name="ce37">
            <text:p>-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787" table:style-name="ce36">
            <text:p>3 787</text:p>
          </table:table-cell>
          <table:table-cell office:value-type="float" office:value="2.4588673756931185" table:style-name="ce32">
            <text:p>2,5</text:p>
          </table:table-cell>
          <table:table-cell office:value-type="float" office:value="5667" table:style-name="ce36">
            <text:p>5 667</text:p>
          </table:table-cell>
          <table:table-cell office:value-type="float" office:value="3.9284327861579418" table:style-name="ce32">
            <text:p>3,9</text:p>
          </table:table-cell>
          <table:table-cell office:value-type="float" office:value="-33.174519145932592" table:style-name="ce37">
            <text:p>-3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37" table:style-name="ce36">
            <text:p>3 537</text:p>
          </table:table-cell>
          <table:table-cell office:value-type="float" office:value="2.2965444699832482" table:style-name="ce32">
            <text:p>2,3</text:p>
          </table:table-cell>
          <table:table-cell office:value-type="float" office:value="1289" table:style-name="ce36">
            <text:p>1 289</text:p>
          </table:table-cell>
          <table:table-cell office:value-type="float" office:value="0.89355035492457857" table:style-name="ce32">
            <text:p>0,9</text:p>
          </table:table-cell>
          <table:table-cell office:value-type="float" office:value="174.39875872769585" table:style-name="ce37">
            <text:p>17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3407" table:style-name="ce36">
            <text:p>3 407</text:p>
          </table:table-cell>
          <table:table-cell office:value-type="float" office:value="2.2121365590141155" table:style-name="ce32">
            <text:p>2,2</text:p>
          </table:table-cell>
          <table:table-cell office:value-type="float" office:value="3491" table:style-name="ce36">
            <text:p>3 491</text:p>
          </table:table-cell>
          <table:table-cell office:value-type="float" office:value="2.4200033274179238" table:style-name="ce32">
            <text:p>2,4</text:p>
          </table:table-cell>
          <table:table-cell office:value-type="float" office:value="-2.4061873388713764" table:style-name="ce37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764" table:style-name="ce36">
            <text:p>2 764</text:p>
          </table:table-cell>
          <table:table-cell office:value-type="float" office:value="1.7946420455283285" table:style-name="ce32">
            <text:p>1,8</text:p>
          </table:table-cell>
          <table:table-cell office:value-type="float" office:value="1760" table:style-name="ce36">
            <text:p>1 760</text:p>
          </table:table-cell>
          <table:table-cell office:value-type="float" office:value="1.2200532386867791" table:style-name="ce32">
            <text:p>1,2</text:p>
          </table:table-cell>
          <table:table-cell office:value-type="float" office:value="57.045454545454533" table:style-name="ce37">
            <text:p>57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931" table:style-name="ce36">
            <text:p>17 931</text:p>
          </table:table-cell>
          <table:table-cell office:value-type="float" office:value="11.642448089134753" table:style-name="ce32">
            <text:p>11,6</text:p>
          </table:table-cell>
          <table:table-cell office:value-type="float" office:value="14623" table:style-name="ce36">
            <text:p>14 623</text:p>
          </table:table-cell>
          <table:table-cell office:value-type="float" office:value="10.136840062111801" table:style-name="ce32">
            <text:p>10,1</text:p>
          </table:table-cell>
          <table:table-cell office:value-type="float" office:value="22.621897011557138" table:style-name="ce37">
            <text:p>22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678" table:style-name="ce61">
            <text:p>6 678</text:p>
          </table:table-cell>
          <table:table-cell office:value-type="float" office:value="4.3359694573220615" table:style-name="ce20">
            <text:p>4,3</text:p>
          </table:table-cell>
          <table:table-cell office:value-type="float" office:value="2944" table:style-name="ce24">
            <text:p>2 944</text:p>
          </table:table-cell>
          <table:table-cell office:value-type="float" office:value="2.0408163265306123" table:style-name="ce25">
            <text:p>2,0</text:p>
          </table:table-cell>
          <table:table-cell office:value-type="float" office:value="126.83423913043478" table:style-name="ce20">
            <text:p>12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53" table:style-name="ce36">
            <text:p>4 753</text:p>
          </table:table-cell>
          <table:table-cell office:value-type="float" office:value="3.0860830833560584" table:style-name="ce32">
            <text:p>3,1</text:p>
          </table:table-cell>
          <table:table-cell office:value-type="float" office:value="4366" table:style-name="ce36">
            <text:p>4 366</text:p>
          </table:table-cell>
          <table:table-cell office:value-type="float" office:value="3.0265638864241349" table:style-name="ce32">
            <text:p>3,0</text:p>
          </table:table-cell>
          <table:table-cell office:value-type="float" office:value="8.8639486944571786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2.2062929344085602" table:style-name="ce32">
            <text:p>2,2</text:p>
          </table:table-cell>
          <table:table-cell office:value-type="float" office:value="4019" table:style-name="ce36">
            <text:p>4 019</text:p>
          </table:table-cell>
          <table:table-cell office:value-type="float" office:value="2.7860192990239576" table:style-name="ce32">
            <text:p>2,8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339" table:style-name="ce36">
            <text:p>3 339</text:p>
          </table:table-cell>
          <table:table-cell office:value-type="float" office:value="2.1679847286610308" table:style-name="ce32">
            <text:p>2,2</text:p>
          </table:table-cell>
          <table:table-cell office:value-type="float" office:value="1993" table:style-name="ce36">
            <text:p>1 993</text:p>
          </table:table-cell>
          <table:table-cell office:value-type="float" office:value="1.3815716503992903" table:style-name="ce32">
            <text:p>1,4</text:p>
          </table:table-cell>
          <table:table-cell office:value-type="float" office:value="67.536377320622194" table:style-name="ce37">
            <text:p>6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871" table:style-name="ce36">
            <text:p>2 871</text:p>
          </table:table-cell>
          <table:table-cell office:value-type="float" office:value="1.864116249172153" table:style-name="ce32">
            <text:p>1,9</text:p>
          </table:table-cell>
          <table:table-cell office:value-type="float" office:value="2304" table:style-name="ce36">
            <text:p>2 304</text:p>
          </table:table-cell>
          <table:table-cell office:value-type="float" office:value="1.5971606033717836" table:style-name="ce32">
            <text:p>1,6</text:p>
          </table:table-cell>
          <table:table-cell office:value-type="float" office:value="24.609375" table:style-name="ce37">
            <text:p>2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701" table:style-name="ce36">
            <text:p>2 701</text:p>
          </table:table-cell>
          <table:table-cell office:value-type="float" office:value="1.7537366732894411" table:style-name="ce32">
            <text:p>1,8</text:p>
          </table:table-cell>
          <table:table-cell office:value-type="float" office:value="2153" table:style-name="ce36">
            <text:p>2 153</text:p>
          </table:table-cell>
          <table:table-cell office:value-type="float" office:value="1.4924855811889974" table:style-name="ce32">
            <text:p>1,5</text:p>
          </table:table-cell>
          <table:table-cell office:value-type="float" office:value="25.45285647933116" table:style-name="ce37">
            <text:p>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686" table:style-name="ce36">
            <text:p>2 686</text:p>
          </table:table-cell>
          <table:table-cell office:value-type="float" office:value="1.7439972989468489" table:style-name="ce32">
            <text:p>1,7</text:p>
          </table:table-cell>
          <table:table-cell office:value-type="float" office:value="1774" table:style-name="ce36">
            <text:p>1 774</text:p>
          </table:table-cell>
          <table:table-cell office:value-type="float" office:value="1.2297582076308784" table:style-name="ce32">
            <text:p>1,2</text:p>
          </table:table-cell>
          <table:table-cell office:value-type="float" office:value="51.40924464487037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642" table:style-name="ce36">
            <text:p>2 642</text:p>
          </table:table-cell>
          <table:table-cell office:value-type="float" office:value="1.7154284675419116" table:style-name="ce32">
            <text:p>1,7</text:p>
          </table:table-cell>
          <table:table-cell office:value-type="float" office:value="2171" table:style-name="ce36">
            <text:p>2 171</text:p>
          </table:table-cell>
          <table:table-cell office:value-type="float" office:value="1.5049633984028394" table:style-name="ce32">
            <text:p>1,5</text:p>
          </table:table-cell>
          <table:table-cell office:value-type="float" office:value="21.695071395670197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507" table:style-name="ce36">
            <text:p>2 507</text:p>
          </table:table-cell>
          <table:table-cell office:value-type="float" office:value="1.6277740984585816" table:style-name="ce32">
            <text:p>1,6</text:p>
          </table:table-cell>
          <table:table-cell office:value-type="float" office:value="2609" table:style-name="ce36">
            <text:p>2 609</text:p>
          </table:table-cell>
          <table:table-cell office:value-type="float" office:value="1.8085902839396628" table:style-name="ce32">
            <text:p>1,8</text:p>
          </table:table-cell>
          <table:table-cell office:value-type="float" office:value="-3.9095438865465724" table:style-name="ce37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399" table:style-name="ce36">
            <text:p>2 399</text:p>
          </table:table-cell>
          <table:table-cell office:value-type="float" office:value="1.5576506031919175" table:style-name="ce32">
            <text:p>1,6</text:p>
          </table:table-cell>
          <table:table-cell office:value-type="float" office:value="1664" table:style-name="ce36">
            <text:p>1 664</text:p>
          </table:table-cell>
          <table:table-cell office:value-type="float" office:value="1.1535048802129548" table:style-name="ce32">
            <text:p>1,2</text:p>
          </table:table-cell>
          <table:table-cell office:value-type="float" office:value="44.170673076923066" table:style-name="ce37">
            <text:p>4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194" table:style-name="ce36">
            <text:p>2 194</text:p>
          </table:table-cell>
          <table:table-cell office:value-type="float" office:value="1.4245458205098236" table:style-name="ce32">
            <text:p>1,4</text:p>
          </table:table-cell>
          <table:table-cell office:value-type="float" office:value="1997" table:style-name="ce36">
            <text:p>1 997</text:p>
          </table:table-cell>
          <table:table-cell office:value-type="float" office:value="1.384344498669033" table:style-name="ce32">
            <text:p>1,4</text:p>
          </table:table-cell>
          <table:table-cell office:value-type="float" office:value="9.8647971957936988" table:style-name="ce37">
            <text:p>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100" table:style-name="ce36">
            <text:p>2 100</text:p>
          </table:table-cell>
          <table:table-cell office:value-type="float" office:value="1.3635124079629124" table:style-name="ce32">
            <text:p>1,4</text:p>
          </table:table-cell>
          <table:table-cell office:value-type="float" office:value="1817" table:style-name="ce36">
            <text:p>1 817</text:p>
          </table:table-cell>
          <table:table-cell office:value-type="float" office:value="1.2595663265306123" table:style-name="ce32">
            <text:p>1,3</text:p>
          </table:table-cell>
          <table:table-cell office:value-type="float" office:value="15.575123830489801" table:style-name="ce37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788" table:style-name="ce36">
            <text:p>1 788</text:p>
          </table:table-cell>
          <table:table-cell office:value-type="float" office:value="1.160933421636994" table:style-name="ce32">
            <text:p>1,2</text:p>
          </table:table-cell>
          <table:table-cell office:value-type="float" office:value="2260" table:style-name="ce36">
            <text:p>2 260</text:p>
          </table:table-cell>
          <table:table-cell office:value-type="float" office:value="1.566659272404614" table:style-name="ce32">
            <text:p>1,6</text:p>
          </table:table-cell>
          <table:table-cell office:value-type="float" office:value="-20.884955752212392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10" table:style-name="ce36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6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7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1620" table:style-name="ce36">
            <text:p>1 620</text:p>
          </table:table-cell>
          <table:table-cell office:value-type="float" office:value="1.0518524289999609" table:style-name="ce32">
            <text:p>1,1</text:p>
          </table:table-cell>
          <table:table-cell office:value-type="float" office:value="1867" table:style-name="ce36">
            <text:p>1 867</text:p>
          </table:table-cell>
          <table:table-cell office:value-type="float" office:value="1.2942269299023959" table:style-name="ce32">
            <text:p>1,3</text:p>
          </table:table-cell>
          <table:table-cell office:value-type="float" office:value="-13.229780396357796" table:style-name="ce37">
            <text:p>-1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608" table:style-name="ce36">
            <text:p>1 608</text:p>
          </table:table-cell>
          <table:table-cell office:value-type="float" office:value="1.0440609295258871" table:style-name="ce32">
            <text:p>1,0</text:p>
          </table:table-cell>
          <table:table-cell office:value-type="float" office:value="2322" table:style-name="ce36">
            <text:p>2 322</text:p>
          </table:table-cell>
          <table:table-cell office:value-type="float" office:value="1.6096384205856256" table:style-name="ce32">
            <text:p>1,6</text:p>
          </table:table-cell>
          <table:table-cell office:value-type="float" office:value="-30.749354005167959" table:style-name="ce37">
            <text:p>-3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596" table:style-name="ce36">
            <text:p>1 596</text:p>
          </table:table-cell>
          <table:table-cell office:value-type="float" office:value="1.0362694300518134" table:style-name="ce32">
            <text:p>1,0</text:p>
          </table:table-cell>
          <table:table-cell office:value-type="float" office:value="1139" table:style-name="ce36">
            <text:p>1 139</text:p>
          </table:table-cell>
          <table:table-cell office:value-type="float" office:value="0.78956854480922811" table:style-name="ce32">
            <text:p>0,8</text:p>
          </table:table-cell>
          <table:table-cell office:value-type="float" office:value="40.122914837576815" table:style-name="ce37">
            <text:p>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590" table:style-name="ce36">
            <text:p>1 590</text:p>
          </table:table-cell>
          <table:table-cell office:value-type="float" office:value="1.0323736803147765" table:style-name="ce32">
            <text:p>1,0</text:p>
          </table:table-cell>
          <table:table-cell office:value-type="float" office:value="1310" table:style-name="ce36">
            <text:p>1 310</text:p>
          </table:table-cell>
          <table:table-cell office:value-type="float" office:value="0.90810780834072768" table:style-name="ce32">
            <text:p>0,9</text:p>
          </table:table-cell>
          <table:table-cell office:value-type="float" office:value="21.374045801526719" table:style-name="ce37">
            <text:p>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588" table:style-name="ce36">
            <text:p>1 588</text:p>
          </table:table-cell>
          <table:table-cell office:value-type="float" office:value="1.0310750970690976" table:style-name="ce32">
            <text:p>1,0</text:p>
          </table:table-cell>
          <table:table-cell office:value-type="float" office:value="2108" table:style-name="ce36">
            <text:p>2 108</text:p>
          </table:table-cell>
          <table:table-cell office:value-type="float" office:value="1.4612910381543922" table:style-name="ce32">
            <text:p>1,5</text:p>
          </table:table-cell>
          <table:table-cell office:value-type="float" office:value="-24.667931688804543" table:style-name="ce37">
            <text:p>-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583" table:style-name="ce36">
            <text:p>1 583</text:p>
          </table:table-cell>
          <table:table-cell office:value-type="float" office:value="1.0278286389549001" table:style-name="ce32">
            <text:p>1,0</text:p>
          </table:table-cell>
          <table:table-cell office:value-type="float" office:value="1640" table:style-name="ce36">
            <text:p>1 640</text:p>
          </table:table-cell>
          <table:table-cell office:value-type="float" office:value="1.1368677905944986" table:style-name="ce32">
            <text:p>1,1</text:p>
          </table:table-cell>
          <table:table-cell office:value-type="float" office:value="-3.4756097560975547" table:style-name="ce37">
            <text:p>-3,5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02663" table:style-name="ce36">
            <text:p>102 663</text:p>
          </table:table-cell>
          <table:table-cell office:value-type="float" office:value="66.658225875569755" table:style-name="ce32">
            <text:p>66,7</text:p>
          </table:table-cell>
          <table:table-cell office:value-type="float" office:value="101063" table:style-name="ce36">
            <text:p>101 063</text:p>
          </table:table-cell>
          <table:table-cell office:value-type="float" office:value="70.058091171251107" table:style-name="ce32">
            <text:p>70,1</text:p>
          </table:table-cell>
          <table:table-cell office:value-type="float" office:value="1.5831708934031212" table:style-name="ce37">
            <text:p>1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18.665126836844411" table:style-name="ce32">
            <text:p>18,7</text:p>
          </table:table-cell>
          <table:table-cell office:value-type="float" office:value="5261" table:style-name="ce36">
            <text:p>5 261</text:p>
          </table:table-cell>
          <table:table-cell office:value-type="float" office:value="19.709287079009478" table:style-name="ce32">
            <text:p>19,7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142" table:style-name="ce36">
            <text:p>4 142</text:p>
          </table:table-cell>
          <table:table-cell office:value-type="float" office:value="16.494763251164827" table:style-name="ce32">
            <text:p>16,5</text:p>
          </table:table-cell>
          <table:table-cell office:value-type="float" office:value="2690" table:style-name="ce36">
            <text:p>2 690</text:p>
          </table:table-cell>
          <table:table-cell office:value-type="float" office:value="10.077548420934328" table:style-name="ce32">
            <text:p>10,1</text:p>
          </table:table-cell>
          <table:table-cell office:value-type="float" office:value="53.977695167286242" table:style-name="ce37">
            <text:p>5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090" table:style-name="ce36">
            <text:p>2 090</text:p>
          </table:table-cell>
          <table:table-cell office:value-type="float" office:value="8.3230456771932619" table:style-name="ce32">
            <text:p>8,3</text:p>
          </table:table-cell>
          <table:table-cell office:value-type="float" office:value="364" table:style-name="ce36">
            <text:p>364</text:p>
          </table:table-cell>
          <table:table-cell office:value-type="float" office:value="1.3636533922751284" table:style-name="ce32">
            <text:p>1,4</text:p>
          </table:table-cell>
          <table:table-cell office:value-type="float" office:value="474.17582417582412" table:style-name="ce37">
            <text:p>4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764" table:style-name="ce36">
            <text:p>1 764</text:p>
          </table:table-cell>
          <table:table-cell office:value-type="float" office:value="7.0248098442913465" table:style-name="ce32">
            <text:p>7,0</text:p>
          </table:table-cell>
          <table:table-cell office:value-type="float" office:value="2894" table:style-name="ce36">
            <text:p>2 894</text:p>
          </table:table-cell>
          <table:table-cell office:value-type="float" office:value="10.841793728692915" table:style-name="ce32">
            <text:p>10,8</text:p>
          </table:table-cell>
          <table:table-cell office:value-type="float" office:value="-39.046302695231518" table:style-name="ce37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755" table:style-name="ce36">
            <text:p>1 755</text:p>
          </table:table-cell>
          <table:table-cell office:value-type="float" office:value="6.9889689777388391" table:style-name="ce32">
            <text:p>7,0</text:p>
          </table:table-cell>
          <table:table-cell office:value-type="float" office:value="1960" table:style-name="ce36">
            <text:p>1 960</text:p>
          </table:table-cell>
          <table:table-cell office:value-type="float" office:value="7.3427490353276141" table:style-name="ce32">
            <text:p>7,3</text:p>
          </table:table-cell>
          <table:table-cell office:value-type="float" office:value="-10.45918367346939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507" table:style-name="ce36">
            <text:p>1 507</text:p>
          </table:table-cell>
          <table:table-cell office:value-type="float" office:value="6.0013539882919833" table:style-name="ce32">
            <text:p>6,0</text:p>
          </table:table-cell>
          <table:table-cell office:value-type="float" office:value="1350" table:style-name="ce36">
            <text:p>1 350</text:p>
          </table:table-cell>
          <table:table-cell office:value-type="float" office:value="5.0575057131083057" table:style-name="ce32">
            <text:p>5,1</text:p>
          </table:table-cell>
          <table:table-cell office:value-type="float" office:value="11.629629629629633" table:style-name="ce37">
            <text:p>1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157" table:style-name="ce36">
            <text:p>1 157</text:p>
          </table:table-cell>
          <table:table-cell office:value-type="float" office:value="4.6075425112500499" table:style-name="ce32">
            <text:p>4,6</text:p>
          </table:table-cell>
          <table:table-cell office:value-type="float" office:value="428" table:style-name="ce36">
            <text:p>428</text:p>
          </table:table-cell>
          <table:table-cell office:value-type="float" office:value="1.6034166260817442" table:style-name="ce32">
            <text:p>1,6</text:p>
          </table:table-cell>
          <table:table-cell office:value-type="float" office:value="170.32710280373828" table:style-name="ce37">
            <text:p>1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123" table:style-name="ce36">
            <text:p>1 123</text:p>
          </table:table-cell>
          <table:table-cell office:value-type="float" office:value="4.4721436820516907" table:style-name="ce32">
            <text:p>4,5</text:p>
          </table:table-cell>
          <table:table-cell office:value-type="float" office:value="1183" table:style-name="ce36">
            <text:p>1 183</text:p>
          </table:table-cell>
          <table:table-cell office:value-type="float" office:value="4.4318735248941667" table:style-name="ce32">
            <text:p>4,4</text:p>
          </table:table-cell>
          <table:table-cell office:value-type="float" office:value="-5.0718512256973867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161" table:style-name="ce36">
            <text:p>5 161</text:p>
          </table:table-cell>
          <table:table-cell office:value-type="float" office:value="20.552745808609771" table:style-name="ce32">
            <text:p>20,6</text:p>
          </table:table-cell>
          <table:table-cell office:value-type="float" office:value="7126" table:style-name="ce36">
            <text:p>7 126</text:p>
          </table:table-cell>
          <table:table-cell office:value-type="float" office:value="26.696137564155396" table:style-name="ce32">
            <text:p>26,7</text:p>
          </table:table-cell>
          <table:table-cell office:value-type="float" office:value="-27.575077182149883" table:style-name="ce37">
            <text:p>-27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13.531918282824259" table:style-name="ce32">
            <text:p>13,5</text:p>
          </table:table-cell>
          <table:table-cell office:value-type="float" office:value="4019" table:style-name="ce36">
            <text:p>4 019</text:p>
          </table:table-cell>
          <table:table-cell office:value-type="float" office:value="15.056381822949836" table:style-name="ce32">
            <text:p>15,1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431" table:style-name="ce36">
            <text:p>1 431</text:p>
          </table:table-cell>
          <table:table-cell office:value-type="float" office:value="5.6986977818485922" table:style-name="ce32">
            <text:p>5,7</text:p>
          </table:table-cell>
          <table:table-cell office:value-type="float" office:value="822" table:style-name="ce36">
            <text:p>822</text:p>
          </table:table-cell>
          <table:table-cell office:value-type="float" office:value="3.0794590342037238" table:style-name="ce32">
            <text:p>3,1</text:p>
          </table:table-cell>
          <table:table-cell office:value-type="float" office:value="74.087591240875895" table:style-name="ce37">
            <text:p>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206" table:style-name="ce36">
            <text:p>1 206</text:p>
          </table:table-cell>
          <table:table-cell office:value-type="float" office:value="4.8026761180359205" table:style-name="ce32">
            <text:p>4,8</text:p>
          </table:table-cell>
          <table:table-cell office:value-type="float" office:value="941" table:style-name="ce36">
            <text:p>941</text:p>
          </table:table-cell>
          <table:table-cell office:value-type="float" office:value="3.5252687970629002" table:style-name="ce32">
            <text:p>3,5</text:p>
          </table:table-cell>
          <table:table-cell office:value-type="float" office:value="28.161530286928809" table:style-name="ce37">
            <text:p>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66" table:style-name="ce36">
            <text:p>1 166</text:p>
          </table:table-cell>
          <table:table-cell office:value-type="float" office:value="4.6433833778025564" table:style-name="ce32">
            <text:p>4,6</text:p>
          </table:table-cell>
          <table:table-cell office:value-type="float" office:value="831" table:style-name="ce36">
            <text:p>831</text:p>
          </table:table-cell>
          <table:table-cell office:value-type="float" office:value="3.113175738957779" table:style-name="ce32">
            <text:p>3,1</text:p>
          </table:table-cell>
          <table:table-cell office:value-type="float" office:value="40.312876052948241" table:style-name="ce37">
            <text:p>4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112" table:style-name="ce36">
            <text:p>1 112</text:p>
          </table:table-cell>
          <table:table-cell office:value-type="float" office:value="4.4283381784875155" table:style-name="ce32">
            <text:p>4,4</text:p>
          </table:table-cell>
          <table:table-cell office:value-type="float" office:value="1339" table:style-name="ce36">
            <text:p>1 339</text:p>
          </table:table-cell>
          <table:table-cell office:value-type="float" office:value="5.0162964072977934" table:style-name="ce32">
            <text:p>5,0</text:p>
          </table:table-cell>
          <table:table-cell office:value-type="float" office:value="-16.952949962658707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9" table:style-name="ce36">
            <text:p>889</text:p>
          </table:table-cell>
          <table:table-cell office:value-type="float" office:value="3.5402811516865116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66" table:style-name="ce36">
            <text:p>866</text:p>
          </table:table-cell>
          <table:table-cell office:value-type="float" office:value="3.4486878260523275" table:style-name="ce32">
            <text:p>3,4</text:p>
          </table:table-cell>
          <table:table-cell office:value-type="float" office:value="314" table:style-name="ce36">
            <text:p>314</text:p>
          </table:table-cell>
          <table:table-cell office:value-type="float" office:value="1.1763383658637097" table:style-name="ce32">
            <text:p>1,2</text:p>
          </table:table-cell>
          <table:table-cell office:value-type="float" office:value="175.79617834394901" table:style-name="ce37">
            <text:p>17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837" table:style-name="ce36">
            <text:p>837</text:p>
          </table:table-cell>
          <table:table-cell office:value-type="float" office:value="3.3332005893831389" table:style-name="ce32">
            <text:p>3,3</text:p>
          </table:table-cell>
          <table:table-cell office:value-type="float" office:value="1416" table:style-name="ce36">
            <text:p>1 416</text:p>
          </table:table-cell>
          <table:table-cell office:value-type="float" office:value="5.3047615479713786" table:style-name="ce32">
            <text:p>5,3</text:p>
          </table:table-cell>
          <table:table-cell office:value-type="float" office:value="-40.889830508474574" table:style-name="ce37">
            <text:p>-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481" table:style-name="ce36">
            <text:p>12 481</text:p>
          </table:table-cell>
          <table:table-cell office:value-type="float" office:value="49.703317271315356" table:style-name="ce32">
            <text:p>49,7</text:p>
          </table:table-cell>
          <table:table-cell office:value-type="float" office:value="13574" table:style-name="ce36">
            <text:p>13 574</text:p>
          </table:table-cell>
          <table:table-cell office:value-type="float" office:value="50.852283370171953" table:style-name="ce32">
            <text:p>50,9</text:p>
          </table:table-cell>
          <table:table-cell office:value-type="float" office:value="-8.0521585383822014" table:style-name="ce37">
            <text:p>-8,1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5111" table:style-name="ce34">
            <text:p>25 111</text:p>
          </table:table-cell>
          <table:table-cell office:value-type="float" office:value="100" table:style-name="ce38">
            <text:p>100,0</text:p>
          </table:table-cell>
          <table:table-cell office:value-type="float" office:value="26693" table:style-name="ce34">
            <text:p>26 693</text:p>
          </table:table-cell>
          <table:table-cell office:value-type="float" office:value="100" table:style-name="ce38">
            <text:p>100,0</text:p>
          </table:table-cell>
          <table:table-cell office:value-type="float" office:value="-5.9266474356572871" table:style-name="ce39">
            <text:p>-5,9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80" table:style-name="ce24">
            <text:p>80</text:p>
          </table:table-cell>
          <table:table-cell office:value-type="float" office:value="0.42325802867573148" table:style-name="ce25">
            <text:p>0,4</text:p>
          </table:table-cell>
          <table:table-cell office:value-type="float" office:value="695" table:style-name="ce24">
            <text:p>695</text:p>
          </table:table-cell>
          <table:table-cell office:value-type="float" office:value="0.45125767787344007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9" table:style-name="ce48">
            <text:p>19</text:p>
          </table:table-cell>
          <table:table-cell office:value-type="float" office:value="1.233654083395015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7.9043436855192848" table:style-name="ce49">
            <text:p>7,9</text:p>
          </table:table-cell>
          <table:table-cell office:value-type="float" office:value="9623" table:style-name="ce48">
            <text:p>9 623</text:p>
          </table:table-cell>
          <table:table-cell office:value-type="float" office:value="6.248133286584336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6" table:style-name="ce48">
            <text:p>6</text:p>
          </table:table-cell>
          <table:table-cell office:value-type="float" office:value="3.1744352150679861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58" table:style-name="ce48">
            <text:p>1 658</text:p>
          </table:table-cell>
          <table:table-cell office:value-type="float" office:value="8.7720226443045348" table:style-name="ce49">
            <text:p>8,8</text:p>
          </table:table-cell>
          <table:table-cell office:value-type="float" office:value="11059" table:style-name="ce48">
            <text:p>11 059</text:p>
          </table:table-cell>
          <table:table-cell office:value-type="float" office:value="7.1805160569818325" table:style-name="ce49">
            <text:p>7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61" table:style-name="ce48">
            <text:p>261</text:p>
          </table:table-cell>
          <table:table-cell office:value-type="float" office:value="1.3808793185545738" table:style-name="ce49">
            <text:p>1,4</text:p>
          </table:table-cell>
          <table:table-cell office:value-type="float" office:value="2095" table:style-name="ce48">
            <text:p>2 095</text:p>
          </table:table-cell>
          <table:table-cell office:value-type="float" office:value="1.3602659498487151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843624605555338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14" table:style-name="ce48">
            <text:p>314</text:p>
          </table:table-cell>
          <table:table-cell office:value-type="float" office:value="1.661287762552246" table:style-name="ce49">
            <text:p>1,7</text:p>
          </table:table-cell>
          <table:table-cell office:value-type="float" office:value="2454" table:style-name="ce48">
            <text:p>2 454</text:p>
          </table:table-cell>
          <table:table-cell office:value-type="float" office:value="1.593361642448089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33" table:style-name="ce48">
            <text:p>433</text:p>
          </table:table-cell>
          <table:table-cell office:value-type="float" office:value="2.2908840802073964" table:style-name="ce49">
            <text:p>2,3</text:p>
          </table:table-cell>
          <table:table-cell office:value-type="float" office:value="3844" table:style-name="ce48">
            <text:p>3 844</text:p>
          </table:table-cell>
          <table:table-cell office:value-type="float" office:value="2.4958769981949693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34" table:style-name="ce48">
            <text:p>834</text:p>
          </table:table-cell>
          <table:table-cell office:value-type="float" office:value="4.4124649489445007" table:style-name="ce49">
            <text:p>4,4</text:p>
          </table:table-cell>
          <table:table-cell office:value-type="float" office:value="6750" table:style-name="ce48">
            <text:p>6 750</text:p>
          </table:table-cell>
          <table:table-cell office:value-type="float" office:value="4.3827184541665041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odge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14" table:style-name="ce48">
            <text:p>14</text:p>
          </table:table-cell>
          <table:table-cell office:value-type="float" office:value="7.4070155018253009E-2" table:style-name="ce49">
            <text:p>0,1</text:p>
          </table:table-cell>
          <table:table-cell office:value-type="float" office:value="151" table:style-name="ce48">
            <text:p>151</text:p>
          </table:table-cell>
          <table:table-cell office:value-type="float" office:value="9.804303504876180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5" table:style-name="ce48">
            <text:p>5</text:p>
          </table:table-cell>
          <table:table-cell office:value-type="float" office:value="2.6453626792233217E-2" table:style-name="ce49">
            <text:p>0,0</text:p>
          </table:table-cell>
          <table:table-cell office:value-type="float" office:value="63" table:style-name="ce48">
            <text:p>63</text:p>
          </table:table-cell>
          <table:table-cell office:value-type="float" office:value="4.090537223888737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349" table:style-name="ce48">
            <text:p>349</text:p>
          </table:table-cell>
          <table:table-cell office:value-type="float" office:value="1.8464631500978785" table:style-name="ce49">
            <text:p>1,8</text:p>
          </table:table-cell>
          <table:table-cell office:value-type="float" office:value="2507" table:style-name="ce48">
            <text:p>2 507</text:p>
          </table:table-cell>
          <table:table-cell office:value-type="float" office:value="1.6277740984585816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36" table:style-name="ce48">
            <text:p>136</text:p>
          </table:table-cell>
          <table:table-cell office:value-type="float" office:value="8.830366070616955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545" table:style-name="ce48">
            <text:p>545</text:p>
          </table:table-cell>
          <table:table-cell office:value-type="float" office:value="2.8834453203534207" table:style-name="ce49">
            <text:p>2,9</text:p>
          </table:table-cell>
          <table:table-cell office:value-type="float" office:value="3787" table:style-name="ce48">
            <text:p>3 787</text:p>
          </table:table-cell>
          <table:table-cell office:value-type="float" office:value="2.458867375693118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587217607533993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7.79149947407378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05" table:style-name="ce48">
            <text:p>105</text:p>
          </table:table-cell>
          <table:table-cell office:value-type="float" office:value="0.55552616263689758" table:style-name="ce49">
            <text:p>0,6</text:p>
          </table:table-cell>
          <table:table-cell office:value-type="float" office:value="735" table:style-name="ce48">
            <text:p>735</text:p>
          </table:table-cell>
          <table:table-cell office:value-type="float" office:value="0.47722934278701934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412" table:style-name="ce48">
            <text:p>412</text:p>
          </table:table-cell>
          <table:table-cell office:value-type="float" office:value="2.1797788476800171" table:style-name="ce49">
            <text:p>2,2</text:p>
          </table:table-cell>
          <table:table-cell office:value-type="float" office:value="5306" table:style-name="ce48">
            <text:p>5 306</text:p>
          </table:table-cell>
          <table:table-cell office:value-type="float" office:value="3.445141350786292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7" table:style-name="ce48">
            <text:p>17</text:p>
          </table:table-cell>
          <table:table-cell office:value-type="float" office:value="1.10379575882711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9" table:style-name="ce48">
            <text:p>9</text:p>
          </table:table-cell>
          <table:table-cell office:value-type="float" office:value="4.7616528226019791E-2" table:style-name="ce49">
            <text:p>0,0</text:p>
          </table:table-cell>
          <table:table-cell office:value-type="float" office:value="103" table:style-name="ce48">
            <text:p>103</text:p>
          </table:table-cell>
          <table:table-cell office:value-type="float" office:value="6.687703715246665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47" table:style-name="ce48">
            <text:p>147</text:p>
          </table:table-cell>
          <table:table-cell office:value-type="float" office:value="0.77773662769165652" table:style-name="ce49">
            <text:p>0,8</text:p>
          </table:table-cell>
          <table:table-cell office:value-type="float" office:value="672" table:style-name="ce48">
            <text:p>672</text:p>
          </table:table-cell>
          <table:table-cell office:value-type="float" office:value="0.43632397054813193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43" table:style-name="ce48">
            <text:p>543</text:p>
          </table:table-cell>
          <table:table-cell office:value-type="float" office:value="2.8728638696365274" table:style-name="ce49">
            <text:p>2,9</text:p>
          </table:table-cell>
          <table:table-cell office:value-type="float" office:value="4414" table:style-name="ce48">
            <text:p>4 414</text:p>
          </table:table-cell>
          <table:table-cell office:value-type="float" office:value="2.865973223213473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utsenits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36351240796291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81" table:style-name="ce48">
            <text:p>81</text:p>
          </table:table-cell>
          <table:table-cell office:value-type="float" office:value="0.42854875403417808" table:style-name="ce49">
            <text:p>0,4</text:p>
          </table:table-cell>
          <table:table-cell office:value-type="float" office:value="811" table:style-name="ce48">
            <text:p>811</text:p>
          </table:table-cell>
          <table:table-cell office:value-type="float" office:value="0.5265755061228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8" table:style-name="ce48">
            <text:p>38</text:p>
          </table:table-cell>
          <table:table-cell office:value-type="float" office:value="0.20104756362097245" table:style-name="ce49">
            <text:p>0,2</text:p>
          </table:table-cell>
          <table:table-cell office:value-type="float" office:value="250" table:style-name="ce48">
            <text:p>250</text:p>
          </table:table-cell>
          <table:table-cell office:value-type="float" office:value="0.1623229057098705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5" table:style-name="ce48">
            <text:p>25</text:p>
          </table:table-cell>
          <table:table-cell office:value-type="float" office:value="1.62322905709870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418" table:style-name="ce48">
            <text:p>418</text:p>
          </table:table-cell>
          <table:table-cell office:value-type="float" office:value="2.211523199830697" table:style-name="ce49">
            <text:p>2,2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3.7035077509126504E-2" table:style-name="ce49">
            <text:p>0,0</text:p>
          </table:table-cell>
          <table:table-cell office:value-type="float" office:value="30" table:style-name="ce48">
            <text:p>30</text:p>
          </table:table-cell>
          <table:table-cell office:value-type="float" office:value="1.947874868518446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63" table:style-name="ce48">
            <text:p>963</text:p>
          </table:table-cell>
          <table:table-cell office:value-type="float" office:value="5.0949685201841177" table:style-name="ce49">
            <text:p>5,1</text:p>
          </table:table-cell>
          <table:table-cell office:value-type="float" office:value="7473" table:style-name="ce48">
            <text:p>7 473</text:p>
          </table:table-cell>
          <table:table-cell office:value-type="float" office:value="4.8521562974794499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157" table:style-name="ce48">
            <text:p>157</text:p>
          </table:table-cell>
          <table:table-cell office:value-type="float" office:value="0.83064388127612299" table:style-name="ce49">
            <text:p>0,8</text:p>
          </table:table-cell>
          <table:table-cell office:value-type="float" office:value="2529" table:style-name="ce48">
            <text:p>2 529</text:p>
          </table:table-cell>
          <table:table-cell office:value-type="float" office:value="1.642058514161050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2006243055922967" table:style-name="ce49">
            <text:p>0,8</text:p>
          </table:table-cell>
          <table:table-cell office:value-type="float" office:value="955" table:style-name="ce48">
            <text:p>955</text:p>
          </table:table-cell>
          <table:table-cell office:value-type="float" office:value="0.62007349981170534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3537" table:style-name="ce48">
            <text:p>3 537</text:p>
          </table:table-cell>
          <table:table-cell office:value-type="float" office:value="2.2965444699832482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38" table:style-name="ce48">
            <text:p>138</text:p>
          </table:table-cell>
          <table:table-cell office:value-type="float" office:value="0.73012009946563683" table:style-name="ce49">
            <text:p>0,7</text:p>
          </table:table-cell>
          <table:table-cell office:value-type="float" office:value="1652" table:style-name="ce48">
            <text:p>1 652</text:p>
          </table:table-cell>
          <table:table-cell office:value-type="float" office:value="1.0726297609308244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735" table:style-name="ce48">
            <text:p>735</text:p>
          </table:table-cell>
          <table:table-cell office:value-type="float" office:value="3.888683138458283" table:style-name="ce49">
            <text:p>3,9</text:p>
          </table:table-cell>
          <table:table-cell office:value-type="float" office:value="3407" table:style-name="ce48">
            <text:p>3 407</text:p>
          </table:table-cell>
          <table:table-cell office:value-type="float" office:value="2.2121365590141155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763" table:style-name="ce48">
            <text:p>763</text:p>
          </table:table-cell>
          <table:table-cell office:value-type="float" office:value="4.0368234484947889" table:style-name="ce49">
            <text:p>4,0</text:p>
          </table:table-cell>
          <table:table-cell office:value-type="float" office:value="3861" table:style-name="ce48">
            <text:p>3 861</text:p>
          </table:table-cell>
          <table:table-cell office:value-type="float" office:value="2.5069149557832402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279" table:style-name="ce48">
            <text:p>279</text:p>
          </table:table-cell>
          <table:table-cell office:value-type="float" office:value="0.1811523627722155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31" table:style-name="ce48">
            <text:p>131</text:p>
          </table:table-cell>
          <table:table-cell office:value-type="float" office:value="0.69308502195651023" table:style-name="ce49">
            <text:p>0,7</text:p>
          </table:table-cell>
          <table:table-cell office:value-type="float" office:value="1062" table:style-name="ce48">
            <text:p>1 062</text:p>
          </table:table-cell>
          <table:table-cell office:value-type="float" office:value="0.68954770345552996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586" table:style-name="ce48">
            <text:p>586</text:p>
          </table:table-cell>
          <table:table-cell office:value-type="float" office:value="3.1003650600497328" table:style-name="ce49">
            <text:p>3,1</text:p>
          </table:table-cell>
          <table:table-cell office:value-type="float" office:value="4045" table:style-name="ce48">
            <text:p>4 045</text:p>
          </table:table-cell>
          <table:table-cell office:value-type="float" office:value="2.6263846143857048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597166491357928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829" table:style-name="ce48">
            <text:p>829</text:p>
          </table:table-cell>
          <table:table-cell office:value-type="float" office:value="4.3860113221522674" table:style-name="ce49">
            <text:p>4,4</text:p>
          </table:table-cell>
          <table:table-cell office:value-type="float" office:value="8517" table:style-name="ce48">
            <text:p>8 517</text:p>
          </table:table-cell>
          <table:table-cell office:value-type="float" office:value="5.5300167517238688" table:style-name="ce49">
            <text:p>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40" table:style-name="ce48">
            <text:p>2 140</text:p>
          </table:table-cell>
          <table:table-cell office:value-type="float" office:value="11.322152267075817" table:style-name="ce49">
            <text:p>11,3</text:p>
          </table:table-cell>
          <table:table-cell office:value-type="float" office:value="14213" table:style-name="ce48">
            <text:p>14 213</text:p>
          </table:table-cell>
          <table:table-cell office:value-type="float" office:value="9.228381835417558" table:style-name="ce49">
            <text:p>9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6" table:style-name="ce48">
            <text:p>26</text:p>
          </table:table-cell>
          <table:table-cell office:value-type="float" office:value="1.688158219382653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22" table:style-name="ce48">
            <text:p>22</text:p>
          </table:table-cell>
          <table:table-cell office:value-type="float" office:value="0.11639595788582616" table:style-name="ce49">
            <text:p>0,1</text:p>
          </table:table-cell>
          <table:table-cell office:value-type="float" office:value="274" table:style-name="ce48">
            <text:p>274</text:p>
          </table:table-cell>
          <table:table-cell office:value-type="float" office:value="0.1779059046580180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8197978942913078E-2" table:style-name="ce49">
            <text:p>0,1</text:p>
          </table:table-cell>
          <table:table-cell office:value-type="float" office:value="96" table:style-name="ce48">
            <text:p>96</text:p>
          </table:table-cell>
          <table:table-cell office:value-type="float" office:value="6.233199579259027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3" table:style-name="ce48">
            <text:p>23</text:p>
          </table:table-cell>
          <table:table-cell office:value-type="float" office:value="0.1216866832442728" table:style-name="ce49">
            <text:p>0,1</text:p>
          </table:table-cell>
          <table:table-cell office:value-type="float" office:value="165" table:style-name="ce48">
            <text:p>165</text:p>
          </table:table-cell>
          <table:table-cell office:value-type="float" office:value="0.1071331177685145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25" table:style-name="ce48">
            <text:p>325</text:p>
          </table:table-cell>
          <table:table-cell office:value-type="float" office:value="1.719485741495159" table:style-name="ce49">
            <text:p>1,7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W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245" table:style-name="ce48">
            <text:p>245</text:p>
          </table:table-cell>
          <table:table-cell office:value-type="float" office:value="1.2962277128194275" table:style-name="ce49">
            <text:p>1,3</text:p>
          </table:table-cell>
          <table:table-cell office:value-type="float" office:value="4687" table:style-name="ce48">
            <text:p>4 687</text:p>
          </table:table-cell>
          <table:table-cell office:value-type="float" office:value="3.0432298362486527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921" table:style-name="ce48">
            <text:p>921</text:p>
          </table:table-cell>
          <table:table-cell office:value-type="float" office:value="4.8727580551293581" table:style-name="ce49">
            <text:p>4,9</text:p>
          </table:table-cell>
          <table:table-cell office:value-type="float" office:value="6699" table:style-name="ce48">
            <text:p>6 699</text:p>
          </table:table-cell>
          <table:table-cell office:value-type="float" office:value="4.3496045814016906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328" table:style-name="ce48">
            <text:p>328</text:p>
          </table:table-cell>
          <table:table-cell office:value-type="float" office:value="1.735357917570499" table:style-name="ce49">
            <text:p>1,7</text:p>
          </table:table-cell>
          <table:table-cell office:value-type="float" office:value="2764" table:style-name="ce48">
            <text:p>2 764</text:p>
          </table:table-cell>
          <table:table-cell office:value-type="float" office:value="1.794642045528328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2572" table:style-name="ce48">
            <text:p>2 572</text:p>
          </table:table-cell>
          <table:table-cell office:value-type="float" office:value="13.607745621924767" table:style-name="ce49">
            <text:p>13,6</text:p>
          </table:table-cell>
          <table:table-cell office:value-type="float" office:value="23481" table:style-name="ce48">
            <text:p>23 481</text:p>
          </table:table-cell>
          <table:table-cell office:value-type="float" office:value="15.246016595893879" table:style-name="ce49">
            <text:p>15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XPeng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50">
            <text:p>18 901</text:p>
          </table:table-cell>
          <table:table-cell office:value-type="float" office:value="100" table:style-name="ce51">
            <text:p>100,0</text:p>
          </table:table-cell>
          <table:table-cell office:value-type="float" office:value="154014" table:style-name="ce50">
            <text:p>154 014</text:p>
          </table:table-cell>
          <table:table-cell office:value-type="float" office:value="99.999999999999986" table:style-name="ce51">
            <text:p>100,0</text:p>
          </table:table-cell>
          <table:table-cell table:number-columns-repeated="2" table:style-name="ce6"/>
          <table:table-cell table:style-name="ce46"/>
          <table:table-cell table:style-name="ce15"/>
          <table:table-cell table:number-columns-repeated="16375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46"/>
          <table:table-cell table:number-columns-repeated="16375" table:style-name="ce15"/>
        </table:table-row>
        <table:table-row table:number-rows-repeated="104819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PESSL Renate</meta:initial-creator>
    <dc:creator>Bernhard</dc:creator>
    <meta:creation-date>2023-12-27T12:06:05Z</meta:creation-date>
    <dc:date>2024-08-18T07:06:59Z</dc:date>
    <meta:print-date>2024-08-06T13:47:24Z</meta:print-date>
    <meta:editing-duration>PT0S</meta:editing-duration>
  </office:meta>
</office:document-meta>
</file>